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9138in"/>
    </style:style>
    <style:style style:name="co4" style:family="table-column">
      <style:table-column-properties fo:break-before="auto" style:column-width="0.9638in"/>
    </style:style>
    <style:style style:name="co5" style:family="table-column">
      <style:table-column-properties fo:break-before="auto" style:column-width="1.1228in"/>
    </style:style>
    <style:style style:name="co6" style:family="table-column">
      <style:table-column-properties fo:break-before="auto" style:column-width="0.8055in"/>
    </style:style>
    <style:style style:name="co7" style:family="table-column">
      <style:table-column-properties fo:break-before="auto" style:column-width="1.2902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1.1311in"/>
    </style:style>
    <style:style style:name="co10" style:family="table-column">
      <style:table-column-properties fo:break-before="auto" style:column-width="1.5075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6327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1.098in"/>
    </style:style>
    <style:style style:name="co18" style:family="table-column">
      <style:table-column-properties fo:break-before="auto" style:column-width="1.1728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1.3154in"/>
    </style:style>
    <style:style style:name="co21" style:family="table-column">
      <style:table-column-properties fo:break-before="auto" style:column-width="1.44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cbreast_wdb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mean_radius</text:p>
          </table:table-cell>
          <table:table-cell office:value-type="string" calcext:value-type="string">
            <text:p>mean_texture</text:p>
          </table:table-cell>
          <table:table-cell office:value-type="string" calcext:value-type="string">
            <text:p>mean_perimeter</text:p>
          </table:table-cell>
          <table:table-cell office:value-type="string" calcext:value-type="string">
            <text:p>mean_area</text:p>
          </table:table-cell>
          <table:table-cell office:value-type="string" calcext:value-type="string">
            <text:p>mean_smoothness</text:p>
          </table:table-cell>
          <table:table-cell office:value-type="string" calcext:value-type="string">
            <text:p>mean_compactness</text:p>
          </table:table-cell>
          <table:table-cell office:value-type="string" calcext:value-type="string">
            <text:p>mean_concavity</text:p>
          </table:table-cell>
          <table:table-cell office:value-type="string" calcext:value-type="string">
            <text:p>mean_concave_points</text:p>
          </table:table-cell>
          <table:table-cell office:value-type="string" calcext:value-type="string">
            <text:p>mean_symmetry</text:p>
          </table:table-cell>
          <table:table-cell office:value-type="string" calcext:value-type="string">
            <text:p>mean_fractal_dimension</text:p>
          </table:table-cell>
          <table:table-cell office:value-type="string" calcext:value-type="string">
            <text:p>se_radius</text:p>
          </table:table-cell>
          <table:table-cell office:value-type="string" calcext:value-type="string">
            <text:p>se_texture</text:p>
          </table:table-cell>
          <table:table-cell office:value-type="string" calcext:value-type="string">
            <text:p>se_perimeter</text:p>
          </table:table-cell>
          <table:table-cell office:value-type="string" calcext:value-type="string">
            <text:p>se_area</text:p>
          </table:table-cell>
          <table:table-cell office:value-type="string" calcext:value-type="string">
            <text:p>se_smoothness</text:p>
          </table:table-cell>
          <table:table-cell office:value-type="string" calcext:value-type="string">
            <text:p>se_compactness</text:p>
          </table:table-cell>
          <table:table-cell office:value-type="string" calcext:value-type="string">
            <text:p>se_concavity</text:p>
          </table:table-cell>
          <table:table-cell office:value-type="string" calcext:value-type="string">
            <text:p>se_concave_points</text:p>
          </table:table-cell>
          <table:table-cell office:value-type="string" calcext:value-type="string">
            <text:p>se_symmetry</text:p>
          </table:table-cell>
          <table:table-cell office:value-type="string" calcext:value-type="string">
            <text:p>se_fractal_dimension</text:p>
          </table:table-cell>
          <table:table-cell office:value-type="string" calcext:value-type="string">
            <text:p>worst_radius</text:p>
          </table:table-cell>
          <table:table-cell office:value-type="string" calcext:value-type="string">
            <text:p>worst_texture</text:p>
          </table:table-cell>
          <table:table-cell office:value-type="string" calcext:value-type="string">
            <text:p>worst_perimeter</text:p>
          </table:table-cell>
          <table:table-cell office:value-type="string" calcext:value-type="string">
            <text:p>worst_area</text:p>
          </table:table-cell>
          <table:table-cell office:value-type="string" calcext:value-type="string">
            <text:p>worst_smoothness</text:p>
          </table:table-cell>
          <table:table-cell office:value-type="string" calcext:value-type="string">
            <text:p>worst_compactness</text:p>
          </table:table-cell>
          <table:table-cell office:value-type="string" calcext:value-type="string">
            <text:p>worst_concavity</text:p>
          </table:table-cell>
          <table:table-cell office:value-type="string" calcext:value-type="string">
            <text:p>worst_concave_points</text:p>
          </table:table-cell>
          <table:table-cell office:value-type="string" calcext:value-type="string">
            <text:p>worst_symmetry</text:p>
          </table:table-cell>
          <table:table-cell office:value-type="string" calcext:value-type="string">
            <text:p>worst_fractal_dimension</text:p>
          </table:table-cell>
        </table:table-row>
        <table:table-row table:style-name="ro1">
          <table:table-cell office:value-type="float" office:value="842302" calcext:value-type="float">
            <text:p>842302</text:p>
          </table:table-cell>
          <table:table-cell office:value-type="string" calcext:value-type="string">
            <text:p>M</text:p>
          </table:table-cell>
          <table:table-cell office:value-type="float" office:value="17.99" calcext:value-type="float">
            <text:p>17.99</text:p>
          </table:table-cell>
          <table:table-cell office:value-type="float" office:value="10.38" calcext:value-type="float">
            <text:p>10.38</text:p>
          </table:table-cell>
          <table:table-cell office:value-type="float" office:value="122.8" calcext:value-type="float">
            <text:p>122.8</text:p>
          </table:table-cell>
          <table:table-cell office:value-type="float" office:value="1001" calcext:value-type="float">
            <text:p>1001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07871" calcext:value-type="float">
            <text:p>0.07871</text:p>
          </table:table-cell>
          <table:table-cell office:value-type="float" office:value="1.095" calcext:value-type="float">
            <text:p>1.095</text:p>
          </table:table-cell>
          <table:table-cell office:value-type="float" office:value="0.9053" calcext:value-type="float">
            <text:p>0.9053</text:p>
          </table:table-cell>
          <table:table-cell office:value-type="float" office:value="8.589" calcext:value-type="float">
            <text:p>8.589</text:p>
          </table:table-cell>
          <table:table-cell office:value-type="float" office:value="153.4" calcext:value-type="float">
            <text:p>153.4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.04904" calcext:value-type="float">
            <text:p>0.04904</text:p>
          </table:table-cell>
          <table:table-cell office:value-type="float" office:value="0.05373" calcext:value-type="float">
            <text:p>0.05373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3003" calcext:value-type="float">
            <text:p>0.03003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25.38" calcext:value-type="float">
            <text:p>25.38</text:p>
          </table:table-cell>
          <table:table-cell office:value-type="float" office:value="17.33" calcext:value-type="float">
            <text:p>17.33</text:p>
          </table:table-cell>
          <table:table-cell office:value-type="float" office:value="184.6" calcext:value-type="float">
            <text:p>184.6</text:p>
          </table:table-cell>
          <table:table-cell office:value-type="float" office:value="2019" calcext:value-type="float">
            <text:p>2019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4601" calcext:value-type="float">
            <text:p>0.4601</text:p>
          </table:table-cell>
          <table:table-cell office:value-type="float" office:value="0.1189" calcext:value-type="float">
            <text:p>0.1189</text:p>
          </table:table-cell>
        </table:table-row>
        <table:table-row table:style-name="ro1">
          <table:table-cell office:value-type="float" office:value="842517" calcext:value-type="float">
            <text:p>842517</text:p>
          </table:table-cell>
          <table:table-cell office:value-type="string" calcext:value-type="string">
            <text:p>M</text:p>
          </table:table-cell>
          <table:table-cell office:value-type="float" office:value="20.57" calcext:value-type="float">
            <text:p>20.57</text:p>
          </table:table-cell>
          <table:table-cell office:value-type="float" office:value="17.77" calcext:value-type="float">
            <text:p>17.77</text:p>
          </table:table-cell>
          <table:table-cell office:value-type="float" office:value="132.9" calcext:value-type="float">
            <text:p>132.9</text:p>
          </table:table-cell>
          <table:table-cell office:value-type="float" office:value="1326" calcext:value-type="float">
            <text:p>1326</text:p>
          </table:table-cell>
          <table:table-cell office:value-type="float" office:value="0.08474" calcext:value-type="float">
            <text:p>0.08474</text:p>
          </table:table-cell>
          <table:table-cell office:value-type="float" office:value="0.07864" calcext:value-type="float">
            <text:p>0.07864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7017" calcext:value-type="float">
            <text:p>0.07017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339" calcext:value-type="float">
            <text:p>0.7339</text:p>
          </table:table-cell>
          <table:table-cell office:value-type="float" office:value="3.398" calcext:value-type="float">
            <text:p>3.398</text:p>
          </table:table-cell>
          <table:table-cell office:value-type="float" office:value="74.08" calcext:value-type="float">
            <text:p>74.08</text:p>
          </table:table-cell>
          <table:table-cell office:value-type="float" office:value="0.005225" calcext:value-type="float">
            <text:p>0.005225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24.99" calcext:value-type="float">
            <text:p>24.99</text:p>
          </table:table-cell>
          <table:table-cell office:value-type="float" office:value="23.41" calcext:value-type="float">
            <text:p>23.41</text:p>
          </table:table-cell>
          <table:table-cell office:value-type="float" office:value="158.8" calcext:value-type="float">
            <text:p>158.8</text:p>
          </table:table-cell>
          <table:table-cell office:value-type="float" office:value="1956" calcext:value-type="float">
            <text:p>1956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186" calcext:value-type="float">
            <text:p>0.186</text:p>
          </table:table-cell>
          <table:table-cell office:value-type="float" office:value="0.275" calcext:value-type="float">
            <text:p>0.275</text:p>
          </table:table-cell>
          <table:table-cell office:value-type="float" office:value="0.08902" calcext:value-type="float">
            <text:p>0.08902</text:p>
          </table:table-cell>
        </table:table-row>
        <table:table-row table:style-name="ro1">
          <table:table-cell office:value-type="float" office:value="84300903" calcext:value-type="float">
            <text:p>84300903</text:p>
          </table:table-cell>
          <table:table-cell office:value-type="string" calcext:value-type="string">
            <text:p>M</text:p>
          </table:table-cell>
          <table:table-cell office:value-type="float" office:value="19.69" calcext:value-type="float">
            <text:p>19.69</text:p>
          </table:table-cell>
          <table:table-cell office:value-type="float" office:value="21.25" calcext:value-type="float">
            <text:p>21.25</text:p>
          </table:table-cell>
          <table:table-cell office:value-type="float" office:value="130" calcext:value-type="float">
            <text:p>130</text:p>
          </table:table-cell>
          <table:table-cell office:value-type="float" office:value="1203" calcext:value-type="float">
            <text:p>1203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05999" calcext:value-type="float">
            <text:p>0.05999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7869" calcext:value-type="float">
            <text:p>0.7869</text:p>
          </table:table-cell>
          <table:table-cell office:value-type="float" office:value="4.585" calcext:value-type="float">
            <text:p>4.585</text:p>
          </table:table-cell>
          <table:table-cell office:value-type="float" office:value="94.03" calcext:value-type="float">
            <text:p>94.0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0.03832" calcext:value-type="float">
            <text:p>0.03832</text:p>
          </table:table-cell>
          <table:table-cell office:value-type="float" office:value="0.02058" calcext:value-type="float">
            <text:p>0.0205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4571" calcext:value-type="float">
            <text:p>0.004571</text:p>
          </table:table-cell>
          <table:table-cell office:value-type="float" office:value="23.57" calcext:value-type="float">
            <text:p>23.57</text:p>
          </table:table-cell>
          <table:table-cell office:value-type="float" office:value="25.53" calcext:value-type="float">
            <text:p>25.53</text:p>
          </table:table-cell>
          <table:table-cell office:value-type="float" office:value="152.5" calcext:value-type="float">
            <text:p>152.5</text:p>
          </table:table-cell>
          <table:table-cell office:value-type="float" office:value="1709" calcext:value-type="float">
            <text:p>1709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243" calcext:value-type="float">
            <text:p>0.243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08758" calcext:value-type="float">
            <text:p>0.08758</text:p>
          </table:table-cell>
        </table:table-row>
        <table:table-row table:style-name="ro1">
          <table:table-cell office:value-type="float" office:value="84348301" calcext:value-type="float">
            <text:p>84348301</text:p>
          </table:table-cell>
          <table:table-cell office:value-type="string" calcext:value-type="string">
            <text:p>M</text:p>
          </table:table-cell>
          <table:table-cell office:value-type="float" office:value="11.42" calcext:value-type="float">
            <text:p>11.42</text:p>
          </table:table-cell>
          <table:table-cell office:value-type="float" office:value="20.38" calcext:value-type="float">
            <text:p>20.38</text:p>
          </table:table-cell>
          <table:table-cell office:value-type="float" office:value="77.58" calcext:value-type="float">
            <text:p>77.58</text:p>
          </table:table-cell>
          <table:table-cell office:value-type="float" office:value="386.1" calcext:value-type="float">
            <text:p>386.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09744" calcext:value-type="float">
            <text:p>0.09744</text:p>
          </table:table-cell>
          <table:table-cell office:value-type="float" office:value="0.4956" calcext:value-type="float">
            <text:p>0.4956</text:p>
          </table:table-cell>
          <table:table-cell office:value-type="float" office:value="1.156" calcext:value-type="float">
            <text:p>1.156</text:p>
          </table:table-cell>
          <table:table-cell office:value-type="float" office:value="3.445" calcext:value-type="float">
            <text:p>3.445</text:p>
          </table:table-cell>
          <table:table-cell office:value-type="float" office:value="27.23" calcext:value-type="float">
            <text:p>27.23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7458" calcext:value-type="float">
            <text:p>0.07458</text:p>
          </table:table-cell>
          <table:table-cell office:value-type="float" office:value="0.05661" calcext:value-type="float">
            <text:p>0.05661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5963" calcext:value-type="float">
            <text:p>0.05963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14.91" calcext:value-type="float">
            <text:p>14.91</text:p>
          </table:table-cell>
          <table:table-cell office:value-type="float" office:value="26.5" calcext:value-type="float">
            <text:p>26.5</text:p>
          </table:table-cell>
          <table:table-cell office:value-type="float" office:value="98.87" calcext:value-type="float">
            <text:p>98.87</text:p>
          </table:table-cell>
          <table:table-cell office:value-type="float" office:value="567.7" calcext:value-type="float">
            <text:p>567.7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84358402" calcext:value-type="float">
            <text:p>84358402</text:p>
          </table:table-cell>
          <table:table-cell office:value-type="string" calcext:value-type="string">
            <text:p>M</text:p>
          </table:table-cell>
          <table:table-cell office:value-type="float" office:value="20.29" calcext:value-type="float">
            <text:p>20.29</text:p>
          </table:table-cell>
          <table:table-cell office:value-type="float" office:value="14.34" calcext:value-type="float">
            <text:p>14.34</text:p>
          </table:table-cell>
          <table:table-cell office:value-type="float" office:value="135.1" calcext:value-type="float">
            <text:p>135.1</text:p>
          </table:table-cell>
          <table:table-cell office:value-type="float" office:value="1297" calcext:value-type="float">
            <text:p>1297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5883" calcext:value-type="float">
            <text:p>0.05883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7813" calcext:value-type="float">
            <text:p>0.7813</text:p>
          </table:table-cell>
          <table:table-cell office:value-type="float" office:value="5.438" calcext:value-type="float">
            <text:p>5.438</text:p>
          </table:table-cell>
          <table:table-cell office:value-type="float" office:value="94.44" calcext:value-type="float">
            <text:p>94.44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22.54" calcext:value-type="float">
            <text:p>22.54</text:p>
          </table:table-cell>
          <table:table-cell office:value-type="float" office:value="16.67" calcext:value-type="float">
            <text:p>16.67</text:p>
          </table:table-cell>
          <table:table-cell office:value-type="float" office:value="152.2" calcext:value-type="float">
            <text:p>152.2</text:p>
          </table:table-cell>
          <table:table-cell office:value-type="float" office:value="1575" calcext:value-type="float">
            <text:p>1575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205" calcext:value-type="float">
            <text:p>0.205</text:p>
          </table:table-cell>
          <table:table-cell office:value-type="float" office:value="0.4" calcext:value-type="float">
            <text:p>0.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07678" calcext:value-type="float">
            <text:p>0.07678</text:p>
          </table:table-cell>
        </table:table-row>
        <table:table-row table:style-name="ro1">
          <table:table-cell office:value-type="float" office:value="843786" calcext:value-type="float">
            <text:p>843786</text:p>
          </table:table-cell>
          <table:table-cell office:value-type="string" calcext:value-type="string">
            <text:p>M</text:p>
          </table:table-cell>
          <table:table-cell office:value-type="float" office:value="12.45" calcext:value-type="float">
            <text:p>12.45</text:p>
          </table:table-cell>
          <table:table-cell office:value-type="float" office:value="15.7" calcext:value-type="float">
            <text:p>15.7</text:p>
          </table:table-cell>
          <table:table-cell office:value-type="float" office:value="82.57" calcext:value-type="float">
            <text:p>82.57</text:p>
          </table:table-cell>
          <table:table-cell office:value-type="float" office:value="477.1" calcext:value-type="float">
            <text:p>477.1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17" calcext:value-type="float">
            <text:p>0.17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08089" calcext:value-type="float">
            <text:p>0.08089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07613" calcext:value-type="float">
            <text:p>0.07613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8902" calcext:value-type="float">
            <text:p>0.8902</text:p>
          </table:table-cell>
          <table:table-cell office:value-type="float" office:value="2.217" calcext:value-type="float">
            <text:p>2.217</text:p>
          </table:table-cell>
          <table:table-cell office:value-type="float" office:value="27.19" calcext:value-type="float">
            <text:p>27.19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0.03672" calcext:value-type="float">
            <text:p>0.03672</text:p>
          </table:table-cell>
          <table:table-cell office:value-type="float" office:value="0.01137" calcext:value-type="float">
            <text:p>0.01137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05082" calcext:value-type="float">
            <text:p>0.005082</text:p>
          </table:table-cell>
          <table:table-cell office:value-type="float" office:value="15.47" calcext:value-type="float">
            <text:p>15.47</text:p>
          </table:table-cell>
          <table:table-cell office:value-type="float" office:value="23.75" calcext:value-type="float">
            <text:p>23.75</text:p>
          </table:table-cell>
          <table:table-cell office:value-type="float" office:value="103.4" calcext:value-type="float">
            <text:p>103.4</text:p>
          </table:table-cell>
          <table:table-cell office:value-type="float" office:value="741.6" calcext:value-type="float">
            <text:p>741.6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1244" calcext:value-type="float">
            <text:p>0.1244</text:p>
          </table:table-cell>
        </table:table-row>
        <table:table-row table:style-name="ro1">
          <table:table-cell office:value-type="float" office:value="844359" calcext:value-type="float">
            <text:p>844359</text:p>
          </table:table-cell>
          <table:table-cell office:value-type="string" calcext:value-type="string">
            <text:p>M</text:p>
          </table:table-cell>
          <table:table-cell office:value-type="float" office:value="18.25" calcext:value-type="float">
            <text:p>18.25</text:p>
          </table:table-cell>
          <table:table-cell office:value-type="float" office:value="19.98" calcext:value-type="float">
            <text:p>19.98</text:p>
          </table:table-cell>
          <table:table-cell office:value-type="float" office:value="119.6" calcext:value-type="float">
            <text:p>119.6</text:p>
          </table:table-cell>
          <table:table-cell office:value-type="float" office:value="1040" calcext:value-type="float">
            <text:p>1040</text:p>
          </table:table-cell>
          <table:table-cell office:value-type="float" office:value="0.09463" calcext:value-type="float">
            <text:p>0.0946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074" calcext:value-type="float">
            <text:p>0.074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05742" calcext:value-type="float">
            <text:p>0.05742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7732" calcext:value-type="float">
            <text:p>0.7732</text:p>
          </table:table-cell>
          <table:table-cell office:value-type="float" office:value="3.18" calcext:value-type="float">
            <text:p>3.18</text:p>
          </table:table-cell>
          <table:table-cell office:value-type="float" office:value="53.91" calcext:value-type="float">
            <text:p>53.91</text:p>
          </table:table-cell>
          <table:table-cell office:value-type="float" office:value="0.004314" calcext:value-type="float">
            <text:p>0.004314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22.88" calcext:value-type="float">
            <text:p>22.88</text:p>
          </table:table-cell>
          <table:table-cell office:value-type="float" office:value="27.66" calcext:value-type="float">
            <text:p>27.66</text:p>
          </table:table-cell>
          <table:table-cell office:value-type="float" office:value="153.2" calcext:value-type="float">
            <text:p>153.2</text:p>
          </table:table-cell>
          <table:table-cell office:value-type="float" office:value="1606" calcext:value-type="float">
            <text:p>1606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3063" calcext:value-type="float">
            <text:p>0.3063</text:p>
          </table:table-cell>
          <table:table-cell office:value-type="float" office:value="0.08368" calcext:value-type="float">
            <text:p>0.08368</text:p>
          </table:table-cell>
        </table:table-row>
        <table:table-row table:style-name="ro1">
          <table:table-cell office:value-type="float" office:value="84458202" calcext:value-type="float">
            <text:p>84458202</text:p>
          </table:table-cell>
          <table:table-cell office:value-type="string" calcext:value-type="string">
            <text:p>M</text:p>
          </table:table-cell>
          <table:table-cell office:value-type="float" office:value="13.71" calcext:value-type="float">
            <text:p>13.71</text:p>
          </table:table-cell>
          <table:table-cell office:value-type="float" office:value="20.83" calcext:value-type="float">
            <text:p>20.83</text:p>
          </table:table-cell>
          <table:table-cell office:value-type="float" office:value="90.2" calcext:value-type="float">
            <text:p>90.2</text:p>
          </table:table-cell>
          <table:table-cell office:value-type="float" office:value="577.9" calcext:value-type="float">
            <text:p>577.9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0.05985" calcext:value-type="float">
            <text:p>0.05985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7451" calcext:value-type="float">
            <text:p>0.07451</text:p>
          </table:table-cell>
          <table:table-cell office:value-type="float" office:value="0.5835" calcext:value-type="float">
            <text:p>0.5835</text:p>
          </table:table-cell>
          <table:table-cell office:value-type="float" office:value="1.377" calcext:value-type="float">
            <text:p>1.377</text:p>
          </table:table-cell>
          <table:table-cell office:value-type="float" office:value="3.856" calcext:value-type="float">
            <text:p>3.856</text:p>
          </table:table-cell>
          <table:table-cell office:value-type="float" office:value="50.96" calcext:value-type="float">
            <text:p>50.96</text:p>
          </table:table-cell>
          <table:table-cell office:value-type="float" office:value="0.008805" calcext:value-type="float">
            <text:p>0.008805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488" calcext:value-type="float">
            <text:p>0.02488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5412" calcext:value-type="float">
            <text:p>0.005412</text:p>
          </table:table-cell>
          <table:table-cell office:value-type="float" office:value="17.06" calcext:value-type="float">
            <text:p>17.06</text:p>
          </table:table-cell>
          <table:table-cell office:value-type="float" office:value="28.14" calcext:value-type="float">
            <text:p>28.14</text:p>
          </table:table-cell>
          <table:table-cell office:value-type="float" office:value="110.6" calcext:value-type="float">
            <text:p>110.6</text:p>
          </table:table-cell>
          <table:table-cell office:value-type="float" office:value="897" calcext:value-type="float">
            <text:p>897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1151" calcext:value-type="float">
            <text:p>0.1151</text:p>
          </table:table-cell>
        </table:table-row>
        <table:table-row table:style-name="ro1">
          <table:table-cell office:value-type="float" office:value="844981" calcext:value-type="float">
            <text:p>844981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1.82" calcext:value-type="float">
            <text:p>21.82</text:p>
          </table:table-cell>
          <table:table-cell office:value-type="float" office:value="87.5" calcext:value-type="float">
            <text:p>87.5</text:p>
          </table:table-cell>
          <table:table-cell office:value-type="float" office:value="519.8" calcext:value-type="float">
            <text:p>519.8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9353" calcext:value-type="float">
            <text:p>0.09353</text:p>
          </table:table-cell>
          <table:table-cell office:value-type="float" office:value="0.235" calcext:value-type="float">
            <text:p>0.235</text:p>
          </table:table-cell>
          <table:table-cell office:value-type="float" office:value="0.07389" calcext:value-type="float">
            <text:p>0.07389</text:p>
          </table:table-cell>
          <table:table-cell office:value-type="float" office:value="0.3063" calcext:value-type="float">
            <text:p>0.3063</text:p>
          </table:table-cell>
          <table:table-cell office:value-type="float" office:value="1.002" calcext:value-type="float">
            <text:p>1.002</text:p>
          </table:table-cell>
          <table:table-cell office:value-type="float" office:value="2.406" calcext:value-type="float">
            <text:p>2.406</text:p>
          </table:table-cell>
          <table:table-cell office:value-type="float" office:value="24.32" calcext:value-type="float">
            <text:p>24.32</text:p>
          </table:table-cell>
          <table:table-cell office:value-type="float" office:value="0.005731" calcext:value-type="float">
            <text:p>0.005731</text:p>
          </table:table-cell>
          <table:table-cell office:value-type="float" office:value="0.03502" calcext:value-type="float">
            <text:p>0.03502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2143" calcext:value-type="float">
            <text:p>0.02143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15.49" calcext:value-type="float">
            <text:p>15.49</text:p>
          </table:table-cell>
          <table:table-cell office:value-type="float" office:value="30.73" calcext:value-type="float">
            <text:p>30.73</text:p>
          </table:table-cell>
          <table:table-cell office:value-type="float" office:value="106.2" calcext:value-type="float">
            <text:p>106.2</text:p>
          </table:table-cell>
          <table:table-cell office:value-type="float" office:value="739.3" calcext:value-type="float">
            <text:p>739.3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539" calcext:value-type="float">
            <text:p>0.539</text:p>
          </table:table-cell>
          <table:table-cell office:value-type="float" office:value="0.206" calcext:value-type="float">
            <text:p>0.206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1072" calcext:value-type="float">
            <text:p>0.1072</text:p>
          </table:table-cell>
        </table:table-row>
        <table:table-row table:style-name="ro1">
          <table:table-cell office:value-type="float" office:value="84501001" calcext:value-type="float">
            <text:p>84501001</text:p>
          </table:table-cell>
          <table:table-cell office:value-type="string" calcext:value-type="string">
            <text:p>M</text:p>
          </table:table-cell>
          <table:table-cell office:value-type="float" office:value="12.46" calcext:value-type="float">
            <text:p>12.46</text:p>
          </table:table-cell>
          <table:table-cell office:value-type="float" office:value="24.04" calcext:value-type="float">
            <text:p>24.04</text:p>
          </table:table-cell>
          <table:table-cell office:value-type="float" office:value="83.97" calcext:value-type="float">
            <text:p>83.97</text:p>
          </table:table-cell>
          <table:table-cell office:value-type="float" office:value="475.9" calcext:value-type="float">
            <text:p>475.9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08543" calcext:value-type="float">
            <text:p>0.08543</text:p>
          </table:table-cell>
          <table:table-cell office:value-type="float" office:value="0.203" calcext:value-type="float">
            <text:p>0.203</text:p>
          </table:table-cell>
          <table:table-cell office:value-type="float" office:value="0.08243" calcext:value-type="float">
            <text:p>0.08243</text:p>
          </table:table-cell>
          <table:table-cell office:value-type="float" office:value="0.2976" calcext:value-type="float">
            <text:p>0.2976</text:p>
          </table:table-cell>
          <table:table-cell office:value-type="float" office:value="1.599" calcext:value-type="float">
            <text:p>1.599</text:p>
          </table:table-cell>
          <table:table-cell office:value-type="float" office:value="2.039" calcext:value-type="float">
            <text:p>2.039</text:p>
          </table:table-cell>
          <table:table-cell office:value-type="float" office:value="23.94" calcext:value-type="float">
            <text:p>23.94</text:p>
          </table:table-cell>
          <table:table-cell office:value-type="float" office:value="0.007149" calcext:value-type="float">
            <text:p>0.007149</text:p>
          </table:table-cell>
          <table:table-cell office:value-type="float" office:value="0.07217" calcext:value-type="float">
            <text:p>0.07217</text:p>
          </table:table-cell>
          <table:table-cell office:value-type="float" office:value="0.07743" calcext:value-type="float">
            <text:p>0.07743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15.09" calcext:value-type="float">
            <text:p>15.09</text:p>
          </table:table-cell>
          <table:table-cell office:value-type="float" office:value="40.68" calcext:value-type="float">
            <text:p>40.68</text:p>
          </table:table-cell>
          <table:table-cell office:value-type="float" office:value="97.65" calcext:value-type="float">
            <text:p>97.65</text:p>
          </table:table-cell>
          <table:table-cell office:value-type="float" office:value="711.4" calcext:value-type="float">
            <text:p>711.4</text:p>
          </table:table-cell>
          <table:table-cell office:value-type="float" office:value="0.1853" calcext:value-type="float">
            <text:p>0.1853</text:p>
          </table:table-cell>
          <table:table-cell office:value-type="float" office:value="1.058" calcext:value-type="float">
            <text:p>1.058</text:p>
          </table:table-cell>
          <table:table-cell office:value-type="float" office:value="1.105" calcext:value-type="float">
            <text:p>1.105</text:p>
          </table:table-cell>
          <table:table-cell office:value-type="float" office:value="0.221" calcext:value-type="float">
            <text:p>0.221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2075" calcext:value-type="float">
            <text:p>0.2075</text:p>
          </table:table-cell>
        </table:table-row>
        <table:table-row table:style-name="ro1">
          <table:table-cell office:value-type="float" office:value="845636" calcext:value-type="float">
            <text:p>845636</text:p>
          </table:table-cell>
          <table:table-cell office:value-type="string" calcext:value-type="string">
            <text:p>M</text:p>
          </table:table-cell>
          <table:table-cell office:value-type="float" office:value="16.02" calcext:value-type="float">
            <text:p>16.02</text:p>
          </table:table-cell>
          <table:table-cell office:value-type="float" office:value="23.24" calcext:value-type="float">
            <text:p>23.24</text:p>
          </table:table-cell>
          <table:table-cell office:value-type="float" office:value="102.7" calcext:value-type="float">
            <text:p>102.7</text:p>
          </table:table-cell>
          <table:table-cell office:value-type="float" office:value="797.8" calcext:value-type="float">
            <text:p>797.8</text:p>
          </table:table-cell>
          <table:table-cell office:value-type="float" office:value="0.08206" calcext:value-type="float">
            <text:p>0.08206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3299" calcext:value-type="float">
            <text:p>0.03299</text:p>
          </table:table-cell>
          <table:table-cell office:value-type="float" office:value="0.03323" calcext:value-type="float">
            <text:p>0.03323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05697" calcext:value-type="float">
            <text:p>0.05697</text:p>
          </table:table-cell>
          <table:table-cell office:value-type="float" office:value="0.3795" calcext:value-type="float">
            <text:p>0.3795</text:p>
          </table:table-cell>
          <table:table-cell office:value-type="float" office:value="1.187" calcext:value-type="float">
            <text:p>1.187</text:p>
          </table:table-cell>
          <table:table-cell office:value-type="float" office:value="2.466" calcext:value-type="float">
            <text:p>2.466</text:p>
          </table:table-cell>
          <table:table-cell office:value-type="float" office:value="40.51" calcext:value-type="float">
            <text:p>40.51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0.009269" calcext:value-type="float">
            <text:p>0.009269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07591" calcext:value-type="float">
            <text:p>0.00759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19.19" calcext:value-type="float">
            <text:p>19.19</text:p>
          </table:table-cell>
          <table:table-cell office:value-type="float" office:value="33.88" calcext:value-type="float">
            <text:p>33.88</text:p>
          </table:table-cell>
          <table:table-cell office:value-type="float" office:value="123.8" calcext:value-type="float">
            <text:p>123.8</text:p>
          </table:table-cell>
          <table:table-cell office:value-type="float" office:value="1150" calcext:value-type="float">
            <text:p>1150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08452" calcext:value-type="float">
            <text:p>0.08452</text:p>
          </table:table-cell>
        </table:table-row>
        <table:table-row table:style-name="ro1">
          <table:table-cell office:value-type="float" office:value="84610002" calcext:value-type="float">
            <text:p>84610002</text:p>
          </table:table-cell>
          <table:table-cell office:value-type="string" calcext:value-type="string">
            <text:p>M</text:p>
          </table:table-cell>
          <table:table-cell office:value-type="float" office:value="15.78" calcext:value-type="float">
            <text:p>15.78</text:p>
          </table:table-cell>
          <table:table-cell office:value-type="float" office:value="17.89" calcext:value-type="float">
            <text:p>17.89</text:p>
          </table:table-cell>
          <table:table-cell office:value-type="float" office:value="103.6" calcext:value-type="float">
            <text:p>103.6</text:p>
          </table:table-cell>
          <table:table-cell office:value-type="float" office:value="781" calcext:value-type="float">
            <text:p>781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9954" calcext:value-type="float">
            <text:p>0.09954</text:p>
          </table:table-cell>
          <table:table-cell office:value-type="float" office:value="0.06606" calcext:value-type="float">
            <text:p>0.06606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9849" calcext:value-type="float">
            <text:p>0.9849</text:p>
          </table:table-cell>
          <table:table-cell office:value-type="float" office:value="3.564" calcext:value-type="float">
            <text:p>3.564</text:p>
          </table:table-cell>
          <table:table-cell office:value-type="float" office:value="54.16" calcext:value-type="float">
            <text:p>54.16</text:p>
          </table:table-cell>
          <table:table-cell office:value-type="float" office:value="0.005771" calcext:value-type="float">
            <text:p>0.005771</text:p>
          </table:table-cell>
          <table:table-cell office:value-type="float" office:value="0.04061" calcext:value-type="float">
            <text:p>0.04061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004144" calcext:value-type="float">
            <text:p>0.004144</text:p>
          </table:table-cell>
          <table:table-cell office:value-type="float" office:value="20.42" calcext:value-type="float">
            <text:p>20.42</text:p>
          </table:table-cell>
          <table:table-cell office:value-type="float" office:value="27.28" calcext:value-type="float">
            <text:p>27.28</text:p>
          </table:table-cell>
          <table:table-cell office:value-type="float" office:value="136.5" calcext:value-type="float">
            <text:p>136.5</text:p>
          </table:table-cell>
          <table:table-cell office:value-type="float" office:value="1299" calcext:value-type="float">
            <text:p>1299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181" calcext:value-type="float">
            <text:p>0.181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1048" calcext:value-type="float">
            <text:p>0.1048</text:p>
          </table:table-cell>
        </table:table-row>
        <table:table-row table:style-name="ro1">
          <table:table-cell office:value-type="float" office:value="846226" calcext:value-type="float">
            <text:p>846226</text:p>
          </table:table-cell>
          <table:table-cell office:value-type="string" calcext:value-type="string">
            <text:p>M</text:p>
          </table:table-cell>
          <table:table-cell office:value-type="float" office:value="19.17" calcext:value-type="float">
            <text:p>19.17</text:p>
          </table:table-cell>
          <table:table-cell office:value-type="float" office:value="24.8" calcext:value-type="float">
            <text:p>24.8</text:p>
          </table:table-cell>
          <table:table-cell office:value-type="float" office:value="132.4" calcext:value-type="float">
            <text:p>132.4</text:p>
          </table:table-cell>
          <table:table-cell office:value-type="float" office:value="1123" calcext:value-type="float">
            <text:p>1123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078" calcext:value-type="float">
            <text:p>0.078</text:p>
          </table:table-cell>
          <table:table-cell office:value-type="float" office:value="0.9555" calcext:value-type="float">
            <text:p>0.9555</text:p>
          </table:table-cell>
          <table:table-cell office:value-type="float" office:value="3.568" calcext:value-type="float">
            <text:p>3.568</text:p>
          </table:table-cell>
          <table:table-cell office:value-type="float" office:value="11.07" calcext:value-type="float">
            <text:p>11.07</text:p>
          </table:table-cell>
          <table:table-cell office:value-type="float" office:value="116.2" calcext:value-type="float">
            <text:p>116.2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8297" calcext:value-type="float">
            <text:p>0.08297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484" calcext:value-type="float">
            <text:p>0.04484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20.96" calcext:value-type="float">
            <text:p>20.96</text:p>
          </table:table-cell>
          <table:table-cell office:value-type="float" office:value="29.94" calcext:value-type="float">
            <text:p>29.94</text:p>
          </table:table-cell>
          <table:table-cell office:value-type="float" office:value="151.7" calcext:value-type="float">
            <text:p>151.7</text:p>
          </table:table-cell>
          <table:table-cell office:value-type="float" office:value="1332" calcext:value-type="float">
            <text:p>1332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1023" calcext:value-type="float">
            <text:p>0.1023</text:p>
          </table:table-cell>
        </table:table-row>
        <table:table-row table:style-name="ro1">
          <table:table-cell office:value-type="float" office:value="846381" calcext:value-type="float">
            <text:p>846381</text:p>
          </table:table-cell>
          <table:table-cell office:value-type="string" calcext:value-type="string">
            <text:p>M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5" calcext:value-type="float">
            <text:p>23.95</text:p>
          </table:table-cell>
          <table:table-cell office:value-type="float" office:value="103.7" calcext:value-type="float">
            <text:p>103.7</text:p>
          </table:table-cell>
          <table:table-cell office:value-type="float" office:value="782.7" calcext:value-type="float">
            <text:p>782.7</text:p>
          </table:table-cell>
          <table:table-cell office:value-type="float" office:value="0.08401" calcext:value-type="float">
            <text:p>0.08401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09938" calcext:value-type="float">
            <text:p>0.09938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5338" calcext:value-type="float">
            <text:p>0.05338</text:p>
          </table:table-cell>
          <table:table-cell office:value-type="float" office:value="0.4033" calcext:value-type="float">
            <text:p>0.4033</text:p>
          </table:table-cell>
          <table:table-cell office:value-type="float" office:value="1.078" calcext:value-type="float">
            <text:p>1.078</text:p>
          </table:table-cell>
          <table:table-cell office:value-type="float" office:value="2.903" calcext:value-type="float">
            <text:p>2.903</text:p>
          </table:table-cell>
          <table:table-cell office:value-type="float" office:value="36.58" calcext:value-type="float">
            <text:p>36.58</text:p>
          </table:table-cell>
          <table:table-cell office:value-type="float" office:value="0.009769" calcext:value-type="float">
            <text:p>0.009769</text:p>
          </table:table-cell>
          <table:table-cell office:value-type="float" office:value="0.03126" calcext:value-type="float">
            <text:p>0.03126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2981" calcext:value-type="float">
            <text:p>0.02981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16.84" calcext:value-type="float">
            <text:p>16.84</text:p>
          </table:table-cell>
          <table:table-cell office:value-type="float" office:value="27.66" calcext:value-type="float">
            <text:p>27.66</text:p>
          </table:table-cell>
          <table:table-cell office:value-type="float" office:value="112" calcext:value-type="float">
            <text:p>112</text:p>
          </table:table-cell>
          <table:table-cell office:value-type="float" office:value="876.5" calcext:value-type="float">
            <text:p>876.5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06287" calcext:value-type="float">
            <text:p>0.06287</text:p>
          </table:table-cell>
        </table:table-row>
        <table:table-row table:style-name="ro1">
          <table:table-cell office:value-type="float" office:value="84667401" calcext:value-type="float">
            <text:p>84667401</text:p>
          </table:table-cell>
          <table:table-cell office:value-type="string" calcext:value-type="string">
            <text:p>M</text:p>
          </table:table-cell>
          <table:table-cell office:value-type="float" office:value="13.73" calcext:value-type="float">
            <text:p>13.73</text:p>
          </table:table-cell>
          <table:table-cell office:value-type="float" office:value="22.61" calcext:value-type="float">
            <text:p>22.61</text:p>
          </table:table-cell>
          <table:table-cell office:value-type="float" office:value="93.6" calcext:value-type="float">
            <text:p>93.6</text:p>
          </table:table-cell>
          <table:table-cell office:value-type="float" office:value="578.3" calcext:value-type="float">
            <text:p>578.3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8025" calcext:value-type="float">
            <text:p>0.0802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07682" calcext:value-type="float">
            <text:p>0.07682</text:p>
          </table:table-cell>
          <table:table-cell office:value-type="float" office:value="0.2121" calcext:value-type="float">
            <text:p>0.2121</text:p>
          </table:table-cell>
          <table:table-cell office:value-type="float" office:value="1.169" calcext:value-type="float">
            <text:p>1.169</text:p>
          </table:table-cell>
          <table:table-cell office:value-type="float" office:value="2.061" calcext:value-type="float">
            <text:p>2.061</text:p>
          </table:table-cell>
          <table:table-cell office:value-type="float" office:value="19.21" calcext:value-type="float">
            <text:p>19.21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5501" calcext:value-type="float">
            <text:p>0.05501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08093" calcext:value-type="float">
            <text:p>0.008093</text:p>
          </table:table-cell>
          <table:table-cell office:value-type="float" office:value="15.03" calcext:value-type="float">
            <text:p>15.03</text:p>
          </table:table-cell>
          <table:table-cell office:value-type="float" office:value="32.01" calcext:value-type="float">
            <text:p>32.01</text:p>
          </table:table-cell>
          <table:table-cell office:value-type="float" office:value="108.8" calcext:value-type="float">
            <text:p>108.8</text:p>
          </table:table-cell>
          <table:table-cell office:value-type="float" office:value="697.7" calcext:value-type="float">
            <text:p>697.7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1431" calcext:value-type="float">
            <text:p>0.1431</text:p>
          </table:table-cell>
        </table:table-row>
        <table:table-row table:style-name="ro1">
          <table:table-cell office:value-type="float" office:value="84799002" calcext:value-type="float">
            <text:p>84799002</text:p>
          </table:table-cell>
          <table:table-cell office:value-type="string" calcext:value-type="string">
            <text:p>M</text:p>
          </table:table-cell>
          <table:table-cell office:value-type="float" office:value="14.54" calcext:value-type="float">
            <text:p>14.54</text:p>
          </table:table-cell>
          <table:table-cell office:value-type="float" office:value="27.54" calcext:value-type="float">
            <text:p>27.54</text:p>
          </table:table-cell>
          <table:table-cell office:value-type="float" office:value="96.73" calcext:value-type="float">
            <text:p>96.73</text:p>
          </table:table-cell>
          <table:table-cell office:value-type="float" office:value="658.8" calcext:value-type="float">
            <text:p>658.8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07364" calcext:value-type="float">
            <text:p>0.07364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07077" calcext:value-type="float">
            <text:p>0.07077</text:p>
          </table:table-cell>
          <table:table-cell office:value-type="float" office:value="0.37" calcext:value-type="float">
            <text:p>0.37</text:p>
          </table:table-cell>
          <table:table-cell office:value-type="float" office:value="1.033" calcext:value-type="float">
            <text:p>1.033</text:p>
          </table:table-cell>
          <table:table-cell office:value-type="float" office:value="2.879" calcext:value-type="float">
            <text:p>2.879</text:p>
          </table:table-cell>
          <table:table-cell office:value-type="float" office:value="32.55" calcext:value-type="float">
            <text:p>32.55</text:p>
          </table:table-cell>
          <table:table-cell office:value-type="float" office:value="0.005607" calcext:value-type="float">
            <text:p>0.005607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0.005466" calcext:value-type="float">
            <text:p>0.005466</text:p>
          </table:table-cell>
          <table:table-cell office:value-type="float" office:value="17.46" calcext:value-type="float">
            <text:p>17.46</text:p>
          </table:table-cell>
          <table:table-cell office:value-type="float" office:value="37.13" calcext:value-type="float">
            <text:p>37.13</text:p>
          </table:table-cell>
          <table:table-cell office:value-type="float" office:value="124.1" calcext:value-type="float">
            <text:p>124.1</text:p>
          </table:table-cell>
          <table:table-cell office:value-type="float" office:value="943.2" calcext:value-type="float">
            <text:p>943.2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1341" calcext:value-type="float">
            <text:p>0.1341</text:p>
          </table:table-cell>
        </table:table-row>
        <table:table-row table:style-name="ro1">
          <table:table-cell office:value-type="float" office:value="848406" calcext:value-type="float">
            <text:p>848406</text:p>
          </table:table-cell>
          <table:table-cell office:value-type="string" calcext:value-type="string">
            <text:p>M</text:p>
          </table:table-cell>
          <table:table-cell office:value-type="float" office:value="14.68" calcext:value-type="float">
            <text:p>14.68</text:p>
          </table:table-cell>
          <table:table-cell office:value-type="float" office:value="20.13" calcext:value-type="float">
            <text:p>20.13</text:p>
          </table:table-cell>
          <table:table-cell office:value-type="float" office:value="94.74" calcext:value-type="float">
            <text:p>94.74</text:p>
          </table:table-cell>
          <table:table-cell office:value-type="float" office:value="684.5" calcext:value-type="float">
            <text:p>684.5</text:p>
          </table:table-cell>
          <table:table-cell office:value-type="float" office:value="0.09867" calcext:value-type="float">
            <text:p>0.0986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05259" calcext:value-type="float">
            <text:p>0.05259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05922" calcext:value-type="float">
            <text:p>0.05922</text:p>
          </table:table-cell>
          <table:table-cell office:value-type="float" office:value="0.4727" calcext:value-type="float">
            <text:p>0.4727</text:p>
          </table:table-cell>
          <table:table-cell office:value-type="float" office:value="1.24" calcext:value-type="float">
            <text:p>1.24</text:p>
          </table:table-cell>
          <table:table-cell office:value-type="float" office:value="3.195" calcext:value-type="float">
            <text:p>3.195</text:p>
          </table:table-cell>
          <table:table-cell office:value-type="float" office:value="45.4" calcext:value-type="float">
            <text:p>45.4</text:p>
          </table:table-cell>
          <table:table-cell office:value-type="float" office:value="0.005718" calcext:value-type="float">
            <text:p>0.005718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2085" calcext:value-type="float">
            <text:p>0.002085</text:p>
          </table:table-cell>
          <table:table-cell office:value-type="float" office:value="19.07" calcext:value-type="float">
            <text:p>19.07</text:p>
          </table:table-cell>
          <table:table-cell office:value-type="float" office:value="30.88" calcext:value-type="float">
            <text:p>30.88</text:p>
          </table:table-cell>
          <table:table-cell office:value-type="float" office:value="123.4" calcext:value-type="float">
            <text:p>123.4</text:p>
          </table:table-cell>
          <table:table-cell office:value-type="float" office:value="1138" calcext:value-type="float">
            <text:p>1138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08216" calcext:value-type="float">
            <text:p>0.08216</text:p>
          </table:table-cell>
        </table:table-row>
        <table:table-row table:style-name="ro1">
          <table:table-cell office:value-type="float" office:value="84862001" calcext:value-type="float">
            <text:p>84862001</text:p>
          </table:table-cell>
          <table:table-cell office:value-type="string" calcext:value-type="string">
            <text:p>M</text:p>
          </table:table-cell>
          <table:table-cell office:value-type="float" office:value="16.13" calcext:value-type="float">
            <text:p>16.13</text:p>
          </table:table-cell>
          <table:table-cell office:value-type="float" office:value="20.68" calcext:value-type="float">
            <text:p>20.68</text:p>
          </table:table-cell>
          <table:table-cell office:value-type="float" office:value="108.1" calcext:value-type="float">
            <text:p>108.1</text:p>
          </table:table-cell>
          <table:table-cell office:value-type="float" office:value="798.8" calcext:value-type="float">
            <text:p>798.8</text:p>
          </table:table-cell>
          <table:table-cell office:value-type="float" office:value="0.117" calcext:value-type="float">
            <text:p>0.117</text:p>
          </table:table-cell>
          <table:table-cell office:value-type="float" office:value="0.2022" calcext:value-type="float">
            <text:p>0.2022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07356" calcext:value-type="float">
            <text:p>0.07356</text:p>
          </table:table-cell>
          <table:table-cell office:value-type="float" office:value="0.5692" calcext:value-type="float">
            <text:p>0.5692</text:p>
          </table:table-cell>
          <table:table-cell office:value-type="float" office:value="1.073" calcext:value-type="float">
            <text:p>1.073</text:p>
          </table:table-cell>
          <table:table-cell office:value-type="float" office:value="3.854" calcext:value-type="float">
            <text:p>3.854</text:p>
          </table:table-cell>
          <table:table-cell office:value-type="float" office:value="54.18" calcext:value-type="float">
            <text:p>54.18</text:p>
          </table:table-cell>
          <table:table-cell office:value-type="float" office:value="0.007026" calcext:value-type="float">
            <text:p>0.007026</text:p>
          </table:table-cell>
          <table:table-cell office:value-type="float" office:value="0.02501" calcext:value-type="float">
            <text:p>0.02501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20.96" calcext:value-type="float">
            <text:p>20.96</text:p>
          </table:table-cell>
          <table:table-cell office:value-type="float" office:value="31.48" calcext:value-type="float">
            <text:p>31.48</text:p>
          </table:table-cell>
          <table:table-cell office:value-type="float" office:value="136.8" calcext:value-type="float">
            <text:p>136.8</text:p>
          </table:table-cell>
          <table:table-cell office:value-type="float" office:value="1315" calcext:value-type="float">
            <text:p>1315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1142" calcext:value-type="float">
            <text:p>0.1142</text:p>
          </table:table-cell>
        </table:table-row>
        <table:table-row table:style-name="ro1">
          <table:table-cell office:value-type="float" office:value="849014" calcext:value-type="float">
            <text:p>849014</text:p>
          </table:table-cell>
          <table:table-cell office:value-type="string" calcext:value-type="string">
            <text:p>M</text:p>
          </table:table-cell>
          <table:table-cell office:value-type="float" office:value="19.81" calcext:value-type="float">
            <text:p>19.81</text:p>
          </table:table-cell>
          <table:table-cell office:value-type="float" office:value="22.15" calcext:value-type="float">
            <text:p>22.15</text:p>
          </table:table-cell>
          <table:table-cell office:value-type="float" office:value="130" calcext:value-type="float">
            <text:p>130</text:p>
          </table:table-cell>
          <table:table-cell office:value-type="float" office:value="1260" calcext:value-type="float">
            <text:p>1260</text:p>
          </table:table-cell>
          <table:table-cell office:value-type="float" office:value="0.09831" calcext:value-type="float">
            <text:p>0.09831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05395" calcext:value-type="float">
            <text:p>0.05395</text:p>
          </table:table-cell>
          <table:table-cell office:value-type="float" office:value="0.7582" calcext:value-type="float">
            <text:p>0.7582</text:p>
          </table:table-cell>
          <table:table-cell office:value-type="float" office:value="1.017" calcext:value-type="float">
            <text:p>1.017</text:p>
          </table:table-cell>
          <table:table-cell office:value-type="float" office:value="5.865" calcext:value-type="float">
            <text:p>5.865</text:p>
          </table:table-cell>
          <table:table-cell office:value-type="float" office:value="112.4" calcext:value-type="float">
            <text:p>112.4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3391" calcext:value-type="float">
            <text:p>0.03391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01997" calcext:value-type="float">
            <text:p>0.001997</text:p>
          </table:table-cell>
          <table:table-cell office:value-type="float" office:value="27.32" calcext:value-type="float">
            <text:p>27.32</text:p>
          </table:table-cell>
          <table:table-cell office:value-type="float" office:value="30.88" calcext:value-type="float">
            <text:p>30.88</text:p>
          </table:table-cell>
          <table:table-cell office:value-type="float" office:value="186.8" calcext:value-type="float">
            <text:p>186.8</text:p>
          </table:table-cell>
          <table:table-cell office:value-type="float" office:value="2398" calcext:value-type="float">
            <text:p>2398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07615" calcext:value-type="float">
            <text:p>0.07615</text:p>
          </table:table-cell>
        </table:table-row>
        <table:table-row table:style-name="ro1">
          <table:table-cell office:value-type="float" office:value="8510426" calcext:value-type="float">
            <text:p>8510426</text:p>
          </table:table-cell>
          <table:table-cell office:value-type="string" calcext:value-type="string">
            <text:p>B</text:p>
          </table:table-cell>
          <table:table-cell office:value-type="float" office:value="13.54" calcext:value-type="float">
            <text:p>13.54</text:p>
          </table:table-cell>
          <table:table-cell office:value-type="float" office:value="14.36" calcext:value-type="float">
            <text:p>14.36</text:p>
          </table:table-cell>
          <table:table-cell office:value-type="float" office:value="87.46" calcext:value-type="float">
            <text:p>87.46</text:p>
          </table:table-cell>
          <table:table-cell office:value-type="float" office:value="566.3" calcext:value-type="float">
            <text:p>566.3</text:p>
          </table:table-cell>
          <table:table-cell office:value-type="float" office:value="0.09779" calcext:value-type="float">
            <text:p>0.09779</text:p>
          </table:table-cell>
          <table:table-cell office:value-type="float" office:value="0.08129" calcext:value-type="float">
            <text:p>0.08129</text:p>
          </table:table-cell>
          <table:table-cell office:value-type="float" office:value="0.06664" calcext:value-type="float">
            <text:p>0.06664</text:p>
          </table:table-cell>
          <table:table-cell office:value-type="float" office:value="0.04781" calcext:value-type="float">
            <text:p>0.04781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5766" calcext:value-type="float">
            <text:p>0.05766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7886" calcext:value-type="float">
            <text:p>0.7886</text:p>
          </table:table-cell>
          <table:table-cell office:value-type="float" office:value="2.058" calcext:value-type="float">
            <text:p>2.058</text:p>
          </table:table-cell>
          <table:table-cell office:value-type="float" office:value="23.56" calcext:value-type="float">
            <text:p>23.56</text:p>
          </table:table-cell>
          <table:table-cell office:value-type="float" office:value="0.008462" calcext:value-type="float">
            <text:p>0.00846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2387" calcext:value-type="float">
            <text:p>0.02387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023" calcext:value-type="float">
            <text:p>0.0023</text:p>
          </table:table-cell>
          <table:table-cell office:value-type="float" office:value="15.11" calcext:value-type="float">
            <text:p>15.11</text:p>
          </table:table-cell>
          <table:table-cell office:value-type="float" office:value="19.26" calcext:value-type="float">
            <text:p>19.26</text:p>
          </table:table-cell>
          <table:table-cell office:value-type="float" office:value="99.7" calcext:value-type="float">
            <text:p>99.7</text:p>
          </table:table-cell>
          <table:table-cell office:value-type="float" office:value="711.2" calcext:value-type="float">
            <text:p>711.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239" calcext:value-type="float">
            <text:p>0.239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07259" calcext:value-type="float">
            <text:p>0.07259</text:p>
          </table:table-cell>
        </table:table-row>
        <table:table-row table:style-name="ro1">
          <table:table-cell office:value-type="float" office:value="8510653" calcext:value-type="float">
            <text:p>8510653</text:p>
          </table:table-cell>
          <table:table-cell office:value-type="string" calcext:value-type="string">
            <text:p>B</text:p>
          </table:table-cell>
          <table:table-cell office:value-type="float" office:value="13.08" calcext:value-type="float">
            <text:p>13.08</text:p>
          </table:table-cell>
          <table:table-cell office:value-type="float" office:value="15.71" calcext:value-type="float">
            <text:p>15.71</text:p>
          </table:table-cell>
          <table:table-cell office:value-type="float" office:value="85.63" calcext:value-type="float">
            <text:p>85.63</text:p>
          </table:table-cell>
          <table:table-cell office:value-type="float" office:value="520" calcext:value-type="float">
            <text:p>520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4568" calcext:value-type="float">
            <text:p>0.04568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6811" calcext:value-type="float">
            <text:p>0.06811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7477" calcext:value-type="float">
            <text:p>0.7477</text:p>
          </table:table-cell>
          <table:table-cell office:value-type="float" office:value="1.383" calcext:value-type="float">
            <text:p>1.383</text:p>
          </table:table-cell>
          <table:table-cell office:value-type="float" office:value="14.67" calcext:value-type="float">
            <text:p>14.67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14.5" calcext:value-type="float">
            <text:p>14.5</text:p>
          </table:table-cell>
          <table:table-cell office:value-type="float" office:value="20.49" calcext:value-type="float">
            <text:p>20.49</text:p>
          </table:table-cell>
          <table:table-cell office:value-type="float" office:value="96.09" calcext:value-type="float">
            <text:p>96.09</text:p>
          </table:table-cell>
          <table:table-cell office:value-type="float" office:value="630.5" calcext:value-type="float">
            <text:p>630.5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189" calcext:value-type="float">
            <text:p>0.189</text:p>
          </table:table-cell>
          <table:table-cell office:value-type="float" office:value="0.07283" calcext:value-type="float">
            <text:p>0.07283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08183" calcext:value-type="float">
            <text:p>0.08183</text:p>
          </table:table-cell>
        </table:table-row>
        <table:table-row table:style-name="ro1">
          <table:table-cell office:value-type="float" office:value="8510824" calcext:value-type="float">
            <text:p>8510824</text:p>
          </table:table-cell>
          <table:table-cell office:value-type="string" calcext:value-type="string">
            <text:p>B</text:p>
          </table:table-cell>
          <table:table-cell office:value-type="float" office:value="9.504" calcext:value-type="float">
            <text:p>9.504</text:p>
          </table:table-cell>
          <table:table-cell office:value-type="float" office:value="12.44" calcext:value-type="float">
            <text:p>12.44</text:p>
          </table:table-cell>
          <table:table-cell office:value-type="float" office:value="60.34" calcext:value-type="float">
            <text:p>60.34</text:p>
          </table:table-cell>
          <table:table-cell office:value-type="float" office:value="273.9" calcext:value-type="float">
            <text:p>273.9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0.02076" calcext:value-type="float">
            <text:p>0.02076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9768" calcext:value-type="float">
            <text:p>0.9768</text:p>
          </table:table-cell>
          <table:table-cell office:value-type="float" office:value="1.909" calcext:value-type="float">
            <text:p>1.909</text:p>
          </table:table-cell>
          <table:table-cell office:value-type="float" office:value="15.7" calcext:value-type="float">
            <text:p>15.7</text:p>
          </table:table-cell>
          <table:table-cell office:value-type="float" office:value="0.009606" calcext:value-type="float">
            <text:p>0.009606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10.23" calcext:value-type="float">
            <text:p>10.23</text:p>
          </table:table-cell>
          <table:table-cell office:value-type="float" office:value="15.66" calcext:value-type="float">
            <text:p>15.66</text:p>
          </table:table-cell>
          <table:table-cell office:value-type="float" office:value="65.13" calcext:value-type="float">
            <text:p>65.13</text:p>
          </table:table-cell>
          <table:table-cell office:value-type="float" office:value="314.9" calcext:value-type="float">
            <text:p>314.9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08867" calcext:value-type="float">
            <text:p>0.08867</text:p>
          </table:table-cell>
          <table:table-cell office:value-type="float" office:value="0.06227" calcext:value-type="float">
            <text:p>0.0622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7773" calcext:value-type="float">
            <text:p>0.07773</text:p>
          </table:table-cell>
        </table:table-row>
        <table:table-row table:style-name="ro1">
          <table:table-cell office:value-type="float" office:value="8511133" calcext:value-type="float">
            <text:p>8511133</text:p>
          </table:table-cell>
          <table:table-cell office:value-type="string" calcext:value-type="string">
            <text:p>M</text:p>
          </table:table-cell>
          <table:table-cell office:value-type="float" office:value="15.34" calcext:value-type="float">
            <text:p>15.34</text:p>
          </table:table-cell>
          <table:table-cell office:value-type="float" office:value="14.26" calcext:value-type="float">
            <text:p>14.26</text:p>
          </table:table-cell>
          <table:table-cell office:value-type="float" office:value="102.5" calcext:value-type="float">
            <text:p>102.5</text:p>
          </table:table-cell>
          <table:table-cell office:value-type="float" office:value="704.4" calcext:value-type="float">
            <text:p>704.4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09756" calcext:value-type="float">
            <text:p>0.09756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07032" calcext:value-type="float">
            <text:p>0.07032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3.384" calcext:value-type="float">
            <text:p>3.384</text:p>
          </table:table-cell>
          <table:table-cell office:value-type="float" office:value="44.91" calcext:value-type="float">
            <text:p>44.91</text:p>
          </table:table-cell>
          <table:table-cell office:value-type="float" office:value="0.006789" calcext:value-type="float">
            <text:p>0.006789</text:p>
          </table:table-cell>
          <table:table-cell office:value-type="float" office:value="0.05328" calcext:value-type="float">
            <text:p>0.05328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2252" calcext:value-type="float">
            <text:p>0.02252</text:p>
          </table:table-cell>
          <table:table-cell office:value-type="float" office:value="0.03672" calcext:value-type="float">
            <text:p>0.03672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18.07" calcext:value-type="float">
            <text:p>18.07</text:p>
          </table:table-cell>
          <table:table-cell office:value-type="float" office:value="19.08" calcext:value-type="float">
            <text:p>19.08</text:p>
          </table:table-cell>
          <table:table-cell office:value-type="float" office:value="125.1" calcext:value-type="float">
            <text:p>125.1</text:p>
          </table:table-cell>
          <table:table-cell office:value-type="float" office:value="980.9" calcext:value-type="float">
            <text:p>980.9</text:p>
          </table:table-cell>
          <table:table-cell office:value-type="float" office:value="0.139" calcext:value-type="float">
            <text:p>0.139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09946" calcext:value-type="float">
            <text:p>0.09946</text:p>
          </table:table-cell>
        </table:table-row>
        <table:table-row table:style-name="ro1">
          <table:table-cell office:value-type="float" office:value="851509" calcext:value-type="float">
            <text:p>851509</text:p>
          </table:table-cell>
          <table:table-cell office:value-type="string" calcext:value-type="string">
            <text:p>M</text:p>
          </table:table-cell>
          <table:table-cell office:value-type="float" office:value="21.16" calcext:value-type="float">
            <text:p>21.16</text:p>
          </table:table-cell>
          <table:table-cell office:value-type="float" office:value="23.04" calcext:value-type="float">
            <text:p>23.04</text:p>
          </table:table-cell>
          <table:table-cell office:value-type="float" office:value="137.2" calcext:value-type="float">
            <text:p>137.2</text:p>
          </table:table-cell>
          <table:table-cell office:value-type="float" office:value="1404" calcext:value-type="float">
            <text:p>1404</text:p>
          </table:table-cell>
          <table:table-cell office:value-type="float" office:value="0.09428" calcext:value-type="float">
            <text:p>0.09428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08632" calcext:value-type="float">
            <text:p>0.08632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5278" calcext:value-type="float">
            <text:p>0.05278</text:p>
          </table:table-cell>
          <table:table-cell office:value-type="float" office:value="0.6917" calcext:value-type="float">
            <text:p>0.6917</text:p>
          </table:table-cell>
          <table:table-cell office:value-type="float" office:value="1.127" calcext:value-type="float">
            <text:p>1.127</text:p>
          </table:table-cell>
          <table:table-cell office:value-type="float" office:value="4.303" calcext:value-type="float">
            <text:p>4.303</text:p>
          </table:table-cell>
          <table:table-cell office:value-type="float" office:value="93.99" calcext:value-type="float">
            <text:p>93.99</text:p>
          </table:table-cell>
          <table:table-cell office:value-type="float" office:value="0.004728" calcext:value-type="float">
            <text:p>0.004728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29.17" calcext:value-type="float">
            <text:p>29.17</text:p>
          </table:table-cell>
          <table:table-cell office:value-type="float" office:value="35.59" calcext:value-type="float">
            <text:p>35.59</text:p>
          </table:table-cell>
          <table:table-cell office:value-type="float" office:value="188" calcext:value-type="float">
            <text:p>188</text:p>
          </table:table-cell>
          <table:table-cell office:value-type="float" office:value="2615" calcext:value-type="float">
            <text:p>2615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26" calcext:value-type="float">
            <text:p>0.26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07526" calcext:value-type="float">
            <text:p>0.07526</text:p>
          </table:table-cell>
        </table:table-row>
        <table:table-row table:style-name="ro1">
          <table:table-cell office:value-type="float" office:value="852552" calcext:value-type="float">
            <text:p>852552</text:p>
          </table:table-cell>
          <table:table-cell office:value-type="string" calcext:value-type="string">
            <text:p>M</text:p>
          </table:table-cell>
          <table:table-cell office:value-type="float" office:value="16.65" calcext:value-type="float">
            <text:p>16.65</text:p>
          </table:table-cell>
          <table:table-cell office:value-type="float" office:value="21.38" calcext:value-type="float">
            <text:p>21.38</text:p>
          </table:table-cell>
          <table:table-cell office:value-type="float" office:value="110" calcext:value-type="float">
            <text:p>110</text:p>
          </table:table-cell>
          <table:table-cell office:value-type="float" office:value="904.6" calcext:value-type="float">
            <text:p>904.6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9017" calcext:value-type="float">
            <text:p>0.9017</text:p>
          </table:table-cell>
          <table:table-cell office:value-type="float" office:value="5.455" calcext:value-type="float">
            <text:p>5.455</text:p>
          </table:table-cell>
          <table:table-cell office:value-type="float" office:value="102.6" calcext:value-type="float">
            <text:p>102.6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26.46" calcext:value-type="float">
            <text:p>26.46</text:p>
          </table:table-cell>
          <table:table-cell office:value-type="float" office:value="31.56" calcext:value-type="float">
            <text:p>31.56</text:p>
          </table:table-cell>
          <table:table-cell office:value-type="float" office:value="177" calcext:value-type="float">
            <text:p>177</text:p>
          </table:table-cell>
          <table:table-cell office:value-type="float" office:value="2215" calcext:value-type="float">
            <text:p>2215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4695" calcext:value-type="float">
            <text:p>0.4695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09564" calcext:value-type="float">
            <text:p>0.09564</text:p>
          </table:table-cell>
        </table:table-row>
        <table:table-row table:style-name="ro1">
          <table:table-cell office:value-type="float" office:value="852631" calcext:value-type="float">
            <text:p>852631</text:p>
          </table:table-cell>
          <table:table-cell office:value-type="string" calcext:value-type="string">
            <text:p>M</text:p>
          </table:table-cell>
          <table:table-cell office:value-type="float" office:value="17.14" calcext:value-type="float">
            <text:p>17.14</text:p>
          </table:table-cell>
          <table:table-cell office:value-type="float" office:value="16.4" calcext:value-type="float">
            <text:p>16.4</text:p>
          </table:table-cell>
          <table:table-cell office:value-type="float" office:value="116" calcext:value-type="float">
            <text:p>116</text:p>
          </table:table-cell>
          <table:table-cell office:value-type="float" office:value="912.7" calcext:value-type="float">
            <text:p>912.7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304" calcext:value-type="float">
            <text:p>0.304</text:p>
          </table:table-cell>
          <table:table-cell office:value-type="float" office:value="0.07413" calcext:value-type="float">
            <text:p>0.07413</text:p>
          </table:table-cell>
          <table:table-cell office:value-type="float" office:value="1.046" calcext:value-type="float">
            <text:p>1.046</text:p>
          </table:table-cell>
          <table:table-cell office:value-type="float" office:value="0.976" calcext:value-type="float">
            <text:p>0.976</text:p>
          </table:table-cell>
          <table:table-cell office:value-type="float" office:value="7.276" calcext:value-type="float">
            <text:p>7.276</text:p>
          </table:table-cell>
          <table:table-cell office:value-type="float" office:value="111.4" calcext:value-type="float">
            <text:p>111.4</text:p>
          </table:table-cell>
          <table:table-cell office:value-type="float" office:value="0.008029" calcext:value-type="float">
            <text:p>0.008029</text:p>
          </table:table-cell>
          <table:table-cell office:value-type="float" office:value="0.03799" calcext:value-type="float">
            <text:p>0.03799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007444" calcext:value-type="float">
            <text:p>0.007444</text:p>
          </table:table-cell>
          <table:table-cell office:value-type="float" office:value="22.25" calcext:value-type="float">
            <text:p>22.25</text:p>
          </table:table-cell>
          <table:table-cell office:value-type="float" office:value="21.4" calcext:value-type="float">
            <text:p>21.4</text:p>
          </table:table-cell>
          <table:table-cell office:value-type="float" office:value="152.4" calcext:value-type="float">
            <text:p>152.4</text:p>
          </table:table-cell>
          <table:table-cell office:value-type="float" office:value="1461" calcext:value-type="float">
            <text:p>1461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1059" calcext:value-type="float">
            <text:p>0.1059</text:p>
          </table:table-cell>
        </table:table-row>
        <table:table-row table:style-name="ro1">
          <table:table-cell office:value-type="float" office:value="852763" calcext:value-type="float">
            <text:p>852763</text:p>
          </table:table-cell>
          <table:table-cell office:value-type="string" calcext:value-type="string">
            <text:p>M</text:p>
          </table:table-cell>
          <table:table-cell office:value-type="float" office:value="14.58" calcext:value-type="float">
            <text:p>14.58</text:p>
          </table:table-cell>
          <table:table-cell office:value-type="float" office:value="21.53" calcext:value-type="float">
            <text:p>21.53</text:p>
          </table:table-cell>
          <table:table-cell office:value-type="float" office:value="97.41" calcext:value-type="float">
            <text:p>97.41</text:p>
          </table:table-cell>
          <table:table-cell office:value-type="float" office:value="644.8" calcext:value-type="float">
            <text:p>644.8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8783" calcext:value-type="float">
            <text:p>0.08783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06924" calcext:value-type="float">
            <text:p>0.06924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9832" calcext:value-type="float">
            <text:p>0.9832</text:p>
          </table:table-cell>
          <table:table-cell office:value-type="float" office:value="2.11" calcext:value-type="float">
            <text:p>2.11</text:p>
          </table:table-cell>
          <table:table-cell office:value-type="float" office:value="21.05" calcext:value-type="float">
            <text:p>21.05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17.62" calcext:value-type="float">
            <text:p>17.62</text:p>
          </table:table-cell>
          <table:table-cell office:value-type="float" office:value="33.21" calcext:value-type="float">
            <text:p>33.21</text:p>
          </table:table-cell>
          <table:table-cell office:value-type="float" office:value="122.4" calcext:value-type="float">
            <text:p>122.4</text:p>
          </table:table-cell>
          <table:table-cell office:value-type="float" office:value="896.9" calcext:value-type="float">
            <text:p>896.9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2701" calcext:value-type="float">
            <text:p>0.2701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1275" calcext:value-type="float">
            <text:p>0.1275</text:p>
          </table:table-cell>
        </table:table-row>
        <table:table-row table:style-name="ro1">
          <table:table-cell office:value-type="float" office:value="852781" calcext:value-type="float">
            <text:p>852781</text:p>
          </table:table-cell>
          <table:table-cell office:value-type="string" calcext:value-type="string">
            <text:p>M</text:p>
          </table:table-cell>
          <table:table-cell office:value-type="float" office:value="18.61" calcext:value-type="float">
            <text:p>18.61</text:p>
          </table:table-cell>
          <table:table-cell office:value-type="float" office:value="20.25" calcext:value-type="float">
            <text:p>20.25</text:p>
          </table:table-cell>
          <table:table-cell office:value-type="float" office:value="122.1" calcext:value-type="float">
            <text:p>122.1</text:p>
          </table:table-cell>
          <table:table-cell office:value-type="float" office:value="1094" calcext:value-type="float">
            <text:p>109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731" calcext:value-type="float">
            <text:p>0.07731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8529" calcext:value-type="float">
            <text:p>0.8529</text:p>
          </table:table-cell>
          <table:table-cell office:value-type="float" office:value="1.849" calcext:value-type="float">
            <text:p>1.849</text:p>
          </table:table-cell>
          <table:table-cell office:value-type="float" office:value="5.632" calcext:value-type="float">
            <text:p>5.632</text:p>
          </table:table-cell>
          <table:table-cell office:value-type="float" office:value="93.54" calcext:value-type="float">
            <text:p>93.54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5081" calcext:value-type="float">
            <text:p>0.05081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21.31" calcext:value-type="float">
            <text:p>21.31</text:p>
          </table:table-cell>
          <table:table-cell office:value-type="float" office:value="27.26" calcext:value-type="float">
            <text:p>27.26</text:p>
          </table:table-cell>
          <table:table-cell office:value-type="float" office:value="139.9" calcext:value-type="float">
            <text:p>139.9</text:p>
          </table:table-cell>
          <table:table-cell office:value-type="float" office:value="1403" calcext:value-type="float">
            <text:p>1403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07421" calcext:value-type="float">
            <text:p>0.07421</text:p>
          </table:table-cell>
        </table:table-row>
        <table:table-row table:style-name="ro1">
          <table:table-cell office:value-type="float" office:value="852973" calcext:value-type="float">
            <text:p>852973</text:p>
          </table:table-cell>
          <table:table-cell office:value-type="string" calcext:value-type="string">
            <text:p>M</text:p>
          </table:table-cell>
          <table:table-cell office:value-type="float" office:value="15.3" calcext:value-type="float">
            <text:p>15.3</text:p>
          </table:table-cell>
          <table:table-cell office:value-type="float" office:value="25.27" calcext:value-type="float">
            <text:p>25.27</text:p>
          </table:table-cell>
          <table:table-cell office:value-type="float" office:value="102.4" calcext:value-type="float">
            <text:p>102.4</text:p>
          </table:table-cell>
          <table:table-cell office:value-type="float" office:value="732.4" calcext:value-type="float">
            <text:p>732.4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439" calcext:value-type="float">
            <text:p>0.439</text:p>
          </table:table-cell>
          <table:table-cell office:value-type="float" office:value="1.012" calcext:value-type="float">
            <text:p>1.012</text:p>
          </table:table-cell>
          <table:table-cell office:value-type="float" office:value="3.498" calcext:value-type="float">
            <text:p>3.498</text:p>
          </table:table-cell>
          <table:table-cell office:value-type="float" office:value="43.5" calcext:value-type="float">
            <text:p>43.5</text:p>
          </table:table-cell>
          <table:table-cell office:value-type="float" office:value="0.005233" calcext:value-type="float">
            <text:p>0.005233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20.27" calcext:value-type="float">
            <text:p>20.27</text:p>
          </table:table-cell>
          <table:table-cell office:value-type="float" office:value="36.71" calcext:value-type="float">
            <text:p>36.71</text:p>
          </table:table-cell>
          <table:table-cell office:value-type="float" office:value="149.3" calcext:value-type="float">
            <text:p>149.3</text:p>
          </table:table-cell>
          <table:table-cell office:value-type="float" office:value="1269" calcext:value-type="float">
            <text:p>1269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611" calcext:value-type="float">
            <text:p>0.61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09876" calcext:value-type="float">
            <text:p>0.09876</text:p>
          </table:table-cell>
        </table:table-row>
        <table:table-row table:style-name="ro1">
          <table:table-cell office:value-type="float" office:value="853201" calcext:value-type="float">
            <text:p>853201</text:p>
          </table:table-cell>
          <table:table-cell office:value-type="string" calcext:value-type="string">
            <text:p>M</text:p>
          </table:table-cell>
          <table:table-cell office:value-type="float" office:value="17.57" calcext:value-type="float">
            <text:p>17.57</text:p>
          </table:table-cell>
          <table:table-cell office:value-type="float" office:value="15.05" calcext:value-type="float">
            <text:p>15.05</text:p>
          </table:table-cell>
          <table:table-cell office:value-type="float" office:value="115" calcext:value-type="float">
            <text:p>115</text:p>
          </table:table-cell>
          <table:table-cell office:value-type="float" office:value="955.1" calcext:value-type="float">
            <text:p>955.1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7953" calcext:value-type="float">
            <text:p>0.07953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06149" calcext:value-type="float">
            <text:p>0.06149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8225" calcext:value-type="float">
            <text:p>0.8225</text:p>
          </table:table-cell>
          <table:table-cell office:value-type="float" office:value="4.655" calcext:value-type="float">
            <text:p>4.655</text:p>
          </table:table-cell>
          <table:table-cell office:value-type="float" office:value="61.1" calcext:value-type="float">
            <text:p>61.1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.03033" calcext:value-type="float">
            <text:p>0.03033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925" calcext:value-type="float">
            <text:p>0.01925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20.01" calcext:value-type="float">
            <text:p>20.01</text:p>
          </table:table-cell>
          <table:table-cell office:value-type="float" office:value="19.52" calcext:value-type="float">
            <text:p>19.52</text:p>
          </table:table-cell>
          <table:table-cell office:value-type="float" office:value="134.9" calcext:value-type="float">
            <text:p>134.9</text:p>
          </table:table-cell>
          <table:table-cell office:value-type="float" office:value="1227" calcext:value-type="float">
            <text:p>1227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07919" calcext:value-type="float">
            <text:p>0.07919</text:p>
          </table:table-cell>
        </table:table-row>
        <table:table-row table:style-name="ro1">
          <table:table-cell office:value-type="float" office:value="853401" calcext:value-type="float">
            <text:p>853401</text:p>
          </table:table-cell>
          <table:table-cell office:value-type="string" calcext:value-type="string">
            <text:p>M</text:p>
          </table:table-cell>
          <table:table-cell office:value-type="float" office:value="18.63" calcext:value-type="float">
            <text:p>18.63</text:p>
          </table:table-cell>
          <table:table-cell office:value-type="float" office:value="25.11" calcext:value-type="float">
            <text:p>25.11</text:p>
          </table:table-cell>
          <table:table-cell office:value-type="float" office:value="124.8" calcext:value-type="float">
            <text:p>124.8</text:p>
          </table:table-cell>
          <table:table-cell office:value-type="float" office:value="1088" calcext:value-type="float">
            <text:p>1088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06197" calcext:value-type="float">
            <text:p>0.06197</text:p>
          </table:table-cell>
          <table:table-cell office:value-type="float" office:value="0.8307" calcext:value-type="float">
            <text:p>0.8307</text:p>
          </table:table-cell>
          <table:table-cell office:value-type="float" office:value="1.466" calcext:value-type="float">
            <text:p>1.466</text:p>
          </table:table-cell>
          <table:table-cell office:value-type="float" office:value="5.574" calcext:value-type="float">
            <text:p>5.574</text:p>
          </table:table-cell>
          <table:table-cell office:value-type="float" office:value="105" calcext:value-type="float">
            <text:p>105</text:p>
          </table:table-cell>
          <table:table-cell office:value-type="float" office:value="0.006248" calcext:value-type="float">
            <text:p>0.006248</text:p>
          </table:table-cell>
          <table:table-cell office:value-type="float" office:value="0.03374" calcext:value-type="float">
            <text:p>0.03374</text:p>
          </table:table-cell>
          <table:table-cell office:value-type="float" office:value="0.05196" calcext:value-type="float">
            <text:p>0.05196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3.15" calcext:value-type="float">
            <text:p>23.15</text:p>
          </table:table-cell>
          <table:table-cell office:value-type="float" office:value="34.01" calcext:value-type="float">
            <text:p>34.01</text:p>
          </table:table-cell>
          <table:table-cell office:value-type="float" office:value="160.5" calcext:value-type="float">
            <text:p>160.5</text:p>
          </table:table-cell>
          <table:table-cell office:value-type="float" office:value="1670" calcext:value-type="float">
            <text:p>1670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09782" calcext:value-type="float">
            <text:p>0.09782</text:p>
          </table:table-cell>
        </table:table-row>
        <table:table-row table:style-name="ro1">
          <table:table-cell office:value-type="float" office:value="853612" calcext:value-type="float">
            <text:p>853612</text:p>
          </table:table-cell>
          <table:table-cell office:value-type="string" calcext:value-type="string">
            <text:p>M</text:p>
          </table:table-cell>
          <table:table-cell office:value-type="float" office:value="11.84" calcext:value-type="float">
            <text:p>11.84</text:p>
          </table:table-cell>
          <table:table-cell office:value-type="float" office:value="18.7" calcext:value-type="float">
            <text:p>18.7</text:p>
          </table:table-cell>
          <table:table-cell office:value-type="float" office:value="77.93" calcext:value-type="float">
            <text:p>77.93</text:p>
          </table:table-cell>
          <table:table-cell office:value-type="float" office:value="440.6" calcext:value-type="float">
            <text:p>440.6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05182" calcext:value-type="float">
            <text:p>0.0518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07799" calcext:value-type="float">
            <text:p>0.07799</text:p>
          </table:table-cell>
          <table:table-cell office:value-type="float" office:value="0.4825" calcext:value-type="float">
            <text:p>0.4825</text:p>
          </table:table-cell>
          <table:table-cell office:value-type="float" office:value="1.03" calcext:value-type="float">
            <text:p>1.03</text:p>
          </table:table-cell>
          <table:table-cell office:value-type="float" office:value="3.475" calcext:value-type="float">
            <text:p>3.475</text:p>
          </table:table-cell>
          <table:table-cell office:value-type="float" office:value="41" calcext:value-type="float">
            <text:p>41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0.03414" calcext:value-type="float">
            <text:p>0.03414</text:p>
          </table:table-cell>
          <table:table-cell office:value-type="float" office:value="0.04205" calcext:value-type="float">
            <text:p>0.0420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16.82" calcext:value-type="float">
            <text:p>16.82</text:p>
          </table:table-cell>
          <table:table-cell office:value-type="float" office:value="28.12" calcext:value-type="float">
            <text:p>28.12</text:p>
          </table:table-cell>
          <table:table-cell office:value-type="float" office:value="119.4" calcext:value-type="float">
            <text:p>119.4</text:p>
          </table:table-cell>
          <table:table-cell office:value-type="float" office:value="888.7" calcext:value-type="float">
            <text:p>888.7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1402" calcext:value-type="float">
            <text:p>0.1402</text:p>
          </table:table-cell>
        </table:table-row>
        <table:table-row table:style-name="ro1">
          <table:table-cell office:value-type="float" office:value="85382601" calcext:value-type="float">
            <text:p>85382601</text:p>
          </table:table-cell>
          <table:table-cell office:value-type="string" calcext:value-type="string">
            <text:p>M</text:p>
          </table:table-cell>
          <table:table-cell office:value-type="float" office:value="17.02" calcext:value-type="float">
            <text:p>17.02</text:p>
          </table:table-cell>
          <table:table-cell office:value-type="float" office:value="23.98" calcext:value-type="float">
            <text:p>23.98</text:p>
          </table:table-cell>
          <table:table-cell office:value-type="float" office:value="112.8" calcext:value-type="float">
            <text:p>112.8</text:p>
          </table:table-cell>
          <table:table-cell office:value-type="float" office:value="899.3" calcext:value-type="float">
            <text:p>899.3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6009" calcext:value-type="float">
            <text:p>0.6009</text:p>
          </table:table-cell>
          <table:table-cell office:value-type="float" office:value="1.398" calcext:value-type="float">
            <text:p>1.398</text:p>
          </table:table-cell>
          <table:table-cell office:value-type="float" office:value="3.999" calcext:value-type="float">
            <text:p>3.999</text:p>
          </table:table-cell>
          <table:table-cell office:value-type="float" office:value="67.78" calcext:value-type="float">
            <text:p>67.78</text:p>
          </table:table-cell>
          <table:table-cell office:value-type="float" office:value="0.008268" calcext:value-type="float">
            <text:p>0.008268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05042" calcext:value-type="float">
            <text:p>0.05042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20.88" calcext:value-type="float">
            <text:p>20.88</text:p>
          </table:table-cell>
          <table:table-cell office:value-type="float" office:value="32.09" calcext:value-type="float">
            <text:p>32.09</text:p>
          </table:table-cell>
          <table:table-cell office:value-type="float" office:value="136.1" calcext:value-type="float">
            <text:p>136.1</text:p>
          </table:table-cell>
          <table:table-cell office:value-type="float" office:value="1344" calcext:value-type="float">
            <text:p>1344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8482" calcext:value-type="float">
            <text:p>0.08482</text:p>
          </table:table-cell>
        </table:table-row>
        <table:table-row table:style-name="ro1">
          <table:table-cell office:value-type="float" office:value="854002" calcext:value-type="float">
            <text:p>854002</text:p>
          </table:table-cell>
          <table:table-cell office:value-type="string" calcext:value-type="string">
            <text:p>M</text:p>
          </table:table-cell>
          <table:table-cell office:value-type="float" office:value="19.27" calcext:value-type="float">
            <text:p>19.27</text:p>
          </table:table-cell>
          <table:table-cell office:value-type="float" office:value="26.47" calcext:value-type="float">
            <text:p>26.47</text:p>
          </table:table-cell>
          <table:table-cell office:value-type="float" office:value="127.9" calcext:value-type="float">
            <text:p>127.9</text:p>
          </table:table-cell>
          <table:table-cell office:value-type="float" office:value="1162" calcext:value-type="float">
            <text:p>1162</text:p>
          </table:table-cell>
          <table:table-cell office:value-type="float" office:value="0.09401" calcext:value-type="float">
            <text:p>0.09401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07593" calcext:value-type="float">
            <text:p>0.07593</text:p>
          </table:table-cell>
          <table:table-cell office:value-type="float" office:value="0.1853" calcext:value-type="float">
            <text:p>0.1853</text:p>
          </table:table-cell>
          <table:table-cell office:value-type="float" office:value="0.06261" calcext:value-type="float">
            <text:p>0.06261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6062" calcext:value-type="float">
            <text:p>0.6062</text:p>
          </table:table-cell>
          <table:table-cell office:value-type="float" office:value="3.528" calcext:value-type="float">
            <text:p>3.528</text:p>
          </table:table-cell>
          <table:table-cell office:value-type="float" office:value="68.17" calcext:value-type="float">
            <text:p>68.17</text:p>
          </table:table-cell>
          <table:table-cell office:value-type="float" office:value="0.005015" calcext:value-type="float">
            <text:p>0.005015</text:p>
          </table:table-cell>
          <table:table-cell office:value-type="float" office:value="0.03318" calcext:value-type="float">
            <text:p>0.03318</text:p>
          </table:table-cell>
          <table:table-cell office:value-type="float" office:value="0.03497" calcext:value-type="float">
            <text:p>0.03497</text:p>
          </table:table-cell>
          <table:table-cell office:value-type="float" office:value="0.009643" calcext:value-type="float">
            <text:p>0.009643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24.15" calcext:value-type="float">
            <text:p>24.15</text:p>
          </table:table-cell>
          <table:table-cell office:value-type="float" office:value="30.9" calcext:value-type="float">
            <text:p>30.9</text:p>
          </table:table-cell>
          <table:table-cell office:value-type="float" office:value="161.4" calcext:value-type="float">
            <text:p>161.4</text:p>
          </table:table-cell>
          <table:table-cell office:value-type="float" office:value="1813" calcext:value-type="float">
            <text:p>1813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659" calcext:value-type="float">
            <text:p>0.659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1123" calcext:value-type="float">
            <text:p>0.1123</text:p>
          </table:table-cell>
        </table:table-row>
        <table:table-row table:style-name="ro1">
          <table:table-cell office:value-type="float" office:value="854039" calcext:value-type="float">
            <text:p>854039</text:p>
          </table:table-cell>
          <table:table-cell office:value-type="string" calcext:value-type="string">
            <text:p>M</text:p>
          </table:table-cell>
          <table:table-cell office:value-type="float" office:value="16.13" calcext:value-type="float">
            <text:p>16.13</text:p>
          </table:table-cell>
          <table:table-cell office:value-type="float" office:value="17.88" calcext:value-type="float">
            <text:p>17.88</text:p>
          </table:table-cell>
          <table:table-cell office:value-type="float" office:value="107" calcext:value-type="float">
            <text:p>107</text:p>
          </table:table-cell>
          <table:table-cell office:value-type="float" office:value="807.2" calcext:value-type="float">
            <text:p>807.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07752" calcext:value-type="float">
            <text:p>0.07752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334" calcext:value-type="float">
            <text:p>0.334</text:p>
          </table:table-cell>
          <table:table-cell office:value-type="float" office:value="0.6857" calcext:value-type="float">
            <text:p>0.6857</text:p>
          </table:table-cell>
          <table:table-cell office:value-type="float" office:value="2.183" calcext:value-type="float">
            <text:p>2.183</text:p>
          </table:table-cell>
          <table:table-cell office:value-type="float" office:value="35.03" calcext:value-type="float">
            <text:p>35.03</text:p>
          </table:table-cell>
          <table:table-cell office:value-type="float" office:value="0.004185" calcext:value-type="float">
            <text:p>0.004185</text:p>
          </table:table-cell>
          <table:table-cell office:value-type="float" office:value="0.02868" calcext:value-type="float">
            <text:p>0.02868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09067" calcext:value-type="float">
            <text:p>0.009067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20.21" calcext:value-type="float">
            <text:p>20.21</text:p>
          </table:table-cell>
          <table:table-cell office:value-type="float" office:value="27.26" calcext:value-type="float">
            <text:p>27.26</text:p>
          </table:table-cell>
          <table:table-cell office:value-type="float" office:value="132.7" calcext:value-type="float">
            <text:p>132.7</text:p>
          </table:table-cell>
          <table:table-cell office:value-type="float" office:value="1261" calcext:value-type="float">
            <text:p>1261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427" calcext:value-type="float">
            <text:p>0.427</text:p>
          </table:table-cell>
          <table:table-cell office:value-type="float" office:value="0.1233" calcext:value-type="float">
            <text:p>0.1233</text:p>
          </table:table-cell>
        </table:table-row>
        <table:table-row table:style-name="ro1">
          <table:table-cell office:value-type="float" office:value="854253" calcext:value-type="float">
            <text:p>854253</text:p>
          </table:table-cell>
          <table:table-cell office:value-type="string" calcext:value-type="string">
            <text:p>M</text:p>
          </table:table-cell>
          <table:table-cell office:value-type="float" office:value="16.74" calcext:value-type="float">
            <text:p>16.74</text:p>
          </table:table-cell>
          <table:table-cell office:value-type="float" office:value="21.59" calcext:value-type="float">
            <text:p>21.59</text:p>
          </table:table-cell>
          <table:table-cell office:value-type="float" office:value="110.1" calcext:value-type="float">
            <text:p>110.1</text:p>
          </table:table-cell>
          <table:table-cell office:value-type="float" office:value="869.5" calcext:value-type="float">
            <text:p>869.5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06018" calcext:value-type="float">
            <text:p>0.06018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05656" calcext:value-type="float">
            <text:p>0.05656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9197" calcext:value-type="float">
            <text:p>0.9197</text:p>
          </table:table-cell>
          <table:table-cell office:value-type="float" office:value="3.008" calcext:value-type="float">
            <text:p>3.008</text:p>
          </table:table-cell>
          <table:table-cell office:value-type="float" office:value="45.19" calcext:value-type="float">
            <text:p>45.19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20.01" calcext:value-type="float">
            <text:p>20.01</text:p>
          </table:table-cell>
          <table:table-cell office:value-type="float" office:value="29.02" calcext:value-type="float">
            <text:p>29.02</text:p>
          </table:table-cell>
          <table:table-cell office:value-type="float" office:value="133.5" calcext:value-type="float">
            <text:p>133.5</text:p>
          </table:table-cell>
          <table:table-cell office:value-type="float" office:value="1229" calcext:value-type="float">
            <text:p>1229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08633" calcext:value-type="float">
            <text:p>0.08633</text:p>
          </table:table-cell>
        </table:table-row>
        <table:table-row table:style-name="ro1">
          <table:table-cell office:value-type="float" office:value="854268" calcext:value-type="float">
            <text:p>854268</text:p>
          </table:table-cell>
          <table:table-cell office:value-type="string" calcext:value-type="string">
            <text:p>M</text:p>
          </table:table-cell>
          <table:table-cell office:value-type="float" office:value="14.25" calcext:value-type="float">
            <text:p>14.25</text:p>
          </table:table-cell>
          <table:table-cell office:value-type="float" office:value="21.72" calcext:value-type="float">
            <text:p>21.72</text:p>
          </table:table-cell>
          <table:table-cell office:value-type="float" office:value="93.63" calcext:value-type="float">
            <text:p>93.63</text:p>
          </table:table-cell>
          <table:table-cell office:value-type="float" office:value="633" calcext:value-type="float">
            <text:p>633</text:p>
          </table:table-cell>
          <table:table-cell office:value-type="float" office:value="0.09823" calcext:value-type="float">
            <text:p>0.09823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05598" calcext:value-type="float">
            <text:p>0.05598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286" calcext:value-type="float">
            <text:p>0.286</text:p>
          </table:table-cell>
          <table:table-cell office:value-type="float" office:value="1.019" calcext:value-type="float">
            <text:p>1.019</text:p>
          </table:table-cell>
          <table:table-cell office:value-type="float" office:value="2.657" calcext:value-type="float">
            <text:p>2.657</text:p>
          </table:table-cell>
          <table:table-cell office:value-type="float" office:value="24.91" calcext:value-type="float">
            <text:p>24.91</text:p>
          </table:table-cell>
          <table:table-cell office:value-type="float" office:value="0.005878" calcext:value-type="float">
            <text:p>0.005878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04022" calcext:value-type="float">
            <text:p>0.004022</text:p>
          </table:table-cell>
          <table:table-cell office:value-type="float" office:value="15.89" calcext:value-type="float">
            <text:p>15.89</text:p>
          </table:table-cell>
          <table:table-cell office:value-type="float" office:value="30.36" calcext:value-type="float">
            <text:p>30.36</text:p>
          </table:table-cell>
          <table:table-cell office:value-type="float" office:value="116.2" calcext:value-type="float">
            <text:p>116.2</text:p>
          </table:table-cell>
          <table:table-cell office:value-type="float" office:value="799.6" calcext:value-type="float">
            <text:p>799.6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1014" calcext:value-type="float">
            <text:p>0.1014</text:p>
          </table:table-cell>
        </table:table-row>
        <table:table-row table:style-name="ro1">
          <table:table-cell office:value-type="float" office:value="854941" calcext:value-type="float">
            <text:p>854941</text:p>
          </table:table-cell>
          <table:table-cell office:value-type="string" calcext:value-type="string">
            <text:p>B</text:p>
          </table:table-cell>
          <table:table-cell office:value-type="float" office:value="13.03" calcext:value-type="float">
            <text:p>13.03</text:p>
          </table:table-cell>
          <table:table-cell office:value-type="float" office:value="18.42" calcext:value-type="float">
            <text:p>18.42</text:p>
          </table:table-cell>
          <table:table-cell office:value-type="float" office:value="82.61" calcext:value-type="float">
            <text:p>82.61</text:p>
          </table:table-cell>
          <table:table-cell office:value-type="float" office:value="523.8" calcext:value-type="float">
            <text:p>523.8</text:p>
          </table:table-cell>
          <table:table-cell office:value-type="float" office:value="0.08983" calcext:value-type="float">
            <text:p>0.08983</text:p>
          </table:table-cell>
          <table:table-cell office:value-type="float" office:value="0.03766" calcext:value-type="float">
            <text:p>0.03766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1839" calcext:value-type="float">
            <text:p>0.1839</text:p>
          </table:table-cell>
          <table:table-cell office:value-type="float" office:value="2.342" calcext:value-type="float">
            <text:p>2.342</text:p>
          </table:table-cell>
          <table:table-cell office:value-type="float" office:value="1.17" calcext:value-type="float">
            <text:p>1.17</text:p>
          </table:table-cell>
          <table:table-cell office:value-type="float" office:value="14.16" calcext:value-type="float">
            <text:p>14.16</text:p>
          </table:table-cell>
          <table:table-cell office:value-type="float" office:value="0.004352" calcext:value-type="float">
            <text:p>0.004352</text:p>
          </table:table-cell>
          <table:table-cell office:value-type="float" office:value="0.004899" calcext:value-type="float">
            <text:p>0.004899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0.001777" calcext:value-type="float">
            <text:p>0.001777</text:p>
          </table:table-cell>
          <table:table-cell office:value-type="float" office:value="13.3" calcext:value-type="float">
            <text:p>13.3</text:p>
          </table:table-cell>
          <table:table-cell office:value-type="float" office:value="22.81" calcext:value-type="float">
            <text:p>22.81</text:p>
          </table:table-cell>
          <table:table-cell office:value-type="float" office:value="84.46" calcext:value-type="float">
            <text:p>84.46</text:p>
          </table:table-cell>
          <table:table-cell office:value-type="float" office:value="545.9" calcext:value-type="float">
            <text:p>545.9</text:p>
          </table:table-cell>
          <table:table-cell office:value-type="float" office:value="0.09701" calcext:value-type="float">
            <text:p>0.09701</text:p>
          </table:table-cell>
          <table:table-cell office:value-type="float" office:value="0.04619" calcext:value-type="float">
            <text:p>0.04619</text:p>
          </table:table-cell>
          <table:table-cell office:value-type="float" office:value="0.04833" calcext:value-type="float">
            <text:p>0.04833</text:p>
          </table:table-cell>
          <table:table-cell office:value-type="float" office:value="0.05013" calcext:value-type="float">
            <text:p>0.05013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06169" calcext:value-type="float">
            <text:p>0.06169</text:p>
          </table:table-cell>
        </table:table-row>
        <table:table-row table:style-name="ro1">
          <table:table-cell office:value-type="float" office:value="855133" calcext:value-type="float">
            <text:p>855133</text:p>
          </table:table-cell>
          <table:table-cell office:value-type="string" calcext:value-type="string">
            <text:p>M</text:p>
          </table:table-cell>
          <table:table-cell office:value-type="float" office:value="14.99" calcext:value-type="float">
            <text:p>14.99</text:p>
          </table:table-cell>
          <table:table-cell office:value-type="float" office:value="25.2" calcext:value-type="float">
            <text:p>25.2</text:p>
          </table:table-cell>
          <table:table-cell office:value-type="float" office:value="95.54" calcext:value-type="float">
            <text:p>95.54</text:p>
          </table:table-cell>
          <table:table-cell office:value-type="float" office:value="698.8" calcext:value-type="float">
            <text:p>698.8</text:p>
          </table:table-cell>
          <table:table-cell office:value-type="float" office:value="0.09387" calcext:value-type="float">
            <text:p>0.09387</text:p>
          </table:table-cell>
          <table:table-cell office:value-type="float" office:value="0.05131" calcext:value-type="float">
            <text:p>0.05131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5504" calcext:value-type="float">
            <text:p>0.05504</text:p>
          </table:table-cell>
          <table:table-cell office:value-type="float" office:value="1.214" calcext:value-type="float">
            <text:p>1.214</text:p>
          </table:table-cell>
          <table:table-cell office:value-type="float" office:value="2.188" calcext:value-type="float">
            <text:p>2.188</text:p>
          </table:table-cell>
          <table:table-cell office:value-type="float" office:value="8.077" calcext:value-type="float">
            <text:p>8.077</text:p>
          </table:table-cell>
          <table:table-cell office:value-type="float" office:value="106" calcext:value-type="float">
            <text:p>106</text:p>
          </table:table-cell>
          <table:table-cell office:value-type="float" office:value="0.006883" calcext:value-type="float">
            <text:p>0.006883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14.99" calcext:value-type="float">
            <text:p>14.99</text:p>
          </table:table-cell>
          <table:table-cell office:value-type="float" office:value="25.2" calcext:value-type="float">
            <text:p>25.2</text:p>
          </table:table-cell>
          <table:table-cell office:value-type="float" office:value="95.54" calcext:value-type="float">
            <text:p>95.54</text:p>
          </table:table-cell>
          <table:table-cell office:value-type="float" office:value="698.8" calcext:value-type="float">
            <text:p>698.8</text:p>
          </table:table-cell>
          <table:table-cell office:value-type="float" office:value="0.09387" calcext:value-type="float">
            <text:p>0.09387</text:p>
          </table:table-cell>
          <table:table-cell office:value-type="float" office:value="0.05131" calcext:value-type="float">
            <text:p>0.05131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5504" calcext:value-type="float">
            <text:p>0.05504</text:p>
          </table:table-cell>
        </table:table-row>
        <table:table-row table:style-name="ro1">
          <table:table-cell office:value-type="float" office:value="855138" calcext:value-type="float">
            <text:p>855138</text:p>
          </table:table-cell>
          <table:table-cell office:value-type="string" calcext:value-type="string">
            <text:p>M</text:p>
          </table:table-cell>
          <table:table-cell office:value-type="float" office:value="13.48" calcext:value-type="float">
            <text:p>13.48</text:p>
          </table:table-cell>
          <table:table-cell office:value-type="float" office:value="20.82" calcext:value-type="float">
            <text:p>20.82</text:p>
          </table:table-cell>
          <table:table-cell office:value-type="float" office:value="88.4" calcext:value-type="float">
            <text:p>88.4</text:p>
          </table:table-cell>
          <table:table-cell office:value-type="float" office:value="559.2" calcext:value-type="float">
            <text:p>559.2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05439" calcext:value-type="float">
            <text:p>0.0543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213" calcext:value-type="float">
            <text:p>0.213</text:p>
          </table:table-cell>
          <table:table-cell office:value-type="float" office:value="0.5914" calcext:value-type="float">
            <text:p>0.5914</text:p>
          </table:table-cell>
          <table:table-cell office:value-type="float" office:value="1.545" calcext:value-type="float">
            <text:p>1.545</text:p>
          </table:table-cell>
          <table:table-cell office:value-type="float" office:value="18.52" calcext:value-type="float">
            <text:p>18.52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0.02239" calcext:value-type="float">
            <text:p>0.02239</text:p>
          </table:table-cell>
          <table:table-cell office:value-type="float" office:value="0.03049" calcext:value-type="float">
            <text:p>0.03049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15.53" calcext:value-type="float">
            <text:p>15.53</text:p>
          </table:table-cell>
          <table:table-cell office:value-type="float" office:value="26.02" calcext:value-type="float">
            <text:p>26.02</text:p>
          </table:table-cell>
          <table:table-cell office:value-type="float" office:value="107.3" calcext:value-type="float">
            <text:p>107.3</text:p>
          </table:table-cell>
          <table:table-cell office:value-type="float" office:value="740.4" calcext:value-type="float">
            <text:p>740.4</text:p>
          </table:table-cell>
          <table:table-cell office:value-type="float" office:value="0.161" calcext:value-type="float">
            <text:p>0.161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503" calcext:value-type="float">
            <text:p>0.503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1071" calcext:value-type="float">
            <text:p>0.1071</text:p>
          </table:table-cell>
        </table:table-row>
        <table:table-row table:style-name="ro1">
          <table:table-cell office:value-type="float" office:value="855167" calcext:value-type="float">
            <text:p>855167</text:p>
          </table:table-cell>
          <table:table-cell office:value-type="string" calcext:value-type="string">
            <text:p>M</text:p>
          </table:table-cell>
          <table:table-cell office:value-type="float" office:value="13.44" calcext:value-type="float">
            <text:p>13.44</text:p>
          </table:table-cell>
          <table:table-cell office:value-type="float" office:value="21.58" calcext:value-type="float">
            <text:p>21.58</text:p>
          </table:table-cell>
          <table:table-cell office:value-type="float" office:value="86.18" calcext:value-type="float">
            <text:p>86.18</text:p>
          </table:table-cell>
          <table:table-cell office:value-type="float" office:value="563" calcext:value-type="float">
            <text:p>563</text:p>
          </table:table-cell>
          <table:table-cell office:value-type="float" office:value="0.08162" calcext:value-type="float">
            <text:p>0.08162</text:p>
          </table:table-cell>
          <table:table-cell office:value-type="float" office:value="0.06031" calcext:value-type="float">
            <text:p>0.06031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05587" calcext:value-type="float">
            <text:p>0.0558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8265" calcext:value-type="float">
            <text:p>0.8265</text:p>
          </table:table-cell>
          <table:table-cell office:value-type="float" office:value="1.572" calcext:value-type="float">
            <text:p>1.572</text:p>
          </table:table-cell>
          <table:table-cell office:value-type="float" office:value="20.53" calcext:value-type="float">
            <text:p>20.53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6881" calcext:value-type="float">
            <text:p>0.00688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15.93" calcext:value-type="float">
            <text:p>15.93</text:p>
          </table:table-cell>
          <table:table-cell office:value-type="float" office:value="30.25" calcext:value-type="float">
            <text:p>30.25</text:p>
          </table:table-cell>
          <table:table-cell office:value-type="float" office:value="102.5" calcext:value-type="float">
            <text:p>102.5</text:p>
          </table:table-cell>
          <table:table-cell office:value-type="float" office:value="787.9" calcext:value-type="float">
            <text:p>787.9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2043" calcext:value-type="float">
            <text:p>0.2043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07146" calcext:value-type="float">
            <text:p>0.07146</text:p>
          </table:table-cell>
        </table:table-row>
        <table:table-row table:style-name="ro1">
          <table:table-cell office:value-type="float" office:value="855563" calcext:value-type="float">
            <text:p>855563</text:p>
          </table:table-cell>
          <table:table-cell office:value-type="string" calcext:value-type="string">
            <text:p>M</text:p>
          </table:table-cell>
          <table:table-cell office:value-type="float" office:value="10.95" calcext:value-type="float">
            <text:p>10.95</text:p>
          </table:table-cell>
          <table:table-cell office:value-type="float" office:value="21.35" calcext:value-type="float">
            <text:p>21.35</text:p>
          </table:table-cell>
          <table:table-cell office:value-type="float" office:value="71.9" calcext:value-type="float">
            <text:p>71.9</text:p>
          </table:table-cell>
          <table:table-cell office:value-type="float" office:value="371.1" calcext:value-type="float">
            <text:p>371.1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2366" calcext:value-type="float">
            <text:p>0.2366</text:p>
          </table:table-cell>
          <table:table-cell office:value-type="float" office:value="1.428" calcext:value-type="float">
            <text:p>1.428</text:p>
          </table:table-cell>
          <table:table-cell office:value-type="float" office:value="1.822" calcext:value-type="float">
            <text:p>1.822</text:p>
          </table:table-cell>
          <table:table-cell office:value-type="float" office:value="16.97" calcext:value-type="float">
            <text:p>16.97</text:p>
          </table:table-cell>
          <table:table-cell office:value-type="float" office:value="0.008064" calcext:value-type="float">
            <text:p>0.008064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12.84" calcext:value-type="float">
            <text:p>12.84</text:p>
          </table:table-cell>
          <table:table-cell office:value-type="float" office:value="35.34" calcext:value-type="float">
            <text:p>35.34</text:p>
          </table:table-cell>
          <table:table-cell office:value-type="float" office:value="87.22" calcext:value-type="float">
            <text:p>87.22</text:p>
          </table:table-cell>
          <table:table-cell office:value-type="float" office:value="514" calcext:value-type="float">
            <text:p>514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09606" calcext:value-type="float">
            <text:p>0.09606</text:p>
          </table:table-cell>
        </table:table-row>
        <table:table-row table:style-name="ro1">
          <table:table-cell office:value-type="float" office:value="855625" calcext:value-type="float">
            <text:p>855625</text:p>
          </table:table-cell>
          <table:table-cell office:value-type="string" calcext:value-type="string">
            <text:p>M</text:p>
          </table:table-cell>
          <table:table-cell office:value-type="float" office:value="19.07" calcext:value-type="float">
            <text:p>19.07</text:p>
          </table:table-cell>
          <table:table-cell office:value-type="float" office:value="24.81" calcext:value-type="float">
            <text:p>24.81</text:p>
          </table:table-cell>
          <table:table-cell office:value-type="float" office:value="128.3" calcext:value-type="float">
            <text:p>128.3</text:p>
          </table:table-cell>
          <table:table-cell office:value-type="float" office:value="1104" calcext:value-type="float">
            <text:p>1104</text:p>
          </table:table-cell>
          <table:table-cell office:value-type="float" office:value="0.09081" calcext:value-type="float">
            <text:p>0.0908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09961" calcext:value-type="float">
            <text:p>0.099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0.9811" calcext:value-type="float">
            <text:p>0.9811</text:p>
          </table:table-cell>
          <table:table-cell office:value-type="float" office:value="1.666" calcext:value-type="float">
            <text:p>1.666</text:p>
          </table:table-cell>
          <table:table-cell office:value-type="float" office:value="8.83" calcext:value-type="float">
            <text:p>8.83</text:p>
          </table:table-cell>
          <table:table-cell office:value-type="float" office:value="104.9" calcext:value-type="float">
            <text:p>104.9</text:p>
          </table:table-cell>
          <table:table-cell office:value-type="float" office:value="0.006548" calcext:value-type="float">
            <text:p>0.00654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9723" calcext:value-type="float">
            <text:p>0.09723</text:p>
          </table:table-cell>
          <table:table-cell office:value-type="float" office:value="0.02638" calcext:value-type="float">
            <text:p>0.0263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24.09" calcext:value-type="float">
            <text:p>24.09</text:p>
          </table:table-cell>
          <table:table-cell office:value-type="float" office:value="33.17" calcext:value-type="float">
            <text:p>33.17</text:p>
          </table:table-cell>
          <table:table-cell office:value-type="float" office:value="177.4" calcext:value-type="float">
            <text:p>177.4</text:p>
          </table:table-cell>
          <table:table-cell office:value-type="float" office:value="1651" calcext:value-type="float">
            <text:p>1651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467" calcext:value-type="float">
            <text:p>0.467</text:p>
          </table:table-cell>
          <table:table-cell office:value-type="float" office:value="0.1038" calcext:value-type="float">
            <text:p>0.1038</text:p>
          </table:table-cell>
        </table:table-row>
        <table:table-row table:style-name="ro1">
          <table:table-cell office:value-type="float" office:value="856106" calcext:value-type="float">
            <text:p>856106</text:p>
          </table:table-cell>
          <table:table-cell office:value-type="string" calcext:value-type="string">
            <text:p>M</text:p>
          </table:table-cell>
          <table:table-cell office:value-type="float" office:value="13.28" calcext:value-type="float">
            <text:p>13.28</text:p>
          </table:table-cell>
          <table:table-cell office:value-type="float" office:value="20.28" calcext:value-type="float">
            <text:p>20.28</text:p>
          </table:table-cell>
          <table:table-cell office:value-type="float" office:value="87.32" calcext:value-type="float">
            <text:p>87.32</text:p>
          </table:table-cell>
          <table:table-cell office:value-type="float" office:value="545.2" calcext:value-type="float">
            <text:p>545.2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8249" calcext:value-type="float">
            <text:p>0.8249</text:p>
          </table:table-cell>
          <table:table-cell office:value-type="float" office:value="2.427" calcext:value-type="float">
            <text:p>2.427</text:p>
          </table:table-cell>
          <table:table-cell office:value-type="float" office:value="31.33" calcext:value-type="float">
            <text:p>31.33</text:p>
          </table:table-cell>
          <table:table-cell office:value-type="float" office:value="0.005072" calcext:value-type="float">
            <text:p>0.005072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17.38" calcext:value-type="float">
            <text:p>17.38</text:p>
          </table:table-cell>
          <table:table-cell office:value-type="float" office:value="28" calcext:value-type="float">
            <text:p>28</text:p>
          </table:table-cell>
          <table:table-cell office:value-type="float" office:value="113.1" calcext:value-type="float">
            <text:p>113.1</text:p>
          </table:table-cell>
          <table:table-cell office:value-type="float" office:value="907.2" calcext:value-type="float">
            <text:p>907.2</text:p>
          </table:table-cell>
          <table:table-cell office:value-type="float" office:value="0.153" calcext:value-type="float">
            <text:p>0.153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1027" calcext:value-type="float">
            <text:p>0.1027</text:p>
          </table:table-cell>
        </table:table-row>
        <table:table-row table:style-name="ro1">
          <table:table-cell office:value-type="float" office:value="85638502" calcext:value-type="float">
            <text:p>85638502</text:p>
          </table:table-cell>
          <table:table-cell office:value-type="string" calcext:value-type="string">
            <text:p>M</text:p>
          </table:table-cell>
          <table:table-cell office:value-type="float" office:value="13.17" calcext:value-type="float">
            <text:p>13.17</text:p>
          </table:table-cell>
          <table:table-cell office:value-type="float" office:value="21.81" calcext:value-type="float">
            <text:p>21.81</text:p>
          </table:table-cell>
          <table:table-cell office:value-type="float" office:value="85.42" calcext:value-type="float">
            <text:p>85.42</text:p>
          </table:table-cell>
          <table:table-cell office:value-type="float" office:value="531.5" calcext:value-type="float">
            <text:p>531.5</text:p>
          </table:table-cell>
          <table:table-cell office:value-type="float" office:value="0.09714" calcext:value-type="float">
            <text:p>0.09714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5252" calcext:value-type="float">
            <text:p>0.05252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6123" calcext:value-type="float">
            <text:p>0.6123</text:p>
          </table:table-cell>
          <table:table-cell office:value-type="float" office:value="1.334" calcext:value-type="float">
            <text:p>1.334</text:p>
          </table:table-cell>
          <table:table-cell office:value-type="float" office:value="14.49" calcext:value-type="float">
            <text:p>14.4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06853" calcext:value-type="float">
            <text:p>0.006853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16.23" calcext:value-type="float">
            <text:p>16.23</text:p>
          </table:table-cell>
          <table:table-cell office:value-type="float" office:value="29.89" calcext:value-type="float">
            <text:p>29.89</text:p>
          </table:table-cell>
          <table:table-cell office:value-type="float" office:value="105.5" calcext:value-type="float">
            <text:p>105.5</text:p>
          </table:table-cell>
          <table:table-cell office:value-type="float" office:value="740.7" calcext:value-type="float">
            <text:p>740.7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9618" calcext:value-type="float">
            <text:p>0.09618</text:p>
          </table:table-cell>
        </table:table-row>
        <table:table-row table:style-name="ro1">
          <table:table-cell office:value-type="float" office:value="857010" calcext:value-type="float">
            <text:p>857010</text:p>
          </table:table-cell>
          <table:table-cell office:value-type="string" calcext:value-type="string">
            <text:p>M</text:p>
          </table:table-cell>
          <table:table-cell office:value-type="float" office:value="18.65" calcext:value-type="float">
            <text:p>18.65</text:p>
          </table:table-cell>
          <table:table-cell office:value-type="float" office:value="17.6" calcext:value-type="float">
            <text:p>17.6</text:p>
          </table:table-cell>
          <table:table-cell office:value-type="float" office:value="123.7" calcext:value-type="float">
            <text:p>123.7</text:p>
          </table:table-cell>
          <table:table-cell office:value-type="float" office:value="1076" calcext:value-type="float">
            <text:p>1076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6633" calcext:value-type="float">
            <text:p>0.6633</text:p>
          </table:table-cell>
          <table:table-cell office:value-type="float" office:value="4.293" calcext:value-type="float">
            <text:p>4.293</text:p>
          </table:table-cell>
          <table:table-cell office:value-type="float" office:value="71.56" calcext:value-type="float">
            <text:p>71.56</text:p>
          </table:table-cell>
          <table:table-cell office:value-type="float" office:value="0.006294" calcext:value-type="float">
            <text:p>0.006294</text:p>
          </table:table-cell>
          <table:table-cell office:value-type="float" office:value="0.03994" calcext:value-type="float">
            <text:p>0.03994</text:p>
          </table:table-cell>
          <table:table-cell office:value-type="float" office:value="0.05554" calcext:value-type="float">
            <text:p>0.05554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2428" calcext:value-type="float">
            <text:p>0.02428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22.82" calcext:value-type="float">
            <text:p>22.82</text:p>
          </table:table-cell>
          <table:table-cell office:value-type="float" office:value="21.32" calcext:value-type="float">
            <text:p>21.32</text:p>
          </table:table-cell>
          <table:table-cell office:value-type="float" office:value="150.6" calcext:value-type="float">
            <text:p>150.6</text:p>
          </table:table-cell>
          <table:table-cell office:value-type="float" office:value="1567" calcext:value-type="float">
            <text:p>1567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509" calcext:value-type="float">
            <text:p>0.509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09185" calcext:value-type="float">
            <text:p>0.09185</text:p>
          </table:table-cell>
        </table:table-row>
        <table:table-row table:style-name="ro1">
          <table:table-cell office:value-type="float" office:value="85713702" calcext:value-type="float">
            <text:p>85713702</text:p>
          </table:table-cell>
          <table:table-cell office:value-type="string" calcext:value-type="string">
            <text:p>B</text:p>
          </table:table-cell>
          <table:table-cell office:value-type="float" office:value="8.196" calcext:value-type="float">
            <text:p>8.196</text:p>
          </table:table-cell>
          <table:table-cell office:value-type="float" office:value="16.84" calcext:value-type="float">
            <text:p>16.84</text:p>
          </table:table-cell>
          <table:table-cell office:value-type="float" office:value="51.71" calcext:value-type="float">
            <text:p>51.71</text:p>
          </table:table-cell>
          <table:table-cell office:value-type="float" office:value="201.9" calcext:value-type="float">
            <text:p>201.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943" calcext:value-type="float">
            <text:p>0.05943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9567" calcext:value-type="float">
            <text:p>0.9567</text:p>
          </table:table-cell>
          <table:table-cell office:value-type="float" office:value="1.094" calcext:value-type="float">
            <text:p>1.094</text:p>
          </table:table-cell>
          <table:table-cell office:value-type="float" office:value="8.205" calcext:value-type="float">
            <text:p>8.205</text:p>
          </table:table-cell>
          <table:table-cell office:value-type="float" office:value="0.008968" calcext:value-type="float">
            <text:p>0.008968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8.964" calcext:value-type="float">
            <text:p>8.964</text:p>
          </table:table-cell>
          <table:table-cell office:value-type="float" office:value="21.96" calcext:value-type="float">
            <text:p>21.96</text:p>
          </table:table-cell>
          <table:table-cell office:value-type="float" office:value="57.26" calcext:value-type="float">
            <text:p>57.26</text:p>
          </table:table-cell>
          <table:table-cell office:value-type="float" office:value="242.2" calcext:value-type="float">
            <text:p>242.2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07409" calcext:value-type="float">
            <text:p>0.07409</text:p>
          </table:table-cell>
        </table:table-row>
        <table:table-row table:style-name="ro1">
          <table:table-cell office:value-type="float" office:value="85715" calcext:value-type="float">
            <text:p>85715</text:p>
          </table:table-cell>
          <table:table-cell office:value-type="string" calcext:value-type="string">
            <text:p>M</text:p>
          </table:table-cell>
          <table:table-cell office:value-type="float" office:value="13.17" calcext:value-type="float">
            <text:p>13.17</text:p>
          </table:table-cell>
          <table:table-cell office:value-type="float" office:value="18.66" calcext:value-type="float">
            <text:p>18.66</text:p>
          </table:table-cell>
          <table:table-cell office:value-type="float" office:value="85.98" calcext:value-type="float">
            <text:p>85.98</text:p>
          </table:table-cell>
          <table:table-cell office:value-type="float" office:value="534.6" calcext:value-type="float">
            <text:p>534.6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6777" calcext:value-type="float">
            <text:p>0.06777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8937" calcext:value-type="float">
            <text:p>0.8937</text:p>
          </table:table-cell>
          <table:table-cell office:value-type="float" office:value="1.897" calcext:value-type="float">
            <text:p>1.897</text:p>
          </table:table-cell>
          <table:table-cell office:value-type="float" office:value="24.25" calcext:value-type="float">
            <text:p>24.25</text:p>
          </table:table-cell>
          <table:table-cell office:value-type="float" office:value="0.006532" calcext:value-type="float">
            <text:p>0.006532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15.67" calcext:value-type="float">
            <text:p>15.67</text:p>
          </table:table-cell>
          <table:table-cell office:value-type="float" office:value="27.95" calcext:value-type="float">
            <text:p>27.95</text:p>
          </table:table-cell>
          <table:table-cell office:value-type="float" office:value="102.8" calcext:value-type="float">
            <text:p>102.8</text:p>
          </table:table-cell>
          <table:table-cell office:value-type="float" office:value="759.4" calcext:value-type="float">
            <text:p>759.4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4166" calcext:value-type="float">
            <text:p>0.4166</text:p>
          </table:table-cell>
          <table:table-cell office:value-type="float" office:value="0.5006" calcext:value-type="float">
            <text:p>0.5006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39" calcext:value-type="float">
            <text:p>0.39</text:p>
          </table:table-cell>
          <table:table-cell office:value-type="float" office:value="0.1179" calcext:value-type="float">
            <text:p>0.1179</text:p>
          </table:table-cell>
        </table:table-row>
        <table:table-row table:style-name="ro1">
          <table:table-cell office:value-type="float" office:value="857155" calcext:value-type="float">
            <text:p>857155</text:p>
          </table:table-cell>
          <table:table-cell office:value-type="string" calcext:value-type="string">
            <text:p>B</text:p>
          </table:table-cell>
          <table:table-cell office:value-type="float" office:value="12.05" calcext:value-type="float">
            <text:p>12.05</text:p>
          </table:table-cell>
          <table:table-cell office:value-type="float" office:value="14.63" calcext:value-type="float">
            <text:p>14.63</text:p>
          </table:table-cell>
          <table:table-cell office:value-type="float" office:value="78.04" calcext:value-type="float">
            <text:p>78.04</text:p>
          </table:table-cell>
          <table:table-cell office:value-type="float" office:value="449.3" calcext:value-type="float">
            <text:p>449.3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9092" calcext:value-type="float">
            <text:p>0.09092</text:p>
          </table:table-cell>
          <table:table-cell office:value-type="float" office:value="0.06592" calcext:value-type="float">
            <text:p>0.06592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6043" calcext:value-type="float">
            <text:p>0.06043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7294" calcext:value-type="float">
            <text:p>0.7294</text:p>
          </table:table-cell>
          <table:table-cell office:value-type="float" office:value="1.848" calcext:value-type="float">
            <text:p>1.848</text:p>
          </table:table-cell>
          <table:table-cell office:value-type="float" office:value="19.87" calcext:value-type="float">
            <text:p>19.87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13.76" calcext:value-type="float">
            <text:p>13.76</text:p>
          </table:table-cell>
          <table:table-cell office:value-type="float" office:value="20.7" calcext:value-type="float">
            <text:p>20.7</text:p>
          </table:table-cell>
          <table:table-cell office:value-type="float" office:value="89.88" calcext:value-type="float">
            <text:p>89.88</text:p>
          </table:table-cell>
          <table:table-cell office:value-type="float" office:value="582.6" calcext:value-type="float">
            <text:p>582.6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305" calcext:value-type="float">
            <text:p>0.305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2747" calcext:value-type="float">
            <text:p>0.2747</text:p>
          </table:table-cell>
          <table:table-cell office:value-type="float" office:value="0.08301" calcext:value-type="float">
            <text:p>0.08301</text:p>
          </table:table-cell>
        </table:table-row>
        <table:table-row table:style-name="ro1">
          <table:table-cell office:value-type="float" office:value="857156" calcext:value-type="float">
            <text:p>857156</text:p>
          </table:table-cell>
          <table:table-cell office:value-type="string" calcext:value-type="string">
            <text:p>B</text:p>
          </table:table-cell>
          <table:table-cell office:value-type="float" office:value="13.49" calcext:value-type="float">
            <text:p>13.49</text:p>
          </table:table-cell>
          <table:table-cell office:value-type="float" office:value="22.3" calcext:value-type="float">
            <text:p>22.3</text:p>
          </table:table-cell>
          <table:table-cell office:value-type="float" office:value="86.91" calcext:value-type="float">
            <text:p>86.91</text:p>
          </table:table-cell>
          <table:table-cell office:value-type="float" office:value="561" calcext:value-type="float">
            <text:p>561</text:p>
          </table:table-cell>
          <table:table-cell office:value-type="float" office:value="0.08752" calcext:value-type="float">
            <text:p>0.08752</text:p>
          </table:table-cell>
          <table:table-cell office:value-type="float" office:value="0.07698" calcext:value-type="float">
            <text:p>0.07698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03384" calcext:value-type="float">
            <text:p>0.03384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5718" calcext:value-type="float">
            <text:p>0.05718</text:p>
          </table:table-cell>
          <table:table-cell office:value-type="float" office:value="0.2338" calcext:value-type="float">
            <text:p>0.2338</text:p>
          </table:table-cell>
          <table:table-cell office:value-type="float" office:value="1.353" calcext:value-type="float">
            <text:p>1.353</text:p>
          </table:table-cell>
          <table:table-cell office:value-type="float" office:value="1.735" calcext:value-type="float">
            <text:p>1.735</text:p>
          </table:table-cell>
          <table:table-cell office:value-type="float" office:value="20.2" calcext:value-type="float">
            <text:p>20.2</text:p>
          </table:table-cell>
          <table:table-cell office:value-type="float" office:value="0.004455" calcext:value-type="float">
            <text:p>0.004455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15.15" calcext:value-type="float">
            <text:p>15.15</text:p>
          </table:table-cell>
          <table:table-cell office:value-type="float" office:value="31.82" calcext:value-type="float">
            <text:p>31.82</text:p>
          </table:table-cell>
          <table:table-cell office:value-type="float" office:value="99" calcext:value-type="float">
            <text:p>99</text:p>
          </table:table-cell>
          <table:table-cell office:value-type="float" office:value="698.8" calcext:value-type="float">
            <text:p>698.8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2282" calcext:value-type="float">
            <text:p>0.2282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06917" calcext:value-type="float">
            <text:p>0.06917</text:p>
          </table:table-cell>
        </table:table-row>
        <table:table-row table:style-name="ro1">
          <table:table-cell office:value-type="float" office:value="857343" calcext:value-type="float">
            <text:p>857343</text:p>
          </table:table-cell>
          <table:table-cell office:value-type="string" calcext:value-type="string">
            <text:p>B</text:p>
          </table:table-cell>
          <table:table-cell office:value-type="float" office:value="11.76" calcext:value-type="float">
            <text:p>11.76</text:p>
          </table:table-cell>
          <table:table-cell office:value-type="float" office:value="21.6" calcext:value-type="float">
            <text:p>21.6</text:p>
          </table:table-cell>
          <table:table-cell office:value-type="float" office:value="74.72" calcext:value-type="float">
            <text:p>74.72</text:p>
          </table:table-cell>
          <table:table-cell office:value-type="float" office:value="427.9" calcext:value-type="float">
            <text:p>427.9</text:p>
          </table:table-cell>
          <table:table-cell office:value-type="float" office:value="0.08637" calcext:value-type="float">
            <text:p>0.08637</text:p>
          </table:table-cell>
          <table:table-cell office:value-type="float" office:value="0.04966" calcext:value-type="float">
            <text:p>0.04966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05888" calcext:value-type="float">
            <text:p>0.05888</text:p>
          </table:table-cell>
          <table:table-cell office:value-type="float" office:value="0.4062" calcext:value-type="float">
            <text:p>0.4062</text:p>
          </table:table-cell>
          <table:table-cell office:value-type="float" office:value="1.21" calcext:value-type="float">
            <text:p>1.21</text:p>
          </table:table-cell>
          <table:table-cell office:value-type="float" office:value="2.635" calcext:value-type="float">
            <text:p>2.635</text:p>
          </table:table-cell>
          <table:table-cell office:value-type="float" office:value="28.47" calcext:value-type="float">
            <text:p>28.47</text:p>
          </table:table-cell>
          <table:table-cell office:value-type="float" office:value="0.005857" calcext:value-type="float">
            <text:p>0.005857</text:p>
          </table:table-cell>
          <table:table-cell office:value-type="float" office:value="0.009758" calcext:value-type="float">
            <text:p>0.009758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01769" calcext:value-type="float">
            <text:p>0.001769</text:p>
          </table:table-cell>
          <table:table-cell office:value-type="float" office:value="12.98" calcext:value-type="float">
            <text:p>12.98</text:p>
          </table:table-cell>
          <table:table-cell office:value-type="float" office:value="25.72" calcext:value-type="float">
            <text:p>25.72</text:p>
          </table:table-cell>
          <table:table-cell office:value-type="float" office:value="82.98" calcext:value-type="float">
            <text:p>82.98</text:p>
          </table:table-cell>
          <table:table-cell office:value-type="float" office:value="516.5" calcext:value-type="float">
            <text:p>516.5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03715" calcext:value-type="float">
            <text:p>0.03715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06563" calcext:value-type="float">
            <text:p>0.06563</text:p>
          </table:table-cell>
        </table:table-row>
        <table:table-row table:style-name="ro1">
          <table:table-cell office:value-type="float" office:value="857373" calcext:value-type="float">
            <text:p>857373</text:p>
          </table:table-cell>
          <table:table-cell office:value-type="string" calcext:value-type="string">
            <text:p>B</text:p>
          </table:table-cell>
          <table:table-cell office:value-type="float" office:value="13.64" calcext:value-type="float">
            <text:p>13.64</text:p>
          </table:table-cell>
          <table:table-cell office:value-type="float" office:value="16.34" calcext:value-type="float">
            <text:p>16.34</text:p>
          </table:table-cell>
          <table:table-cell office:value-type="float" office:value="87.21" calcext:value-type="float">
            <text:p>87.21</text:p>
          </table:table-cell>
          <table:table-cell office:value-type="float" office:value="571.8" calcext:value-type="float">
            <text:p>571.8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5953" calcext:value-type="float">
            <text:p>0.05953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9234" calcext:value-type="float">
            <text:p>0.9234</text:p>
          </table:table-cell>
          <table:table-cell office:value-type="float" office:value="1.449" calcext:value-type="float">
            <text:p>1.449</text:p>
          </table:table-cell>
          <table:table-cell office:value-type="float" office:value="14.55" calcext:value-type="float">
            <text:p>14.55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7956" calcext:value-type="float">
            <text:p>0.007956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14.67" calcext:value-type="float">
            <text:p>14.67</text:p>
          </table:table-cell>
          <table:table-cell office:value-type="float" office:value="23.19" calcext:value-type="float">
            <text:p>23.19</text:p>
          </table:table-cell>
          <table:table-cell office:value-type="float" office:value="96.08" calcext:value-type="float">
            <text:p>96.08</text:p>
          </table:table-cell>
          <table:table-cell office:value-type="float" office:value="656.7" calcext:value-type="float">
            <text:p>656.7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586" calcext:value-type="float">
            <text:p>0.08586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08025" calcext:value-type="float">
            <text:p>0.08025</text:p>
          </table:table-cell>
        </table:table-row>
        <table:table-row table:style-name="ro1">
          <table:table-cell office:value-type="float" office:value="857374" calcext:value-type="float">
            <text:p>857374</text:p>
          </table:table-cell>
          <table:table-cell office:value-type="string" calcext:value-type="string">
            <text:p>B</text:p>
          </table:table-cell>
          <table:table-cell office:value-type="float" office:value="11.94" calcext:value-type="float">
            <text:p>11.94</text:p>
          </table:table-cell>
          <table:table-cell office:value-type="float" office:value="18.24" calcext:value-type="float">
            <text:p>18.24</text:p>
          </table:table-cell>
          <table:table-cell office:value-type="float" office:value="75.71" calcext:value-type="float">
            <text:p>75.71</text:p>
          </table:table-cell>
          <table:table-cell office:value-type="float" office:value="437.6" calcext:value-type="float">
            <text:p>437.6</text:p>
          </table:table-cell>
          <table:table-cell office:value-type="float" office:value="0.08261" calcext:value-type="float">
            <text:p>0.08261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6329" calcext:value-type="float">
            <text:p>0.6329</text:p>
          </table:table-cell>
          <table:table-cell office:value-type="float" office:value="1.52" calcext:value-type="float">
            <text:p>1.52</text:p>
          </table:table-cell>
          <table:table-cell office:value-type="float" office:value="17.47" calcext:value-type="float">
            <text:p>17.47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02635" calcext:value-type="float">
            <text:p>0.002635</text:p>
          </table:table-cell>
          <table:table-cell office:value-type="float" office:value="13.1" calcext:value-type="float">
            <text:p>13.1</text:p>
          </table:table-cell>
          <table:table-cell office:value-type="float" office:value="21.33" calcext:value-type="float">
            <text:p>21.33</text:p>
          </table:table-cell>
          <table:table-cell office:value-type="float" office:value="83.67" calcext:value-type="float">
            <text:p>83.67</text:p>
          </table:table-cell>
          <table:table-cell office:value-type="float" office:value="527.2" calcext:value-type="float">
            <text:p>527.2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8906" calcext:value-type="float">
            <text:p>0.08906</text:p>
          </table:table-cell>
          <table:table-cell office:value-type="float" office:value="0.09203" calcext:value-type="float">
            <text:p>0.09203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07408" calcext:value-type="float">
            <text:p>0.07408</text:p>
          </table:table-cell>
        </table:table-row>
        <table:table-row table:style-name="ro1">
          <table:table-cell office:value-type="float" office:value="857392" calcext:value-type="float">
            <text:p>857392</text:p>
          </table:table-cell>
          <table:table-cell office:value-type="string" calcext:value-type="string">
            <text:p>M</text:p>
          </table:table-cell>
          <table:table-cell office:value-type="float" office:value="18.22" calcext:value-type="float">
            <text:p>18.22</text:p>
          </table:table-cell>
          <table:table-cell office:value-type="float" office:value="18.7" calcext:value-type="float">
            <text:p>18.7</text:p>
          </table:table-cell>
          <table:table-cell office:value-type="float" office:value="120.3" calcext:value-type="float">
            <text:p>120.3</text:p>
          </table:table-cell>
          <table:table-cell office:value-type="float" office:value="1033" calcext:value-type="float">
            <text:p>1033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8337" calcext:value-type="float">
            <text:p>0.8337</text:p>
          </table:table-cell>
          <table:table-cell office:value-type="float" office:value="1.593" calcext:value-type="float">
            <text:p>1.593</text:p>
          </table:table-cell>
          <table:table-cell office:value-type="float" office:value="4.877" calcext:value-type="float">
            <text:p>4.877</text:p>
          </table:table-cell>
          <table:table-cell office:value-type="float" office:value="98.81" calcext:value-type="float">
            <text:p>98.81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05126" calcext:value-type="float">
            <text:p>0.005126</text:p>
          </table:table-cell>
          <table:table-cell office:value-type="float" office:value="20.6" calcext:value-type="float">
            <text:p>20.6</text:p>
          </table:table-cell>
          <table:table-cell office:value-type="float" office:value="24.13" calcext:value-type="float">
            <text:p>24.13</text:p>
          </table:table-cell>
          <table:table-cell office:value-type="float" office:value="135.1" calcext:value-type="float">
            <text:p>135.1</text:p>
          </table:table-cell>
          <table:table-cell office:value-type="float" office:value="1321" calcext:value-type="float">
            <text:p>13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07987" calcext:value-type="float">
            <text:p>0.07987</text:p>
          </table:table-cell>
        </table:table-row>
        <table:table-row table:style-name="ro1">
          <table:table-cell office:value-type="float" office:value="857438" calcext:value-type="float">
            <text:p>857438</text:p>
          </table:table-cell>
          <table:table-cell office:value-type="string" calcext:value-type="string">
            <text:p>M</text:p>
          </table:table-cell>
          <table:table-cell office:value-type="float" office:value="15.1" calcext:value-type="float">
            <text:p>15.1</text:p>
          </table:table-cell>
          <table:table-cell office:value-type="float" office:value="22.02" calcext:value-type="float">
            <text:p>22.02</text:p>
          </table:table-cell>
          <table:table-cell office:value-type="float" office:value="97.26" calcext:value-type="float">
            <text:p>97.26</text:p>
          </table:table-cell>
          <table:table-cell office:value-type="float" office:value="712.8" calcext:value-type="float">
            <text:p>712.8</text:p>
          </table:table-cell>
          <table:table-cell office:value-type="float" office:value="0.09056" calcext:value-type="float">
            <text:p>0.09056</text:p>
          </table:table-cell>
          <table:table-cell office:value-type="float" office:value="0.07081" calcext:value-type="float">
            <text:p>0.07081</text:p>
          </table:table-cell>
          <table:table-cell office:value-type="float" office:value="0.05253" calcext:value-type="float">
            <text:p>0.05253</text:p>
          </table:table-cell>
          <table:table-cell office:value-type="float" office:value="0.03334" calcext:value-type="float">
            <text:p>0.03334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05684" calcext:value-type="float">
            <text:p>0.05684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8339" calcext:value-type="float">
            <text:p>0.8339</text:p>
          </table:table-cell>
          <table:table-cell office:value-type="float" office:value="2.097" calcext:value-type="float">
            <text:p>2.097</text:p>
          </table:table-cell>
          <table:table-cell office:value-type="float" office:value="29.91" calcext:value-type="float">
            <text:p>29.91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18.1" calcext:value-type="float">
            <text:p>18.1</text:p>
          </table:table-cell>
          <table:table-cell office:value-type="float" office:value="31.69" calcext:value-type="float">
            <text:p>31.69</text:p>
          </table:table-cell>
          <table:table-cell office:value-type="float" office:value="117.7" calcext:value-type="float">
            <text:p>117.7</text:p>
          </table:table-cell>
          <table:table-cell office:value-type="float" office:value="1030" calcext:value-type="float">
            <text:p>1030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07873" calcext:value-type="float">
            <text:p>0.07873</text:p>
          </table:table-cell>
        </table:table-row>
        <table:table-row table:style-name="ro1">
          <table:table-cell office:value-type="float" office:value="85759902" calcext:value-type="float">
            <text:p>85759902</text:p>
          </table:table-cell>
          <table:table-cell office:value-type="string" calcext:value-type="string">
            <text:p>B</text:p>
          </table:table-cell>
          <table:table-cell office:value-type="float" office:value="11.52" calcext:value-type="float">
            <text:p>11.52</text:p>
          </table:table-cell>
          <table:table-cell office:value-type="float" office:value="18.75" calcext:value-type="float">
            <text:p>18.75</text:p>
          </table:table-cell>
          <table:table-cell office:value-type="float" office:value="73.34" calcext:value-type="float">
            <text:p>73.34</text:p>
          </table:table-cell>
          <table:table-cell office:value-type="float" office:value="409" calcext:value-type="float">
            <text:p>409</text:p>
          </table:table-cell>
          <table:table-cell office:value-type="float" office:value="0.09524" calcext:value-type="float">
            <text:p>0.09524</text:p>
          </table:table-cell>
          <table:table-cell office:value-type="float" office:value="0.05473" calcext:value-type="float">
            <text:p>0.05473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192" calcext:value-type="float">
            <text:p>0.192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9591" calcext:value-type="float">
            <text:p>0.9591</text:p>
          </table:table-cell>
          <table:table-cell office:value-type="float" office:value="2.183" calcext:value-type="float">
            <text:p>2.183</text:p>
          </table:table-cell>
          <table:table-cell office:value-type="float" office:value="23.47" calcext:value-type="float">
            <text:p>23.47</text:p>
          </table:table-cell>
          <table:table-cell office:value-type="float" office:value="0.008328" calcext:value-type="float">
            <text:p>0.008328</text:p>
          </table:table-cell>
          <table:table-cell office:value-type="float" office:value="0.008722" calcext:value-type="float">
            <text:p>0.008722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0.03218" calcext:value-type="float">
            <text:p>0.03218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12.84" calcext:value-type="float">
            <text:p>12.84</text:p>
          </table:table-cell>
          <table:table-cell office:value-type="float" office:value="22.47" calcext:value-type="float">
            <text:p>22.47</text:p>
          </table:table-cell>
          <table:table-cell office:value-type="float" office:value="81.81" calcext:value-type="float">
            <text:p>81.81</text:p>
          </table:table-cell>
          <table:table-cell office:value-type="float" office:value="506.2" calcext:value-type="float">
            <text:p>506.2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9076" calcext:value-type="float">
            <text:p>0.09076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07036" calcext:value-type="float">
            <text:p>0.07036</text:p>
          </table:table-cell>
        </table:table-row>
        <table:table-row table:style-name="ro1">
          <table:table-cell office:value-type="float" office:value="857637" calcext:value-type="float">
            <text:p>857637</text:p>
          </table:table-cell>
          <table:table-cell office:value-type="string" calcext:value-type="string">
            <text:p>M</text:p>
          </table:table-cell>
          <table:table-cell office:value-type="float" office:value="19.21" calcext:value-type="float">
            <text:p>19.21</text:p>
          </table:table-cell>
          <table:table-cell office:value-type="float" office:value="18.57" calcext:value-type="float">
            <text:p>18.57</text:p>
          </table:table-cell>
          <table:table-cell office:value-type="float" office:value="125.5" calcext:value-type="float">
            <text:p>125.5</text:p>
          </table:table-cell>
          <table:table-cell office:value-type="float" office:value="1152" calcext:value-type="float">
            <text:p>1152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08994" calcext:value-type="float">
            <text:p>0.08994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05961" calcext:value-type="float">
            <text:p>0.05961</text:p>
          </table:table-cell>
          <table:table-cell office:value-type="float" office:value="0.7275" calcext:value-type="float">
            <text:p>0.7275</text:p>
          </table:table-cell>
          <table:table-cell office:value-type="float" office:value="1.193" calcext:value-type="float">
            <text:p>1.193</text:p>
          </table:table-cell>
          <table:table-cell office:value-type="float" office:value="4.837" calcext:value-type="float">
            <text:p>4.837</text:p>
          </table:table-cell>
          <table:table-cell office:value-type="float" office:value="102.5" calcext:value-type="float">
            <text:p>102.5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.02306" calcext:value-type="float">
            <text:p>0.0230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26.14" calcext:value-type="float">
            <text:p>26.14</text:p>
          </table:table-cell>
          <table:table-cell office:value-type="float" office:value="28.14" calcext:value-type="float">
            <text:p>28.14</text:p>
          </table:table-cell>
          <table:table-cell office:value-type="float" office:value="170.1" calcext:value-type="float">
            <text:p>170.1</text:p>
          </table:table-cell>
          <table:table-cell office:value-type="float" office:value="2145" calcext:value-type="float">
            <text:p>2145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08294" calcext:value-type="float">
            <text:p>0.08294</text:p>
          </table:table-cell>
        </table:table-row>
        <table:table-row table:style-name="ro1">
          <table:table-cell office:value-type="float" office:value="857793" calcext:value-type="float">
            <text:p>857793</text:p>
          </table:table-cell>
          <table:table-cell office:value-type="string" calcext:value-type="string">
            <text:p>M</text:p>
          </table:table-cell>
          <table:table-cell office:value-type="float" office:value="14.71" calcext:value-type="float">
            <text:p>14.71</text:p>
          </table:table-cell>
          <table:table-cell office:value-type="float" office:value="21.59" calcext:value-type="float">
            <text:p>21.59</text:p>
          </table:table-cell>
          <table:table-cell office:value-type="float" office:value="95.55" calcext:value-type="float">
            <text:p>95.55</text:p>
          </table:table-cell>
          <table:table-cell office:value-type="float" office:value="656.9" calcext:value-type="float">
            <text:p>656.9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4226" calcext:value-type="float">
            <text:p>0.4226</text:p>
          </table:table-cell>
          <table:table-cell office:value-type="float" office:value="1.15" calcext:value-type="float">
            <text:p>1.15</text:p>
          </table:table-cell>
          <table:table-cell office:value-type="float" office:value="2.735" calcext:value-type="float">
            <text:p>2.735</text:p>
          </table:table-cell>
          <table:table-cell office:value-type="float" office:value="40.09" calcext:value-type="float">
            <text:p>40.09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04108" calcext:value-type="float">
            <text:p>0.004108</text:p>
          </table:table-cell>
          <table:table-cell office:value-type="float" office:value="17.87" calcext:value-type="float">
            <text:p>17.87</text:p>
          </table:table-cell>
          <table:table-cell office:value-type="float" office:value="30.7" calcext:value-type="float">
            <text:p>30.7</text:p>
          </table:table-cell>
          <table:table-cell office:value-type="float" office:value="115.7" calcext:value-type="float">
            <text:p>115.7</text:p>
          </table:table-cell>
          <table:table-cell office:value-type="float" office:value="985.5" calcext:value-type="float">
            <text:p>985.5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429" calcext:value-type="float">
            <text:p>0.429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1094" calcext:value-type="float">
            <text:p>0.1094</text:p>
          </table:table-cell>
        </table:table-row>
        <table:table-row table:style-name="ro1">
          <table:table-cell office:value-type="float" office:value="857810" calcext:value-type="float">
            <text:p>857810</text:p>
          </table:table-cell>
          <table:table-cell office:value-type="string" calcext:value-type="string">
            <text:p>B</text:p>
          </table:table-cell>
          <table:table-cell office:value-type="float" office:value="13.05" calcext:value-type="float">
            <text:p>13.05</text:p>
          </table:table-cell>
          <table:table-cell office:value-type="float" office:value="19.31" calcext:value-type="float">
            <text:p>19.31</text:p>
          </table:table-cell>
          <table:table-cell office:value-type="float" office:value="82.61" calcext:value-type="float">
            <text:p>82.61</text:p>
          </table:table-cell>
          <table:table-cell office:value-type="float" office:value="527.2" calcext:value-type="float">
            <text:p>527.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3789" calcext:value-type="float">
            <text:p>0.03789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4167" calcext:value-type="float">
            <text:p>0.004167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05501" calcext:value-type="float">
            <text:p>0.05501</text:p>
          </table:table-cell>
          <table:table-cell office:value-type="float" office:value="0.404" calcext:value-type="float">
            <text:p>0.404</text:p>
          </table:table-cell>
          <table:table-cell office:value-type="float" office:value="1.214" calcext:value-type="float">
            <text:p>1.214</text:p>
          </table:table-cell>
          <table:table-cell office:value-type="float" office:value="2.595" calcext:value-type="float">
            <text:p>2.595</text:p>
          </table:table-cell>
          <table:table-cell office:value-type="float" office:value="32.96" calcext:value-type="float">
            <text:p>32.96</text:p>
          </table:table-cell>
          <table:table-cell office:value-type="float" office:value="0.007491" calcext:value-type="float">
            <text:p>0.007491</text:p>
          </table:table-cell>
          <table:table-cell office:value-type="float" office:value="0.008593" calcext:value-type="float">
            <text:p>0.008593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4167" calcext:value-type="float">
            <text:p>0.004167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14.23" calcext:value-type="float">
            <text:p>14.23</text:p>
          </table:table-cell>
          <table:table-cell office:value-type="float" office:value="22.25" calcext:value-type="float">
            <text:p>22.25</text:p>
          </table:table-cell>
          <table:table-cell office:value-type="float" office:value="90.24" calcext:value-type="float">
            <text:p>90.24</text:p>
          </table:table-cell>
          <table:table-cell office:value-type="float" office:value="624.1" calcext:value-type="float">
            <text:p>624.1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06191" calcext:value-type="float">
            <text:p>0.06191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06289" calcext:value-type="float">
            <text:p>0.06289</text:p>
          </table:table-cell>
        </table:table-row>
        <table:table-row table:style-name="ro1">
          <table:table-cell office:value-type="float" office:value="858477" calcext:value-type="float">
            <text:p>858477</text:p>
          </table:table-cell>
          <table:table-cell office:value-type="string" calcext:value-type="string">
            <text:p>B</text:p>
          </table:table-cell>
          <table:table-cell office:value-type="float" office:value="8.618" calcext:value-type="float">
            <text:p>8.618</text:p>
          </table:table-cell>
          <table:table-cell office:value-type="float" office:value="11.79" calcext:value-type="float">
            <text:p>11.79</text:p>
          </table:table-cell>
          <table:table-cell office:value-type="float" office:value="54.34" calcext:value-type="float">
            <text:p>54.34</text:p>
          </table:table-cell>
          <table:table-cell office:value-type="float" office:value="224.5" calcext:value-type="float">
            <text:p>224.5</text:p>
          </table:table-cell>
          <table:table-cell office:value-type="float" office:value="0.09752" calcext:value-type="float">
            <text:p>0.09752</text:p>
          </table:table-cell>
          <table:table-cell office:value-type="float" office:value="0.05272" calcext:value-type="float">
            <text:p>0.05272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07799" calcext:value-type="float">
            <text:p>0.007799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07187" calcext:value-type="float">
            <text:p>0.0718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5796" calcext:value-type="float">
            <text:p>0.5796</text:p>
          </table:table-cell>
          <table:table-cell office:value-type="float" office:value="1.046" calcext:value-type="float">
            <text:p>1.046</text:p>
          </table:table-cell>
          <table:table-cell office:value-type="float" office:value="8.322" calcext:value-type="float">
            <text:p>8.32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05742" calcext:value-type="float">
            <text:p>0.00574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9.507" calcext:value-type="float">
            <text:p>9.507</text:p>
          </table:table-cell>
          <table:table-cell office:value-type="float" office:value="15.4" calcext:value-type="float">
            <text:p>15.4</text:p>
          </table:table-cell>
          <table:table-cell office:value-type="float" office:value="59.9" calcext:value-type="float">
            <text:p>59.9</text:p>
          </table:table-cell>
          <table:table-cell office:value-type="float" office:value="274.9" calcext:value-type="float">
            <text:p>274.9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4419" calcext:value-type="float">
            <text:p>0.04419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026" calcext:value-type="float">
            <text:p>0.09026</text:p>
          </table:table-cell>
        </table:table-row>
        <table:table-row table:style-name="ro1">
          <table:table-cell office:value-type="float" office:value="858970" calcext:value-type="float">
            <text:p>858970</text:p>
          </table:table-cell>
          <table:table-cell office:value-type="string" calcext:value-type="string">
            <text:p>B</text:p>
          </table:table-cell>
          <table:table-cell office:value-type="float" office:value="10.17" calcext:value-type="float">
            <text:p>10.17</text:p>
          </table:table-cell>
          <table:table-cell office:value-type="float" office:value="14.88" calcext:value-type="float">
            <text:p>14.88</text:p>
          </table:table-cell>
          <table:table-cell office:value-type="float" office:value="64.55" calcext:value-type="float">
            <text:p>64.55</text:p>
          </table:table-cell>
          <table:table-cell office:value-type="float" office:value="311.9" calcext:value-type="float">
            <text:p>311.9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8061" calcext:value-type="float">
            <text:p>0.08061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5158" calcext:value-type="float">
            <text:p>0.5158</text:p>
          </table:table-cell>
          <table:table-cell office:value-type="float" office:value="1.441" calcext:value-type="float">
            <text:p>1.441</text:p>
          </table:table-cell>
          <table:table-cell office:value-type="float" office:value="3.312" calcext:value-type="float">
            <text:p>3.312</text:p>
          </table:table-cell>
          <table:table-cell office:value-type="float" office:value="34.62" calcext:value-type="float">
            <text:p>34.62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7665" calcext:value-type="float">
            <text:p>0.007665</text:p>
          </table:table-cell>
          <table:table-cell office:value-type="float" office:value="0.008193" calcext:value-type="float">
            <text:p>0.008193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11.02" calcext:value-type="float">
            <text:p>11.02</text:p>
          </table:table-cell>
          <table:table-cell office:value-type="float" office:value="17.45" calcext:value-type="float">
            <text:p>17.45</text:p>
          </table:table-cell>
          <table:table-cell office:value-type="float" office:value="69.86" calcext:value-type="float">
            <text:p>69.86</text:p>
          </table:table-cell>
          <table:table-cell office:value-type="float" office:value="368.6" calcext:value-type="float">
            <text:p>368.6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09866" calcext:value-type="float">
            <text:p>0.09866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float" office:value="858981" calcext:value-type="float">
            <text:p>858981</text:p>
          </table:table-cell>
          <table:table-cell office:value-type="string" calcext:value-type="string">
            <text:p>B</text:p>
          </table:table-cell>
          <table:table-cell office:value-type="float" office:value="8.598" calcext:value-type="float">
            <text:p>8.598</text:p>
          </table:table-cell>
          <table:table-cell office:value-type="float" office:value="20.98" calcext:value-type="float">
            <text:p>20.98</text:p>
          </table:table-cell>
          <table:table-cell office:value-type="float" office:value="54.66" calcext:value-type="float">
            <text:p>54.66</text:p>
          </table:table-cell>
          <table:table-cell office:value-type="float" office:value="221.8" calcext:value-type="float">
            <text:p>221.8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08963" calcext:value-type="float">
            <text:p>0.08963</text:p>
          </table:table-cell>
          <table:table-cell office:value-type="float" office:value="0.03" calcext:value-type="float">
            <text:p>0.03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3582" calcext:value-type="float">
            <text:p>0.3582</text:p>
          </table:table-cell>
          <table:table-cell office:value-type="float" office:value="2.067" calcext:value-type="float">
            <text:p>2.067</text:p>
          </table:table-cell>
          <table:table-cell office:value-type="float" office:value="2.493" calcext:value-type="float">
            <text:p>2.493</text:p>
          </table:table-cell>
          <table:table-cell office:value-type="float" office:value="18.39" calcext:value-type="float">
            <text:p>18.39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3162" calcext:value-type="float">
            <text:p>0.03162</text:p>
          </table:table-cell>
          <table:table-cell office:value-type="float" office:value="0.03" calcext:value-type="float">
            <text:p>0.03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03357" calcext:value-type="float">
            <text:p>0.03357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9.565" calcext:value-type="float">
            <text:p>9.565</text:p>
          </table:table-cell>
          <table:table-cell office:value-type="float" office:value="27.04" calcext:value-type="float">
            <text:p>27.04</text:p>
          </table:table-cell>
          <table:table-cell office:value-type="float" office:value="62.06" calcext:value-type="float">
            <text:p>62.06</text:p>
          </table:table-cell>
          <table:table-cell office:value-type="float" office:value="273.9" calcext:value-type="float">
            <text:p>273.9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09001" calcext:value-type="float">
            <text:p>0.09001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07712" calcext:value-type="float">
            <text:p>0.07712</text:p>
          </table:table-cell>
        </table:table-row>
        <table:table-row table:style-name="ro1">
          <table:table-cell office:value-type="float" office:value="858986" calcext:value-type="float">
            <text:p>858986</text:p>
          </table:table-cell>
          <table:table-cell office:value-type="string" calcext:value-type="string">
            <text:p>M</text:p>
          </table:table-cell>
          <table:table-cell office:value-type="float" office:value="14.25" calcext:value-type="float">
            <text:p>14.25</text:p>
          </table:table-cell>
          <table:table-cell office:value-type="float" office:value="22.15" calcext:value-type="float">
            <text:p>22.15</text:p>
          </table:table-cell>
          <table:table-cell office:value-type="float" office:value="96.42" calcext:value-type="float">
            <text:p>96.42</text:p>
          </table:table-cell>
          <table:table-cell office:value-type="float" office:value="645.7" calcext:value-type="float">
            <text:p>645.7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08653" calcext:value-type="float">
            <text:p>0.08653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07292" calcext:value-type="float">
            <text:p>0.07292</text:p>
          </table:table-cell>
          <table:table-cell office:value-type="float" office:value="0.7036" calcext:value-type="float">
            <text:p>0.7036</text:p>
          </table:table-cell>
          <table:table-cell office:value-type="float" office:value="1.268" calcext:value-type="float">
            <text:p>1.268</text:p>
          </table:table-cell>
          <table:table-cell office:value-type="float" office:value="5.373" calcext:value-type="float">
            <text:p>5.373</text:p>
          </table:table-cell>
          <table:table-cell office:value-type="float" office:value="60.78" calcext:value-type="float">
            <text:p>60.78</text:p>
          </table:table-cell>
          <table:table-cell office:value-type="float" office:value="0.009407" calcext:value-type="float">
            <text:p>0.009407</text:p>
          </table:table-cell>
          <table:table-cell office:value-type="float" office:value="0.07056" calcext:value-type="float">
            <text:p>0.07056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17.67" calcext:value-type="float">
            <text:p>17.67</text:p>
          </table:table-cell>
          <table:table-cell office:value-type="float" office:value="29.51" calcext:value-type="float">
            <text:p>29.51</text:p>
          </table:table-cell>
          <table:table-cell office:value-type="float" office:value="119.1" calcext:value-type="float">
            <text:p>119.1</text:p>
          </table:table-cell>
          <table:table-cell office:value-type="float" office:value="959.5" calcext:value-type="float">
            <text:p>959.5</text:p>
          </table:table-cell>
          <table:table-cell office:value-type="float" office:value="0.164" calcext:value-type="float">
            <text:p>0.164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6922" calcext:value-type="float">
            <text:p>0.6922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1132" calcext:value-type="float">
            <text:p>0.1132</text:p>
          </table:table-cell>
        </table:table-row>
        <table:table-row table:style-name="ro1">
          <table:table-cell office:value-type="float" office:value="859196" calcext:value-type="float">
            <text:p>859196</text:p>
          </table:table-cell>
          <table:table-cell office:value-type="string" calcext:value-type="string">
            <text:p>B</text:p>
          </table:table-cell>
          <table:table-cell office:value-type="float" office:value="9.173" calcext:value-type="float">
            <text:p>9.173</text:p>
          </table:table-cell>
          <table:table-cell office:value-type="float" office:value="13.86" calcext:value-type="float">
            <text:p>13.86</text:p>
          </table:table-cell>
          <table:table-cell office:value-type="float" office:value="59.2" calcext:value-type="float">
            <text:p>59.2</text:p>
          </table:table-cell>
          <table:table-cell office:value-type="float" office:value="260.9" calcext:value-type="float">
            <text:p>260.9</text:p>
          </table:table-cell>
          <table:table-cell office:value-type="float" office:value="0.07721" calcext:value-type="float">
            <text:p>0.07721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5988" calcext:value-type="float">
            <text:p>0.05988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06963" calcext:value-type="float">
            <text:p>0.06963</text:p>
          </table:table-cell>
          <table:table-cell office:value-type="float" office:value="0.4098" calcext:value-type="float">
            <text:p>0.4098</text:p>
          </table:table-cell>
          <table:table-cell office:value-type="float" office:value="2.265" calcext:value-type="float">
            <text:p>2.265</text:p>
          </table:table-cell>
          <table:table-cell office:value-type="float" office:value="2.608" calcext:value-type="float">
            <text:p>2.608</text:p>
          </table:table-cell>
          <table:table-cell office:value-type="float" office:value="23.52" calcext:value-type="float">
            <text:p>23.52</text:p>
          </table:table-cell>
          <table:table-cell office:value-type="float" office:value="0.008738" calcext:value-type="float">
            <text:p>0.008738</text:p>
          </table:table-cell>
          <table:table-cell office:value-type="float" office:value="0.03938" calcext:value-type="float">
            <text:p>0.03938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192" calcext:value-type="float">
            <text:p>0.04192</text:p>
          </table:table-cell>
          <table:table-cell office:value-type="float" office:value="0.005822" calcext:value-type="float">
            <text:p>0.005822</text:p>
          </table:table-cell>
          <table:table-cell office:value-type="float" office:value="10.01" calcext:value-type="float">
            <text:p>10.01</text:p>
          </table:table-cell>
          <table:table-cell office:value-type="float" office:value="19.23" calcext:value-type="float">
            <text:p>19.23</text:p>
          </table:table-cell>
          <table:table-cell office:value-type="float" office:value="65.59" calcext:value-type="float">
            <text:p>65.59</text:p>
          </table:table-cell>
          <table:table-cell office:value-type="float" office:value="310.1" calcext:value-type="float">
            <text:p>310.1</text:p>
          </table:table-cell>
          <table:table-cell office:value-type="float" office:value="0.09836" calcext:value-type="float">
            <text:p>0.09836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05087" calcext:value-type="float">
            <text:p>0.05087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float" office:value="85922302" calcext:value-type="float">
            <text:p>85922302</text:p>
          </table:table-cell>
          <table:table-cell office:value-type="string" calcext:value-type="string">
            <text:p>M</text:p>
          </table:table-cell>
          <table:table-cell office:value-type="float" office:value="12.68" calcext:value-type="float">
            <text:p>12.68</text:p>
          </table:table-cell>
          <table:table-cell office:value-type="float" office:value="23.84" calcext:value-type="float">
            <text:p>23.84</text:p>
          </table:table-cell>
          <table:table-cell office:value-type="float" office:value="82.69" calcext:value-type="float">
            <text:p>82.69</text:p>
          </table:table-cell>
          <table:table-cell office:value-type="float" office:value="499" calcext:value-type="float">
            <text:p>499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06873" calcext:value-type="float">
            <text:p>0.06873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4255" calcext:value-type="float">
            <text:p>0.4255</text:p>
          </table:table-cell>
          <table:table-cell office:value-type="float" office:value="1.178" calcext:value-type="float">
            <text:p>1.178</text:p>
          </table:table-cell>
          <table:table-cell office:value-type="float" office:value="2.927" calcext:value-type="float">
            <text:p>2.927</text:p>
          </table:table-cell>
          <table:table-cell office:value-type="float" office:value="36.46" calcext:value-type="float">
            <text:p>36.46</text:p>
          </table:table-cell>
          <table:table-cell office:value-type="float" office:value="0.007781" calcext:value-type="float">
            <text:p>0.007781</text:p>
          </table:table-cell>
          <table:table-cell office:value-type="float" office:value="0.02648" calcext:value-type="float">
            <text:p>0.02648</text:p>
          </table:table-cell>
          <table:table-cell office:value-type="float" office:value="0.02973" calcext:value-type="float">
            <text:p>0.02973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17.09" calcext:value-type="float">
            <text:p>17.09</text:p>
          </table:table-cell>
          <table:table-cell office:value-type="float" office:value="33.47" calcext:value-type="float">
            <text:p>33.47</text:p>
          </table:table-cell>
          <table:table-cell office:value-type="float" office:value="111.8" calcext:value-type="float">
            <text:p>111.8</text:p>
          </table:table-cell>
          <table:table-cell office:value-type="float" office:value="888.3" calcext:value-type="float">
            <text:p>888.3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1031" calcext:value-type="float">
            <text:p>0.1031</text:p>
          </table:table-cell>
        </table:table-row>
        <table:table-row table:style-name="ro1">
          <table:table-cell office:value-type="float" office:value="859283" calcext:value-type="float">
            <text:p>859283</text:p>
          </table:table-cell>
          <table:table-cell office:value-type="string" calcext:value-type="string">
            <text:p>M</text:p>
          </table:table-cell>
          <table:table-cell office:value-type="float" office:value="14.78" calcext:value-type="float">
            <text:p>14.78</text:p>
          </table:table-cell>
          <table:table-cell office:value-type="float" office:value="23.94" calcext:value-type="float">
            <text:p>23.94</text:p>
          </table:table-cell>
          <table:table-cell office:value-type="float" office:value="97.4" calcext:value-type="float">
            <text:p>97.4</text:p>
          </table:table-cell>
          <table:table-cell office:value-type="float" office:value="668.3" calcext:value-type="float">
            <text:p>668.3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9029" calcext:value-type="float">
            <text:p>0.09029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6654" calcext:value-type="float">
            <text:p>0.06654</text:p>
          </table:table-cell>
          <table:table-cell office:value-type="float" office:value="0.3577" calcext:value-type="float">
            <text:p>0.3577</text:p>
          </table:table-cell>
          <table:table-cell office:value-type="float" office:value="1.281" calcext:value-type="float">
            <text:p>1.281</text:p>
          </table:table-cell>
          <table:table-cell office:value-type="float" office:value="2.45" calcext:value-type="float">
            <text:p>2.45</text:p>
          </table:table-cell>
          <table:table-cell office:value-type="float" office:value="35.24" calcext:value-type="float">
            <text:p>35.24</text:p>
          </table:table-cell>
          <table:table-cell office:value-type="float" office:value="0.006703" calcext:value-type="float">
            <text:p>0.006703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17.31" calcext:value-type="float">
            <text:p>17.31</text:p>
          </table:table-cell>
          <table:table-cell office:value-type="float" office:value="33.39" calcext:value-type="float">
            <text:p>33.39</text:p>
          </table:table-cell>
          <table:table-cell office:value-type="float" office:value="114.6" calcext:value-type="float">
            <text:p>114.6</text:p>
          </table:table-cell>
          <table:table-cell office:value-type="float" office:value="925.1" calcext:value-type="float">
            <text:p>925.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08911" calcext:value-type="float">
            <text:p>0.08911</text:p>
          </table:table-cell>
        </table:table-row>
        <table:table-row table:style-name="ro1">
          <table:table-cell office:value-type="float" office:value="859464" calcext:value-type="float">
            <text:p>859464</text:p>
          </table:table-cell>
          <table:table-cell office:value-type="string" calcext:value-type="string">
            <text:p>B</text:p>
          </table:table-cell>
          <table:table-cell office:value-type="float" office:value="9.465" calcext:value-type="float">
            <text:p>9.465</text:p>
          </table:table-cell>
          <table:table-cell office:value-type="float" office:value="21.01" calcext:value-type="float">
            <text:p>21.01</text:p>
          </table:table-cell>
          <table:table-cell office:value-type="float" office:value="60.11" calcext:value-type="float">
            <text:p>60.11</text:p>
          </table:table-cell>
          <table:table-cell office:value-type="float" office:value="269.4" calcext:value-type="float">
            <text:p>269.4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7773" calcext:value-type="float">
            <text:p>0.077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2351" calcext:value-type="float">
            <text:p>0.2351</text:p>
          </table:table-cell>
          <table:table-cell office:value-type="float" office:value="2.011" calcext:value-type="float">
            <text:p>2.011</text:p>
          </table:table-cell>
          <table:table-cell office:value-type="float" office:value="1.66" calcext:value-type="float">
            <text:p>1.66</text:p>
          </table:table-cell>
          <table:table-cell office:value-type="float" office:value="14.2" calcext:value-type="float">
            <text:p>14.2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333" calcext:value-type="float">
            <text:p>0.009333</text:p>
          </table:table-cell>
          <table:table-cell office:value-type="float" office:value="0.02279" calcext:value-type="float">
            <text:p>0.02279</text:p>
          </table:table-cell>
          <table:table-cell office:value-type="float" office:value="0.004237" calcext:value-type="float">
            <text:p>0.004237</text:p>
          </table:table-cell>
          <table:table-cell office:value-type="float" office:value="10.41" calcext:value-type="float">
            <text:p>10.41</text:p>
          </table:table-cell>
          <table:table-cell office:value-type="float" office:value="31.56" calcext:value-type="float">
            <text:p>31.56</text:p>
          </table:table-cell>
          <table:table-cell office:value-type="float" office:value="67.03" calcext:value-type="float">
            <text:p>67.03</text:p>
          </table:table-cell>
          <table:table-cell office:value-type="float" office:value="330.7" calcext:value-type="float">
            <text:p>330.7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09412" calcext:value-type="float">
            <text:p>0.09412</text:p>
          </table:table-cell>
          <table:table-cell office:value-type="float" office:value="0.06517" calcext:value-type="float">
            <text:p>0.06517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09211" calcext:value-type="float">
            <text:p>0.09211</text:p>
          </table:table-cell>
        </table:table-row>
        <table:table-row table:style-name="ro1">
          <table:table-cell office:value-type="float" office:value="859465" calcext:value-type="float">
            <text:p>859465</text:p>
          </table:table-cell>
          <table:table-cell office:value-type="string" calcext:value-type="string">
            <text:p>B</text:p>
          </table:table-cell>
          <table:table-cell office:value-type="float" office:value="11.31" calcext:value-type="float">
            <text:p>11.31</text:p>
          </table:table-cell>
          <table:table-cell office:value-type="float" office:value="19.04" calcext:value-type="float">
            <text:p>19.04</text:p>
          </table:table-cell>
          <table:table-cell office:value-type="float" office:value="71.8" calcext:value-type="float">
            <text:p>71.8</text:p>
          </table:table-cell>
          <table:table-cell office:value-type="float" office:value="394.1" calcext:value-type="float">
            <text:p>394.1</text:p>
          </table:table-cell>
          <table:table-cell office:value-type="float" office:value="0.08139" calcext:value-type="float">
            <text:p>0.0813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3709" calcext:value-type="float">
            <text:p>0.03709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9429" calcext:value-type="float">
            <text:p>0.9429</text:p>
          </table:table-cell>
          <table:table-cell office:value-type="float" office:value="1.831" calcext:value-type="float">
            <text:p>1.831</text:p>
          </table:table-cell>
          <table:table-cell office:value-type="float" office:value="18.15" calcext:value-type="float">
            <text:p>18.15</text:p>
          </table:table-cell>
          <table:table-cell office:value-type="float" office:value="0.009282" calcext:value-type="float">
            <text:p>0.009282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0.02063" calcext:value-type="float">
            <text:p>0.02063</text:p>
          </table:table-cell>
          <table:table-cell office:value-type="float" office:value="0.008965" calcext:value-type="float">
            <text:p>0.008965</text:p>
          </table:table-cell>
          <table:table-cell office:value-type="float" office:value="0.02183" calcext:value-type="float">
            <text:p>0.02183</text:p>
          </table:table-cell>
          <table:table-cell office:value-type="float" office:value="0.002146" calcext:value-type="float">
            <text:p>0.002146</text:p>
          </table:table-cell>
          <table:table-cell office:value-type="float" office:value="12.33" calcext:value-type="float">
            <text:p>12.33</text:p>
          </table:table-cell>
          <table:table-cell office:value-type="float" office:value="23.84" calcext:value-type="float">
            <text:p>23.84</text:p>
          </table:table-cell>
          <table:table-cell office:value-type="float" office:value="78" calcext:value-type="float">
            <text:p>78</text:p>
          </table:table-cell>
          <table:table-cell office:value-type="float" office:value="466.7" calcext:value-type="float">
            <text:p>466.7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148" calcext:value-type="float">
            <text:p>0.09148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06961" calcext:value-type="float">
            <text:p>0.06961</text:p>
          </table:table-cell>
          <table:table-cell office:value-type="float" office:value="0.24" calcext:value-type="float">
            <text:p>0.24</text:p>
          </table:table-cell>
          <table:table-cell office:value-type="float" office:value="0.06641" calcext:value-type="float">
            <text:p>0.06641</text:p>
          </table:table-cell>
        </table:table-row>
        <table:table-row table:style-name="ro1">
          <table:table-cell office:value-type="float" office:value="859471" calcext:value-type="float">
            <text:p>859471</text:p>
          </table:table-cell>
          <table:table-cell office:value-type="string" calcext:value-type="string">
            <text:p>B</text:p>
          </table:table-cell>
          <table:table-cell office:value-type="float" office:value="9.029" calcext:value-type="float">
            <text:p>9.029</text:p>
          </table:table-cell>
          <table:table-cell office:value-type="float" office:value="17.33" calcext:value-type="float">
            <text:p>17.33</text:p>
          </table:table-cell>
          <table:table-cell office:value-type="float" office:value="58.79" calcext:value-type="float">
            <text:p>58.79</text:p>
          </table:table-cell>
          <table:table-cell office:value-type="float" office:value="250.5" calcext:value-type="float">
            <text:p>250.5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313" calcext:value-type="float">
            <text:p>0.313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08046" calcext:value-type="float">
            <text:p>0.08046</text:p>
          </table:table-cell>
          <table:table-cell office:value-type="float" office:value="0.3274" calcext:value-type="float">
            <text:p>0.3274</text:p>
          </table:table-cell>
          <table:table-cell office:value-type="float" office:value="1.194" calcext:value-type="float">
            <text:p>1.194</text:p>
          </table:table-cell>
          <table:table-cell office:value-type="float" office:value="1.885" calcext:value-type="float">
            <text:p>1.885</text:p>
          </table:table-cell>
          <table:table-cell office:value-type="float" office:value="17.67" calcext:value-type="float">
            <text:p>17.67</text:p>
          </table:table-cell>
          <table:table-cell office:value-type="float" office:value="0.009549" calcext:value-type="float">
            <text:p>0.009549</text:p>
          </table:table-cell>
          <table:table-cell office:value-type="float" office:value="0.08606" calcext:value-type="float">
            <text:p>0.08606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03322" calcext:value-type="float">
            <text:p>0.03322</text:p>
          </table:table-cell>
          <table:table-cell office:value-type="float" office:value="0.04197" calcext:value-type="float">
            <text:p>0.04197</text:p>
          </table:table-cell>
          <table:table-cell office:value-type="float" office:value="0.009559" calcext:value-type="float">
            <text:p>0.009559</text:p>
          </table:table-cell>
          <table:table-cell office:value-type="float" office:value="10.31" calcext:value-type="float">
            <text:p>10.31</text:p>
          </table:table-cell>
          <table:table-cell office:value-type="float" office:value="22.65" calcext:value-type="float">
            <text:p>22.65</text:p>
          </table:table-cell>
          <table:table-cell office:value-type="float" office:value="65.5" calcext:value-type="float">
            <text:p>65.5</text:p>
          </table:table-cell>
          <table:table-cell office:value-type="float" office:value="324.7" calcext:value-type="float">
            <text:p>324.7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4365" calcext:value-type="float">
            <text:p>0.4365</text:p>
          </table:table-cell>
          <table:table-cell office:value-type="float" office:value="1.252" calcext:value-type="float">
            <text:p>1.252</text:p>
          </table:table-cell>
          <table:table-cell office:value-type="float" office:value="0.175" calcext:value-type="float">
            <text:p>0.175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1175" calcext:value-type="float">
            <text:p>0.1175</text:p>
          </table:table-cell>
        </table:table-row>
        <table:table-row table:style-name="ro1">
          <table:table-cell office:value-type="float" office:value="859487" calcext:value-type="float">
            <text:p>859487</text:p>
          </table:table-cell>
          <table:table-cell office:value-type="string" calcext:value-type="string">
            <text:p>B</text:p>
          </table:table-cell>
          <table:table-cell office:value-type="float" office:value="12.78" calcext:value-type="float">
            <text:p>12.78</text:p>
          </table:table-cell>
          <table:table-cell office:value-type="float" office:value="16.49" calcext:value-type="float">
            <text:p>16.49</text:p>
          </table:table-cell>
          <table:table-cell office:value-type="float" office:value="81.37" calcext:value-type="float">
            <text:p>81.37</text:p>
          </table:table-cell>
          <table:table-cell office:value-type="float" office:value="502.5" calcext:value-type="float">
            <text:p>502.5</text:p>
          </table:table-cell>
          <table:table-cell office:value-type="float" office:value="0.09831" calcext:value-type="float">
            <text:p>0.09831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159" calcext:value-type="float">
            <text:p>0.159</text:p>
          </table:table-cell>
          <table:table-cell office:value-type="float" office:value="0.05653" calcext:value-type="float">
            <text:p>0.05653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8732" calcext:value-type="float">
            <text:p>0.8732</text:p>
          </table:table-cell>
          <table:table-cell office:value-type="float" office:value="1.471" calcext:value-type="float">
            <text:p>1.471</text:p>
          </table:table-cell>
          <table:table-cell office:value-type="float" office:value="18.33" calcext:value-type="float">
            <text:p>18.33</text:p>
          </table:table-cell>
          <table:table-cell office:value-type="float" office:value="0.007962" calcext:value-type="float">
            <text:p>0.007962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08662" calcext:value-type="float">
            <text:p>0.008662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13.46" calcext:value-type="float">
            <text:p>13.46</text:p>
          </table:table-cell>
          <table:table-cell office:value-type="float" office:value="19.76" calcext:value-type="float">
            <text:p>19.76</text:p>
          </table:table-cell>
          <table:table-cell office:value-type="float" office:value="85.67" calcext:value-type="float">
            <text:p>85.67</text:p>
          </table:table-cell>
          <table:table-cell office:value-type="float" office:value="554.9" calcext:value-type="float">
            <text:p>554.9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7061" calcext:value-type="float">
            <text:p>0.07061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float" office:value="859575" calcext:value-type="float">
            <text:p>859575</text:p>
          </table:table-cell>
          <table:table-cell office:value-type="string" calcext:value-type="string">
            <text:p>M</text:p>
          </table:table-cell>
          <table:table-cell office:value-type="float" office:value="18.94" calcext:value-type="float">
            <text:p>18.94</text:p>
          </table:table-cell>
          <table:table-cell office:value-type="float" office:value="21.31" calcext:value-type="float">
            <text:p>21.31</text:p>
          </table:table-cell>
          <table:table-cell office:value-type="float" office:value="123.6" calcext:value-type="float">
            <text:p>123.6</text:p>
          </table:table-cell>
          <table:table-cell office:value-type="float" office:value="1130" calcext:value-type="float">
            <text:p>1130</text:p>
          </table:table-cell>
          <table:table-cell office:value-type="float" office:value="0.09009" calcext:value-type="float">
            <text:p>0.0900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951" calcext:value-type="float">
            <text:p>0.07951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05461" calcext:value-type="float">
            <text:p>0.05461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975" calcext:value-type="float">
            <text:p>0.7975</text:p>
          </table:table-cell>
          <table:table-cell office:value-type="float" office:value="5.486" calcext:value-type="float">
            <text:p>5.486</text:p>
          </table:table-cell>
          <table:table-cell office:value-type="float" office:value="96.05" calcext:value-type="float">
            <text:p>96.05</text:p>
          </table:table-cell>
          <table:table-cell office:value-type="float" office:value="0.004444" calcext:value-type="float">
            <text:p>0.004444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01698" calcext:value-type="float">
            <text:p>0.001698</text:p>
          </table:table-cell>
          <table:table-cell office:value-type="float" office:value="24.86" calcext:value-type="float">
            <text:p>24.86</text:p>
          </table:table-cell>
          <table:table-cell office:value-type="float" office:value="26.58" calcext:value-type="float">
            <text:p>26.58</text:p>
          </table:table-cell>
          <table:table-cell office:value-type="float" office:value="165.9" calcext:value-type="float">
            <text:p>165.9</text:p>
          </table:table-cell>
          <table:table-cell office:value-type="float" office:value="1866" calcext:value-type="float">
            <text:p>186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06589" calcext:value-type="float">
            <text:p>0.06589</text:p>
          </table:table-cell>
        </table:table-row>
        <table:table-row table:style-name="ro1">
          <table:table-cell office:value-type="float" office:value="859711" calcext:value-type="float">
            <text:p>859711</text:p>
          </table:table-cell>
          <table:table-cell office:value-type="string" calcext:value-type="string">
            <text:p>B</text:p>
          </table:table-cell>
          <table:table-cell office:value-type="float" office:value="8.888" calcext:value-type="float">
            <text:p>8.888</text:p>
          </table:table-cell>
          <table:table-cell office:value-type="float" office:value="14.64" calcext:value-type="float">
            <text:p>14.64</text:p>
          </table:table-cell>
          <table:table-cell office:value-type="float" office:value="58.79" calcext:value-type="float">
            <text:p>58.79</text:p>
          </table:table-cell>
          <table:table-cell office:value-type="float" office:value="244" calcext:value-type="float">
            <text:p>244</text:p>
          </table:table-cell>
          <table:table-cell office:value-type="float" office:value="0.09783" calcext:value-type="float">
            <text:p>0.09783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08606" calcext:value-type="float">
            <text:p>0.08606</text:p>
          </table:table-cell>
          <table:table-cell office:value-type="float" office:value="0.02872" calcext:value-type="float">
            <text:p>0.02872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5262" calcext:value-type="float">
            <text:p>0.5262</text:p>
          </table:table-cell>
          <table:table-cell office:value-type="float" office:value="0.8522" calcext:value-type="float">
            <text:p>0.8522</text:p>
          </table:table-cell>
          <table:table-cell office:value-type="float" office:value="3.168" calcext:value-type="float">
            <text:p>3.168</text:p>
          </table:table-cell>
          <table:table-cell office:value-type="float" office:value="25.44" calcext:value-type="float">
            <text:p>25.44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9368" calcext:value-type="float">
            <text:p>0.09368</text:p>
          </table:table-cell>
          <table:table-cell office:value-type="float" office:value="0.05671" calcext:value-type="float">
            <text:p>0.05671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02193" calcext:value-type="float">
            <text:p>0.02193</text:p>
          </table:table-cell>
          <table:table-cell office:value-type="float" office:value="9.733" calcext:value-type="float">
            <text:p>9.733</text:p>
          </table:table-cell>
          <table:table-cell office:value-type="float" office:value="15.67" calcext:value-type="float">
            <text:p>15.67</text:p>
          </table:table-cell>
          <table:table-cell office:value-type="float" office:value="62.56" calcext:value-type="float">
            <text:p>62.56</text:p>
          </table:table-cell>
          <table:table-cell office:value-type="float" office:value="284.4" calcext:value-type="float">
            <text:p>284.4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04786" calcext:value-type="float">
            <text:p>0.04786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1084" calcext:value-type="float">
            <text:p>0.1084</text:p>
          </table:table-cell>
        </table:table-row>
        <table:table-row table:style-name="ro1">
          <table:table-cell office:value-type="float" office:value="859717" calcext:value-type="float">
            <text:p>859717</text:p>
          </table:table-cell>
          <table:table-cell office:value-type="string" calcext:value-type="string">
            <text:p>M</text:p>
          </table:table-cell>
          <table:table-cell office:value-type="float" office:value="17.2" calcext:value-type="float">
            <text:p>17.2</text:p>
          </table:table-cell>
          <table:table-cell office:value-type="float" office:value="24.52" calcext:value-type="float">
            <text:p>24.52</text:p>
          </table:table-cell>
          <table:table-cell office:value-type="float" office:value="114.2" calcext:value-type="float">
            <text:p>114.2</text:p>
          </table:table-cell>
          <table:table-cell office:value-type="float" office:value="929.4" calcext:value-type="float">
            <text:p>929.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7944" calcext:value-type="float">
            <text:p>0.07944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06487" calcext:value-type="float">
            <text:p>0.06487</text:p>
          </table:table-cell>
          <table:table-cell office:value-type="float" office:value="0.5907" calcext:value-type="float">
            <text:p>0.5907</text:p>
          </table:table-cell>
          <table:table-cell office:value-type="float" office:value="1.041" calcext:value-type="float">
            <text:p>1.041</text:p>
          </table:table-cell>
          <table:table-cell office:value-type="float" office:value="3.705" calcext:value-type="float">
            <text:p>3.705</text:p>
          </table:table-cell>
          <table:table-cell office:value-type="float" office:value="69.47" calcext:value-type="float">
            <text:p>69.47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4252" calcext:value-type="float">
            <text:p>0.04252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06299" calcext:value-type="float">
            <text:p>0.006299</text:p>
          </table:table-cell>
          <table:table-cell office:value-type="float" office:value="23.32" calcext:value-type="float">
            <text:p>23.32</text:p>
          </table:table-cell>
          <table:table-cell office:value-type="float" office:value="33.82" calcext:value-type="float">
            <text:p>33.82</text:p>
          </table:table-cell>
          <table:table-cell office:value-type="float" office:value="151.6" calcext:value-type="float">
            <text:p>151.6</text:p>
          </table:table-cell>
          <table:table-cell office:value-type="float" office:value="1681" calcext:value-type="float">
            <text:p>1681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1339" calcext:value-type="float">
            <text:p>0.1339</text:p>
          </table:table-cell>
        </table:table-row>
        <table:table-row table:style-name="ro1">
          <table:table-cell office:value-type="float" office:value="859983" calcext:value-type="float">
            <text:p>859983</text:p>
          </table:table-cell>
          <table:table-cell office:value-type="string" calcext:value-type="string">
            <text:p>M</text:p>
          </table:table-cell>
          <table:table-cell office:value-type="float" office:value="13.8" calcext:value-type="float">
            <text:p>13.8</text:p>
          </table:table-cell>
          <table:table-cell office:value-type="float" office:value="15.79" calcext:value-type="float">
            <text:p>15.79</text:p>
          </table:table-cell>
          <table:table-cell office:value-type="float" office:value="90.43" calcext:value-type="float">
            <text:p>90.43</text:p>
          </table:table-cell>
          <table:table-cell office:value-type="float" office:value="584.1" calcext:value-type="float">
            <text:p>584.1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7789" calcext:value-type="float">
            <text:p>0.07789</text:p>
          </table:table-cell>
          <table:table-cell office:value-type="float" office:value="0.05069" calcext:value-type="float">
            <text:p>0.05069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06566" calcext:value-type="float">
            <text:p>0.06566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6205" calcext:value-type="float">
            <text:p>0.6205</text:p>
          </table:table-cell>
          <table:table-cell office:value-type="float" office:value="1.957" calcext:value-type="float">
            <text:p>1.957</text:p>
          </table:table-cell>
          <table:table-cell office:value-type="float" office:value="23.35" calcext:value-type="float">
            <text:p>23.35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2065" calcext:value-type="float">
            <text:p>0.02065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09206" calcext:value-type="float">
            <text:p>0.009206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16.57" calcext:value-type="float">
            <text:p>16.57</text:p>
          </table:table-cell>
          <table:table-cell office:value-type="float" office:value="20.86" calcext:value-type="float">
            <text:p>20.86</text:p>
          </table:table-cell>
          <table:table-cell office:value-type="float" office:value="110.3" calcext:value-type="float">
            <text:p>110.3</text:p>
          </table:table-cell>
          <table:table-cell office:value-type="float" office:value="812.4" calcext:value-type="float">
            <text:p>812.4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610175" calcext:value-type="float">
            <text:p>8610175</text:p>
          </table:table-cell>
          <table:table-cell office:value-type="string" calcext:value-type="string">
            <text:p>B</text:p>
          </table:table-cell>
          <table:table-cell office:value-type="float" office:value="12.31" calcext:value-type="float">
            <text:p>12.31</text:p>
          </table:table-cell>
          <table:table-cell office:value-type="float" office:value="16.52" calcext:value-type="float">
            <text:p>16.52</text:p>
          </table:table-cell>
          <table:table-cell office:value-type="float" office:value="79.19" calcext:value-type="float">
            <text:p>79.19</text:p>
          </table:table-cell>
          <table:table-cell office:value-type="float" office:value="470.9" calcext:value-type="float">
            <text:p>470.9</text:p>
          </table:table-cell>
          <table:table-cell office:value-type="float" office:value="0.09172" calcext:value-type="float">
            <text:p>0.09172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3372" calcext:value-type="float">
            <text:p>0.03372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172" calcext:value-type="float">
            <text:p>0.172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2505" calcext:value-type="float">
            <text:p>0.2505</text:p>
          </table:table-cell>
          <table:table-cell office:value-type="float" office:value="1.025" calcext:value-type="float">
            <text:p>1.025</text:p>
          </table:table-cell>
          <table:table-cell office:value-type="float" office:value="1.74" calcext:value-type="float">
            <text:p>1.74</text:p>
          </table:table-cell>
          <table:table-cell office:value-type="float" office:value="19.68" calcext:value-type="float">
            <text:p>19.68</text:p>
          </table:table-cell>
          <table:table-cell office:value-type="float" office:value="0.004854" calcext:value-type="float">
            <text:p>0.004854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14.11" calcext:value-type="float">
            <text:p>14.11</text:p>
          </table:table-cell>
          <table:table-cell office:value-type="float" office:value="23.21" calcext:value-type="float">
            <text:p>23.21</text:p>
          </table:table-cell>
          <table:table-cell office:value-type="float" office:value="89.71" calcext:value-type="float">
            <text:p>89.71</text:p>
          </table:table-cell>
          <table:table-cell office:value-type="float" office:value="611.1" calcext:value-type="float">
            <text:p>611.1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07609" calcext:value-type="float">
            <text:p>0.07609</text:p>
          </table:table-cell>
        </table:table-row>
        <table:table-row table:style-name="ro1">
          <table:table-cell office:value-type="float" office:value="8610404" calcext:value-type="float">
            <text:p>8610404</text:p>
          </table:table-cell>
          <table:table-cell office:value-type="string" calcext:value-type="string">
            <text:p>M</text:p>
          </table:table-cell>
          <table:table-cell office:value-type="float" office:value="16.07" calcext:value-type="float">
            <text:p>16.07</text:p>
          </table:table-cell>
          <table:table-cell office:value-type="float" office:value="19.65" calcext:value-type="float">
            <text:p>19.65</text:p>
          </table:table-cell>
          <table:table-cell office:value-type="float" office:value="104.1" calcext:value-type="float">
            <text:p>104.1</text:p>
          </table:table-cell>
          <table:table-cell office:value-type="float" office:value="817.7" calcext:value-type="float">
            <text:p>817.7</text:p>
          </table:table-cell>
          <table:table-cell office:value-type="float" office:value="0.09168" calcext:value-type="float">
            <text:p>0.09168</text:p>
          </table:table-cell>
          <table:table-cell office:value-type="float" office:value="0.08424" calcext:value-type="float">
            <text:p>0.08424</text:p>
          </table:table-cell>
          <table:table-cell office:value-type="float" office:value="0.09769" calcext:value-type="float">
            <text:p>0.09769</text:p>
          </table:table-cell>
          <table:table-cell office:value-type="float" office:value="0.06638" calcext:value-type="float">
            <text:p>0.06638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05391" calcext:value-type="float">
            <text:p>0.05391</text:p>
          </table:table-cell>
          <table:table-cell office:value-type="float" office:value="0.7474" calcext:value-type="float">
            <text:p>0.7474</text:p>
          </table:table-cell>
          <table:table-cell office:value-type="float" office:value="1.016" calcext:value-type="float">
            <text:p>1.016</text:p>
          </table:table-cell>
          <table:table-cell office:value-type="float" office:value="5.029" calcext:value-type="float">
            <text:p>5.029</text:p>
          </table:table-cell>
          <table:table-cell office:value-type="float" office:value="79.25" calcext:value-type="float">
            <text:p>79.25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809" calcext:value-type="float">
            <text:p>0.0180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19.77" calcext:value-type="float">
            <text:p>19.77</text:p>
          </table:table-cell>
          <table:table-cell office:value-type="float" office:value="24.56" calcext:value-type="float">
            <text:p>24.56</text:p>
          </table:table-cell>
          <table:table-cell office:value-type="float" office:value="128.8" calcext:value-type="float">
            <text:p>128.8</text:p>
          </table:table-cell>
          <table:table-cell office:value-type="float" office:value="1223" calcext:value-type="float">
            <text:p>1223</text:p>
          </table:table-cell>
          <table:table-cell office:value-type="float" office:value="0.15" calcext:value-type="float">
            <text:p>0.1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152" calcext:value-type="float">
            <text:p>0.152</text:p>
          </table:table-cell>
          <table:table-cell office:value-type="float" office:value="0.265" calcext:value-type="float">
            <text:p>0.265</text:p>
          </table:table-cell>
          <table:table-cell office:value-type="float" office:value="0.06387" calcext:value-type="float">
            <text:p>0.06387</text:p>
          </table:table-cell>
        </table:table-row>
        <table:table-row table:style-name="ro1">
          <table:table-cell office:value-type="float" office:value="8610629" calcext:value-type="float">
            <text:p>8610629</text:p>
          </table:table-cell>
          <table:table-cell office:value-type="string" calcext:value-type="string">
            <text:p>B</text:p>
          </table:table-cell>
          <table:table-cell office:value-type="float" office:value="13.53" calcext:value-type="float">
            <text:p>13.53</text:p>
          </table:table-cell>
          <table:table-cell office:value-type="float" office:value="10.94" calcext:value-type="float">
            <text:p>10.94</text:p>
          </table:table-cell>
          <table:table-cell office:value-type="float" office:value="87.91" calcext:value-type="float">
            <text:p>87.91</text:p>
          </table:table-cell>
          <table:table-cell office:value-type="float" office:value="559.2" calcext:value-type="float">
            <text:p>559.2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06641" calcext:value-type="float">
            <text:p>0.06641</text:p>
          </table:table-cell>
          <table:table-cell office:value-type="float" office:value="0.4101" calcext:value-type="float">
            <text:p>0.4101</text:p>
          </table:table-cell>
          <table:table-cell office:value-type="float" office:value="1.014" calcext:value-type="float">
            <text:p>1.014</text:p>
          </table:table-cell>
          <table:table-cell office:value-type="float" office:value="2.652" calcext:value-type="float">
            <text:p>2.652</text:p>
          </table:table-cell>
          <table:table-cell office:value-type="float" office:value="32.65" calcext:value-type="float">
            <text:p>32.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839" calcext:value-type="float">
            <text:p>0.02839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08239" calcext:value-type="float">
            <text:p>0.008239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06164" calcext:value-type="float">
            <text:p>0.006164</text:p>
          </table:table-cell>
          <table:table-cell office:value-type="float" office:value="14.08" calcext:value-type="float">
            <text:p>14.08</text:p>
          </table:table-cell>
          <table:table-cell office:value-type="float" office:value="12.49" calcext:value-type="float">
            <text:p>12.49</text:p>
          </table:table-cell>
          <table:table-cell office:value-type="float" office:value="91.36" calcext:value-type="float">
            <text:p>91.36</text:p>
          </table:table-cell>
          <table:table-cell office:value-type="float" office:value="605.5" calcext:value-type="float">
            <text:p>605.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08539" calcext:value-type="float">
            <text:p>0.08539</text:p>
          </table:table-cell>
          <table:table-cell office:value-type="float" office:value="0.07407" calcext:value-type="float">
            <text:p>0.07407</text:p>
          </table:table-cell>
          <table:table-cell office:value-type="float" office:value="0.271" calcext:value-type="float">
            <text:p>0.271</text:p>
          </table:table-cell>
          <table:table-cell office:value-type="float" office:value="0.07191" calcext:value-type="float">
            <text:p>0.07191</text:p>
          </table:table-cell>
        </table:table-row>
        <table:table-row table:style-name="ro1">
          <table:table-cell office:value-type="float" office:value="8610637" calcext:value-type="float">
            <text:p>8610637</text:p>
          </table:table-cell>
          <table:table-cell office:value-type="string" calcext:value-type="string">
            <text:p>M</text:p>
          </table:table-cell>
          <table:table-cell office:value-type="float" office:value="18.05" calcext:value-type="float">
            <text:p>18.05</text:p>
          </table:table-cell>
          <table:table-cell office:value-type="float" office:value="16.15" calcext:value-type="float">
            <text:p>16.15</text:p>
          </table:table-cell>
          <table:table-cell office:value-type="float" office:value="120.2" calcext:value-type="float">
            <text:p>120.2</text:p>
          </table:table-cell>
          <table:table-cell office:value-type="float" office:value="1006" calcext:value-type="float">
            <text:p>1006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06673" calcext:value-type="float">
            <text:p>0.06673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5505" calcext:value-type="float">
            <text:p>0.5505</text:p>
          </table:table-cell>
          <table:table-cell office:value-type="float" office:value="6.311" calcext:value-type="float">
            <text:p>6.311</text:p>
          </table:table-cell>
          <table:table-cell office:value-type="float" office:value="134.8" calcext:value-type="float">
            <text:p>134.8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22.39" calcext:value-type="float">
            <text:p>22.39</text:p>
          </table:table-cell>
          <table:table-cell office:value-type="float" office:value="18.91" calcext:value-type="float">
            <text:p>18.91</text:p>
          </table:table-cell>
          <table:table-cell office:value-type="float" office:value="150.1" calcext:value-type="float">
            <text:p>150.1</text:p>
          </table:table-cell>
          <table:table-cell office:value-type="float" office:value="1610" calcext:value-type="float">
            <text:p>1610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1108" calcext:value-type="float">
            <text:p>0.1108</text:p>
          </table:table-cell>
        </table:table-row>
        <table:table-row table:style-name="ro1">
          <table:table-cell office:value-type="float" office:value="8610862" calcext:value-type="float">
            <text:p>8610862</text:p>
          </table:table-cell>
          <table:table-cell office:value-type="string" calcext:value-type="string">
            <text:p>M</text:p>
          </table:table-cell>
          <table:table-cell office:value-type="float" office:value="20.18" calcext:value-type="float">
            <text:p>20.18</text:p>
          </table:table-cell>
          <table:table-cell office:value-type="float" office:value="23.97" calcext:value-type="float">
            <text:p>23.97</text:p>
          </table:table-cell>
          <table:table-cell office:value-type="float" office:value="143.7" calcext:value-type="float">
            <text:p>143.7</text:p>
          </table:table-cell>
          <table:table-cell office:value-type="float" office:value="1245" calcext:value-type="float">
            <text:p>1245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754" calcext:value-type="float">
            <text:p>0.3754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08142" calcext:value-type="float">
            <text:p>0.08142</text:p>
          </table:table-cell>
          <table:table-cell office:value-type="float" office:value="0.9317" calcext:value-type="float">
            <text:p>0.9317</text:p>
          </table:table-cell>
          <table:table-cell office:value-type="float" office:value="1.885" calcext:value-type="float">
            <text:p>1.885</text:p>
          </table:table-cell>
          <table:table-cell office:value-type="float" office:value="8.649" calcext:value-type="float">
            <text:p>8.649</text:p>
          </table:table-cell>
          <table:table-cell office:value-type="float" office:value="116.4" calcext:value-type="float">
            <text:p>116.4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2593" calcext:value-type="float">
            <text:p>0.02593</text:p>
          </table:table-cell>
          <table:table-cell office:value-type="float" office:value="0.07895" calcext:value-type="float">
            <text:p>0.07895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23.37" calcext:value-type="float">
            <text:p>23.37</text:p>
          </table:table-cell>
          <table:table-cell office:value-type="float" office:value="31.72" calcext:value-type="float">
            <text:p>31.72</text:p>
          </table:table-cell>
          <table:table-cell office:value-type="float" office:value="170.3" calcext:value-type="float">
            <text:p>170.3</text:p>
          </table:table-cell>
          <table:table-cell office:value-type="float" office:value="1623" calcext:value-type="float">
            <text:p>1623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7681" calcext:value-type="float">
            <text:p>0.7681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09964" calcext:value-type="float">
            <text:p>0.09964</text:p>
          </table:table-cell>
        </table:table-row>
        <table:table-row table:style-name="ro1">
          <table:table-cell office:value-type="float" office:value="8610908" calcext:value-type="float">
            <text:p>8610908</text:p>
          </table:table-cell>
          <table:table-cell office:value-type="string" calcext:value-type="string">
            <text:p>B</text:p>
          </table:table-cell>
          <table:table-cell office:value-type="float" office:value="12.86" calcext:value-type="float">
            <text:p>12.86</text:p>
          </table:table-cell>
          <table:table-cell office:value-type="float" office:value="18" calcext:value-type="float">
            <text:p>18</text:p>
          </table:table-cell>
          <table:table-cell office:value-type="float" office:value="83.19" calcext:value-type="float">
            <text:p>83.19</text:p>
          </table:table-cell>
          <table:table-cell office:value-type="float" office:value="506.3" calcext:value-type="float">
            <text:p>506.3</text:p>
          </table:table-cell>
          <table:table-cell office:value-type="float" office:value="0.09934" calcext:value-type="float">
            <text:p>0.09934</text:p>
          </table:table-cell>
          <table:table-cell office:value-type="float" office:value="0.09546" calcext:value-type="float">
            <text:p>0.09546</text:p>
          </table:table-cell>
          <table:table-cell office:value-type="float" office:value="0.03889" calcext:value-type="float">
            <text:p>0.03889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05997" calcext:value-type="float">
            <text:p>0.05997</text:p>
          </table:table-cell>
          <table:table-cell office:value-type="float" office:value="0.2655" calcext:value-type="float">
            <text:p>0.2655</text:p>
          </table:table-cell>
          <table:table-cell office:value-type="float" office:value="1.095" calcext:value-type="float">
            <text:p>1.095</text:p>
          </table:table-cell>
          <table:table-cell office:value-type="float" office:value="1.778" calcext:value-type="float">
            <text:p>1.778</text:p>
          </table:table-cell>
          <table:table-cell office:value-type="float" office:value="20.35" calcext:value-type="float">
            <text:p>20.35</text:p>
          </table:table-cell>
          <table:table-cell office:value-type="float" office:value="0.005293" calcext:value-type="float">
            <text:p>0.00529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08179" calcext:value-type="float">
            <text:p>0.008179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14.24" calcext:value-type="float">
            <text:p>14.24</text:p>
          </table:table-cell>
          <table:table-cell office:value-type="float" office:value="24.82" calcext:value-type="float">
            <text:p>24.82</text:p>
          </table:table-cell>
          <table:table-cell office:value-type="float" office:value="91.88" calcext:value-type="float">
            <text:p>91.88</text:p>
          </table:table-cell>
          <table:table-cell office:value-type="float" office:value="622.1" calcext:value-type="float">
            <text:p>622.1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07918" calcext:value-type="float">
            <text:p>0.07918</text:p>
          </table:table-cell>
        </table:table-row>
        <table:table-row table:style-name="ro1">
          <table:table-cell office:value-type="float" office:value="861103" calcext:value-type="float">
            <text:p>861103</text:p>
          </table:table-cell>
          <table:table-cell office:value-type="string" calcext:value-type="string">
            <text:p>B</text:p>
          </table:table-cell>
          <table:table-cell office:value-type="float" office:value="11.45" calcext:value-type="float">
            <text:p>11.45</text:p>
          </table:table-cell>
          <table:table-cell office:value-type="float" office:value="20.97" calcext:value-type="float">
            <text:p>20.97</text:p>
          </table:table-cell>
          <table:table-cell office:value-type="float" office:value="73.81" calcext:value-type="float">
            <text:p>73.81</text:p>
          </table:table-cell>
          <table:table-cell office:value-type="float" office:value="401.5" calcext:value-type="float">
            <text:p>401.5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9362" calcext:value-type="float">
            <text:p>0.09362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2233" calcext:value-type="float">
            <text:p>0.02233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3251" calcext:value-type="float">
            <text:p>0.3251</text:p>
          </table:table-cell>
          <table:table-cell office:value-type="float" office:value="2.174" calcext:value-type="float">
            <text:p>2.174</text:p>
          </table:table-cell>
          <table:table-cell office:value-type="float" office:value="2.077" calcext:value-type="float">
            <text:p>2.077</text:p>
          </table:table-cell>
          <table:table-cell office:value-type="float" office:value="24.62" calcext:value-type="float">
            <text:p>24.62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13.11" calcext:value-type="float">
            <text:p>13.11</text:p>
          </table:table-cell>
          <table:table-cell office:value-type="float" office:value="32.16" calcext:value-type="float">
            <text:p>32.16</text:p>
          </table:table-cell>
          <table:table-cell office:value-type="float" office:value="84.53" calcext:value-type="float">
            <text:p>84.53</text:p>
          </table:table-cell>
          <table:table-cell office:value-type="float" office:value="525.1" calcext:value-type="float">
            <text:p>525.1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2762" calcext:value-type="float">
            <text:p>0.2762</text:p>
          </table:table-cell>
          <table:table-cell office:value-type="float" office:value="0.08851" calcext:value-type="float">
            <text:p>0.08851</text:p>
          </table:table-cell>
        </table:table-row>
        <table:table-row table:style-name="ro1">
          <table:table-cell office:value-type="float" office:value="8611161" calcext:value-type="float">
            <text:p>8611161</text:p>
          </table:table-cell>
          <table:table-cell office:value-type="string" calcext:value-type="string">
            <text:p>B</text:p>
          </table:table-cell>
          <table:table-cell office:value-type="float" office:value="13.34" calcext:value-type="float">
            <text:p>13.34</text:p>
          </table:table-cell>
          <table:table-cell office:value-type="float" office:value="15.86" calcext:value-type="float">
            <text:p>15.86</text:p>
          </table:table-cell>
          <table:table-cell office:value-type="float" office:value="86.49" calcext:value-type="float">
            <text:p>86.49</text:p>
          </table:table-cell>
          <table:table-cell office:value-type="float" office:value="520" calcext:value-type="float">
            <text:p>520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06902" calcext:value-type="float">
            <text:p>0.06902</text:p>
          </table:table-cell>
          <table:table-cell office:value-type="float" office:value="0.286" calcext:value-type="float">
            <text:p>0.286</text:p>
          </table:table-cell>
          <table:table-cell office:value-type="float" office:value="1.016" calcext:value-type="float">
            <text:p>1.016</text:p>
          </table:table-cell>
          <table:table-cell office:value-type="float" office:value="1.535" calcext:value-type="float">
            <text:p>1.535</text:p>
          </table:table-cell>
          <table:table-cell office:value-type="float" office:value="12.96" calcext:value-type="float">
            <text:p>12.96</text:p>
          </table:table-cell>
          <table:table-cell office:value-type="float" office:value="0.006794" calcext:value-type="float">
            <text:p>0.006794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04603" calcext:value-type="float">
            <text:p>0.004603</text:p>
          </table:table-cell>
          <table:table-cell office:value-type="float" office:value="15.53" calcext:value-type="float">
            <text:p>15.53</text:p>
          </table:table-cell>
          <table:table-cell office:value-type="float" office:value="23.19" calcext:value-type="float">
            <text:p>23.19</text:p>
          </table:table-cell>
          <table:table-cell office:value-type="float" office:value="96.66" calcext:value-type="float">
            <text:p>96.66</text:p>
          </table:table-cell>
          <table:table-cell office:value-type="float" office:value="614.9" calcext:value-type="float">
            <text:p>614.9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1016" calcext:value-type="float">
            <text:p>0.1016</text:p>
          </table:table-cell>
        </table:table-row>
        <table:table-row table:style-name="ro1">
          <table:table-cell office:value-type="float" office:value="8611555" calcext:value-type="float">
            <text:p>8611555</text:p>
          </table:table-cell>
          <table:table-cell office:value-type="string" calcext:value-type="string">
            <text:p>M</text:p>
          </table:table-cell>
          <table:table-cell office:value-type="float" office:value="25.22" calcext:value-type="float">
            <text:p>25.22</text:p>
          </table:table-cell>
          <table:table-cell office:value-type="float" office:value="24.91" calcext:value-type="float">
            <text:p>24.91</text:p>
          </table:table-cell>
          <table:table-cell office:value-type="float" office:value="171.5" calcext:value-type="float">
            <text:p>171.5</text:p>
          </table:table-cell>
          <table:table-cell office:value-type="float" office:value="1878" calcext:value-type="float">
            <text:p>1878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2665" calcext:value-type="float">
            <text:p>0.266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8973" calcext:value-type="float">
            <text:p>0.8973</text:p>
          </table:table-cell>
          <table:table-cell office:value-type="float" office:value="1.474" calcext:value-type="float">
            <text:p>1.474</text:p>
          </table:table-cell>
          <table:table-cell office:value-type="float" office:value="7.382" calcext:value-type="float">
            <text:p>7.382</text:p>
          </table:table-cell>
          <table:table-cell office:value-type="float" office:value="120" calcext:value-type="float">
            <text:p>120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5693" calcext:value-type="float">
            <text:p>0.05693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5893" calcext:value-type="float">
            <text:p>0.005893</text:p>
          </table:table-cell>
          <table:table-cell office:value-type="float" office:value="30" calcext:value-type="float">
            <text:p>30</text:p>
          </table:table-cell>
          <table:table-cell office:value-type="float" office:value="33.62" calcext:value-type="float">
            <text:p>33.62</text:p>
          </table:table-cell>
          <table:table-cell office:value-type="float" office:value="211.7" calcext:value-type="float">
            <text:p>211.7</text:p>
          </table:table-cell>
          <table:table-cell office:value-type="float" office:value="2562" calcext:value-type="float">
            <text:p>2562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1051" calcext:value-type="float">
            <text:p>0.1051</text:p>
          </table:table-cell>
        </table:table-row>
        <table:table-row table:style-name="ro1">
          <table:table-cell office:value-type="float" office:value="8611792" calcext:value-type="float">
            <text:p>8611792</text:p>
          </table:table-cell>
          <table:table-cell office:value-type="string" calcext:value-type="string">
            <text:p>M</text:p>
          </table:table-cell>
          <table:table-cell office:value-type="float" office:value="19.1" calcext:value-type="float">
            <text:p>19.1</text:p>
          </table:table-cell>
          <table:table-cell office:value-type="float" office:value="26.29" calcext:value-type="float">
            <text:p>26.29</text:p>
          </table:table-cell>
          <table:table-cell office:value-type="float" office:value="129.1" calcext:value-type="float">
            <text:p>129.1</text:p>
          </table:table-cell>
          <table:table-cell office:value-type="float" office:value="1132" calcext:value-type="float">
            <text:p>1132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07224" calcext:value-type="float">
            <text:p>0.07224</text:p>
          </table:table-cell>
          <table:table-cell office:value-type="float" office:value="0.519" calcext:value-type="float">
            <text:p>0.519</text:p>
          </table:table-cell>
          <table:table-cell office:value-type="float" office:value="2.91" calcext:value-type="float">
            <text:p>2.91</text:p>
          </table:table-cell>
          <table:table-cell office:value-type="float" office:value="5.801" calcext:value-type="float">
            <text:p>5.801</text:p>
          </table:table-cell>
          <table:table-cell office:value-type="float" office:value="67.1" calcext:value-type="float">
            <text:p>67.1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3056" calcext:value-type="float">
            <text:p>0.03056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20.33" calcext:value-type="float">
            <text:p>20.33</text:p>
          </table:table-cell>
          <table:table-cell office:value-type="float" office:value="32.72" calcext:value-type="float">
            <text:p>32.72</text:p>
          </table:table-cell>
          <table:table-cell office:value-type="float" office:value="141.3" calcext:value-type="float">
            <text:p>141.3</text:p>
          </table:table-cell>
          <table:table-cell office:value-type="float" office:value="1298" calcext:value-type="float">
            <text:p>1298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09203" calcext:value-type="float">
            <text:p>0.09203</text:p>
          </table:table-cell>
        </table:table-row>
        <table:table-row table:style-name="ro1">
          <table:table-cell office:value-type="float" office:value="8612080" calcext:value-type="float">
            <text:p>8612080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15.65" calcext:value-type="float">
            <text:p>15.65</text:p>
          </table:table-cell>
          <table:table-cell office:value-type="float" office:value="76.95" calcext:value-type="float">
            <text:p>76.95</text:p>
          </table:table-cell>
          <table:table-cell office:value-type="float" office:value="443.3" calcext:value-type="float">
            <text:p>443.3</text:p>
          </table:table-cell>
          <table:table-cell office:value-type="float" office:value="0.09723" calcext:value-type="float">
            <text:p>0.09723</text:p>
          </table:table-cell>
          <table:table-cell office:value-type="float" office:value="0.07165" calcext:value-type="float">
            <text:p>0.07165</text:p>
          </table:table-cell>
          <table:table-cell office:value-type="float" office:value="0.04151" calcext:value-type="float">
            <text:p>0.04151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05968" calcext:value-type="float">
            <text:p>0.05968</text:p>
          </table:table-cell>
          <table:table-cell office:value-type="float" office:value="0.2271" calcext:value-type="float">
            <text:p>0.2271</text:p>
          </table:table-cell>
          <table:table-cell office:value-type="float" office:value="1.255" calcext:value-type="float">
            <text:p>1.255</text:p>
          </table:table-cell>
          <table:table-cell office:value-type="float" office:value="1.441" calcext:value-type="float">
            <text:p>1.441</text:p>
          </table:table-cell>
          <table:table-cell office:value-type="float" office:value="16.16" calcext:value-type="float">
            <text:p>16.16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13.67" calcext:value-type="float">
            <text:p>13.67</text:p>
          </table:table-cell>
          <table:table-cell office:value-type="float" office:value="24.9" calcext:value-type="float">
            <text:p>24.9</text:p>
          </table:table-cell>
          <table:table-cell office:value-type="float" office:value="87.78" calcext:value-type="float">
            <text:p>87.78</text:p>
          </table:table-cell>
          <table:table-cell office:value-type="float" office:value="567.9" calcext:value-type="float">
            <text:p>567.9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07632" calcext:value-type="float">
            <text:p>0.07632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7924" calcext:value-type="float">
            <text:p>0.07924</text:p>
          </table:table-cell>
        </table:table-row>
        <table:table-row table:style-name="ro1">
          <table:table-cell office:value-type="float" office:value="8612399" calcext:value-type="float">
            <text:p>8612399</text:p>
          </table:table-cell>
          <table:table-cell office:value-type="string" calcext:value-type="string">
            <text:p>M</text:p>
          </table:table-cell>
          <table:table-cell office:value-type="float" office:value="18.46" calcext:value-type="float">
            <text:p>18.46</text:p>
          </table:table-cell>
          <table:table-cell office:value-type="float" office:value="18.52" calcext:value-type="float">
            <text:p>18.52</text:p>
          </table:table-cell>
          <table:table-cell office:value-type="float" office:value="121.1" calcext:value-type="float">
            <text:p>121.1</text:p>
          </table:table-cell>
          <table:table-cell office:value-type="float" office:value="1075" calcext:value-type="float">
            <text:p>1075</text:p>
          </table:table-cell>
          <table:table-cell office:value-type="float" office:value="0.09874" calcext:value-type="float">
            <text:p>0.09874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08795" calcext:value-type="float">
            <text:p>0.08795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0.6997" calcext:value-type="float">
            <text:p>0.6997</text:p>
          </table:table-cell>
          <table:table-cell office:value-type="float" office:value="1.475" calcext:value-type="float">
            <text:p>1.475</text:p>
          </table:table-cell>
          <table:table-cell office:value-type="float" office:value="4.782" calcext:value-type="float">
            <text:p>4.782</text:p>
          </table:table-cell>
          <table:table-cell office:value-type="float" office:value="80.6" calcext:value-type="float">
            <text:p>80.6</text:p>
          </table:table-cell>
          <table:table-cell office:value-type="float" office:value="0.006471" calcext:value-type="float">
            <text:p>0.006471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2806" calcext:value-type="float">
            <text:p>0.028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22.93" calcext:value-type="float">
            <text:p>22.93</text:p>
          </table:table-cell>
          <table:table-cell office:value-type="float" office:value="27.68" calcext:value-type="float">
            <text:p>27.68</text:p>
          </table:table-cell>
          <table:table-cell office:value-type="float" office:value="152.2" calcext:value-type="float">
            <text:p>152.2</text:p>
          </table:table-cell>
          <table:table-cell office:value-type="float" office:value="1603" calcext:value-type="float">
            <text:p>1603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08579" calcext:value-type="float">
            <text:p>0.08579</text:p>
          </table:table-cell>
        </table:table-row>
        <table:table-row table:style-name="ro1">
          <table:table-cell office:value-type="float" office:value="86135501" calcext:value-type="float">
            <text:p>86135501</text:p>
          </table:table-cell>
          <table:table-cell office:value-type="string" calcext:value-type="string">
            <text:p>M</text:p>
          </table:table-cell>
          <table:table-cell office:value-type="float" office:value="14.48" calcext:value-type="float">
            <text:p>14.48</text:p>
          </table:table-cell>
          <table:table-cell office:value-type="float" office:value="21.46" calcext:value-type="float">
            <text:p>21.46</text:p>
          </table:table-cell>
          <table:table-cell office:value-type="float" office:value="94.25" calcext:value-type="float">
            <text:p>94.25</text:p>
          </table:table-cell>
          <table:table-cell office:value-type="float" office:value="648.2" calcext:value-type="float">
            <text:p>648.2</text:p>
          </table:table-cell>
          <table:table-cell office:value-type="float" office:value="0.09444" calcext:value-type="float">
            <text:p>0.09444</text:p>
          </table:table-cell>
          <table:table-cell office:value-type="float" office:value="0.09947" calcext:value-type="float">
            <text:p>0.09947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4938" calcext:value-type="float">
            <text:p>0.04938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4204" calcext:value-type="float">
            <text:p>0.4204</text:p>
          </table:table-cell>
          <table:table-cell office:value-type="float" office:value="2.22" calcext:value-type="float">
            <text:p>2.22</text:p>
          </table:table-cell>
          <table:table-cell office:value-type="float" office:value="3.301" calcext:value-type="float">
            <text:p>3.301</text:p>
          </table:table-cell>
          <table:table-cell office:value-type="float" office:value="38.87" calcext:value-type="float">
            <text:p>38.87</text:p>
          </table:table-cell>
          <table:table-cell office:value-type="float" office:value="0.009369" calcext:value-type="float">
            <text:p>0.009369</text:p>
          </table:table-cell>
          <table:table-cell office:value-type="float" office:value="0.02983" calcext:value-type="float">
            <text:p>0.02983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03249" calcext:value-type="float">
            <text:p>0.003249</text:p>
          </table:table-cell>
          <table:table-cell office:value-type="float" office:value="16.21" calcext:value-type="float">
            <text:p>16.21</text:p>
          </table:table-cell>
          <table:table-cell office:value-type="float" office:value="29.25" calcext:value-type="float">
            <text:p>29.25</text:p>
          </table:table-cell>
          <table:table-cell office:value-type="float" office:value="108.4" calcext:value-type="float">
            <text:p>108.4</text:p>
          </table:table-cell>
          <table:table-cell office:value-type="float" office:value="808.9" calcext:value-type="float">
            <text:p>808.9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302" calcext:value-type="float">
            <text:p>0.302</text:p>
          </table:table-cell>
          <table:table-cell office:value-type="float" office:value="0.06846" calcext:value-type="float">
            <text:p>0.06846</text:p>
          </table:table-cell>
        </table:table-row>
        <table:table-row table:style-name="ro1">
          <table:table-cell office:value-type="float" office:value="86135502" calcext:value-type="float">
            <text:p>86135502</text:p>
          </table:table-cell>
          <table:table-cell office:value-type="string" calcext:value-type="string">
            <text:p>M</text:p>
          </table:table-cell>
          <table:table-cell office:value-type="float" office:value="19.02" calcext:value-type="float">
            <text:p>19.02</text:p>
          </table:table-cell>
          <table:table-cell office:value-type="float" office:value="24.59" calcext:value-type="float">
            <text:p>24.59</text:p>
          </table:table-cell>
          <table:table-cell office:value-type="float" office:value="122" calcext:value-type="float">
            <text:p>122</text:p>
          </table:table-cell>
          <table:table-cell office:value-type="float" office:value="1076" calcext:value-type="float">
            <text:p>1076</text:p>
          </table:table-cell>
          <table:table-cell office:value-type="float" office:value="0.09029" calcext:value-type="float">
            <text:p>0.09029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08271" calcext:value-type="float">
            <text:p>0.08271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5629" calcext:value-type="float">
            <text:p>0.05629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6636" calcext:value-type="float">
            <text:p>0.6636</text:p>
          </table:table-cell>
          <table:table-cell office:value-type="float" office:value="3.055" calcext:value-type="float">
            <text:p>3.055</text:p>
          </table:table-cell>
          <table:table-cell office:value-type="float" office:value="57.65" calcext:value-type="float">
            <text:p>57.65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24.56" calcext:value-type="float">
            <text:p>24.56</text:p>
          </table:table-cell>
          <table:table-cell office:value-type="float" office:value="30.41" calcext:value-type="float">
            <text:p>30.41</text:p>
          </table:table-cell>
          <table:table-cell office:value-type="float" office:value="152.9" calcext:value-type="float">
            <text:p>152.9</text:p>
          </table:table-cell>
          <table:table-cell office:value-type="float" office:value="1623" calcext:value-type="float">
            <text:p>1623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09288" calcext:value-type="float">
            <text:p>0.09288</text:p>
          </table:table-cell>
        </table:table-row>
        <table:table-row table:style-name="ro1">
          <table:table-cell office:value-type="float" office:value="861597" calcext:value-type="float">
            <text:p>861597</text:p>
          </table:table-cell>
          <table:table-cell office:value-type="string" calcext:value-type="string">
            <text:p>B</text:p>
          </table:table-cell>
          <table:table-cell office:value-type="float" office:value="12.36" calcext:value-type="float">
            <text:p>12.36</text:p>
          </table:table-cell>
          <table:table-cell office:value-type="float" office:value="21.8" calcext:value-type="float">
            <text:p>21.8</text:p>
          </table:table-cell>
          <table:table-cell office:value-type="float" office:value="79.78" calcext:value-type="float">
            <text:p>79.78</text:p>
          </table:table-cell>
          <table:table-cell office:value-type="float" office:value="466.1" calcext:value-type="float">
            <text:p>466.1</text:p>
          </table:table-cell>
          <table:table-cell office:value-type="float" office:value="0.08772" calcext:value-type="float">
            <text:p>0.08772</text:p>
          </table:table-cell>
          <table:table-cell office:value-type="float" office:value="0.09445" calcext:value-type="float">
            <text:p>0.09445</text:p>
          </table:table-cell>
          <table:table-cell office:value-type="float" office:value="0.06015" calcext:value-type="float">
            <text:p>0.06015</text:p>
          </table:table-cell>
          <table:table-cell office:value-type="float" office:value="0.03745" calcext:value-type="float">
            <text:p>0.03745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404" calcext:value-type="float">
            <text:p>0.06404</text:p>
          </table:table-cell>
          <table:table-cell office:value-type="float" office:value="0.2978" calcext:value-type="float">
            <text:p>0.2978</text:p>
          </table:table-cell>
          <table:table-cell office:value-type="float" office:value="1.502" calcext:value-type="float">
            <text:p>1.502</text:p>
          </table:table-cell>
          <table:table-cell office:value-type="float" office:value="2.203" calcext:value-type="float">
            <text:p>2.203</text:p>
          </table:table-cell>
          <table:table-cell office:value-type="float" office:value="20.95" calcext:value-type="float">
            <text:p>20.95</text:p>
          </table:table-cell>
          <table:table-cell office:value-type="float" office:value="0.007112" calcext:value-type="float">
            <text:p>0.007112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04463" calcext:value-type="float">
            <text:p>0.004463</text:p>
          </table:table-cell>
          <table:table-cell office:value-type="float" office:value="13.83" calcext:value-type="float">
            <text:p>13.83</text:p>
          </table:table-cell>
          <table:table-cell office:value-type="float" office:value="30.5" calcext:value-type="float">
            <text:p>30.5</text:p>
          </table:table-cell>
          <table:table-cell office:value-type="float" office:value="91.46" calcext:value-type="float">
            <text:p>91.46</text:p>
          </table:table-cell>
          <table:table-cell office:value-type="float" office:value="574.7" calcext:value-type="float">
            <text:p>574.7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09261" calcext:value-type="float">
            <text:p>0.09261</text:p>
          </table:table-cell>
        </table:table-row>
        <table:table-row table:style-name="ro1">
          <table:table-cell office:value-type="float" office:value="861598" calcext:value-type="float">
            <text:p>861598</text:p>
          </table:table-cell>
          <table:table-cell office:value-type="string" calcext:value-type="string">
            <text:p>B</text:p>
          </table:table-cell>
          <table:table-cell office:value-type="float" office:value="14.64" calcext:value-type="float">
            <text:p>14.64</text:p>
          </table:table-cell>
          <table:table-cell office:value-type="float" office:value="15.24" calcext:value-type="float">
            <text:p>15.24</text:p>
          </table:table-cell>
          <table:table-cell office:value-type="float" office:value="95.77" calcext:value-type="float">
            <text:p>95.77</text:p>
          </table:table-cell>
          <table:table-cell office:value-type="float" office:value="651.9" calcext:value-type="float">
            <text:p>651.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09966" calcext:value-type="float">
            <text:p>0.09966</text:p>
          </table:table-cell>
          <table:table-cell office:value-type="float" office:value="0.07064" calcext:value-type="float">
            <text:p>0.07064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6346" calcext:value-type="float">
            <text:p>0.06346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7372" calcext:value-type="float">
            <text:p>0.7372</text:p>
          </table:table-cell>
          <table:table-cell office:value-type="float" office:value="3.814" calcext:value-type="float">
            <text:p>3.814</text:p>
          </table:table-cell>
          <table:table-cell office:value-type="float" office:value="42.76" calcext:value-type="float">
            <text:p>42.76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4436" calcext:value-type="float">
            <text:p>0.04436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2427" calcext:value-type="float">
            <text:p>0.02427</text:p>
          </table:table-cell>
          <table:table-cell office:value-type="float" office:value="0.004841" calcext:value-type="float">
            <text:p>0.004841</text:p>
          </table:table-cell>
          <table:table-cell office:value-type="float" office:value="16.34" calcext:value-type="float">
            <text:p>16.34</text:p>
          </table:table-cell>
          <table:table-cell office:value-type="float" office:value="18.24" calcext:value-type="float">
            <text:p>18.24</text:p>
          </table:table-cell>
          <table:table-cell office:value-type="float" office:value="109.4" calcext:value-type="float">
            <text:p>109.4</text:p>
          </table:table-cell>
          <table:table-cell office:value-type="float" office:value="803.6" calcext:value-type="float">
            <text:p>803.6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08473" calcext:value-type="float">
            <text:p>0.08473</text:p>
          </table:table-cell>
        </table:table-row>
        <table:table-row table:style-name="ro1">
          <table:table-cell office:value-type="float" office:value="861648" calcext:value-type="float">
            <text:p>861648</text:p>
          </table:table-cell>
          <table:table-cell office:value-type="string" calcext:value-type="string">
            <text:p>B</text:p>
          </table:table-cell>
          <table:table-cell office:value-type="float" office:value="14.62" calcext:value-type="float">
            <text:p>14.62</text:p>
          </table:table-cell>
          <table:table-cell office:value-type="float" office:value="24.02" calcext:value-type="float">
            <text:p>24.02</text:p>
          </table:table-cell>
          <table:table-cell office:value-type="float" office:value="94.57" calcext:value-type="float">
            <text:p>94.57</text:p>
          </table:table-cell>
          <table:table-cell office:value-type="float" office:value="662.7" calcext:value-type="float">
            <text:p>662.7</text:p>
          </table:table-cell>
          <table:table-cell office:value-type="float" office:value="0.08974" calcext:value-type="float">
            <text:p>0.08974</text:p>
          </table:table-cell>
          <table:table-cell office:value-type="float" office:value="0.08606" calcext:value-type="float">
            <text:p>0.08606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2957" calcext:value-type="float">
            <text:p>0.02957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05866" calcext:value-type="float">
            <text:p>0.05866</text:p>
          </table:table-cell>
          <table:table-cell office:value-type="float" office:value="0.3721" calcext:value-type="float">
            <text:p>0.3721</text:p>
          </table:table-cell>
          <table:table-cell office:value-type="float" office:value="1.111" calcext:value-type="float">
            <text:p>1.111</text:p>
          </table:table-cell>
          <table:table-cell office:value-type="float" office:value="2.279" calcext:value-type="float">
            <text:p>2.279</text:p>
          </table:table-cell>
          <table:table-cell office:value-type="float" office:value="33.76" calcext:value-type="float">
            <text:p>33.76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08606" calcext:value-type="float">
            <text:p>0.008606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16.11" calcext:value-type="float">
            <text:p>16.11</text:p>
          </table:table-cell>
          <table:table-cell office:value-type="float" office:value="29.11" calcext:value-type="float">
            <text:p>29.11</text:p>
          </table:table-cell>
          <table:table-cell office:value-type="float" office:value="102.9" calcext:value-type="float">
            <text:p>102.9</text:p>
          </table:table-cell>
          <table:table-cell office:value-type="float" office:value="803.7" calcext:value-type="float">
            <text:p>803.7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09189" calcext:value-type="float">
            <text:p>0.09189</text:p>
          </table:table-cell>
          <table:table-cell office:value-type="float" office:value="0.06946" calcext:value-type="float">
            <text:p>0.0694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07246" calcext:value-type="float">
            <text:p>0.07246</text:p>
          </table:table-cell>
        </table:table-row>
        <table:table-row table:style-name="ro1">
          <table:table-cell office:value-type="float" office:value="861799" calcext:value-type="float">
            <text:p>861799</text:p>
          </table:table-cell>
          <table:table-cell office:value-type="string" calcext:value-type="string">
            <text:p>M</text:p>
          </table:table-cell>
          <table:table-cell office:value-type="float" office:value="15.37" calcext:value-type="float">
            <text:p>15.37</text:p>
          </table:table-cell>
          <table:table-cell office:value-type="float" office:value="22.76" calcext:value-type="float">
            <text:p>22.76</text:p>
          </table:table-cell>
          <table:table-cell office:value-type="float" office:value="100.2" calcext:value-type="float">
            <text:p>100.2</text:p>
          </table:table-cell>
          <table:table-cell office:value-type="float" office:value="728.2" calcext:value-type="float">
            <text:p>728.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7483" calcext:value-type="float">
            <text:p>0.07483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6097" calcext:value-type="float">
            <text:p>0.06097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8413" calcext:value-type="float">
            <text:p>0.8413</text:p>
          </table:table-cell>
          <table:table-cell office:value-type="float" office:value="2.075" calcext:value-type="float">
            <text:p>2.075</text:p>
          </table:table-cell>
          <table:table-cell office:value-type="float" office:value="29.44" calcext:value-type="float">
            <text:p>29.44</text:p>
          </table:table-cell>
          <table:table-cell office:value-type="float" office:value="0.009882" calcext:value-type="float">
            <text:p>0.009882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2471" calcext:value-type="float">
            <text:p>0.02471</text:p>
          </table:table-cell>
          <table:table-cell office:value-type="float" office:value="0.002142" calcext:value-type="float">
            <text:p>0.002142</text:p>
          </table:table-cell>
          <table:table-cell office:value-type="float" office:value="16.43" calcext:value-type="float">
            <text:p>16.43</text:p>
          </table:table-cell>
          <table:table-cell office:value-type="float" office:value="25.84" calcext:value-type="float">
            <text:p>25.84</text:p>
          </table:table-cell>
          <table:table-cell office:value-type="float" office:value="107.5" calcext:value-type="float">
            <text:p>107.5</text:p>
          </table:table-cell>
          <table:table-cell office:value-type="float" office:value="830.9" calcext:value-type="float">
            <text:p>830.9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06828" calcext:value-type="float">
            <text:p>0.06828</text:p>
          </table:table-cell>
        </table:table-row>
        <table:table-row table:style-name="ro1">
          <table:table-cell office:value-type="float" office:value="861853" calcext:value-type="float">
            <text:p>861853</text:p>
          </table:table-cell>
          <table:table-cell office:value-type="string" calcext:value-type="string">
            <text:p>B</text:p>
          </table:table-cell>
          <table:table-cell office:value-type="float" office:value="13.27" calcext:value-type="float">
            <text:p>13.27</text:p>
          </table:table-cell>
          <table:table-cell office:value-type="float" office:value="14.76" calcext:value-type="float">
            <text:p>14.76</text:p>
          </table:table-cell>
          <table:table-cell office:value-type="float" office:value="84.74" calcext:value-type="float">
            <text:p>84.74</text:p>
          </table:table-cell>
          <table:table-cell office:value-type="float" office:value="551.7" calcext:value-type="float">
            <text:p>551.7</text:p>
          </table:table-cell>
          <table:table-cell office:value-type="float" office:value="0.07355" calcext:value-type="float">
            <text:p>0.07355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648" calcext:value-type="float">
            <text:p>0.02648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05318" calcext:value-type="float">
            <text:p>0.05318</text:p>
          </table:table-cell>
          <table:table-cell office:value-type="float" office:value="0.4057" calcext:value-type="float">
            <text:p>0.4057</text:p>
          </table:table-cell>
          <table:table-cell office:value-type="float" office:value="1.153" calcext:value-type="float">
            <text:p>1.153</text:p>
          </table:table-cell>
          <table:table-cell office:value-type="float" office:value="2.701" calcext:value-type="float">
            <text:p>2.701</text:p>
          </table:table-cell>
          <table:table-cell office:value-type="float" office:value="36.35" calcext:value-type="float">
            <text:p>36.35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16.36" calcext:value-type="float">
            <text:p>16.36</text:p>
          </table:table-cell>
          <table:table-cell office:value-type="float" office:value="22.35" calcext:value-type="float">
            <text:p>22.35</text:p>
          </table:table-cell>
          <table:table-cell office:value-type="float" office:value="104.5" calcext:value-type="float">
            <text:p>104.5</text:p>
          </table:table-cell>
          <table:table-cell office:value-type="float" office:value="830.6" calcext:value-type="float">
            <text:p>830.6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6206" calcext:value-type="float">
            <text:p>0.06206</text:p>
          </table:table-cell>
        </table:table-row>
        <table:table-row table:style-name="ro1">
          <table:table-cell office:value-type="float" office:value="862009" calcext:value-type="float">
            <text:p>862009</text:p>
          </table:table-cell>
          <table:table-cell office:value-type="string" calcext:value-type="string">
            <text:p>B</text:p>
          </table:table-cell>
          <table:table-cell office:value-type="float" office:value="13.45" calcext:value-type="float">
            <text:p>13.45</text:p>
          </table:table-cell>
          <table:table-cell office:value-type="float" office:value="18.3" calcext:value-type="float">
            <text:p>18.3</text:p>
          </table:table-cell>
          <table:table-cell office:value-type="float" office:value="86.6" calcext:value-type="float">
            <text:p>86.6</text:p>
          </table:table-cell>
          <table:table-cell office:value-type="float" office:value="555.1" calcext:value-type="float">
            <text:p>555.1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8165" calcext:value-type="float">
            <text:p>0.08165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295" calcext:value-type="float">
            <text:p>0.295</text:p>
          </table:table-cell>
          <table:table-cell office:value-type="float" office:value="1.373" calcext:value-type="float">
            <text:p>1.373</text:p>
          </table:table-cell>
          <table:table-cell office:value-type="float" office:value="2.099" calcext:value-type="float">
            <text:p>2.099</text:p>
          </table:table-cell>
          <table:table-cell office:value-type="float" office:value="25.22" calcext:value-type="float">
            <text:p>25.2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15.1" calcext:value-type="float">
            <text:p>15.1</text:p>
          </table:table-cell>
          <table:table-cell office:value-type="float" office:value="25.94" calcext:value-type="float">
            <text:p>25.94</text:p>
          </table:table-cell>
          <table:table-cell office:value-type="float" office:value="97.59" calcext:value-type="float">
            <text:p>97.59</text:p>
          </table:table-cell>
          <table:table-cell office:value-type="float" office:value="699.4" calcext:value-type="float">
            <text:p>699.4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07911" calcext:value-type="float">
            <text:p>0.07911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06603" calcext:value-type="float">
            <text:p>0.06603</text:p>
          </table:table-cell>
        </table:table-row>
        <table:table-row table:style-name="ro1">
          <table:table-cell office:value-type="float" office:value="862028" calcext:value-type="float">
            <text:p>862028</text:p>
          </table:table-cell>
          <table:table-cell office:value-type="string" calcext:value-type="string">
            <text:p>M</text:p>
          </table:table-cell>
          <table:table-cell office:value-type="float" office:value="15.06" calcext:value-type="float">
            <text:p>15.06</text:p>
          </table:table-cell>
          <table:table-cell office:value-type="float" office:value="19.83" calcext:value-type="float">
            <text:p>19.83</text:p>
          </table:table-cell>
          <table:table-cell office:value-type="float" office:value="100.3" calcext:value-type="float">
            <text:p>100.3</text:p>
          </table:table-cell>
          <table:table-cell office:value-type="float" office:value="705.6" calcext:value-type="float">
            <text:p>705.6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7" calcext:value-type="float">
            <text:p>0.17</text:p>
          </table:table-cell>
          <table:table-cell office:value-type="float" office:value="0.08815" calcext:value-type="float">
            <text:p>0.08815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9644" calcext:value-type="float">
            <text:p>0.9644</text:p>
          </table:table-cell>
          <table:table-cell office:value-type="float" office:value="3.706" calcext:value-type="float">
            <text:p>3.706</text:p>
          </table:table-cell>
          <table:table-cell office:value-type="float" office:value="47.14" calcext:value-type="float">
            <text:p>47.14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3715" calcext:value-type="float">
            <text:p>0.03715</text:p>
          </table:table-cell>
          <table:table-cell office:value-type="float" office:value="0.04867" calcext:value-type="float">
            <text:p>0.04867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18.23" calcext:value-type="float">
            <text:p>18.23</text:p>
          </table:table-cell>
          <table:table-cell office:value-type="float" office:value="24.23" calcext:value-type="float">
            <text:p>24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025" calcext:value-type="float">
            <text:p>1025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5203" calcext:value-type="float">
            <text:p>0.520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08234" calcext:value-type="float">
            <text:p>0.08234</text:p>
          </table:table-cell>
        </table:table-row>
        <table:table-row table:style-name="ro1">
          <table:table-cell office:value-type="float" office:value="86208" calcext:value-type="float">
            <text:p>86208</text:p>
          </table:table-cell>
          <table:table-cell office:value-type="string" calcext:value-type="string">
            <text:p>M</text:p>
          </table:table-cell>
          <table:table-cell office:value-type="float" office:value="20.26" calcext:value-type="float">
            <text:p>20.26</text:p>
          </table:table-cell>
          <table:table-cell office:value-type="float" office:value="23.03" calcext:value-type="float">
            <text:p>23.03</text:p>
          </table:table-cell>
          <table:table-cell office:value-type="float" office:value="132.4" calcext:value-type="float">
            <text:p>132.4</text:p>
          </table:table-cell>
          <table:table-cell office:value-type="float" office:value="1264" calcext:value-type="float">
            <text:p>1264</text:p>
          </table:table-cell>
          <table:table-cell office:value-type="float" office:value="0.09078" calcext:value-type="float">
            <text:p>0.09078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08683" calcext:value-type="float">
            <text:p>0.08683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7576" calcext:value-type="float">
            <text:p>0.7576</text:p>
          </table:table-cell>
          <table:table-cell office:value-type="float" office:value="1.509" calcext:value-type="float">
            <text:p>1.509</text:p>
          </table:table-cell>
          <table:table-cell office:value-type="float" office:value="4.554" calcext:value-type="float">
            <text:p>4.554</text:p>
          </table:table-cell>
          <table:table-cell office:value-type="float" office:value="87.87" calcext:value-type="float">
            <text:p>87.87</text:p>
          </table:table-cell>
          <table:table-cell office:value-type="float" office:value="0.006016" calcext:value-type="float">
            <text:p>0.006016</text:p>
          </table:table-cell>
          <table:table-cell office:value-type="float" office:value="0.03482" calcext:value-type="float">
            <text:p>0.03482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24.22" calcext:value-type="float">
            <text:p>24.22</text:p>
          </table:table-cell>
          <table:table-cell office:value-type="float" office:value="31.59" calcext:value-type="float">
            <text:p>31.59</text:p>
          </table:table-cell>
          <table:table-cell office:value-type="float" office:value="156.1" calcext:value-type="float">
            <text:p>156.1</text:p>
          </table:table-cell>
          <table:table-cell office:value-type="float" office:value="1750" calcext:value-type="float">
            <text:p>1750</text:p>
          </table:table-cell>
          <table:table-cell office:value-type="float" office:value="0.119" calcext:value-type="float">
            <text:p>0.119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8368" calcext:value-type="float">
            <text:p>0.08368</text:p>
          </table:table-cell>
        </table:table-row>
        <table:table-row table:style-name="ro1">
          <table:table-cell office:value-type="float" office:value="86211" calcext:value-type="float">
            <text:p>86211</text:p>
          </table:table-cell>
          <table:table-cell office:value-type="string" calcext:value-type="string">
            <text:p>B</text:p>
          </table:table-cell>
          <table:table-cell office:value-type="float" office:value="12.18" calcext:value-type="float">
            <text:p>12.18</text:p>
          </table:table-cell>
          <table:table-cell office:value-type="float" office:value="17.84" calcext:value-type="float">
            <text:p>17.84</text:p>
          </table:table-cell>
          <table:table-cell office:value-type="float" office:value="77.79" calcext:value-type="float">
            <text:p>77.79</text:p>
          </table:table-cell>
          <table:table-cell office:value-type="float" office:value="451.1" calcext:value-type="float">
            <text:p>451.1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7057" calcext:value-type="float">
            <text:p>0.07057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19" calcext:value-type="float">
            <text:p>0.19</text:p>
          </table:table-cell>
          <table:table-cell office:value-type="float" office:value="0.06635" calcext:value-type="float">
            <text:p>0.06635</text:p>
          </table:table-cell>
          <table:table-cell office:value-type="float" office:value="0.3661" calcext:value-type="float">
            <text:p>0.3661</text:p>
          </table:table-cell>
          <table:table-cell office:value-type="float" office:value="1.511" calcext:value-type="float">
            <text:p>1.511</text:p>
          </table:table-cell>
          <table:table-cell office:value-type="float" office:value="2.41" calcext:value-type="float">
            <text:p>2.41</text:p>
          </table:table-cell>
          <table:table-cell office:value-type="float" office:value="24.44" calcext:value-type="float">
            <text:p>24.44</text:p>
          </table:table-cell>
          <table:table-cell office:value-type="float" office:value="0.005433" calcext:value-type="float">
            <text:p>0.005433</text:p>
          </table:table-cell>
          <table:table-cell office:value-type="float" office:value="0.01179" calcext:value-type="float">
            <text:p>0.01179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12.83" calcext:value-type="float">
            <text:p>12.83</text:p>
          </table:table-cell>
          <table:table-cell office:value-type="float" office:value="20.92" calcext:value-type="float">
            <text:p>20.92</text:p>
          </table:table-cell>
          <table:table-cell office:value-type="float" office:value="82.14" calcext:value-type="float">
            <text:p>82.14</text:p>
          </table:table-cell>
          <table:table-cell office:value-type="float" office:value="495.2" calcext:value-type="float">
            <text:p>495.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358" calcext:value-type="float">
            <text:p>0.0935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07376" calcext:value-type="float">
            <text:p>0.07376</text:p>
          </table:table-cell>
        </table:table-row>
        <table:table-row table:style-name="ro1">
          <table:table-cell office:value-type="float" office:value="862261" calcext:value-type="float">
            <text:p>862261</text:p>
          </table:table-cell>
          <table:table-cell office:value-type="string" calcext:value-type="string">
            <text:p>B</text:p>
          </table:table-cell>
          <table:table-cell office:value-type="float" office:value="9.787" calcext:value-type="float">
            <text:p>9.787</text:p>
          </table:table-cell>
          <table:table-cell office:value-type="float" office:value="19.94" calcext:value-type="float">
            <text:p>19.94</text:p>
          </table:table-cell>
          <table:table-cell office:value-type="float" office:value="62.11" calcext:value-type="float">
            <text:p>62.11</text:p>
          </table:table-cell>
          <table:table-cell office:value-type="float" office:value="294.5" calcext:value-type="float">
            <text:p>294.5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5301" calcext:value-type="float">
            <text:p>0.05301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0.007937" calcext:value-type="float">
            <text:p>0.0079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335" calcext:value-type="float">
            <text:p>0.335</text:p>
          </table:table-cell>
          <table:table-cell office:value-type="float" office:value="2.043" calcext:value-type="float">
            <text:p>2.043</text:p>
          </table:table-cell>
          <table:table-cell office:value-type="float" office:value="2.132" calcext:value-type="float">
            <text:p>2.132</text:p>
          </table:table-cell>
          <table:table-cell office:value-type="float" office:value="20.05" calcext:value-type="float">
            <text:p>20.05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10.92" calcext:value-type="float">
            <text:p>10.92</text:p>
          </table:table-cell>
          <table:table-cell office:value-type="float" office:value="26.29" calcext:value-type="float">
            <text:p>26.29</text:p>
          </table:table-cell>
          <table:table-cell office:value-type="float" office:value="68.81" calcext:value-type="float">
            <text:p>68.81</text:p>
          </table:table-cell>
          <table:table-cell office:value-type="float" office:value="366.1" calcext:value-type="float">
            <text:p>366.1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9473" calcext:value-type="float">
            <text:p>0.09473</text:p>
          </table:table-cell>
          <table:table-cell office:value-type="float" office:value="0.02049" calcext:value-type="float">
            <text:p>0.02049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08988" calcext:value-type="float">
            <text:p>0.08988</text:p>
          </table:table-cell>
        </table:table-row>
        <table:table-row table:style-name="ro1">
          <table:table-cell office:value-type="float" office:value="862485" calcext:value-type="float">
            <text:p>862485</text:p>
          </table:table-cell>
          <table:table-cell office:value-type="string" calcext:value-type="string">
            <text:p>B</text:p>
          </table:table-cell>
          <table:table-cell office:value-type="float" office:value="11.6" calcext:value-type="float">
            <text:p>11.6</text:p>
          </table:table-cell>
          <table:table-cell office:value-type="float" office:value="12.84" calcext:value-type="float">
            <text:p>12.84</text:p>
          </table:table-cell>
          <table:table-cell office:value-type="float" office:value="74.34" calcext:value-type="float">
            <text:p>74.34</text:p>
          </table:table-cell>
          <table:table-cell office:value-type="float" office:value="412.6" calcext:value-type="float">
            <text:p>412.6</text:p>
          </table:table-cell>
          <table:table-cell office:value-type="float" office:value="0.08983" calcext:value-type="float">
            <text:p>0.08983</text:p>
          </table:table-cell>
          <table:table-cell office:value-type="float" office:value="0.07525" calcext:value-type="float">
            <text:p>0.07525</text:p>
          </table:table-cell>
          <table:table-cell office:value-type="float" office:value="0.04196" calcext:value-type="float">
            <text:p>0.04196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6582" calcext:value-type="float">
            <text:p>0.06582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5391" calcext:value-type="float">
            <text:p>0.5391</text:p>
          </table:table-cell>
          <table:table-cell office:value-type="float" office:value="1.475" calcext:value-type="float">
            <text:p>1.475</text:p>
          </table:table-cell>
          <table:table-cell office:value-type="float" office:value="15.75" calcext:value-type="float">
            <text:p>15.75</text:p>
          </table:table-cell>
          <table:table-cell office:value-type="float" office:value="0.006153" calcext:value-type="float">
            <text:p>0.00615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06884" calcext:value-type="float">
            <text:p>0.006884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13.06" calcext:value-type="float">
            <text:p>13.06</text:p>
          </table:table-cell>
          <table:table-cell office:value-type="float" office:value="17.16" calcext:value-type="float">
            <text:p>17.16</text:p>
          </table:table-cell>
          <table:table-cell office:value-type="float" office:value="82.96" calcext:value-type="float">
            <text:p>82.96</text:p>
          </table:table-cell>
          <table:table-cell office:value-type="float" office:value="512.5" calcext:value-type="float">
            <text:p>512.5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08449" calcext:value-type="float">
            <text:p>0.08449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08756" calcext:value-type="float">
            <text:p>0.08756</text:p>
          </table:table-cell>
        </table:table-row>
        <table:table-row table:style-name="ro1">
          <table:table-cell office:value-type="float" office:value="862548" calcext:value-type="float">
            <text:p>862548</text:p>
          </table:table-cell>
          <table:table-cell office:value-type="string" calcext:value-type="string">
            <text:p>M</text:p>
          </table:table-cell>
          <table:table-cell office:value-type="float" office:value="14.42" calcext:value-type="float">
            <text:p>14.42</text:p>
          </table:table-cell>
          <table:table-cell office:value-type="float" office:value="19.77" calcext:value-type="float">
            <text:p>19.77</text:p>
          </table:table-cell>
          <table:table-cell office:value-type="float" office:value="94.48" calcext:value-type="float">
            <text:p>94.48</text:p>
          </table:table-cell>
          <table:table-cell office:value-type="float" office:value="642.5" calcext:value-type="float">
            <text:p>642.5</text:p>
          </table:table-cell>
          <table:table-cell office:value-type="float" office:value="0.09752" calcext:value-type="float">
            <text:p>0.09752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09388" calcext:value-type="float">
            <text:p>0.09388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2895" calcext:value-type="float">
            <text:p>0.2895</text:p>
          </table:table-cell>
          <table:table-cell office:value-type="float" office:value="1.851" calcext:value-type="float">
            <text:p>1.851</text:p>
          </table:table-cell>
          <table:table-cell office:value-type="float" office:value="2.376" calcext:value-type="float">
            <text:p>2.376</text:p>
          </table:table-cell>
          <table:table-cell office:value-type="float" office:value="26.85" calcext:value-type="float">
            <text:p>26.85</text:p>
          </table:table-cell>
          <table:table-cell office:value-type="float" office:value="0.008005" calcext:value-type="float">
            <text:p>0.008005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321" calcext:value-type="float">
            <text:p>0.03321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16.33" calcext:value-type="float">
            <text:p>16.33</text:p>
          </table:table-cell>
          <table:table-cell office:value-type="float" office:value="30.86" calcext:value-type="float">
            <text:p>30.86</text:p>
          </table:table-cell>
          <table:table-cell office:value-type="float" office:value="109.5" calcext:value-type="float">
            <text:p>109.5</text:p>
          </table:table-cell>
          <table:table-cell office:value-type="float" office:value="826.4" calcext:value-type="float">
            <text:p>826.4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09353" calcext:value-type="float">
            <text:p>0.09353</text:p>
          </table:table-cell>
        </table:table-row>
        <table:table-row table:style-name="ro1">
          <table:table-cell office:value-type="float" office:value="862717" calcext:value-type="float">
            <text:p>862717</text:p>
          </table:table-cell>
          <table:table-cell office:value-type="string" calcext:value-type="string">
            <text:p>M</text:p>
          </table:table-cell>
          <table:table-cell office:value-type="float" office:value="13.61" calcext:value-type="float">
            <text:p>13.61</text:p>
          </table:table-cell>
          <table:table-cell office:value-type="float" office:value="24.98" calcext:value-type="float">
            <text:p>24.98</text:p>
          </table:table-cell>
          <table:table-cell office:value-type="float" office:value="88.05" calcext:value-type="float">
            <text:p>88.05</text:p>
          </table:table-cell>
          <table:table-cell office:value-type="float" office:value="582.7" calcext:value-type="float">
            <text:p>582.7</text:p>
          </table:table-cell>
          <table:table-cell office:value-type="float" office:value="0.09488" calcext:value-type="float">
            <text:p>0.09488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8625" calcext:value-type="float">
            <text:p>0.08625</text:p>
          </table:table-cell>
          <table:table-cell office:value-type="float" office:value="0.04489" calcext:value-type="float">
            <text:p>0.04489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0.4565" calcext:value-type="float">
            <text:p>0.4565</text:p>
          </table:table-cell>
          <table:table-cell office:value-type="float" office:value="1.29" calcext:value-type="float">
            <text:p>1.29</text:p>
          </table:table-cell>
          <table:table-cell office:value-type="float" office:value="2.861" calcext:value-type="float">
            <text:p>2.861</text:p>
          </table:table-cell>
          <table:table-cell office:value-type="float" office:value="43.14" calcext:value-type="float">
            <text:p>43.14</text:p>
          </table:table-cell>
          <table:table-cell office:value-type="float" office:value="0.005872" calcext:value-type="float">
            <text:p>0.005872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09921" calcext:value-type="float">
            <text:p>0.00992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16.99" calcext:value-type="float">
            <text:p>16.99</text:p>
          </table:table-cell>
          <table:table-cell office:value-type="float" office:value="35.27" calcext:value-type="float">
            <text:p>35.27</text:p>
          </table:table-cell>
          <table:table-cell office:value-type="float" office:value="108.6" calcext:value-type="float">
            <text:p>108.6</text:p>
          </table:table-cell>
          <table:table-cell office:value-type="float" office:value="906.5" calcext:value-type="float">
            <text:p>906.5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07397" calcext:value-type="float">
            <text:p>0.07397</text:p>
          </table:table-cell>
        </table:table-row>
        <table:table-row table:style-name="ro1">
          <table:table-cell office:value-type="float" office:value="862722" calcext:value-type="float">
            <text:p>862722</text:p>
          </table:table-cell>
          <table:table-cell office:value-type="string" calcext:value-type="string">
            <text:p>B</text:p>
          </table:table-cell>
          <table:table-cell office:value-type="float" office:value="6.981" calcext:value-type="float">
            <text:p>6.981</text:p>
          </table:table-cell>
          <table:table-cell office:value-type="float" office:value="13.43" calcext:value-type="float">
            <text:p>13.43</text:p>
          </table:table-cell>
          <table:table-cell office:value-type="float" office:value="43.79" calcext:value-type="float">
            <text:p>43.79</text:p>
          </table:table-cell>
          <table:table-cell office:value-type="float" office:value="143.5" calcext:value-type="float">
            <text:p>143.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568" calcext:value-type="float">
            <text:p>0.07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818" calcext:value-type="float">
            <text:p>0.07818</text:p>
          </table:table-cell>
          <table:table-cell office:value-type="float" office:value="0.2241" calcext:value-type="float">
            <text:p>0.2241</text:p>
          </table:table-cell>
          <table:table-cell office:value-type="float" office:value="1.508" calcext:value-type="float">
            <text:p>1.508</text:p>
          </table:table-cell>
          <table:table-cell office:value-type="float" office:value="1.553" calcext:value-type="float">
            <text:p>1.553</text:p>
          </table:table-cell>
          <table:table-cell office:value-type="float" office:value="9.833" calcext:value-type="float">
            <text:p>9.833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01084" calcext:value-type="float">
            <text:p>0.0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041" calcext:value-type="float">
            <text:p>0.0041</text:p>
          </table:table-cell>
          <table:table-cell office:value-type="float" office:value="7.93" calcext:value-type="float">
            <text:p>7.93</text:p>
          </table:table-cell>
          <table:table-cell office:value-type="float" office:value="19.54" calcext:value-type="float">
            <text:p>19.54</text:p>
          </table:table-cell>
          <table:table-cell office:value-type="float" office:value="50.41" calcext:value-type="float">
            <text:p>50.41</text:p>
          </table:table-cell>
          <table:table-cell office:value-type="float" office:value="185.2" calcext:value-type="float">
            <text:p>185.2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202" calcext:value-type="float">
            <text:p>0.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09382" calcext:value-type="float">
            <text:p>0.09382</text:p>
          </table:table-cell>
        </table:table-row>
        <table:table-row table:style-name="ro1">
          <table:table-cell office:value-type="float" office:value="862965" calcext:value-type="float">
            <text:p>862965</text:p>
          </table:table-cell>
          <table:table-cell office:value-type="string" calcext:value-type="string">
            <text:p>B</text:p>
          </table:table-cell>
          <table:table-cell office:value-type="float" office:value="12.18" calcext:value-type="float">
            <text:p>12.18</text:p>
          </table:table-cell>
          <table:table-cell office:value-type="float" office:value="20.52" calcext:value-type="float">
            <text:p>20.52</text:p>
          </table:table-cell>
          <table:table-cell office:value-type="float" office:value="77.22" calcext:value-type="float">
            <text:p>77.22</text:p>
          </table:table-cell>
          <table:table-cell office:value-type="float" office:value="458.7" calcext:value-type="float">
            <text:p>458.7</text:p>
          </table:table-cell>
          <table:table-cell office:value-type="float" office:value="0.08013" calcext:value-type="float">
            <text:p>0.08013</text:p>
          </table:table-cell>
          <table:table-cell office:value-type="float" office:value="0.04038" calcext:value-type="float">
            <text:p>0.04038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05677" calcext:value-type="float">
            <text:p>0.05677</text:p>
          </table:table-cell>
          <table:table-cell office:value-type="float" office:value="0.1924" calcext:value-type="float">
            <text:p>0.1924</text:p>
          </table:table-cell>
          <table:table-cell office:value-type="float" office:value="1.571" calcext:value-type="float">
            <text:p>1.571</text:p>
          </table:table-cell>
          <table:table-cell office:value-type="float" office:value="1.183" calcext:value-type="float">
            <text:p>1.183</text:p>
          </table:table-cell>
          <table:table-cell office:value-type="float" office:value="14.68" calcext:value-type="float">
            <text:p>14.68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6098" calcext:value-type="float">
            <text:p>0.006098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06797" calcext:value-type="float">
            <text:p>0.006797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13.34" calcext:value-type="float">
            <text:p>13.34</text:p>
          </table:table-cell>
          <table:table-cell office:value-type="float" office:value="32.84" calcext:value-type="float">
            <text:p>32.84</text:p>
          </table:table-cell>
          <table:table-cell office:value-type="float" office:value="84.58" calcext:value-type="float">
            <text:p>84.58</text:p>
          </table:table-cell>
          <table:table-cell office:value-type="float" office:value="547.8" calcext:value-type="float">
            <text:p>547.8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08862" calcext:value-type="float">
            <text:p>0.08862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06878" calcext:value-type="float">
            <text:p>0.06878</text:p>
          </table:table-cell>
        </table:table-row>
        <table:table-row table:style-name="ro1">
          <table:table-cell office:value-type="float" office:value="862980" calcext:value-type="float">
            <text:p>862980</text:p>
          </table:table-cell>
          <table:table-cell office:value-type="string" calcext:value-type="string">
            <text:p>B</text:p>
          </table:table-cell>
          <table:table-cell office:value-type="float" office:value="9.876" calcext:value-type="float">
            <text:p>9.876</text:p>
          </table:table-cell>
          <table:table-cell office:value-type="float" office:value="19.4" calcext:value-type="float">
            <text:p>19.4</text:p>
          </table:table-cell>
          <table:table-cell office:value-type="float" office:value="63.95" calcext:value-type="float">
            <text:p>63.95</text:p>
          </table:table-cell>
          <table:table-cell office:value-type="float" office:value="298.3" calcext:value-type="float">
            <text:p>298.3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9697" calcext:value-type="float">
            <text:p>0.09697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1803" calcext:value-type="float">
            <text:p>0.1803</text:p>
          </table:table-cell>
          <table:table-cell office:value-type="float" office:value="1.222" calcext:value-type="float">
            <text:p>1.222</text:p>
          </table:table-cell>
          <table:table-cell office:value-type="float" office:value="1.528" calcext:value-type="float">
            <text:p>1.528</text:p>
          </table:table-cell>
          <table:table-cell office:value-type="float" office:value="11.77" calcext:value-type="float">
            <text:p>11.77</text:p>
          </table:table-cell>
          <table:table-cell office:value-type="float" office:value="0.009058" calcext:value-type="float">
            <text:p>0.009058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10.76" calcext:value-type="float">
            <text:p>10.76</text:p>
          </table:table-cell>
          <table:table-cell office:value-type="float" office:value="26.83" calcext:value-type="float">
            <text:p>26.83</text:p>
          </table:table-cell>
          <table:table-cell office:value-type="float" office:value="72.22" calcext:value-type="float">
            <text:p>72.22</text:p>
          </table:table-cell>
          <table:table-cell office:value-type="float" office:value="361.2" calcext:value-type="float">
            <text:p>361.2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float" office:value="862989" calcext:value-type="float">
            <text:p>862989</text:p>
          </table:table-cell>
          <table:table-cell office:value-type="string" calcext:value-type="string">
            <text:p>B</text:p>
          </table:table-cell>
          <table:table-cell office:value-type="float" office:value="10.49" calcext:value-type="float">
            <text:p>10.49</text:p>
          </table:table-cell>
          <table:table-cell office:value-type="float" office:value="19.29" calcext:value-type="float">
            <text:p>19.29</text:p>
          </table:table-cell>
          <table:table-cell office:value-type="float" office:value="67.41" calcext:value-type="float">
            <text:p>67.41</text:p>
          </table:table-cell>
          <table:table-cell office:value-type="float" office:value="336.1" calcext:value-type="float">
            <text:p>336.1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.08578" calcext:value-type="float">
            <text:p>0.08578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355" calcext:value-type="float">
            <text:p>0.355</text:p>
          </table:table-cell>
          <table:table-cell office:value-type="float" office:value="1.534" calcext:value-type="float">
            <text:p>1.534</text:p>
          </table:table-cell>
          <table:table-cell office:value-type="float" office:value="2.302" calcext:value-type="float">
            <text:p>2.302</text:p>
          </table:table-cell>
          <table:table-cell office:value-type="float" office:value="23.13" calcext:value-type="float">
            <text:p>23.13</text:p>
          </table:table-cell>
          <table:table-cell office:value-type="float" office:value="0.007595" calcext:value-type="float">
            <text:p>0.007595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08614" calcext:value-type="float">
            <text:p>0.00861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11.54" calcext:value-type="float">
            <text:p>11.54</text:p>
          </table:table-cell>
          <table:table-cell office:value-type="float" office:value="23.31" calcext:value-type="float">
            <text:p>23.31</text:p>
          </table:table-cell>
          <table:table-cell office:value-type="float" office:value="74.22" calcext:value-type="float">
            <text:p>74.22</text:p>
          </table:table-cell>
          <table:table-cell office:value-type="float" office:value="402.8" calcext:value-type="float">
            <text:p>402.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3203" calcext:value-type="float">
            <text:p>0.03203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07552" calcext:value-type="float">
            <text:p>0.07552</text:p>
          </table:table-cell>
        </table:table-row>
        <table:table-row table:style-name="ro1">
          <table:table-cell office:value-type="float" office:value="863030" calcext:value-type="float">
            <text:p>863030</text:p>
          </table:table-cell>
          <table:table-cell office:value-type="string" calcext:value-type="string">
            <text:p>M</text:p>
          </table:table-cell>
          <table:table-cell office:value-type="float" office:value="13.11" calcext:value-type="float">
            <text:p>13.11</text:p>
          </table:table-cell>
          <table:table-cell office:value-type="float" office:value="15.56" calcext:value-type="float">
            <text:p>15.56</text:p>
          </table:table-cell>
          <table:table-cell office:value-type="float" office:value="87.21" calcext:value-type="float">
            <text:p>87.21</text:p>
          </table:table-cell>
          <table:table-cell office:value-type="float" office:value="530.2" calcext:value-type="float">
            <text:p>530.2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09601" calcext:value-type="float">
            <text:p>0.09601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7692" calcext:value-type="float">
            <text:p>0.07692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9238" calcext:value-type="float">
            <text:p>0.9238</text:p>
          </table:table-cell>
          <table:table-cell office:value-type="float" office:value="2.41" calcext:value-type="float">
            <text:p>2.41</text:p>
          </table:table-cell>
          <table:table-cell office:value-type="float" office:value="34.66" calcext:value-type="float">
            <text:p>34.66</text:p>
          </table:table-cell>
          <table:table-cell office:value-type="float" office:value="0.007162" calcext:value-type="float">
            <text:p>0.007162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5473" calcext:value-type="float">
            <text:p>0.05473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7098" calcext:value-type="float">
            <text:p>0.007098</text:p>
          </table:table-cell>
          <table:table-cell office:value-type="float" office:value="16.31" calcext:value-type="float">
            <text:p>16.31</text:p>
          </table:table-cell>
          <table:table-cell office:value-type="float" office:value="22.4" calcext:value-type="float">
            <text:p>22.4</text:p>
          </table:table-cell>
          <table:table-cell office:value-type="float" office:value="106.4" calcext:value-type="float">
            <text:p>106.4</text:p>
          </table:table-cell>
          <table:table-cell office:value-type="float" office:value="827.2" calcext:value-type="float">
            <text:p>827.2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1405" calcext:value-type="float">
            <text:p>0.1405</text:p>
          </table:table-cell>
        </table:table-row>
        <table:table-row table:style-name="ro1">
          <table:table-cell office:value-type="float" office:value="863031" calcext:value-type="float">
            <text:p>863031</text:p>
          </table:table-cell>
          <table:table-cell office:value-type="string" calcext:value-type="string">
            <text:p>B</text:p>
          </table:table-cell>
          <table:table-cell office:value-type="float" office:value="11.64" calcext:value-type="float">
            <text:p>11.64</text:p>
          </table:table-cell>
          <table:table-cell office:value-type="float" office:value="18.33" calcext:value-type="float">
            <text:p>18.33</text:p>
          </table:table-cell>
          <table:table-cell office:value-type="float" office:value="75.17" calcext:value-type="float">
            <text:p>75.17</text:p>
          </table:table-cell>
          <table:table-cell office:value-type="float" office:value="412.5" calcext:value-type="float">
            <text:p>412.5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306" calcext:value-type="float">
            <text:p>0.306</text:p>
          </table:table-cell>
          <table:table-cell office:value-type="float" office:value="1.657" calcext:value-type="float">
            <text:p>1.657</text:p>
          </table:table-cell>
          <table:table-cell office:value-type="float" office:value="2.155" calcext:value-type="float">
            <text:p>2.155</text:p>
          </table:table-cell>
          <table:table-cell office:value-type="float" office:value="20.62" calcext:value-type="float">
            <text:p>20.62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13.14" calcext:value-type="float">
            <text:p>13.14</text:p>
          </table:table-cell>
          <table:table-cell office:value-type="float" office:value="29.26" calcext:value-type="float">
            <text:p>29.26</text:p>
          </table:table-cell>
          <table:table-cell office:value-type="float" office:value="85.51" calcext:value-type="float">
            <text:p>85.51</text:p>
          </table:table-cell>
          <table:table-cell office:value-type="float" office:value="521.7" calcext:value-type="float">
            <text:p>521.7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09097" calcext:value-type="float">
            <text:p>0.09097</text:p>
          </table:table-cell>
        </table:table-row>
        <table:table-row table:style-name="ro1">
          <table:table-cell office:value-type="float" office:value="863270" calcext:value-type="float">
            <text:p>863270</text:p>
          </table:table-cell>
          <table:table-cell office:value-type="string" calcext:value-type="string">
            <text:p>B</text:p>
          </table:table-cell>
          <table:table-cell office:value-type="float" office:value="12.36" calcext:value-type="float">
            <text:p>12.36</text:p>
          </table:table-cell>
          <table:table-cell office:value-type="float" office:value="18.54" calcext:value-type="float">
            <text:p>18.54</text:p>
          </table:table-cell>
          <table:table-cell office:value-type="float" office:value="79.01" calcext:value-type="float">
            <text:p>79.01</text:p>
          </table:table-cell>
          <table:table-cell office:value-type="float" office:value="466.7" calcext:value-type="float">
            <text:p>466.7</text:p>
          </table:table-cell>
          <table:table-cell office:value-type="float" office:value="0.08477" calcext:value-type="float">
            <text:p>0.08477</text:p>
          </table:table-cell>
          <table:table-cell office:value-type="float" office:value="0.06815" calcext:value-type="float">
            <text:p>0.06815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484" calcext:value-type="float">
            <text:p>0.8484</text:p>
          </table:table-cell>
          <table:table-cell office:value-type="float" office:value="9.227" calcext:value-type="float">
            <text:p>9.227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05558" calcext:value-type="float">
            <text:p>0.005558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13.29" calcext:value-type="float">
            <text:p>13.29</text:p>
          </table:table-cell>
          <table:table-cell office:value-type="float" office:value="27.49" calcext:value-type="float">
            <text:p>27.49</text:p>
          </table:table-cell>
          <table:table-cell office:value-type="float" office:value="85.56" calcext:value-type="float">
            <text:p>85.56</text:p>
          </table:table-cell>
          <table:table-cell office:value-type="float" office:value="544.1" calcext:value-type="float">
            <text:p>544.1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08442" calcext:value-type="float">
            <text:p>0.0844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07185" calcext:value-type="float">
            <text:p>0.07185</text:p>
          </table:table-cell>
        </table:table-row>
        <table:table-row table:style-name="ro1">
          <table:table-cell office:value-type="float" office:value="86355" calcext:value-type="float">
            <text:p>86355</text:p>
          </table:table-cell>
          <table:table-cell office:value-type="string" calcext:value-type="string">
            <text:p>M</text:p>
          </table:table-cell>
          <table:table-cell office:value-type="float" office:value="22.27" calcext:value-type="float">
            <text:p>22.27</text:p>
          </table:table-cell>
          <table:table-cell office:value-type="float" office:value="19.67" calcext:value-type="float">
            <text:p>19.67</text:p>
          </table:table-cell>
          <table:table-cell office:value-type="float" office:value="152.8" calcext:value-type="float">
            <text:p>152.8</text:p>
          </table:table-cell>
          <table:table-cell office:value-type="float" office:value="1509" calcext:value-type="float">
            <text:p>1509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07039" calcext:value-type="float">
            <text:p>0.07039</text:p>
          </table:table-cell>
          <table:table-cell office:value-type="float" office:value="1.215" calcext:value-type="float">
            <text:p>1.215</text:p>
          </table:table-cell>
          <table:table-cell office:value-type="float" office:value="1.545" calcext:value-type="float">
            <text:p>1.545</text:p>
          </table:table-cell>
          <table:table-cell office:value-type="float" office:value="10.05" calcext:value-type="float">
            <text:p>10.05</text:p>
          </table:table-cell>
          <table:table-cell office:value-type="float" office:value="170" calcext:value-type="float">
            <text:p>170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0.08668" calcext:value-type="float">
            <text:p>0.086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05037" calcext:value-type="float">
            <text:p>0.005037</text:p>
          </table:table-cell>
          <table:table-cell office:value-type="float" office:value="28.4" calcext:value-type="float">
            <text:p>28.4</text:p>
          </table:table-cell>
          <table:table-cell office:value-type="float" office:value="28.01" calcext:value-type="float">
            <text:p>28.01</text:p>
          </table:table-cell>
          <table:table-cell office:value-type="float" office:value="206.8" calcext:value-type="float">
            <text:p>206.8</text:p>
          </table:table-cell>
          <table:table-cell office:value-type="float" office:value="2360" calcext:value-type="float">
            <text:p>2360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291" calcext:value-type="float">
            <text:p>0.291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09789" calcext:value-type="float">
            <text:p>0.09789</text:p>
          </table:table-cell>
        </table:table-row>
        <table:table-row table:style-name="ro1">
          <table:table-cell office:value-type="float" office:value="864018" calcext:value-type="float">
            <text:p>864018</text:p>
          </table:table-cell>
          <table:table-cell office:value-type="string" calcext:value-type="string">
            <text:p>B</text:p>
          </table:table-cell>
          <table:table-cell office:value-type="float" office:value="11.34" calcext:value-type="float">
            <text:p>11.34</text:p>
          </table:table-cell>
          <table:table-cell office:value-type="float" office:value="21.26" calcext:value-type="float">
            <text:p>21.26</text:p>
          </table:table-cell>
          <table:table-cell office:value-type="float" office:value="72.48" calcext:value-type="float">
            <text:p>72.48</text:p>
          </table:table-cell>
          <table:table-cell office:value-type="float" office:value="396.5" calcext:value-type="float">
            <text:p>396.5</text:p>
          </table:table-cell>
          <table:table-cell office:value-type="float" office:value="0.08759" calcext:value-type="float">
            <text:p>0.08759</text:p>
          </table:table-cell>
          <table:table-cell office:value-type="float" office:value="0.06575" calcext:value-type="float">
            <text:p>0.06575</text:p>
          </table:table-cell>
          <table:table-cell office:value-type="float" office:value="0.05133" calcext:value-type="float">
            <text:p>0.05133</text:p>
          </table:table-cell>
          <table:table-cell office:value-type="float" office:value="0.01899" calcext:value-type="float">
            <text:p>0.01899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861" calcext:value-type="float">
            <text:p>0.9861</text:p>
          </table:table-cell>
          <table:table-cell office:value-type="float" office:value="1.597" calcext:value-type="float">
            <text:p>1.597</text:p>
          </table:table-cell>
          <table:table-cell office:value-type="float" office:value="16.41" calcext:value-type="float">
            <text:p>16.41</text:p>
          </table:table-cell>
          <table:table-cell office:value-type="float" office:value="0.009113" calcext:value-type="float">
            <text:p>0.009113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13.01" calcext:value-type="float">
            <text:p>13.01</text:p>
          </table:table-cell>
          <table:table-cell office:value-type="float" office:value="29.15" calcext:value-type="float">
            <text:p>29.15</text:p>
          </table:table-cell>
          <table:table-cell office:value-type="float" office:value="83.99" calcext:value-type="float">
            <text:p>83.99</text:p>
          </table:table-cell>
          <table:table-cell office:value-type="float" office:value="518.1" calcext:value-type="float">
            <text:p>518.1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8278" calcext:value-type="float">
            <text:p>0.08278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08832" calcext:value-type="float">
            <text:p>0.08832</text:p>
          </table:table-cell>
        </table:table-row>
        <table:table-row table:style-name="ro1">
          <table:table-cell office:value-type="float" office:value="864033" calcext:value-type="float">
            <text:p>864033</text:p>
          </table:table-cell>
          <table:table-cell office:value-type="string" calcext:value-type="string">
            <text:p>B</text:p>
          </table:table-cell>
          <table:table-cell office:value-type="float" office:value="9.777" calcext:value-type="float">
            <text:p>9.777</text:p>
          </table:table-cell>
          <table:table-cell office:value-type="float" office:value="16.99" calcext:value-type="float">
            <text:p>16.99</text:p>
          </table:table-cell>
          <table:table-cell office:value-type="float" office:value="62.5" calcext:value-type="float">
            <text:p>62.5</text:p>
          </table:table-cell>
          <table:table-cell office:value-type="float" office:value="290.2" calcext:value-type="float">
            <text:p>290.2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08404" calcext:value-type="float">
            <text:p>0.08404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07065" calcext:value-type="float">
            <text:p>0.07065</text:p>
          </table:table-cell>
          <table:table-cell office:value-type="float" office:value="0.403" calcext:value-type="float">
            <text:p>0.403</text:p>
          </table:table-cell>
          <table:table-cell office:value-type="float" office:value="1.424" calcext:value-type="float">
            <text:p>1.424</text:p>
          </table:table-cell>
          <table:table-cell office:value-type="float" office:value="2.747" calcext:value-type="float">
            <text:p>2.747</text:p>
          </table:table-cell>
          <table:table-cell office:value-type="float" office:value="22.87" calcext:value-type="float">
            <text:p>22.87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3281" calcext:value-type="float">
            <text:p>0.03281</text:p>
          </table:table-cell>
          <table:table-cell office:value-type="float" office:value="0.004638" calcext:value-type="float">
            <text:p>0.004638</text:p>
          </table:table-cell>
          <table:table-cell office:value-type="float" office:value="11.05" calcext:value-type="float">
            <text:p>11.05</text:p>
          </table:table-cell>
          <table:table-cell office:value-type="float" office:value="21.47" calcext:value-type="float">
            <text:p>21.47</text:p>
          </table:table-cell>
          <table:table-cell office:value-type="float" office:value="71.68" calcext:value-type="float">
            <text:p>71.68</text:p>
          </table:table-cell>
          <table:table-cell office:value-type="float" office:value="367" calcext:value-type="float">
            <text:p>367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3" calcext:value-type="float">
            <text:p>0.13</text:p>
          </table:table-cell>
          <table:table-cell office:value-type="float" office:value="0.05334" calcext:value-type="float">
            <text:p>0.05334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08468" calcext:value-type="float">
            <text:p>0.08468</text:p>
          </table:table-cell>
        </table:table-row>
        <table:table-row table:style-name="ro1">
          <table:table-cell office:value-type="float" office:value="86408" calcext:value-type="float">
            <text:p>86408</text:p>
          </table:table-cell>
          <table:table-cell office:value-type="string" calcext:value-type="string">
            <text:p>B</text:p>
          </table:table-cell>
          <table:table-cell office:value-type="float" office:value="12.63" calcext:value-type="float">
            <text:p>12.63</text:p>
          </table:table-cell>
          <table:table-cell office:value-type="float" office:value="20.76" calcext:value-type="float">
            <text:p>20.76</text:p>
          </table:table-cell>
          <table:table-cell office:value-type="float" office:value="82.15" calcext:value-type="float">
            <text:p>82.15</text:p>
          </table:table-cell>
          <table:table-cell office:value-type="float" office:value="480.4" calcext:value-type="float">
            <text:p>480.4</text:p>
          </table:table-cell>
          <table:table-cell office:value-type="float" office:value="0.09933" calcext:value-type="float">
            <text:p>0.09933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3424" calcext:value-type="float">
            <text:p>0.3424</text:p>
          </table:table-cell>
          <table:table-cell office:value-type="float" office:value="1.803" calcext:value-type="float">
            <text:p>1.803</text:p>
          </table:table-cell>
          <table:table-cell office:value-type="float" office:value="2.711" calcext:value-type="float">
            <text:p>2.711</text:p>
          </table:table-cell>
          <table:table-cell office:value-type="float" office:value="20.48" calcext:value-type="float">
            <text:p>20.48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4042" calcext:value-type="float">
            <text:p>0.04042</text:p>
          </table:table-cell>
          <table:table-cell office:value-type="float" office:value="0.05101" calcext:value-type="float">
            <text:p>0.05101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2144" calcext:value-type="float">
            <text:p>0.02144</text:p>
          </table:table-cell>
          <table:table-cell office:value-type="float" office:value="0.005891" calcext:value-type="float">
            <text:p>0.005891</text:p>
          </table:table-cell>
          <table:table-cell office:value-type="float" office:value="13.33" calcext:value-type="float">
            <text:p>13.33</text:p>
          </table:table-cell>
          <table:table-cell office:value-type="float" office:value="25.47" calcext:value-type="float">
            <text:p>25.47</text:p>
          </table:table-cell>
          <table:table-cell office:value-type="float" office:value="89" calcext:value-type="float">
            <text:p>89</text:p>
          </table:table-cell>
          <table:table-cell office:value-type="float" office:value="527.4" calcext:value-type="float">
            <text:p>527.4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8486" calcext:value-type="float">
            <text:p>0.08486</text:p>
          </table:table-cell>
        </table:table-row>
        <table:table-row table:style-name="ro1">
          <table:table-cell office:value-type="float" office:value="86409" calcext:value-type="float">
            <text:p>86409</text:p>
          </table:table-cell>
          <table:table-cell office:value-type="string" calcext:value-type="string">
            <text:p>B</text:p>
          </table:table-cell>
          <table:table-cell office:value-type="float" office:value="14.26" calcext:value-type="float">
            <text:p>14.26</text:p>
          </table:table-cell>
          <table:table-cell office:value-type="float" office:value="19.65" calcext:value-type="float">
            <text:p>19.65</text:p>
          </table:table-cell>
          <table:table-cell office:value-type="float" office:value="97.83" calcext:value-type="float">
            <text:p>97.83</text:p>
          </table:table-cell>
          <table:table-cell office:value-type="float" office:value="629.9" calcext:value-type="float">
            <text:p>629.9</text:p>
          </table:table-cell>
          <table:table-cell office:value-type="float" office:value="0.07837" calcext:value-type="float">
            <text:p>0.07837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07798" calcext:value-type="float">
            <text:p>0.07798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07769" calcext:value-type="float">
            <text:p>0.07769</text:p>
          </table:table-cell>
          <table:table-cell office:value-type="float" office:value="0.3628" calcext:value-type="float">
            <text:p>0.3628</text:p>
          </table:table-cell>
          <table:table-cell office:value-type="float" office:value="1.49" calcext:value-type="float">
            <text:p>1.49</text:p>
          </table:table-cell>
          <table:table-cell office:value-type="float" office:value="3.399" calcext:value-type="float">
            <text:p>3.399</text:p>
          </table:table-cell>
          <table:table-cell office:value-type="float" office:value="29.25" calcext:value-type="float">
            <text:p>29.25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7446" calcext:value-type="float">
            <text:p>0.074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2566" calcext:value-type="float">
            <text:p>0.02566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15.3" calcext:value-type="float">
            <text:p>15.3</text:p>
          </table:table-cell>
          <table:table-cell office:value-type="float" office:value="23.73" calcext:value-type="float">
            <text:p>23.73</text:p>
          </table:table-cell>
          <table:table-cell office:value-type="float" office:value="107" calcext:value-type="float">
            <text:p>107</text:p>
          </table:table-cell>
          <table:table-cell office:value-type="float" office:value="709" calcext:value-type="float">
            <text:p>709</text:p>
          </table:table-cell>
          <table:table-cell office:value-type="float" office:value="0.08949" calcext:value-type="float">
            <text:p>0.08949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6783" calcext:value-type="float">
            <text:p>0.678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1082" calcext:value-type="float">
            <text:p>0.1082</text:p>
          </table:table-cell>
        </table:table-row>
        <table:table-row table:style-name="ro1">
          <table:table-cell office:value-type="float" office:value="864292" calcext:value-type="float">
            <text:p>864292</text:p>
          </table:table-cell>
          <table:table-cell office:value-type="string" calcext:value-type="string">
            <text:p>B</text:p>
          </table:table-cell>
          <table:table-cell office:value-type="float" office:value="10.51" calcext:value-type="float">
            <text:p>10.51</text:p>
          </table:table-cell>
          <table:table-cell office:value-type="float" office:value="20.19" calcext:value-type="float">
            <text:p>20.19</text:p>
          </table:table-cell>
          <table:table-cell office:value-type="float" office:value="68.64" calcext:value-type="float">
            <text:p>68.64</text:p>
          </table:table-cell>
          <table:table-cell office:value-type="float" office:value="334.2" calcext:value-type="float">
            <text:p>334.2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07782" calcext:value-type="float">
            <text:p>0.07782</text:p>
          </table:table-cell>
          <table:table-cell office:value-type="float" office:value="0.3336" calcext:value-type="float">
            <text:p>0.3336</text:p>
          </table:table-cell>
          <table:table-cell office:value-type="float" office:value="1.86" calcext:value-type="float">
            <text:p>1.86</text:p>
          </table:table-cell>
          <table:table-cell office:value-type="float" office:value="2.041" calcext:value-type="float">
            <text:p>2.041</text:p>
          </table:table-cell>
          <table:table-cell office:value-type="float" office:value="19.91" calcext:value-type="float">
            <text:p>19.91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3747" calcext:value-type="float">
            <text:p>0.03747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2287" calcext:value-type="float">
            <text:p>0.02287</text:p>
          </table:table-cell>
          <table:table-cell office:value-type="float" office:value="0.006792" calcext:value-type="float">
            <text:p>0.006792</text:p>
          </table:table-cell>
          <table:table-cell office:value-type="float" office:value="11.16" calcext:value-type="float">
            <text:p>11.16</text:p>
          </table:table-cell>
          <table:table-cell office:value-type="float" office:value="22.75" calcext:value-type="float">
            <text:p>22.75</text:p>
          </table:table-cell>
          <table:table-cell office:value-type="float" office:value="72.62" calcext:value-type="float">
            <text:p>72.62</text:p>
          </table:table-cell>
          <table:table-cell office:value-type="float" office:value="374.4" calcext:value-type="float">
            <text:p>374.4</text:p>
          </table:table-cell>
          <table:table-cell office:value-type="float" office:value="0.13" calcext:value-type="float">
            <text:p>0.13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09026" calcext:value-type="float">
            <text:p>0.09026</text:p>
          </table:table-cell>
        </table:table-row>
        <table:table-row table:style-name="ro1">
          <table:table-cell office:value-type="float" office:value="864496" calcext:value-type="float">
            <text:p>864496</text:p>
          </table:table-cell>
          <table:table-cell office:value-type="string" calcext:value-type="string">
            <text:p>B</text:p>
          </table:table-cell>
          <table:table-cell office:value-type="float" office:value="8.726" calcext:value-type="float">
            <text:p>8.726</text:p>
          </table:table-cell>
          <table:table-cell office:value-type="float" office:value="15.83" calcext:value-type="float">
            <text:p>15.83</text:p>
          </table:table-cell>
          <table:table-cell office:value-type="float" office:value="55.84" calcext:value-type="float">
            <text:p>55.84</text:p>
          </table:table-cell>
          <table:table-cell office:value-type="float" office:value="230.9" calcext:value-type="float">
            <text:p>230.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201" calcext:value-type="float">
            <text:p>0.08201</text:p>
          </table:table-cell>
          <table:table-cell office:value-type="float" office:value="0.04132" calcext:value-type="float">
            <text:p>0.04132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7633" calcext:value-type="float">
            <text:p>0.07633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5864" calcext:value-type="float">
            <text:p>0.5864</text:p>
          </table:table-cell>
          <table:table-cell office:value-type="float" office:value="1.354" calcext:value-type="float">
            <text:p>1.354</text:p>
          </table:table-cell>
          <table:table-cell office:value-type="float" office:value="8.966" calcext:value-type="float">
            <text:p>8.966</text:p>
          </table:table-cell>
          <table:table-cell office:value-type="float" office:value="0.008261" calcext:value-type="float">
            <text:p>0.008261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3259" calcext:value-type="float">
            <text:p>0.03259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9.628" calcext:value-type="float">
            <text:p>9.628</text:p>
          </table:table-cell>
          <table:table-cell office:value-type="float" office:value="19.62" calcext:value-type="float">
            <text:p>19.62</text:p>
          </table:table-cell>
          <table:table-cell office:value-type="float" office:value="64.48" calcext:value-type="float">
            <text:p>64.48</text:p>
          </table:table-cell>
          <table:table-cell office:value-type="float" office:value="284.4" calcext:value-type="float">
            <text:p>284.4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105" calcext:value-type="float">
            <text:p>0.105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1017" calcext:value-type="float">
            <text:p>0.1017</text:p>
          </table:table-cell>
        </table:table-row>
        <table:table-row table:style-name="ro1">
          <table:table-cell office:value-type="float" office:value="864685" calcext:value-type="float">
            <text:p>864685</text:p>
          </table:table-cell>
          <table:table-cell office:value-type="string" calcext:value-type="string">
            <text:p>B</text:p>
          </table:table-cell>
          <table:table-cell office:value-type="float" office:value="11.93" calcext:value-type="float">
            <text:p>11.93</text:p>
          </table:table-cell>
          <table:table-cell office:value-type="float" office:value="21.53" calcext:value-type="float">
            <text:p>21.53</text:p>
          </table:table-cell>
          <table:table-cell office:value-type="float" office:value="76.53" calcext:value-type="float">
            <text:p>76.53</text:p>
          </table:table-cell>
          <table:table-cell office:value-type="float" office:value="438.6" calcext:value-type="float">
            <text:p>438.6</text:p>
          </table:table-cell>
          <table:table-cell office:value-type="float" office:value="0.09768" calcext:value-type="float">
            <text:p>0.09768</text:p>
          </table:table-cell>
          <table:table-cell office:value-type="float" office:value="0.07849" calcext:value-type="float">
            <text:p>0.07849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9227" calcext:value-type="float">
            <text:p>0.9227</text:p>
          </table:table-cell>
          <table:table-cell office:value-type="float" office:value="2" calcext:value-type="float">
            <text:p>2</text:p>
          </table:table-cell>
          <table:table-cell office:value-type="float" office:value="24.79" calcext:value-type="float">
            <text:p>24.79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2507" calcext:value-type="float">
            <text:p>0.02507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13.67" calcext:value-type="float">
            <text:p>13.67</text:p>
          </table:table-cell>
          <table:table-cell office:value-type="float" office:value="26.15" calcext:value-type="float">
            <text:p>26.15</text:p>
          </table:table-cell>
          <table:table-cell office:value-type="float" office:value="87.54" calcext:value-type="float">
            <text:p>87.54</text:p>
          </table:table-cell>
          <table:table-cell office:value-type="float" office:value="583" calcext:value-type="float">
            <text:p>583</text:p>
          </table:table-cell>
          <table:table-cell office:value-type="float" office:value="0.15" calcext:value-type="float">
            <text:p>0.15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07247" calcext:value-type="float">
            <text:p>0.07247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08541" calcext:value-type="float">
            <text:p>0.08541</text:p>
          </table:table-cell>
        </table:table-row>
        <table:table-row table:style-name="ro1">
          <table:table-cell office:value-type="float" office:value="864726" calcext:value-type="float">
            <text:p>864726</text:p>
          </table:table-cell>
          <table:table-cell office:value-type="string" calcext:value-type="string">
            <text:p>B</text:p>
          </table:table-cell>
          <table:table-cell office:value-type="float" office:value="8.95" calcext:value-type="float">
            <text:p>8.95</text:p>
          </table:table-cell>
          <table:table-cell office:value-type="float" office:value="15.76" calcext:value-type="float">
            <text:p>15.76</text:p>
          </table:table-cell>
          <table:table-cell office:value-type="float" office:value="58.74" calcext:value-type="float">
            <text:p>58.74</text:p>
          </table:table-cell>
          <table:table-cell office:value-type="float" office:value="245.2" calcext:value-type="float">
            <text:p>245.2</text:p>
          </table:table-cell>
          <table:table-cell office:value-type="float" office:value="0.09462" calcext:value-type="float">
            <text:p>0.09462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09263" calcext:value-type="float">
            <text:p>0.09263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07163" calcext:value-type="float">
            <text:p>0.07163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9789" calcext:value-type="float">
            <text:p>0.9789</text:p>
          </table:table-cell>
          <table:table-cell office:value-type="float" office:value="3.28" calcext:value-type="float">
            <text:p>3.28</text:p>
          </table:table-cell>
          <table:table-cell office:value-type="float" office:value="16.94" calcext:value-type="float">
            <text:p>16.94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9263" calcext:value-type="float">
            <text:p>0.09263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05601" calcext:value-type="float">
            <text:p>0.005601</text:p>
          </table:table-cell>
          <table:table-cell office:value-type="float" office:value="9.414" calcext:value-type="float">
            <text:p>9.414</text:p>
          </table:table-cell>
          <table:table-cell office:value-type="float" office:value="17.07" calcext:value-type="float">
            <text:p>17.07</text:p>
          </table:table-cell>
          <table:table-cell office:value-type="float" office:value="63.34" calcext:value-type="float">
            <text:p>63.34</text:p>
          </table:table-cell>
          <table:table-cell office:value-type="float" office:value="270" calcext:value-type="float">
            <text:p>270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07722" calcext:value-type="float">
            <text:p>0.07722</text:p>
          </table:table-cell>
        </table:table-row>
        <table:table-row table:style-name="ro1">
          <table:table-cell office:value-type="float" office:value="864729" calcext:value-type="float">
            <text:p>864729</text:p>
          </table:table-cell>
          <table:table-cell office:value-type="string" calcext:value-type="string">
            <text:p>M</text:p>
          </table:table-cell>
          <table:table-cell office:value-type="float" office:value="14.87" calcext:value-type="float">
            <text:p>14.87</text:p>
          </table:table-cell>
          <table:table-cell office:value-type="float" office:value="16.67" calcext:value-type="float">
            <text:p>16.67</text:p>
          </table:table-cell>
          <table:table-cell office:value-type="float" office:value="98.64" calcext:value-type="float">
            <text:p>98.64</text:p>
          </table:table-cell>
          <table:table-cell office:value-type="float" office:value="682.5" calcext:value-type="float">
            <text:p>682.5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8923" calcext:value-type="float">
            <text:p>0.08923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9489" calcext:value-type="float">
            <text:p>0.9489</text:p>
          </table:table-cell>
          <table:table-cell office:value-type="float" office:value="2.989" calcext:value-type="float">
            <text:p>2.989</text:p>
          </table:table-cell>
          <table:table-cell office:value-type="float" office:value="41.18" calcext:value-type="float">
            <text:p>41.18</text:p>
          </table:table-cell>
          <table:table-cell office:value-type="float" office:value="0.006985" calcext:value-type="float">
            <text:p>0.006985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3011" calcext:value-type="float">
            <text:p>0.03011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18.81" calcext:value-type="float">
            <text:p>18.81</text:p>
          </table:table-cell>
          <table:table-cell office:value-type="float" office:value="27.37" calcext:value-type="float">
            <text:p>27.37</text:p>
          </table:table-cell>
          <table:table-cell office:value-type="float" office:value="127.1" calcext:value-type="float">
            <text:p>127.1</text:p>
          </table:table-cell>
          <table:table-cell office:value-type="float" office:value="1095" calcext:value-type="float">
            <text:p>1095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1">
          <table:table-cell office:value-type="float" office:value="864877" calcext:value-type="float">
            <text:p>864877</text:p>
          </table:table-cell>
          <table:table-cell office:value-type="string" calcext:value-type="string">
            <text:p>M</text:p>
          </table:table-cell>
          <table:table-cell office:value-type="float" office:value="15.78" calcext:value-type="float">
            <text:p>15.78</text:p>
          </table:table-cell>
          <table:table-cell office:value-type="float" office:value="22.91" calcext:value-type="float">
            <text:p>22.91</text:p>
          </table:table-cell>
          <table:table-cell office:value-type="float" office:value="105.7" calcext:value-type="float">
            <text:p>105.7</text:p>
          </table:table-cell>
          <table:table-cell office:value-type="float" office:value="782.6" calcext:value-type="float">
            <text:p>782.6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09479" calcext:value-type="float">
            <text:p>0.094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07331" calcext:value-type="float">
            <text:p>0.07331</text:p>
          </table:table-cell>
          <table:table-cell office:value-type="float" office:value="0.552" calcext:value-type="float">
            <text:p>0.552</text:p>
          </table:table-cell>
          <table:table-cell office:value-type="float" office:value="1.072" calcext:value-type="float">
            <text:p>1.072</text:p>
          </table:table-cell>
          <table:table-cell office:value-type="float" office:value="3.598" calcext:value-type="float">
            <text:p>3.598</text:p>
          </table:table-cell>
          <table:table-cell office:value-type="float" office:value="58.63" calcext:value-type="float">
            <text:p>58.63</text:p>
          </table:table-cell>
          <table:table-cell office:value-type="float" office:value="0.008699" calcext:value-type="float">
            <text:p>0.008699</text:p>
          </table:table-cell>
          <table:table-cell office:value-type="float" office:value="0.03976" calcext:value-type="float">
            <text:p>0.0397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20.19" calcext:value-type="float">
            <text:p>20.19</text:p>
          </table:table-cell>
          <table:table-cell office:value-type="float" office:value="30.5" calcext:value-type="float">
            <text:p>30.5</text:p>
          </table:table-cell>
          <table:table-cell office:value-type="float" office:value="130.3" calcext:value-type="float">
            <text:p>130.3</text:p>
          </table:table-cell>
          <table:table-cell office:value-type="float" office:value="1272" calcext:value-type="float">
            <text:p>1272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1252" calcext:value-type="float">
            <text:p>0.1252</text:p>
          </table:table-cell>
        </table:table-row>
        <table:table-row table:style-name="ro1">
          <table:table-cell office:value-type="float" office:value="865128" calcext:value-type="float">
            <text:p>865128</text:p>
          </table:table-cell>
          <table:table-cell office:value-type="string" calcext:value-type="string">
            <text:p>M</text:p>
          </table:table-cell>
          <table:table-cell office:value-type="float" office:value="17.95" calcext:value-type="float">
            <text:p>17.95</text:p>
          </table:table-cell>
          <table:table-cell office:value-type="float" office:value="20.01" calcext:value-type="float">
            <text:p>20.01</text:p>
          </table:table-cell>
          <table:table-cell office:value-type="float" office:value="114.2" calcext:value-type="float">
            <text:p>114.2</text:p>
          </table:table-cell>
          <table:table-cell office:value-type="float" office:value="982" calcext:value-type="float">
            <text:p>982</text:p>
          </table:table-cell>
          <table:table-cell office:value-type="float" office:value="0.08402" calcext:value-type="float">
            <text:p>0.08402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0.07293" calcext:value-type="float">
            <text:p>0.07293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5506" calcext:value-type="float">
            <text:p>0.5506</text:p>
          </table:table-cell>
          <table:table-cell office:value-type="float" office:value="1.214" calcext:value-type="float">
            <text:p>1.214</text:p>
          </table:table-cell>
          <table:table-cell office:value-type="float" office:value="3.357" calcext:value-type="float">
            <text:p>3.357</text:p>
          </table:table-cell>
          <table:table-cell office:value-type="float" office:value="54.04" calcext:value-type="float">
            <text:p>54.04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8422" calcext:value-type="float">
            <text:p>0.008422</text:p>
          </table:table-cell>
          <table:table-cell office:value-type="float" office:value="0.02291" calcext:value-type="float">
            <text:p>0.02291</text:p>
          </table:table-cell>
          <table:table-cell office:value-type="float" office:value="0.009863" calcext:value-type="float">
            <text:p>0.009863</text:p>
          </table:table-cell>
          <table:table-cell office:value-type="float" office:value="0.05014" calcext:value-type="float">
            <text:p>0.05014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20.58" calcext:value-type="float">
            <text:p>20.58</text:p>
          </table:table-cell>
          <table:table-cell office:value-type="float" office:value="27.83" calcext:value-type="float">
            <text:p>27.83</text:p>
          </table:table-cell>
          <table:table-cell office:value-type="float" office:value="129.2" calcext:value-type="float">
            <text:p>129.2</text:p>
          </table:table-cell>
          <table:table-cell office:value-type="float" office:value="1261" calcext:value-type="float">
            <text:p>1261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06111" calcext:value-type="float">
            <text:p>0.06111</text:p>
          </table:table-cell>
        </table:table-row>
        <table:table-row table:style-name="ro1">
          <table:table-cell office:value-type="float" office:value="865137" calcext:value-type="float">
            <text:p>865137</text:p>
          </table:table-cell>
          <table:table-cell office:value-type="string" calcext:value-type="string">
            <text:p>B</text:p>
          </table:table-cell>
          <table:table-cell office:value-type="float" office:value="11.41" calcext:value-type="float">
            <text:p>11.41</text:p>
          </table:table-cell>
          <table:table-cell office:value-type="float" office:value="10.82" calcext:value-type="float">
            <text:p>10.82</text:p>
          </table:table-cell>
          <table:table-cell office:value-type="float" office:value="73.34" calcext:value-type="float">
            <text:p>73.34</text:p>
          </table:table-cell>
          <table:table-cell office:value-type="float" office:value="403.3" calcext:value-type="float">
            <text:p>403.3</text:p>
          </table:table-cell>
          <table:table-cell office:value-type="float" office:value="0.09373" calcext:value-type="float">
            <text:p>0.09373</text:p>
          </table:table-cell>
          <table:table-cell office:value-type="float" office:value="0.06685" calcext:value-type="float">
            <text:p>0.06685</text:p>
          </table:table-cell>
          <table:table-cell office:value-type="float" office:value="0.03512" calcext:value-type="float">
            <text:p>0.0351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4607" calcext:value-type="float">
            <text:p>0.4607</text:p>
          </table:table-cell>
          <table:table-cell office:value-type="float" office:value="1.103" calcext:value-type="float">
            <text:p>1.103</text:p>
          </table:table-cell>
          <table:table-cell office:value-type="float" office:value="10.5" calcext:value-type="float">
            <text:p>10.5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2206" calcext:value-type="float">
            <text:p>0.002206</text:p>
          </table:table-cell>
          <table:table-cell office:value-type="float" office:value="12.82" calcext:value-type="float">
            <text:p>12.82</text:p>
          </table:table-cell>
          <table:table-cell office:value-type="float" office:value="15.97" calcext:value-type="float">
            <text:p>15.97</text:p>
          </table:table-cell>
          <table:table-cell office:value-type="float" office:value="83.74" calcext:value-type="float">
            <text:p>83.74</text:p>
          </table:table-cell>
          <table:table-cell office:value-type="float" office:value="510.5" calcext:value-type="float">
            <text:p>510.5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08958" calcext:value-type="float">
            <text:p>0.08958</text:p>
          </table:table-cell>
          <table:table-cell office:value-type="float" office:value="0.3016" calcext:value-type="float">
            <text:p>0.3016</text:p>
          </table:table-cell>
          <table:table-cell office:value-type="float" office:value="0.08523" calcext:value-type="float">
            <text:p>0.08523</text:p>
          </table:table-cell>
        </table:table-row>
        <table:table-row table:style-name="ro1">
          <table:table-cell office:value-type="float" office:value="86517" calcext:value-type="float">
            <text:p>86517</text:p>
          </table:table-cell>
          <table:table-cell office:value-type="string" calcext:value-type="string">
            <text:p>M</text:p>
          </table:table-cell>
          <table:table-cell office:value-type="float" office:value="18.66" calcext:value-type="float">
            <text:p>18.66</text:p>
          </table:table-cell>
          <table:table-cell office:value-type="float" office:value="17.12" calcext:value-type="float">
            <text:p>17.12</text:p>
          </table:table-cell>
          <table:table-cell office:value-type="float" office:value="121.4" calcext:value-type="float">
            <text:p>121.4</text:p>
          </table:table-cell>
          <table:table-cell office:value-type="float" office:value="1077" calcext:value-type="float">
            <text:p>1077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1" calcext:value-type="float">
            <text:p>0.11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08665" calcext:value-type="float">
            <text:p>0.08665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7128" calcext:value-type="float">
            <text:p>0.7128</text:p>
          </table:table-cell>
          <table:table-cell office:value-type="float" office:value="1.581" calcext:value-type="float">
            <text:p>1.581</text:p>
          </table:table-cell>
          <table:table-cell office:value-type="float" office:value="4.895" calcext:value-type="float">
            <text:p>4.895</text:p>
          </table:table-cell>
          <table:table-cell office:value-type="float" office:value="90.47" calcext:value-type="float">
            <text:p>90.47</text:p>
          </table:table-cell>
          <table:table-cell office:value-type="float" office:value="0.008102" calcext:value-type="float">
            <text:p>0.008102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3342" calcext:value-type="float">
            <text:p>0.03342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22.25" calcext:value-type="float">
            <text:p>22.25</text:p>
          </table:table-cell>
          <table:table-cell office:value-type="float" office:value="24.9" calcext:value-type="float">
            <text:p>24.9</text:p>
          </table:table-cell>
          <table:table-cell office:value-type="float" office:value="145.4" calcext:value-type="float">
            <text:p>145.4</text:p>
          </table:table-cell>
          <table:table-cell office:value-type="float" office:value="1549" calcext:value-type="float">
            <text:p>1549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08456" calcext:value-type="float">
            <text:p>0.08456</text:p>
          </table:table-cell>
        </table:table-row>
        <table:table-row table:style-name="ro1">
          <table:table-cell office:value-type="float" office:value="865423" calcext:value-type="float">
            <text:p>865423</text:p>
          </table:table-cell>
          <table:table-cell office:value-type="string" calcext:value-type="string">
            <text:p>M</text:p>
          </table:table-cell>
          <table:table-cell office:value-type="float" office:value="24.25" calcext:value-type="float">
            <text:p>24.25</text:p>
          </table:table-cell>
          <table:table-cell office:value-type="float" office:value="20.2" calcext:value-type="float">
            <text:p>20.2</text:p>
          </table:table-cell>
          <table:table-cell office:value-type="float" office:value="166.2" calcext:value-type="float">
            <text:p>166.2</text:p>
          </table:table-cell>
          <table:table-cell office:value-type="float" office:value="1761" calcext:value-type="float">
            <text:p>1761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1.509" calcext:value-type="float">
            <text:p>1.509</text:p>
          </table:table-cell>
          <table:table-cell office:value-type="float" office:value="3.12" calcext:value-type="float">
            <text:p>3.12</text:p>
          </table:table-cell>
          <table:table-cell office:value-type="float" office:value="9.807" calcext:value-type="float">
            <text:p>9.807</text:p>
          </table:table-cell>
          <table:table-cell office:value-type="float" office:value="233" calcext:value-type="float">
            <text:p>23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9806" calcext:value-type="float">
            <text:p>0.09806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26.02" calcext:value-type="float">
            <text:p>26.02</text:p>
          </table:table-cell>
          <table:table-cell office:value-type="float" office:value="23.99" calcext:value-type="float">
            <text:p>23.99</text:p>
          </table:table-cell>
          <table:table-cell office:value-type="float" office:value="180.9" calcext:value-type="float">
            <text:p>180.9</text:p>
          </table:table-cell>
          <table:table-cell office:value-type="float" office:value="2073" calcext:value-type="float">
            <text:p>207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08009" calcext:value-type="float">
            <text:p>0.08009</text:p>
          </table:table-cell>
        </table:table-row>
        <table:table-row table:style-name="ro1">
          <table:table-cell office:value-type="float" office:value="865432" calcext:value-type="float">
            <text:p>865432</text:p>
          </table:table-cell>
          <table:table-cell office:value-type="string" calcext:value-type="string">
            <text:p>B</text:p>
          </table:table-cell>
          <table:table-cell office:value-type="float" office:value="14.5" calcext:value-type="float">
            <text:p>14.5</text:p>
          </table:table-cell>
          <table:table-cell office:value-type="float" office:value="10.89" calcext:value-type="float">
            <text:p>10.89</text:p>
          </table:table-cell>
          <table:table-cell office:value-type="float" office:value="94.28" calcext:value-type="float">
            <text:p>94.28</text:p>
          </table:table-cell>
          <table:table-cell office:value-type="float" office:value="640.7" calcext:value-type="float">
            <text:p>640.7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8842" calcext:value-type="float">
            <text:p>0.08842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857" calcext:value-type="float">
            <text:p>0.857</text:p>
          </table:table-cell>
          <table:table-cell office:value-type="float" office:value="1.928" calcext:value-type="float">
            <text:p>1.928</text:p>
          </table:table-cell>
          <table:table-cell office:value-type="float" office:value="24.19" calcext:value-type="float">
            <text:p>24.19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15.7" calcext:value-type="float">
            <text:p>15.7</text:p>
          </table:table-cell>
          <table:table-cell office:value-type="float" office:value="15.98" calcext:value-type="float">
            <text:p>15.98</text:p>
          </table:table-cell>
          <table:table-cell office:value-type="float" office:value="102.8" calcext:value-type="float">
            <text:p>102.8</text:p>
          </table:table-cell>
          <table:table-cell office:value-type="float" office:value="745.5" calcext:value-type="float">
            <text:p>745.5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256" calcext:value-type="float">
            <text:p>0.256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08006" calcext:value-type="float">
            <text:p>0.08006</text:p>
          </table:table-cell>
        </table:table-row>
        <table:table-row table:style-name="ro1">
          <table:table-cell office:value-type="float" office:value="865468" calcext:value-type="float">
            <text:p>865468</text:p>
          </table:table-cell>
          <table:table-cell office:value-type="string" calcext:value-type="string">
            <text:p>B</text:p>
          </table:table-cell>
          <table:table-cell office:value-type="float" office:value="13.37" calcext:value-type="float">
            <text:p>13.37</text:p>
          </table:table-cell>
          <table:table-cell office:value-type="float" office:value="16.39" calcext:value-type="float">
            <text:p>16.39</text:p>
          </table:table-cell>
          <table:table-cell office:value-type="float" office:value="86.1" calcext:value-type="float">
            <text:p>86.1</text:p>
          </table:table-cell>
          <table:table-cell office:value-type="float" office:value="553.5" calcext:value-type="float">
            <text:p>553.5</text:p>
          </table:table-cell>
          <table:table-cell office:value-type="float" office:value="0.07115" calcext:value-type="float">
            <text:p>0.07115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08092" calcext:value-type="float">
            <text:p>0.08092</text:p>
          </table:table-cell>
          <table:table-cell office:value-type="float" office:value="0.028" calcext:value-type="float">
            <text:p>0.028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05823" calcext:value-type="float">
            <text:p>0.05823</text:p>
          </table:table-cell>
          <table:table-cell office:value-type="float" office:value="0.1639" calcext:value-type="float">
            <text:p>0.1639</text:p>
          </table:table-cell>
          <table:table-cell office:value-type="float" office:value="1.14" calcext:value-type="float">
            <text:p>1.14</text:p>
          </table:table-cell>
          <table:table-cell office:value-type="float" office:value="1.223" calcext:value-type="float">
            <text:p>1.223</text:p>
          </table:table-cell>
          <table:table-cell office:value-type="float" office:value="14.66" calcext:value-type="float">
            <text:p>14.66</text:p>
          </table:table-cell>
          <table:table-cell office:value-type="float" office:value="0.005919" calcext:value-type="float">
            <text:p>0.00591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4957" calcext:value-type="float">
            <text:p>0.04957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14.26" calcext:value-type="float">
            <text:p>14.26</text:p>
          </table:table-cell>
          <table:table-cell office:value-type="float" office:value="22.75" calcext:value-type="float">
            <text:p>22.75</text:p>
          </table:table-cell>
          <table:table-cell office:value-type="float" office:value="91.99" calcext:value-type="float">
            <text:p>91.99</text:p>
          </table:table-cell>
          <table:table-cell office:value-type="float" office:value="632.1" calcext:value-type="float">
            <text:p>632.1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08978" calcext:value-type="float">
            <text:p>0.08978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07628" calcext:value-type="float">
            <text:p>0.07628</text:p>
          </table:table-cell>
        </table:table-row>
        <table:table-row table:style-name="ro1">
          <table:table-cell office:value-type="float" office:value="86561" calcext:value-type="float">
            <text:p>86561</text:p>
          </table:table-cell>
          <table:table-cell office:value-type="string" calcext:value-type="string">
            <text:p>B</text:p>
          </table:table-cell>
          <table:table-cell office:value-type="float" office:value="13.85" calcext:value-type="float">
            <text:p>13.85</text:p>
          </table:table-cell>
          <table:table-cell office:value-type="float" office:value="17.21" calcext:value-type="float">
            <text:p>17.21</text:p>
          </table:table-cell>
          <table:table-cell office:value-type="float" office:value="88.44" calcext:value-type="float">
            <text:p>88.44</text:p>
          </table:table-cell>
          <table:table-cell office:value-type="float" office:value="588.7" calcext:value-type="float">
            <text:p>588.7</text:p>
          </table:table-cell>
          <table:table-cell office:value-type="float" office:value="0.08785" calcext:value-type="float">
            <text:p>0.08785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8561" calcext:value-type="float">
            <text:p>0.8561</text:p>
          </table:table-cell>
          <table:table-cell office:value-type="float" office:value="1.495" calcext:value-type="float">
            <text:p>1.495</text:p>
          </table:table-cell>
          <table:table-cell office:value-type="float" office:value="17.91" calcext:value-type="float">
            <text:p>17.91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0.009127" calcext:value-type="float">
            <text:p>0.009127</text:p>
          </table:table-cell>
          <table:table-cell office:value-type="float" office:value="0.004814" calcext:value-type="float">
            <text:p>0.004814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15.49" calcext:value-type="float">
            <text:p>15.49</text:p>
          </table:table-cell>
          <table:table-cell office:value-type="float" office:value="23.58" calcext:value-type="float">
            <text:p>23.58</text:p>
          </table:table-cell>
          <table:table-cell office:value-type="float" office:value="100.3" calcext:value-type="float">
            <text:p>100.3</text:p>
          </table:table-cell>
          <table:table-cell office:value-type="float" office:value="725.9" calcext:value-type="float">
            <text:p>725.9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8115" calcext:value-type="float">
            <text:p>0.08115</text:p>
          </table:table-cell>
          <table:table-cell office:value-type="float" office:value="0.05104" calcext:value-type="float">
            <text:p>0.05104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07182" calcext:value-type="float">
            <text:p>0.07182</text:p>
          </table:table-cell>
        </table:table-row>
        <table:table-row table:style-name="ro1">
          <table:table-cell office:value-type="float" office:value="866083" calcext:value-type="float">
            <text:p>866083</text:p>
          </table:table-cell>
          <table:table-cell office:value-type="string" calcext:value-type="string">
            <text:p>M</text:p>
          </table:table-cell>
          <table:table-cell office:value-type="float" office:value="13.61" calcext:value-type="float">
            <text:p>13.61</text:p>
          </table:table-cell>
          <table:table-cell office:value-type="float" office:value="24.69" calcext:value-type="float">
            <text:p>24.69</text:p>
          </table:table-cell>
          <table:table-cell office:value-type="float" office:value="87.76" calcext:value-type="float">
            <text:p>87.76</text:p>
          </table:table-cell>
          <table:table-cell office:value-type="float" office:value="572.6" calcext:value-type="float">
            <text:p>572.6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0.07862" calcext:value-type="float">
            <text:p>0.07862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231" calcext:value-type="float">
            <text:p>0.231</text:p>
          </table:table-cell>
          <table:table-cell office:value-type="float" office:value="1.005" calcext:value-type="float">
            <text:p>1.005</text:p>
          </table:table-cell>
          <table:table-cell office:value-type="float" office:value="1.752" calcext:value-type="float">
            <text:p>1.752</text:p>
          </table:table-cell>
          <table:table-cell office:value-type="float" office:value="19.83" calcext:value-type="float">
            <text:p>19.83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16.89" calcext:value-type="float">
            <text:p>16.89</text:p>
          </table:table-cell>
          <table:table-cell office:value-type="float" office:value="35.64" calcext:value-type="float">
            <text:p>35.64</text:p>
          </table:table-cell>
          <table:table-cell office:value-type="float" office:value="113.2" calcext:value-type="float">
            <text:p>113.2</text:p>
          </table:table-cell>
          <table:table-cell office:value-type="float" office:value="848.7" calcext:value-type="float">
            <text:p>848.7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347" calcext:value-type="float">
            <text:p>0.347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866203" calcext:value-type="float">
            <text:p>866203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18.91" calcext:value-type="float">
            <text:p>18.91</text:p>
          </table:table-cell>
          <table:table-cell office:value-type="float" office:value="123.4" calcext:value-type="float">
            <text:p>123.4</text:p>
          </table:table-cell>
          <table:table-cell office:value-type="float" office:value="1138" calcext:value-type="float">
            <text:p>1138</text:p>
          </table:table-cell>
          <table:table-cell office:value-type="float" office:value="0.08217" calcext:value-type="float">
            <text:p>0.08217</text:p>
          </table:table-cell>
          <table:table-cell office:value-type="float" office:value="0.08028" calcext:value-type="float">
            <text:p>0.08028</text:p>
          </table:table-cell>
          <table:table-cell office:value-type="float" office:value="0.09271" calcext:value-type="float">
            <text:p>0.09271</text:p>
          </table:table-cell>
          <table:table-cell office:value-type="float" office:value="0.05627" calcext:value-type="float">
            <text:p>0.0562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05044" calcext:value-type="float">
            <text:p>0.05044</text:p>
          </table:table-cell>
          <table:table-cell office:value-type="float" office:value="0.6896" calcext:value-type="float">
            <text:p>0.6896</text:p>
          </table:table-cell>
          <table:table-cell office:value-type="float" office:value="1.342" calcext:value-type="float">
            <text:p>1.342</text:p>
          </table:table-cell>
          <table:table-cell office:value-type="float" office:value="5.216" calcext:value-type="float">
            <text:p>5.216</text:p>
          </table:table-cell>
          <table:table-cell office:value-type="float" office:value="81.23" calcext:value-type="float">
            <text:p>81.23</text:p>
          </table:table-cell>
          <table:table-cell office:value-type="float" office:value="0.004428" calcext:value-type="float">
            <text:p>0.004428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22.32" calcext:value-type="float">
            <text:p>22.32</text:p>
          </table:table-cell>
          <table:table-cell office:value-type="float" office:value="25.73" calcext:value-type="float">
            <text:p>25.73</text:p>
          </table:table-cell>
          <table:table-cell office:value-type="float" office:value="148.2" calcext:value-type="float">
            <text:p>148.2</text:p>
          </table:table-cell>
          <table:table-cell office:value-type="float" office:value="1538" calcext:value-type="float">
            <text:p>1538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06541" calcext:value-type="float">
            <text:p>0.06541</text:p>
          </table:table-cell>
        </table:table-row>
        <table:table-row table:style-name="ro1">
          <table:table-cell office:value-type="float" office:value="866458" calcext:value-type="float">
            <text:p>866458</text:p>
          </table:table-cell>
          <table:table-cell office:value-type="string" calcext:value-type="string">
            <text:p>B</text:p>
          </table:table-cell>
          <table:table-cell office:value-type="float" office:value="15.1" calcext:value-type="float">
            <text:p>15.1</text:p>
          </table:table-cell>
          <table:table-cell office:value-type="float" office:value="16.39" calcext:value-type="float">
            <text:p>16.39</text:p>
          </table:table-cell>
          <table:table-cell office:value-type="float" office:value="99.58" calcext:value-type="float">
            <text:p>99.58</text:p>
          </table:table-cell>
          <table:table-cell office:value-type="float" office:value="674.5" calcext:value-type="float">
            <text:p>674.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08534" calcext:value-type="float">
            <text:p>0.08534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4309" calcext:value-type="float">
            <text:p>0.4309</text:p>
          </table:table-cell>
          <table:table-cell office:value-type="float" office:value="1.068" calcext:value-type="float">
            <text:p>1.068</text:p>
          </table:table-cell>
          <table:table-cell office:value-type="float" office:value="2.796" calcext:value-type="float">
            <text:p>2.796</text:p>
          </table:table-cell>
          <table:table-cell office:value-type="float" office:value="39.84" calcext:value-type="float">
            <text:p>39.84</text:p>
          </table:table-cell>
          <table:table-cell office:value-type="float" office:value="0.009006" calcext:value-type="float">
            <text:p>0.009006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16.11" calcext:value-type="float">
            <text:p>16.11</text:p>
          </table:table-cell>
          <table:table-cell office:value-type="float" office:value="18.33" calcext:value-type="float">
            <text:p>18.33</text:p>
          </table:table-cell>
          <table:table-cell office:value-type="float" office:value="105.9" calcext:value-type="float">
            <text:p>105.9</text:p>
          </table:table-cell>
          <table:table-cell office:value-type="float" office:value="762.6" calcext:value-type="float">
            <text:p>762.6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196" calcext:value-type="float">
            <text:p>0.196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259" calcext:value-type="float">
            <text:p>0.259</text:p>
          </table:table-cell>
          <table:table-cell office:value-type="float" office:value="0.07779" calcext:value-type="float">
            <text:p>0.07779</text:p>
          </table:table-cell>
        </table:table-row>
        <table:table-row table:style-name="ro1">
          <table:table-cell office:value-type="float" office:value="866674" calcext:value-type="float">
            <text:p>866674</text:p>
          </table:table-cell>
          <table:table-cell office:value-type="string" calcext:value-type="string">
            <text:p>M</text:p>
          </table:table-cell>
          <table:table-cell office:value-type="float" office:value="19.79" calcext:value-type="float">
            <text:p>19.79</text:p>
          </table:table-cell>
          <table:table-cell office:value-type="float" office:value="25.12" calcext:value-type="float">
            <text:p>25.12</text:p>
          </table:table-cell>
          <table:table-cell office:value-type="float" office:value="130.4" calcext:value-type="float">
            <text:p>130.4</text:p>
          </table:table-cell>
          <table:table-cell office:value-type="float" office:value="1192" calcext:value-type="float">
            <text:p>119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4953" calcext:value-type="float">
            <text:p>0.4953</text:p>
          </table:table-cell>
          <table:table-cell office:value-type="float" office:value="1.199" calcext:value-type="float">
            <text:p>1.199</text:p>
          </table:table-cell>
          <table:table-cell office:value-type="float" office:value="2.765" calcext:value-type="float">
            <text:p>2.765</text:p>
          </table:table-cell>
          <table:table-cell office:value-type="float" office:value="63.33" calcext:value-type="float">
            <text:p>63.33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3179" calcext:value-type="float">
            <text:p>0.03179</text:p>
          </table:table-cell>
          <table:table-cell office:value-type="float" office:value="0.04755" calcext:value-type="float">
            <text:p>0.04755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22.63" calcext:value-type="float">
            <text:p>22.63</text:p>
          </table:table-cell>
          <table:table-cell office:value-type="float" office:value="33.58" calcext:value-type="float">
            <text:p>33.58</text:p>
          </table:table-cell>
          <table:table-cell office:value-type="float" office:value="148.7" calcext:value-type="float">
            <text:p>148.7</text:p>
          </table:table-cell>
          <table:table-cell office:value-type="float" office:value="1589" calcext:value-type="float">
            <text:p>1589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08465" calcext:value-type="float">
            <text:p>0.08465</text:p>
          </table:table-cell>
        </table:table-row>
        <table:table-row table:style-name="ro1">
          <table:table-cell office:value-type="float" office:value="866714" calcext:value-type="float">
            <text:p>866714</text:p>
          </table:table-cell>
          <table:table-cell office:value-type="string" calcext:value-type="string">
            <text:p>B</text:p>
          </table:table-cell>
          <table:table-cell office:value-type="float" office:value="12.19" calcext:value-type="float">
            <text:p>12.19</text:p>
          </table:table-cell>
          <table:table-cell office:value-type="float" office:value="13.29" calcext:value-type="float">
            <text:p>13.29</text:p>
          </table:table-cell>
          <table:table-cell office:value-type="float" office:value="79.08" calcext:value-type="float">
            <text:p>79.08</text:p>
          </table:table-cell>
          <table:table-cell office:value-type="float" office:value="455.8" calcext:value-type="float">
            <text:p>455.8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09509" calcext:value-type="float">
            <text:p>0.09509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188" calcext:value-type="float">
            <text:p>0.18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8163" calcext:value-type="float">
            <text:p>0.8163</text:p>
          </table:table-cell>
          <table:table-cell office:value-type="float" office:value="1.973" calcext:value-type="float">
            <text:p>1.973</text:p>
          </table:table-cell>
          <table:table-cell office:value-type="float" office:value="15.24" calcext:value-type="float">
            <text:p>15.24</text:p>
          </table:table-cell>
          <table:table-cell office:value-type="float" office:value="0.006773" calcext:value-type="float">
            <text:p>0.006773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08094" calcext:value-type="float">
            <text:p>0.008094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13.34" calcext:value-type="float">
            <text:p>13.34</text:p>
          </table:table-cell>
          <table:table-cell office:value-type="float" office:value="17.81" calcext:value-type="float">
            <text:p>17.81</text:p>
          </table:table-cell>
          <table:table-cell office:value-type="float" office:value="91.38" calcext:value-type="float">
            <text:p>91.38</text:p>
          </table:table-cell>
          <table:table-cell office:value-type="float" office:value="545.2" calcext:value-type="float">
            <text:p>545.2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8187" calcext:value-type="float">
            <text:p>0.08187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09241" calcext:value-type="float">
            <text:p>0.09241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string" calcext:value-type="string">
            <text:p>M</text:p>
          </table:table-cell>
          <table:table-cell office:value-type="float" office:value="15.46" calcext:value-type="float">
            <text:p>15.46</text:p>
          </table:table-cell>
          <table:table-cell office:value-type="float" office:value="19.48" calcext:value-type="float">
            <text:p>19.48</text:p>
          </table:table-cell>
          <table:table-cell office:value-type="float" office:value="101.7" calcext:value-type="float">
            <text:p>101.7</text:p>
          </table:table-cell>
          <table:table-cell office:value-type="float" office:value="748.9" calcext:value-type="float">
            <text:p>748.9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08087" calcext:value-type="float">
            <text:p>0.08087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05796" calcext:value-type="float">
            <text:p>0.05796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7859" calcext:value-type="float">
            <text:p>0.7859</text:p>
          </table:table-cell>
          <table:table-cell office:value-type="float" office:value="3.094" calcext:value-type="float">
            <text:p>3.094</text:p>
          </table:table-cell>
          <table:table-cell office:value-type="float" office:value="48.31" calcext:value-type="float">
            <text:p>48.3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19.26" calcext:value-type="float">
            <text:p>19.26</text:p>
          </table:table-cell>
          <table:table-cell office:value-type="float" office:value="26" calcext:value-type="float">
            <text:p>26</text:p>
          </table:table-cell>
          <table:table-cell office:value-type="float" office:value="124.9" calcext:value-type="float">
            <text:p>124.9</text:p>
          </table:table-cell>
          <table:table-cell office:value-type="float" office:value="1156" calcext:value-type="float">
            <text:p>1156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08019" calcext:value-type="float">
            <text:p>0.08019</text:p>
          </table:table-cell>
        </table:table-row>
        <table:table-row table:style-name="ro1">
          <table:table-cell office:value-type="float" office:value="86730502" calcext:value-type="float">
            <text:p>86730502</text:p>
          </table:table-cell>
          <table:table-cell office:value-type="string" calcext:value-type="string">
            <text:p>M</text:p>
          </table:table-cell>
          <table:table-cell office:value-type="float" office:value="16.16" calcext:value-type="float">
            <text:p>16.16</text:p>
          </table:table-cell>
          <table:table-cell office:value-type="float" office:value="21.54" calcext:value-type="float">
            <text:p>21.54</text:p>
          </table:table-cell>
          <table:table-cell office:value-type="float" office:value="106.2" calcext:value-type="float">
            <text:p>106.2</text:p>
          </table:table-cell>
          <table:table-cell office:value-type="float" office:value="809.8" calcext:value-type="float">
            <text:p>809.8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0.216" calcext:value-type="float">
            <text:p>0.216</text:p>
          </table:table-cell>
          <table:table-cell office:value-type="float" office:value="0.05891" calcext:value-type="float">
            <text:p>0.05891</text:p>
          </table:table-cell>
          <table:table-cell office:value-type="float" office:value="0.4332" calcext:value-type="float">
            <text:p>0.4332</text:p>
          </table:table-cell>
          <table:table-cell office:value-type="float" office:value="1.265" calcext:value-type="float">
            <text:p>1.265</text:p>
          </table:table-cell>
          <table:table-cell office:value-type="float" office:value="2.844" calcext:value-type="float">
            <text:p>2.844</text:p>
          </table:table-cell>
          <table:table-cell office:value-type="float" office:value="43.68" calcext:value-type="float">
            <text:p>43.68</text:p>
          </table:table-cell>
          <table:table-cell office:value-type="float" office:value="0.004877" calcext:value-type="float">
            <text:p>0.004877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09231" calcext:value-type="float">
            <text:p>0.009231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19.47" calcext:value-type="float">
            <text:p>19.47</text:p>
          </table:table-cell>
          <table:table-cell office:value-type="float" office:value="31.68" calcext:value-type="float">
            <text:p>31.68</text:p>
          </table:table-cell>
          <table:table-cell office:value-type="float" office:value="129.7" calcext:value-type="float">
            <text:p>129.7</text:p>
          </table:table-cell>
          <table:table-cell office:value-type="float" office:value="1175" calcext:value-type="float">
            <text:p>1175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48" calcext:value-type="float">
            <text:p>0.348</text:p>
          </table:table-cell>
          <table:table-cell office:value-type="float" office:value="0.07619" calcext:value-type="float">
            <text:p>0.07619</text:p>
          </table:table-cell>
        </table:table-row>
        <table:table-row table:style-name="ro1">
          <table:table-cell office:value-type="float" office:value="867387" calcext:value-type="float">
            <text:p>867387</text:p>
          </table:table-cell>
          <table:table-cell office:value-type="string" calcext:value-type="string">
            <text:p>B</text:p>
          </table:table-cell>
          <table:table-cell office:value-type="float" office:value="15.71" calcext:value-type="float">
            <text:p>15.71</text:p>
          </table:table-cell>
          <table:table-cell office:value-type="float" office:value="13.93" calcext:value-type="float">
            <text:p>13.93</text:p>
          </table:table-cell>
          <table:table-cell office:value-type="float" office:value="102" calcext:value-type="float">
            <text:p>102</text:p>
          </table:table-cell>
          <table:table-cell office:value-type="float" office:value="761.7" calcext:value-type="float">
            <text:p>761.7</text:p>
          </table:table-cell>
          <table:table-cell table:number-columns-repeated="2" office:value-type="float" office:value="0.09462" calcext:value-type="float">
            <text:p>0.09462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0.05933" calcext:value-type="float">
            <text:p>0.05933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05723" calcext:value-type="float">
            <text:p>0.05723</text:p>
          </table:table-cell>
          <table:table-cell office:value-type="float" office:value="0.3117" calcext:value-type="float">
            <text:p>0.3117</text:p>
          </table:table-cell>
          <table:table-cell office:value-type="float" office:value="0.8155" calcext:value-type="float">
            <text:p>0.8155</text:p>
          </table:table-cell>
          <table:table-cell office:value-type="float" office:value="1.972" calcext:value-type="float">
            <text:p>1.972</text:p>
          </table:table-cell>
          <table:table-cell office:value-type="float" office:value="27.94" calcext:value-type="float">
            <text:p>27.94</text:p>
          </table:table-cell>
          <table:table-cell office:value-type="float" office:value="0.005217" calcext:value-type="float">
            <text:p>0.005217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7.5" calcext:value-type="float">
            <text:p>17.5</text:p>
          </table:table-cell>
          <table:table-cell office:value-type="float" office:value="19.25" calcext:value-type="float">
            <text:p>19.25</text:p>
          </table:table-cell>
          <table:table-cell office:value-type="float" office:value="114.3" calcext:value-type="float">
            <text:p>114.3</text:p>
          </table:table-cell>
          <table:table-cell office:value-type="float" office:value="922.8" calcext:value-type="float">
            <text:p>922.8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07071" calcext:value-type="float">
            <text:p>0.07071</text:p>
          </table:table-cell>
        </table:table-row>
        <table:table-row table:style-name="ro1">
          <table:table-cell office:value-type="float" office:value="867739" calcext:value-type="float">
            <text:p>867739</text:p>
          </table:table-cell>
          <table:table-cell office:value-type="string" calcext:value-type="string">
            <text:p>M</text:p>
          </table:table-cell>
          <table:table-cell office:value-type="float" office:value="18.45" calcext:value-type="float">
            <text:p>18.45</text:p>
          </table:table-cell>
          <table:table-cell office:value-type="float" office:value="21.91" calcext:value-type="float">
            <text:p>21.91</text:p>
          </table:table-cell>
          <table:table-cell office:value-type="float" office:value="120.2" calcext:value-type="float">
            <text:p>120.2</text:p>
          </table:table-cell>
          <table:table-cell office:value-type="float" office:value="1075" calcext:value-type="float">
            <text:p>1075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9709" calcext:value-type="float">
            <text:p>0.09709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06847" calcext:value-type="float">
            <text:p>0.06847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5727" calcext:value-type="float">
            <text:p>0.05727</text:p>
          </table:table-cell>
          <table:table-cell office:value-type="float" office:value="0.5959" calcext:value-type="float">
            <text:p>0.5959</text:p>
          </table:table-cell>
          <table:table-cell office:value-type="float" office:value="1.202" calcext:value-type="float">
            <text:p>1.202</text:p>
          </table:table-cell>
          <table:table-cell office:value-type="float" office:value="3.766" calcext:value-type="float">
            <text:p>3.766</text:p>
          </table:table-cell>
          <table:table-cell office:value-type="float" office:value="68.35" calcext:value-type="float">
            <text:p>68.35</text:p>
          </table:table-cell>
          <table:table-cell office:value-type="float" office:value="0.006001" calcext:value-type="float">
            <text:p>0.006001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09148" calcext:value-type="float">
            <text:p>0.009148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22.52" calcext:value-type="float">
            <text:p>22.52</text:p>
          </table:table-cell>
          <table:table-cell office:value-type="float" office:value="31.39" calcext:value-type="float">
            <text:p>31.39</text:p>
          </table:table-cell>
          <table:table-cell office:value-type="float" office:value="145.6" calcext:value-type="float">
            <text:p>145.6</text:p>
          </table:table-cell>
          <table:table-cell office:value-type="float" office:value="1590" calcext:value-type="float">
            <text:p>1590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0761" calcext:value-type="float">
            <text:p>0.0761</text:p>
          </table:table-cell>
        </table:table-row>
        <table:table-row table:style-name="ro1">
          <table:table-cell office:value-type="float" office:value="868202" calcext:value-type="float">
            <text:p>868202</text:p>
          </table:table-cell>
          <table:table-cell office:value-type="string" calcext:value-type="string">
            <text:p>M</text:p>
          </table:table-cell>
          <table:table-cell office:value-type="float" office:value="12.77" calcext:value-type="float">
            <text:p>12.77</text:p>
          </table:table-cell>
          <table:table-cell office:value-type="float" office:value="22.47" calcext:value-type="float">
            <text:p>22.47</text:p>
          </table:table-cell>
          <table:table-cell office:value-type="float" office:value="81.72" calcext:value-type="float">
            <text:p>81.72</text:p>
          </table:table-cell>
          <table:table-cell office:value-type="float" office:value="506.3" calcext:value-type="float">
            <text:p>506.3</text:p>
          </table:table-cell>
          <table:table-cell office:value-type="float" office:value="0.09055" calcext:value-type="float">
            <text:p>0.09055</text:p>
          </table:table-cell>
          <table:table-cell office:value-type="float" office:value="0.05761" calcext:value-type="float">
            <text:p>0.05761</text:p>
          </table:table-cell>
          <table:table-cell office:value-type="float" office:value="0.04711" calcext:value-type="float">
            <text:p>0.04711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2367" calcext:value-type="float">
            <text:p>0.2367</text:p>
          </table:table-cell>
          <table:table-cell office:value-type="float" office:value="1.38" calcext:value-type="float">
            <text:p>1.38</text:p>
          </table:table-cell>
          <table:table-cell office:value-type="float" office:value="1.457" calcext:value-type="float">
            <text:p>1.457</text:p>
          </table:table-cell>
          <table:table-cell office:value-type="float" office:value="19.87" calcext:value-type="float">
            <text:p>19.87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2629" calcext:value-type="float">
            <text:p>0.002629</text:p>
          </table:table-cell>
          <table:table-cell office:value-type="float" office:value="14.49" calcext:value-type="float">
            <text:p>14.49</text:p>
          </table:table-cell>
          <table:table-cell office:value-type="float" office:value="33.37" calcext:value-type="float">
            <text:p>33.37</text:p>
          </table:table-cell>
          <table:table-cell office:value-type="float" office:value="92.04" calcext:value-type="float">
            <text:p>92.04</text:p>
          </table:table-cell>
          <table:table-cell office:value-type="float" office:value="653.6" calcext:value-type="float">
            <text:p>653.6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2177" calcext:value-type="float">
            <text:p>0.2177</text:p>
          </table:table-cell>
          <table:table-cell office:value-type="float" office:value="0.09331" calcext:value-type="float">
            <text:p>0.09331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08067" calcext:value-type="float">
            <text:p>0.08067</text:p>
          </table:table-cell>
        </table:table-row>
        <table:table-row table:style-name="ro1">
          <table:table-cell office:value-type="float" office:value="868223" calcext:value-type="float">
            <text:p>868223</text:p>
          </table:table-cell>
          <table:table-cell office:value-type="string" calcext:value-type="string">
            <text:p>B</text:p>
          </table:table-cell>
          <table:table-cell office:value-type="float" office:value="11.71" calcext:value-type="float">
            <text:p>11.71</text:p>
          </table:table-cell>
          <table:table-cell office:value-type="float" office:value="16.67" calcext:value-type="float">
            <text:p>16.67</text:p>
          </table:table-cell>
          <table:table-cell office:value-type="float" office:value="74.72" calcext:value-type="float">
            <text:p>74.72</text:p>
          </table:table-cell>
          <table:table-cell office:value-type="float" office:value="423.6" calcext:value-type="float">
            <text:p>423.6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6095" calcext:value-type="float">
            <text:p>0.06095</text:p>
          </table:table-cell>
          <table:table-cell office:value-type="float" office:value="0.03592" calcext:value-type="float">
            <text:p>0.03592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05945" calcext:value-type="float">
            <text:p>0.05945</text:p>
          </table:table-cell>
          <table:table-cell office:value-type="float" office:value="0.4489" calcext:value-type="float">
            <text:p>0.4489</text:p>
          </table:table-cell>
          <table:table-cell office:value-type="float" office:value="2.508" calcext:value-type="float">
            <text:p>2.508</text:p>
          </table:table-cell>
          <table:table-cell office:value-type="float" office:value="3.258" calcext:value-type="float">
            <text:p>3.258</text:p>
          </table:table-cell>
          <table:table-cell office:value-type="float" office:value="34.37" calcext:value-type="float">
            <text:p>34.37</text:p>
          </table:table-cell>
          <table:table-cell office:value-type="float" office:value="0.006578" calcext:value-type="float">
            <text:p>0.0065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13.33" calcext:value-type="float">
            <text:p>13.33</text:p>
          </table:table-cell>
          <table:table-cell office:value-type="float" office:value="25.48" calcext:value-type="float">
            <text:p>25.48</text:p>
          </table:table-cell>
          <table:table-cell office:value-type="float" office:value="86.16" calcext:value-type="float">
            <text:p>86.16</text:p>
          </table:table-cell>
          <table:table-cell office:value-type="float" office:value="546.7" calcext:value-type="float">
            <text:p>546.7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6968" calcext:value-type="float">
            <text:p>0.06968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07343" calcext:value-type="float">
            <text:p>0.07343</text:p>
          </table:table-cell>
        </table:table-row>
        <table:table-row table:style-name="ro1">
          <table:table-cell office:value-type="float" office:value="868682" calcext:value-type="float">
            <text:p>868682</text:p>
          </table:table-cell>
          <table:table-cell office:value-type="string" calcext:value-type="string">
            <text:p>B</text:p>
          </table:table-cell>
          <table:table-cell office:value-type="float" office:value="11.43" calcext:value-type="float">
            <text:p>11.43</text:p>
          </table:table-cell>
          <table:table-cell office:value-type="float" office:value="15.39" calcext:value-type="float">
            <text:p>15.39</text:p>
          </table:table-cell>
          <table:table-cell office:value-type="float" office:value="73.06" calcext:value-type="float">
            <text:p>73.06</text:p>
          </table:table-cell>
          <table:table-cell office:value-type="float" office:value="399.8" calcext:value-type="float">
            <text:p>399.8</text:p>
          </table:table-cell>
          <table:table-cell office:value-type="float" office:value="0.09639" calcext:value-type="float">
            <text:p>0.09639</text:p>
          </table:table-cell>
          <table:table-cell office:value-type="float" office:value="0.06889" calcext:value-type="float">
            <text:p>0.06889</text:p>
          </table:table-cell>
          <table:table-cell office:value-type="float" office:value="0.03503" calcext:value-type="float">
            <text:p>0.03503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9938" calcext:value-type="float">
            <text:p>0.9938</text:p>
          </table:table-cell>
          <table:table-cell office:value-type="float" office:value="1.143" calcext:value-type="float">
            <text:p>1.143</text:p>
          </table:table-cell>
          <table:table-cell office:value-type="float" office:value="12.67" calcext:value-type="float">
            <text:p>12.67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8602" calcext:value-type="float">
            <text:p>0.00860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12.32" calcext:value-type="float">
            <text:p>12.32</text:p>
          </table:table-cell>
          <table:table-cell office:value-type="float" office:value="22.02" calcext:value-type="float">
            <text:p>22.02</text:p>
          </table:table-cell>
          <table:table-cell office:value-type="float" office:value="79.93" calcext:value-type="float">
            <text:p>79.93</text:p>
          </table:table-cell>
          <table:table-cell office:value-type="float" office:value="462" calcext:value-type="float">
            <text:p>46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08476" calcext:value-type="float">
            <text:p>0.08476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06765" calcext:value-type="float">
            <text:p>0.06765</text:p>
          </table:table-cell>
        </table:table-row>
        <table:table-row table:style-name="ro1">
          <table:table-cell office:value-type="float" office:value="868826" calcext:value-type="float">
            <text:p>868826</text:p>
          </table:table-cell>
          <table:table-cell office:value-type="string" calcext:value-type="string">
            <text:p>M</text:p>
          </table:table-cell>
          <table:table-cell office:value-type="float" office:value="14.95" calcext:value-type="float">
            <text:p>14.95</text:p>
          </table:table-cell>
          <table:table-cell office:value-type="float" office:value="17.57" calcext:value-type="float">
            <text:p>17.57</text:p>
          </table:table-cell>
          <table:table-cell office:value-type="float" office:value="96.85" calcext:value-type="float">
            <text:p>96.85</text:p>
          </table:table-cell>
          <table:table-cell office:value-type="float" office:value="678.1" calcext:value-type="float">
            <text:p>678.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8624" calcext:value-type="float">
            <text:p>0.0862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06216" calcext:value-type="float">
            <text:p>0.06216</text:p>
          </table:table-cell>
          <table:table-cell office:value-type="float" office:value="1.296" calcext:value-type="float">
            <text:p>1.296</text:p>
          </table:table-cell>
          <table:table-cell office:value-type="float" office:value="1.452" calcext:value-type="float">
            <text:p>1.452</text:p>
          </table:table-cell>
          <table:table-cell office:value-type="float" office:value="8.419" calcext:value-type="float">
            <text:p>8.419</text:p>
          </table:table-cell>
          <table:table-cell office:value-type="float" office:value="101.9" calcext:value-type="float">
            <text:p>101.9</text:p>
          </table:table-cell>
          <table:table-cell office:value-type="float" office:value="0.01" calcext:value-type="float">
            <text:p>0.01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6577" calcext:value-type="float">
            <text:p>0.06577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18.55" calcext:value-type="float">
            <text:p>18.55</text:p>
          </table:table-cell>
          <table:table-cell office:value-type="float" office:value="21.43" calcext:value-type="float">
            <text:p>21.43</text:p>
          </table:table-cell>
          <table:table-cell office:value-type="float" office:value="121.4" calcext:value-type="float">
            <text:p>121.4</text:p>
          </table:table-cell>
          <table:table-cell office:value-type="float" office:value="971.4" calcext:value-type="float">
            <text:p>971.4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07147" calcext:value-type="float">
            <text:p>0.07147</text:p>
          </table:table-cell>
        </table:table-row>
        <table:table-row table:style-name="ro1">
          <table:table-cell office:value-type="float" office:value="868871" calcext:value-type="float">
            <text:p>868871</text:p>
          </table:table-cell>
          <table:table-cell office:value-type="string" calcext:value-type="string">
            <text:p>B</text:p>
          </table:table-cell>
          <table:table-cell office:value-type="float" office:value="11.28" calcext:value-type="float">
            <text:p>11.28</text:p>
          </table:table-cell>
          <table:table-cell office:value-type="float" office:value="13.39" calcext:value-type="float">
            <text:p>13.39</text:p>
          </table:table-cell>
          <table:table-cell office:value-type="float" office:value="73" calcext:value-type="float">
            <text:p>73</text:p>
          </table:table-cell>
          <table:table-cell office:value-type="float" office:value="384.8" calcext:value-type="float">
            <text:p>384.8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4635" calcext:value-type="float">
            <text:p>0.04635</text:p>
          </table:table-cell>
          <table:table-cell office:value-type="float" office:value="0.04796" calcext:value-type="float">
            <text:p>0.04796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3384" calcext:value-type="float">
            <text:p>0.3384</text:p>
          </table:table-cell>
          <table:table-cell office:value-type="float" office:value="1.343" calcext:value-type="float">
            <text:p>1.343</text:p>
          </table:table-cell>
          <table:table-cell office:value-type="float" office:value="1.851" calcext:value-type="float">
            <text:p>1.851</text:p>
          </table:table-cell>
          <table:table-cell office:value-type="float" office:value="26.33" calcext:value-type="float">
            <text:p>26.33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11.92" calcext:value-type="float">
            <text:p>11.92</text:p>
          </table:table-cell>
          <table:table-cell office:value-type="float" office:value="15.77" calcext:value-type="float">
            <text:p>15.77</text:p>
          </table:table-cell>
          <table:table-cell office:value-type="float" office:value="76.53" calcext:value-type="float">
            <text:p>76.53</text:p>
          </table:table-cell>
          <table:table-cell office:value-type="float" office:value="434" calcext:value-type="float">
            <text:p>434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08669" calcext:value-type="float">
            <text:p>0.08669</text:p>
          </table:table-cell>
          <table:table-cell office:value-type="float" office:value="0.08611" calcext:value-type="float">
            <text:p>0.08611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06784" calcext:value-type="float">
            <text:p>0.06784</text:p>
          </table:table-cell>
        </table:table-row>
        <table:table-row table:style-name="ro1">
          <table:table-cell office:value-type="float" office:value="868999" calcext:value-type="float">
            <text:p>868999</text:p>
          </table:table-cell>
          <table:table-cell office:value-type="string" calcext:value-type="string">
            <text:p>B</text:p>
          </table:table-cell>
          <table:table-cell office:value-type="float" office:value="9.738" calcext:value-type="float">
            <text:p>9.738</text:p>
          </table:table-cell>
          <table:table-cell office:value-type="float" office:value="11.97" calcext:value-type="float">
            <text:p>11.97</text:p>
          </table:table-cell>
          <table:table-cell office:value-type="float" office:value="61.24" calcext:value-type="float">
            <text:p>61.24</text:p>
          </table:table-cell>
          <table:table-cell office:value-type="float" office:value="288.5" calcext:value-type="float">
            <text:p>288.5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4102" calcext:value-type="float">
            <text:p>0.0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496" calcext:value-type="float">
            <text:p>0.496</text:p>
          </table:table-cell>
          <table:table-cell office:value-type="float" office:value="1.218" calcext:value-type="float">
            <text:p>1.218</text:p>
          </table:table-cell>
          <table:table-cell office:value-type="float" office:value="12.26" calcext:value-type="float">
            <text:p>12.26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5656" calcext:value-type="float">
            <text:p>0.005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10.62" calcext:value-type="float">
            <text:p>10.62</text:p>
          </table:table-cell>
          <table:table-cell office:value-type="float" office:value="14.1" calcext:value-type="float">
            <text:p>14.1</text:p>
          </table:table-cell>
          <table:table-cell office:value-type="float" office:value="66.53" calcext:value-type="float">
            <text:p>66.53</text:p>
          </table:table-cell>
          <table:table-cell office:value-type="float" office:value="342.9" calcext:value-type="float">
            <text:p>342.9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7204" calcext:value-type="float">
            <text:p>0.07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08151" calcext:value-type="float">
            <text:p>0.08151</text:p>
          </table:table-cell>
        </table:table-row>
        <table:table-row table:style-name="ro1">
          <table:table-cell office:value-type="float" office:value="869104" calcext:value-type="float">
            <text:p>869104</text:p>
          </table:table-cell>
          <table:table-cell office:value-type="string" calcext:value-type="string">
            <text:p>M</text:p>
          </table:table-cell>
          <table:table-cell office:value-type="float" office:value="16.11" calcext:value-type="float">
            <text:p>16.11</text:p>
          </table:table-cell>
          <table:table-cell office:value-type="float" office:value="18.05" calcext:value-type="float">
            <text:p>18.05</text:p>
          </table:table-cell>
          <table:table-cell office:value-type="float" office:value="105.1" calcext:value-type="float">
            <text:p>105.1</text:p>
          </table:table-cell>
          <table:table-cell office:value-type="float" office:value="813" calcext:value-type="float">
            <text:p>813</text:p>
          </table:table-cell>
          <table:table-cell office:value-type="float" office:value="0.09721" calcext:value-type="float">
            <text:p>0.09721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9447" calcext:value-type="float">
            <text:p>0.09447</text:p>
          </table:table-cell>
          <table:table-cell office:value-type="float" office:value="0.05943" calcext:value-type="float">
            <text:p>0.05943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06248" calcext:value-type="float">
            <text:p>0.06248</text:p>
          </table:table-cell>
          <table:table-cell office:value-type="float" office:value="0.7049" calcext:value-type="float">
            <text:p>0.7049</text:p>
          </table:table-cell>
          <table:table-cell office:value-type="float" office:value="1.332" calcext:value-type="float">
            <text:p>1.332</text:p>
          </table:table-cell>
          <table:table-cell office:value-type="float" office:value="4.533" calcext:value-type="float">
            <text:p>4.533</text:p>
          </table:table-cell>
          <table:table-cell office:value-type="float" office:value="74.08" calcext:value-type="float">
            <text:p>74.08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3067" calcext:value-type="float">
            <text:p>0.03067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19.92" calcext:value-type="float">
            <text:p>19.92</text:p>
          </table:table-cell>
          <table:table-cell office:value-type="float" office:value="25.27" calcext:value-type="float">
            <text:p>25.27</text:p>
          </table:table-cell>
          <table:table-cell office:value-type="float" office:value="129" calcext:value-type="float">
            <text:p>129</text:p>
          </table:table-cell>
          <table:table-cell office:value-type="float" office:value="1233" calcext:value-type="float">
            <text:p>1233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08158" calcext:value-type="float">
            <text:p>0.08158</text:p>
          </table:table-cell>
        </table:table-row>
        <table:table-row table:style-name="ro1">
          <table:table-cell office:value-type="float" office:value="869218" calcext:value-type="float">
            <text:p>869218</text:p>
          </table:table-cell>
          <table:table-cell office:value-type="string" calcext:value-type="string">
            <text:p>B</text:p>
          </table:table-cell>
          <table:table-cell office:value-type="float" office:value="11.43" calcext:value-type="float">
            <text:p>11.43</text:p>
          </table:table-cell>
          <table:table-cell office:value-type="float" office:value="17.31" calcext:value-type="float">
            <text:p>17.31</text:p>
          </table:table-cell>
          <table:table-cell office:value-type="float" office:value="73.66" calcext:value-type="float">
            <text:p>73.66</text:p>
          </table:table-cell>
          <table:table-cell office:value-type="float" office:value="398" calcext:value-type="float">
            <text:p>398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9486" calcext:value-type="float">
            <text:p>0.09486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06562" calcext:value-type="float">
            <text:p>0.06562</text:p>
          </table:table-cell>
          <table:table-cell office:value-type="float" office:value="0.2843" calcext:value-type="float">
            <text:p>0.2843</text:p>
          </table:table-cell>
          <table:table-cell office:value-type="float" office:value="1.908" calcext:value-type="float">
            <text:p>1.908</text:p>
          </table:table-cell>
          <table:table-cell office:value-type="float" office:value="1.937" calcext:value-type="float">
            <text:p>1.937</text:p>
          </table:table-cell>
          <table:table-cell office:value-type="float" office:value="21.38" calcext:value-type="float">
            <text:p>21.38</text:p>
          </table:table-cell>
          <table:table-cell office:value-type="float" office:value="0.006664" calcext:value-type="float">
            <text:p>0.006664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12.78" calcext:value-type="float">
            <text:p>12.78</text:p>
          </table:table-cell>
          <table:table-cell office:value-type="float" office:value="26.76" calcext:value-type="float">
            <text:p>26.76</text:p>
          </table:table-cell>
          <table:table-cell office:value-type="float" office:value="82.66" calcext:value-type="float">
            <text:p>82.66</text:p>
          </table:table-cell>
          <table:table-cell office:value-type="float" office:value="503" calcext:value-type="float">
            <text:p>503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7708" calcext:value-type="float">
            <text:p>0.07708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08096" calcext:value-type="float">
            <text:p>0.08096</text:p>
          </table:table-cell>
        </table:table-row>
        <table:table-row table:style-name="ro1">
          <table:table-cell office:value-type="float" office:value="869224" calcext:value-type="float">
            <text:p>869224</text:p>
          </table:table-cell>
          <table:table-cell office:value-type="string" calcext:value-type="string">
            <text:p>B</text:p>
          </table:table-cell>
          <table:table-cell office:value-type="float" office:value="12.9" calcext:value-type="float">
            <text:p>12.9</text:p>
          </table:table-cell>
          <table:table-cell office:value-type="float" office:value="15.92" calcext:value-type="float">
            <text:p>15.92</text:p>
          </table:table-cell>
          <table:table-cell office:value-type="float" office:value="83.74" calcext:value-type="float">
            <text:p>83.74</text:p>
          </table:table-cell>
          <table:table-cell office:value-type="float" office:value="512.2" calcext:value-type="float">
            <text:p>512.2</text:p>
          </table:table-cell>
          <table:table-cell office:value-type="float" office:value="0.08677" calcext:value-type="float">
            <text:p>0.08677</text:p>
          </table:table-cell>
          <table:table-cell office:value-type="float" office:value="0.09509" calcext:value-type="float">
            <text:p>0.09509</text:p>
          </table:table-cell>
          <table:table-cell office:value-type="float" office:value="0.04894" calcext:value-type="float">
            <text:p>0.04894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7712" calcext:value-type="float">
            <text:p>0.7712</text:p>
          </table:table-cell>
          <table:table-cell office:value-type="float" office:value="1.689" calcext:value-type="float">
            <text:p>1.689</text:p>
          </table:table-cell>
          <table:table-cell office:value-type="float" office:value="16.64" calcext:value-type="float">
            <text:p>16.64</text:p>
          </table:table-cell>
          <table:table-cell office:value-type="float" office:value="0.005324" calcext:value-type="float">
            <text:p>0.005324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7584" calcext:value-type="float">
            <text:p>0.007584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01887" calcext:value-type="float">
            <text:p>0.001887</text:p>
          </table:table-cell>
          <table:table-cell office:value-type="float" office:value="14.48" calcext:value-type="float">
            <text:p>14.48</text:p>
          </table:table-cell>
          <table:table-cell office:value-type="float" office:value="21.82" calcext:value-type="float">
            <text:p>21.82</text:p>
          </table:table-cell>
          <table:table-cell office:value-type="float" office:value="97.17" calcext:value-type="float">
            <text:p>97.17</text:p>
          </table:table-cell>
          <table:table-cell office:value-type="float" office:value="643.8" calcext:value-type="float">
            <text:p>643.8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09" calcext:value-type="float">
            <text:p>0.209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08118" calcext:value-type="float">
            <text:p>0.08118</text:p>
          </table:table-cell>
        </table:table-row>
        <table:table-row table:style-name="ro1">
          <table:table-cell office:value-type="float" office:value="869254" calcext:value-type="float">
            <text:p>869254</text:p>
          </table:table-cell>
          <table:table-cell office:value-type="string" calcext:value-type="string">
            <text:p>B</text:p>
          </table:table-cell>
          <table:table-cell office:value-type="float" office:value="10.75" calcext:value-type="float">
            <text:p>10.75</text:p>
          </table:table-cell>
          <table:table-cell office:value-type="float" office:value="14.97" calcext:value-type="float">
            <text:p>14.97</text:p>
          </table:table-cell>
          <table:table-cell office:value-type="float" office:value="68.26" calcext:value-type="float">
            <text:p>68.26</text:p>
          </table:table-cell>
          <table:table-cell office:value-type="float" office:value="355.3" calcext:value-type="float">
            <text:p>355.3</text:p>
          </table:table-cell>
          <table:table-cell office:value-type="float" office:value="0.07793" calcext:value-type="float">
            <text:p>0.07793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2251" calcext:value-type="float">
            <text:p>0.02251</text:p>
          </table:table-cell>
          <table:table-cell office:value-type="float" office:value="0.007875" calcext:value-type="float">
            <text:p>0.0078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0.2525" calcext:value-type="float">
            <text:p>0.2525</text:p>
          </table:table-cell>
          <table:table-cell office:value-type="float" office:value="1.239" calcext:value-type="float">
            <text:p>1.239</text:p>
          </table:table-cell>
          <table:table-cell office:value-type="float" office:value="1.806" calcext:value-type="float">
            <text:p>1.806</text:p>
          </table:table-cell>
          <table:table-cell office:value-type="float" office:value="17.74" calcext:value-type="float">
            <text:p>17.74</text:p>
          </table:table-cell>
          <table:table-cell office:value-type="float" office:value="0.006547" calcext:value-type="float">
            <text:p>0.006547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11.95" calcext:value-type="float">
            <text:p>11.95</text:p>
          </table:table-cell>
          <table:table-cell office:value-type="float" office:value="20.72" calcext:value-type="float">
            <text:p>20.72</text:p>
          </table:table-cell>
          <table:table-cell office:value-type="float" office:value="77.79" calcext:value-type="float">
            <text:p>77.79</text:p>
          </table:table-cell>
          <table:table-cell office:value-type="float" office:value="441.2" calcext:value-type="float">
            <text:p>441.2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0.03413" calcext:value-type="float">
            <text:p>0.03413</text:p>
          </table:table-cell>
          <table:table-cell office:value-type="float" office:value="0.23" calcext:value-type="float">
            <text:p>0.23</text:p>
          </table:table-cell>
          <table:table-cell office:value-type="float" office:value="0.06769" calcext:value-type="float">
            <text:p>0.06769</text:p>
          </table:table-cell>
        </table:table-row>
        <table:table-row table:style-name="ro1">
          <table:table-cell office:value-type="float" office:value="869476" calcext:value-type="float">
            <text:p>869476</text:p>
          </table:table-cell>
          <table:table-cell office:value-type="string" calcext:value-type="string">
            <text:p>B</text:p>
          </table:table-cell>
          <table:table-cell office:value-type="float" office:value="11.9" calcext:value-type="float">
            <text:p>11.9</text:p>
          </table:table-cell>
          <table:table-cell office:value-type="float" office:value="14.65" calcext:value-type="float">
            <text:p>14.65</text:p>
          </table:table-cell>
          <table:table-cell office:value-type="float" office:value="78.11" calcext:value-type="float">
            <text:p>78.11</text:p>
          </table:table-cell>
          <table:table-cell office:value-type="float" office:value="432.8" calcext:value-type="float">
            <text:p>432.8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003" calcext:value-type="float">
            <text:p>0.03003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07839" calcext:value-type="float">
            <text:p>0.07839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6538" calcext:value-type="float">
            <text:p>0.6538</text:p>
          </table:table-cell>
          <table:table-cell office:value-type="float" office:value="3.021" calcext:value-type="float">
            <text:p>3.021</text:p>
          </table:table-cell>
          <table:table-cell office:value-type="float" office:value="25.03" calcext:value-type="float">
            <text:p>25.03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3127" calcext:value-type="float">
            <text:p>0.03127</text:p>
          </table:table-cell>
          <table:table-cell office:value-type="float" office:value="0.009423" calcext:value-type="float">
            <text:p>0.009423</text:p>
          </table:table-cell>
          <table:table-cell office:value-type="float" office:value="13.15" calcext:value-type="float">
            <text:p>13.15</text:p>
          </table:table-cell>
          <table:table-cell office:value-type="float" office:value="16.51" calcext:value-type="float">
            <text:p>16.51</text:p>
          </table:table-cell>
          <table:table-cell office:value-type="float" office:value="86.26" calcext:value-type="float">
            <text:p>86.26</text:p>
          </table:table-cell>
          <table:table-cell office:value-type="float" office:value="509.6" calcext:value-type="float">
            <text:p>509.6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1036" calcext:value-type="float">
            <text:p>0.1036</text:p>
          </table:table-cell>
        </table:table-row>
        <table:table-row table:style-name="ro1">
          <table:table-cell office:value-type="float" office:value="869691" calcext:value-type="float">
            <text:p>869691</text:p>
          </table:table-cell>
          <table:table-cell office:value-type="string" calcext:value-type="string">
            <text:p>M</text:p>
          </table:table-cell>
          <table:table-cell office:value-type="float" office:value="11.8" calcext:value-type="float">
            <text:p>11.8</text:p>
          </table:table-cell>
          <table:table-cell office:value-type="float" office:value="16.58" calcext:value-type="float">
            <text:p>16.58</text:p>
          </table:table-cell>
          <table:table-cell office:value-type="float" office:value="78.99" calcext:value-type="float">
            <text:p>78.99</text:p>
          </table:table-cell>
          <table:table-cell office:value-type="float" office:value="432" calcext:value-type="float">
            <text:p>432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7" calcext:value-type="float">
            <text:p>0.1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07415" calcext:value-type="float">
            <text:p>0.07415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3197" calcext:value-type="float">
            <text:p>0.3197</text:p>
          </table:table-cell>
          <table:table-cell office:value-type="float" office:value="1.426" calcext:value-type="float">
            <text:p>1.426</text:p>
          </table:table-cell>
          <table:table-cell office:value-type="float" office:value="2.281" calcext:value-type="float">
            <text:p>2.281</text:p>
          </table:table-cell>
          <table:table-cell office:value-type="float" office:value="24.72" calcext:value-type="float">
            <text:p>24.72</text:p>
          </table:table-cell>
          <table:table-cell office:value-type="float" office:value="0.005427" calcext:value-type="float">
            <text:p>0.005427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4649" calcext:value-type="float">
            <text:p>0.04649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0.004635" calcext:value-type="float">
            <text:p>0.004635</text:p>
          </table:table-cell>
          <table:table-cell office:value-type="float" office:value="13.74" calcext:value-type="float">
            <text:p>13.74</text:p>
          </table:table-cell>
          <table:table-cell office:value-type="float" office:value="26.38" calcext:value-type="float">
            <text:p>26.38</text:p>
          </table:table-cell>
          <table:table-cell office:value-type="float" office:value="91.93" calcext:value-type="float">
            <text:p>91.93</text:p>
          </table:table-cell>
          <table:table-cell office:value-type="float" office:value="591.7" calcext:value-type="float">
            <text:p>591.7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6973701" calcext:value-type="float">
            <text:p>86973701</text:p>
          </table:table-cell>
          <table:table-cell office:value-type="string" calcext:value-type="string">
            <text:p>B</text:p>
          </table:table-cell>
          <table:table-cell office:value-type="float" office:value="14.95" calcext:value-type="float">
            <text:p>14.95</text:p>
          </table:table-cell>
          <table:table-cell office:value-type="float" office:value="18.77" calcext:value-type="float">
            <text:p>18.77</text:p>
          </table:table-cell>
          <table:table-cell office:value-type="float" office:value="97.84" calcext:value-type="float">
            <text:p>97.84</text:p>
          </table:table-cell>
          <table:table-cell office:value-type="float" office:value="689.5" calcext:value-type="float">
            <text:p>689.5</text:p>
          </table:table-cell>
          <table:table-cell office:value-type="float" office:value="0.08138" calcext:value-type="float">
            <text:p>0.0813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3562" calcext:value-type="float">
            <text:p>0.03562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422" calcext:value-type="float">
            <text:p>0.422</text:p>
          </table:table-cell>
          <table:table-cell office:value-type="float" office:value="1.909" calcext:value-type="float">
            <text:p>1.909</text:p>
          </table:table-cell>
          <table:table-cell office:value-type="float" office:value="3.271" calcext:value-type="float">
            <text:p>3.271</text:p>
          </table:table-cell>
          <table:table-cell office:value-type="float" office:value="39.43" calcext:value-type="float">
            <text:p>39.43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5303" calcext:value-type="float">
            <text:p>0.05303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09368" calcext:value-type="float">
            <text:p>0.009368</text:p>
          </table:table-cell>
          <table:table-cell office:value-type="float" office:value="16.25" calcext:value-type="float">
            <text:p>16.25</text:p>
          </table:table-cell>
          <table:table-cell office:value-type="float" office:value="25.47" calcext:value-type="float">
            <text:p>25.47</text:p>
          </table:table-cell>
          <table:table-cell office:value-type="float" office:value="107.1" calcext:value-type="float">
            <text:p>107.1</text:p>
          </table:table-cell>
          <table:table-cell office:value-type="float" office:value="809.7" calcext:value-type="float">
            <text:p>809.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25" calcext:value-type="float">
            <text:p>0.25</text:p>
          </table:table-cell>
          <table:table-cell office:value-type="float" office:value="0.08405" calcext:value-type="float">
            <text:p>0.08405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09218" calcext:value-type="float">
            <text:p>0.09218</text:p>
          </table:table-cell>
        </table:table-row>
        <table:table-row table:style-name="ro1">
          <table:table-cell office:value-type="float" office:value="86973702" calcext:value-type="float">
            <text:p>86973702</text:p>
          </table:table-cell>
          <table:table-cell office:value-type="string" calcext:value-type="string">
            <text:p>B</text:p>
          </table:table-cell>
          <table:table-cell office:value-type="float" office:value="14.44" calcext:value-type="float">
            <text:p>14.44</text:p>
          </table:table-cell>
          <table:table-cell office:value-type="float" office:value="15.18" calcext:value-type="float">
            <text:p>15.18</text:p>
          </table:table-cell>
          <table:table-cell office:value-type="float" office:value="93.97" calcext:value-type="float">
            <text:p>93.97</text:p>
          </table:table-cell>
          <table:table-cell office:value-type="float" office:value="640.1" calcext:value-type="float">
            <text:p>640.1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08487" calcext:value-type="float">
            <text:p>0.08487</text:p>
          </table:table-cell>
          <table:table-cell office:value-type="float" office:value="0.05532" calcext:value-type="float">
            <text:p>0.05532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394" calcext:value-type="float">
            <text:p>0.7394</text:p>
          </table:table-cell>
          <table:table-cell office:value-type="float" office:value="2.12" calcext:value-type="float">
            <text:p>2.12</text:p>
          </table:table-cell>
          <table:table-cell office:value-type="float" office:value="21.2" calcext:value-type="float">
            <text:p>21.2</text:p>
          </table:table-cell>
          <table:table-cell office:value-type="float" office:value="0.005706" calcext:value-type="float">
            <text:p>0.005706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114" calcext:value-type="float">
            <text:p>0.03114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15.85" calcext:value-type="float">
            <text:p>15.85</text:p>
          </table:table-cell>
          <table:table-cell office:value-type="float" office:value="19.85" calcext:value-type="float">
            <text:p>19.85</text:p>
          </table:table-cell>
          <table:table-cell office:value-type="float" office:value="108.6" calcext:value-type="float">
            <text:p>108.6</text:p>
          </table:table-cell>
          <table:table-cell office:value-type="float" office:value="766.9" calcext:value-type="float">
            <text:p>766.9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07683" calcext:value-type="float">
            <text:p>0.07683</text:p>
          </table:table-cell>
        </table:table-row>
        <table:table-row table:style-name="ro1">
          <table:table-cell office:value-type="float" office:value="869931" calcext:value-type="float">
            <text:p>869931</text:p>
          </table:table-cell>
          <table:table-cell office:value-type="string" calcext:value-type="string">
            <text:p>B</text:p>
          </table:table-cell>
          <table:table-cell office:value-type="float" office:value="13.74" calcext:value-type="float">
            <text:p>13.74</text:p>
          </table:table-cell>
          <table:table-cell office:value-type="float" office:value="17.91" calcext:value-type="float">
            <text:p>17.91</text:p>
          </table:table-cell>
          <table:table-cell office:value-type="float" office:value="88.12" calcext:value-type="float">
            <text:p>88.12</text:p>
          </table:table-cell>
          <table:table-cell office:value-type="float" office:value="585" calcext:value-type="float">
            <text:p>585</text:p>
          </table:table-cell>
          <table:table-cell office:value-type="float" office:value="0.07944" calcext:value-type="float">
            <text:p>0.07944</text:p>
          </table:table-cell>
          <table:table-cell office:value-type="float" office:value="0.06376" calcext:value-type="float">
            <text:p>0.06376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25" calcext:value-type="float">
            <text:p>0.25</text:p>
          </table:table-cell>
          <table:table-cell office:value-type="float" office:value="0.7574" calcext:value-type="float">
            <text:p>0.7574</text:p>
          </table:table-cell>
          <table:table-cell office:value-type="float" office:value="1.573" calcext:value-type="float">
            <text:p>1.573</text:p>
          </table:table-cell>
          <table:table-cell office:value-type="float" office:value="21.47" calcext:value-type="float">
            <text:p>21.47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5828" calcext:value-type="float">
            <text:p>0.005828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15.34" calcext:value-type="float">
            <text:p>15.34</text:p>
          </table:table-cell>
          <table:table-cell office:value-type="float" office:value="22.46" calcext:value-type="float">
            <text:p>22.46</text:p>
          </table:table-cell>
          <table:table-cell office:value-type="float" office:value="97.19" calcext:value-type="float">
            <text:p>97.19</text:p>
          </table:table-cell>
          <table:table-cell office:value-type="float" office:value="725.9" calcext:value-type="float">
            <text:p>725.9</text:p>
          </table:table-cell>
          <table:table-cell office:value-type="float" office:value="0.09711" calcext:value-type="float">
            <text:p>0.09711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7014" calcext:value-type="float">
            <text:p>0.07014</text:p>
          </table:table-cell>
        </table:table-row>
        <table:table-row table:style-name="ro1">
          <table:table-cell office:value-type="float" office:value="871001501" calcext:value-type="float">
            <text:p>871001501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20.78" calcext:value-type="float">
            <text:p>20.78</text:p>
          </table:table-cell>
          <table:table-cell office:value-type="float" office:value="83.51" calcext:value-type="float">
            <text:p>83.51</text:p>
          </table:table-cell>
          <table:table-cell office:value-type="float" office:value="519.4" calcext:value-type="float">
            <text:p>519.4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07589" calcext:value-type="float">
            <text:p>0.07589</text:p>
          </table:table-cell>
          <table:table-cell office:value-type="float" office:value="0.03136" calcext:value-type="float">
            <text:p>0.03136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254" calcext:value-type="float">
            <text:p>0.254</text:p>
          </table:table-cell>
          <table:table-cell office:value-type="float" office:value="0.06087" calcext:value-type="float">
            <text:p>0.06087</text:p>
          </table:table-cell>
          <table:table-cell office:value-type="float" office:value="0.4202" calcext:value-type="float">
            <text:p>0.4202</text:p>
          </table:table-cell>
          <table:table-cell office:value-type="float" office:value="1.322" calcext:value-type="float">
            <text:p>1.322</text:p>
          </table:table-cell>
          <table:table-cell office:value-type="float" office:value="2.873" calcext:value-type="float">
            <text:p>2.873</text:p>
          </table:table-cell>
          <table:table-cell office:value-type="float" office:value="34.78" calcext:value-type="float">
            <text:p>34.78</text:p>
          </table:table-cell>
          <table:table-cell office:value-type="float" office:value="0.007017" calcext:value-type="float">
            <text:p>0.007017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01533" calcext:value-type="float">
            <text:p>0.001533</text:p>
          </table:table-cell>
          <table:table-cell office:value-type="float" office:value="14.16" calcext:value-type="float">
            <text:p>14.16</text:p>
          </table:table-cell>
          <table:table-cell office:value-type="float" office:value="24.11" calcext:value-type="float">
            <text:p>24.11</text:p>
          </table:table-cell>
          <table:table-cell office:value-type="float" office:value="90.82" calcext:value-type="float">
            <text:p>90.82</text:p>
          </table:table-cell>
          <table:table-cell office:value-type="float" office:value="616.7" calcext:value-type="float">
            <text:p>616.7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06435" calcext:value-type="float">
            <text:p>0.06435</text:p>
          </table:table-cell>
        </table:table-row>
        <table:table-row table:style-name="ro1">
          <table:table-cell office:value-type="float" office:value="871001502" calcext:value-type="float">
            <text:p>871001502</text:p>
          </table:table-cell>
          <table:table-cell office:value-type="string" calcext:value-type="string">
            <text:p>B</text:p>
          </table:table-cell>
          <table:table-cell office:value-type="float" office:value="8.219" calcext:value-type="float">
            <text:p>8.219</text:p>
          </table:table-cell>
          <table:table-cell office:value-type="float" office:value="20.7" calcext:value-type="float">
            <text:p>20.7</text:p>
          </table:table-cell>
          <table:table-cell office:value-type="float" office:value="53.27" calcext:value-type="float">
            <text:p>53.27</text:p>
          </table:table-cell>
          <table:table-cell office:value-type="float" office:value="203.9" calcext:value-type="float">
            <text:p>203.9</text:p>
          </table:table-cell>
          <table:table-cell office:value-type="float" office:value="0.09405" calcext:value-type="float">
            <text:p>0.09405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8261" calcext:value-type="float">
            <text:p>0.08261</text:p>
          </table:table-cell>
          <table:table-cell office:value-type="float" office:value="0.1935" calcext:value-type="float">
            <text:p>0.1935</text:p>
          </table:table-cell>
          <table:table-cell office:value-type="float" office:value="1.962" calcext:value-type="float">
            <text:p>1.962</text:p>
          </table:table-cell>
          <table:table-cell office:value-type="float" office:value="1.243" calcext:value-type="float">
            <text:p>1.243</text:p>
          </table:table-cell>
          <table:table-cell office:value-type="float" office:value="10.21" calcext:value-type="float">
            <text:p>10.21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5416" calcext:value-type="float">
            <text:p>0.05416</text:p>
          </table:table-cell>
          <table:table-cell office:value-type="float" office:value="0.07753" calcext:value-type="float">
            <text:p>0.07753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2309" calcext:value-type="float">
            <text:p>0.02309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9.092" calcext:value-type="float">
            <text:p>9.092</text:p>
          </table:table-cell>
          <table:table-cell office:value-type="float" office:value="29.72" calcext:value-type="float">
            <text:p>29.72</text:p>
          </table:table-cell>
          <table:table-cell office:value-type="float" office:value="58.08" calcext:value-type="float">
            <text:p>58.08</text:p>
          </table:table-cell>
          <table:table-cell office:value-type="float" office:value="249.8" calcext:value-type="float">
            <text:p>249.8</text:p>
          </table:table-cell>
          <table:table-cell office:value-type="float" office:value="0.163" calcext:value-type="float">
            <text:p>0.163</text:p>
          </table:table-cell>
          <table:table-cell office:value-type="float" office:value="0.431" calcext:value-type="float">
            <text:p>0.431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07879" calcext:value-type="float">
            <text:p>0.07879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1486" calcext:value-type="float">
            <text:p>0.1486</text:p>
          </table:table-cell>
        </table:table-row>
        <table:table-row table:style-name="ro1">
          <table:table-cell office:value-type="float" office:value="8710441" calcext:value-type="float">
            <text:p>8710441</text:p>
          </table:table-cell>
          <table:table-cell office:value-type="string" calcext:value-type="string">
            <text:p>B</text:p>
          </table:table-cell>
          <table:table-cell office:value-type="float" office:value="9.731" calcext:value-type="float">
            <text:p>9.731</text:p>
          </table:table-cell>
          <table:table-cell office:value-type="float" office:value="15.34" calcext:value-type="float">
            <text:p>15.34</text:p>
          </table:table-cell>
          <table:table-cell office:value-type="float" office:value="63.78" calcext:value-type="float">
            <text:p>63.78</text:p>
          </table:table-cell>
          <table:table-cell office:value-type="float" office:value="300.2" calcext:value-type="float">
            <text:p>300.2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07857" calcext:value-type="float">
            <text:p>0.07857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09296" calcext:value-type="float">
            <text:p>0.09296</text:p>
          </table:table-cell>
          <table:table-cell office:value-type="float" office:value="0.8245" calcext:value-type="float">
            <text:p>0.8245</text:p>
          </table:table-cell>
          <table:table-cell office:value-type="float" office:value="2.664" calcext:value-type="float">
            <text:p>2.664</text:p>
          </table:table-cell>
          <table:table-cell office:value-type="float" office:value="4.073" calcext:value-type="float">
            <text:p>4.073</text:p>
          </table:table-cell>
          <table:table-cell office:value-type="float" office:value="49.85" calcext:value-type="float">
            <text:p>49.85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9586" calcext:value-type="float">
            <text:p>0.09586</text:p>
          </table:table-cell>
          <table:table-cell office:value-type="float" office:value="0.396" calcext:value-type="float">
            <text:p>0.396</text:p>
          </table:table-cell>
          <table:table-cell office:value-type="float" office:value="0.05279" calcext:value-type="float">
            <text:p>0.05279</text:p>
          </table:table-cell>
          <table:table-cell office:value-type="float" office:value="0.03546" calcext:value-type="float">
            <text:p>0.03546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11.02" calcext:value-type="float">
            <text:p>11.02</text:p>
          </table:table-cell>
          <table:table-cell office:value-type="float" office:value="19.49" calcext:value-type="float">
            <text:p>19.49</text:p>
          </table:table-cell>
          <table:table-cell office:value-type="float" office:value="71.04" calcext:value-type="float">
            <text:p>71.04</text:p>
          </table:table-cell>
          <table:table-cell office:value-type="float" office:value="380.5" calcext:value-type="float">
            <text:p>380.5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1259" calcext:value-type="float">
            <text:p>0.1259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string" calcext:value-type="string">
            <text:p>B</text:p>
          </table:table-cell>
          <table:table-cell office:value-type="float" office:value="11.15" calcext:value-type="float">
            <text:p>11.15</text:p>
          </table:table-cell>
          <table:table-cell office:value-type="float" office:value="13.08" calcext:value-type="float">
            <text:p>13.08</text:p>
          </table:table-cell>
          <table:table-cell office:value-type="float" office:value="70.87" calcext:value-type="float">
            <text:p>70.87</text:p>
          </table:table-cell>
          <table:table-cell office:value-type="float" office:value="381.9" calcext:value-type="float">
            <text:p>381.9</text:p>
          </table:table-cell>
          <table:table-cell office:value-type="float" office:value="0.09754" calcext:value-type="float">
            <text:p>0.09754</text:p>
          </table:table-cell>
          <table:table-cell office:value-type="float" office:value="0.05113" calcext:value-type="float">
            <text:p>0.05113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06105" calcext:value-type="float">
            <text:p>0.06105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7815" calcext:value-type="float">
            <text:p>0.7815</text:p>
          </table:table-cell>
          <table:table-cell office:value-type="float" office:value="1.429" calcext:value-type="float">
            <text:p>1.429</text:p>
          </table:table-cell>
          <table:table-cell office:value-type="float" office:value="15.48" calcext:value-type="float">
            <text:p>15.48</text:p>
          </table:table-cell>
          <table:table-cell office:value-type="float" office:value="0.009019" calcext:value-type="float">
            <text:p>0.009019</text:p>
          </table:table-cell>
          <table:table-cell office:value-type="float" office:value="0.008985" calcext:value-type="float">
            <text:p>0.008985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08232" calcext:value-type="float">
            <text:p>0.008232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11.99" calcext:value-type="float">
            <text:p>11.99</text:p>
          </table:table-cell>
          <table:table-cell office:value-type="float" office:value="16.3" calcext:value-type="float">
            <text:p>16.3</text:p>
          </table:table-cell>
          <table:table-cell office:value-type="float" office:value="76.25" calcext:value-type="float">
            <text:p>76.25</text:p>
          </table:table-cell>
          <table:table-cell office:value-type="float" office:value="440.8" calcext:value-type="float">
            <text:p>440.8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08971" calcext:value-type="float">
            <text:p>0.08971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05506" calcext:value-type="float">
            <text:p>0.05506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06772" calcext:value-type="float">
            <text:p>0.06772</text:p>
          </table:table-cell>
        </table:table-row>
        <table:table-row table:style-name="ro1">
          <table:table-cell office:value-type="float" office:value="8711002" calcext:value-type="float">
            <text:p>8711002</text:p>
          </table:table-cell>
          <table:table-cell office:value-type="string" calcext:value-type="string">
            <text:p>B</text:p>
          </table:table-cell>
          <table:table-cell office:value-type="float" office:value="13.15" calcext:value-type="float">
            <text:p>13.15</text:p>
          </table:table-cell>
          <table:table-cell office:value-type="float" office:value="15.34" calcext:value-type="float">
            <text:p>15.34</text:p>
          </table:table-cell>
          <table:table-cell office:value-type="float" office:value="85.31" calcext:value-type="float">
            <text:p>85.31</text:p>
          </table:table-cell>
          <table:table-cell office:value-type="float" office:value="538.9" calcext:value-type="float">
            <text:p>538.9</text:p>
          </table:table-cell>
          <table:table-cell office:value-type="float" office:value="0.09384" calcext:value-type="float">
            <text:p>0.09384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9293" calcext:value-type="float">
            <text:p>0.09293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271" calcext:value-type="float">
            <text:p>0.271</text:p>
          </table:table-cell>
          <table:table-cell office:value-type="float" office:value="0.7927" calcext:value-type="float">
            <text:p>0.7927</text:p>
          </table:table-cell>
          <table:table-cell office:value-type="float" office:value="1.819" calcext:value-type="float">
            <text:p>1.819</text:p>
          </table:table-cell>
          <table:table-cell office:value-type="float" office:value="22.79" calcext:value-type="float">
            <text:p>22.79</text:p>
          </table:table-cell>
          <table:table-cell office:value-type="float" office:value="0.008584" calcext:value-type="float">
            <text:p>0.008584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09536" calcext:value-type="float">
            <text:p>0.009536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14.77" calcext:value-type="float">
            <text:p>14.77</text:p>
          </table:table-cell>
          <table:table-cell office:value-type="float" office:value="20.5" calcext:value-type="float">
            <text:p>20.5</text:p>
          </table:table-cell>
          <table:table-cell office:value-type="float" office:value="97.67" calcext:value-type="float">
            <text:p>97.67</text:p>
          </table:table-cell>
          <table:table-cell office:value-type="float" office:value="677.3" calcext:value-type="float">
            <text:p>677.3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09722" calcext:value-type="float">
            <text:p>0.09722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08633" calcext:value-type="float">
            <text:p>0.08633</text:p>
          </table:table-cell>
        </table:table-row>
        <table:table-row table:style-name="ro1">
          <table:table-cell office:value-type="float" office:value="8711003" calcext:value-type="float">
            <text:p>8711003</text:p>
          </table:table-cell>
          <table:table-cell office:value-type="string" calcext:value-type="string">
            <text:p>B</text:p>
          </table:table-cell>
          <table:table-cell office:value-type="float" office:value="12.25" calcext:value-type="float">
            <text:p>12.25</text:p>
          </table:table-cell>
          <table:table-cell office:value-type="float" office:value="17.94" calcext:value-type="float">
            <text:p>17.94</text:p>
          </table:table-cell>
          <table:table-cell office:value-type="float" office:value="78.27" calcext:value-type="float">
            <text:p>78.27</text:p>
          </table:table-cell>
          <table:table-cell office:value-type="float" office:value="460.3" calcext:value-type="float">
            <text:p>460.3</text:p>
          </table:table-cell>
          <table:table-cell office:value-type="float" office:value="0.08654" calcext:value-type="float">
            <text:p>0.08654</text:p>
          </table:table-cell>
          <table:table-cell office:value-type="float" office:value="0.06679" calcext:value-type="float">
            <text:p>0.06679</text:p>
          </table:table-cell>
          <table:table-cell office:value-type="float" office:value="0.03885" calcext:value-type="float">
            <text:p>0.03885</text:p>
          </table:table-cell>
          <table:table-cell office:value-type="float" office:value="0.02331" calcext:value-type="float">
            <text:p>0.0233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6228" calcext:value-type="float">
            <text:p>0.06228</text:p>
          </table:table-cell>
          <table:table-cell office:value-type="float" office:value="0.22" calcext:value-type="float">
            <text:p>0.22</text:p>
          </table:table-cell>
          <table:table-cell office:value-type="float" office:value="0.9823" calcext:value-type="float">
            <text:p>0.9823</text:p>
          </table:table-cell>
          <table:table-cell office:value-type="float" office:value="1.484" calcext:value-type="float">
            <text:p>1.484</text:p>
          </table:table-cell>
          <table:table-cell office:value-type="float" office:value="16.51" calcext:value-type="float">
            <text:p>16.51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07924" calcext:value-type="float">
            <text:p>0.007924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13.59" calcext:value-type="float">
            <text:p>13.59</text:p>
          </table:table-cell>
          <table:table-cell office:value-type="float" office:value="25.22" calcext:value-type="float">
            <text:p>25.22</text:p>
          </table:table-cell>
          <table:table-cell office:value-type="float" office:value="86.6" calcext:value-type="float">
            <text:p>86.6</text:p>
          </table:table-cell>
          <table:table-cell office:value-type="float" office:value="564.2" calcext:value-type="float">
            <text:p>564.2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08132" calcext:value-type="float">
            <text:p>0.08132</text:p>
          </table:table-cell>
        </table:table-row>
        <table:table-row table:style-name="ro1">
          <table:table-cell office:value-type="float" office:value="8711202" calcext:value-type="float">
            <text:p>8711202</text:p>
          </table:table-cell>
          <table:table-cell office:value-type="string" calcext:value-type="string">
            <text:p>M</text:p>
          </table:table-cell>
          <table:table-cell office:value-type="float" office:value="17.68" calcext:value-type="float">
            <text:p>17.68</text:p>
          </table:table-cell>
          <table:table-cell office:value-type="float" office:value="20.74" calcext:value-type="float">
            <text:p>20.74</text:p>
          </table:table-cell>
          <table:table-cell office:value-type="float" office:value="117.4" calcext:value-type="float">
            <text:p>117.4</text:p>
          </table:table-cell>
          <table:table-cell office:value-type="float" office:value="963.7" calcext:value-type="float">
            <text:p>963.7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06166" calcext:value-type="float">
            <text:p>0.06166</text:p>
          </table:table-cell>
          <table:table-cell office:value-type="float" office:value="0.8113" calcext:value-type="float">
            <text:p>0.8113</text:p>
          </table:table-cell>
          <table:table-cell office:value-type="float" office:value="1.4" calcext:value-type="float">
            <text:p>1.4</text:p>
          </table:table-cell>
          <table:table-cell office:value-type="float" office:value="5.54" calcext:value-type="float">
            <text:p>5.54</text:p>
          </table:table-cell>
          <table:table-cell office:value-type="float" office:value="93.91" calcext:value-type="float">
            <text:p>93.91</text:p>
          </table:table-cell>
          <table:table-cell office:value-type="float" office:value="0.009037" calcext:value-type="float">
            <text:p>0.009037</text:p>
          </table:table-cell>
          <table:table-cell office:value-type="float" office:value="0.04954" calcext:value-type="float">
            <text:p>0.04954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20.47" calcext:value-type="float">
            <text:p>20.47</text:p>
          </table:table-cell>
          <table:table-cell office:value-type="float" office:value="25.11" calcext:value-type="float">
            <text:p>25.11</text:p>
          </table:table-cell>
          <table:table-cell office:value-type="float" office:value="132.9" calcext:value-type="float">
            <text:p>132.9</text:p>
          </table:table-cell>
          <table:table-cell office:value-type="float" office:value="1302" calcext:value-type="float">
            <text:p>1302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07738" calcext:value-type="float">
            <text:p>0.07738</text:p>
          </table:table-cell>
        </table:table-row>
        <table:table-row table:style-name="ro1">
          <table:table-cell office:value-type="float" office:value="8711216" calcext:value-type="float">
            <text:p>8711216</text:p>
          </table:table-cell>
          <table:table-cell office:value-type="string" calcext:value-type="string">
            <text:p>B</text:p>
          </table:table-cell>
          <table:table-cell office:value-type="float" office:value="16.84" calcext:value-type="float">
            <text:p>16.84</text:p>
          </table:table-cell>
          <table:table-cell office:value-type="float" office:value="19.46" calcext:value-type="float">
            <text:p>19.46</text:p>
          </table:table-cell>
          <table:table-cell office:value-type="float" office:value="108.4" calcext:value-type="float">
            <text:p>108.4</text:p>
          </table:table-cell>
          <table:table-cell office:value-type="float" office:value="880.2" calcext:value-type="float">
            <text:p>880.2</text:p>
          </table:table-cell>
          <table:table-cell office:value-type="float" office:value="0.07445" calcext:value-type="float">
            <text:p>0.07445</text:p>
          </table:table-cell>
          <table:table-cell office:value-type="float" office:value="0.07223" calcext:value-type="float">
            <text:p>0.07223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05268" calcext:value-type="float">
            <text:p>0.05268</text:p>
          </table:table-cell>
          <table:table-cell office:value-type="float" office:value="0.4789" calcext:value-type="float">
            <text:p>0.4789</text:p>
          </table:table-cell>
          <table:table-cell office:value-type="float" office:value="2.06" calcext:value-type="float">
            <text:p>2.06</text:p>
          </table:table-cell>
          <table:table-cell office:value-type="float" office:value="3.479" calcext:value-type="float">
            <text:p>3.479</text:p>
          </table:table-cell>
          <table:table-cell office:value-type="float" office:value="46.61" calcext:value-type="float">
            <text:p>46.61</text:p>
          </table:table-cell>
          <table:table-cell office:value-type="float" office:value="0.003443" calcext:value-type="float">
            <text:p>0.003443</text:p>
          </table:table-cell>
          <table:table-cell office:value-type="float" office:value="0.02661" calcext:value-type="float">
            <text:p>0.02661</text:p>
          </table:table-cell>
          <table:table-cell office:value-type="float" office:value="0.03056" calcext:value-type="float">
            <text:p>0.0305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18.22" calcext:value-type="float">
            <text:p>18.22</text:p>
          </table:table-cell>
          <table:table-cell office:value-type="float" office:value="28.07" calcext:value-type="float">
            <text:p>28.07</text:p>
          </table:table-cell>
          <table:table-cell office:value-type="float" office:value="120.3" calcext:value-type="float">
            <text:p>120.3</text:p>
          </table:table-cell>
          <table:table-cell office:value-type="float" office:value="1032" calcext:value-type="float">
            <text:p>1032</text:p>
          </table:table-cell>
          <table:table-cell office:value-type="float" office:value="0.08774" calcext:value-type="float">
            <text:p>0.0877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82" calcext:value-type="float">
            <text:p>0.1882</text:p>
          </table:table-cell>
          <table:table-cell office:value-type="float" office:value="0.08436" calcext:value-type="float">
            <text:p>0.08436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05972" calcext:value-type="float">
            <text:p>0.05972</text:p>
          </table:table-cell>
        </table:table-row>
        <table:table-row table:style-name="ro1">
          <table:table-cell office:value-type="float" office:value="871122" calcext:value-type="float">
            <text:p>871122</text:p>
          </table:table-cell>
          <table:table-cell office:value-type="string" calcext:value-type="string">
            <text:p>B</text:p>
          </table:table-cell>
          <table:table-cell office:value-type="float" office:value="12.06" calcext:value-type="float">
            <text:p>12.06</text:p>
          </table:table-cell>
          <table:table-cell office:value-type="float" office:value="12.74" calcext:value-type="float">
            <text:p>12.74</text:p>
          </table:table-cell>
          <table:table-cell office:value-type="float" office:value="76.84" calcext:value-type="float">
            <text:p>76.84</text:p>
          </table:table-cell>
          <table:table-cell office:value-type="float" office:value="448.6" calcext:value-type="float">
            <text:p>448.6</text:p>
          </table:table-cell>
          <table:table-cell office:value-type="float" office:value="0.09311" calcext:value-type="float">
            <text:p>0.09311</text:p>
          </table:table-cell>
          <table:table-cell office:value-type="float" office:value="0.05241" calcext:value-type="float">
            <text:p>0.05241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7285" calcext:value-type="float">
            <text:p>0.7285</text:p>
          </table:table-cell>
          <table:table-cell office:value-type="float" office:value="1.171" calcext:value-type="float">
            <text:p>1.171</text:p>
          </table:table-cell>
          <table:table-cell office:value-type="float" office:value="13.25" calcext:value-type="float">
            <text:p>13.25</text:p>
          </table:table-cell>
          <table:table-cell office:value-type="float" office:value="0.005528" calcext:value-type="float">
            <text:p>0.005528</text:p>
          </table:table-cell>
          <table:table-cell office:value-type="float" office:value="0.009789" calcext:value-type="float">
            <text:p>0.009789</text:p>
          </table:table-cell>
          <table:table-cell office:value-type="float" office:value="0.008342" calcext:value-type="float">
            <text:p>0.008342</text:p>
          </table:table-cell>
          <table:table-cell office:value-type="float" office:value="0.006273" calcext:value-type="float">
            <text:p>0.006273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13.14" calcext:value-type="float">
            <text:p>13.14</text:p>
          </table:table-cell>
          <table:table-cell office:value-type="float" office:value="18.41" calcext:value-type="float">
            <text:p>18.41</text:p>
          </table:table-cell>
          <table:table-cell office:value-type="float" office:value="84.08" calcext:value-type="float">
            <text:p>84.08</text:p>
          </table:table-cell>
          <table:table-cell office:value-type="float" office:value="532.8" calcext:value-type="float">
            <text:p>532.8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08636" calcext:value-type="float">
            <text:p>0.08636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07898" calcext:value-type="float">
            <text:p>0.07898</text:p>
          </table:table-cell>
        </table:table-row>
        <table:table-row table:style-name="ro1">
          <table:table-cell office:value-type="float" office:value="871149" calcext:value-type="float">
            <text:p>871149</text:p>
          </table:table-cell>
          <table:table-cell office:value-type="string" calcext:value-type="string">
            <text:p>B</text:p>
          </table:table-cell>
          <table:table-cell office:value-type="float" office:value="10.9" calcext:value-type="float">
            <text:p>10.9</text:p>
          </table:table-cell>
          <table:table-cell office:value-type="float" office:value="12.96" calcext:value-type="float">
            <text:p>12.96</text:p>
          </table:table-cell>
          <table:table-cell office:value-type="float" office:value="68.69" calcext:value-type="float">
            <text:p>68.69</text:p>
          </table:table-cell>
          <table:table-cell office:value-type="float" office:value="366.8" calcext:value-type="float">
            <text:p>366.8</text:p>
          </table:table-cell>
          <table:table-cell office:value-type="float" office:value="0.07515" calcext:value-type="float">
            <text:p>0.07515</text:p>
          </table:table-cell>
          <table:table-cell office:value-type="float" office:value="0.03718" calcext:value-type="float">
            <text:p>0.03718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6588" calcext:value-type="float">
            <text:p>0.006588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05743" calcext:value-type="float">
            <text:p>0.05743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7614" calcext:value-type="float">
            <text:p>0.7614</text:p>
          </table:table-cell>
          <table:table-cell office:value-type="float" office:value="1.808" calcext:value-type="float">
            <text:p>1.808</text:p>
          </table:table-cell>
          <table:table-cell office:value-type="float" office:value="18.54" calcext:value-type="float">
            <text:p>18.54</text:p>
          </table:table-cell>
          <table:table-cell office:value-type="float" office:value="0.006142" calcext:value-type="float">
            <text:p>0.006142</text:p>
          </table:table-cell>
          <table:table-cell office:value-type="float" office:value="0.006134" calcext:value-type="float">
            <text:p>0.006134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12.36" calcext:value-type="float">
            <text:p>12.36</text:p>
          </table:table-cell>
          <table:table-cell office:value-type="float" office:value="18.2" calcext:value-type="float">
            <text:p>18.2</text:p>
          </table:table-cell>
          <table:table-cell office:value-type="float" office:value="78.07" calcext:value-type="float">
            <text:p>78.07</text:p>
          </table:table-cell>
          <table:table-cell office:value-type="float" office:value="470" calcext:value-type="float">
            <text:p>470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08294" calcext:value-type="float">
            <text:p>0.08294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7685" calcext:value-type="float">
            <text:p>0.07685</text:p>
          </table:table-cell>
        </table:table-row>
        <table:table-row table:style-name="ro1">
          <table:table-cell office:value-type="float" office:value="8711561" calcext:value-type="float">
            <text:p>8711561</text:p>
          </table:table-cell>
          <table:table-cell office:value-type="string" calcext:value-type="string">
            <text:p>B</text:p>
          </table:table-cell>
          <table:table-cell office:value-type="float" office:value="11.75" calcext:value-type="float">
            <text:p>11.75</text:p>
          </table:table-cell>
          <table:table-cell office:value-type="float" office:value="20.18" calcext:value-type="float">
            <text:p>20.18</text:p>
          </table:table-cell>
          <table:table-cell office:value-type="float" office:value="76.1" calcext:value-type="float">
            <text:p>76.1</text:p>
          </table:table-cell>
          <table:table-cell office:value-type="float" office:value="419.8" calcext:value-type="float">
            <text:p>419.8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06843" calcext:value-type="float">
            <text:p>0.06843</text:p>
          </table:table-cell>
          <table:table-cell office:value-type="float" office:value="0.03738" calcext:value-type="float">
            <text:p>0.03738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5018" calcext:value-type="float">
            <text:p>0.5018</text:p>
          </table:table-cell>
          <table:table-cell office:value-type="float" office:value="1.693" calcext:value-type="float">
            <text:p>1.693</text:p>
          </table:table-cell>
          <table:table-cell office:value-type="float" office:value="3.926" calcext:value-type="float">
            <text:p>3.926</text:p>
          </table:table-cell>
          <table:table-cell office:value-type="float" office:value="38.34" calcext:value-type="float">
            <text:p>38.34</text:p>
          </table:table-cell>
          <table:table-cell office:value-type="float" office:value="0.009433" calcext:value-type="float">
            <text:p>0.009433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05061" calcext:value-type="float">
            <text:p>0.005061</text:p>
          </table:table-cell>
          <table:table-cell office:value-type="float" office:value="13.32" calcext:value-type="float">
            <text:p>13.32</text:p>
          </table:table-cell>
          <table:table-cell office:value-type="float" office:value="26.21" calcext:value-type="float">
            <text:p>26.21</text:p>
          </table:table-cell>
          <table:table-cell office:value-type="float" office:value="88.91" calcext:value-type="float">
            <text:p>88.91</text:p>
          </table:table-cell>
          <table:table-cell office:value-type="float" office:value="543.9" calcext:value-type="float">
            <text:p>543.9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07909" calcext:value-type="float">
            <text:p>0.07909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07987" calcext:value-type="float">
            <text:p>0.07987</text:p>
          </table:table-cell>
        </table:table-row>
        <table:table-row table:style-name="ro1">
          <table:table-cell office:value-type="float" office:value="8711803" calcext:value-type="float">
            <text:p>8711803</text:p>
          </table:table-cell>
          <table:table-cell office:value-type="string" calcext:value-type="string">
            <text:p>M</text:p>
          </table:table-cell>
          <table:table-cell office:value-type="float" office:value="19.19" calcext:value-type="float">
            <text:p>19.19</text:p>
          </table:table-cell>
          <table:table-cell office:value-type="float" office:value="15.94" calcext:value-type="float">
            <text:p>15.94</text:p>
          </table:table-cell>
          <table:table-cell office:value-type="float" office:value="126.3" calcext:value-type="float">
            <text:p>126.3</text:p>
          </table:table-cell>
          <table:table-cell office:value-type="float" office:value="1157" calcext:value-type="float">
            <text:p>1157</text:p>
          </table:table-cell>
          <table:table-cell office:value-type="float" office:value="0.08694" calcext:value-type="float">
            <text:p>0.08694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05176" calcext:value-type="float">
            <text:p>0.05176</text:p>
          </table:table-cell>
          <table:table-cell office:value-type="float" office:value="1" calcext:value-type="float">
            <text:p>1</text:p>
          </table:table-cell>
          <table:table-cell office:value-type="float" office:value="0.6336" calcext:value-type="float">
            <text:p>0.6336</text:p>
          </table:table-cell>
          <table:table-cell office:value-type="float" office:value="6.971" calcext:value-type="float">
            <text:p>6.971</text:p>
          </table:table-cell>
          <table:table-cell office:value-type="float" office:value="119.3" calcext:value-type="float">
            <text:p>119.3</text:p>
          </table:table-cell>
          <table:table-cell office:value-type="float" office:value="0.009406" calcext:value-type="float">
            <text:p>0.009406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4344" calcext:value-type="float">
            <text:p>0.04344</text:p>
          </table:table-cell>
          <table:table-cell office:value-type="float" office:value="0.02794" calcext:value-type="float">
            <text:p>0.02794</text:p>
          </table:table-cell>
          <table:table-cell office:value-type="float" office:value="0.03156" calcext:value-type="float">
            <text:p>0.03156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22.03" calcext:value-type="float">
            <text:p>22.03</text:p>
          </table:table-cell>
          <table:table-cell office:value-type="float" office:value="17.81" calcext:value-type="float">
            <text:p>17.81</text:p>
          </table:table-cell>
          <table:table-cell office:value-type="float" office:value="146.6" calcext:value-type="float">
            <text:p>146.6</text:p>
          </table:table-cell>
          <table:table-cell office:value-type="float" office:value="1495" calcext:value-type="float">
            <text:p>1495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06251" calcext:value-type="float">
            <text:p>0.06251</text:p>
          </table:table-cell>
        </table:table-row>
        <table:table-row table:style-name="ro1">
          <table:table-cell office:value-type="float" office:value="871201" calcext:value-type="float">
            <text:p>871201</text:p>
          </table:table-cell>
          <table:table-cell office:value-type="string" calcext:value-type="string">
            <text:p>M</text:p>
          </table:table-cell>
          <table:table-cell office:value-type="float" office:value="19.59" calcext:value-type="float">
            <text:p>19.59</text:p>
          </table:table-cell>
          <table:table-cell office:value-type="float" office:value="18.15" calcext:value-type="float">
            <text:p>18.15</text:p>
          </table:table-cell>
          <table:table-cell office:value-type="float" office:value="130.7" calcext:value-type="float">
            <text:p>130.7</text:p>
          </table:table-cell>
          <table:table-cell office:value-type="float" office:value="1214" calcext:value-type="float">
            <text:p>12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7364" calcext:value-type="float">
            <text:p>0.7364</text:p>
          </table:table-cell>
          <table:table-cell office:value-type="float" office:value="1.048" calcext:value-type="float">
            <text:p>1.048</text:p>
          </table:table-cell>
          <table:table-cell office:value-type="float" office:value="4.792" calcext:value-type="float">
            <text:p>4.792</text:p>
          </table:table-cell>
          <table:table-cell office:value-type="float" office:value="97.07" calcext:value-type="float">
            <text:p>97.07</text:p>
          </table:table-cell>
          <table:table-cell office:value-type="float" office:value="0.004057" calcext:value-type="float">
            <text:p>0.004057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4029" calcext:value-type="float">
            <text:p>0.04029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26.73" calcext:value-type="float">
            <text:p>26.73</text:p>
          </table:table-cell>
          <table:table-cell office:value-type="float" office:value="26.39" calcext:value-type="float">
            <text:p>26.39</text:p>
          </table:table-cell>
          <table:table-cell office:value-type="float" office:value="174.9" calcext:value-type="float">
            <text:p>174.9</text:p>
          </table:table-cell>
          <table:table-cell office:value-type="float" office:value="2232" calcext:value-type="float">
            <text:p>2232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681" calcext:value-type="float">
            <text:p>0.68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09223" calcext:value-type="float">
            <text:p>0.09223</text:p>
          </table:table-cell>
        </table:table-row>
        <table:table-row table:style-name="ro1">
          <table:table-cell office:value-type="float" office:value="8712064" calcext:value-type="float">
            <text:p>8712064</text:p>
          </table:table-cell>
          <table:table-cell office:value-type="string" calcext:value-type="string">
            <text:p>B</text:p>
          </table:table-cell>
          <table:table-cell office:value-type="float" office:value="12.34" calcext:value-type="float">
            <text:p>12.34</text:p>
          </table:table-cell>
          <table:table-cell office:value-type="float" office:value="22.22" calcext:value-type="float">
            <text:p>22.22</text:p>
          </table:table-cell>
          <table:table-cell office:value-type="float" office:value="79.85" calcext:value-type="float">
            <text:p>79.85</text:p>
          </table:table-cell>
          <table:table-cell office:value-type="float" office:value="464.5" calcext:value-type="float">
            <text:p>464.5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06761" calcext:value-type="float">
            <text:p>0.06761</text:p>
          </table:table-cell>
          <table:table-cell office:value-type="float" office:value="0.2949" calcext:value-type="float">
            <text:p>0.2949</text:p>
          </table:table-cell>
          <table:table-cell office:value-type="float" office:value="1.656" calcext:value-type="float">
            <text:p>1.656</text:p>
          </table:table-cell>
          <table:table-cell office:value-type="float" office:value="1.955" calcext:value-type="float">
            <text:p>1.955</text:p>
          </table:table-cell>
          <table:table-cell office:value-type="float" office:value="21.55" calcext:value-type="float">
            <text:p>21.55</text:p>
          </table:table-cell>
          <table:table-cell office:value-type="float" office:value="0.01134" calcext:value-type="float">
            <text:p>0.01134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05348" calcext:value-type="float">
            <text:p>0.005348</text:p>
          </table:table-cell>
          <table:table-cell office:value-type="float" office:value="13.58" calcext:value-type="float">
            <text:p>13.58</text:p>
          </table:table-cell>
          <table:table-cell office:value-type="float" office:value="28.68" calcext:value-type="float">
            <text:p>28.68</text:p>
          </table:table-cell>
          <table:table-cell office:value-type="float" office:value="87.36" calcext:value-type="float">
            <text:p>87.36</text:p>
          </table:table-cell>
          <table:table-cell office:value-type="float" office:value="553" calcext:value-type="float">
            <text:p>553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08194" calcext:value-type="float">
            <text:p>0.08194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09082" calcext:value-type="float">
            <text:p>0.09082</text:p>
          </table:table-cell>
        </table:table-row>
        <table:table-row table:style-name="ro1">
          <table:table-cell office:value-type="float" office:value="8712289" calcext:value-type="float">
            <text:p>8712289</text:p>
          </table:table-cell>
          <table:table-cell office:value-type="string" calcext:value-type="string">
            <text:p>M</text:p>
          </table:table-cell>
          <table:table-cell office:value-type="float" office:value="23.27" calcext:value-type="float">
            <text:p>23.27</text:p>
          </table:table-cell>
          <table:table-cell office:value-type="float" office:value="22.04" calcext:value-type="float">
            <text:p>22.04</text:p>
          </table:table-cell>
          <table:table-cell office:value-type="float" office:value="152.1" calcext:value-type="float">
            <text:p>152.1</text:p>
          </table:table-cell>
          <table:table-cell office:value-type="float" office:value="1686" calcext:value-type="float">
            <text:p>1686</text:p>
          </table:table-cell>
          <table:table-cell office:value-type="float" office:value="0.08439" calcext:value-type="float">
            <text:p>0.08439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09702" calcext:value-type="float">
            <text:p>0.09702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8561" calcext:value-type="float">
            <text:p>0.8561</text:p>
          </table:table-cell>
          <table:table-cell office:value-type="float" office:value="4.603" calcext:value-type="float">
            <text:p>4.603</text:p>
          </table:table-cell>
          <table:table-cell office:value-type="float" office:value="97.85" calcext:value-type="float">
            <text:p>97.85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28.01" calcext:value-type="float">
            <text:p>28.01</text:p>
          </table:table-cell>
          <table:table-cell office:value-type="float" office:value="28.22" calcext:value-type="float">
            <text:p>28.22</text:p>
          </table:table-cell>
          <table:table-cell office:value-type="float" office:value="184.2" calcext:value-type="float">
            <text:p>184.2</text:p>
          </table:table-cell>
          <table:table-cell office:value-type="float" office:value="2403" calcext:value-type="float">
            <text:p>2403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09187" calcext:value-type="float">
            <text:p>0.09187</text:p>
          </table:table-cell>
        </table:table-row>
        <table:table-row table:style-name="ro1">
          <table:table-cell office:value-type="float" office:value="8712291" calcext:value-type="float">
            <text:p>8712291</text:p>
          </table:table-cell>
          <table:table-cell office:value-type="string" calcext:value-type="string">
            <text:p>B</text:p>
          </table:table-cell>
          <table:table-cell office:value-type="float" office:value="14.97" calcext:value-type="float">
            <text:p>14.97</text:p>
          </table:table-cell>
          <table:table-cell office:value-type="float" office:value="19.76" calcext:value-type="float">
            <text:p>19.76</text:p>
          </table:table-cell>
          <table:table-cell office:value-type="float" office:value="95.5" calcext:value-type="float">
            <text:p>95.5</text:p>
          </table:table-cell>
          <table:table-cell office:value-type="float" office:value="690.2" calcext:value-type="float">
            <text:p>690.2</text:p>
          </table:table-cell>
          <table:table-cell office:value-type="float" office:value="0.08421" calcext:value-type="float">
            <text:p>0.08421</text:p>
          </table:table-cell>
          <table:table-cell office:value-type="float" office:value="0.05352" calcext:value-type="float">
            <text:p>0.05352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05266" calcext:value-type="float">
            <text:p>0.05266</text:p>
          </table:table-cell>
          <table:table-cell office:value-type="float" office:value="0.184" calcext:value-type="float">
            <text:p>0.184</text:p>
          </table:table-cell>
          <table:table-cell office:value-type="float" office:value="1.065" calcext:value-type="float">
            <text:p>1.065</text:p>
          </table:table-cell>
          <table:table-cell office:value-type="float" office:value="1.286" calcext:value-type="float">
            <text:p>1.286</text:p>
          </table:table-cell>
          <table:table-cell office:value-type="float" office:value="16.64" calcext:value-type="float">
            <text:p>16.64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0.008268" calcext:value-type="float">
            <text:p>0.008268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15.98" calcext:value-type="float">
            <text:p>15.98</text:p>
          </table:table-cell>
          <table:table-cell office:value-type="float" office:value="25.82" calcext:value-type="float">
            <text:p>25.82</text:p>
          </table:table-cell>
          <table:table-cell office:value-type="float" office:value="102.3" calcext:value-type="float">
            <text:p>102.3</text:p>
          </table:table-cell>
          <table:table-cell office:value-type="float" office:value="782.1" calcext:value-type="float">
            <text:p>782.1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9995" calcext:value-type="float">
            <text:p>0.09995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06085" calcext:value-type="float">
            <text:p>0.06085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string" calcext:value-type="string">
            <text:p>B</text:p>
          </table:table-cell>
          <table:table-cell office:value-type="float" office:value="10.8" calcext:value-type="float">
            <text:p>10.8</text:p>
          </table:table-cell>
          <table:table-cell office:value-type="float" office:value="9.71" calcext:value-type="float">
            <text:p>9.71</text:p>
          </table:table-cell>
          <table:table-cell office:value-type="float" office:value="68.77" calcext:value-type="float">
            <text:p>68.77</text:p>
          </table:table-cell>
          <table:table-cell office:value-type="float" office:value="357.6" calcext:value-type="float">
            <text:p>357.6</text:p>
          </table:table-cell>
          <table:table-cell office:value-type="float" office:value="0.09594" calcext:value-type="float">
            <text:p>0.09594</text:p>
          </table:table-cell>
          <table:table-cell office:value-type="float" office:value="0.05736" calcext:value-type="float">
            <text:p>0.05736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4064" calcext:value-type="float">
            <text:p>0.4064</text:p>
          </table:table-cell>
          <table:table-cell office:value-type="float" office:value="1.126" calcext:value-type="float">
            <text:p>1.126</text:p>
          </table:table-cell>
          <table:table-cell office:value-type="float" office:value="11.48" calcext:value-type="float">
            <text:p>11.48</text:p>
          </table:table-cell>
          <table:table-cell office:value-type="float" office:value="0.007809" calcext:value-type="float">
            <text:p>0.0078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11.6" calcext:value-type="float">
            <text:p>11.6</text:p>
          </table:table-cell>
          <table:table-cell office:value-type="float" office:value="12.02" calcext:value-type="float">
            <text:p>12.02</text:p>
          </table:table-cell>
          <table:table-cell office:value-type="float" office:value="73.66" calcext:value-type="float">
            <text:p>73.66</text:p>
          </table:table-cell>
          <table:table-cell office:value-type="float" office:value="414" calcext:value-type="float">
            <text:p>414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4603" calcext:value-type="float">
            <text:p>0.04603</text:p>
          </table:table-cell>
          <table:table-cell office:value-type="float" office:value="0.209" calcext:value-type="float">
            <text:p>0.209</text:p>
          </table:table-cell>
          <table:table-cell office:value-type="float" office:value="0.07699" calcext:value-type="float">
            <text:p>0.07699</text:p>
          </table:table-cell>
        </table:table-row>
        <table:table-row table:style-name="ro1">
          <table:table-cell office:value-type="float" office:value="8712729" calcext:value-type="float">
            <text:p>8712729</text:p>
          </table:table-cell>
          <table:table-cell office:value-type="string" calcext:value-type="string">
            <text:p>M</text:p>
          </table:table-cell>
          <table:table-cell office:value-type="float" office:value="16.78" calcext:value-type="float">
            <text:p>16.78</text:p>
          </table:table-cell>
          <table:table-cell office:value-type="float" office:value="18.8" calcext:value-type="float">
            <text:p>18.8</text:p>
          </table:table-cell>
          <table:table-cell office:value-type="float" office:value="109.3" calcext:value-type="float">
            <text:p>109.3</text:p>
          </table:table-cell>
          <table:table-cell office:value-type="float" office:value="886.3" calcext:value-type="float">
            <text:p>886.3</text:p>
          </table:table-cell>
          <table:table-cell office:value-type="float" office:value="0.08865" calcext:value-type="float">
            <text:p>0.08865</text:p>
          </table:table-cell>
          <table:table-cell office:value-type="float" office:value="0.09182" calcext:value-type="float">
            <text:p>0.09182</text:p>
          </table:table-cell>
          <table:table-cell office:value-type="float" office:value="0.08422" calcext:value-type="float">
            <text:p>0.08422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5534" calcext:value-type="float">
            <text:p>0.05534</text:p>
          </table:table-cell>
          <table:table-cell office:value-type="float" office:value="0.599" calcext:value-type="float">
            <text:p>0.599</text:p>
          </table:table-cell>
          <table:table-cell office:value-type="float" office:value="1.391" calcext:value-type="float">
            <text:p>1.391</text:p>
          </table:table-cell>
          <table:table-cell office:value-type="float" office:value="4.129" calcext:value-type="float">
            <text:p>4.129</text:p>
          </table:table-cell>
          <table:table-cell office:value-type="float" office:value="67.34" calcext:value-type="float">
            <text:p>67.34</text:p>
          </table:table-cell>
          <table:table-cell office:value-type="float" office:value="0.006123" calcext:value-type="float">
            <text:p>0.00612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20.05" calcext:value-type="float">
            <text:p>20.05</text:p>
          </table:table-cell>
          <table:table-cell office:value-type="float" office:value="26.3" calcext:value-type="float">
            <text:p>26.3</text:p>
          </table:table-cell>
          <table:table-cell office:value-type="float" office:value="130.7" calcext:value-type="float">
            <text:p>130.7</text:p>
          </table:table-cell>
          <table:table-cell office:value-type="float" office:value="1260" calcext:value-type="float">
            <text:p>1260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7228" calcext:value-type="float">
            <text:p>0.07228</text:p>
          </table:table-cell>
        </table:table-row>
        <table:table-row table:style-name="ro1">
          <table:table-cell office:value-type="float" office:value="8712766" calcext:value-type="float">
            <text:p>8712766</text:p>
          </table:table-cell>
          <table:table-cell office:value-type="string" calcext:value-type="string">
            <text:p>M</text:p>
          </table:table-cell>
          <table:table-cell office:value-type="float" office:value="17.47" calcext:value-type="float">
            <text:p>17.47</text:p>
          </table:table-cell>
          <table:table-cell office:value-type="float" office:value="24.68" calcext:value-type="float">
            <text:p>24.68</text:p>
          </table:table-cell>
          <table:table-cell office:value-type="float" office:value="116.1" calcext:value-type="float">
            <text:p>116.1</text:p>
          </table:table-cell>
          <table:table-cell office:value-type="float" office:value="984.6" calcext:value-type="float">
            <text:p>984.6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1.088" calcext:value-type="float">
            <text:p>1.088</text:p>
          </table:table-cell>
          <table:table-cell office:value-type="float" office:value="1.41" calcext:value-type="float">
            <text:p>1.41</text:p>
          </table:table-cell>
          <table:table-cell office:value-type="float" office:value="7.337" calcext:value-type="float">
            <text:p>7.337</text:p>
          </table:table-cell>
          <table:table-cell office:value-type="float" office:value="122.3" calcext:value-type="float">
            <text:p>122.3</text:p>
          </table:table-cell>
          <table:table-cell office:value-type="float" office:value="0.006174" calcext:value-type="float">
            <text:p>0.006174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23.14" calcext:value-type="float">
            <text:p>23.14</text:p>
          </table:table-cell>
          <table:table-cell office:value-type="float" office:value="32.33" calcext:value-type="float">
            <text:p>32.33</text:p>
          </table:table-cell>
          <table:table-cell office:value-type="float" office:value="155.3" calcext:value-type="float">
            <text:p>155.3</text:p>
          </table:table-cell>
          <table:table-cell office:value-type="float" office:value="1660" calcext:value-type="float">
            <text:p>1660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383" calcext:value-type="float">
            <text:p>0.383</text:p>
          </table:table-cell>
          <table:table-cell office:value-type="float" office:value="0.489" calcext:value-type="float">
            <text:p>0.489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8712853" calcext:value-type="float">
            <text:p>8712853</text:p>
          </table:table-cell>
          <table:table-cell office:value-type="string" calcext:value-type="string">
            <text:p>B</text:p>
          </table:table-cell>
          <table:table-cell office:value-type="float" office:value="14.97" calcext:value-type="float">
            <text:p>14.97</text:p>
          </table:table-cell>
          <table:table-cell office:value-type="float" office:value="16.95" calcext:value-type="float">
            <text:p>16.95</text:p>
          </table:table-cell>
          <table:table-cell office:value-type="float" office:value="96.22" calcext:value-type="float">
            <text:p>96.22</text:p>
          </table:table-cell>
          <table:table-cell office:value-type="float" office:value="685.9" calcext:value-type="float">
            <text:p>685.9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7885" calcext:value-type="float">
            <text:p>0.07885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3781" calcext:value-type="float">
            <text:p>0.037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2713" calcext:value-type="float">
            <text:p>0.2713</text:p>
          </table:table-cell>
          <table:table-cell office:value-type="float" office:value="1.217" calcext:value-type="float">
            <text:p>1.217</text:p>
          </table:table-cell>
          <table:table-cell office:value-type="float" office:value="1.893" calcext:value-type="float">
            <text:p>1.893</text:p>
          </table:table-cell>
          <table:table-cell office:value-type="float" office:value="24.28" calcext:value-type="float">
            <text:p>24.28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7276" calcext:value-type="float">
            <text:p>0.007276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16.11" calcext:value-type="float">
            <text:p>16.11</text:p>
          </table:table-cell>
          <table:table-cell office:value-type="float" office:value="23" calcext:value-type="float">
            <text:p>23</text:p>
          </table:table-cell>
          <table:table-cell office:value-type="float" office:value="104.6" calcext:value-type="float">
            <text:p>104.6</text:p>
          </table:table-cell>
          <table:table-cell office:value-type="float" office:value="793.7" calcext:value-type="float">
            <text:p>793.7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6648" calcext:value-type="float">
            <text:p>0.06648</text:p>
          </table:table-cell>
          <table:table-cell office:value-type="float" office:value="0.08485" calcext:value-type="float">
            <text:p>0.08485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06428" calcext:value-type="float">
            <text:p>0.06428</text:p>
          </table:table-cell>
        </table:table-row>
        <table:table-row table:style-name="ro1">
          <table:table-cell office:value-type="float" office:value="87139402" calcext:value-type="float">
            <text:p>87139402</text:p>
          </table:table-cell>
          <table:table-cell office:value-type="string" calcext:value-type="string">
            <text:p>B</text:p>
          </table:table-cell>
          <table:table-cell office:value-type="float" office:value="12.32" calcext:value-type="float">
            <text:p>12.32</text:p>
          </table:table-cell>
          <table:table-cell office:value-type="float" office:value="12.39" calcext:value-type="float">
            <text:p>12.39</text:p>
          </table:table-cell>
          <table:table-cell office:value-type="float" office:value="78.85" calcext:value-type="float">
            <text:p>78.85</text:p>
          </table:table-cell>
          <table:table-cell office:value-type="float" office:value="464.1" calcext:value-type="float">
            <text:p>464.1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6981" calcext:value-type="float">
            <text:p>0.06981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37" calcext:value-type="float">
            <text:p>0.037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236" calcext:value-type="float">
            <text:p>0.236</text:p>
          </table:table-cell>
          <table:table-cell office:value-type="float" office:value="0.6656" calcext:value-type="float">
            <text:p>0.6656</text:p>
          </table:table-cell>
          <table:table-cell office:value-type="float" office:value="1.67" calcext:value-type="float">
            <text:p>1.67</text:p>
          </table:table-cell>
          <table:table-cell office:value-type="float" office:value="17.43" calcext:value-type="float">
            <text:p>17.43</text:p>
          </table:table-cell>
          <table:table-cell office:value-type="float" office:value="0.008045" calcext:value-type="float">
            <text:p>0.008045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13.5" calcext:value-type="float">
            <text:p>13.5</text:p>
          </table:table-cell>
          <table:table-cell office:value-type="float" office:value="15.64" calcext:value-type="float">
            <text:p>15.64</text:p>
          </table:table-cell>
          <table:table-cell office:value-type="float" office:value="86.97" calcext:value-type="float">
            <text:p>86.97</text:p>
          </table:table-cell>
          <table:table-cell office:value-type="float" office:value="549.1" calcext:value-type="float">
            <text:p>549.1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09391" calcext:value-type="float">
            <text:p>0.09391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06771" calcext:value-type="float">
            <text:p>0.06771</text:p>
          </table:table-cell>
        </table:table-row>
        <table:table-row table:style-name="ro1">
          <table:table-cell office:value-type="float" office:value="87163" calcext:value-type="float">
            <text:p>87163</text:p>
          </table:table-cell>
          <table:table-cell office:value-type="string" calcext:value-type="string">
            <text:p>M</text:p>
          </table:table-cell>
          <table:table-cell office:value-type="float" office:value="13.43" calcext:value-type="float">
            <text:p>13.43</text:p>
          </table:table-cell>
          <table:table-cell office:value-type="float" office:value="19.63" calcext:value-type="float">
            <text:p>19.63</text:p>
          </table:table-cell>
          <table:table-cell office:value-type="float" office:value="85.84" calcext:value-type="float">
            <text:p>85.84</text:p>
          </table:table-cell>
          <table:table-cell office:value-type="float" office:value="565.4" calcext:value-type="float">
            <text:p>565.4</text:p>
          </table:table-cell>
          <table:table-cell office:value-type="float" office:value="0.09048" calcext:value-type="float">
            <text:p>0.09048</text:p>
          </table:table-cell>
          <table:table-cell office:value-type="float" office:value="0.06288" calcext:value-type="float">
            <text:p>0.06288</text:p>
          </table:table-cell>
          <table:table-cell office:value-type="float" office:value="0.05858" calcext:value-type="float">
            <text:p>0.05858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5671" calcext:value-type="float">
            <text:p>0.05671</text:p>
          </table:table-cell>
          <table:table-cell office:value-type="float" office:value="0.4697" calcext:value-type="float">
            <text:p>0.4697</text:p>
          </table:table-cell>
          <table:table-cell office:value-type="float" office:value="1.147" calcext:value-type="float">
            <text:p>1.147</text:p>
          </table:table-cell>
          <table:table-cell office:value-type="float" office:value="3.142" calcext:value-type="float">
            <text:p>3.142</text:p>
          </table:table-cell>
          <table:table-cell office:value-type="float" office:value="43.4" calcext:value-type="float">
            <text:p>43.4</text:p>
          </table:table-cell>
          <table:table-cell office:value-type="float" office:value="0.006003" calcext:value-type="float">
            <text:p>0.006003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9443" calcext:value-type="float">
            <text:p>0.00944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17.98" calcext:value-type="float">
            <text:p>17.98</text:p>
          </table:table-cell>
          <table:table-cell office:value-type="float" office:value="29.87" calcext:value-type="float">
            <text:p>29.87</text:p>
          </table:table-cell>
          <table:table-cell office:value-type="float" office:value="116.6" calcext:value-type="float">
            <text:p>116.6</text:p>
          </table:table-cell>
          <table:table-cell office:value-type="float" office:value="993.6" calcext:value-type="float">
            <text:p>993.6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116" calcext:value-type="float">
            <text:p>0.116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07371" calcext:value-type="float">
            <text:p>0.07371</text:p>
          </table:table-cell>
        </table:table-row>
        <table:table-row table:style-name="ro1">
          <table:table-cell office:value-type="float" office:value="87164" calcext:value-type="float">
            <text:p>87164</text:p>
          </table:table-cell>
          <table:table-cell office:value-type="string" calcext:value-type="string">
            <text:p>M</text:p>
          </table:table-cell>
          <table:table-cell office:value-type="float" office:value="15.46" calcext:value-type="float">
            <text:p>15.46</text:p>
          </table:table-cell>
          <table:table-cell office:value-type="float" office:value="11.89" calcext:value-type="float">
            <text:p>11.89</text:p>
          </table:table-cell>
          <table:table-cell office:value-type="float" office:value="102.5" calcext:value-type="float">
            <text:p>102.5</text:p>
          </table:table-cell>
          <table:table-cell office:value-type="float" office:value="736.9" calcext:value-type="float">
            <text:p>736.9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07069" calcext:value-type="float">
            <text:p>0.07069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6583" calcext:value-type="float">
            <text:p>0.6583</text:p>
          </table:table-cell>
          <table:table-cell office:value-type="float" office:value="2.805" calcext:value-type="float">
            <text:p>2.805</text:p>
          </table:table-cell>
          <table:table-cell office:value-type="float" office:value="44.64" calcext:value-type="float">
            <text:p>44.64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18.79" calcext:value-type="float">
            <text:p>18.79</text:p>
          </table:table-cell>
          <table:table-cell office:value-type="float" office:value="17.04" calcext:value-type="float">
            <text:p>17.04</text:p>
          </table:table-cell>
          <table:table-cell office:value-type="float" office:value="125" calcext:value-type="float">
            <text:p>125</text:p>
          </table:table-cell>
          <table:table-cell office:value-type="float" office:value="1102" calcext:value-type="float">
            <text:p>1102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583" calcext:value-type="float">
            <text:p>0.583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871641" calcext:value-type="float">
            <text:p>871641</text:p>
          </table:table-cell>
          <table:table-cell office:value-type="string" calcext:value-type="string">
            <text:p>B</text:p>
          </table:table-cell>
          <table:table-cell office:value-type="float" office:value="11.08" calcext:value-type="float">
            <text:p>11.08</text:p>
          </table:table-cell>
          <table:table-cell office:value-type="float" office:value="14.71" calcext:value-type="float">
            <text:p>14.71</text:p>
          </table:table-cell>
          <table:table-cell office:value-type="float" office:value="70.21" calcext:value-type="float">
            <text:p>70.21</text:p>
          </table:table-cell>
          <table:table-cell office:value-type="float" office:value="372.7" calcext:value-type="float">
            <text:p>372.7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5743" calcext:value-type="float">
            <text:p>0.05743</text:p>
          </table:table-cell>
          <table:table-cell office:value-type="float" office:value="0.02363" calcext:value-type="float">
            <text:p>0.02363</text:p>
          </table:table-cell>
          <table:table-cell office:value-type="float" office:value="0.02583" calcext:value-type="float">
            <text:p>0.0258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2073" calcext:value-type="float">
            <text:p>0.2073</text:p>
          </table:table-cell>
          <table:table-cell office:value-type="float" office:value="1.805" calcext:value-type="float">
            <text:p>1.805</text:p>
          </table:table-cell>
          <table:table-cell office:value-type="float" office:value="1.377" calcext:value-type="float">
            <text:p>1.377</text:p>
          </table:table-cell>
          <table:table-cell office:value-type="float" office:value="19.08" calcext:value-type="float">
            <text:p>19.08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2121" calcext:value-type="float">
            <text:p>0.02121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11.35" calcext:value-type="float">
            <text:p>11.35</text:p>
          </table:table-cell>
          <table:table-cell office:value-type="float" office:value="16.82" calcext:value-type="float">
            <text:p>16.82</text:p>
          </table:table-cell>
          <table:table-cell office:value-type="float" office:value="72.01" calcext:value-type="float">
            <text:p>72.01</text:p>
          </table:table-cell>
          <table:table-cell office:value-type="float" office:value="396.5" calcext:value-type="float">
            <text:p>396.5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3938" calcext:value-type="float">
            <text:p>0.03938</text:p>
          </table:table-cell>
          <table:table-cell office:value-type="float" office:value="0.04306" calcext:value-type="float">
            <text:p>0.04306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7313" calcext:value-type="float">
            <text:p>0.07313</text:p>
          </table:table-cell>
        </table:table-row>
        <table:table-row table:style-name="ro1">
          <table:table-cell office:value-type="float" office:value="871642" calcext:value-type="float">
            <text:p>871642</text:p>
          </table:table-cell>
          <table:table-cell office:value-type="string" calcext:value-type="string">
            <text:p>B</text:p>
          </table:table-cell>
          <table:table-cell office:value-type="float" office:value="10.66" calcext:value-type="float">
            <text:p>10.66</text:p>
          </table:table-cell>
          <table:table-cell office:value-type="float" office:value="15.15" calcext:value-type="float">
            <text:p>15.15</text:p>
          </table:table-cell>
          <table:table-cell office:value-type="float" office:value="67.49" calcext:value-type="float">
            <text:p>67.49</text:p>
          </table:table-cell>
          <table:table-cell office:value-type="float" office:value="349.6" calcext:value-type="float">
            <text:p>349.6</text:p>
          </table:table-cell>
          <table:table-cell office:value-type="float" office:value="0.08792" calcext:value-type="float">
            <text:p>0.08792</text:p>
          </table:table-cell>
          <table:table-cell office:value-type="float" office:value="0.04302" calcext:value-type="float">
            <text:p>0.0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05975" calcext:value-type="float">
            <text:p>0.05975</text:p>
          </table:table-cell>
          <table:table-cell office:value-type="float" office:value="0.3309" calcext:value-type="float">
            <text:p>0.3309</text:p>
          </table:table-cell>
          <table:table-cell office:value-type="float" office:value="1.925" calcext:value-type="float">
            <text:p>1.925</text:p>
          </table:table-cell>
          <table:table-cell office:value-type="float" office:value="2.155" calcext:value-type="float">
            <text:p>2.155</text:p>
          </table:table-cell>
          <table:table-cell office:value-type="float" office:value="21.98" calcext:value-type="float">
            <text:p>21.98</text:p>
          </table:table-cell>
          <table:table-cell office:value-type="float" office:value="0.008713" calcext:value-type="float">
            <text:p>0.008713</text:p>
          </table:table-cell>
          <table:table-cell office:value-type="float" office:value="0.01017" calcext:value-type="float">
            <text:p>0.0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11.54" calcext:value-type="float">
            <text:p>11.54</text:p>
          </table:table-cell>
          <table:table-cell office:value-type="float" office:value="19.2" calcext:value-type="float">
            <text:p>19.2</text:p>
          </table:table-cell>
          <table:table-cell office:value-type="float" office:value="73.2" calcext:value-type="float">
            <text:p>73.2</text:p>
          </table:table-cell>
          <table:table-cell office:value-type="float" office:value="408.3" calcext:value-type="float">
            <text:p>408.3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06791" calcext:value-type="float">
            <text:p>0.06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6164" calcext:value-type="float">
            <text:p>0.06164</text:p>
          </table:table-cell>
        </table:table-row>
        <table:table-row table:style-name="ro1">
          <table:table-cell office:value-type="float" office:value="872113" calcext:value-type="float">
            <text:p>872113</text:p>
          </table:table-cell>
          <table:table-cell office:value-type="string" calcext:value-type="string">
            <text:p>B</text:p>
          </table:table-cell>
          <table:table-cell office:value-type="float" office:value="8.671" calcext:value-type="float">
            <text:p>8.671</text:p>
          </table:table-cell>
          <table:table-cell office:value-type="float" office:value="14.45" calcext:value-type="float">
            <text:p>14.45</text:p>
          </table:table-cell>
          <table:table-cell office:value-type="float" office:value="54.42" calcext:value-type="float">
            <text:p>54.42</text:p>
          </table:table-cell>
          <table:table-cell office:value-type="float" office:value="227.2" calcext:value-type="float">
            <text:p>227.2</text:p>
          </table:table-cell>
          <table:table-cell office:value-type="float" office:value="0.09138" calcext:value-type="float">
            <text:p>0.09138</text:p>
          </table:table-cell>
          <table:table-cell office:value-type="float" office:value="0.04276" calcext:value-type="float">
            <text:p>0.04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7873" calcext:value-type="float">
            <text:p>0.7873</text:p>
          </table:table-cell>
          <table:table-cell office:value-type="float" office:value="1.435" calcext:value-type="float">
            <text:p>1.435</text:p>
          </table:table-cell>
          <table:table-cell office:value-type="float" office:value="11.36" calcext:value-type="float">
            <text:p>11.36</text:p>
          </table:table-cell>
          <table:table-cell office:value-type="float" office:value="0.009172" calcext:value-type="float">
            <text:p>0.009172</text:p>
          </table:table-cell>
          <table:table-cell office:value-type="float" office:value="0.008007" calcext:value-type="float">
            <text:p>0.00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9.262" calcext:value-type="float">
            <text:p>9.262</text:p>
          </table:table-cell>
          <table:table-cell office:value-type="float" office:value="17.04" calcext:value-type="float">
            <text:p>17.04</text:p>
          </table:table-cell>
          <table:table-cell office:value-type="float" office:value="58.36" calcext:value-type="float">
            <text:p>58.36</text:p>
          </table:table-cell>
          <table:table-cell office:value-type="float" office:value="259.2" calcext:value-type="float">
            <text:p>259.2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07057" calcext:value-type="float">
            <text:p>0.07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07848" calcext:value-type="float">
            <text:p>0.07848</text:p>
          </table:table-cell>
        </table:table-row>
        <table:table-row table:style-name="ro1">
          <table:table-cell office:value-type="float" office:value="872608" calcext:value-type="float">
            <text:p>872608</text:p>
          </table:table-cell>
          <table:table-cell office:value-type="string" calcext:value-type="string">
            <text:p>B</text:p>
          </table:table-cell>
          <table:table-cell office:value-type="float" office:value="9.904" calcext:value-type="float">
            <text:p>9.904</text:p>
          </table:table-cell>
          <table:table-cell office:value-type="float" office:value="18.06" calcext:value-type="float">
            <text:p>18.06</text:p>
          </table:table-cell>
          <table:table-cell office:value-type="float" office:value="64.6" calcext:value-type="float">
            <text:p>64.6</text:p>
          </table:table-cell>
          <table:table-cell office:value-type="float" office:value="302.4" calcext:value-type="float">
            <text:p>302.4</text:p>
          </table:table-cell>
          <table:table-cell office:value-type="float" office:value="0.09699" calcext:value-type="float">
            <text:p>0.09699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3716" calcext:value-type="float">
            <text:p>0.03716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08116" calcext:value-type="float">
            <text:p>0.08116</text:p>
          </table:table-cell>
          <table:table-cell office:value-type="float" office:value="0.4311" calcext:value-type="float">
            <text:p>0.4311</text:p>
          </table:table-cell>
          <table:table-cell office:value-type="float" office:value="2.261" calcext:value-type="float">
            <text:p>2.261</text:p>
          </table:table-cell>
          <table:table-cell office:value-type="float" office:value="3.132" calcext:value-type="float">
            <text:p>3.132</text:p>
          </table:table-cell>
          <table:table-cell office:value-type="float" office:value="27.48" calcext:value-type="float">
            <text:p>27.48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8808" calcext:value-type="float">
            <text:p>0.08808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11.26" calcext:value-type="float">
            <text:p>11.26</text:p>
          </table:table-cell>
          <table:table-cell office:value-type="float" office:value="24.39" calcext:value-type="float">
            <text:p>24.39</text:p>
          </table:table-cell>
          <table:table-cell office:value-type="float" office:value="73.07" calcext:value-type="float">
            <text:p>73.07</text:p>
          </table:table-cell>
          <table:table-cell office:value-type="float" office:value="390.2" calcext:value-type="float">
            <text:p>390.2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295" calcext:value-type="float">
            <text:p>0.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 office:value-type="float" office:value="87281702" calcext:value-type="float">
            <text:p>87281702</text:p>
          </table:table-cell>
          <table:table-cell office:value-type="string" calcext:value-type="string">
            <text:p>M</text:p>
          </table:table-cell>
          <table:table-cell office:value-type="float" office:value="16.46" calcext:value-type="float">
            <text:p>16.46</text:p>
          </table:table-cell>
          <table:table-cell office:value-type="float" office:value="20.11" calcext:value-type="float">
            <text:p>20.11</text:p>
          </table:table-cell>
          <table:table-cell office:value-type="float" office:value="109.3" calcext:value-type="float">
            <text:p>109.3</text:p>
          </table:table-cell>
          <table:table-cell office:value-type="float" office:value="832.9" calcext:value-type="float">
            <text:p>832.9</text:p>
          </table:table-cell>
          <table:table-cell office:value-type="float" office:value="0.09831" calcext:value-type="float">
            <text:p>0.09831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08866" calcext:value-type="float">
            <text:p>0.08866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06323" calcext:value-type="float">
            <text:p>0.06323</text:p>
          </table:table-cell>
          <table:table-cell office:value-type="float" office:value="0.3037" calcext:value-type="float">
            <text:p>0.3037</text:p>
          </table:table-cell>
          <table:table-cell office:value-type="float" office:value="1.284" calcext:value-type="float">
            <text:p>1.284</text:p>
          </table:table-cell>
          <table:table-cell office:value-type="float" office:value="2.482" calcext:value-type="float">
            <text:p>2.482</text:p>
          </table:table-cell>
          <table:table-cell office:value-type="float" office:value="31.59" calcext:value-type="float">
            <text:p>31.59</text:p>
          </table:table-cell>
          <table:table-cell office:value-type="float" office:value="0.006627" calcext:value-type="float">
            <text:p>0.006627</text:p>
          </table:table-cell>
          <table:table-cell office:value-type="float" office:value="0.04094" calcext:value-type="float">
            <text:p>0.04094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01813" calcext:value-type="float">
            <text:p>0.01813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04584" calcext:value-type="float">
            <text:p>0.004584</text:p>
          </table:table-cell>
          <table:table-cell office:value-type="float" office:value="17.79" calcext:value-type="float">
            <text:p>17.79</text:p>
          </table:table-cell>
          <table:table-cell office:value-type="float" office:value="28.45" calcext:value-type="float">
            <text:p>28.45</text:p>
          </table:table-cell>
          <table:table-cell office:value-type="float" office:value="123.5" calcext:value-type="float">
            <text:p>123.5</text:p>
          </table:table-cell>
          <table:table-cell office:value-type="float" office:value="981.2" calcext:value-type="float">
            <text:p>981.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09519" calcext:value-type="float">
            <text:p>0.09519</text:p>
          </table:table-cell>
        </table:table-row>
        <table:table-row table:style-name="ro1">
          <table:table-cell office:value-type="float" office:value="873357" calcext:value-type="float">
            <text:p>873357</text:p>
          </table:table-cell>
          <table:table-cell office:value-type="string" calcext:value-type="string">
            <text:p>B</text:p>
          </table:table-cell>
          <table:table-cell office:value-type="float" office:value="13.01" calcext:value-type="float">
            <text:p>13.01</text:p>
          </table:table-cell>
          <table:table-cell office:value-type="float" office:value="22.22" calcext:value-type="float">
            <text:p>22.22</text:p>
          </table:table-cell>
          <table:table-cell office:value-type="float" office:value="82.01" calcext:value-type="float">
            <text:p>82.01</text:p>
          </table:table-cell>
          <table:table-cell office:value-type="float" office:value="526.4" calcext:value-type="float">
            <text:p>526.4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1731" calcext:value-type="float">
            <text:p>0.1731</text:p>
          </table:table-cell>
          <table:table-cell office:value-type="float" office:value="1.142" calcext:value-type="float">
            <text:p>1.142</text:p>
          </table:table-cell>
          <table:table-cell office:value-type="float" office:value="1.101" calcext:value-type="float">
            <text:p>1.101</text:p>
          </table:table-cell>
          <table:table-cell office:value-type="float" office:value="14.34" calcext:value-type="float">
            <text:p>14.34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2252" calcext:value-type="float">
            <text:p>0.002252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09683" calcext:value-type="float">
            <text:p>0.0009683</text:p>
          </table:table-cell>
          <table:table-cell office:value-type="float" office:value="14" calcext:value-type="float">
            <text:p>14</text:p>
          </table:table-cell>
          <table:table-cell office:value-type="float" office:value="29.02" calcext:value-type="float">
            <text:p>29.02</text:p>
          </table:table-cell>
          <table:table-cell office:value-type="float" office:value="88.18" calcext:value-type="float">
            <text:p>88.18</text:p>
          </table:table-cell>
          <table:table-cell office:value-type="float" office:value="608.8" calcext:value-type="float">
            <text:p>608.8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007977" calcext:value-type="float">
            <text:p>0.007977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05843" calcext:value-type="float">
            <text:p>0.05843</text:p>
          </table:table-cell>
        </table:table-row>
        <table:table-row table:style-name="ro1">
          <table:table-cell office:value-type="float" office:value="873586" calcext:value-type="float">
            <text:p>873586</text:p>
          </table:table-cell>
          <table:table-cell office:value-type="string" calcext:value-type="string">
            <text:p>B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6" calcext:value-type="float">
            <text:p>13.06</text:p>
          </table:table-cell>
          <table:table-cell office:value-type="float" office:value="81.29" calcext:value-type="float">
            <text:p>81.29</text:p>
          </table:table-cell>
          <table:table-cell office:value-type="float" office:value="508.8" calcext:value-type="float">
            <text:p>508.8</text:p>
          </table:table-cell>
          <table:table-cell office:value-type="float" office:value="0.08739" calcext:value-type="float">
            <text:p>0.08739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.009193" calcext:value-type="float">
            <text:p>0.00919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06133" calcext:value-type="float">
            <text:p>0.06133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9899" calcext:value-type="float">
            <text:p>0.9899</text:p>
          </table:table-cell>
          <table:table-cell office:value-type="float" office:value="1.778" calcext:value-type="float">
            <text:p>1.778</text:p>
          </table:table-cell>
          <table:table-cell office:value-type="float" office:value="21.79" calcext:value-type="float">
            <text:p>21.79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6364" calcext:value-type="float">
            <text:p>0.006364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13.63" calcext:value-type="float">
            <text:p>13.63</text:p>
          </table:table-cell>
          <table:table-cell office:value-type="float" office:value="16.15" calcext:value-type="float">
            <text:p>16.15</text:p>
          </table:table-cell>
          <table:table-cell office:value-type="float" office:value="86.7" calcext:value-type="float">
            <text:p>86.7</text:p>
          </table:table-cell>
          <table:table-cell office:value-type="float" office:value="570.7" calcext:value-type="float">
            <text:p>570.7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07319" calcext:value-type="float">
            <text:p>0.07319</text:p>
          </table:table-cell>
        </table:table-row>
        <table:table-row table:style-name="ro1">
          <table:table-cell office:value-type="float" office:value="873592" calcext:value-type="float">
            <text:p>873592</text:p>
          </table:table-cell>
          <table:table-cell office:value-type="string" calcext:value-type="string">
            <text:p>M</text:p>
          </table:table-cell>
          <table:table-cell office:value-type="float" office:value="27.22" calcext:value-type="float">
            <text:p>27.22</text:p>
          </table:table-cell>
          <table:table-cell office:value-type="float" office:value="21.87" calcext:value-type="float">
            <text:p>21.87</text:p>
          </table:table-cell>
          <table:table-cell office:value-type="float" office:value="182.1" calcext:value-type="float">
            <text:p>182.1</text:p>
          </table:table-cell>
          <table:table-cell office:value-type="float" office:value="2250" calcext:value-type="float">
            <text:p>2250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18" calcext:value-type="float">
            <text:p>0.18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8361" calcext:value-type="float">
            <text:p>0.8361</text:p>
          </table:table-cell>
          <table:table-cell office:value-type="float" office:value="1.481" calcext:value-type="float">
            <text:p>1.481</text:p>
          </table:table-cell>
          <table:table-cell office:value-type="float" office:value="5.82" calcext:value-type="float">
            <text:p>5.82</text:p>
          </table:table-cell>
          <table:table-cell office:value-type="float" office:value="128.7" calcext:value-type="float">
            <text:p>128.7</text:p>
          </table:table-cell>
          <table:table-cell office:value-type="float" office:value="0.004631" calcext:value-type="float">
            <text:p>0.004631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03109" calcext:value-type="float">
            <text:p>0.03109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33.12" calcext:value-type="float">
            <text:p>33.12</text:p>
          </table:table-cell>
          <table:table-cell office:value-type="float" office:value="32.85" calcext:value-type="float">
            <text:p>32.85</text:p>
          </table:table-cell>
          <table:table-cell office:value-type="float" office:value="220.8" calcext:value-type="float">
            <text:p>220.8</text:p>
          </table:table-cell>
          <table:table-cell office:value-type="float" office:value="3216" calcext:value-type="float">
            <text:p>3216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534" calcext:value-type="float">
            <text:p>0.534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08082" calcext:value-type="float">
            <text:p>0.08082</text:p>
          </table:table-cell>
        </table:table-row>
        <table:table-row table:style-name="ro1">
          <table:table-cell office:value-type="float" office:value="873593" calcext:value-type="float">
            <text:p>873593</text:p>
          </table:table-cell>
          <table:table-cell office:value-type="string" calcext:value-type="string">
            <text:p>M</text:p>
          </table:table-cell>
          <table:table-cell office:value-type="float" office:value="21.09" calcext:value-type="float">
            <text:p>21.09</text:p>
          </table:table-cell>
          <table:table-cell office:value-type="float" office:value="26.57" calcext:value-type="float">
            <text:p>26.57</text:p>
          </table:table-cell>
          <table:table-cell office:value-type="float" office:value="142.7" calcext:value-type="float">
            <text:p>142.7</text:p>
          </table:table-cell>
          <table:table-cell office:value-type="float" office:value="1311" calcext:value-type="float">
            <text:p>1311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07398" calcext:value-type="float">
            <text:p>0.07398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7629" calcext:value-type="float">
            <text:p>0.7629</text:p>
          </table:table-cell>
          <table:table-cell office:value-type="float" office:value="4.414" calcext:value-type="float">
            <text:p>4.414</text:p>
          </table:table-cell>
          <table:table-cell office:value-type="float" office:value="81.46" calcext:value-type="float">
            <text:p>81.46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4759" calcext:value-type="float">
            <text:p>0.04759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6.68" calcext:value-type="float">
            <text:p>26.68</text:p>
          </table:table-cell>
          <table:table-cell office:value-type="float" office:value="33.48" calcext:value-type="float">
            <text:p>33.48</text:p>
          </table:table-cell>
          <table:table-cell office:value-type="float" office:value="176.5" calcext:value-type="float">
            <text:p>176.5</text:p>
          </table:table-cell>
          <table:table-cell office:value-type="float" office:value="2089" calcext:value-type="float">
            <text:p>2089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678" calcext:value-type="float">
            <text:p>0.678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1284" calcext:value-type="float">
            <text:p>0.1284</text:p>
          </table:table-cell>
        </table:table-row>
        <table:table-row table:style-name="ro1">
          <table:table-cell office:value-type="float" office:value="873701" calcext:value-type="float">
            <text:p>873701</text:p>
          </table:table-cell>
          <table:table-cell office:value-type="string" calcext:value-type="string">
            <text:p>M</text:p>
          </table:table-cell>
          <table:table-cell office:value-type="float" office:value="15.7" calcext:value-type="float">
            <text:p>15.7</text:p>
          </table:table-cell>
          <table:table-cell office:value-type="float" office:value="20.31" calcext:value-type="float">
            <text:p>20.31</text:p>
          </table:table-cell>
          <table:table-cell office:value-type="float" office:value="101.2" calcext:value-type="float">
            <text:p>101.2</text:p>
          </table:table-cell>
          <table:table-cell office:value-type="float" office:value="766.6" calcext:value-type="float">
            <text:p>766.6</text:p>
          </table:table-cell>
          <table:table-cell office:value-type="float" office:value="0.09597" calcext:value-type="float">
            <text:p>0.09597</text:p>
          </table:table-cell>
          <table:table-cell office:value-type="float" office:value="0.08799" calcext:value-type="float">
            <text:p>0.08799</text:p>
          </table:table-cell>
          <table:table-cell office:value-type="float" office:value="0.06593" calcext:value-type="float">
            <text:p>0.06593</text:p>
          </table:table-cell>
          <table:table-cell office:value-type="float" office:value="0.05189" calcext:value-type="float">
            <text:p>0.05189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05549" calcext:value-type="float">
            <text:p>0.05549</text:p>
          </table:table-cell>
          <table:table-cell office:value-type="float" office:value="0.3699" calcext:value-type="float">
            <text:p>0.3699</text:p>
          </table:table-cell>
          <table:table-cell office:value-type="float" office:value="1.15" calcext:value-type="float">
            <text:p>1.15</text:p>
          </table:table-cell>
          <table:table-cell office:value-type="float" office:value="2.406" calcext:value-type="float">
            <text:p>2.406</text:p>
          </table:table-cell>
          <table:table-cell office:value-type="float" office:value="40.98" calcext:value-type="float">
            <text:p>40.98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09767" calcext:value-type="float">
            <text:p>0.009767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20.11" calcext:value-type="float">
            <text:p>20.11</text:p>
          </table:table-cell>
          <table:table-cell office:value-type="float" office:value="32.82" calcext:value-type="float">
            <text:p>32.82</text:p>
          </table:table-cell>
          <table:table-cell office:value-type="float" office:value="129.3" calcext:value-type="float">
            <text:p>129.3</text:p>
          </table:table-cell>
          <table:table-cell office:value-type="float" office:value="1269" calcext:value-type="float">
            <text:p>1269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3547" calcext:value-type="float">
            <text:p>0.3547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08631" calcext:value-type="float">
            <text:p>0.08631</text:p>
          </table:table-cell>
        </table:table-row>
        <table:table-row table:style-name="ro1">
          <table:table-cell office:value-type="float" office:value="873843" calcext:value-type="float">
            <text:p>873843</text:p>
          </table:table-cell>
          <table:table-cell office:value-type="string" calcext:value-type="string">
            <text:p>B</text:p>
          </table:table-cell>
          <table:table-cell office:value-type="float" office:value="11.41" calcext:value-type="float">
            <text:p>11.41</text:p>
          </table:table-cell>
          <table:table-cell office:value-type="float" office:value="14.92" calcext:value-type="float">
            <text:p>14.92</text:p>
          </table:table-cell>
          <table:table-cell office:value-type="float" office:value="73.53" calcext:value-type="float">
            <text:p>73.53</text:p>
          </table:table-cell>
          <table:table-cell office:value-type="float" office:value="402" calcext:value-type="float">
            <text:p>402</text:p>
          </table:table-cell>
          <table:table-cell office:value-type="float" office:value="0.09059" calcext:value-type="float">
            <text:p>0.09059</text:p>
          </table:table-cell>
          <table:table-cell office:value-type="float" office:value="0.08155" calcext:value-type="float">
            <text:p>0.08155</text:p>
          </table:table-cell>
          <table:table-cell office:value-type="float" office:value="0.06181" calcext:value-type="float">
            <text:p>0.06181</text:p>
          </table:table-cell>
          <table:table-cell office:value-type="float" office:value="0.02361" calcext:value-type="float">
            <text:p>0.0236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3344" calcext:value-type="float">
            <text:p>0.3344</text:p>
          </table:table-cell>
          <table:table-cell office:value-type="float" office:value="1.108" calcext:value-type="float">
            <text:p>1.108</text:p>
          </table:table-cell>
          <table:table-cell office:value-type="float" office:value="1.902" calcext:value-type="float">
            <text:p>1.902</text:p>
          </table:table-cell>
          <table:table-cell office:value-type="float" office:value="22.77" calcext:value-type="float">
            <text:p>22.77</text:p>
          </table:table-cell>
          <table:table-cell office:value-type="float" office:value="0.007356" calcext:value-type="float">
            <text:p>0.007356</text:p>
          </table:table-cell>
          <table:table-cell office:value-type="float" office:value="0.03728" calcext:value-type="float">
            <text:p>0.03728</text:p>
          </table:table-cell>
          <table:table-cell office:value-type="float" office:value="0.05915" calcext:value-type="float">
            <text:p>0.05915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12.37" calcext:value-type="float">
            <text:p>12.37</text:p>
          </table:table-cell>
          <table:table-cell office:value-type="float" office:value="17.7" calcext:value-type="float">
            <text:p>17.7</text:p>
          </table:table-cell>
          <table:table-cell office:value-type="float" office:value="79.12" calcext:value-type="float">
            <text:p>79.12</text:p>
          </table:table-cell>
          <table:table-cell office:value-type="float" office:value="467.2" calcext:value-type="float">
            <text:p>467.2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7427" calcext:value-type="float">
            <text:p>0.07427</text:p>
          </table:table-cell>
        </table:table-row>
        <table:table-row table:style-name="ro1">
          <table:table-cell office:value-type="float" office:value="873885" calcext:value-type="float">
            <text:p>873885</text:p>
          </table:table-cell>
          <table:table-cell office:value-type="string" calcext:value-type="string">
            <text:p>M</text:p>
          </table:table-cell>
          <table:table-cell office:value-type="float" office:value="15.28" calcext:value-type="float">
            <text:p>15.28</text:p>
          </table:table-cell>
          <table:table-cell office:value-type="float" office:value="22.41" calcext:value-type="float">
            <text:p>22.41</text:p>
          </table:table-cell>
          <table:table-cell office:value-type="float" office:value="98.92" calcext:value-type="float">
            <text:p>98.92</text:p>
          </table:table-cell>
          <table:table-cell office:value-type="float" office:value="710.6" calcext:value-type="float">
            <text:p>710.6</text:p>
          </table:table-cell>
          <table:table-cell office:value-type="float" office:value="0.09057" calcext:value-type="float">
            <text:p>0.09057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05375" calcext:value-type="float">
            <text:p>0.05375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06317" calcext:value-type="float">
            <text:p>0.06317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4956" calcext:value-type="float">
            <text:p>0.4956</text:p>
          </table:table-cell>
          <table:table-cell office:value-type="float" office:value="1.344" calcext:value-type="float">
            <text:p>1.344</text:p>
          </table:table-cell>
          <table:table-cell office:value-type="float" office:value="19.53" calcext:value-type="float">
            <text:p>19.53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17.8" calcext:value-type="float">
            <text:p>17.8</text:p>
          </table:table-cell>
          <table:table-cell office:value-type="float" office:value="28.03" calcext:value-type="float">
            <text:p>28.03</text:p>
          </table:table-cell>
          <table:table-cell office:value-type="float" office:value="113.8" calcext:value-type="float">
            <text:p>113.8</text:p>
          </table:table-cell>
          <table:table-cell office:value-type="float" office:value="973.1" calcext:value-type="float">
            <text:p>973.1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63" calcext:value-type="float">
            <text:p>0.363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9772" calcext:value-type="float">
            <text:p>0.09772</text:p>
          </table:table-cell>
        </table:table-row>
        <table:table-row table:style-name="ro1">
          <table:table-cell office:value-type="float" office:value="874158" calcext:value-type="float">
            <text:p>874158</text:p>
          </table:table-cell>
          <table:table-cell office:value-type="string" calcext:value-type="string">
            <text:p>B</text:p>
          </table:table-cell>
          <table:table-cell office:value-type="float" office:value="10.08" calcext:value-type="float">
            <text:p>10.08</text:p>
          </table:table-cell>
          <table:table-cell office:value-type="float" office:value="15.11" calcext:value-type="float">
            <text:p>15.11</text:p>
          </table:table-cell>
          <table:table-cell office:value-type="float" office:value="63.76" calcext:value-type="float">
            <text:p>63.76</text:p>
          </table:table-cell>
          <table:table-cell office:value-type="float" office:value="317.5" calcext:value-type="float">
            <text:p>317.5</text:p>
          </table:table-cell>
          <table:table-cell office:value-type="float" office:value="0.09267" calcext:value-type="float">
            <text:p>0.09267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4245" calcext:value-type="float">
            <text:p>0.4245</text:p>
          </table:table-cell>
          <table:table-cell office:value-type="float" office:value="1.268" calcext:value-type="float">
            <text:p>1.268</text:p>
          </table:table-cell>
          <table:table-cell office:value-type="float" office:value="2.68" calcext:value-type="float">
            <text:p>2.68</text:p>
          </table:table-cell>
          <table:table-cell office:value-type="float" office:value="26.43" calcext:value-type="float">
            <text:p>26.43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11.87" calcext:value-type="float">
            <text:p>11.87</text:p>
          </table:table-cell>
          <table:table-cell office:value-type="float" office:value="21.18" calcext:value-type="float">
            <text:p>21.18</text:p>
          </table:table-cell>
          <table:table-cell office:value-type="float" office:value="75.39" calcext:value-type="float">
            <text:p>75.39</text:p>
          </table:table-cell>
          <table:table-cell office:value-type="float" office:value="437" calcext:value-type="float">
            <text:p>437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07697" calcext:value-type="float">
            <text:p>0.07697</text:p>
          </table:table-cell>
        </table:table-row>
        <table:table-row table:style-name="ro1">
          <table:table-cell office:value-type="float" office:value="874217" calcext:value-type="float">
            <text:p>874217</text:p>
          </table:table-cell>
          <table:table-cell office:value-type="string" calcext:value-type="string">
            <text:p>M</text:p>
          </table:table-cell>
          <table:table-cell office:value-type="float" office:value="18.31" calcext:value-type="float">
            <text:p>18.31</text:p>
          </table:table-cell>
          <table:table-cell office:value-type="float" office:value="18.58" calcext:value-type="float">
            <text:p>18.58</text:p>
          </table:table-cell>
          <table:table-cell office:value-type="float" office:value="118.6" calcext:value-type="float">
            <text:p>118.6</text:p>
          </table:table-cell>
          <table:table-cell office:value-type="float" office:value="1041" calcext:value-type="float">
            <text:p>1041</text:p>
          </table:table-cell>
          <table:table-cell office:value-type="float" office:value="0.08588" calcext:value-type="float">
            <text:p>0.08588</text:p>
          </table:table-cell>
          <table:table-cell office:value-type="float" office:value="0.08468" calcext:value-type="float">
            <text:p>0.08468</text:p>
          </table:table-cell>
          <table:table-cell office:value-type="float" office:value="0.08169" calcext:value-type="float">
            <text:p>0.08169</text:p>
          </table:table-cell>
          <table:table-cell office:value-type="float" office:value="0.05814" calcext:value-type="float">
            <text:p>0.05814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05425" calcext:value-type="float">
            <text:p>0.05425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4757" calcext:value-type="float">
            <text:p>0.4757</text:p>
          </table:table-cell>
          <table:table-cell office:value-type="float" office:value="1.817" calcext:value-type="float">
            <text:p>1.817</text:p>
          </table:table-cell>
          <table:table-cell office:value-type="float" office:value="28.92" calcext:value-type="float">
            <text:p>28.92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06719" calcext:value-type="float">
            <text:p>0.006719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21.31" calcext:value-type="float">
            <text:p>21.31</text:p>
          </table:table-cell>
          <table:table-cell office:value-type="float" office:value="26.36" calcext:value-type="float">
            <text:p>26.36</text:p>
          </table:table-cell>
          <table:table-cell office:value-type="float" office:value="139.2" calcext:value-type="float">
            <text:p>139.2</text:p>
          </table:table-cell>
          <table:table-cell office:value-type="float" office:value="1410" calcext:value-type="float">
            <text:p>1410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6938" calcext:value-type="float">
            <text:p>0.06938</text:p>
          </table:table-cell>
        </table:table-row>
        <table:table-row table:style-name="ro1">
          <table:table-cell office:value-type="float" office:value="874373" calcext:value-type="float">
            <text:p>874373</text:p>
          </table:table-cell>
          <table:table-cell office:value-type="string" calcext:value-type="string">
            <text:p>B</text:p>
          </table:table-cell>
          <table:table-cell office:value-type="float" office:value="11.71" calcext:value-type="float">
            <text:p>11.71</text:p>
          </table:table-cell>
          <table:table-cell office:value-type="float" office:value="17.19" calcext:value-type="float">
            <text:p>17.19</text:p>
          </table:table-cell>
          <table:table-cell office:value-type="float" office:value="74.68" calcext:value-type="float">
            <text:p>74.68</text:p>
          </table:table-cell>
          <table:table-cell office:value-type="float" office:value="420.3" calcext:value-type="float">
            <text:p>420.3</text:p>
          </table:table-cell>
          <table:table-cell office:value-type="float" office:value="0.09774" calcext:value-type="float">
            <text:p>0.09774</text:p>
          </table:table-cell>
          <table:table-cell office:value-type="float" office:value="0.06141" calcext:value-type="float">
            <text:p>0.06141</text:p>
          </table:table-cell>
          <table:table-cell office:value-type="float" office:value="0.03809" calcext:value-type="float">
            <text:p>0.03809</text:p>
          </table:table-cell>
          <table:table-cell office:value-type="float" office:value="0.03239" calcext:value-type="float">
            <text:p>0.03239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06095" calcext:value-type="float">
            <text:p>0.06095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7655" calcext:value-type="float">
            <text:p>0.7655</text:p>
          </table:table-cell>
          <table:table-cell office:value-type="float" office:value="1.742" calcext:value-type="float">
            <text:p>1.742</text:p>
          </table:table-cell>
          <table:table-cell office:value-type="float" office:value="17.86" calcext:value-type="float">
            <text:p>17.86</text:p>
          </table:table-cell>
          <table:table-cell office:value-type="float" office:value="0.006905" calcext:value-type="float">
            <text:p>0.006905</text:p>
          </table:table-cell>
          <table:table-cell office:value-type="float" office:value="0.008704" calcext:value-type="float">
            <text:p>0.008704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01671" calcext:value-type="float">
            <text:p>0.001671</text:p>
          </table:table-cell>
          <table:table-cell office:value-type="float" office:value="13.01" calcext:value-type="float">
            <text:p>13.01</text:p>
          </table:table-cell>
          <table:table-cell office:value-type="float" office:value="21.39" calcext:value-type="float">
            <text:p>21.39</text:p>
          </table:table-cell>
          <table:table-cell office:value-type="float" office:value="84.42" calcext:value-type="float">
            <text:p>84.42</text:p>
          </table:table-cell>
          <table:table-cell office:value-type="float" office:value="521.5" calcext:value-type="float">
            <text:p>521.5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07097" calcext:value-type="float">
            <text:p>0.07097</text:p>
          </table:table-cell>
        </table:table-row>
        <table:table-row table:style-name="ro1">
          <table:table-cell office:value-type="float" office:value="874662" calcext:value-type="float">
            <text:p>874662</text:p>
          </table:table-cell>
          <table:table-cell office:value-type="string" calcext:value-type="string">
            <text:p>B</text:p>
          </table:table-cell>
          <table:table-cell office:value-type="float" office:value="11.81" calcext:value-type="float">
            <text:p>11.81</text:p>
          </table:table-cell>
          <table:table-cell office:value-type="float" office:value="17.39" calcext:value-type="float">
            <text:p>17.39</text:p>
          </table:table-cell>
          <table:table-cell office:value-type="float" office:value="75.27" calcext:value-type="float">
            <text:p>75.27</text:p>
          </table:table-cell>
          <table:table-cell office:value-type="float" office:value="428.9" calcext:value-type="float">
            <text:p>428.9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5562" calcext:value-type="float">
            <text:p>0.05562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1859" calcext:value-type="float">
            <text:p>0.1859</text:p>
          </table:table-cell>
          <table:table-cell office:value-type="float" office:value="1.926" calcext:value-type="float">
            <text:p>1.926</text:p>
          </table:table-cell>
          <table:table-cell office:value-type="float" office:value="1.011" calcext:value-type="float">
            <text:p>1.011</text:p>
          </table:table-cell>
          <table:table-cell office:value-type="float" office:value="14.47" calcext:value-type="float">
            <text:p>14.47</text:p>
          </table:table-cell>
          <table:table-cell office:value-type="float" office:value="0.007831" calcext:value-type="float">
            <text:p>0.007831</text:p>
          </table:table-cell>
          <table:table-cell office:value-type="float" office:value="0.008776" calcext:value-type="float">
            <text:p>0.008776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0.001988" calcext:value-type="float">
            <text:p>0.001988</text:p>
          </table:table-cell>
          <table:table-cell office:value-type="float" office:value="12.57" calcext:value-type="float">
            <text:p>12.57</text:p>
          </table:table-cell>
          <table:table-cell office:value-type="float" office:value="26.48" calcext:value-type="float">
            <text:p>26.48</text:p>
          </table:table-cell>
          <table:table-cell office:value-type="float" office:value="79.57" calcext:value-type="float">
            <text:p>79.57</text:p>
          </table:table-cell>
          <table:table-cell office:value-type="float" office:value="489.5" calcext:value-type="float">
            <text:p>489.5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" calcext:value-type="float">
            <text:p>0.1</text:p>
          </table:table-cell>
          <table:table-cell office:value-type="float" office:value="0.08803" calcext:value-type="float">
            <text:p>0.08803</text:p>
          </table:table-cell>
          <table:table-cell office:value-type="float" office:value="0.04306" calcext:value-type="float">
            <text:p>0.04306</text:p>
          </table:table-cell>
          <table:table-cell office:value-type="float" office:value="0.32" calcext:value-type="float">
            <text:p>0.32</text:p>
          </table:table-cell>
          <table:table-cell office:value-type="float" office:value="0.06576" calcext:value-type="float">
            <text:p>0.06576</text:p>
          </table:table-cell>
        </table:table-row>
        <table:table-row table:style-name="ro1">
          <table:table-cell office:value-type="float" office:value="874839" calcext:value-type="float">
            <text:p>874839</text:p>
          </table:table-cell>
          <table:table-cell office:value-type="string" calcext:value-type="string">
            <text:p>B</text:p>
          </table:table-cell>
          <table:table-cell office:value-type="float" office:value="12.3" calcext:value-type="float">
            <text:p>12.3</text:p>
          </table:table-cell>
          <table:table-cell office:value-type="float" office:value="15.9" calcext:value-type="float">
            <text:p>15.9</text:p>
          </table:table-cell>
          <table:table-cell office:value-type="float" office:value="78.83" calcext:value-type="float">
            <text:p>78.83</text:p>
          </table:table-cell>
          <table:table-cell office:value-type="float" office:value="463.7" calcext:value-type="float">
            <text:p>463.7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7253" calcext:value-type="float">
            <text:p>0.07253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5474" calcext:value-type="float">
            <text:p>0.05474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8355" calcext:value-type="float">
            <text:p>0.8355</text:p>
          </table:table-cell>
          <table:table-cell office:value-type="float" office:value="1.687" calcext:value-type="float">
            <text:p>1.687</text:p>
          </table:table-cell>
          <table:table-cell office:value-type="float" office:value="18.32" calcext:value-type="float">
            <text:p>18.32</text:p>
          </table:table-cell>
          <table:table-cell office:value-type="float" office:value="0.005996" calcext:value-type="float">
            <text:p>0.005996</text:p>
          </table:table-cell>
          <table:table-cell office:value-type="float" office:value="0.02212" calcext:value-type="float">
            <text:p>0.02212</text:p>
          </table:table-cell>
          <table:table-cell office:value-type="float" office:value="0.02117" calcext:value-type="float">
            <text:p>0.02117</text:p>
          </table:table-cell>
          <table:table-cell office:value-type="float" office:value="0.006433" calcext:value-type="float">
            <text:p>0.006433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13.35" calcext:value-type="float">
            <text:p>13.35</text:p>
          </table:table-cell>
          <table:table-cell office:value-type="float" office:value="19.59" calcext:value-type="float">
            <text:p>19.59</text:p>
          </table:table-cell>
          <table:table-cell office:value-type="float" office:value="86.65" calcext:value-type="float">
            <text:p>86.65</text:p>
          </table:table-cell>
          <table:table-cell office:value-type="float" office:value="546.7" calcext:value-type="float">
            <text:p>546.7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06306" calcext:value-type="float">
            <text:p>0.06306</text:p>
          </table:table-cell>
        </table:table-row>
        <table:table-row table:style-name="ro1">
          <table:table-cell office:value-type="float" office:value="874858" calcext:value-type="float">
            <text:p>874858</text:p>
          </table:table-cell>
          <table:table-cell office:value-type="string" calcext:value-type="string">
            <text:p>M</text:p>
          </table:table-cell>
          <table:table-cell office:value-type="float" office:value="14.22" calcext:value-type="float">
            <text:p>14.22</text:p>
          </table:table-cell>
          <table:table-cell office:value-type="float" office:value="23.12" calcext:value-type="float">
            <text:p>23.12</text:p>
          </table:table-cell>
          <table:table-cell office:value-type="float" office:value="94.37" calcext:value-type="float">
            <text:p>94.37</text:p>
          </table:table-cell>
          <table:table-cell office:value-type="float" office:value="609.9" calcext:value-type="float">
            <text:p>609.9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06618" calcext:value-type="float">
            <text:p>0.06618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0.286" calcext:value-type="float">
            <text:p>0.286</text:p>
          </table:table-cell>
          <table:table-cell office:value-type="float" office:value="2.11" calcext:value-type="float">
            <text:p>2.11</text:p>
          </table:table-cell>
          <table:table-cell office:value-type="float" office:value="2.112" calcext:value-type="float">
            <text:p>2.112</text:p>
          </table:table-cell>
          <table:table-cell office:value-type="float" office:value="31.72" calcext:value-type="float">
            <text:p>31.72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5113" calcext:value-type="float">
            <text:p>0.05113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15.74" calcext:value-type="float">
            <text:p>15.74</text:p>
          </table:table-cell>
          <table:table-cell office:value-type="float" office:value="37.18" calcext:value-type="float">
            <text:p>37.18</text:p>
          </table:table-cell>
          <table:table-cell office:value-type="float" office:value="106.4" calcext:value-type="float">
            <text:p>106.4</text:p>
          </table:table-cell>
          <table:table-cell office:value-type="float" office:value="762.4" calcext:value-type="float">
            <text:p>762.4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1446" calcext:value-type="float">
            <text:p>0.1446</text:p>
          </table:table-cell>
        </table:table-row>
        <table:table-row table:style-name="ro1">
          <table:table-cell office:value-type="float" office:value="875093" calcext:value-type="float">
            <text:p>875093</text:p>
          </table:table-cell>
          <table:table-cell office:value-type="string" calcext:value-type="string">
            <text:p>B</text:p>
          </table:table-cell>
          <table:table-cell office:value-type="float" office:value="12.77" calcext:value-type="float">
            <text:p>12.77</text:p>
          </table:table-cell>
          <table:table-cell office:value-type="float" office:value="21.41" calcext:value-type="float">
            <text:p>21.41</text:p>
          </table:table-cell>
          <table:table-cell office:value-type="float" office:value="82.02" calcext:value-type="float">
            <text:p>82.02</text:p>
          </table:table-cell>
          <table:table-cell office:value-type="float" office:value="507.4" calcext:value-type="float">
            <text:p>507.4</text:p>
          </table:table-cell>
          <table:table-cell office:value-type="float" office:value="0.08749" calcext:value-type="float">
            <text:p>0.08749</text:p>
          </table:table-cell>
          <table:table-cell office:value-type="float" office:value="0.06601" calcext:value-type="float">
            <text:p>0.06601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06287" calcext:value-type="float">
            <text:p>0.06287</text:p>
          </table:table-cell>
          <table:table-cell office:value-type="float" office:value="0.7311" calcext:value-type="float">
            <text:p>0.7311</text:p>
          </table:table-cell>
          <table:table-cell office:value-type="float" office:value="1.748" calcext:value-type="float">
            <text:p>1.748</text:p>
          </table:table-cell>
          <table:table-cell office:value-type="float" office:value="5.118" calcext:value-type="float">
            <text:p>5.118</text:p>
          </table:table-cell>
          <table:table-cell office:value-type="float" office:value="53.65" calcext:value-type="float">
            <text:p>53.65</text:p>
          </table:table-cell>
          <table:table-cell office:value-type="float" office:value="0.004571" calcext:value-type="float">
            <text:p>0.00457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3373" calcext:value-type="float">
            <text:p>0.03373</text:p>
          </table:table-cell>
          <table:table-cell office:value-type="float" office:value="0.005875" calcext:value-type="float">
            <text:p>0.005875</text:p>
          </table:table-cell>
          <table:table-cell office:value-type="float" office:value="13.75" calcext:value-type="float">
            <text:p>13.75</text:p>
          </table:table-cell>
          <table:table-cell office:value-type="float" office:value="23.5" calcext:value-type="float">
            <text:p>23.5</text:p>
          </table:table-cell>
          <table:table-cell office:value-type="float" office:value="89.04" calcext:value-type="float">
            <text:p>89.04</text:p>
          </table:table-cell>
          <table:table-cell office:value-type="float" office:value="579.5" calcext:value-type="float">
            <text:p>579.5</text:p>
          </table:table-cell>
          <table:table-cell office:value-type="float" office:value="0.09388" calcext:value-type="float">
            <text:p>0.09388</text:p>
          </table:table-cell>
          <table:table-cell office:value-type="float" office:value="0.08978" calcext:value-type="float">
            <text:p>0.08978</text:p>
          </table:table-cell>
          <table:table-cell office:value-type="float" office:value="0.05186" calcext:value-type="float">
            <text:p>0.05186</text:p>
          </table:table-cell>
          <table:table-cell office:value-type="float" office:value="0.04773" calcext:value-type="float">
            <text:p>0.04773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875099" calcext:value-type="float">
            <text:p>875099</text:p>
          </table:table-cell>
          <table:table-cell office:value-type="string" calcext:value-type="string">
            <text:p>B</text:p>
          </table:table-cell>
          <table:table-cell office:value-type="float" office:value="9.72" calcext:value-type="float">
            <text:p>9.72</text:p>
          </table:table-cell>
          <table:table-cell office:value-type="float" office:value="18.22" calcext:value-type="float">
            <text:p>18.22</text:p>
          </table:table-cell>
          <table:table-cell office:value-type="float" office:value="60.73" calcext:value-type="float">
            <text:p>60.73</text:p>
          </table:table-cell>
          <table:table-cell office:value-type="float" office:value="288.1" calcext:value-type="float">
            <text:p>288.1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2344" calcext:value-type="float">
            <text:p>0.0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3539" calcext:value-type="float">
            <text:p>0.3539</text:p>
          </table:table-cell>
          <table:table-cell office:value-type="float" office:value="4.885" calcext:value-type="float">
            <text:p>4.885</text:p>
          </table:table-cell>
          <table:table-cell office:value-type="float" office:value="2.23" calcext:value-type="float">
            <text:p>2.23</text:p>
          </table:table-cell>
          <table:table-cell office:value-type="float" office:value="21.69" calcext:value-type="float">
            <text:p>21.69</text:p>
          </table:table-cell>
          <table:table-cell office:value-type="float" office:value="0.001713" calcext:value-type="float">
            <text:p>0.001713</text:p>
          </table:table-cell>
          <table:table-cell office:value-type="float" office:value="0.006736" calcext:value-type="float">
            <text:p>0.00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9" calcext:value-type="float">
            <text:p>0.03799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9.968" calcext:value-type="float">
            <text:p>9.968</text:p>
          </table:table-cell>
          <table:table-cell office:value-type="float" office:value="20.83" calcext:value-type="float">
            <text:p>20.83</text:p>
          </table:table-cell>
          <table:table-cell office:value-type="float" office:value="62.25" calcext:value-type="float">
            <text:p>62.25</text:p>
          </table:table-cell>
          <table:table-cell office:value-type="float" office:value="303.8" calcext:value-type="float">
            <text:p>303.8</text:p>
          </table:table-cell>
          <table:table-cell office:value-type="float" office:value="0.07117" calcext:value-type="float">
            <text:p>0.07117</text:p>
          </table:table-cell>
          <table:table-cell office:value-type="float" office:value="0.02729" calcext:value-type="float">
            <text:p>0.02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06559" calcext:value-type="float">
            <text:p>0.06559</text:p>
          </table:table-cell>
        </table:table-row>
        <table:table-row table:style-name="ro1">
          <table:table-cell office:value-type="float" office:value="875263" calcext:value-type="float">
            <text:p>875263</text:p>
          </table:table-cell>
          <table:table-cell office:value-type="string" calcext:value-type="string">
            <text:p>M</text:p>
          </table:table-cell>
          <table:table-cell office:value-type="float" office:value="12.34" calcext:value-type="float">
            <text:p>12.34</text:p>
          </table:table-cell>
          <table:table-cell office:value-type="float" office:value="26.86" calcext:value-type="float">
            <text:p>26.86</text:p>
          </table:table-cell>
          <table:table-cell office:value-type="float" office:value="81.15" calcext:value-type="float">
            <text:p>81.15</text:p>
          </table:table-cell>
          <table:table-cell office:value-type="float" office:value="477.4" calcext:value-type="float">
            <text:p>477.4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6937" calcext:value-type="float">
            <text:p>0.06937</text:p>
          </table:table-cell>
          <table:table-cell office:value-type="float" office:value="0.4053" calcext:value-type="float">
            <text:p>0.4053</text:p>
          </table:table-cell>
          <table:table-cell office:value-type="float" office:value="1.809" calcext:value-type="float">
            <text:p>1.809</text:p>
          </table:table-cell>
          <table:table-cell office:value-type="float" office:value="2.642" calcext:value-type="float">
            <text:p>2.642</text:p>
          </table:table-cell>
          <table:table-cell office:value-type="float" office:value="34.44" calcext:value-type="float">
            <text:p>34.44</text:p>
          </table:table-cell>
          <table:table-cell office:value-type="float" office:value="0.009098" calcext:value-type="float">
            <text:p>0.009098</text:p>
          </table:table-cell>
          <table:table-cell office:value-type="float" office:value="0.03845" calcext:value-type="float">
            <text:p>0.03845</text:p>
          </table:table-cell>
          <table:table-cell office:value-type="float" office:value="0.03763" calcext:value-type="float">
            <text:p>0.03763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15.65" calcext:value-type="float">
            <text:p>15.65</text:p>
          </table:table-cell>
          <table:table-cell office:value-type="float" office:value="39.34" calcext:value-type="float">
            <text:p>39.34</text:p>
          </table:table-cell>
          <table:table-cell office:value-type="float" office:value="101.7" calcext:value-type="float">
            <text:p>101.7</text:p>
          </table:table-cell>
          <table:table-cell office:value-type="float" office:value="768.9" calcext:value-type="float">
            <text:p>768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float" office:value="87556202" calcext:value-type="float">
            <text:p>87556202</text:p>
          </table:table-cell>
          <table:table-cell office:value-type="string" calcext:value-type="string">
            <text:p>M</text:p>
          </table:table-cell>
          <table:table-cell office:value-type="float" office:value="14.86" calcext:value-type="float">
            <text:p>14.86</text:p>
          </table:table-cell>
          <table:table-cell office:value-type="float" office:value="23.21" calcext:value-type="float">
            <text:p>23.21</text:p>
          </table:table-cell>
          <table:table-cell office:value-type="float" office:value="100.4" calcext:value-type="float">
            <text:p>100.4</text:p>
          </table:table-cell>
          <table:table-cell office:value-type="float" office:value="671.4" calcext:value-type="float">
            <text:p>671.4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08878" calcext:value-type="float">
            <text:p>0.08878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06672" calcext:value-type="float">
            <text:p>0.06672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9622" calcext:value-type="float">
            <text:p>0.9622</text:p>
          </table:table-cell>
          <table:table-cell office:value-type="float" office:value="3.591" calcext:value-type="float">
            <text:p>3.591</text:p>
          </table:table-cell>
          <table:table-cell office:value-type="float" office:value="25.2" calcext:value-type="float">
            <text:p>25.2</text:p>
          </table:table-cell>
          <table:table-cell office:value-type="float" office:value="0.008081" calcext:value-type="float">
            <text:p>0.008081</text:p>
          </table:table-cell>
          <table:table-cell office:value-type="float" office:value="0.05122" calcext:value-type="float">
            <text:p>0.05122</text:p>
          </table:table-cell>
          <table:table-cell office:value-type="float" office:value="0.05551" calcext:value-type="float">
            <text:p>0.05551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04312" calcext:value-type="float">
            <text:p>0.004312</text:p>
          </table:table-cell>
          <table:table-cell office:value-type="float" office:value="16.08" calcext:value-type="float">
            <text:p>16.08</text:p>
          </table:table-cell>
          <table:table-cell office:value-type="float" office:value="27.78" calcext:value-type="float">
            <text:p>27.78</text:p>
          </table:table-cell>
          <table:table-cell office:value-type="float" office:value="118.6" calcext:value-type="float">
            <text:p>118.6</text:p>
          </table:table-cell>
          <table:table-cell office:value-type="float" office:value="784.7" calcext:value-type="float">
            <text:p>784.7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4648" calcext:value-type="float">
            <text:p>0.4648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3" calcext:value-type="float">
            <text:p>0.3</text:p>
          </table:table-cell>
          <table:table-cell office:value-type="float" office:value="0.08701" calcext:value-type="float">
            <text:p>0.08701</text:p>
          </table:table-cell>
        </table:table-row>
        <table:table-row table:style-name="ro1">
          <table:table-cell office:value-type="float" office:value="875878" calcext:value-type="float">
            <text:p>875878</text:p>
          </table:table-cell>
          <table:table-cell office:value-type="string" calcext:value-type="string">
            <text:p>B</text:p>
          </table:table-cell>
          <table:table-cell office:value-type="float" office:value="12.91" calcext:value-type="float">
            <text:p>12.91</text:p>
          </table:table-cell>
          <table:table-cell office:value-type="float" office:value="16.33" calcext:value-type="float">
            <text:p>16.33</text:p>
          </table:table-cell>
          <table:table-cell office:value-type="float" office:value="82.53" calcext:value-type="float">
            <text:p>82.53</text:p>
          </table:table-cell>
          <table:table-cell office:value-type="float" office:value="516.4" calcext:value-type="float">
            <text:p>516.4</text:p>
          </table:table-cell>
          <table:table-cell office:value-type="float" office:value="0.07941" calcext:value-type="float">
            <text:p>0.07941</text:p>
          </table:table-cell>
          <table:table-cell office:value-type="float" office:value="0.05366" calcext:value-type="float">
            <text:p>0.05366</text:p>
          </table:table-cell>
          <table:table-cell office:value-type="float" office:value="0.03873" calcext:value-type="float">
            <text:p>0.03873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9086" calcext:value-type="float">
            <text:p>0.9086</text:p>
          </table:table-cell>
          <table:table-cell office:value-type="float" office:value="1.493" calcext:value-type="float">
            <text:p>1.493</text:p>
          </table:table-cell>
          <table:table-cell office:value-type="float" office:value="15.75" calcext:value-type="float">
            <text:p>15.75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1853" calcext:value-type="float">
            <text:p>0.01853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13.88" calcext:value-type="float">
            <text:p>13.88</text:p>
          </table:table-cell>
          <table:table-cell office:value-type="float" office:value="22" calcext:value-type="float">
            <text:p>22</text:p>
          </table:table-cell>
          <table:table-cell office:value-type="float" office:value="90.81" calcext:value-type="float">
            <text:p>90.81</text:p>
          </table:table-cell>
          <table:table-cell office:value-type="float" office:value="600.6" calcext:value-type="float">
            <text:p>600.6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06949" calcext:value-type="float">
            <text:p>0.06949</text:p>
          </table:table-cell>
        </table:table-row>
        <table:table-row table:style-name="ro1">
          <table:table-cell office:value-type="float" office:value="875938" calcext:value-type="float">
            <text:p>875938</text:p>
          </table:table-cell>
          <table:table-cell office:value-type="string" calcext:value-type="string">
            <text:p>M</text:p>
          </table:table-cell>
          <table:table-cell office:value-type="float" office:value="13.77" calcext:value-type="float">
            <text:p>13.77</text:p>
          </table:table-cell>
          <table:table-cell office:value-type="float" office:value="22.29" calcext:value-type="float">
            <text:p>22.29</text:p>
          </table:table-cell>
          <table:table-cell office:value-type="float" office:value="90.63" calcext:value-type="float">
            <text:p>90.63</text:p>
          </table:table-cell>
          <table:table-cell office:value-type="float" office:value="588.9" calcext:value-type="float">
            <text:p>588.9</text:p>
          </table:table-cell>
          <table:table-cell office:value-type="float" office:value="0.12" calcext:value-type="float">
            <text:p>0.12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6191" calcext:value-type="float">
            <text:p>0.6191</text:p>
          </table:table-cell>
          <table:table-cell office:value-type="float" office:value="2.112" calcext:value-type="float">
            <text:p>2.112</text:p>
          </table:table-cell>
          <table:table-cell office:value-type="float" office:value="4.906" calcext:value-type="float">
            <text:p>4.906</text:p>
          </table:table-cell>
          <table:table-cell office:value-type="float" office:value="49.7" calcext:value-type="float">
            <text:p>49.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4665" calcext:value-type="float">
            <text:p>0.0466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04306" calcext:value-type="float">
            <text:p>0.004306</text:p>
          </table:table-cell>
          <table:table-cell office:value-type="float" office:value="16.39" calcext:value-type="float">
            <text:p>16.39</text:p>
          </table:table-cell>
          <table:table-cell office:value-type="float" office:value="34.01" calcext:value-type="float">
            <text:p>34.01</text:p>
          </table:table-cell>
          <table:table-cell office:value-type="float" office:value="111.6" calcext:value-type="float">
            <text:p>111.6</text:p>
          </table:table-cell>
          <table:table-cell office:value-type="float" office:value="806.9" calcext:value-type="float">
            <text:p>806.9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308" calcext:value-type="float">
            <text:p>0.308</text:p>
          </table:table-cell>
          <table:table-cell office:value-type="float" office:value="0.09333" calcext:value-type="float">
            <text:p>0.09333</text:p>
          </table:table-cell>
        </table:table-row>
        <table:table-row table:style-name="ro1">
          <table:table-cell office:value-type="float" office:value="877159" calcext:value-type="float">
            <text:p>877159</text:p>
          </table:table-cell>
          <table:table-cell office:value-type="string" calcext:value-type="string">
            <text:p>M</text:p>
          </table:table-cell>
          <table:table-cell office:value-type="float" office:value="18.08" calcext:value-type="float">
            <text:p>18.08</text:p>
          </table:table-cell>
          <table:table-cell office:value-type="float" office:value="21.84" calcext:value-type="float">
            <text:p>21.84</text:p>
          </table:table-cell>
          <table:table-cell office:value-type="float" office:value="117.4" calcext:value-type="float">
            <text:p>117.4</text:p>
          </table:table-cell>
          <table:table-cell office:value-type="float" office:value="1024" calcext:value-type="float">
            <text:p>1024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6362" calcext:value-type="float">
            <text:p>0.6362</text:p>
          </table:table-cell>
          <table:table-cell office:value-type="float" office:value="1.305" calcext:value-type="float">
            <text:p>1.305</text:p>
          </table:table-cell>
          <table:table-cell office:value-type="float" office:value="4.312" calcext:value-type="float">
            <text:p>4.312</text:p>
          </table:table-cell>
          <table:table-cell office:value-type="float" office:value="76.36" calcext:value-type="float">
            <text:p>76.36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5296" calcext:value-type="float">
            <text:p>0.05296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05036" calcext:value-type="float">
            <text:p>0.005036</text:p>
          </table:table-cell>
          <table:table-cell office:value-type="float" office:value="19.76" calcext:value-type="float">
            <text:p>19.76</text:p>
          </table:table-cell>
          <table:table-cell office:value-type="float" office:value="24.7" calcext:value-type="float">
            <text:p>24.7</text:p>
          </table:table-cell>
          <table:table-cell office:value-type="float" office:value="129.1" calcext:value-type="float">
            <text:p>129.1</text:p>
          </table:table-cell>
          <table:table-cell office:value-type="float" office:value="1228" calcext:value-type="float">
            <text:p>1228</text:p>
          </table:table-cell>
          <table:table-cell office:value-type="float" office:value="0.08822" calcext:value-type="float">
            <text:p>0.08822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09181" calcext:value-type="float">
            <text:p>0.09181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6558" calcext:value-type="float">
            <text:p>0.06558</text:p>
          </table:table-cell>
        </table:table-row>
        <table:table-row table:style-name="ro1">
          <table:table-cell office:value-type="float" office:value="877486" calcext:value-type="float">
            <text:p>877486</text:p>
          </table:table-cell>
          <table:table-cell office:value-type="string" calcext:value-type="string">
            <text:p>M</text:p>
          </table:table-cell>
          <table:table-cell office:value-type="float" office:value="19.18" calcext:value-type="float">
            <text:p>19.18</text:p>
          </table:table-cell>
          <table:table-cell office:value-type="float" office:value="22.49" calcext:value-type="float">
            <text:p>22.49</text:p>
          </table:table-cell>
          <table:table-cell office:value-type="float" office:value="127.5" calcext:value-type="float">
            <text:p>127.5</text:p>
          </table:table-cell>
          <table:table-cell office:value-type="float" office:value="1148" calcext:value-type="float">
            <text:p>1148</text:p>
          </table:table-cell>
          <table:table-cell office:value-type="float" office:value="0.08523" calcext:value-type="float">
            <text:p>0.08523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6772" calcext:value-type="float">
            <text:p>0.06772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05529" calcext:value-type="float">
            <text:p>0.05529</text:p>
          </table:table-cell>
          <table:table-cell office:value-type="float" office:value="0.4357" calcext:value-type="float">
            <text:p>0.4357</text:p>
          </table:table-cell>
          <table:table-cell office:value-type="float" office:value="1.073" calcext:value-type="float">
            <text:p>1.073</text:p>
          </table:table-cell>
          <table:table-cell office:value-type="float" office:value="3.833" calcext:value-type="float">
            <text:p>3.833</text:p>
          </table:table-cell>
          <table:table-cell office:value-type="float" office:value="54.22" calcext:value-type="float">
            <text:p>54.22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.03698" calcext:value-type="float">
            <text:p>0.03698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23.36" calcext:value-type="float">
            <text:p>23.36</text:p>
          </table:table-cell>
          <table:table-cell office:value-type="float" office:value="32.06" calcext:value-type="float">
            <text:p>32.06</text:p>
          </table:table-cell>
          <table:table-cell office:value-type="float" office:value="166.4" calcext:value-type="float">
            <text:p>166.4</text:p>
          </table:table-cell>
          <table:table-cell office:value-type="float" office:value="1688" calcext:value-type="float">
            <text:p>1688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09221" calcext:value-type="float">
            <text:p>0.09221</text:p>
          </table:table-cell>
        </table:table-row>
        <table:table-row table:style-name="ro1">
          <table:table-cell office:value-type="float" office:value="877500" calcext:value-type="float">
            <text:p>877500</text:p>
          </table:table-cell>
          <table:table-cell office:value-type="string" calcext:value-type="string">
            <text:p>M</text:p>
          </table:table-cell>
          <table:table-cell office:value-type="float" office:value="14.45" calcext:value-type="float">
            <text:p>14.45</text:p>
          </table:table-cell>
          <table:table-cell office:value-type="float" office:value="20.22" calcext:value-type="float">
            <text:p>20.22</text:p>
          </table:table-cell>
          <table:table-cell office:value-type="float" office:value="94.49" calcext:value-type="float">
            <text:p>94.49</text:p>
          </table:table-cell>
          <table:table-cell office:value-type="float" office:value="642.7" calcext:value-type="float">
            <text:p>642.7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6509" calcext:value-type="float">
            <text:p>0.6509</text:p>
          </table:table-cell>
          <table:table-cell office:value-type="float" office:value="1.446" calcext:value-type="float">
            <text:p>1.446</text:p>
          </table:table-cell>
          <table:table-cell office:value-type="float" office:value="19.42" calcext:value-type="float">
            <text:p>19.42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2" calcext:value-type="float">
            <text:p>0.02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18.33" calcext:value-type="float">
            <text:p>18.33</text:p>
          </table:table-cell>
          <table:table-cell office:value-type="float" office:value="30.12" calcext:value-type="float">
            <text:p>30.12</text:p>
          </table:table-cell>
          <table:table-cell office:value-type="float" office:value="117.9" calcext:value-type="float">
            <text:p>117.9</text:p>
          </table:table-cell>
          <table:table-cell office:value-type="float" office:value="1044" calcext:value-type="float">
            <text:p>1044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1013" calcext:value-type="float">
            <text:p>0.1013</text:p>
          </table:table-cell>
        </table:table-row>
        <table:table-row table:style-name="ro1">
          <table:table-cell office:value-type="float" office:value="877501" calcext:value-type="float">
            <text:p>877501</text:p>
          </table:table-cell>
          <table:table-cell office:value-type="string" calcext:value-type="string">
            <text:p>B</text:p>
          </table:table-cell>
          <table:table-cell office:value-type="float" office:value="12.23" calcext:value-type="float">
            <text:p>12.23</text:p>
          </table:table-cell>
          <table:table-cell office:value-type="float" office:value="19.56" calcext:value-type="float">
            <text:p>19.56</text:p>
          </table:table-cell>
          <table:table-cell office:value-type="float" office:value="78.54" calcext:value-type="float">
            <text:p>78.54</text:p>
          </table:table-cell>
          <table:table-cell office:value-type="float" office:value="461" calcext:value-type="float">
            <text:p>461</text:p>
          </table:table-cell>
          <table:table-cell office:value-type="float" office:value="0.09586" calcext:value-type="float">
            <text:p>0.09586</text:p>
          </table:table-cell>
          <table:table-cell office:value-type="float" office:value="0.08087" calcext:value-type="float">
            <text:p>0.08087</text:p>
          </table:table-cell>
          <table:table-cell office:value-type="float" office:value="0.04187" calcext:value-type="float">
            <text:p>0.04187</text:p>
          </table:table-cell>
          <table:table-cell office:value-type="float" office:value="0.04107" calcext:value-type="float">
            <text:p>0.04107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3534" calcext:value-type="float">
            <text:p>0.3534</text:p>
          </table:table-cell>
          <table:table-cell office:value-type="float" office:value="1.326" calcext:value-type="float">
            <text:p>1.326</text:p>
          </table:table-cell>
          <table:table-cell office:value-type="float" office:value="2.308" calcext:value-type="float">
            <text:p>2.308</text:p>
          </table:table-cell>
          <table:table-cell office:value-type="float" office:value="27.24" calcext:value-type="float">
            <text:p>27.24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3338" calcext:value-type="float">
            <text:p>0.003338</text:p>
          </table:table-cell>
          <table:table-cell office:value-type="float" office:value="14.44" calcext:value-type="float">
            <text:p>14.44</text:p>
          </table:table-cell>
          <table:table-cell office:value-type="float" office:value="28.36" calcext:value-type="float">
            <text:p>28.36</text:p>
          </table:table-cell>
          <table:table-cell office:value-type="float" office:value="92.15" calcext:value-type="float">
            <text:p>92.15</text:p>
          </table:table-cell>
          <table:table-cell office:value-type="float" office:value="638.4" calcext:value-type="float">
            <text:p>638.4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108" calcext:value-type="float">
            <text:p>0.10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08174" calcext:value-type="float">
            <text:p>0.08174</text:p>
          </table:table-cell>
        </table:table-row>
        <table:table-row table:style-name="ro1">
          <table:table-cell office:value-type="float" office:value="877989" calcext:value-type="float">
            <text:p>877989</text:p>
          </table:table-cell>
          <table:table-cell office:value-type="string" calcext:value-type="string">
            <text:p>M</text:p>
          </table:table-cell>
          <table:table-cell office:value-type="float" office:value="17.54" calcext:value-type="float">
            <text:p>17.54</text:p>
          </table:table-cell>
          <table:table-cell office:value-type="float" office:value="19.32" calcext:value-type="float">
            <text:p>19.32</text:p>
          </table:table-cell>
          <table:table-cell office:value-type="float" office:value="115.1" calcext:value-type="float">
            <text:p>115.1</text:p>
          </table:table-cell>
          <table:table-cell office:value-type="float" office:value="951.6" calcext:value-type="float">
            <text:p>951.6</text:p>
          </table:table-cell>
          <table:table-cell office:value-type="float" office:value="0.08968" calcext:value-type="float">
            <text:p>0.08968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7488" calcext:value-type="float">
            <text:p>0.07488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5491" calcext:value-type="float">
            <text:p>0.05491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8282" calcext:value-type="float">
            <text:p>0.8282</text:p>
          </table:table-cell>
          <table:table-cell office:value-type="float" office:value="3.088" calcext:value-type="float">
            <text:p>3.088</text:p>
          </table:table-cell>
          <table:table-cell office:value-type="float" office:value="40.73" calcext:value-type="float">
            <text:p>40.73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2569" calcext:value-type="float">
            <text:p>0.02569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02658" calcext:value-type="float">
            <text:p>0.002658</text:p>
          </table:table-cell>
          <table:table-cell office:value-type="float" office:value="20.42" calcext:value-type="float">
            <text:p>20.42</text:p>
          </table:table-cell>
          <table:table-cell office:value-type="float" office:value="25.84" calcext:value-type="float">
            <text:p>25.84</text:p>
          </table:table-cell>
          <table:table-cell office:value-type="float" office:value="139.5" calcext:value-type="float">
            <text:p>139.5</text:p>
          </table:table-cell>
          <table:table-cell office:value-type="float" office:value="1239" calcext:value-type="float">
            <text:p>1239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07867" calcext:value-type="float">
            <text:p>0.07867</text:p>
          </table:table-cell>
        </table:table-row>
        <table:table-row table:style-name="ro1">
          <table:table-cell office:value-type="float" office:value="878796" calcext:value-type="float">
            <text:p>878796</text:p>
          </table:table-cell>
          <table:table-cell office:value-type="string" calcext:value-type="string">
            <text:p>M</text:p>
          </table:table-cell>
          <table:table-cell office:value-type="float" office:value="23.29" calcext:value-type="float">
            <text:p>23.29</text:p>
          </table:table-cell>
          <table:table-cell office:value-type="float" office:value="26.67" calcext:value-type="float">
            <text:p>26.67</text:p>
          </table:table-cell>
          <table:table-cell office:value-type="float" office:value="158.9" calcext:value-type="float">
            <text:p>158.9</text:p>
          </table:table-cell>
          <table:table-cell office:value-type="float" office:value="1685" calcext:value-type="float">
            <text:p>1685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3523" calcext:value-type="float">
            <text:p>0.3523</text:p>
          </table:table-cell>
          <table:table-cell office:value-type="float" office:value="0.162" calcext:value-type="float">
            <text:p>0.162</text:p>
          </table:table-cell>
          <table:table-cell office:value-type="float" office:value="0.22" calcext:value-type="float">
            <text:p>0.22</text:p>
          </table:table-cell>
          <table:table-cell office:value-type="float" office:value="0.06229" calcext:value-type="float">
            <text:p>0.06229</text:p>
          </table:table-cell>
          <table:table-cell office:value-type="float" office:value="0.5539" calcext:value-type="float">
            <text:p>0.5539</text:p>
          </table:table-cell>
          <table:table-cell office:value-type="float" office:value="1.56" calcext:value-type="float">
            <text:p>1.56</text:p>
          </table:table-cell>
          <table:table-cell office:value-type="float" office:value="4.667" calcext:value-type="float">
            <text:p>4.667</text:p>
          </table:table-cell>
          <table:table-cell office:value-type="float" office:value="83.16" calcext:value-type="float">
            <text:p>83.16</text:p>
          </table:table-cell>
          <table:table-cell office:value-type="float" office:value="0.009327" calcext:value-type="float">
            <text:p>0.009327</text:p>
          </table:table-cell>
          <table:table-cell office:value-type="float" office:value="0.05121" calcext:value-type="float">
            <text:p>0.05121</text:p>
          </table:table-cell>
          <table:table-cell office:value-type="float" office:value="0.08958" calcext:value-type="float">
            <text:p>0.08958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05195" calcext:value-type="float">
            <text:p>0.005195</text:p>
          </table:table-cell>
          <table:table-cell office:value-type="float" office:value="25.12" calcext:value-type="float">
            <text:p>25.12</text:p>
          </table:table-cell>
          <table:table-cell office:value-type="float" office:value="32.68" calcext:value-type="float">
            <text:p>32.68</text:p>
          </table:table-cell>
          <table:table-cell office:value-type="float" office:value="177" calcext:value-type="float">
            <text:p>177</text:p>
          </table:table-cell>
          <table:table-cell office:value-type="float" office:value="1986" calcext:value-type="float">
            <text:p>1986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08762" calcext:value-type="float">
            <text:p>0.08762</text:p>
          </table:table-cell>
        </table:table-row>
        <table:table-row table:style-name="ro1">
          <table:table-cell office:value-type="float" office:value="87880" calcext:value-type="float">
            <text:p>87880</text:p>
          </table:table-cell>
          <table:table-cell office:value-type="string" calcext:value-type="string">
            <text:p>M</text:p>
          </table:table-cell>
          <table:table-cell office:value-type="float" office:value="13.81" calcext:value-type="float">
            <text:p>13.81</text:p>
          </table:table-cell>
          <table:table-cell office:value-type="float" office:value="23.75" calcext:value-type="float">
            <text:p>23.75</text:p>
          </table:table-cell>
          <table:table-cell office:value-type="float" office:value="91.56" calcext:value-type="float">
            <text:p>91.56</text:p>
          </table:table-cell>
          <table:table-cell office:value-type="float" office:value="597.8" calcext:value-type="float">
            <text:p>597.8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09176" calcext:value-type="float">
            <text:p>0.09176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07421" calcext:value-type="float">
            <text:p>0.07421</text:p>
          </table:table-cell>
          <table:table-cell office:value-type="float" office:value="0.5648" calcext:value-type="float">
            <text:p>0.5648</text:p>
          </table:table-cell>
          <table:table-cell office:value-type="float" office:value="1.93" calcext:value-type="float">
            <text:p>1.93</text:p>
          </table:table-cell>
          <table:table-cell office:value-type="float" office:value="3.909" calcext:value-type="float">
            <text:p>3.909</text:p>
          </table:table-cell>
          <table:table-cell office:value-type="float" office:value="52.72" calcext:value-type="float">
            <text:p>52.72</text:p>
          </table:table-cell>
          <table:table-cell office:value-type="float" office:value="0.008824" calcext:value-type="float">
            <text:p>0.008824</text:p>
          </table:table-cell>
          <table:table-cell office:value-type="float" office:value="0.03108" calcext:value-type="float">
            <text:p>0.03108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04506" calcext:value-type="float">
            <text:p>0.004506</text:p>
          </table:table-cell>
          <table:table-cell office:value-type="float" office:value="19.2" calcext:value-type="float">
            <text:p>19.2</text:p>
          </table:table-cell>
          <table:table-cell office:value-type="float" office:value="41.85" calcext:value-type="float">
            <text:p>41.85</text:p>
          </table:table-cell>
          <table:table-cell office:value-type="float" office:value="128.5" calcext:value-type="float">
            <text:p>128.5</text:p>
          </table:table-cell>
          <table:table-cell office:value-type="float" office:value="1153" calcext:value-type="float">
            <text:p>115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1086" calcext:value-type="float">
            <text:p>0.1086</text:p>
          </table:table-cell>
        </table:table-row>
        <table:table-row table:style-name="ro1">
          <table:table-cell office:value-type="float" office:value="87930" calcext:value-type="float">
            <text:p>87930</text:p>
          </table:table-cell>
          <table:table-cell office:value-type="string" calcext:value-type="string">
            <text:p>B</text:p>
          </table:table-cell>
          <table:table-cell office:value-type="float" office:value="12.47" calcext:value-type="float">
            <text:p>12.47</text:p>
          </table:table-cell>
          <table:table-cell office:value-type="float" office:value="18.6" calcext:value-type="float">
            <text:p>18.6</text:p>
          </table:table-cell>
          <table:table-cell office:value-type="float" office:value="81.09" calcext:value-type="float">
            <text:p>81.09</text:p>
          </table:table-cell>
          <table:table-cell office:value-type="float" office:value="481.9" calcext:value-type="float">
            <text:p>481.9</text:p>
          </table:table-cell>
          <table:table-cell office:value-type="float" office:value="0.09965" calcext:value-type="float">
            <text:p>0.09965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8005" calcext:value-type="float">
            <text:p>0.08005</text:p>
          </table:table-cell>
          <table:table-cell office:value-type="float" office:value="0.03821" calcext:value-type="float">
            <text:p>0.03821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44" calcext:value-type="float">
            <text:p>1.044</text:p>
          </table:table-cell>
          <table:table-cell office:value-type="float" office:value="2.497" calcext:value-type="float">
            <text:p>2.497</text:p>
          </table:table-cell>
          <table:table-cell office:value-type="float" office:value="30.29" calcext:value-type="float">
            <text:p>30.29</text:p>
          </table:table-cell>
          <table:table-cell office:value-type="float" office:value="0.006953" calcext:value-type="float">
            <text:p>0.006953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14.97" calcext:value-type="float">
            <text:p>14.97</text:p>
          </table:table-cell>
          <table:table-cell office:value-type="float" office:value="24.64" calcext:value-type="float">
            <text:p>24.64</text:p>
          </table:table-cell>
          <table:table-cell office:value-type="float" office:value="96.05" calcext:value-type="float">
            <text:p>96.05</text:p>
          </table:table-cell>
          <table:table-cell office:value-type="float" office:value="677.9" calcext:value-type="float">
            <text:p>677.9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0875" calcext:value-type="float">
            <text:p>0.0875</text:p>
          </table:table-cell>
        </table:table-row>
        <table:table-row table:style-name="ro1">
          <table:table-cell office:value-type="float" office:value="879523" calcext:value-type="float">
            <text:p>879523</text:p>
          </table:table-cell>
          <table:table-cell office:value-type="string" calcext:value-type="string">
            <text:p>M</text:p>
          </table:table-cell>
          <table:table-cell office:value-type="float" office:value="15.12" calcext:value-type="float">
            <text:p>15.12</text:p>
          </table:table-cell>
          <table:table-cell office:value-type="float" office:value="16.68" calcext:value-type="float">
            <text:p>16.68</text:p>
          </table:table-cell>
          <table:table-cell office:value-type="float" office:value="98.78" calcext:value-type="float">
            <text:p>98.78</text:p>
          </table:table-cell>
          <table:table-cell office:value-type="float" office:value="716.6" calcext:value-type="float">
            <text:p>716.6</text:p>
          </table:table-cell>
          <table:table-cell office:value-type="float" office:value="0.08876" calcext:value-type="float">
            <text:p>0.08876</text:p>
          </table:table-cell>
          <table:table-cell office:value-type="float" office:value="0.09588" calcext:value-type="float">
            <text:p>0.09588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05986" calcext:value-type="float">
            <text:p>0.05986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3621" calcext:value-type="float">
            <text:p>0.3621</text:p>
          </table:table-cell>
          <table:table-cell office:value-type="float" office:value="1.974" calcext:value-type="float">
            <text:p>1.974</text:p>
          </table:table-cell>
          <table:table-cell office:value-type="float" office:value="26.44" calcext:value-type="float">
            <text:p>26.44</text:p>
          </table:table-cell>
          <table:table-cell office:value-type="float" office:value="0.005472" calcext:value-type="float">
            <text:p>0.005472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02881" calcext:value-type="float">
            <text:p>0.002881</text:p>
          </table:table-cell>
          <table:table-cell office:value-type="float" office:value="17.77" calcext:value-type="float">
            <text:p>17.77</text:p>
          </table:table-cell>
          <table:table-cell office:value-type="float" office:value="20.24" calcext:value-type="float">
            <text:p>20.24</text:p>
          </table:table-cell>
          <table:table-cell office:value-type="float" office:value="117.7" calcext:value-type="float">
            <text:p>117.7</text:p>
          </table:table-cell>
          <table:table-cell office:value-type="float" office:value="989.5" calcext:value-type="float">
            <text:p>989.5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0974" calcext:value-type="float">
            <text:p>0.0974</text:p>
          </table:table-cell>
        </table:table-row>
        <table:table-row table:style-name="ro1">
          <table:table-cell office:value-type="float" office:value="879804" calcext:value-type="float">
            <text:p>879804</text:p>
          </table:table-cell>
          <table:table-cell office:value-type="string" calcext:value-type="string">
            <text:p>B</text:p>
          </table:table-cell>
          <table:table-cell office:value-type="float" office:value="9.876" calcext:value-type="float">
            <text:p>9.876</text:p>
          </table:table-cell>
          <table:table-cell office:value-type="float" office:value="17.27" calcext:value-type="float">
            <text:p>17.27</text:p>
          </table:table-cell>
          <table:table-cell office:value-type="float" office:value="62.92" calcext:value-type="float">
            <text:p>62.92</text:p>
          </table:table-cell>
          <table:table-cell office:value-type="float" office:value="295.4" calcext:value-type="float">
            <text:p>295.4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07232" calcext:value-type="float">
            <text:p>0.07232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06285" calcext:value-type="float">
            <text:p>0.06285</text:p>
          </table:table-cell>
          <table:table-cell office:value-type="float" office:value="0.2137" calcext:value-type="float">
            <text:p>0.2137</text:p>
          </table:table-cell>
          <table:table-cell office:value-type="float" office:value="1.342" calcext:value-type="float">
            <text:p>1.342</text:p>
          </table:table-cell>
          <table:table-cell office:value-type="float" office:value="1.517" calcext:value-type="float">
            <text:p>1.517</text:p>
          </table:table-cell>
          <table:table-cell office:value-type="float" office:value="12.33" calcext:value-type="float">
            <text:p>12.33</text:p>
          </table:table-cell>
          <table:table-cell office:value-type="float" office:value="0.009719" calcext:value-type="float">
            <text:p>0.009719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10.42" calcext:value-type="float">
            <text:p>10.42</text:p>
          </table:table-cell>
          <table:table-cell office:value-type="float" office:value="23.22" calcext:value-type="float">
            <text:p>23.22</text:p>
          </table:table-cell>
          <table:table-cell office:value-type="float" office:value="67.08" calcext:value-type="float">
            <text:p>67.08</text:p>
          </table:table-cell>
          <table:table-cell office:value-type="float" office:value="331.6" calcext:value-type="float">
            <text:p>331.6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5588" calcext:value-type="float">
            <text:p>0.05588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879830" calcext:value-type="float">
            <text:p>879830</text:p>
          </table:table-cell>
          <table:table-cell office:value-type="string" calcext:value-type="string">
            <text:p>M</text:p>
          </table:table-cell>
          <table:table-cell office:value-type="float" office:value="17.01" calcext:value-type="float">
            <text:p>17.01</text:p>
          </table:table-cell>
          <table:table-cell office:value-type="float" office:value="20.26" calcext:value-type="float">
            <text:p>20.26</text:p>
          </table:table-cell>
          <table:table-cell office:value-type="float" office:value="109.7" calcext:value-type="float">
            <text:p>109.7</text:p>
          </table:table-cell>
          <table:table-cell office:value-type="float" office:value="904.3" calcext:value-type="float">
            <text:p>904.3</text:p>
          </table:table-cell>
          <table:table-cell office:value-type="float" office:value="0.08772" calcext:value-type="float">
            <text:p>0.08772</text:p>
          </table:table-cell>
          <table:table-cell office:value-type="float" office:value="0.07304" calcext:value-type="float">
            <text:p>0.07304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8554" calcext:value-type="float">
            <text:p>0.8554</text:p>
          </table:table-cell>
          <table:table-cell office:value-type="float" office:value="4.106" calcext:value-type="float">
            <text:p>4.106</text:p>
          </table:table-cell>
          <table:table-cell office:value-type="float" office:value="68.46" calcext:value-type="float">
            <text:p>68.46</text:p>
          </table:table-cell>
          <table:table-cell office:value-type="float" office:value="0.005038" calcext:value-type="float">
            <text:p>0.00503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19.8" calcext:value-type="float">
            <text:p>19.8</text:p>
          </table:table-cell>
          <table:table-cell office:value-type="float" office:value="25.05" calcext:value-type="float">
            <text:p>25.05</text:p>
          </table:table-cell>
          <table:table-cell office:value-type="float" office:value="130" calcext:value-type="float">
            <text:p>130</text:p>
          </table:table-cell>
          <table:table-cell office:value-type="float" office:value="1210" calcext:value-type="float">
            <text:p>121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06469" calcext:value-type="float">
            <text:p>0.06469</text:p>
          </table:table-cell>
        </table:table-row>
        <table:table-row table:style-name="ro1">
          <table:table-cell office:value-type="float" office:value="8810158" calcext:value-type="float">
            <text:p>8810158</text:p>
          </table:table-cell>
          <table:table-cell office:value-type="string" calcext:value-type="string">
            <text:p>B</text:p>
          </table:table-cell>
          <table:table-cell office:value-type="float" office:value="13.11" calcext:value-type="float">
            <text:p>13.11</text:p>
          </table:table-cell>
          <table:table-cell office:value-type="float" office:value="22.54" calcext:value-type="float">
            <text:p>22.54</text:p>
          </table:table-cell>
          <table:table-cell office:value-type="float" office:value="87.02" calcext:value-type="float">
            <text:p>87.02</text:p>
          </table:table-cell>
          <table:table-cell office:value-type="float" office:value="529.4" calcext:value-type="float">
            <text:p>529.4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8705" calcext:value-type="float">
            <text:p>0.08705</text:p>
          </table:table-cell>
          <table:table-cell office:value-type="float" office:value="0.05102" calcext:value-type="float">
            <text:p>0.05102</text:p>
          </table:table-cell>
          <table:table-cell office:value-type="float" office:value="0.185" calcext:value-type="float">
            <text:p>0.185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9223" calcext:value-type="float">
            <text:p>0.9223</text:p>
          </table:table-cell>
          <table:table-cell office:value-type="float" office:value="1.491" calcext:value-type="float">
            <text:p>1.491</text:p>
          </table:table-cell>
          <table:table-cell office:value-type="float" office:value="15.09" calcext:value-type="float">
            <text:p>15.09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08304" calcext:value-type="float">
            <text:p>0.008304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004198" calcext:value-type="float">
            <text:p>0.004198</text:p>
          </table:table-cell>
          <table:table-cell office:value-type="float" office:value="14.55" calcext:value-type="float">
            <text:p>14.55</text:p>
          </table:table-cell>
          <table:table-cell office:value-type="float" office:value="29.16" calcext:value-type="float">
            <text:p>29.16</text:p>
          </table:table-cell>
          <table:table-cell office:value-type="float" office:value="99.48" calcext:value-type="float">
            <text:p>99.48</text:p>
          </table:table-cell>
          <table:table-cell office:value-type="float" office:value="639.3" calcext:value-type="float">
            <text:p>639.3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1076" calcext:value-type="float">
            <text:p>0.1076</text:p>
          </table:table-cell>
        </table:table-row>
        <table:table-row table:style-name="ro1">
          <table:table-cell office:value-type="float" office:value="8810436" calcext:value-type="float">
            <text:p>8810436</text:p>
          </table:table-cell>
          <table:table-cell office:value-type="string" calcext:value-type="string">
            <text:p>B</text:p>
          </table:table-cell>
          <table:table-cell office:value-type="float" office:value="15.27" calcext:value-type="float">
            <text:p>15.27</text:p>
          </table:table-cell>
          <table:table-cell office:value-type="float" office:value="12.91" calcext:value-type="float">
            <text:p>12.91</text:p>
          </table:table-cell>
          <table:table-cell office:value-type="float" office:value="98.17" calcext:value-type="float">
            <text:p>98.17</text:p>
          </table:table-cell>
          <table:table-cell office:value-type="float" office:value="725.5" calcext:value-type="float">
            <text:p>725.5</text:p>
          </table:table-cell>
          <table:table-cell office:value-type="float" office:value="0.08182" calcext:value-type="float">
            <text:p>0.08182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5526" calcext:value-type="float">
            <text:p>0.0552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3628" calcext:value-type="float">
            <text:p>0.3628</text:p>
          </table:table-cell>
          <table:table-cell office:value-type="float" office:value="1.525" calcext:value-type="float">
            <text:p>1.525</text:p>
          </table:table-cell>
          <table:table-cell office:value-type="float" office:value="20" calcext:value-type="float">
            <text:p>20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07373" calcext:value-type="float">
            <text:p>0.007373</text:p>
          </table:table-cell>
          <table:table-cell office:value-type="float" office:value="0.009539" calcext:value-type="float">
            <text:p>0.009539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17.38" calcext:value-type="float">
            <text:p>17.38</text:p>
          </table:table-cell>
          <table:table-cell office:value-type="float" office:value="15.92" calcext:value-type="float">
            <text:p>15.92</text:p>
          </table:table-cell>
          <table:table-cell office:value-type="float" office:value="113.7" calcext:value-type="float">
            <text:p>113.7</text:p>
          </table:table-cell>
          <table:table-cell office:value-type="float" office:value="932.7" calcext:value-type="float">
            <text:p>932.7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07474" calcext:value-type="float">
            <text:p>0.07474</text:p>
          </table:table-cell>
        </table:table-row>
        <table:table-row table:style-name="ro1">
          <table:table-cell office:value-type="float" office:value="881046502" calcext:value-type="float">
            <text:p>881046502</text:p>
          </table:table-cell>
          <table:table-cell office:value-type="string" calcext:value-type="string">
            <text:p>M</text:p>
          </table:table-cell>
          <table:table-cell office:value-type="float" office:value="20.58" calcext:value-type="float">
            <text:p>20.58</text:p>
          </table:table-cell>
          <table:table-cell office:value-type="float" office:value="22.14" calcext:value-type="float">
            <text:p>22.14</text:p>
          </table:table-cell>
          <table:table-cell office:value-type="float" office:value="134.7" calcext:value-type="float">
            <text:p>134.7</text:p>
          </table:table-cell>
          <table:table-cell office:value-type="float" office:value="1290" calcext:value-type="float">
            <text:p>1290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64" calcext:value-type="float">
            <text:p>0.164</text:p>
          </table:table-cell>
          <table:table-cell office:value-type="float" office:value="0.09561" calcext:value-type="float">
            <text:p>0.09561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05024" calcext:value-type="float">
            <text:p>0.05024</text:p>
          </table:table-cell>
          <table:table-cell office:value-type="float" office:value="0.8601" calcext:value-type="float">
            <text:p>0.8601</text:p>
          </table:table-cell>
          <table:table-cell office:value-type="float" office:value="1.48" calcext:value-type="float">
            <text:p>1.48</text:p>
          </table:table-cell>
          <table:table-cell office:value-type="float" office:value="7.029" calcext:value-type="float">
            <text:p>7.029</text:p>
          </table:table-cell>
          <table:table-cell office:value-type="float" office:value="111.7" calcext:value-type="float">
            <text:p>111.7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0.03611" calcext:value-type="float">
            <text:p>0.03611</text:p>
          </table:table-cell>
          <table:table-cell office:value-type="float" office:value="0.05489" calcext:value-type="float">
            <text:p>0.05489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0.03176" calcext:value-type="float">
            <text:p>0.03176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23.24" calcext:value-type="float">
            <text:p>23.24</text:p>
          </table:table-cell>
          <table:table-cell office:value-type="float" office:value="27.84" calcext:value-type="float">
            <text:p>27.84</text:p>
          </table:table-cell>
          <table:table-cell office:value-type="float" office:value="158.3" calcext:value-type="float">
            <text:p>158.3</text:p>
          </table:table-cell>
          <table:table-cell office:value-type="float" office:value="1656" calcext:value-type="float">
            <text:p>1656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05865" calcext:value-type="float">
            <text:p>0.05865</text:p>
          </table:table-cell>
        </table:table-row>
        <table:table-row table:style-name="ro1">
          <table:table-cell office:value-type="float" office:value="8810528" calcext:value-type="float">
            <text:p>8810528</text:p>
          </table:table-cell>
          <table:table-cell office:value-type="string" calcext:value-type="string">
            <text:p>B</text:p>
          </table:table-cell>
          <table:table-cell office:value-type="float" office:value="11.84" calcext:value-type="float">
            <text:p>11.84</text:p>
          </table:table-cell>
          <table:table-cell office:value-type="float" office:value="18.94" calcext:value-type="float">
            <text:p>18.94</text:p>
          </table:table-cell>
          <table:table-cell office:value-type="float" office:value="75.51" calcext:value-type="float">
            <text:p>75.51</text:p>
          </table:table-cell>
          <table:table-cell office:value-type="float" office:value="428" calcext:value-type="float">
            <text:p>428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6057" calcext:value-type="float">
            <text:p>0.0605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8652" calcext:value-type="float">
            <text:p>0.8652</text:p>
          </table:table-cell>
          <table:table-cell office:value-type="float" office:value="1.444" calcext:value-type="float">
            <text:p>1.444</text:p>
          </table:table-cell>
          <table:table-cell office:value-type="float" office:value="17.12" calcext:value-type="float">
            <text:p>17.12</text:p>
          </table:table-cell>
          <table:table-cell office:value-type="float" office:value="0.005517" calcext:value-type="float">
            <text:p>0.005517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6747" calcext:value-type="float">
            <text:p>0.00674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13.3" calcext:value-type="float">
            <text:p>13.3</text:p>
          </table:table-cell>
          <table:table-cell office:value-type="float" office:value="24.99" calcext:value-type="float">
            <text:p>24.99</text:p>
          </table:table-cell>
          <table:table-cell office:value-type="float" office:value="85.22" calcext:value-type="float">
            <text:p>85.22</text:p>
          </table:table-cell>
          <table:table-cell office:value-type="float" office:value="546.3" calcext:value-type="float">
            <text:p>546.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07993" calcext:value-type="float">
            <text:p>0.07993</text:p>
          </table:table-cell>
        </table:table-row>
        <table:table-row table:style-name="ro1">
          <table:table-cell office:value-type="float" office:value="8810703" calcext:value-type="float">
            <text:p>8810703</text:p>
          </table:table-cell>
          <table:table-cell office:value-type="string" calcext:value-type="string">
            <text:p>M</text:p>
          </table:table-cell>
          <table:table-cell office:value-type="float" office:value="28.11" calcext:value-type="float">
            <text:p>28.11</text:p>
          </table:table-cell>
          <table:table-cell office:value-type="float" office:value="18.47" calcext:value-type="float">
            <text:p>18.47</text:p>
          </table:table-cell>
          <table:table-cell office:value-type="float" office:value="188.5" calcext:value-type="float">
            <text:p>188.5</text:p>
          </table:table-cell>
          <table:table-cell office:value-type="float" office:value="2499" calcext:value-type="float">
            <text:p>2499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5525" calcext:value-type="float">
            <text:p>0.05525</text:p>
          </table:table-cell>
          <table:table-cell office:value-type="float" office:value="2.873" calcext:value-type="float">
            <text:p>2.873</text:p>
          </table:table-cell>
          <table:table-cell office:value-type="float" office:value="1.476" calcext:value-type="float">
            <text:p>1.476</text:p>
          </table:table-cell>
          <table:table-cell office:value-type="float" office:value="21.98" calcext:value-type="float">
            <text:p>21.98</text:p>
          </table:table-cell>
          <table:table-cell office:value-type="float" office:value="525.6" calcext:value-type="float">
            <text:p>525.6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6389" calcext:value-type="float">
            <text:p>0.06389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4783" calcext:value-type="float">
            <text:p>0.04783</text:p>
          </table:table-cell>
          <table:table-cell office:value-type="float" office:value="0.004476" calcext:value-type="float">
            <text:p>0.004476</text:p>
          </table:table-cell>
          <table:table-cell office:value-type="float" office:value="28.11" calcext:value-type="float">
            <text:p>28.11</text:p>
          </table:table-cell>
          <table:table-cell office:value-type="float" office:value="18.47" calcext:value-type="float">
            <text:p>18.47</text:p>
          </table:table-cell>
          <table:table-cell office:value-type="float" office:value="188.5" calcext:value-type="float">
            <text:p>188.5</text:p>
          </table:table-cell>
          <table:table-cell office:value-type="float" office:value="2499" calcext:value-type="float">
            <text:p>2499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5525" calcext:value-type="float">
            <text:p>0.05525</text:p>
          </table:table-cell>
        </table:table-row>
        <table:table-row table:style-name="ro1">
          <table:table-cell office:value-type="float" office:value="881094802" calcext:value-type="float">
            <text:p>881094802</text:p>
          </table:table-cell>
          <table:table-cell office:value-type="string" calcext:value-type="string">
            <text:p>M</text:p>
          </table:table-cell>
          <table:table-cell office:value-type="float" office:value="17.42" calcext:value-type="float">
            <text:p>17.42</text:p>
          </table:table-cell>
          <table:table-cell office:value-type="float" office:value="25.56" calcext:value-type="float">
            <text:p>25.56</text:p>
          </table:table-cell>
          <table:table-cell office:value-type="float" office:value="114.5" calcext:value-type="float">
            <text:p>114.5</text:p>
          </table:table-cell>
          <table:table-cell office:value-type="float" office:value="948" calcext:value-type="float">
            <text:p>94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06597" calcext:value-type="float">
            <text:p>0.06597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5866" calcext:value-type="float">
            <text:p>0.05866</text:p>
          </table:table-cell>
          <table:table-cell office:value-type="float" office:value="0.5296" calcext:value-type="float">
            <text:p>0.5296</text:p>
          </table:table-cell>
          <table:table-cell office:value-type="float" office:value="1.667" calcext:value-type="float">
            <text:p>1.667</text:p>
          </table:table-cell>
          <table:table-cell office:value-type="float" office:value="3.767" calcext:value-type="float">
            <text:p>3.767</text:p>
          </table:table-cell>
          <table:table-cell office:value-type="float" office:value="58.53" calcext:value-type="float">
            <text:p>58.53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8555" calcext:value-type="float">
            <text:p>0.08555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03927" calcext:value-type="float">
            <text:p>0.03927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18.07" calcext:value-type="float">
            <text:p>18.07</text:p>
          </table:table-cell>
          <table:table-cell office:value-type="float" office:value="28.07" calcext:value-type="float">
            <text:p>28.07</text:p>
          </table:table-cell>
          <table:table-cell office:value-type="float" office:value="120.4" calcext:value-type="float">
            <text:p>120.4</text:p>
          </table:table-cell>
          <table:table-cell office:value-type="float" office:value="1021" calcext:value-type="float">
            <text:p>1021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06818" calcext:value-type="float">
            <text:p>0.06818</text:p>
          </table:table-cell>
        </table:table-row>
        <table:table-row table:style-name="ro1">
          <table:table-cell office:value-type="float" office:value="8810955" calcext:value-type="float">
            <text:p>8810955</text:p>
          </table:table-cell>
          <table:table-cell office:value-type="string" calcext:value-type="string">
            <text:p>M</text:p>
          </table:table-cell>
          <table:table-cell office:value-type="float" office:value="14.19" calcext:value-type="float">
            <text:p>14.19</text:p>
          </table:table-cell>
          <table:table-cell office:value-type="float" office:value="23.81" calcext:value-type="float">
            <text:p>23.81</text:p>
          </table:table-cell>
          <table:table-cell office:value-type="float" office:value="92.87" calcext:value-type="float">
            <text:p>92.87</text:p>
          </table:table-cell>
          <table:table-cell office:value-type="float" office:value="610.7" calcext:value-type="float">
            <text:p>610.7</text:p>
          </table:table-cell>
          <table:table-cell office:value-type="float" office:value="0.09463" calcext:value-type="float">
            <text:p>0.09463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4207" calcext:value-type="float">
            <text:p>0.4207</text:p>
          </table:table-cell>
          <table:table-cell office:value-type="float" office:value="1.845" calcext:value-type="float">
            <text:p>1.845</text:p>
          </table:table-cell>
          <table:table-cell office:value-type="float" office:value="3.534" calcext:value-type="float">
            <text:p>3.534</text:p>
          </table:table-cell>
          <table:table-cell office:value-type="float" office:value="31" calcext:value-type="float">
            <text:p>31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4499" calcext:value-type="float">
            <text:p>0.04499</text:p>
          </table:table-cell>
          <table:table-cell office:value-type="float" office:value="0.004768" calcext:value-type="float">
            <text:p>0.004768</text:p>
          </table:table-cell>
          <table:table-cell office:value-type="float" office:value="16.86" calcext:value-type="float">
            <text:p>16.86</text:p>
          </table:table-cell>
          <table:table-cell office:value-type="float" office:value="34.85" calcext:value-type="float">
            <text:p>34.85</text:p>
          </table:table-cell>
          <table:table-cell office:value-type="float" office:value="115" calcext:value-type="float">
            <text:p>115</text:p>
          </table:table-cell>
          <table:table-cell office:value-type="float" office:value="811.3" calcext:value-type="float">
            <text:p>811.3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1026" calcext:value-type="float">
            <text:p>0.1026</text:p>
          </table:table-cell>
        </table:table-row>
        <table:table-row table:style-name="ro1">
          <table:table-cell office:value-type="float" office:value="8810987" calcext:value-type="float">
            <text:p>8810987</text:p>
          </table:table-cell>
          <table:table-cell office:value-type="string" calcext:value-type="string">
            <text:p>M</text:p>
          </table:table-cell>
          <table:table-cell office:value-type="float" office:value="13.86" calcext:value-type="float">
            <text:p>13.86</text:p>
          </table:table-cell>
          <table:table-cell office:value-type="float" office:value="16.93" calcext:value-type="float">
            <text:p>16.93</text:p>
          </table:table-cell>
          <table:table-cell office:value-type="float" office:value="90.96" calcext:value-type="float">
            <text:p>90.96</text:p>
          </table:table-cell>
          <table:table-cell office:value-type="float" office:value="578.9" calcext:value-type="float">
            <text:p>578.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9901" calcext:value-type="float">
            <text:p>0.09901</text:p>
          </table:table-cell>
          <table:table-cell office:value-type="float" office:value="0.05602" calcext:value-type="float">
            <text:p>0.05602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06916" calcext:value-type="float">
            <text:p>0.06916</text:p>
          </table:table-cell>
          <table:table-cell office:value-type="float" office:value="0.2563" calcext:value-type="float">
            <text:p>0.2563</text:p>
          </table:table-cell>
          <table:table-cell office:value-type="float" office:value="1.194" calcext:value-type="float">
            <text:p>1.194</text:p>
          </table:table-cell>
          <table:table-cell office:value-type="float" office:value="1.933" calcext:value-type="float">
            <text:p>1.933</text:p>
          </table:table-cell>
          <table:table-cell office:value-type="float" office:value="22.69" calcext:value-type="float">
            <text:p>22.69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15.75" calcext:value-type="float">
            <text:p>15.75</text:p>
          </table:table-cell>
          <table:table-cell office:value-type="float" office:value="26.93" calcext:value-type="float">
            <text:p>26.93</text:p>
          </table:table-cell>
          <table:table-cell office:value-type="float" office:value="104.4" calcext:value-type="float">
            <text:p>104.4</text:p>
          </table:table-cell>
          <table:table-cell office:value-type="float" office:value="750.1" calcext:value-type="float">
            <text:p>750.1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363" calcext:value-type="float">
            <text:p>0.363</text:p>
          </table:table-cell>
          <table:table-cell office:value-type="float" office:value="0.1059" calcext:value-type="float">
            <text:p>0.1059</text:p>
          </table:table-cell>
        </table:table-row>
        <table:table-row table:style-name="ro1">
          <table:table-cell office:value-type="float" office:value="8811523" calcext:value-type="float">
            <text:p>8811523</text:p>
          </table:table-cell>
          <table:table-cell office:value-type="string" calcext:value-type="string">
            <text:p>B</text:p>
          </table:table-cell>
          <table:table-cell office:value-type="float" office:value="11.89" calcext:value-type="float">
            <text:p>11.89</text:p>
          </table:table-cell>
          <table:table-cell office:value-type="float" office:value="18.35" calcext:value-type="float">
            <text:p>18.35</text:p>
          </table:table-cell>
          <table:table-cell office:value-type="float" office:value="77.32" calcext:value-type="float">
            <text:p>77.32</text:p>
          </table:table-cell>
          <table:table-cell office:value-type="float" office:value="432.2" calcext:value-type="float">
            <text:p>432.2</text:p>
          </table:table-cell>
          <table:table-cell office:value-type="float" office:value="0.09363" calcext:value-type="float">
            <text:p>0.0936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6636" calcext:value-type="float">
            <text:p>0.06636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6314" calcext:value-type="float">
            <text:p>0.06314</text:p>
          </table:table-cell>
          <table:table-cell office:value-type="float" office:value="0.2963" calcext:value-type="float">
            <text:p>0.2963</text:p>
          </table:table-cell>
          <table:table-cell office:value-type="float" office:value="1.563" calcext:value-type="float">
            <text:p>1.563</text:p>
          </table:table-cell>
          <table:table-cell office:value-type="float" office:value="2.087" calcext:value-type="float">
            <text:p>2.087</text:p>
          </table:table-cell>
          <table:table-cell office:value-type="float" office:value="21.46" calcext:value-type="float">
            <text:p>21.46</text:p>
          </table:table-cell>
          <table:table-cell office:value-type="float" office:value="0.008872" calcext:value-type="float">
            <text:p>0.008872</text:p>
          </table:table-cell>
          <table:table-cell office:value-type="float" office:value="0.04192" calcext:value-type="float">
            <text:p>0.04192</text:p>
          </table:table-cell>
          <table:table-cell office:value-type="float" office:value="0.05946" calcext:value-type="float">
            <text:p>0.05946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13.25" calcext:value-type="float">
            <text:p>13.25</text:p>
          </table:table-cell>
          <table:table-cell office:value-type="float" office:value="27.1" calcext:value-type="float">
            <text:p>27.1</text:p>
          </table:table-cell>
          <table:table-cell office:value-type="float" office:value="86.2" calcext:value-type="float">
            <text:p>86.2</text:p>
          </table:table-cell>
          <table:table-cell office:value-type="float" office:value="531.2" calcext:value-type="float">
            <text:p>531.2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08365" calcext:value-type="float">
            <text:p>0.08365</text:p>
          </table:table-cell>
        </table:table-row>
        <table:table-row table:style-name="ro1">
          <table:table-cell office:value-type="float" office:value="8811779" calcext:value-type="float">
            <text:p>8811779</text:p>
          </table:table-cell>
          <table:table-cell office:value-type="string" calcext:value-type="string">
            <text:p>B</text:p>
          </table:table-cell>
          <table:table-cell office:value-type="float" office:value="10.2" calcext:value-type="float">
            <text:p>10.2</text:p>
          </table:table-cell>
          <table:table-cell office:value-type="float" office:value="17.48" calcext:value-type="float">
            <text:p>17.48</text:p>
          </table:table-cell>
          <table:table-cell office:value-type="float" office:value="65.05" calcext:value-type="float">
            <text:p>65.05</text:p>
          </table:table-cell>
          <table:table-cell office:value-type="float" office:value="321.2" calcext:value-type="float">
            <text:p>321.2</text:p>
          </table:table-cell>
          <table:table-cell office:value-type="float" office:value="0.08054" calcext:value-type="float">
            <text:p>0.08054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05774" calcext:value-type="float">
            <text:p>0.05774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06315" calcext:value-type="float">
            <text:p>0.06315</text:p>
          </table:table-cell>
          <table:table-cell office:value-type="float" office:value="0.3567" calcext:value-type="float">
            <text:p>0.3567</text:p>
          </table:table-cell>
          <table:table-cell office:value-type="float" office:value="1.922" calcext:value-type="float">
            <text:p>1.922</text:p>
          </table:table-cell>
          <table:table-cell office:value-type="float" office:value="2.747" calcext:value-type="float">
            <text:p>2.747</text:p>
          </table:table-cell>
          <table:table-cell office:value-type="float" office:value="22.79" calcext:value-type="float">
            <text:p>22.79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5774" calcext:value-type="float">
            <text:p>0.05774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04613" calcext:value-type="float">
            <text:p>0.004613</text:p>
          </table:table-cell>
          <table:table-cell office:value-type="float" office:value="11.48" calcext:value-type="float">
            <text:p>11.48</text:p>
          </table:table-cell>
          <table:table-cell office:value-type="float" office:value="24.47" calcext:value-type="float">
            <text:p>24.47</text:p>
          </table:table-cell>
          <table:table-cell office:value-type="float" office:value="75.4" calcext:value-type="float">
            <text:p>75.4</text:p>
          </table:table-cell>
          <table:table-cell office:value-type="float" office:value="403.7" calcext:value-type="float">
            <text:p>403.7</text:p>
          </table:table-cell>
          <table:table-cell office:value-type="float" office:value="0.09527" calcext:value-type="float">
            <text:p>0.09527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07809" calcext:value-type="float">
            <text:p>0.07809</text:p>
          </table:table-cell>
        </table:table-row>
        <table:table-row table:style-name="ro1">
          <table:table-cell office:value-type="float" office:value="8811842" calcext:value-type="float">
            <text:p>8811842</text:p>
          </table:table-cell>
          <table:table-cell office:value-type="string" calcext:value-type="string">
            <text:p>M</text:p>
          </table:table-cell>
          <table:table-cell office:value-type="float" office:value="19.8" calcext:value-type="float">
            <text:p>19.8</text:p>
          </table:table-cell>
          <table:table-cell office:value-type="float" office:value="21.56" calcext:value-type="float">
            <text:p>21.56</text:p>
          </table:table-cell>
          <table:table-cell office:value-type="float" office:value="129.7" calcext:value-type="float">
            <text:p>129.7</text:p>
          </table:table-cell>
          <table:table-cell office:value-type="float" office:value="1230" calcext:value-type="float">
            <text:p>1230</text:p>
          </table:table-cell>
          <table:table-cell office:value-type="float" office:value="0.09383" calcext:value-type="float">
            <text:p>0.09383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08691" calcext:value-type="float">
            <text:p>0.08691</text:p>
          </table:table-cell>
          <table:table-cell office:value-type="float" office:value="0.2094" calcext:value-type="float">
            <text:p>0.2094</text:p>
          </table:table-cell>
          <table:table-cell office:value-type="float" office:value="0.05581" calcext:value-type="float">
            <text:p>0.05581</text:p>
          </table:table-cell>
          <table:table-cell office:value-type="float" office:value="0.9553" calcext:value-type="float">
            <text:p>0.9553</text:p>
          </table:table-cell>
          <table:table-cell office:value-type="float" office:value="1.186" calcext:value-type="float">
            <text:p>1.186</text:p>
          </table:table-cell>
          <table:table-cell office:value-type="float" office:value="6.487" calcext:value-type="float">
            <text:p>6.487</text:p>
          </table:table-cell>
          <table:table-cell office:value-type="float" office:value="124.4" calcext:value-type="float">
            <text:p>124.4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0.03169" calcext:value-type="float">
            <text:p>0.03169</text:p>
          </table:table-cell>
          <table:table-cell office:value-type="float" office:value="0.03446" calcext:value-type="float">
            <text:p>0.03446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25.73" calcext:value-type="float">
            <text:p>25.73</text:p>
          </table:table-cell>
          <table:table-cell office:value-type="float" office:value="28.64" calcext:value-type="float">
            <text:p>28.64</text:p>
          </table:table-cell>
          <table:table-cell office:value-type="float" office:value="170.3" calcext:value-type="float">
            <text:p>170.3</text:p>
          </table:table-cell>
          <table:table-cell office:value-type="float" office:value="2009" calcext:value-type="float">
            <text:p>2009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182" calcext:value-type="float">
            <text:p>0.182</text:p>
          </table:table-cell>
          <table:table-cell office:value-type="float" office:value="0.307" calcext:value-type="float">
            <text:p>0.307</text:p>
          </table:table-cell>
          <table:table-cell office:value-type="float" office:value="0.08255" calcext:value-type="float">
            <text:p>0.08255</text:p>
          </table:table-cell>
        </table:table-row>
        <table:table-row table:style-name="ro1">
          <table:table-cell office:value-type="float" office:value="88119002" calcext:value-type="float">
            <text:p>88119002</text:p>
          </table:table-cell>
          <table:table-cell office:value-type="string" calcext:value-type="string">
            <text:p>M</text:p>
          </table:table-cell>
          <table:table-cell office:value-type="float" office:value="19.53" calcext:value-type="float">
            <text:p>19.53</text:p>
          </table:table-cell>
          <table:table-cell office:value-type="float" office:value="32.47" calcext:value-type="float">
            <text:p>32.47</text:p>
          </table:table-cell>
          <table:table-cell office:value-type="float" office:value="128" calcext:value-type="float">
            <text:p>128</text:p>
          </table:table-cell>
          <table:table-cell office:value-type="float" office:value="1223" calcext:value-type="float">
            <text:p>1223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6637" calcext:value-type="float">
            <text:p>0.06637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7392" calcext:value-type="float">
            <text:p>0.7392</text:p>
          </table:table-cell>
          <table:table-cell office:value-type="float" office:value="1.321" calcext:value-type="float">
            <text:p>1.321</text:p>
          </table:table-cell>
          <table:table-cell office:value-type="float" office:value="4.722" calcext:value-type="float">
            <text:p>4.722</text:p>
          </table:table-cell>
          <table:table-cell office:value-type="float" office:value="109.9" calcext:value-type="float">
            <text:p>109.9</text:p>
          </table:table-cell>
          <table:table-cell office:value-type="float" office:value="0.005539" calcext:value-type="float">
            <text:p>0.005539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27.9" calcext:value-type="float">
            <text:p>27.9</text:p>
          </table:table-cell>
          <table:table-cell office:value-type="float" office:value="45.41" calcext:value-type="float">
            <text:p>45.41</text:p>
          </table:table-cell>
          <table:table-cell office:value-type="float" office:value="180.2" calcext:value-type="float">
            <text:p>180.2</text:p>
          </table:table-cell>
          <table:table-cell office:value-type="float" office:value="2477" calcext:value-type="float">
            <text:p>2477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07568" calcext:value-type="float">
            <text:p>0.07568</text:p>
          </table:table-cell>
        </table:table-row>
        <table:table-row table:style-name="ro1">
          <table:table-cell office:value-type="float" office:value="8812816" calcext:value-type="float">
            <text:p>8812816</text:p>
          </table:table-cell>
          <table:table-cell office:value-type="string" calcext:value-type="string">
            <text:p>B</text:p>
          </table:table-cell>
          <table:table-cell office:value-type="float" office:value="13.65" calcext:value-type="float">
            <text:p>13.65</text:p>
          </table:table-cell>
          <table:table-cell office:value-type="float" office:value="13.16" calcext:value-type="float">
            <text:p>13.16</text:p>
          </table:table-cell>
          <table:table-cell office:value-type="float" office:value="87.88" calcext:value-type="float">
            <text:p>87.88</text:p>
          </table:table-cell>
          <table:table-cell office:value-type="float" office:value="568.9" calcext:value-type="float">
            <text:p>568.9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0.08711" calcext:value-type="float">
            <text:p>0.08711</text:p>
          </table:table-cell>
          <table:table-cell office:value-type="float" office:value="0.03888" calcext:value-type="float">
            <text:p>0.03888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6344" calcext:value-type="float">
            <text:p>0.06344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4336" calcext:value-type="float">
            <text:p>0.4336</text:p>
          </table:table-cell>
          <table:table-cell office:value-type="float" office:value="1.391" calcext:value-type="float">
            <text:p>1.391</text:p>
          </table:table-cell>
          <table:table-cell office:value-type="float" office:value="17.4" calcext:value-type="float">
            <text:p>17.4</text:p>
          </table:table-cell>
          <table:table-cell office:value-type="float" office:value="0.004133" calcext:value-type="float">
            <text:p>0.004133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06659" calcext:value-type="float">
            <text:p>0.006659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15.34" calcext:value-type="float">
            <text:p>15.34</text:p>
          </table:table-cell>
          <table:table-cell office:value-type="float" office:value="16.35" calcext:value-type="float">
            <text:p>16.35</text:p>
          </table:table-cell>
          <table:table-cell office:value-type="float" office:value="99.71" calcext:value-type="float">
            <text:p>99.71</text:p>
          </table:table-cell>
          <table:table-cell office:value-type="float" office:value="706.2" calcext:value-type="float">
            <text:p>706.2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08056" calcext:value-type="float">
            <text:p>0.08056</text:p>
          </table:table-cell>
          <table:table-cell office:value-type="float" office:value="0.238" calcext:value-type="float">
            <text:p>0.238</text:p>
          </table:table-cell>
          <table:table-cell office:value-type="float" office:value="0.08718" calcext:value-type="float">
            <text:p>0.08718</text:p>
          </table:table-cell>
        </table:table-row>
        <table:table-row table:style-name="ro1">
          <table:table-cell office:value-type="float" office:value="8812818" calcext:value-type="float">
            <text:p>8812818</text:p>
          </table:table-cell>
          <table:table-cell office:value-type="string" calcext:value-type="string">
            <text:p>B</text:p>
          </table:table-cell>
          <table:table-cell office:value-type="float" office:value="13.56" calcext:value-type="float">
            <text:p>13.56</text:p>
          </table:table-cell>
          <table:table-cell office:value-type="float" office:value="13.9" calcext:value-type="float">
            <text:p>13.9</text:p>
          </table:table-cell>
          <table:table-cell office:value-type="float" office:value="88.59" calcext:value-type="float">
            <text:p>88.59</text:p>
          </table:table-cell>
          <table:table-cell office:value-type="float" office:value="561.3" calcext:value-type="float">
            <text:p>561.3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4451" calcext:value-type="float">
            <text:p>0.04451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4981" calcext:value-type="float">
            <text:p>0.4981</text:p>
          </table:table-cell>
          <table:table-cell office:value-type="float" office:value="2.011" calcext:value-type="float">
            <text:p>2.011</text:p>
          </table:table-cell>
          <table:table-cell office:value-type="float" office:value="21.03" calcext:value-type="float">
            <text:p>21.03</text:p>
          </table:table-cell>
          <table:table-cell office:value-type="float" office:value="0.005851" calcext:value-type="float">
            <text:p>0.005851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02918" calcext:value-type="float">
            <text:p>0.002918</text:p>
          </table:table-cell>
          <table:table-cell office:value-type="float" office:value="14.98" calcext:value-type="float">
            <text:p>14.98</text:p>
          </table:table-cell>
          <table:table-cell office:value-type="float" office:value="17.13" calcext:value-type="float">
            <text:p>17.13</text:p>
          </table:table-cell>
          <table:table-cell office:value-type="float" office:value="101.1" calcext:value-type="float">
            <text:p>101.1</text:p>
          </table:table-cell>
          <table:table-cell office:value-type="float" office:value="686.6" calcext:value-type="float">
            <text:p>686.6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3065" calcext:value-type="float">
            <text:p>0.3065</text:p>
          </table:table-cell>
          <table:table-cell office:value-type="float" office:value="0.08177" calcext:value-type="float">
            <text:p>0.08177</text:p>
          </table:table-cell>
        </table:table-row>
        <table:table-row table:style-name="ro1">
          <table:table-cell office:value-type="float" office:value="8812844" calcext:value-type="float">
            <text:p>8812844</text:p>
          </table:table-cell>
          <table:table-cell office:value-type="string" calcext:value-type="string">
            <text:p>B</text:p>
          </table:table-cell>
          <table:table-cell office:value-type="float" office:value="10.18" calcext:value-type="float">
            <text:p>10.18</text:p>
          </table:table-cell>
          <table:table-cell office:value-type="float" office:value="17.53" calcext:value-type="float">
            <text:p>17.53</text:p>
          </table:table-cell>
          <table:table-cell office:value-type="float" office:value="65.12" calcext:value-type="float">
            <text:p>65.12</text:p>
          </table:table-cell>
          <table:table-cell office:value-type="float" office:value="313.1" calcext:value-type="float">
            <text:p>313.1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08502" calcext:value-type="float">
            <text:p>0.08502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6908" calcext:value-type="float">
            <text:p>0.06908</text:p>
          </table:table-cell>
          <table:table-cell office:value-type="float" office:value="0.2467" calcext:value-type="float">
            <text:p>0.2467</text:p>
          </table:table-cell>
          <table:table-cell office:value-type="float" office:value="1.217" calcext:value-type="float">
            <text:p>1.217</text:p>
          </table:table-cell>
          <table:table-cell office:value-type="float" office:value="1.641" calcext:value-type="float">
            <text:p>1.641</text:p>
          </table:table-cell>
          <table:table-cell office:value-type="float" office:value="15.05" calcext:value-type="float">
            <text:p>15.05</text:p>
          </table:table-cell>
          <table:table-cell office:value-type="float" office:value="0.007899" calcext:value-type="float">
            <text:p>0.0078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11.17" calcext:value-type="float">
            <text:p>11.17</text:p>
          </table:table-cell>
          <table:table-cell office:value-type="float" office:value="22.84" calcext:value-type="float">
            <text:p>22.84</text:p>
          </table:table-cell>
          <table:table-cell office:value-type="float" office:value="71.94" calcext:value-type="float">
            <text:p>71.94</text:p>
          </table:table-cell>
          <table:table-cell office:value-type="float" office:value="375.6" calcext:value-type="float">
            <text:p>375.6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144" calcext:value-type="float">
            <text:p>0.144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05575" calcext:value-type="float">
            <text:p>0.0557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08797" calcext:value-type="float">
            <text:p>0.08797</text:p>
          </table:table-cell>
        </table:table-row>
        <table:table-row table:style-name="ro1">
          <table:table-cell office:value-type="float" office:value="8812877" calcext:value-type="float">
            <text:p>8812877</text:p>
          </table:table-cell>
          <table:table-cell office:value-type="string" calcext:value-type="string">
            <text:p>M</text:p>
          </table:table-cell>
          <table:table-cell office:value-type="float" office:value="15.75" calcext:value-type="float">
            <text:p>15.75</text:p>
          </table:table-cell>
          <table:table-cell office:value-type="float" office:value="20.25" calcext:value-type="float">
            <text:p>20.25</text:p>
          </table:table-cell>
          <table:table-cell office:value-type="float" office:value="102.6" calcext:value-type="float">
            <text:p>102.6</text:p>
          </table:table-cell>
          <table:table-cell office:value-type="float" office:value="761.3" calcext:value-type="float">
            <text:p>761.3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9209" calcext:value-type="float">
            <text:p>0.9209</text:p>
          </table:table-cell>
          <table:table-cell office:value-type="float" office:value="2.244" calcext:value-type="float">
            <text:p>2.244</text:p>
          </table:table-cell>
          <table:table-cell office:value-type="float" office:value="32.19" calcext:value-type="float">
            <text:p>32.19</text:p>
          </table:table-cell>
          <table:table-cell office:value-type="float" office:value="0.004766" calcext:value-type="float">
            <text:p>0.004766</text:p>
          </table:table-cell>
          <table:table-cell office:value-type="float" office:value="0.02374" calcext:value-type="float">
            <text:p>0.02374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08637" calcext:value-type="float">
            <text:p>0.008637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03131" calcext:value-type="float">
            <text:p>0.003131</text:p>
          </table:table-cell>
          <table:table-cell office:value-type="float" office:value="19.56" calcext:value-type="float">
            <text:p>19.56</text:p>
          </table:table-cell>
          <table:table-cell office:value-type="float" office:value="30.29" calcext:value-type="float">
            <text:p>30.29</text:p>
          </table:table-cell>
          <table:table-cell office:value-type="float" office:value="125.9" calcext:value-type="float">
            <text:p>125.9</text:p>
          </table:table-cell>
          <table:table-cell office:value-type="float" office:value="1088" calcext:value-type="float">
            <text:p>1088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48" calcext:value-type="float">
            <text:p>0.448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1064" calcext:value-type="float">
            <text:p>0.1064</text:p>
          </table:table-cell>
        </table:table-row>
        <table:table-row table:style-name="ro1">
          <table:table-cell office:value-type="float" office:value="8813129" calcext:value-type="float">
            <text:p>8813129</text:p>
          </table:table-cell>
          <table:table-cell office:value-type="string" calcext:value-type="string">
            <text:p>B</text:p>
          </table:table-cell>
          <table:table-cell office:value-type="float" office:value="13.27" calcext:value-type="float">
            <text:p>13.27</text:p>
          </table:table-cell>
          <table:table-cell office:value-type="float" office:value="17.02" calcext:value-type="float">
            <text:p>17.02</text:p>
          </table:table-cell>
          <table:table-cell office:value-type="float" office:value="84.55" calcext:value-type="float">
            <text:p>84.55</text:p>
          </table:table-cell>
          <table:table-cell office:value-type="float" office:value="546.4" calcext:value-type="float">
            <text:p>546.4</text:p>
          </table:table-cell>
          <table:table-cell office:value-type="float" office:value="0.08445" calcext:value-type="float">
            <text:p>0.08445</text:p>
          </table:table-cell>
          <table:table-cell office:value-type="float" office:value="0.04994" calcext:value-type="float">
            <text:p>0.0499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05674" calcext:value-type="float">
            <text:p>0.05674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8907" calcext:value-type="float">
            <text:p>0.8907</text:p>
          </table:table-cell>
          <table:table-cell office:value-type="float" office:value="2.044" calcext:value-type="float">
            <text:p>2.044</text:p>
          </table:table-cell>
          <table:table-cell office:value-type="float" office:value="24.68" calcext:value-type="float">
            <text:p>24.68</text:p>
          </table:table-cell>
          <table:table-cell office:value-type="float" office:value="0.006032" calcext:value-type="float">
            <text:p>0.006032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2259" calcext:value-type="float">
            <text:p>0.02259</text:p>
          </table:table-cell>
          <table:table-cell office:value-type="float" office:value="0.009057" calcext:value-type="float">
            <text:p>0.009057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02496" calcext:value-type="float">
            <text:p>0.002496</text:p>
          </table:table-cell>
          <table:table-cell office:value-type="float" office:value="15.14" calcext:value-type="float">
            <text:p>15.14</text:p>
          </table:table-cell>
          <table:table-cell office:value-type="float" office:value="23.6" calcext:value-type="float">
            <text:p>23.6</text:p>
          </table:table-cell>
          <table:table-cell office:value-type="float" office:value="98.84" calcext:value-type="float">
            <text:p>98.84</text:p>
          </table:table-cell>
          <table:table-cell office:value-type="float" office:value="708.8" calcext:value-type="float">
            <text:p>708.8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09678" calcext:value-type="float">
            <text:p>0.09678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07623" calcext:value-type="float">
            <text:p>0.07623</text:p>
          </table:table-cell>
        </table:table-row>
        <table:table-row table:style-name="ro1">
          <table:table-cell office:value-type="float" office:value="88143502" calcext:value-type="float">
            <text:p>88143502</text:p>
          </table:table-cell>
          <table:table-cell office:value-type="string" calcext:value-type="string">
            <text:p>B</text:p>
          </table:table-cell>
          <table:table-cell office:value-type="float" office:value="14.34" calcext:value-type="float">
            <text:p>14.34</text:p>
          </table:table-cell>
          <table:table-cell office:value-type="float" office:value="13.47" calcext:value-type="float">
            <text:p>13.47</text:p>
          </table:table-cell>
          <table:table-cell office:value-type="float" office:value="92.51" calcext:value-type="float">
            <text:p>92.51</text:p>
          </table:table-cell>
          <table:table-cell office:value-type="float" office:value="641.2" calcext:value-type="float">
            <text:p>641.2</text:p>
          </table:table-cell>
          <table:table-cell office:value-type="float" office:value="0.09906" calcext:value-type="float">
            <text:p>0.09906</text:p>
          </table:table-cell>
          <table:table-cell office:value-type="float" office:value="0.07624" calcext:value-type="float">
            <text:p>0.07624</text:p>
          </table:table-cell>
          <table:table-cell office:value-type="float" office:value="0.05724" calcext:value-type="float">
            <text:p>0.05724</text:p>
          </table:table-cell>
          <table:table-cell office:value-type="float" office:value="0.04603" calcext:value-type="float">
            <text:p>0.0460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5448" calcext:value-type="float">
            <text:p>0.05448</text:p>
          </table:table-cell>
          <table:table-cell office:value-type="float" office:value="0.522" calcext:value-type="float">
            <text:p>0.522</text:p>
          </table:table-cell>
          <table:table-cell office:value-type="float" office:value="0.8121" calcext:value-type="float">
            <text:p>0.8121</text:p>
          </table:table-cell>
          <table:table-cell office:value-type="float" office:value="3.763" calcext:value-type="float">
            <text:p>3.763</text:p>
          </table:table-cell>
          <table:table-cell office:value-type="float" office:value="48.29" calcext:value-type="float">
            <text:p>48.29</text:p>
          </table:table-cell>
          <table:table-cell office:value-type="float" office:value="0.007089" calcext:value-type="float">
            <text:p>0.007089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2266" calcext:value-type="float">
            <text:p>0.02266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16.77" calcext:value-type="float">
            <text:p>16.77</text:p>
          </table:table-cell>
          <table:table-cell office:value-type="float" office:value="16.9" calcext:value-type="float">
            <text:p>16.9</text:p>
          </table:table-cell>
          <table:table-cell office:value-type="float" office:value="110.4" calcext:value-type="float">
            <text:p>110.4</text:p>
          </table:table-cell>
          <table:table-cell office:value-type="float" office:value="873.2" calcext:value-type="float">
            <text:p>873.2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06072" calcext:value-type="float">
            <text:p>0.06072</text:p>
          </table:table-cell>
        </table:table-row>
        <table:table-row table:style-name="ro1">
          <table:table-cell office:value-type="float" office:value="88147101" calcext:value-type="float">
            <text:p>88147101</text:p>
          </table:table-cell>
          <table:table-cell office:value-type="string" calcext:value-type="string">
            <text:p>B</text:p>
          </table:table-cell>
          <table:table-cell office:value-type="float" office:value="10.44" calcext:value-type="float">
            <text:p>10.44</text:p>
          </table:table-cell>
          <table:table-cell office:value-type="float" office:value="15.46" calcext:value-type="float">
            <text:p>15.46</text:p>
          </table:table-cell>
          <table:table-cell office:value-type="float" office:value="66.62" calcext:value-type="float">
            <text:p>66.62</text:p>
          </table:table-cell>
          <table:table-cell office:value-type="float" office:value="329.6" calcext:value-type="float">
            <text:p>329.6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7722" calcext:value-type="float">
            <text:p>0.07722</text:p>
          </table:table-cell>
          <table:table-cell office:value-type="float" office:value="0.006643" calcext:value-type="float">
            <text:p>0.006643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1.208" calcext:value-type="float">
            <text:p>1.208</text:p>
          </table:table-cell>
          <table:table-cell office:value-type="float" office:value="11.86" calcext:value-type="float">
            <text:p>11.86</text:p>
          </table:table-cell>
          <table:table-cell office:value-type="float" office:value="0.006513" calcext:value-type="float">
            <text:p>0.006513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02821" calcext:value-type="float">
            <text:p>0.002821</text:p>
          </table:table-cell>
          <table:table-cell office:value-type="float" office:value="11.52" calcext:value-type="float">
            <text:p>11.52</text:p>
          </table:table-cell>
          <table:table-cell office:value-type="float" office:value="19.8" calcext:value-type="float">
            <text:p>19.8</text:p>
          </table:table-cell>
          <table:table-cell office:value-type="float" office:value="73.47" calcext:value-type="float">
            <text:p>73.47</text:p>
          </table:table-cell>
          <table:table-cell office:value-type="float" office:value="395.4" calcext:value-type="float">
            <text:p>395.4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04464" calcext:value-type="float">
            <text:p>0.04464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08269" calcext:value-type="float">
            <text:p>0.08269</text:p>
          </table:table-cell>
        </table:table-row>
        <table:table-row table:style-name="ro1">
          <table:table-cell office:value-type="float" office:value="88147102" calcext:value-type="float">
            <text:p>88147102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5.51" calcext:value-type="float">
            <text:p>15.51</text:p>
          </table:table-cell>
          <table:table-cell office:value-type="float" office:value="97.45" calcext:value-type="float">
            <text:p>97.45</text:p>
          </table:table-cell>
          <table:table-cell office:value-type="float" office:value="684.5" calcext:value-type="float">
            <text:p>684.5</text:p>
          </table:table-cell>
          <table:table-cell office:value-type="float" office:value="0.08371" calcext:value-type="float">
            <text:p>0.08371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6505" calcext:value-type="float">
            <text:p>0.06505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4966" calcext:value-type="float">
            <text:p>0.4966</text:p>
          </table:table-cell>
          <table:table-cell office:value-type="float" office:value="2.276" calcext:value-type="float">
            <text:p>2.276</text:p>
          </table:table-cell>
          <table:table-cell office:value-type="float" office:value="19.88" calcext:value-type="float">
            <text:p>19.88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3207" calcext:value-type="float">
            <text:p>0.03207</text:p>
          </table:table-cell>
          <table:table-cell office:value-type="float" office:value="0.03644" calcext:value-type="float">
            <text:p>0.0364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16.41" calcext:value-type="float">
            <text:p>16.41</text:p>
          </table:table-cell>
          <table:table-cell office:value-type="float" office:value="19.31" calcext:value-type="float">
            <text:p>19.31</text:p>
          </table:table-cell>
          <table:table-cell office:value-type="float" office:value="114.2" calcext:value-type="float">
            <text:p>114.2</text:p>
          </table:table-cell>
          <table:table-cell office:value-type="float" office:value="808.2" calcext:value-type="float">
            <text:p>808.2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08362" calcext:value-type="float">
            <text:p>0.08362</text:p>
          </table:table-cell>
        </table:table-row>
        <table:table-row table:style-name="ro1">
          <table:table-cell office:value-type="float" office:value="88147202" calcext:value-type="float">
            <text:p>88147202</text:p>
          </table:table-cell>
          <table:table-cell office:value-type="string" calcext:value-type="string">
            <text:p>B</text:p>
          </table:table-cell>
          <table:table-cell office:value-type="float" office:value="12.62" calcext:value-type="float">
            <text:p>12.62</text:p>
          </table:table-cell>
          <table:table-cell office:value-type="float" office:value="23.97" calcext:value-type="float">
            <text:p>23.97</text:p>
          </table:table-cell>
          <table:table-cell office:value-type="float" office:value="81.35" calcext:value-type="float">
            <text:p>81.35</text:p>
          </table:table-cell>
          <table:table-cell office:value-type="float" office:value="496.4" calcext:value-type="float">
            <text:p>496.4</text:p>
          </table:table-cell>
          <table:table-cell office:value-type="float" office:value="0.07903" calcext:value-type="float">
            <text:p>0.07903</text:p>
          </table:table-cell>
          <table:table-cell office:value-type="float" office:value="0.07529" calcext:value-type="float">
            <text:p>0.07529</text:p>
          </table:table-cell>
          <table:table-cell office:value-type="float" office:value="0.05438" calcext:value-type="float">
            <text:p>0.0543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2449" calcext:value-type="float">
            <text:p>0.2449</text:p>
          </table:table-cell>
          <table:table-cell office:value-type="float" office:value="1.066" calcext:value-type="float">
            <text:p>1.066</text:p>
          </table:table-cell>
          <table:table-cell office:value-type="float" office:value="1.445" calcext:value-type="float">
            <text:p>1.445</text:p>
          </table:table-cell>
          <table:table-cell office:value-type="float" office:value="18.51" calcext:value-type="float">
            <text:p>18.51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08691" calcext:value-type="float">
            <text:p>0.00869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14.2" calcext:value-type="float">
            <text:p>14.2</text:p>
          </table:table-cell>
          <table:table-cell office:value-type="float" office:value="31.31" calcext:value-type="float">
            <text:p>31.31</text:p>
          </table:table-cell>
          <table:table-cell office:value-type="float" office:value="90.67" calcext:value-type="float">
            <text:p>90.67</text:p>
          </table:table-cell>
          <table:table-cell office:value-type="float" office:value="624" calcext:value-type="float">
            <text:p>624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09585" calcext:value-type="float">
            <text:p>0.09585</text:p>
          </table:table-cell>
        </table:table-row>
        <table:table-row table:style-name="ro1">
          <table:table-cell office:value-type="float" office:value="881861" calcext:value-type="float">
            <text:p>881861</text:p>
          </table:table-cell>
          <table:table-cell office:value-type="string" calcext:value-type="string">
            <text:p>M</text:p>
          </table:table-cell>
          <table:table-cell office:value-type="float" office:value="12.83" calcext:value-type="float">
            <text:p>12.83</text:p>
          </table:table-cell>
          <table:table-cell office:value-type="float" office:value="22.33" calcext:value-type="float">
            <text:p>22.33</text:p>
          </table:table-cell>
          <table:table-cell office:value-type="float" office:value="85.26" calcext:value-type="float">
            <text:p>85.26</text:p>
          </table:table-cell>
          <table:table-cell office:value-type="float" office:value="503.2" calcext:value-type="float">
            <text:p>503.2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06861" calcext:value-type="float">
            <text:p>0.06861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07254" calcext:value-type="float">
            <text:p>0.07254</text:p>
          </table:table-cell>
          <table:table-cell office:value-type="float" office:value="0.3061" calcext:value-type="float">
            <text:p>0.3061</text:p>
          </table:table-cell>
          <table:table-cell office:value-type="float" office:value="1.069" calcext:value-type="float">
            <text:p>1.069</text:p>
          </table:table-cell>
          <table:table-cell office:value-type="float" office:value="2.257" calcext:value-type="float">
            <text:p>2.257</text:p>
          </table:table-cell>
          <table:table-cell office:value-type="float" office:value="25.13" calcext:value-type="float">
            <text:p>25.13</text:p>
          </table:table-cell>
          <table:table-cell office:value-type="float" office:value="0.006983" calcext:value-type="float">
            <text:p>0.00698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5617" calcext:value-type="float">
            <text:p>0.005617</text:p>
          </table:table-cell>
          <table:table-cell office:value-type="float" office:value="15.2" calcext:value-type="float">
            <text:p>15.2</text:p>
          </table:table-cell>
          <table:table-cell office:value-type="float" office:value="30.15" calcext:value-type="float">
            <text:p>30.15</text:p>
          </table:table-cell>
          <table:table-cell office:value-type="float" office:value="105.3" calcext:value-type="float">
            <text:p>105.3</text:p>
          </table:table-cell>
          <table:table-cell office:value-type="float" office:value="706" calcext:value-type="float">
            <text:p>706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1243" calcext:value-type="float">
            <text:p>0.1243</text:p>
          </table:table-cell>
        </table:table-row>
        <table:table-row table:style-name="ro1">
          <table:table-cell office:value-type="float" office:value="881972" calcext:value-type="float">
            <text:p>881972</text:p>
          </table:table-cell>
          <table:table-cell office:value-type="string" calcext:value-type="string">
            <text:p>M</text:p>
          </table:table-cell>
          <table:table-cell office:value-type="float" office:value="17.05" calcext:value-type="float">
            <text:p>17.05</text:p>
          </table:table-cell>
          <table:table-cell office:value-type="float" office:value="19.08" calcext:value-type="float">
            <text:p>19.08</text:p>
          </table:table-cell>
          <table:table-cell office:value-type="float" office:value="113.4" calcext:value-type="float">
            <text:p>113.4</text:p>
          </table:table-cell>
          <table:table-cell office:value-type="float" office:value="895" calcext:value-type="float">
            <text:p>895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9" calcext:value-type="float">
            <text:p>0.109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6325" calcext:value-type="float">
            <text:p>0.06325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679" calcext:value-type="float">
            <text:p>0.679</text:p>
          </table:table-cell>
          <table:table-cell office:value-type="float" office:value="2.153" calcext:value-type="float">
            <text:p>2.153</text:p>
          </table:table-cell>
          <table:table-cell office:value-type="float" office:value="31.98" calcext:value-type="float">
            <text:p>31.98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19.59" calcext:value-type="float">
            <text:p>19.59</text:p>
          </table:table-cell>
          <table:table-cell office:value-type="float" office:value="24.89" calcext:value-type="float">
            <text:p>24.89</text:p>
          </table:table-cell>
          <table:table-cell office:value-type="float" office:value="133.5" calcext:value-type="float">
            <text:p>133.5</text:p>
          </table:table-cell>
          <table:table-cell office:value-type="float" office:value="1189" calcext:value-type="float">
            <text:p>1189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09061" calcext:value-type="float">
            <text:p>0.09061</text:p>
          </table:table-cell>
        </table:table-row>
        <table:table-row table:style-name="ro1">
          <table:table-cell office:value-type="float" office:value="88199202" calcext:value-type="float">
            <text:p>88199202</text:p>
          </table:table-cell>
          <table:table-cell office:value-type="string" calcext:value-type="string">
            <text:p>B</text:p>
          </table:table-cell>
          <table:table-cell office:value-type="float" office:value="11.32" calcext:value-type="float">
            <text:p>11.32</text:p>
          </table:table-cell>
          <table:table-cell office:value-type="float" office:value="27.08" calcext:value-type="float">
            <text:p>27.08</text:p>
          </table:table-cell>
          <table:table-cell office:value-type="float" office:value="71.76" calcext:value-type="float">
            <text:p>71.76</text:p>
          </table:table-cell>
          <table:table-cell office:value-type="float" office:value="395.7" calcext:value-type="float">
            <text:p>395.7</text:p>
          </table:table-cell>
          <table:table-cell office:value-type="float" office:value="0.06883" calcext:value-type="float">
            <text:p>0.06883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8927" calcext:value-type="float">
            <text:p>0.8927</text:p>
          </table:table-cell>
          <table:table-cell office:value-type="float" office:value="1.059" calcext:value-type="float">
            <text:p>1.059</text:p>
          </table:table-cell>
          <table:table-cell office:value-type="float" office:value="8.605" calcext:value-type="float">
            <text:p>8.605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12.08" calcext:value-type="float">
            <text:p>12.08</text:p>
          </table:table-cell>
          <table:table-cell office:value-type="float" office:value="33.75" calcext:value-type="float">
            <text:p>33.75</text:p>
          </table:table-cell>
          <table:table-cell office:value-type="float" office:value="79.82" calcext:value-type="float">
            <text:p>79.82</text:p>
          </table:table-cell>
          <table:table-cell office:value-type="float" office:value="452.3" calcext:value-type="float">
            <text:p>452.3</text:p>
          </table:table-cell>
          <table:table-cell office:value-type="float" office:value="0.09203" calcext:value-type="float">
            <text:p>0.09203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07087" calcext:value-type="float">
            <text:p>0.07087</text:p>
          </table:table-cell>
        </table:table-row>
        <table:table-row table:style-name="ro1">
          <table:table-cell office:value-type="float" office:value="88203002" calcext:value-type="float">
            <text:p>88203002</text:p>
          </table:table-cell>
          <table:table-cell office:value-type="string" calcext:value-type="string">
            <text:p>B</text:p>
          </table:table-cell>
          <table:table-cell office:value-type="float" office:value="11.22" calcext:value-type="float">
            <text:p>11.22</text:p>
          </table:table-cell>
          <table:table-cell office:value-type="float" office:value="33.81" calcext:value-type="float">
            <text:p>33.81</text:p>
          </table:table-cell>
          <table:table-cell office:value-type="float" office:value="70.79" calcext:value-type="float">
            <text:p>70.79</text:p>
          </table:table-cell>
          <table:table-cell office:value-type="float" office:value="386.8" calcext:value-type="float">
            <text:p>386.8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3574" calcext:value-type="float">
            <text:p>0.03574</text:p>
          </table:table-cell>
          <table:table-cell office:value-type="float" office:value="0.004967" calcext:value-type="float">
            <text:p>0.004967</text:p>
          </table:table-cell>
          <table:table-cell office:value-type="float" office:value="0.006434" calcext:value-type="float">
            <text:p>0.006434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2239" calcext:value-type="float">
            <text:p>0.2239</text:p>
          </table:table-cell>
          <table:table-cell office:value-type="float" office:value="1.647" calcext:value-type="float">
            <text:p>1.647</text:p>
          </table:table-cell>
          <table:table-cell office:value-type="float" office:value="1.489" calcext:value-type="float">
            <text:p>1.489</text:p>
          </table:table-cell>
          <table:table-cell office:value-type="float" office:value="15.46" calcext:value-type="float">
            <text:p>15.46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0.003223" calcext:value-type="float">
            <text:p>0.003223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12.36" calcext:value-type="float">
            <text:p>12.36</text:p>
          </table:table-cell>
          <table:table-cell office:value-type="float" office:value="41.78" calcext:value-type="float">
            <text:p>41.78</text:p>
          </table:table-cell>
          <table:table-cell office:value-type="float" office:value="78.44" calcext:value-type="float">
            <text:p>78.44</text:p>
          </table:table-cell>
          <table:table-cell office:value-type="float" office:value="470.9" calcext:value-type="float">
            <text:p>470.9</text:p>
          </table:table-cell>
          <table:table-cell office:value-type="float" office:value="0.09994" calcext:value-type="float">
            <text:p>0.09994</text:p>
          </table:table-cell>
          <table:table-cell office:value-type="float" office:value="0.06885" calcext:value-type="float">
            <text:p>0.06885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3002" calcext:value-type="float">
            <text:p>0.03002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07307" calcext:value-type="float">
            <text:p>0.07307</text:p>
          </table:table-cell>
        </table:table-row>
        <table:table-row table:style-name="ro1">
          <table:table-cell office:value-type="float" office:value="88206102" calcext:value-type="float">
            <text:p>88206102</text:p>
          </table:table-cell>
          <table:table-cell office:value-type="string" calcext:value-type="string">
            <text:p>M</text:p>
          </table:table-cell>
          <table:table-cell office:value-type="float" office:value="20.51" calcext:value-type="float">
            <text:p>20.51</text:p>
          </table:table-cell>
          <table:table-cell office:value-type="float" office:value="27.81" calcext:value-type="float">
            <text:p>27.81</text:p>
          </table:table-cell>
          <table:table-cell office:value-type="float" office:value="134.4" calcext:value-type="float">
            <text:p>134.4</text:p>
          </table:table-cell>
          <table:table-cell office:value-type="float" office:value="1319" calcext:value-type="float">
            <text:p>1319</text:p>
          </table:table-cell>
          <table:table-cell office:value-type="float" office:value="0.09159" calcext:value-type="float">
            <text:p>0.09159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05592" calcext:value-type="float">
            <text:p>0.05592</text:p>
          </table:table-cell>
          <table:table-cell office:value-type="float" office:value="0.524" calcext:value-type="float">
            <text:p>0.524</text:p>
          </table:table-cell>
          <table:table-cell office:value-type="float" office:value="1.189" calcext:value-type="float">
            <text:p>1.189</text:p>
          </table:table-cell>
          <table:table-cell office:value-type="float" office:value="3.767" calcext:value-type="float">
            <text:p>3.767</text:p>
          </table:table-cell>
          <table:table-cell office:value-type="float" office:value="70.01" calcext:value-type="float">
            <text:p>70.01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3457" calcext:value-type="float">
            <text:p>0.03457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24.47" calcext:value-type="float">
            <text:p>24.47</text:p>
          </table:table-cell>
          <table:table-cell office:value-type="float" office:value="37.38" calcext:value-type="float">
            <text:p>37.38</text:p>
          </table:table-cell>
          <table:table-cell office:value-type="float" office:value="162.7" calcext:value-type="float">
            <text:p>162.7</text:p>
          </table:table-cell>
          <table:table-cell office:value-type="float" office:value="1872" calcext:value-type="float">
            <text:p>1872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08328" calcext:value-type="float">
            <text:p>0.08328</text:p>
          </table:table-cell>
        </table:table-row>
        <table:table-row table:style-name="ro1">
          <table:table-cell office:value-type="float" office:value="882488" calcext:value-type="float">
            <text:p>882488</text:p>
          </table:table-cell>
          <table:table-cell office:value-type="string" calcext:value-type="string">
            <text:p>B</text:p>
          </table:table-cell>
          <table:table-cell office:value-type="float" office:value="9.567" calcext:value-type="float">
            <text:p>9.567</text:p>
          </table:table-cell>
          <table:table-cell office:value-type="float" office:value="15.91" calcext:value-type="float">
            <text:p>15.91</text:p>
          </table:table-cell>
          <table:table-cell office:value-type="float" office:value="60.21" calcext:value-type="float">
            <text:p>60.21</text:p>
          </table:table-cell>
          <table:table-cell office:value-type="float" office:value="279.6" calcext:value-type="float">
            <text:p>279.6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04087" calcext:value-type="float">
            <text:p>0.04087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06403" calcext:value-type="float">
            <text:p>0.06403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.215" calcext:value-type="float">
            <text:p>1.215</text:p>
          </table:table-cell>
          <table:table-cell office:value-type="float" office:value="12.64" calcext:value-type="float">
            <text:p>12.64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.009623" calcext:value-type="float">
            <text:p>0.009623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10.51" calcext:value-type="float">
            <text:p>10.51</text:p>
          </table:table-cell>
          <table:table-cell office:value-type="float" office:value="19.16" calcext:value-type="float">
            <text:p>19.16</text:p>
          </table:table-cell>
          <table:table-cell office:value-type="float" office:value="65.74" calcext:value-type="float">
            <text:p>65.74</text:p>
          </table:table-cell>
          <table:table-cell office:value-type="float" office:value="335.9" calcext:value-type="float">
            <text:p>335.9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09515" calcext:value-type="float">
            <text:p>0.09515</text:p>
          </table:table-cell>
          <table:table-cell office:value-type="float" office:value="0.07161" calcext:value-type="float">
            <text:p>0.07161</text:p>
          </table:table-cell>
          <table:table-cell office:value-type="float" office:value="0.07222" calcext:value-type="float">
            <text:p>0.07222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08178" calcext:value-type="float">
            <text:p>0.08178</text:p>
          </table:table-cell>
        </table:table-row>
        <table:table-row table:style-name="ro1">
          <table:table-cell office:value-type="float" office:value="88249602" calcext:value-type="float">
            <text:p>88249602</text:p>
          </table:table-cell>
          <table:table-cell office:value-type="string" calcext:value-type="string">
            <text:p>B</text:p>
          </table:table-cell>
          <table:table-cell office:value-type="float" office:value="14.03" calcext:value-type="float">
            <text:p>14.03</text:p>
          </table:table-cell>
          <table:table-cell office:value-type="float" office:value="21.25" calcext:value-type="float">
            <text:p>21.25</text:p>
          </table:table-cell>
          <table:table-cell office:value-type="float" office:value="89.79" calcext:value-type="float">
            <text:p>89.79</text:p>
          </table:table-cell>
          <table:table-cell office:value-type="float" office:value="603.4" calcext:value-type="float">
            <text:p>603.4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5835" calcext:value-type="float">
            <text:p>0.05835</text:p>
          </table:table-cell>
          <table:table-cell office:value-type="float" office:value="0.2589" calcext:value-type="float">
            <text:p>0.2589</text:p>
          </table:table-cell>
          <table:table-cell office:value-type="float" office:value="1.503" calcext:value-type="float">
            <text:p>1.503</text:p>
          </table:table-cell>
          <table:table-cell office:value-type="float" office:value="1.667" calcext:value-type="float">
            <text:p>1.667</text:p>
          </table:table-cell>
          <table:table-cell office:value-type="float" office:value="22.07" calcext:value-type="float">
            <text:p>22.07</text:p>
          </table:table-cell>
          <table:table-cell office:value-type="float" office:value="0.007389" calcext:value-type="float">
            <text:p>0.007389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7302" calcext:value-type="float">
            <text:p>0.007302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15.33" calcext:value-type="float">
            <text:p>15.33</text:p>
          </table:table-cell>
          <table:table-cell office:value-type="float" office:value="30.28" calcext:value-type="float">
            <text:p>30.28</text:p>
          </table:table-cell>
          <table:table-cell office:value-type="float" office:value="98.27" calcext:value-type="float">
            <text:p>98.27</text:p>
          </table:table-cell>
          <table:table-cell office:value-type="float" office:value="715.5" calcext:value-type="float">
            <text:p>715.5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06231" calcext:value-type="float">
            <text:p>0.06231</text:p>
          </table:table-cell>
          <table:table-cell office:value-type="float" office:value="0.07963" calcext:value-type="float">
            <text:p>0.0796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7617" calcext:value-type="float">
            <text:p>0.07617</text:p>
          </table:table-cell>
        </table:table-row>
        <table:table-row table:style-name="ro1">
          <table:table-cell office:value-type="float" office:value="88299702" calcext:value-type="float">
            <text:p>88299702</text:p>
          </table:table-cell>
          <table:table-cell office:value-type="string" calcext:value-type="string">
            <text:p>M</text:p>
          </table:table-cell>
          <table:table-cell office:value-type="float" office:value="23.21" calcext:value-type="float">
            <text:p>23.21</text:p>
          </table:table-cell>
          <table:table-cell office:value-type="float" office:value="26.97" calcext:value-type="float">
            <text:p>26.97</text:p>
          </table:table-cell>
          <table:table-cell office:value-type="float" office:value="153.5" calcext:value-type="float">
            <text:p>153.5</text:p>
          </table:table-cell>
          <table:table-cell office:value-type="float" office:value="1670" calcext:value-type="float">
            <text:p>1670</text:p>
          </table:table-cell>
          <table:table-cell office:value-type="float" office:value="0.09509" calcext:value-type="float">
            <text:p>0.09509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06309" calcext:value-type="float">
            <text:p>0.06309</text:p>
          </table:table-cell>
          <table:table-cell office:value-type="float" office:value="1.058" calcext:value-type="float">
            <text:p>1.058</text:p>
          </table:table-cell>
          <table:table-cell office:value-type="float" office:value="0.9635" calcext:value-type="float">
            <text:p>0.9635</text:p>
          </table:table-cell>
          <table:table-cell office:value-type="float" office:value="7.247" calcext:value-type="float">
            <text:p>7.247</text:p>
          </table:table-cell>
          <table:table-cell office:value-type="float" office:value="155.8" calcext:value-type="float">
            <text:p>155.8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0.02863" calcext:value-type="float">
            <text:p>0.02863</text:p>
          </table:table-cell>
          <table:table-cell office:value-type="float" office:value="0.04497" calcext:value-type="float">
            <text:p>0.04497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31.01" calcext:value-type="float">
            <text:p>31.01</text:p>
          </table:table-cell>
          <table:table-cell office:value-type="float" office:value="34.51" calcext:value-type="float">
            <text:p>34.51</text:p>
          </table:table-cell>
          <table:table-cell office:value-type="float" office:value="206" calcext:value-type="float">
            <text:p>206</text:p>
          </table:table-cell>
          <table:table-cell office:value-type="float" office:value="2944" calcext:value-type="float">
            <text:p>2944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582" calcext:value-type="float">
            <text:p>0.582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08677" calcext:value-type="float">
            <text:p>0.08677</text:p>
          </table:table-cell>
        </table:table-row>
        <table:table-row table:style-name="ro1">
          <table:table-cell office:value-type="float" office:value="883263" calcext:value-type="float">
            <text:p>883263</text:p>
          </table:table-cell>
          <table:table-cell office:value-type="string" calcext:value-type="string">
            <text:p>M</text:p>
          </table:table-cell>
          <table:table-cell office:value-type="float" office:value="20.48" calcext:value-type="float">
            <text:p>20.48</text:p>
          </table:table-cell>
          <table:table-cell office:value-type="float" office:value="21.46" calcext:value-type="float">
            <text:p>21.46</text:p>
          </table:table-cell>
          <table:table-cell office:value-type="float" office:value="132.5" calcext:value-type="float">
            <text:p>132.5</text:p>
          </table:table-cell>
          <table:table-cell office:value-type="float" office:value="1306" calcext:value-type="float">
            <text:p>1306</text:p>
          </table:table-cell>
          <table:table-cell office:value-type="float" office:value="0.08355" calcext:value-type="float">
            <text:p>0.08355</text:p>
          </table:table-cell>
          <table:table-cell office:value-type="float" office:value="0.08348" calcext:value-type="float">
            <text:p>0.08348</text:p>
          </table:table-cell>
          <table:table-cell office:value-type="float" office:value="0.09042" calcext:value-type="float">
            <text:p>0.09042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5177" calcext:value-type="float">
            <text:p>0.05177</text:p>
          </table:table-cell>
          <table:table-cell office:value-type="float" office:value="0.6874" calcext:value-type="float">
            <text:p>0.6874</text:p>
          </table:table-cell>
          <table:table-cell office:value-type="float" office:value="1.041" calcext:value-type="float">
            <text:p>1.041</text:p>
          </table:table-cell>
          <table:table-cell office:value-type="float" office:value="5.144" calcext:value-type="float">
            <text:p>5.144</text:p>
          </table:table-cell>
          <table:table-cell office:value-type="float" office:value="83.5" calcext:value-type="float">
            <text:p>83.5</text:p>
          </table:table-cell>
          <table:table-cell office:value-type="float" office:value="0.007959" calcext:value-type="float">
            <text:p>0.007959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4257" calcext:value-type="float">
            <text:p>0.04257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24.22" calcext:value-type="float">
            <text:p>24.22</text:p>
          </table:table-cell>
          <table:table-cell office:value-type="float" office:value="26.17" calcext:value-type="float">
            <text:p>26.17</text:p>
          </table:table-cell>
          <table:table-cell office:value-type="float" office:value="161.7" calcext:value-type="float">
            <text:p>161.7</text:p>
          </table:table-cell>
          <table:table-cell office:value-type="float" office:value="1750" calcext:value-type="float">
            <text:p>1750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07127" calcext:value-type="float">
            <text:p>0.07127</text:p>
          </table:table-cell>
        </table:table-row>
        <table:table-row table:style-name="ro1">
          <table:table-cell office:value-type="float" office:value="883270" calcext:value-type="float">
            <text:p>883270</text:p>
          </table:table-cell>
          <table:table-cell office:value-type="string" calcext:value-type="string">
            <text:p>B</text:p>
          </table:table-cell>
          <table:table-cell office:value-type="float" office:value="14.22" calcext:value-type="float">
            <text:p>14.22</text:p>
          </table:table-cell>
          <table:table-cell office:value-type="float" office:value="27.85" calcext:value-type="float">
            <text:p>27.85</text:p>
          </table:table-cell>
          <table:table-cell office:value-type="float" office:value="92.55" calcext:value-type="float">
            <text:p>92.55</text:p>
          </table:table-cell>
          <table:table-cell office:value-type="float" office:value="623.9" calcext:value-type="float">
            <text:p>623.9</text:p>
          </table:table-cell>
          <table:table-cell office:value-type="float" office:value="0.08223" calcext:value-type="float">
            <text:p>0.08223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3354" calcext:value-type="float">
            <text:p>0.3354</text:p>
          </table:table-cell>
          <table:table-cell office:value-type="float" office:value="2.324" calcext:value-type="float">
            <text:p>2.324</text:p>
          </table:table-cell>
          <table:table-cell office:value-type="float" office:value="2.105" calcext:value-type="float">
            <text:p>2.105</text:p>
          </table:table-cell>
          <table:table-cell office:value-type="float" office:value="29.96" calcext:value-type="float">
            <text:p>29.96</text:p>
          </table:table-cell>
          <table:table-cell office:value-type="float" office:value="0.006307" calcext:value-type="float">
            <text:p>0.006307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15.75" calcext:value-type="float">
            <text:p>15.75</text:p>
          </table:table-cell>
          <table:table-cell office:value-type="float" office:value="40.54" calcext:value-type="float">
            <text:p>40.54</text:p>
          </table:table-cell>
          <table:table-cell office:value-type="float" office:value="102.5" calcext:value-type="float">
            <text:p>102.5</text:p>
          </table:table-cell>
          <table:table-cell office:value-type="float" office:value="764" calcext:value-type="float">
            <text:p>764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08219" calcext:value-type="float">
            <text:p>0.08219</text:p>
          </table:table-cell>
          <table:table-cell office:value-type="float" office:value="0.189" calcext:value-type="float">
            <text:p>0.189</text:p>
          </table:table-cell>
          <table:table-cell office:value-type="float" office:value="0.07796" calcext:value-type="float">
            <text:p>0.07796</text:p>
          </table:table-cell>
        </table:table-row>
        <table:table-row table:style-name="ro1">
          <table:table-cell office:value-type="float" office:value="88330202" calcext:value-type="float">
            <text:p>88330202</text:p>
          </table:table-cell>
          <table:table-cell office:value-type="string" calcext:value-type="string">
            <text:p>M</text:p>
          </table:table-cell>
          <table:table-cell office:value-type="float" office:value="17.46" calcext:value-type="float">
            <text:p>17.46</text:p>
          </table:table-cell>
          <table:table-cell office:value-type="float" office:value="39.28" calcext:value-type="float">
            <text:p>39.28</text:p>
          </table:table-cell>
          <table:table-cell office:value-type="float" office:value="113.4" calcext:value-type="float">
            <text:p>113.4</text:p>
          </table:table-cell>
          <table:table-cell office:value-type="float" office:value="920.6" calcext:value-type="float">
            <text:p>920.6</text:p>
          </table:table-cell>
          <table:table-cell office:value-type="float" office:value="0.09812" calcext:value-type="float">
            <text:p>0.09812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08811" calcext:value-type="float">
            <text:p>0.08811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5966" calcext:value-type="float">
            <text:p>0.05966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8561" calcext:value-type="float">
            <text:p>0.8561</text:p>
          </table:table-cell>
          <table:table-cell office:value-type="float" office:value="3.002" calcext:value-type="float">
            <text:p>3.002</text:p>
          </table:table-cell>
          <table:table-cell office:value-type="float" office:value="49" calcext:value-type="float">
            <text:p>49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22.51" calcext:value-type="float">
            <text:p>22.51</text:p>
          </table:table-cell>
          <table:table-cell office:value-type="float" office:value="44.87" calcext:value-type="float">
            <text:p>44.87</text:p>
          </table:table-cell>
          <table:table-cell office:value-type="float" office:value="141.2" calcext:value-type="float">
            <text:p>141.2</text:p>
          </table:table-cell>
          <table:table-cell office:value-type="float" office:value="1408" calcext:value-type="float">
            <text:p>1408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241" calcext:value-type="float">
            <text:p>0.324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08496" calcext:value-type="float">
            <text:p>0.08496</text:p>
          </table:table-cell>
        </table:table-row>
        <table:table-row table:style-name="ro1">
          <table:table-cell office:value-type="float" office:value="88350402" calcext:value-type="float">
            <text:p>88350402</text:p>
          </table:table-cell>
          <table:table-cell office:value-type="string" calcext:value-type="string">
            <text:p>B</text:p>
          </table:table-cell>
          <table:table-cell office:value-type="float" office:value="13.64" calcext:value-type="float">
            <text:p>13.64</text:p>
          </table:table-cell>
          <table:table-cell office:value-type="float" office:value="15.6" calcext:value-type="float">
            <text:p>15.6</text:p>
          </table:table-cell>
          <table:table-cell office:value-type="float" office:value="87.38" calcext:value-type="float">
            <text:p>87.38</text:p>
          </table:table-cell>
          <table:table-cell office:value-type="float" office:value="575.3" calcext:value-type="float">
            <text:p>575.3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4705" calcext:value-type="float">
            <text:p>0.04705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6612" calcext:value-type="float">
            <text:p>0.6612</text:p>
          </table:table-cell>
          <table:table-cell office:value-type="float" office:value="1.996" calcext:value-type="float">
            <text:p>1.996</text:p>
          </table:table-cell>
          <table:table-cell office:value-type="float" office:value="27.19" calcext:value-type="float">
            <text:p>27.19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14.85" calcext:value-type="float">
            <text:p>14.85</text:p>
          </table:table-cell>
          <table:table-cell office:value-type="float" office:value="19.05" calcext:value-type="float">
            <text:p>19.05</text:p>
          </table:table-cell>
          <table:table-cell office:value-type="float" office:value="94.11" calcext:value-type="float">
            <text:p>94.11</text:p>
          </table:table-cell>
          <table:table-cell office:value-type="float" office:value="683.4" calcext:value-type="float">
            <text:p>683.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9222" calcext:value-type="float">
            <text:p>0.0922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51" calcext:value-type="float">
            <text:p>0.0651</text:p>
          </table:table-cell>
        </table:table-row>
        <table:table-row table:style-name="ro1">
          <table:table-cell office:value-type="float" office:value="883539" calcext:value-type="float">
            <text:p>883539</text:p>
          </table:table-cell>
          <table:table-cell office:value-type="string" calcext:value-type="string">
            <text:p>B</text:p>
          </table:table-cell>
          <table:table-cell office:value-type="float" office:value="12.42" calcext:value-type="float">
            <text:p>12.42</text:p>
          </table:table-cell>
          <table:table-cell office:value-type="float" office:value="15.04" calcext:value-type="float">
            <text:p>15.04</text:p>
          </table:table-cell>
          <table:table-cell office:value-type="float" office:value="78.61" calcext:value-type="float">
            <text:p>78.61</text:p>
          </table:table-cell>
          <table:table-cell office:value-type="float" office:value="476.5" calcext:value-type="float">
            <text:p>476.5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03393" calcext:value-type="float">
            <text:p>0.03393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757" calcext:value-type="float">
            <text:p>0.757</text:p>
          </table:table-cell>
          <table:table-cell office:value-type="float" office:value="9.006" calcext:value-type="float">
            <text:p>9.006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6493" calcext:value-type="float">
            <text:p>0.006493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13.2" calcext:value-type="float">
            <text:p>13.2</text:p>
          </table:table-cell>
          <table:table-cell office:value-type="float" office:value="20.37" calcext:value-type="float">
            <text:p>20.37</text:p>
          </table:table-cell>
          <table:table-cell office:value-type="float" office:value="83.85" calcext:value-type="float">
            <text:p>83.85</text:p>
          </table:table-cell>
          <table:table-cell office:value-type="float" office:value="543.4" calcext:value-type="float">
            <text:p>543.4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07776" calcext:value-type="float">
            <text:p>0.07776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06783" calcext:value-type="float">
            <text:p>0.06783</text:p>
          </table:table-cell>
        </table:table-row>
        <table:table-row table:style-name="ro1">
          <table:table-cell office:value-type="float" office:value="883852" calcext:value-type="float">
            <text:p>883852</text:p>
          </table:table-cell>
          <table:table-cell office:value-type="string" calcext:value-type="string">
            <text:p>B</text:p>
          </table:table-cell>
          <table:table-cell office:value-type="float" office:value="11.3" calcext:value-type="float">
            <text:p>11.3</text:p>
          </table:table-cell>
          <table:table-cell office:value-type="float" office:value="18.19" calcext:value-type="float">
            <text:p>18.19</text:p>
          </table:table-cell>
          <table:table-cell office:value-type="float" office:value="73.93" calcext:value-type="float">
            <text:p>73.93</text:p>
          </table:table-cell>
          <table:table-cell office:value-type="float" office:value="389.4" calcext:value-type="float">
            <text:p>389.4</text:p>
          </table:table-cell>
          <table:table-cell office:value-type="float" office:value="0.09592" calcext:value-type="float">
            <text:p>0.09592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02854" calcext:value-type="float">
            <text:p>0.02854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2428" calcext:value-type="float">
            <text:p>0.2428</text:p>
          </table:table-cell>
          <table:table-cell office:value-type="float" office:value="1.642" calcext:value-type="float">
            <text:p>1.642</text:p>
          </table:table-cell>
          <table:table-cell office:value-type="float" office:value="2.369" calcext:value-type="float">
            <text:p>2.369</text:p>
          </table:table-cell>
          <table:table-cell office:value-type="float" office:value="16.39" calcext:value-type="float">
            <text:p>16.39</text:p>
          </table:table-cell>
          <table:table-cell office:value-type="float" office:value="0.006663" calcext:value-type="float">
            <text:p>0.006663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1314" calcext:value-type="float">
            <text:p>0.01314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12.58" calcext:value-type="float">
            <text:p>12.58</text:p>
          </table:table-cell>
          <table:table-cell office:value-type="float" office:value="27.96" calcext:value-type="float">
            <text:p>27.96</text:p>
          </table:table-cell>
          <table:table-cell office:value-type="float" office:value="87.16" calcext:value-type="float">
            <text:p>87.16</text:p>
          </table:table-cell>
          <table:table-cell office:value-type="float" office:value="472.9" calcext:value-type="float">
            <text:p>472.9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1297" calcext:value-type="float">
            <text:p>0.1297</text:p>
          </table:table-cell>
        </table:table-row>
        <table:table-row table:style-name="ro1">
          <table:table-cell office:value-type="float" office:value="88411702" calcext:value-type="float">
            <text:p>88411702</text:p>
          </table:table-cell>
          <table:table-cell office:value-type="string" calcext:value-type="string">
            <text:p>B</text:p>
          </table:table-cell>
          <table:table-cell office:value-type="float" office:value="13.75" calcext:value-type="float">
            <text:p>13.75</text:p>
          </table:table-cell>
          <table:table-cell office:value-type="float" office:value="23.77" calcext:value-type="float">
            <text:p>23.77</text:p>
          </table:table-cell>
          <table:table-cell office:value-type="float" office:value="88.54" calcext:value-type="float">
            <text:p>88.54</text:p>
          </table:table-cell>
          <table:table-cell office:value-type="float" office:value="590" calcext:value-type="float">
            <text:p>590</text:p>
          </table:table-cell>
          <table:table-cell office:value-type="float" office:value="0.08043" calcext:value-type="float">
            <text:p>0.08043</text:p>
          </table:table-cell>
          <table:table-cell office:value-type="float" office:value="0.06807" calcext:value-type="float">
            <text:p>0.06807</text:p>
          </table:table-cell>
          <table:table-cell office:value-type="float" office:value="0.04697" calcext:value-type="float">
            <text:p>0.0469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05429" calcext:value-type="float">
            <text:p>0.05429</text:p>
          </table:table-cell>
          <table:table-cell office:value-type="float" office:value="0.4347" calcext:value-type="float">
            <text:p>0.4347</text:p>
          </table:table-cell>
          <table:table-cell office:value-type="float" office:value="1.057" calcext:value-type="float">
            <text:p>1.057</text:p>
          </table:table-cell>
          <table:table-cell office:value-type="float" office:value="2.829" calcext:value-type="float">
            <text:p>2.829</text:p>
          </table:table-cell>
          <table:table-cell office:value-type="float" office:value="39.93" calcext:value-type="float">
            <text:p>39.9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371" calcext:value-type="float">
            <text:p>0.03371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15.01" calcext:value-type="float">
            <text:p>15.01</text:p>
          </table:table-cell>
          <table:table-cell office:value-type="float" office:value="26.34" calcext:value-type="float">
            <text:p>26.34</text:p>
          </table:table-cell>
          <table:table-cell office:value-type="float" office:value="98" calcext:value-type="float">
            <text:p>98</text:p>
          </table:table-cell>
          <table:table-cell office:value-type="float" office:value="706" calcext:value-type="float">
            <text:p>706</text:p>
          </table:table-cell>
          <table:table-cell office:value-type="float" office:value="0.09368" calcext:value-type="float">
            <text:p>0.09368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06321" calcext:value-type="float">
            <text:p>0.06321</text:p>
          </table:table-cell>
        </table:table-row>
        <table:table-row table:style-name="ro1">
          <table:table-cell office:value-type="float" office:value="884180" calcext:value-type="float">
            <text:p>884180</text:p>
          </table:table-cell>
          <table:table-cell office:value-type="string" calcext:value-type="string">
            <text:p>M</text:p>
          </table:table-cell>
          <table:table-cell office:value-type="float" office:value="19.4" calcext:value-type="float">
            <text:p>19.4</text:p>
          </table:table-cell>
          <table:table-cell office:value-type="float" office:value="23.5" calcext:value-type="float">
            <text:p>23.5</text:p>
          </table:table-cell>
          <table:table-cell office:value-type="float" office:value="129.1" calcext:value-type="float">
            <text:p>129.1</text:p>
          </table:table-cell>
          <table:table-cell office:value-type="float" office:value="1155" calcext:value-type="float">
            <text:p>1155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08886" calcext:value-type="float">
            <text:p>0.08886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06" calcext:value-type="float">
            <text:p>0.06</text:p>
          </table:table-cell>
          <table:table-cell office:value-type="float" office:value="0.5243" calcext:value-type="float">
            <text:p>0.5243</text:p>
          </table:table-cell>
          <table:table-cell office:value-type="float" office:value="1.802" calcext:value-type="float">
            <text:p>1.802</text:p>
          </table:table-cell>
          <table:table-cell office:value-type="float" office:value="4.037" calcext:value-type="float">
            <text:p>4.037</text:p>
          </table:table-cell>
          <table:table-cell office:value-type="float" office:value="60.41" calcext:value-type="float">
            <text:p>60.41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21.65" calcext:value-type="float">
            <text:p>21.65</text:p>
          </table:table-cell>
          <table:table-cell office:value-type="float" office:value="30.53" calcext:value-type="float">
            <text:p>30.53</text:p>
          </table:table-cell>
          <table:table-cell office:value-type="float" office:value="144.9" calcext:value-type="float">
            <text:p>144.9</text:p>
          </table:table-cell>
          <table:table-cell office:value-type="float" office:value="1417" calcext:value-type="float">
            <text:p>141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3458" calcext:value-type="float">
            <text:p>0.3458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292" calcext:value-type="float">
            <text:p>0.292</text:p>
          </table:table-cell>
          <table:table-cell office:value-type="float" office:value="0.07614" calcext:value-type="float">
            <text:p>0.07614</text:p>
          </table:table-cell>
        </table:table-row>
        <table:table-row table:style-name="ro1">
          <table:table-cell office:value-type="float" office:value="884437" calcext:value-type="float">
            <text:p>884437</text:p>
          </table:table-cell>
          <table:table-cell office:value-type="string" calcext:value-type="string">
            <text:p>B</text:p>
          </table:table-cell>
          <table:table-cell office:value-type="float" office:value="10.48" calcext:value-type="float">
            <text:p>10.48</text:p>
          </table:table-cell>
          <table:table-cell office:value-type="float" office:value="19.86" calcext:value-type="float">
            <text:p>19.86</text:p>
          </table:table-cell>
          <table:table-cell office:value-type="float" office:value="66.72" calcext:value-type="float">
            <text:p>66.72</text:p>
          </table:table-cell>
          <table:table-cell office:value-type="float" office:value="337.7" calcext:value-type="float">
            <text:p>337.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5971" calcext:value-type="float">
            <text:p>0.05971</text:p>
          </table:table-cell>
          <table:table-cell office:value-type="float" office:value="0.04831" calcext:value-type="float">
            <text:p>0.04831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3719" calcext:value-type="float">
            <text:p>0.3719</text:p>
          </table:table-cell>
          <table:table-cell office:value-type="float" office:value="2.612" calcext:value-type="float">
            <text:p>2.612</text:p>
          </table:table-cell>
          <table:table-cell office:value-type="float" office:value="2.517" calcext:value-type="float">
            <text:p>2.517</text:p>
          </table:table-cell>
          <table:table-cell office:value-type="float" office:value="23.22" calcext:value-type="float">
            <text:p>23.22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11.48" calcext:value-type="float">
            <text:p>11.48</text:p>
          </table:table-cell>
          <table:table-cell office:value-type="float" office:value="29.46" calcext:value-type="float">
            <text:p>29.46</text:p>
          </table:table-cell>
          <table:table-cell office:value-type="float" office:value="73.68" calcext:value-type="float">
            <text:p>73.68</text:p>
          </table:table-cell>
          <table:table-cell office:value-type="float" office:value="402.8" calcext:value-type="float">
            <text:p>402.8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6736" calcext:value-type="float">
            <text:p>0.06736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07748" calcext:value-type="float">
            <text:p>0.07748</text:p>
          </table:table-cell>
        </table:table-row>
        <table:table-row table:style-name="ro1">
          <table:table-cell office:value-type="float" office:value="884448" calcext:value-type="float">
            <text:p>884448</text:p>
          </table:table-cell>
          <table:table-cell office:value-type="string" calcext:value-type="string">
            <text:p>B</text:p>
          </table:table-cell>
          <table:table-cell office:value-type="float" office:value="13.2" calcext:value-type="float">
            <text:p>13.2</text:p>
          </table:table-cell>
          <table:table-cell office:value-type="float" office:value="17.43" calcext:value-type="float">
            <text:p>17.43</text:p>
          </table:table-cell>
          <table:table-cell office:value-type="float" office:value="84.13" calcext:value-type="float">
            <text:p>84.13</text:p>
          </table:table-cell>
          <table:table-cell office:value-type="float" office:value="541.6" calcext:value-type="float">
            <text:p>541.6</text:p>
          </table:table-cell>
          <table:table-cell office:value-type="float" office:value="0.07215" calcext:value-type="float">
            <text:p>0.07215</text:p>
          </table:table-cell>
          <table:table-cell office:value-type="float" office:value="0.04524" calcext:value-type="float">
            <text:p>0.04524</text:p>
          </table:table-cell>
          <table:table-cell office:value-type="float" office:value="0.04336" calcext:value-type="float">
            <text:p>0.0433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163" calcext:value-type="float">
            <text:p>0.163</text:p>
          </table:table-cell>
          <table:table-cell office:value-type="float" office:value="1.601" calcext:value-type="float">
            <text:p>1.601</text:p>
          </table:table-cell>
          <table:table-cell office:value-type="float" office:value="0.873" calcext:value-type="float">
            <text:p>0.873</text:p>
          </table:table-cell>
          <table:table-cell office:value-type="float" office:value="13.56" calcext:value-type="float">
            <text:p>13.56</text:p>
          </table:table-cell>
          <table:table-cell office:value-type="float" office:value="0.006261" calcext:value-type="float">
            <text:p>0.006261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3.94" calcext:value-type="float">
            <text:p>13.94</text:p>
          </table:table-cell>
          <table:table-cell office:value-type="float" office:value="27.82" calcext:value-type="float">
            <text:p>27.82</text:p>
          </table:table-cell>
          <table:table-cell office:value-type="float" office:value="88.28" calcext:value-type="float">
            <text:p>88.28</text:p>
          </table:table-cell>
          <table:table-cell office:value-type="float" office:value="602" calcext:value-type="float">
            <text:p>602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2767" calcext:value-type="float">
            <text:p>0.2767</text:p>
          </table:table-cell>
          <table:table-cell office:value-type="float" office:value="0.07198" calcext:value-type="float">
            <text:p>0.07198</text:p>
          </table:table-cell>
        </table:table-row>
        <table:table-row table:style-name="ro1">
          <table:table-cell office:value-type="float" office:value="884626" calcext:value-type="float">
            <text:p>884626</text:p>
          </table:table-cell>
          <table:table-cell office:value-type="string" calcext:value-type="string">
            <text:p>B</text:p>
          </table:table-cell>
          <table:table-cell office:value-type="float" office:value="12.89" calcext:value-type="float">
            <text:p>12.89</text:p>
          </table:table-cell>
          <table:table-cell office:value-type="float" office:value="14.11" calcext:value-type="float">
            <text:p>14.11</text:p>
          </table:table-cell>
          <table:table-cell office:value-type="float" office:value="84.95" calcext:value-type="float">
            <text:p>84.95</text:p>
          </table:table-cell>
          <table:table-cell office:value-type="float" office:value="512.2" calcext:value-type="float">
            <text:p>512.2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4402" calcext:value-type="float">
            <text:p>0.4402</text:p>
          </table:table-cell>
          <table:table-cell office:value-type="float" office:value="2.393" calcext:value-type="float">
            <text:p>2.393</text:p>
          </table:table-cell>
          <table:table-cell office:value-type="float" office:value="16.35" calcext:value-type="float">
            <text:p>16.35</text:p>
          </table:table-cell>
          <table:table-cell office:value-type="float" office:value="0.005501" calcext:value-type="float">
            <text:p>0.005501</text:p>
          </table:table-cell>
          <table:table-cell office:value-type="float" office:value="0.05592" calcext:value-type="float">
            <text:p>0.05592</text:p>
          </table:table-cell>
          <table:table-cell office:value-type="float" office:value="0.08158" calcext:value-type="float">
            <text:p>0.08158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14.39" calcext:value-type="float">
            <text:p>14.39</text:p>
          </table:table-cell>
          <table:table-cell office:value-type="float" office:value="17.7" calcext:value-type="float">
            <text:p>17.7</text:p>
          </table:table-cell>
          <table:table-cell office:value-type="float" office:value="105" calcext:value-type="float">
            <text:p>105</text:p>
          </table:table-cell>
          <table:table-cell office:value-type="float" office:value="639.1" calcext:value-type="float">
            <text:p>639.1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1178" calcext:value-type="float">
            <text:p>0.1178</text:p>
          </table:table-cell>
        </table:table-row>
        <table:table-row table:style-name="ro1">
          <table:table-cell office:value-type="float" office:value="88466802" calcext:value-type="float">
            <text:p>88466802</text:p>
          </table:table-cell>
          <table:table-cell office:value-type="string" calcext:value-type="string">
            <text:p>B</text:p>
          </table:table-cell>
          <table:table-cell office:value-type="float" office:value="10.65" calcext:value-type="float">
            <text:p>10.65</text:p>
          </table:table-cell>
          <table:table-cell office:value-type="float" office:value="25.22" calcext:value-type="float">
            <text:p>25.22</text:p>
          </table:table-cell>
          <table:table-cell office:value-type="float" office:value="68.01" calcext:value-type="float">
            <text:p>68.01</text:p>
          </table:table-cell>
          <table:table-cell office:value-type="float" office:value="347" calcext:value-type="float">
            <text:p>347</text:p>
          </table:table-cell>
          <table:table-cell office:value-type="float" office:value="0.09657" calcext:value-type="float">
            <text:p>0.09657</text:p>
          </table:table-cell>
          <table:table-cell office:value-type="float" office:value="0.07234" calcext:value-type="float">
            <text:p>0.07234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06329" calcext:value-type="float">
            <text:p>0.06329</text:p>
          </table:table-cell>
          <table:table-cell office:value-type="float" office:value="0.2497" calcext:value-type="float">
            <text:p>0.2497</text:p>
          </table:table-cell>
          <table:table-cell office:value-type="float" office:value="1.493" calcext:value-type="float">
            <text:p>1.493</text:p>
          </table:table-cell>
          <table:table-cell office:value-type="float" office:value="1.497" calcext:value-type="float">
            <text:p>1.497</text:p>
          </table:table-cell>
          <table:table-cell office:value-type="float" office:value="16.64" calcext:value-type="float">
            <text:p>16.64</text:p>
          </table:table-cell>
          <table:table-cell office:value-type="float" office:value="0.007189" calcext:value-type="float">
            <text:p>0.007189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06245" calcext:value-type="float">
            <text:p>0.006245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12.25" calcext:value-type="float">
            <text:p>12.25</text:p>
          </table:table-cell>
          <table:table-cell office:value-type="float" office:value="35.19" calcext:value-type="float">
            <text:p>35.19</text:p>
          </table:table-cell>
          <table:table-cell office:value-type="float" office:value="77.98" calcext:value-type="float">
            <text:p>77.98</text:p>
          </table:table-cell>
          <table:table-cell office:value-type="float" office:value="455.7" calcext:value-type="float">
            <text:p>455.7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08147" calcext:value-type="float">
            <text:p>0.08147</text:p>
          </table:table-cell>
        </table:table-row>
        <table:table-row table:style-name="ro1">
          <table:table-cell office:value-type="float" office:value="884689" calcext:value-type="float">
            <text:p>884689</text:p>
          </table:table-cell>
          <table:table-cell office:value-type="string" calcext:value-type="string">
            <text:p>B</text:p>
          </table:table-cell>
          <table:table-cell office:value-type="float" office:value="11.52" calcext:value-type="float">
            <text:p>11.52</text:p>
          </table:table-cell>
          <table:table-cell office:value-type="float" office:value="14.93" calcext:value-type="float">
            <text:p>14.93</text:p>
          </table:table-cell>
          <table:table-cell office:value-type="float" office:value="73.87" calcext:value-type="float">
            <text:p>73.87</text:p>
          </table:table-cell>
          <table:table-cell office:value-type="float" office:value="406.3" calcext:value-type="float">
            <text:p>406.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7808" calcext:value-type="float">
            <text:p>0.07808</text:p>
          </table:table-cell>
          <table:table-cell office:value-type="float" office:value="0.04328" calcext:value-type="float">
            <text:p>0.04328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06168" calcext:value-type="float">
            <text:p>0.06168</text:p>
          </table:table-cell>
          <table:table-cell office:value-type="float" office:value="0.2562" calcext:value-type="float">
            <text:p>0.2562</text:p>
          </table:table-cell>
          <table:table-cell office:value-type="float" office:value="1.038" calcext:value-type="float">
            <text:p>1.038</text:p>
          </table:table-cell>
          <table:table-cell office:value-type="float" office:value="1.686" calcext:value-type="float">
            <text:p>1.686</text:p>
          </table:table-cell>
          <table:table-cell office:value-type="float" office:value="18.62" calcext:value-type="float">
            <text:p>18.62</text:p>
          </table:table-cell>
          <table:table-cell office:value-type="float" office:value="0.006662" calcext:value-type="float">
            <text:p>0.006662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12.65" calcext:value-type="float">
            <text:p>12.65</text:p>
          </table:table-cell>
          <table:table-cell office:value-type="float" office:value="21.19" calcext:value-type="float">
            <text:p>21.19</text:p>
          </table:table-cell>
          <table:table-cell office:value-type="float" office:value="80.88" calcext:value-type="float">
            <text:p>80.88</text:p>
          </table:table-cell>
          <table:table-cell office:value-type="float" office:value="491.8" calcext:value-type="float">
            <text:p>491.8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07809" calcext:value-type="float">
            <text:p>0.07809</text:p>
          </table:table-cell>
        </table:table-row>
        <table:table-row table:style-name="ro1">
          <table:table-cell office:value-type="float" office:value="884948" calcext:value-type="float">
            <text:p>884948</text:p>
          </table:table-cell>
          <table:table-cell office:value-type="string" calcext:value-type="string">
            <text:p>M</text:p>
          </table:table-cell>
          <table:table-cell office:value-type="float" office:value="20.94" calcext:value-type="float">
            <text:p>20.94</text:p>
          </table:table-cell>
          <table:table-cell office:value-type="float" office:value="23.56" calcext:value-type="float">
            <text:p>23.56</text:p>
          </table:table-cell>
          <table:table-cell office:value-type="float" office:value="138.9" calcext:value-type="float">
            <text:p>138.9</text:p>
          </table:table-cell>
          <table:table-cell office:value-type="float" office:value="1364" calcext:value-type="float">
            <text:p>136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05898" calcext:value-type="float">
            <text:p>0.05898</text:p>
          </table:table-cell>
          <table:table-cell office:value-type="float" office:value="1.004" calcext:value-type="float">
            <text:p>1.004</text:p>
          </table:table-cell>
          <table:table-cell office:value-type="float" office:value="0.8208" calcext:value-type="float">
            <text:p>0.8208</text:p>
          </table:table-cell>
          <table:table-cell office:value-type="float" office:value="6.372" calcext:value-type="float">
            <text:p>6.372</text:p>
          </table:table-cell>
          <table:table-cell office:value-type="float" office:value="137.9" calcext:value-type="float">
            <text:p>137.9</text:p>
          </table:table-cell>
          <table:table-cell office:value-type="float" office:value="0.005283" calcext:value-type="float">
            <text:p>0.005283</text:p>
          </table:table-cell>
          <table:table-cell office:value-type="float" office:value="0.03908" calcext:value-type="float">
            <text:p>0.03908</text:p>
          </table:table-cell>
          <table:table-cell office:value-type="float" office:value="0.09518" calcext:value-type="float">
            <text:p>0.09518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05002" calcext:value-type="float">
            <text:p>0.005002</text:p>
          </table:table-cell>
          <table:table-cell office:value-type="float" office:value="25.58" calcext:value-type="float">
            <text:p>25.58</text:p>
          </table:table-cell>
          <table:table-cell office:value-type="float" office:value="27" calcext:value-type="float">
            <text:p>27</text:p>
          </table:table-cell>
          <table:table-cell office:value-type="float" office:value="165.3" calcext:value-type="float">
            <text:p>165.3</text:p>
          </table:table-cell>
          <table:table-cell office:value-type="float" office:value="2010" calcext:value-type="float">
            <text:p>2010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07849" calcext:value-type="float">
            <text:p>0.07849</text:p>
          </table:table-cell>
        </table:table-row>
        <table:table-row table:style-name="ro1">
          <table:table-cell office:value-type="float" office:value="88518501" calcext:value-type="float">
            <text:p>88518501</text:p>
          </table:table-cell>
          <table:table-cell office:value-type="string" calcext:value-type="string">
            <text:p>B</text:p>
          </table:table-cell>
          <table:table-cell office:value-type="float" office:value="11.5" calcext:value-type="float">
            <text:p>11.5</text:p>
          </table:table-cell>
          <table:table-cell office:value-type="float" office:value="18.45" calcext:value-type="float">
            <text:p>18.45</text:p>
          </table:table-cell>
          <table:table-cell office:value-type="float" office:value="73.28" calcext:value-type="float">
            <text:p>73.28</text:p>
          </table:table-cell>
          <table:table-cell office:value-type="float" office:value="407.4" calcext:value-type="float">
            <text:p>407.4</text:p>
          </table:table-cell>
          <table:table-cell office:value-type="float" office:value="0.09345" calcext:value-type="float">
            <text:p>0.09345</text:p>
          </table:table-cell>
          <table:table-cell office:value-type="float" office:value="0.05991" calcext:value-type="float">
            <text:p>0.05991</text:p>
          </table:table-cell>
          <table:table-cell office:value-type="float" office:value="0.02638" calcext:value-type="float">
            <text:p>0.02638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05934" calcext:value-type="float">
            <text:p>0.05934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8429" calcext:value-type="float">
            <text:p>0.8429</text:p>
          </table:table-cell>
          <table:table-cell office:value-type="float" office:value="2.684" calcext:value-type="float">
            <text:p>2.684</text:p>
          </table:table-cell>
          <table:table-cell office:value-type="float" office:value="26.99" calcext:value-type="float">
            <text:p>26.99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9175" calcext:value-type="float">
            <text:p>0.009175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12.97" calcext:value-type="float">
            <text:p>12.97</text:p>
          </table:table-cell>
          <table:table-cell office:value-type="float" office:value="22.46" calcext:value-type="float">
            <text:p>22.46</text:p>
          </table:table-cell>
          <table:table-cell office:value-type="float" office:value="83.12" calcext:value-type="float">
            <text:p>83.12</text:p>
          </table:table-cell>
          <table:table-cell office:value-type="float" office:value="508.9" calcext:value-type="float">
            <text:p>508.9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8105" calcext:value-type="float">
            <text:p>0.08105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06487" calcext:value-type="float">
            <text:p>0.06487</text:p>
          </table:table-cell>
        </table:table-row>
        <table:table-row table:style-name="ro1">
          <table:table-cell office:value-type="float" office:value="885429" calcext:value-type="float">
            <text:p>885429</text:p>
          </table:table-cell>
          <table:table-cell office:value-type="string" calcext:value-type="string">
            <text:p>M</text:p>
          </table:table-cell>
          <table:table-cell office:value-type="float" office:value="19.73" calcext:value-type="float">
            <text:p>19.73</text:p>
          </table:table-cell>
          <table:table-cell office:value-type="float" office:value="19.82" calcext:value-type="float">
            <text:p>19.82</text:p>
          </table:table-cell>
          <table:table-cell office:value-type="float" office:value="130.7" calcext:value-type="float">
            <text:p>130.7</text:p>
          </table:table-cell>
          <table:table-cell office:value-type="float" office:value="1206" calcext:value-type="float">
            <text:p>1206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06697" calcext:value-type="float">
            <text:p>0.06697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78" calcext:value-type="float">
            <text:p>0.78</text:p>
          </table:table-cell>
          <table:table-cell office:value-type="float" office:value="4.115" calcext:value-type="float">
            <text:p>4.115</text:p>
          </table:table-cell>
          <table:table-cell office:value-type="float" office:value="92.81" calcext:value-type="float">
            <text:p>92.81</text:p>
          </table:table-cell>
          <table:table-cell office:value-type="float" office:value="0.008482" calcext:value-type="float">
            <text:p>0.008482</text:p>
          </table:table-cell>
          <table:table-cell office:value-type="float" office:value="0.05057" calcext:value-type="float">
            <text:p>0.0505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07259" calcext:value-type="float">
            <text:p>0.007259</text:p>
          </table:table-cell>
          <table:table-cell office:value-type="float" office:value="25.28" calcext:value-type="float">
            <text:p>25.28</text:p>
          </table:table-cell>
          <table:table-cell office:value-type="float" office:value="25.59" calcext:value-type="float">
            <text:p>25.59</text:p>
          </table:table-cell>
          <table:table-cell office:value-type="float" office:value="159.8" calcext:value-type="float">
            <text:p>159.8</text:p>
          </table:table-cell>
          <table:table-cell office:value-type="float" office:value="1933" calcext:value-type="float">
            <text:p>1933</text:p>
          </table:table-cell>
          <table:table-cell office:value-type="float" office:value="0.171" calcext:value-type="float">
            <text:p>0.171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1297" calcext:value-type="float">
            <text:p>0.1297</text:p>
          </table:table-cell>
        </table:table-row>
        <table:table-row table:style-name="ro1">
          <table:table-cell office:value-type="float" office:value="8860702" calcext:value-type="float">
            <text:p>8860702</text:p>
          </table:table-cell>
          <table:table-cell office:value-type="string" calcext:value-type="string">
            <text:p>M</text:p>
          </table:table-cell>
          <table:table-cell office:value-type="float" office:value="17.3" calcext:value-type="float">
            <text:p>17.3</text:p>
          </table:table-cell>
          <table:table-cell office:value-type="float" office:value="17.08" calcext:value-type="float">
            <text:p>17.08</text:p>
          </table:table-cell>
          <table:table-cell office:value-type="float" office:value="113" calcext:value-type="float">
            <text:p>113</text:p>
          </table:table-cell>
          <table:table-cell office:value-type="float" office:value="928.2" calcext:value-type="float">
            <text:p>928.2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08353" calcext:value-type="float">
            <text:p>0.08353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8568" calcext:value-type="float">
            <text:p>0.8568</text:p>
          </table:table-cell>
          <table:table-cell office:value-type="float" office:value="2.193" calcext:value-type="float">
            <text:p>2.193</text:p>
          </table:table-cell>
          <table:table-cell office:value-type="float" office:value="33.63" calcext:value-type="float">
            <text:p>33.63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19.85" calcext:value-type="float">
            <text:p>19.85</text:p>
          </table:table-cell>
          <table:table-cell office:value-type="float" office:value="25.09" calcext:value-type="float">
            <text:p>25.09</text:p>
          </table:table-cell>
          <table:table-cell office:value-type="float" office:value="130.9" calcext:value-type="float">
            <text:p>130.9</text:p>
          </table:table-cell>
          <table:table-cell office:value-type="float" office:value="1222" calcext:value-type="float">
            <text:p>1222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08113" calcext:value-type="float">
            <text:p>0.08113</text:p>
          </table:table-cell>
        </table:table-row>
        <table:table-row table:style-name="ro1">
          <table:table-cell office:value-type="float" office:value="886226" calcext:value-type="float">
            <text:p>886226</text:p>
          </table:table-cell>
          <table:table-cell office:value-type="string" calcext:value-type="string">
            <text:p>M</text:p>
          </table:table-cell>
          <table:table-cell office:value-type="float" office:value="19.45" calcext:value-type="float">
            <text:p>19.45</text:p>
          </table:table-cell>
          <table:table-cell office:value-type="float" office:value="19.33" calcext:value-type="float">
            <text:p>19.33</text:p>
          </table:table-cell>
          <table:table-cell office:value-type="float" office:value="126.5" calcext:value-type="float">
            <text:p>126.5</text:p>
          </table:table-cell>
          <table:table-cell office:value-type="float" office:value="1169" calcext:value-type="float">
            <text:p>1169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08591" calcext:value-type="float">
            <text:p>0.08591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05647" calcext:value-type="float">
            <text:p>0.05647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6342" calcext:value-type="float">
            <text:p>0.6342</text:p>
          </table:table-cell>
          <table:table-cell office:value-type="float" office:value="3.797" calcext:value-type="float">
            <text:p>3.797</text:p>
          </table:table-cell>
          <table:table-cell office:value-type="float" office:value="71" calcext:value-type="float">
            <text:p>71</text:p>
          </table:table-cell>
          <table:table-cell office:value-type="float" office:value="0.004649" calcext:value-type="float">
            <text:p>0.00464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25.7" calcext:value-type="float">
            <text:p>25.7</text:p>
          </table:table-cell>
          <table:table-cell office:value-type="float" office:value="24.57" calcext:value-type="float">
            <text:p>24.57</text:p>
          </table:table-cell>
          <table:table-cell office:value-type="float" office:value="163.1" calcext:value-type="float">
            <text:p>163.1</text:p>
          </table:table-cell>
          <table:table-cell office:value-type="float" office:value="1972" calcext:value-type="float">
            <text:p>1972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886452" calcext:value-type="float">
            <text:p>886452</text:p>
          </table:table-cell>
          <table:table-cell office:value-type="string" calcext:value-type="string">
            <text:p>M</text:p>
          </table:table-cell>
          <table:table-cell office:value-type="float" office:value="13.96" calcext:value-type="float">
            <text:p>13.96</text:p>
          </table:table-cell>
          <table:table-cell office:value-type="float" office:value="17.05" calcext:value-type="float">
            <text:p>17.05</text:p>
          </table:table-cell>
          <table:table-cell office:value-type="float" office:value="91.43" calcext:value-type="float">
            <text:p>91.43</text:p>
          </table:table-cell>
          <table:table-cell office:value-type="float" office:value="602.4" calcext:value-type="float">
            <text:p>602.4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9789" calcext:value-type="float">
            <text:p>0.09789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425" calcext:value-type="float">
            <text:p>0.425</text:p>
          </table:table-cell>
          <table:table-cell office:value-type="float" office:value="0.8098" calcext:value-type="float">
            <text:p>0.8098</text:p>
          </table:table-cell>
          <table:table-cell office:value-type="float" office:value="2.563" calcext:value-type="float">
            <text:p>2.563</text:p>
          </table:table-cell>
          <table:table-cell office:value-type="float" office:value="35.74" calcext:value-type="float">
            <text:p>35.74</text:p>
          </table:table-cell>
          <table:table-cell office:value-type="float" office:value="0.006351" calcext:value-type="float">
            <text:p>0.006351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03119" calcext:value-type="float">
            <text:p>0.03119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16.39" calcext:value-type="float">
            <text:p>16.39</text:p>
          </table:table-cell>
          <table:table-cell office:value-type="float" office:value="22.07" calcext:value-type="float">
            <text:p>22.07</text:p>
          </table:table-cell>
          <table:table-cell office:value-type="float" office:value="108.1" calcext:value-type="float">
            <text:p>108.1</text:p>
          </table:table-cell>
          <table:table-cell office:value-type="float" office:value="826" calcext:value-type="float">
            <text:p>826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07957" calcext:value-type="float">
            <text:p>0.07957</text:p>
          </table:table-cell>
        </table:table-row>
        <table:table-row table:style-name="ro1">
          <table:table-cell office:value-type="float" office:value="88649001" calcext:value-type="float">
            <text:p>88649001</text:p>
          </table:table-cell>
          <table:table-cell office:value-type="string" calcext:value-type="string">
            <text:p>M</text:p>
          </table:table-cell>
          <table:table-cell office:value-type="float" office:value="19.55" calcext:value-type="float">
            <text:p>19.55</text:p>
          </table:table-cell>
          <table:table-cell office:value-type="float" office:value="28.77" calcext:value-type="float">
            <text:p>28.77</text:p>
          </table:table-cell>
          <table:table-cell office:value-type="float" office:value="133.6" calcext:value-type="float">
            <text:p>133.6</text:p>
          </table:table-cell>
          <table:table-cell office:value-type="float" office:value="1207" calcext:value-type="float">
            <text:p>1207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8426" calcext:value-type="float">
            <text:p>0.8426</text:p>
          </table:table-cell>
          <table:table-cell office:value-type="float" office:value="1.199" calcext:value-type="float">
            <text:p>1.199</text:p>
          </table:table-cell>
          <table:table-cell office:value-type="float" office:value="7.158" calcext:value-type="float">
            <text:p>7.158</text:p>
          </table:table-cell>
          <table:table-cell office:value-type="float" office:value="106.4" calcext:value-type="float">
            <text:p>106.4</text:p>
          </table:table-cell>
          <table:table-cell office:value-type="float" office:value="0.006356" calcext:value-type="float">
            <text:p>0.006356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3863" calcext:value-type="float">
            <text:p>0.03863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25.05" calcext:value-type="float">
            <text:p>25.05</text:p>
          </table:table-cell>
          <table:table-cell office:value-type="float" office:value="36.27" calcext:value-type="float">
            <text:p>36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926" calcext:value-type="float">
            <text:p>1926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1005" calcext:value-type="float">
            <text:p>0.1005</text:p>
          </table:table-cell>
        </table:table-row>
        <table:table-row table:style-name="ro1">
          <table:table-cell office:value-type="float" office:value="886776" calcext:value-type="float">
            <text:p>886776</text:p>
          </table:table-cell>
          <table:table-cell office:value-type="string" calcext:value-type="string">
            <text:p>M</text:p>
          </table:table-cell>
          <table:table-cell office:value-type="float" office:value="15.32" calcext:value-type="float">
            <text:p>15.32</text:p>
          </table:table-cell>
          <table:table-cell office:value-type="float" office:value="17.27" calcext:value-type="float">
            <text:p>17.27</text:p>
          </table:table-cell>
          <table:table-cell office:value-type="float" office:value="103.2" calcext:value-type="float">
            <text:p>103.2</text:p>
          </table:table-cell>
          <table:table-cell office:value-type="float" office:value="713.3" calcext:value-type="float">
            <text:p>713.3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2284" calcext:value-type="float">
            <text:p>0.2284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07596" calcext:value-type="float">
            <text:p>0.07596</text:p>
          </table:table-cell>
          <table:table-cell office:value-type="float" office:value="0.6592" calcext:value-type="float">
            <text:p>0.6592</text:p>
          </table:table-cell>
          <table:table-cell office:value-type="float" office:value="1.059" calcext:value-type="float">
            <text:p>1.059</text:p>
          </table:table-cell>
          <table:table-cell office:value-type="float" office:value="4.061" calcext:value-type="float">
            <text:p>4.061</text:p>
          </table:table-cell>
          <table:table-cell office:value-type="float" office:value="59.46" calcext:value-type="float">
            <text:p>59.46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0.04983" calcext:value-type="float">
            <text:p>0.04983</text:p>
          </table:table-cell>
          <table:table-cell office:value-type="float" office:value="0.02127" calcext:value-type="float">
            <text:p>0.02127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17.73" calcext:value-type="float">
            <text:p>17.73</text:p>
          </table:table-cell>
          <table:table-cell office:value-type="float" office:value="22.66" calcext:value-type="float">
            <text:p>22.66</text:p>
          </table:table-cell>
          <table:table-cell office:value-type="float" office:value="119.8" calcext:value-type="float">
            <text:p>119.8</text:p>
          </table:table-cell>
          <table:table-cell office:value-type="float" office:value="928.8" calcext:value-type="float">
            <text:p>928.8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3258" calcext:value-type="float">
            <text:p>0.3258</text:p>
          </table:table-cell>
          <table:table-cell office:value-type="float" office:value="0.1191" calcext:value-type="float">
            <text:p>0.1191</text:p>
          </table:table-cell>
        </table:table-row>
        <table:table-row table:style-name="ro1">
          <table:table-cell office:value-type="float" office:value="887181" calcext:value-type="float">
            <text:p>887181</text:p>
          </table:table-cell>
          <table:table-cell office:value-type="string" calcext:value-type="string">
            <text:p>M</text:p>
          </table:table-cell>
          <table:table-cell office:value-type="float" office:value="15.66" calcext:value-type="float">
            <text:p>15.66</text:p>
          </table:table-cell>
          <table:table-cell office:value-type="float" office:value="23.2" calcext:value-type="float">
            <text:p>23.2</text:p>
          </table:table-cell>
          <table:table-cell office:value-type="float" office:value="110.2" calcext:value-type="float">
            <text:p>110.2</text:p>
          </table:table-cell>
          <table:table-cell office:value-type="float" office:value="773.5" calcext:value-type="float">
            <text:p>773.5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08104" calcext:value-type="float">
            <text:p>0.08104</text:p>
          </table:table-cell>
          <table:table-cell office:value-type="float" office:value="1.292" calcext:value-type="float">
            <text:p>1.292</text:p>
          </table:table-cell>
          <table:table-cell office:value-type="float" office:value="2.454" calcext:value-type="float">
            <text:p>2.454</text:p>
          </table:table-cell>
          <table:table-cell office:value-type="float" office:value="10.12" calcext:value-type="float">
            <text:p>10.12</text:p>
          </table:table-cell>
          <table:table-cell office:value-type="float" office:value="138.5" calcext:value-type="float">
            <text:p>138.5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8232" calcext:value-type="float">
            <text:p>0.08232</text:p>
          </table:table-cell>
          <table:table-cell office:value-type="float" office:value="0.03024" calcext:value-type="float">
            <text:p>0.03024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06042" calcext:value-type="float">
            <text:p>0.006042</text:p>
          </table:table-cell>
          <table:table-cell office:value-type="float" office:value="19.85" calcext:value-type="float">
            <text:p>19.85</text:p>
          </table:table-cell>
          <table:table-cell office:value-type="float" office:value="31.64" calcext:value-type="float">
            <text:p>31.64</text:p>
          </table:table-cell>
          <table:table-cell office:value-type="float" office:value="143.7" calcext:value-type="float">
            <text:p>143.7</text:p>
          </table:table-cell>
          <table:table-cell office:value-type="float" office:value="1226" calcext:value-type="float">
            <text:p>1226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3277" calcext:value-type="float">
            <text:p>0.3277</text:p>
          </table:table-cell>
          <table:table-cell office:value-type="float" office:value="0.1019" calcext:value-type="float">
            <text:p>0.1019</text:p>
          </table:table-cell>
        </table:table-row>
        <table:table-row table:style-name="ro1">
          <table:table-cell office:value-type="float" office:value="88725602" calcext:value-type="float">
            <text:p>88725602</text:p>
          </table:table-cell>
          <table:table-cell office:value-type="string" calcext:value-type="string">
            <text:p>M</text:p>
          </table:table-cell>
          <table:table-cell office:value-type="float" office:value="15.53" calcext:value-type="float">
            <text:p>15.53</text:p>
          </table:table-cell>
          <table:table-cell office:value-type="float" office:value="33.56" calcext:value-type="float">
            <text:p>33.56</text:p>
          </table:table-cell>
          <table:table-cell office:value-type="float" office:value="103.7" calcext:value-type="float">
            <text:p>103.7</text:p>
          </table:table-cell>
          <table:table-cell office:value-type="float" office:value="744.9" calcext:value-type="float">
            <text:p>744.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08399" calcext:value-type="float">
            <text:p>0.08399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2419" calcext:value-type="float">
            <text:p>0.2419</text:p>
          </table:table-cell>
          <table:table-cell office:value-type="float" office:value="1.278" calcext:value-type="float">
            <text:p>1.278</text:p>
          </table:table-cell>
          <table:table-cell office:value-type="float" office:value="1.903" calcext:value-type="float">
            <text:p>1.903</text:p>
          </table:table-cell>
          <table:table-cell office:value-type="float" office:value="23.02" calcext:value-type="float">
            <text:p>23.02</text:p>
          </table:table-cell>
          <table:table-cell office:value-type="float" office:value="0.005345" calcext:value-type="float">
            <text:p>0.005345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2889" calcext:value-type="float">
            <text:p>0.02889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947" calcext:value-type="float">
            <text:p>0.009947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18.49" calcext:value-type="float">
            <text:p>18.49</text:p>
          </table:table-cell>
          <table:table-cell office:value-type="float" office:value="49.54" calcext:value-type="float">
            <text:p>49.54</text:p>
          </table:table-cell>
          <table:table-cell office:value-type="float" office:value="126.3" calcext:value-type="float">
            <text:p>126.3</text:p>
          </table:table-cell>
          <table:table-cell office:value-type="float" office:value="1035" calcext:value-type="float">
            <text:p>1035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1204" calcext:value-type="float">
            <text:p>0.1204</text:p>
          </table:table-cell>
        </table:table-row>
        <table:table-row table:style-name="ro1">
          <table:table-cell office:value-type="float" office:value="887549" calcext:value-type="float">
            <text:p>887549</text:p>
          </table:table-cell>
          <table:table-cell office:value-type="string" calcext:value-type="string">
            <text:p>M</text:p>
          </table:table-cell>
          <table:table-cell office:value-type="float" office:value="20.31" calcext:value-type="float">
            <text:p>20.31</text:p>
          </table:table-cell>
          <table:table-cell office:value-type="float" office:value="27.06" calcext:value-type="float">
            <text:p>27.06</text:p>
          </table:table-cell>
          <table:table-cell office:value-type="float" office:value="132.9" calcext:value-type="float">
            <text:p>132.9</text:p>
          </table:table-cell>
          <table:table-cell office:value-type="float" office:value="1288" calcext:value-type="float">
            <text:p>1288</text:p>
          </table:table-cell>
          <table:table-cell office:value-type="float" office:value="0.1" calcext:value-type="float">
            <text:p>0.1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05572" calcext:value-type="float">
            <text:p>0.05572</text:p>
          </table:table-cell>
          <table:table-cell office:value-type="float" office:value="0.3977" calcext:value-type="float">
            <text:p>0.3977</text:p>
          </table:table-cell>
          <table:table-cell office:value-type="float" office:value="1.033" calcext:value-type="float">
            <text:p>1.033</text:p>
          </table:table-cell>
          <table:table-cell office:value-type="float" office:value="2.587" calcext:value-type="float">
            <text:p>2.587</text:p>
          </table:table-cell>
          <table:table-cell office:value-type="float" office:value="52.34" calcext:value-type="float">
            <text:p>52.34</text:p>
          </table:table-cell>
          <table:table-cell office:value-type="float" office:value="0.005043" calcext:value-type="float">
            <text:p>0.005043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2117" calcext:value-type="float">
            <text:p>0.02117</text:p>
          </table:table-cell>
          <table:table-cell office:value-type="float" office:value="0.008185" calcext:value-type="float">
            <text:p>0.008185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24.33" calcext:value-type="float">
            <text:p>24.33</text:p>
          </table:table-cell>
          <table:table-cell office:value-type="float" office:value="39.16" calcext:value-type="float">
            <text:p>39.16</text:p>
          </table:table-cell>
          <table:table-cell office:value-type="float" office:value="162.3" calcext:value-type="float">
            <text:p>162.3</text:p>
          </table:table-cell>
          <table:table-cell office:value-type="float" office:value="1844" calcext:value-type="float">
            <text:p>1844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3788" calcext:value-type="float">
            <text:p>0.3788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07999" calcext:value-type="float">
            <text:p>0.07999</text:p>
          </table:table-cell>
        </table:table-row>
        <table:table-row table:style-name="ro1">
          <table:table-cell office:value-type="float" office:value="888264" calcext:value-type="float">
            <text:p>888264</text:p>
          </table:table-cell>
          <table:table-cell office:value-type="string" calcext:value-type="string">
            <text:p>M</text:p>
          </table:table-cell>
          <table:table-cell office:value-type="float" office:value="17.35" calcext:value-type="float">
            <text:p>17.35</text:p>
          </table:table-cell>
          <table:table-cell office:value-type="float" office:value="23.06" calcext:value-type="float">
            <text:p>23.06</text:p>
          </table:table-cell>
          <table:table-cell office:value-type="float" office:value="111" calcext:value-type="float">
            <text:p>111</text:p>
          </table:table-cell>
          <table:table-cell office:value-type="float" office:value="933.1" calcext:value-type="float">
            <text:p>933.1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2891" calcext:value-type="float">
            <text:p>0.02891</text:p>
          </table:table-cell>
          <table:table-cell office:value-type="float" office:value="0.02837" calcext:value-type="float">
            <text:p>0.02837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5307" calcext:value-type="float">
            <text:p>0.05307</text:p>
          </table:table-cell>
          <table:table-cell office:value-type="float" office:value="0.4007" calcext:value-type="float">
            <text:p>0.4007</text:p>
          </table:table-cell>
          <table:table-cell office:value-type="float" office:value="1.317" calcext:value-type="float">
            <text:p>1.317</text:p>
          </table:table-cell>
          <table:table-cell office:value-type="float" office:value="2.577" calcext:value-type="float">
            <text:p>2.577</text:p>
          </table:table-cell>
          <table:table-cell office:value-type="float" office:value="44.41" calcext:value-type="float">
            <text:p>44.41</text:p>
          </table:table-cell>
          <table:table-cell office:value-type="float" office:value="0.005726" calcext:value-type="float">
            <text:p>0.005726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19.85" calcext:value-type="float">
            <text:p>19.85</text:p>
          </table:table-cell>
          <table:table-cell office:value-type="float" office:value="31.47" calcext:value-type="float">
            <text:p>31.47</text:p>
          </table:table-cell>
          <table:table-cell office:value-type="float" office:value="128.2" calcext:value-type="float">
            <text:p>128.2</text:p>
          </table:table-cell>
          <table:table-cell office:value-type="float" office:value="1218" calcext:value-type="float">
            <text:p>12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.2452" calcext:value-type="float">
            <text:p>0.2452</text:p>
          </table:table-cell>
          <table:table-cell office:value-type="float" office:value="0.06515" calcext:value-type="float">
            <text:p>0.06515</text:p>
          </table:table-cell>
        </table:table-row>
        <table:table-row table:style-name="ro1">
          <table:table-cell office:value-type="float" office:value="888570" calcext:value-type="float">
            <text:p>888570</text:p>
          </table:table-cell>
          <table:table-cell office:value-type="string" calcext:value-type="string">
            <text:p>M</text:p>
          </table:table-cell>
          <table:table-cell office:value-type="float" office:value="17.29" calcext:value-type="float">
            <text:p>17.29</text:p>
          </table:table-cell>
          <table:table-cell office:value-type="float" office:value="22.13" calcext:value-type="float">
            <text:p>22.13</text:p>
          </table:table-cell>
          <table:table-cell office:value-type="float" office:value="114.4" calcext:value-type="float">
            <text:p>114.4</text:p>
          </table:table-cell>
          <table:table-cell office:value-type="float" office:value="947.8" calcext:value-type="float">
            <text:p>947.8</text:p>
          </table:table-cell>
          <table:table-cell office:value-type="float" office:value="0.08999" calcext:value-type="float">
            <text:p>0.08999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09697" calcext:value-type="float">
            <text:p>0.09697</text:p>
          </table:table-cell>
          <table:table-cell office:value-type="float" office:value="0.07507" calcext:value-type="float">
            <text:p>0.07507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05464" calcext:value-type="float">
            <text:p>0.05464</text:p>
          </table:table-cell>
          <table:table-cell office:value-type="float" office:value="0.8348" calcext:value-type="float">
            <text:p>0.8348</text:p>
          </table:table-cell>
          <table:table-cell office:value-type="float" office:value="1.633" calcext:value-type="float">
            <text:p>1.633</text:p>
          </table:table-cell>
          <table:table-cell office:value-type="float" office:value="6.146" calcext:value-type="float">
            <text:p>6.146</text:p>
          </table:table-cell>
          <table:table-cell office:value-type="float" office:value="90.94" calcext:value-type="float">
            <text:p>90.94</text:p>
          </table:table-cell>
          <table:table-cell office:value-type="float" office:value="0.006717" calcext:value-type="float">
            <text:p>0.006717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0.04638" calcext:value-type="float">
            <text:p>0.04638</text:p>
          </table:table-cell>
          <table:table-cell office:value-type="float" office:value="0.02149" calcext:value-type="float">
            <text:p>0.02149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05838" calcext:value-type="float">
            <text:p>0.005838</text:p>
          </table:table-cell>
          <table:table-cell office:value-type="float" office:value="20.39" calcext:value-type="float">
            <text:p>20.39</text:p>
          </table:table-cell>
          <table:table-cell office:value-type="float" office:value="27.24" calcext:value-type="float">
            <text:p>27.24</text:p>
          </table:table-cell>
          <table:table-cell office:value-type="float" office:value="137.9" calcext:value-type="float">
            <text:p>137.9</text:p>
          </table:table-cell>
          <table:table-cell office:value-type="float" office:value="1295" calcext:value-type="float">
            <text:p>1295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07484" calcext:value-type="float">
            <text:p>0.07484</text:p>
          </table:table-cell>
        </table:table-row>
        <table:table-row table:style-name="ro1">
          <table:table-cell office:value-type="float" office:value="889403" calcext:value-type="float">
            <text:p>889403</text:p>
          </table:table-cell>
          <table:table-cell office:value-type="string" calcext:value-type="string">
            <text:p>M</text:p>
          </table:table-cell>
          <table:table-cell office:value-type="float" office:value="15.61" calcext:value-type="float">
            <text:p>15.61</text:p>
          </table:table-cell>
          <table:table-cell office:value-type="float" office:value="19.38" calcext:value-type="float">
            <text:p>19.38</text:p>
          </table:table-cell>
          <table:table-cell office:value-type="float" office:value="100" calcext:value-type="float">
            <text:p>100</text:p>
          </table:table-cell>
          <table:table-cell office:value-type="float" office:value="758.6" calcext:value-type="float">
            <text:p>758.6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4209" calcext:value-type="float">
            <text:p>0.04209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05443" calcext:value-type="float">
            <text:p>0.05443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9988" calcext:value-type="float">
            <text:p>0.9988</text:p>
          </table:table-cell>
          <table:table-cell office:value-type="float" office:value="1.534" calcext:value-type="float">
            <text:p>1.534</text:p>
          </table:table-cell>
          <table:table-cell office:value-type="float" office:value="22.18" calcext:value-type="float">
            <text:p>22.18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0.009105" calcext:value-type="float">
            <text:p>0.009105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05174" calcext:value-type="float">
            <text:p>0.005174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17.91" calcext:value-type="float">
            <text:p>17.91</text:p>
          </table:table-cell>
          <table:table-cell office:value-type="float" office:value="31.67" calcext:value-type="float">
            <text:p>31.67</text:p>
          </table:table-cell>
          <table:table-cell office:value-type="float" office:value="115.9" calcext:value-type="float">
            <text:p>115.9</text:p>
          </table:table-cell>
          <table:table-cell office:value-type="float" office:value="988.6" calcext:value-type="float">
            <text:p>988.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226" calcext:value-type="float">
            <text:p>0.226</text:p>
          </table:table-cell>
          <table:table-cell office:value-type="float" office:value="0.08568" calcext:value-type="float">
            <text:p>0.08568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06829" calcext:value-type="float">
            <text:p>0.06829</text:p>
          </table:table-cell>
        </table:table-row>
        <table:table-row table:style-name="ro1">
          <table:table-cell office:value-type="float" office:value="889719" calcext:value-type="float">
            <text:p>889719</text:p>
          </table:table-cell>
          <table:table-cell office:value-type="string" calcext:value-type="string">
            <text:p>M</text:p>
          </table:table-cell>
          <table:table-cell office:value-type="float" office:value="17.19" calcext:value-type="float">
            <text:p>17.19</text:p>
          </table:table-cell>
          <table:table-cell office:value-type="float" office:value="22.07" calcext:value-type="float">
            <text:p>22.07</text:p>
          </table:table-cell>
          <table:table-cell office:value-type="float" office:value="111.6" calcext:value-type="float">
            <text:p>111.6</text:p>
          </table:table-cell>
          <table:table-cell office:value-type="float" office:value="928.3" calcext:value-type="float">
            <text:p>928.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0.08995" calcext:value-type="float">
            <text:p>0.08995</text:p>
          </table:table-cell>
          <table:table-cell office:value-type="float" office:value="0.09061" calcext:value-type="float">
            <text:p>0.09061</text:p>
          </table:table-cell>
          <table:table-cell office:value-type="float" office:value="0.06527" calcext:value-type="float">
            <text:p>0.06527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7383" calcext:value-type="float">
            <text:p>0.7383</text:p>
          </table:table-cell>
          <table:table-cell office:value-type="float" office:value="2.819" calcext:value-type="float">
            <text:p>2.819</text:p>
          </table:table-cell>
          <table:table-cell office:value-type="float" office:value="45.42" calcext:value-type="float">
            <text:p>45.42</text:p>
          </table:table-cell>
          <table:table-cell office:value-type="float" office:value="0.004493" calcext:value-type="float">
            <text:p>0.004493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21.58" calcext:value-type="float">
            <text:p>21.58</text:p>
          </table:table-cell>
          <table:table-cell office:value-type="float" office:value="29.33" calcext:value-type="float">
            <text:p>29.33</text:p>
          </table:table-cell>
          <table:table-cell office:value-type="float" office:value="140.5" calcext:value-type="float">
            <text:p>140.5</text:p>
          </table:table-cell>
          <table:table-cell office:value-type="float" office:value="1436" calcext:value-type="float">
            <text:p>1436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float" office:value="88995002" calcext:value-type="float">
            <text:p>88995002</text:p>
          </table:table-cell>
          <table:table-cell office:value-type="string" calcext:value-type="string">
            <text:p>M</text:p>
          </table:table-cell>
          <table:table-cell office:value-type="float" office:value="20.73" calcext:value-type="float">
            <text:p>20.73</text:p>
          </table:table-cell>
          <table:table-cell office:value-type="float" office:value="31.12" calcext:value-type="float">
            <text:p>31.12</text:p>
          </table:table-cell>
          <table:table-cell office:value-type="float" office:value="135.7" calcext:value-type="float">
            <text:p>135.7</text:p>
          </table:table-cell>
          <table:table-cell office:value-type="float" office:value="1419" calcext:value-type="float">
            <text:p>1419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08646" calcext:value-type="float">
            <text:p>0.08646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5674" calcext:value-type="float">
            <text:p>0.05674</text:p>
          </table:table-cell>
          <table:table-cell office:value-type="float" office:value="1.172" calcext:value-type="float">
            <text:p>1.172</text:p>
          </table:table-cell>
          <table:table-cell office:value-type="float" office:value="1.617" calcext:value-type="float">
            <text:p>1.617</text:p>
          </table:table-cell>
          <table:table-cell office:value-type="float" office:value="7.749" calcext:value-type="float">
            <text:p>7.749</text:p>
          </table:table-cell>
          <table:table-cell office:value-type="float" office:value="199.7" calcext:value-type="float">
            <text:p>199.7</text:p>
          </table:table-cell>
          <table:table-cell office:value-type="float" office:value="0.004551" calcext:value-type="float">
            <text:p>0.004551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143" calcext:value-type="float">
            <text:p>0.02143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32.49" calcext:value-type="float">
            <text:p>32.49</text:p>
          </table:table-cell>
          <table:table-cell office:value-type="float" office:value="47.16" calcext:value-type="float">
            <text:p>47.16</text:p>
          </table:table-cell>
          <table:table-cell office:value-type="float" office:value="214" calcext:value-type="float">
            <text:p>214</text:p>
          </table:table-cell>
          <table:table-cell office:value-type="float" office:value="3432" calcext:value-type="float">
            <text:p>3432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08218" calcext:value-type="float">
            <text:p>0.08218</text:p>
          </table:table-cell>
        </table:table-row>
        <table:table-row table:style-name="ro1">
          <table:table-cell office:value-type="float" office:value="8910251" calcext:value-type="float">
            <text:p>8910251</text:p>
          </table:table-cell>
          <table:table-cell office:value-type="string" calcext:value-type="string">
            <text:p>B</text:p>
          </table:table-cell>
          <table:table-cell office:value-type="float" office:value="10.6" calcext:value-type="float">
            <text:p>10.6</text:p>
          </table:table-cell>
          <table:table-cell office:value-type="float" office:value="18.95" calcext:value-type="float">
            <text:p>18.95</text:p>
          </table:table-cell>
          <table:table-cell office:value-type="float" office:value="69.28" calcext:value-type="float">
            <text:p>69.28</text:p>
          </table:table-cell>
          <table:table-cell office:value-type="float" office:value="346.4" calcext:value-type="float">
            <text:p>346.4</text:p>
          </table:table-cell>
          <table:table-cell office:value-type="float" office:value="0.09688" calcext:value-type="float">
            <text:p>0.09688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6387" calcext:value-type="float">
            <text:p>0.06387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4505" calcext:value-type="float">
            <text:p>0.4505</text:p>
          </table:table-cell>
          <table:table-cell office:value-type="float" office:value="1.197" calcext:value-type="float">
            <text:p>1.197</text:p>
          </table:table-cell>
          <table:table-cell office:value-type="float" office:value="3.43" calcext:value-type="float">
            <text:p>3.43</text:p>
          </table:table-cell>
          <table:table-cell office:value-type="float" office:value="27.1" calcext:value-type="float">
            <text:p>27.1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0.03354" calcext:value-type="float">
            <text:p>0.03354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3504" calcext:value-type="float">
            <text:p>0.03504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11.88" calcext:value-type="float">
            <text:p>11.88</text:p>
          </table:table-cell>
          <table:table-cell office:value-type="float" office:value="22.94" calcext:value-type="float">
            <text:p>22.94</text:p>
          </table:table-cell>
          <table:table-cell office:value-type="float" office:value="78.28" calcext:value-type="float">
            <text:p>78.28</text:p>
          </table:table-cell>
          <table:table-cell office:value-type="float" office:value="424.8" calcext:value-type="float">
            <text:p>424.8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294" calcext:value-type="float">
            <text:p>0.294</text:p>
          </table:table-cell>
          <table:table-cell office:value-type="float" office:value="0.07587" calcext:value-type="float">
            <text:p>0.07587</text:p>
          </table:table-cell>
        </table:table-row>
        <table:table-row table:style-name="ro1">
          <table:table-cell office:value-type="float" office:value="8910499" calcext:value-type="float">
            <text:p>8910499</text:p>
          </table:table-cell>
          <table:table-cell office:value-type="string" calcext:value-type="string">
            <text:p>B</text:p>
          </table:table-cell>
          <table:table-cell office:value-type="float" office:value="13.59" calcext:value-type="float">
            <text:p>13.59</text:p>
          </table:table-cell>
          <table:table-cell office:value-type="float" office:value="21.84" calcext:value-type="float">
            <text:p>21.84</text:p>
          </table:table-cell>
          <table:table-cell office:value-type="float" office:value="87.16" calcext:value-type="float">
            <text:p>87.16</text:p>
          </table:table-cell>
          <table:table-cell office:value-type="float" office:value="561" calcext:value-type="float">
            <text:p>561</text:p>
          </table:table-cell>
          <table:table-cell office:value-type="float" office:value="0.07956" calcext:value-type="float">
            <text:p>0.07956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02142" calcext:value-type="float">
            <text:p>0.02142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05859" calcext:value-type="float">
            <text:p>0.05859</text:p>
          </table:table-cell>
          <table:table-cell office:value-type="float" office:value="0.338" calcext:value-type="float">
            <text:p>0.338</text:p>
          </table:table-cell>
          <table:table-cell office:value-type="float" office:value="1.916" calcext:value-type="float">
            <text:p>1.916</text:p>
          </table:table-cell>
          <table:table-cell office:value-type="float" office:value="2.591" calcext:value-type="float">
            <text:p>2.591</text:p>
          </table:table-cell>
          <table:table-cell office:value-type="float" office:value="26.76" calcext:value-type="float">
            <text:p>26.76</text:p>
          </table:table-cell>
          <table:table-cell office:value-type="float" office:value="0.005436" calcext:value-type="float">
            <text:p>0.005436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09919" calcext:value-type="float">
            <text:p>0.00991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14.8" calcext:value-type="float">
            <text:p>14.8</text:p>
          </table:table-cell>
          <table:table-cell office:value-type="float" office:value="30.04" calcext:value-type="float">
            <text:p>30.04</text:p>
          </table:table-cell>
          <table:table-cell office:value-type="float" office:value="97.66" calcext:value-type="float">
            <text:p>97.66</text:p>
          </table:table-cell>
          <table:table-cell office:value-type="float" office:value="661.5" calcext:value-type="float">
            <text:p>661.5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06189" calcext:value-type="float">
            <text:p>0.06189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07024" calcext:value-type="float">
            <text:p>0.07024</text:p>
          </table:table-cell>
        </table:table-row>
        <table:table-row table:style-name="ro1">
          <table:table-cell office:value-type="float" office:value="8910506" calcext:value-type="float">
            <text:p>8910506</text:p>
          </table:table-cell>
          <table:table-cell office:value-type="string" calcext:value-type="string">
            <text:p>B</text:p>
          </table:table-cell>
          <table:table-cell office:value-type="float" office:value="12.87" calcext:value-type="float">
            <text:p>12.87</text:p>
          </table:table-cell>
          <table:table-cell office:value-type="float" office:value="16.21" calcext:value-type="float">
            <text:p>16.21</text:p>
          </table:table-cell>
          <table:table-cell office:value-type="float" office:value="82.38" calcext:value-type="float">
            <text:p>82.38</text:p>
          </table:table-cell>
          <table:table-cell office:value-type="float" office:value="512.2" calcext:value-type="float">
            <text:p>512.2</text:p>
          </table:table-cell>
          <table:table-cell office:value-type="float" office:value="0.09425" calcext:value-type="float">
            <text:p>0.09425</text:p>
          </table:table-cell>
          <table:table-cell office:value-type="float" office:value="0.06219" calcext:value-type="float">
            <text:p>0.0621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769" calcext:value-type="float">
            <text:p>0.05769</text:p>
          </table:table-cell>
          <table:table-cell office:value-type="float" office:value="0.2345" calcext:value-type="float">
            <text:p>0.2345</text:p>
          </table:table-cell>
          <table:table-cell office:value-type="float" office:value="1.219" calcext:value-type="float">
            <text:p>1.219</text:p>
          </table:table-cell>
          <table:table-cell office:value-type="float" office:value="1.546" calcext:value-type="float">
            <text:p>1.546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2593" calcext:value-type="float">
            <text:p>0.02593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13.9" calcext:value-type="float">
            <text:p>13.9</text:p>
          </table:table-cell>
          <table:table-cell office:value-type="float" office:value="23.64" calcext:value-type="float">
            <text:p>23.64</text:p>
          </table:table-cell>
          <table:table-cell office:value-type="float" office:value="89.27" calcext:value-type="float">
            <text:p>89.27</text:p>
          </table:table-cell>
          <table:table-cell office:value-type="float" office:value="597.5" calcext:value-type="float">
            <text:p>597.5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07062" calcext:value-type="float">
            <text:p>0.07062</text:p>
          </table:table-cell>
        </table:table-row>
        <table:table-row table:style-name="ro1">
          <table:table-cell office:value-type="float" office:value="8910720" calcext:value-type="float">
            <text:p>8910720</text:p>
          </table:table-cell>
          <table:table-cell office:value-type="string" calcext:value-type="string">
            <text:p>B</text:p>
          </table:table-cell>
          <table:table-cell office:value-type="float" office:value="10.71" calcext:value-type="float">
            <text:p>10.71</text:p>
          </table:table-cell>
          <table:table-cell office:value-type="float" office:value="20.39" calcext:value-type="float">
            <text:p>20.39</text:p>
          </table:table-cell>
          <table:table-cell office:value-type="float" office:value="69.5" calcext:value-type="float">
            <text:p>69.5</text:p>
          </table:table-cell>
          <table:table-cell office:value-type="float" office:value="344.9" calcext:value-type="float">
            <text:p>344.9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08448" calcext:value-type="float">
            <text:p>0.08448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06862" calcext:value-type="float">
            <text:p>0.06862</text:p>
          </table:table-cell>
          <table:table-cell office:value-type="float" office:value="0.3198" calcext:value-type="float">
            <text:p>0.3198</text:p>
          </table:table-cell>
          <table:table-cell office:value-type="float" office:value="1.489" calcext:value-type="float">
            <text:p>1.489</text:p>
          </table:table-cell>
          <table:table-cell office:value-type="float" office:value="2.23" calcext:value-type="float">
            <text:p>2.23</text:p>
          </table:table-cell>
          <table:table-cell office:value-type="float" office:value="20.74" calcext:value-type="float">
            <text:p>20.74</text:p>
          </table:table-cell>
          <table:table-cell office:value-type="float" office:value="0.008902" calcext:value-type="float">
            <text:p>0.008902</text:p>
          </table:table-cell>
          <table:table-cell office:value-type="float" office:value="0.04785" calcext:value-type="float">
            <text:p>0.04785</text:p>
          </table:table-cell>
          <table:table-cell office:value-type="float" office:value="0.07339" calcext:value-type="float">
            <text:p>0.07339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11.69" calcext:value-type="float">
            <text:p>11.69</text:p>
          </table:table-cell>
          <table:table-cell office:value-type="float" office:value="25.21" calcext:value-type="float">
            <text:p>25.21</text:p>
          </table:table-cell>
          <table:table-cell office:value-type="float" office:value="76.51" calcext:value-type="float">
            <text:p>76.51</text:p>
          </table:table-cell>
          <table:table-cell office:value-type="float" office:value="410.4" calcext:value-type="float">
            <text:p>410.4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08701" calcext:value-type="float">
            <text:p>0.08701</text:p>
          </table:table-cell>
        </table:table-row>
        <table:table-row table:style-name="ro1">
          <table:table-cell office:value-type="float" office:value="8910721" calcext:value-type="float">
            <text:p>8910721</text:p>
          </table:table-cell>
          <table:table-cell office:value-type="string" calcext:value-type="string">
            <text:p>B</text:p>
          </table:table-cell>
          <table:table-cell office:value-type="float" office:value="14.29" calcext:value-type="float">
            <text:p>14.29</text:p>
          </table:table-cell>
          <table:table-cell office:value-type="float" office:value="16.82" calcext:value-type="float">
            <text:p>16.82</text:p>
          </table:table-cell>
          <table:table-cell office:value-type="float" office:value="90.3" calcext:value-type="float">
            <text:p>90.3</text:p>
          </table:table-cell>
          <table:table-cell office:value-type="float" office:value="632.6" calcext:value-type="float">
            <text:p>632.6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05376" calcext:value-type="float">
            <text:p>0.05376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7198" calcext:value-type="float">
            <text:p>0.7198</text:p>
          </table:table-cell>
          <table:table-cell office:value-type="float" office:value="0.8439" calcext:value-type="float">
            <text:p>0.8439</text:p>
          </table:table-cell>
          <table:table-cell office:value-type="float" office:value="10.77" calcext:value-type="float">
            <text:p>10.77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4826" calcext:value-type="float">
            <text:p>0.004826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14.91" calcext:value-type="float">
            <text:p>14.91</text:p>
          </table:table-cell>
          <table:table-cell office:value-type="float" office:value="20.65" calcext:value-type="float">
            <text:p>20.65</text:p>
          </table:table-cell>
          <table:table-cell office:value-type="float" office:value="94.44" calcext:value-type="float">
            <text:p>94.44</text:p>
          </table:table-cell>
          <table:table-cell office:value-type="float" office:value="684.6" calcext:value-type="float">
            <text:p>684.6</text:p>
          </table:table-cell>
          <table:table-cell office:value-type="float" office:value="0.08567" calcext:value-type="float">
            <text:p>0.08567</text:p>
          </table:table-cell>
          <table:table-cell office:value-type="float" office:value="0.05036" calcext:value-type="float">
            <text:p>0.05036</text:p>
          </table:table-cell>
          <table:table-cell office:value-type="float" office:value="0.03866" calcext:value-type="float">
            <text:p>0.0386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0612" calcext:value-type="float">
            <text:p>0.0612</text:p>
          </table:table-cell>
        </table:table-row>
        <table:table-row table:style-name="ro1">
          <table:table-cell office:value-type="float" office:value="8910748" calcext:value-type="float">
            <text:p>8910748</text:p>
          </table:table-cell>
          <table:table-cell office:value-type="string" calcext:value-type="string">
            <text:p>B</text:p>
          </table:table-cell>
          <table:table-cell office:value-type="float" office:value="11.29" calcext:value-type="float">
            <text:p>11.29</text:p>
          </table:table-cell>
          <table:table-cell office:value-type="float" office:value="13.04" calcext:value-type="float">
            <text:p>13.04</text:p>
          </table:table-cell>
          <table:table-cell office:value-type="float" office:value="72.23" calcext:value-type="float">
            <text:p>72.23</text:p>
          </table:table-cell>
          <table:table-cell office:value-type="float" office:value="388" calcext:value-type="float">
            <text:p>388</text:p>
          </table:table-cell>
          <table:table-cell office:value-type="float" office:value="0.09834" calcext:value-type="float">
            <text:p>0.09834</text:p>
          </table:table-cell>
          <table:table-cell office:value-type="float" office:value="0.07608" calcext:value-type="float">
            <text:p>0.0760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2755" calcext:value-type="float">
            <text:p>0.02755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5293" calcext:value-type="float">
            <text:p>0.5293</text:p>
          </table:table-cell>
          <table:table-cell office:value-type="float" office:value="1.164" calcext:value-type="float">
            <text:p>1.164</text:p>
          </table:table-cell>
          <table:table-cell office:value-type="float" office:value="13.17" calcext:value-type="float">
            <text:p>13.17</text:p>
          </table:table-cell>
          <table:table-cell office:value-type="float" office:value="0.006472" calcext:value-type="float">
            <text:p>0.006472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08849" calcext:value-type="float">
            <text:p>0.008849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12.32" calcext:value-type="float">
            <text:p>12.32</text:p>
          </table:table-cell>
          <table:table-cell office:value-type="float" office:value="16.18" calcext:value-type="float">
            <text:p>16.18</text:p>
          </table:table-cell>
          <table:table-cell office:value-type="float" office:value="78.27" calcext:value-type="float">
            <text:p>78.27</text:p>
          </table:table-cell>
          <table:table-cell office:value-type="float" office:value="457.5" calcext:value-type="float">
            <text:p>457.5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08022" calcext:value-type="float">
            <text:p>0.08022</text:p>
          </table:table-cell>
        </table:table-row>
        <table:table-row table:style-name="ro1">
          <table:table-cell office:value-type="float" office:value="8910988" calcext:value-type="float">
            <text:p>8910988</text:p>
          </table:table-cell>
          <table:table-cell office:value-type="string" calcext:value-type="string">
            <text:p>M</text:p>
          </table:table-cell>
          <table:table-cell office:value-type="float" office:value="21.75" calcext:value-type="float">
            <text:p>21.75</text:p>
          </table:table-cell>
          <table:table-cell office:value-type="float" office:value="20.99" calcext:value-type="float">
            <text:p>20.99</text:p>
          </table:table-cell>
          <table:table-cell office:value-type="float" office:value="147.3" calcext:value-type="float">
            <text:p>147.3</text:p>
          </table:table-cell>
          <table:table-cell office:value-type="float" office:value="1491" calcext:value-type="float">
            <text:p>1491</text:p>
          </table:table-cell>
          <table:table-cell office:value-type="float" office:value="0.09401" calcext:value-type="float">
            <text:p>0.09401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1.167" calcext:value-type="float">
            <text:p>1.167</text:p>
          </table:table-cell>
          <table:table-cell office:value-type="float" office:value="1.352" calcext:value-type="float">
            <text:p>1.352</text:p>
          </table:table-cell>
          <table:table-cell office:value-type="float" office:value="8.867" calcext:value-type="float">
            <text:p>8.867</text:p>
          </table:table-cell>
          <table:table-cell office:value-type="float" office:value="156.8" calcext:value-type="float">
            <text:p>156.8</text:p>
          </table:table-cell>
          <table:table-cell office:value-type="float" office:value="0.005687" calcext:value-type="float">
            <text:p>0.005687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6329" calcext:value-type="float">
            <text:p>0.06329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28.19" calcext:value-type="float">
            <text:p>28.19</text:p>
          </table:table-cell>
          <table:table-cell office:value-type="float" office:value="28.18" calcext:value-type="float">
            <text:p>28.18</text:p>
          </table:table-cell>
          <table:table-cell office:value-type="float" office:value="195.9" calcext:value-type="float">
            <text:p>195.9</text:p>
          </table:table-cell>
          <table:table-cell office:value-type="float" office:value="2384" calcext:value-type="float">
            <text:p>2384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08858" calcext:value-type="float">
            <text:p>0.08858</text:p>
          </table:table-cell>
        </table:table-row>
        <table:table-row table:style-name="ro1">
          <table:table-cell office:value-type="float" office:value="8910996" calcext:value-type="float">
            <text:p>8910996</text:p>
          </table:table-cell>
          <table:table-cell office:value-type="string" calcext:value-type="string">
            <text:p>B</text:p>
          </table:table-cell>
          <table:table-cell office:value-type="float" office:value="9.742" calcext:value-type="float">
            <text:p>9.742</text:p>
          </table:table-cell>
          <table:table-cell office:value-type="float" office:value="15.67" calcext:value-type="float">
            <text:p>15.67</text:p>
          </table:table-cell>
          <table:table-cell office:value-type="float" office:value="61.5" calcext:value-type="float">
            <text:p>61.5</text:p>
          </table:table-cell>
          <table:table-cell office:value-type="float" office:value="289.9" calcext:value-type="float">
            <text:p>289.9</text:p>
          </table:table-cell>
          <table:table-cell office:value-type="float" office:value="0.09037" calcext:value-type="float">
            <text:p>0.09037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06312" calcext:value-type="float">
            <text:p>0.06312</text:p>
          </table:table-cell>
          <table:table-cell office:value-type="float" office:value="0.2684" calcext:value-type="float">
            <text:p>0.2684</text:p>
          </table:table-cell>
          <table:table-cell office:value-type="float" office:value="1.409" calcext:value-type="float">
            <text:p>1.409</text:p>
          </table:table-cell>
          <table:table-cell office:value-type="float" office:value="1.75" calcext:value-type="float">
            <text:p>1.75</text:p>
          </table:table-cell>
          <table:table-cell office:value-type="float" office:value="16.39" calcext:value-type="float">
            <text:p>16.3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10.75" calcext:value-type="float">
            <text:p>10.75</text:p>
          </table:table-cell>
          <table:table-cell office:value-type="float" office:value="20.88" calcext:value-type="float">
            <text:p>20.88</text:p>
          </table:table-cell>
          <table:table-cell office:value-type="float" office:value="68.09" calcext:value-type="float">
            <text:p>68.09</text:p>
          </table:table-cell>
          <table:table-cell office:value-type="float" office:value="355.2" calcext:value-type="float">
            <text:p>355.2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08175" calcext:value-type="float">
            <text:p>0.08175</text:p>
          </table:table-cell>
        </table:table-row>
        <table:table-row table:style-name="ro1">
          <table:table-cell office:value-type="float" office:value="8911163" calcext:value-type="float">
            <text:p>8911163</text:p>
          </table:table-cell>
          <table:table-cell office:value-type="string" calcext:value-type="string">
            <text:p>M</text:p>
          </table:table-cell>
          <table:table-cell office:value-type="float" office:value="17.93" calcext:value-type="float">
            <text:p>17.93</text:p>
          </table:table-cell>
          <table:table-cell office:value-type="float" office:value="24.48" calcext:value-type="float">
            <text:p>24.48</text:p>
          </table:table-cell>
          <table:table-cell office:value-type="float" office:value="115.2" calcext:value-type="float">
            <text:p>115.2</text:p>
          </table:table-cell>
          <table:table-cell office:value-type="float" office:value="998.9" calcext:value-type="float">
            <text:p>998.9</text:p>
          </table:table-cell>
          <table:table-cell office:value-type="float" office:value="0.08855" calcext:value-type="float">
            <text:p>0.08855</text:p>
          </table:table-cell>
          <table:table-cell office:value-type="float" office:value="0.07027" calcext:value-type="float">
            <text:p>0.07027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4744" calcext:value-type="float">
            <text:p>0.04744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4212" calcext:value-type="float">
            <text:p>0.4212</text:p>
          </table:table-cell>
          <table:table-cell office:value-type="float" office:value="1.433" calcext:value-type="float">
            <text:p>1.433</text:p>
          </table:table-cell>
          <table:table-cell office:value-type="float" office:value="2.765" calcext:value-type="float">
            <text:p>2.765</text:p>
          </table:table-cell>
          <table:table-cell office:value-type="float" office:value="45.81" calcext:value-type="float">
            <text:p>45.81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08522" calcext:value-type="float">
            <text:p>0.008522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02751" calcext:value-type="float">
            <text:p>0.002751</text:p>
          </table:table-cell>
          <table:table-cell office:value-type="float" office:value="20.92" calcext:value-type="float">
            <text:p>20.92</text:p>
          </table:table-cell>
          <table:table-cell office:value-type="float" office:value="34.69" calcext:value-type="float">
            <text:p>34.69</text:p>
          </table:table-cell>
          <table:table-cell office:value-type="float" office:value="135.1" calcext:value-type="float">
            <text:p>135.1</text:p>
          </table:table-cell>
          <table:table-cell office:value-type="float" office:value="1320" calcext:value-type="float">
            <text:p>1320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07948" calcext:value-type="float">
            <text:p>0.07948</text:p>
          </table:table-cell>
        </table:table-row>
        <table:table-row table:style-name="ro1">
          <table:table-cell office:value-type="float" office:value="8911164" calcext:value-type="float">
            <text:p>8911164</text:p>
          </table:table-cell>
          <table:table-cell office:value-type="string" calcext:value-type="string">
            <text:p>B</text:p>
          </table:table-cell>
          <table:table-cell office:value-type="float" office:value="11.89" calcext:value-type="float">
            <text:p>11.89</text:p>
          </table:table-cell>
          <table:table-cell office:value-type="float" office:value="17.36" calcext:value-type="float">
            <text:p>17.36</text:p>
          </table:table-cell>
          <table:table-cell office:value-type="float" office:value="76.2" calcext:value-type="float">
            <text:p>76.2</text:p>
          </table:table-cell>
          <table:table-cell office:value-type="float" office:value="435.6" calcext:value-type="float">
            <text:p>435.6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6412" calcext:value-type="float">
            <text:p>0.6412</text:p>
          </table:table-cell>
          <table:table-cell office:value-type="float" office:value="2.293" calcext:value-type="float">
            <text:p>2.293</text:p>
          </table:table-cell>
          <table:table-cell office:value-type="float" office:value="4.021" calcext:value-type="float">
            <text:p>4.021</text:p>
          </table:table-cell>
          <table:table-cell office:value-type="float" office:value="48.84" calcext:value-type="float">
            <text:p>48.84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12.4" calcext:value-type="float">
            <text:p>12.4</text:p>
          </table:table-cell>
          <table:table-cell office:value-type="float" office:value="18.99" calcext:value-type="float">
            <text:p>18.99</text:p>
          </table:table-cell>
          <table:table-cell office:value-type="float" office:value="79.46" calcext:value-type="float">
            <text:p>79.46</text:p>
          </table:table-cell>
          <table:table-cell office:value-type="float" office:value="472.4" calcext:value-type="float">
            <text:p>472.4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8368" calcext:value-type="float">
            <text:p>0.08368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08946" calcext:value-type="float">
            <text:p>0.08946</text:p>
          </table:table-cell>
          <table:table-cell office:value-type="float" office:value="0.222" calcext:value-type="float">
            <text:p>0.222</text:p>
          </table:table-cell>
          <table:table-cell office:value-type="float" office:value="0.06033" calcext:value-type="float">
            <text:p>0.06033</text:p>
          </table:table-cell>
        </table:table-row>
        <table:table-row table:style-name="ro1">
          <table:table-cell office:value-type="float" office:value="8911230" calcext:value-type="float">
            <text:p>8911230</text:p>
          </table:table-cell>
          <table:table-cell office:value-type="string" calcext:value-type="string">
            <text:p>B</text:p>
          </table:table-cell>
          <table:table-cell office:value-type="float" office:value="11.33" calcext:value-type="float">
            <text:p>11.33</text:p>
          </table:table-cell>
          <table:table-cell office:value-type="float" office:value="14.16" calcext:value-type="float">
            <text:p>14.16</text:p>
          </table:table-cell>
          <table:table-cell office:value-type="float" office:value="71.79" calcext:value-type="float">
            <text:p>71.79</text:p>
          </table:table-cell>
          <table:table-cell office:value-type="float" office:value="396.6" calcext:value-type="float">
            <text:p>396.6</text:p>
          </table:table-cell>
          <table:table-cell office:value-type="float" office:value="0.09379" calcext:value-type="float">
            <text:p>0.09379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5821" calcext:value-type="float">
            <text:p>0.05821</text:p>
          </table:table-cell>
          <table:table-cell office:value-type="float" office:value="0.2375" calcext:value-type="float">
            <text:p>0.2375</text:p>
          </table:table-cell>
          <table:table-cell office:value-type="float" office:value="1.28" calcext:value-type="float">
            <text:p>1.28</text:p>
          </table:table-cell>
          <table:table-cell office:value-type="float" office:value="1.565" calcext:value-type="float">
            <text:p>1.565</text:p>
          </table:table-cell>
          <table:table-cell office:value-type="float" office:value="17.09" calcext:value-type="float">
            <text:p>17.09</text:p>
          </table:table-cell>
          <table:table-cell office:value-type="float" office:value="0.008426" calcext:value-type="float">
            <text:p>0.008426</text:p>
          </table:table-cell>
          <table:table-cell office:value-type="float" office:value="0.008998" calcext:value-type="float">
            <text:p>0.008998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01627" calcext:value-type="float">
            <text:p>0.001627</text:p>
          </table:table-cell>
          <table:table-cell office:value-type="float" office:value="12.2" calcext:value-type="float">
            <text:p>12.2</text:p>
          </table:table-cell>
          <table:table-cell office:value-type="float" office:value="18.99" calcext:value-type="float">
            <text:p>18.99</text:p>
          </table:table-cell>
          <table:table-cell office:value-type="float" office:value="77.37" calcext:value-type="float">
            <text:p>77.37</text:p>
          </table:table-cell>
          <table:table-cell office:value-type="float" office:value="458" calcext:value-type="float">
            <text:p>458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07348" calcext:value-type="float">
            <text:p>0.07348</text:p>
          </table:table-cell>
          <table:table-cell office:value-type="float" office:value="0.004955" calcext:value-type="float">
            <text:p>0.004955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06386" calcext:value-type="float">
            <text:p>0.06386</text:p>
          </table:table-cell>
        </table:table-row>
        <table:table-row table:style-name="ro1">
          <table:table-cell office:value-type="float" office:value="8911670" calcext:value-type="float">
            <text:p>8911670</text:p>
          </table:table-cell>
          <table:table-cell office:value-type="string" calcext:value-type="string">
            <text:p>M</text:p>
          </table:table-cell>
          <table:table-cell office:value-type="float" office:value="18.81" calcext:value-type="float">
            <text:p>18.81</text:p>
          </table:table-cell>
          <table:table-cell office:value-type="float" office:value="19.98" calcext:value-type="float">
            <text:p>19.98</text:p>
          </table:table-cell>
          <table:table-cell office:value-type="float" office:value="120.9" calcext:value-type="float">
            <text:p>120.9</text:p>
          </table:table-cell>
          <table:table-cell office:value-type="float" office:value="1102" calcext:value-type="float">
            <text:p>1102</text:p>
          </table:table-cell>
          <table:table-cell office:value-type="float" office:value="0.08923" calcext:value-type="float">
            <text:p>0.08923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5843" calcext:value-type="float">
            <text:p>0.05843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996" calcext:value-type="float">
            <text:p>0.04996</text:p>
          </table:table-cell>
          <table:table-cell office:value-type="float" office:value="0.3283" calcext:value-type="float">
            <text:p>0.3283</text:p>
          </table:table-cell>
          <table:table-cell office:value-type="float" office:value="0.828" calcext:value-type="float">
            <text:p>0.828</text:p>
          </table:table-cell>
          <table:table-cell office:value-type="float" office:value="2.363" calcext:value-type="float">
            <text:p>2.363</text:p>
          </table:table-cell>
          <table:table-cell office:value-type="float" office:value="36.74" calcext:value-type="float">
            <text:p>36.74</text:p>
          </table:table-cell>
          <table:table-cell office:value-type="float" office:value="0.007571" calcext:value-type="float">
            <text:p>0.007571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19.96" calcext:value-type="float">
            <text:p>19.96</text:p>
          </table:table-cell>
          <table:table-cell office:value-type="float" office:value="24.3" calcext:value-type="float">
            <text:p>24.3</text:p>
          </table:table-cell>
          <table:table-cell office:value-type="float" office:value="129" calcext:value-type="float">
            <text:p>129</text:p>
          </table:table-cell>
          <table:table-cell office:value-type="float" office:value="1236" calcext:value-type="float">
            <text:p>1236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16" calcext:value-type="float">
            <text:p>0.116</text:p>
          </table:table-cell>
          <table:table-cell office:value-type="float" office:value="0.221" calcext:value-type="float">
            <text:p>0.221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05737" calcext:value-type="float">
            <text:p>0.05737</text:p>
          </table:table-cell>
        </table:table-row>
        <table:table-row table:style-name="ro1">
          <table:table-cell office:value-type="float" office:value="8911800" calcext:value-type="float">
            <text:p>8911800</text:p>
          </table:table-cell>
          <table:table-cell office:value-type="string" calcext:value-type="string">
            <text:p>B</text:p>
          </table:table-cell>
          <table:table-cell office:value-type="float" office:value="13.59" calcext:value-type="float">
            <text:p>13.59</text:p>
          </table:table-cell>
          <table:table-cell office:value-type="float" office:value="17.84" calcext:value-type="float">
            <text:p>17.84</text:p>
          </table:table-cell>
          <table:table-cell office:value-type="float" office:value="86.24" calcext:value-type="float">
            <text:p>86.24</text:p>
          </table:table-cell>
          <table:table-cell office:value-type="float" office:value="572.3" calcext:value-type="float">
            <text:p>572.3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01997" calcext:value-type="float">
            <text:p>0.01997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6" calcext:value-type="float">
            <text:p>1.166</text:p>
          </table:table-cell>
          <table:table-cell office:value-type="float" office:value="1.683" calcext:value-type="float">
            <text:p>1.683</text:p>
          </table:table-cell>
          <table:table-cell office:value-type="float" office:value="22.22" calcext:value-type="float">
            <text:p>22.22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5274" calcext:value-type="float">
            <text:p>0.005274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5044" calcext:value-type="float">
            <text:p>0.005044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15.5" calcext:value-type="float">
            <text:p>15.5</text:p>
          </table:table-cell>
          <table:table-cell office:value-type="float" office:value="26.1" calcext:value-type="float">
            <text:p>26.1</text:p>
          </table:table-cell>
          <table:table-cell office:value-type="float" office:value="98.91" calcext:value-type="float">
            <text:p>98.91</text:p>
          </table:table-cell>
          <table:table-cell office:value-type="float" office:value="739.1" calcext:value-type="float">
            <text:p>739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7622" calcext:value-type="float">
            <text:p>0.076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5185" calcext:value-type="float">
            <text:p>0.05185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06263" calcext:value-type="float">
            <text:p>0.06263</text:p>
          </table:table-cell>
        </table:table-row>
        <table:table-row table:style-name="ro1">
          <table:table-cell office:value-type="float" office:value="8911834" calcext:value-type="float">
            <text:p>8911834</text:p>
          </table:table-cell>
          <table:table-cell office:value-type="string" calcext:value-type="string">
            <text:p>B</text:p>
          </table:table-cell>
          <table:table-cell office:value-type="float" office:value="13.85" calcext:value-type="float">
            <text:p>13.85</text:p>
          </table:table-cell>
          <table:table-cell office:value-type="float" office:value="15.18" calcext:value-type="float">
            <text:p>15.18</text:p>
          </table:table-cell>
          <table:table-cell office:value-type="float" office:value="88.99" calcext:value-type="float">
            <text:p>88.99</text:p>
          </table:table-cell>
          <table:table-cell office:value-type="float" office:value="587.4" calcext:value-type="float">
            <text:p>587.4</text:p>
          </table:table-cell>
          <table:table-cell office:value-type="float" office:value="0.09516" calcext:value-type="float">
            <text:p>0.0951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4479" calcext:value-type="float">
            <text:p>0.04479</text:p>
          </table:table-cell>
          <table:table-cell office:value-type="float" office:value="0.03711" calcext:value-type="float">
            <text:p>0.03711</text:p>
          </table:table-cell>
          <table:table-cell office:value-type="float" office:value="0.211" calcext:value-type="float">
            <text:p>0.211</text:p>
          </table:table-cell>
          <table:table-cell office:value-type="float" office:value="0.05853" calcext:value-type="float">
            <text:p>0.05853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9195" calcext:value-type="float">
            <text:p>0.9195</text:p>
          </table:table-cell>
          <table:table-cell office:value-type="float" office:value="1.83" calcext:value-type="float">
            <text:p>1.83</text:p>
          </table:table-cell>
          <table:table-cell office:value-type="float" office:value="19.41" calcext:value-type="float">
            <text:p>19.41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14.98" calcext:value-type="float">
            <text:p>14.98</text:p>
          </table:table-cell>
          <table:table-cell office:value-type="float" office:value="21.74" calcext:value-type="float">
            <text:p>21.74</text:p>
          </table:table-cell>
          <table:table-cell office:value-type="float" office:value="98.37" calcext:value-type="float">
            <text:p>98.37</text:p>
          </table:table-cell>
          <table:table-cell office:value-type="float" office:value="670" calcext:value-type="float">
            <text:p>670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9993" calcext:value-type="float">
            <text:p>0.09993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06912" calcext:value-type="float">
            <text:p>0.06912</text:p>
          </table:table-cell>
        </table:table-row>
        <table:table-row table:style-name="ro1">
          <table:table-cell office:value-type="float" office:value="8912049" calcext:value-type="float">
            <text:p>8912049</text:p>
          </table:table-cell>
          <table:table-cell office:value-type="string" calcext:value-type="string">
            <text:p>M</text:p>
          </table:table-cell>
          <table:table-cell office:value-type="float" office:value="19.16" calcext:value-type="float">
            <text:p>19.16</text:p>
          </table:table-cell>
          <table:table-cell office:value-type="float" office:value="26.6" calcext:value-type="float">
            <text:p>26.6</text:p>
          </table:table-cell>
          <table:table-cell office:value-type="float" office:value="126.2" calcext:value-type="float">
            <text:p>126.2</text:p>
          </table:table-cell>
          <table:table-cell office:value-type="float" office:value="1138" calcext:value-type="float">
            <text:p>113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09664" calcext:value-type="float">
            <text:p>0.09664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6361" calcext:value-type="float">
            <text:p>0.6361</text:p>
          </table:table-cell>
          <table:table-cell office:value-type="float" office:value="1.001" calcext:value-type="float">
            <text:p>1.001</text:p>
          </table:table-cell>
          <table:table-cell office:value-type="float" office:value="4.321" calcext:value-type="float">
            <text:p>4.321</text:p>
          </table:table-cell>
          <table:table-cell office:value-type="float" office:value="69.65" calcext:value-type="float">
            <text:p>69.65</text:p>
          </table:table-cell>
          <table:table-cell office:value-type="float" office:value="0.007392" calcext:value-type="float">
            <text:p>0.007392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3988" calcext:value-type="float">
            <text:p>0.03988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23.72" calcext:value-type="float">
            <text:p>23.72</text:p>
          </table:table-cell>
          <table:table-cell office:value-type="float" office:value="35.9" calcext:value-type="float">
            <text:p>35.9</text:p>
          </table:table-cell>
          <table:table-cell office:value-type="float" office:value="159.8" calcext:value-type="float">
            <text:p>159.8</text:p>
          </table:table-cell>
          <table:table-cell office:value-type="float" office:value="1724" calcext:value-type="float">
            <text:p>172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3258" calcext:value-type="float">
            <text:p>0.3258</text:p>
          </table:table-cell>
          <table:table-cell office:value-type="float" office:value="0.0972" calcext:value-type="float">
            <text:p>0.0972</text:p>
          </table:table-cell>
        </table:table-row>
        <table:table-row table:style-name="ro1">
          <table:table-cell office:value-type="float" office:value="8912055" calcext:value-type="float">
            <text:p>8912055</text:p>
          </table:table-cell>
          <table:table-cell office:value-type="string" calcext:value-type="string">
            <text:p>B</text:p>
          </table:table-cell>
          <table:table-cell office:value-type="float" office:value="11.74" calcext:value-type="float">
            <text:p>11.74</text:p>
          </table:table-cell>
          <table:table-cell office:value-type="float" office:value="14.02" calcext:value-type="float">
            <text:p>14.02</text:p>
          </table:table-cell>
          <table:table-cell office:value-type="float" office:value="74.24" calcext:value-type="float">
            <text:p>74.24</text:p>
          </table:table-cell>
          <table:table-cell office:value-type="float" office:value="427.3" calcext:value-type="float">
            <text:p>427.3</text:p>
          </table:table-cell>
          <table:table-cell office:value-type="float" office:value="0.07813" calcext:value-type="float">
            <text:p>0.0781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5619" calcext:value-type="float">
            <text:p>0.5619</text:p>
          </table:table-cell>
          <table:table-cell office:value-type="float" office:value="1.268" calcext:value-type="float">
            <text:p>1.268</text:p>
          </table:table-cell>
          <table:table-cell office:value-type="float" office:value="3.717" calcext:value-type="float">
            <text:p>3.717</text:p>
          </table:table-cell>
          <table:table-cell office:value-type="float" office:value="37.83" calcext:value-type="float">
            <text:p>37.83</text:p>
          </table:table-cell>
          <table:table-cell office:value-type="float" office:value="0.008034" calcext:value-type="float">
            <text:p>0.008034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13.31" calcext:value-type="float">
            <text:p>13.31</text:p>
          </table:table-cell>
          <table:table-cell office:value-type="float" office:value="18.26" calcext:value-type="float">
            <text:p>18.26</text:p>
          </table:table-cell>
          <table:table-cell office:value-type="float" office:value="84.7" calcext:value-type="float">
            <text:p>84.7</text:p>
          </table:table-cell>
          <table:table-cell office:value-type="float" office:value="533.7" calcext:value-type="float">
            <text:p>533.7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735" calcext:value-type="float">
            <text:p>0.0673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06688" calcext:value-type="float">
            <text:p>0.06688</text:p>
          </table:table-cell>
        </table:table-row>
        <table:table-row table:style-name="ro1">
          <table:table-cell office:value-type="float" office:value="89122" calcext:value-type="float">
            <text:p>89122</text:p>
          </table:table-cell>
          <table:table-cell office:value-type="string" calcext:value-type="string">
            <text:p>M</text:p>
          </table:table-cell>
          <table:table-cell office:value-type="float" office:value="19.4" calcext:value-type="float">
            <text:p>19.4</text:p>
          </table:table-cell>
          <table:table-cell office:value-type="float" office:value="18.18" calcext:value-type="float">
            <text:p>18.18</text:p>
          </table:table-cell>
          <table:table-cell office:value-type="float" office:value="127.2" calcext:value-type="float">
            <text:p>127.2</text:p>
          </table:table-cell>
          <table:table-cell office:value-type="float" office:value="1145" calcext:value-type="float">
            <text:p>1145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09464" calcext:value-type="float">
            <text:p>0.0946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9951" calcext:value-type="float">
            <text:p>0.9951</text:p>
          </table:table-cell>
          <table:table-cell office:value-type="float" office:value="2.903" calcext:value-type="float">
            <text:p>2.903</text:p>
          </table:table-cell>
          <table:table-cell office:value-type="float" office:value="53.16" calcext:value-type="float">
            <text:p>53.16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23.79" calcext:value-type="float">
            <text:p>23.79</text:p>
          </table:table-cell>
          <table:table-cell office:value-type="float" office:value="28.65" calcext:value-type="float">
            <text:p>28.65</text:p>
          </table:table-cell>
          <table:table-cell office:value-type="float" office:value="152.4" calcext:value-type="float">
            <text:p>152.4</text:p>
          </table:table-cell>
          <table:table-cell office:value-type="float" office:value="1628" calcext:value-type="float">
            <text:p>1628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7787" calcext:value-type="float">
            <text:p>0.07787</text:p>
          </table:table-cell>
        </table:table-row>
        <table:table-row table:style-name="ro1">
          <table:table-cell office:value-type="float" office:value="8912280" calcext:value-type="float">
            <text:p>8912280</text:p>
          </table:table-cell>
          <table:table-cell office:value-type="string" calcext:value-type="string">
            <text:p>M</text:p>
          </table:table-cell>
          <table:table-cell office:value-type="float" office:value="16.24" calcext:value-type="float">
            <text:p>16.24</text:p>
          </table:table-cell>
          <table:table-cell office:value-type="float" office:value="18.77" calcext:value-type="float">
            <text:p>18.77</text:p>
          </table:table-cell>
          <table:table-cell office:value-type="float" office:value="108.8" calcext:value-type="float">
            <text:p>108.8</text:p>
          </table:table-cell>
          <table:table-cell office:value-type="float" office:value="805.1" calcext:value-type="float">
            <text:p>805.1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9173" calcext:value-type="float">
            <text:p>0.9173</text:p>
          </table:table-cell>
          <table:table-cell office:value-type="float" office:value="2.464" calcext:value-type="float">
            <text:p>2.464</text:p>
          </table:table-cell>
          <table:table-cell office:value-type="float" office:value="28.09" calcext:value-type="float">
            <text:p>28.09</text:p>
          </table:table-cell>
          <table:table-cell office:value-type="float" office:value="0.004563" calcext:value-type="float">
            <text:p>0.004563</text:p>
          </table:table-cell>
          <table:table-cell office:value-type="float" office:value="0.03481" calcext:value-type="float">
            <text:p>0.03481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18.55" calcext:value-type="float">
            <text:p>18.55</text:p>
          </table:table-cell>
          <table:table-cell office:value-type="float" office:value="25.09" calcext:value-type="float">
            <text:p>25.09</text:p>
          </table:table-cell>
          <table:table-cell office:value-type="float" office:value="126.9" calcext:value-type="float">
            <text:p>126.9</text:p>
          </table:table-cell>
          <table:table-cell office:value-type="float" office:value="1031" calcext:value-type="float">
            <text:p>1031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277" calcext:value-type="float">
            <text:p>0.277</text:p>
          </table:table-cell>
          <table:table-cell office:value-type="float" office:value="0.1063" calcext:value-type="float">
            <text:p>0.1063</text:p>
          </table:table-cell>
        </table:table-row>
        <table:table-row table:style-name="ro1">
          <table:table-cell office:value-type="float" office:value="8912284" calcext:value-type="float">
            <text:p>8912284</text:p>
          </table:table-cell>
          <table:table-cell office:value-type="string" calcext:value-type="string">
            <text:p>B</text:p>
          </table:table-cell>
          <table:table-cell office:value-type="float" office:value="12.89" calcext:value-type="float">
            <text:p>12.89</text:p>
          </table:table-cell>
          <table:table-cell office:value-type="float" office:value="15.7" calcext:value-type="float">
            <text:p>15.7</text:p>
          </table:table-cell>
          <table:table-cell office:value-type="float" office:value="84.08" calcext:value-type="float">
            <text:p>84.08</text:p>
          </table:table-cell>
          <table:table-cell office:value-type="float" office:value="516.6" calcext:value-type="float">
            <text:p>516.6</text:p>
          </table:table-cell>
          <table:table-cell office:value-type="float" office:value="0.07818" calcext:value-type="float">
            <text:p>0.07818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2913" calcext:value-type="float">
            <text:p>0.2913</text:p>
          </table:table-cell>
          <table:table-cell office:value-type="float" office:value="1.389" calcext:value-type="float">
            <text:p>1.389</text:p>
          </table:table-cell>
          <table:table-cell office:value-type="float" office:value="2.347" calcext:value-type="float">
            <text:p>2.347</text:p>
          </table:table-cell>
          <table:table-cell office:value-type="float" office:value="23.29" calcext:value-type="float">
            <text:p>23.29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0.03961" calcext:value-type="float">
            <text:p>0.03961</text:p>
          </table:table-cell>
          <table:table-cell office:value-type="float" office:value="0.07927" calcext:value-type="float">
            <text:p>0.07927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13.9" calcext:value-type="float">
            <text:p>13.9</text:p>
          </table:table-cell>
          <table:table-cell office:value-type="float" office:value="19.69" calcext:value-type="float">
            <text:p>19.69</text:p>
          </table:table-cell>
          <table:table-cell office:value-type="float" office:value="92.12" calcext:value-type="float">
            <text:p>92.12</text:p>
          </table:table-cell>
          <table:table-cell office:value-type="float" office:value="595.6" calcext:value-type="float">
            <text:p>595.6</text:p>
          </table:table-cell>
          <table:table-cell office:value-type="float" office:value="0.09926" calcext:value-type="float">
            <text:p>0.09926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07127" calcext:value-type="float">
            <text:p>0.07127</text:p>
          </table:table-cell>
        </table:table-row>
        <table:table-row table:style-name="ro1">
          <table:table-cell office:value-type="float" office:value="8912521" calcext:value-type="float">
            <text:p>8912521</text:p>
          </table:table-cell>
          <table:table-cell office:value-type="string" calcext:value-type="string">
            <text:p>B</text:p>
          </table:table-cell>
          <table:table-cell office:value-type="float" office:value="12.58" calcext:value-type="float">
            <text:p>12.58</text:p>
          </table:table-cell>
          <table:table-cell office:value-type="float" office:value="18.4" calcext:value-type="float">
            <text:p>18.4</text:p>
          </table:table-cell>
          <table:table-cell office:value-type="float" office:value="79.83" calcext:value-type="float">
            <text:p>79.83</text:p>
          </table:table-cell>
          <table:table-cell office:value-type="float" office:value="489" calcext:value-type="float">
            <text:p>489</text:p>
          </table:table-cell>
          <table:table-cell office:value-type="float" office:value="0.08393" calcext:value-type="float">
            <text:p>0.08393</text:p>
          </table:table-cell>
          <table:table-cell office:value-type="float" office:value="0.04216" calcext:value-type="float">
            <text:p>0.04216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05855" calcext:value-type="float">
            <text:p>0.05855</text:p>
          </table:table-cell>
          <table:table-cell office:value-type="float" office:value="0.2719" calcext:value-type="float">
            <text:p>0.2719</text:p>
          </table:table-cell>
          <table:table-cell office:value-type="float" office:value="1.35" calcext:value-type="float">
            <text:p>1.35</text:p>
          </table:table-cell>
          <table:table-cell office:value-type="float" office:value="1.721" calcext:value-type="float">
            <text:p>1.721</text:p>
          </table:table-cell>
          <table:table-cell office:value-type="float" office:value="22.45" calcext:value-type="float">
            <text:p>22.45</text:p>
          </table:table-cell>
          <table:table-cell office:value-type="float" office:value="0.006383" calcext:value-type="float">
            <text:p>0.006383</text:p>
          </table:table-cell>
          <table:table-cell office:value-type="float" office:value="0.008008" calcext:value-type="float">
            <text:p>0.00800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13.5" calcext:value-type="float">
            <text:p>13.5</text:p>
          </table:table-cell>
          <table:table-cell office:value-type="float" office:value="23.08" calcext:value-type="float">
            <text:p>23.08</text:p>
          </table:table-cell>
          <table:table-cell office:value-type="float" office:value="85.56" calcext:value-type="float">
            <text:p>85.56</text:p>
          </table:table-cell>
          <table:table-cell office:value-type="float" office:value="564.1" calcext:value-type="float">
            <text:p>564.1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05579" calcext:value-type="float">
            <text:p>0.005579</text:p>
          </table:table-cell>
          <table:table-cell office:value-type="float" office:value="0.008772" calcext:value-type="float">
            <text:p>0.008772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06431" calcext:value-type="float">
            <text:p>0.06431</text:p>
          </table:table-cell>
        </table:table-row>
        <table:table-row table:style-name="ro1">
          <table:table-cell office:value-type="float" office:value="8912909" calcext:value-type="float">
            <text:p>8912909</text:p>
          </table:table-cell>
          <table:table-cell office:value-type="string" calcext:value-type="string">
            <text:p>B</text:p>
          </table:table-cell>
          <table:table-cell office:value-type="float" office:value="11.94" calcext:value-type="float">
            <text:p>11.94</text:p>
          </table:table-cell>
          <table:table-cell office:value-type="float" office:value="20.76" calcext:value-type="float">
            <text:p>20.76</text:p>
          </table:table-cell>
          <table:table-cell office:value-type="float" office:value="77.87" calcext:value-type="float">
            <text:p>77.87</text:p>
          </table:table-cell>
          <table:table-cell office:value-type="float" office:value="441" calcext:value-type="float">
            <text:p>441</text:p>
          </table:table-cell>
          <table:table-cell office:value-type="float" office:value="0.08605" calcext:value-type="float">
            <text:p>0.08605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3791" calcext:value-type="float">
            <text:p>0.03791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06766" calcext:value-type="float">
            <text:p>0.06766</text:p>
          </table:table-cell>
          <table:table-cell office:value-type="float" office:value="0.2742" calcext:value-type="float">
            <text:p>0.2742</text:p>
          </table:table-cell>
          <table:table-cell office:value-type="float" office:value="1.39" calcext:value-type="float">
            <text:p>1.39</text:p>
          </table:table-cell>
          <table:table-cell office:value-type="float" office:value="3.198" calcext:value-type="float">
            <text:p>3.198</text:p>
          </table:table-cell>
          <table:table-cell office:value-type="float" office:value="21.91" calcext:value-type="float">
            <text:p>21.91</text:p>
          </table:table-cell>
          <table:table-cell office:value-type="float" office:value="0.006719" calcext:value-type="float">
            <text:p>0.006719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13.24" calcext:value-type="float">
            <text:p>13.24</text:p>
          </table:table-cell>
          <table:table-cell office:value-type="float" office:value="27.29" calcext:value-type="float">
            <text:p>27.29</text:p>
          </table:table-cell>
          <table:table-cell office:value-type="float" office:value="92.2" calcext:value-type="float">
            <text:p>92.2</text:p>
          </table:table-cell>
          <table:table-cell office:value-type="float" office:value="546.1" calcext:value-type="float">
            <text:p>546.1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2465" calcext:value-type="float">
            <text:p>0.2465</text:p>
          </table:table-cell>
          <table:table-cell office:value-type="float" office:value="0.09981" calcext:value-type="float">
            <text:p>0.09981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B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2" calcext:value-type="float">
            <text:p>13.12</text:p>
          </table:table-cell>
          <table:table-cell office:value-type="float" office:value="81.89" calcext:value-type="float">
            <text:p>81.89</text:p>
          </table:table-cell>
          <table:table-cell office:value-type="float" office:value="515.9" calcext:value-type="float">
            <text:p>515.9</text:p>
          </table:table-cell>
          <table:table-cell office:value-type="float" office:value="0.06955" calcext:value-type="float">
            <text:p>0.06955</text:p>
          </table:table-cell>
          <table:table-cell office:value-type="float" office:value="0.03729" calcext:value-type="float">
            <text:p>0.0372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05581" calcext:value-type="float">
            <text:p>0.05581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469" calcext:value-type="float">
            <text:p>0.469</text:p>
          </table:table-cell>
          <table:table-cell office:value-type="float" office:value="1.115" calcext:value-type="float">
            <text:p>1.115</text:p>
          </table:table-cell>
          <table:table-cell office:value-type="float" office:value="12.68" calcext:value-type="float">
            <text:p>12.68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05905" calcext:value-type="float">
            <text:p>0.005905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13.62" calcext:value-type="float">
            <text:p>13.62</text:p>
          </table:table-cell>
          <table:table-cell office:value-type="float" office:value="15.54" calcext:value-type="float">
            <text:p>15.54</text:p>
          </table:table-cell>
          <table:table-cell office:value-type="float" office:value="87.4" calcext:value-type="float">
            <text:p>87.4</text:p>
          </table:table-cell>
          <table:table-cell office:value-type="float" office:value="577" calcext:value-type="float">
            <text:p>577</text:p>
          </table:table-cell>
          <table:table-cell office:value-type="float" office:value="0.09616" calcext:value-type="float">
            <text:p>0.09616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5366" calcext:value-type="float">
            <text:p>0.05366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06915" calcext:value-type="float">
            <text:p>0.06915</text:p>
          </table:table-cell>
        </table:table-row>
        <table:table-row table:style-name="ro1">
          <table:table-cell office:value-type="float" office:value="8913049" calcext:value-type="float">
            <text:p>8913049</text:p>
          </table:table-cell>
          <table:table-cell office:value-type="string" calcext:value-type="string">
            <text:p>B</text:p>
          </table:table-cell>
          <table:table-cell office:value-type="float" office:value="11.26" calcext:value-type="float">
            <text:p>11.26</text:p>
          </table:table-cell>
          <table:table-cell office:value-type="float" office:value="19.96" calcext:value-type="float">
            <text:p>19.96</text:p>
          </table:table-cell>
          <table:table-cell office:value-type="float" office:value="73.72" calcext:value-type="float">
            <text:p>73.72</text:p>
          </table:table-cell>
          <table:table-cell office:value-type="float" office:value="394.1" calcext:value-type="float">
            <text:p>394.1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9274" calcext:value-type="float">
            <text:p>0.09274</text:p>
          </table:table-cell>
          <table:table-cell office:value-type="float" office:value="0.05588" calcext:value-type="float">
            <text:p>0.05588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06233" calcext:value-type="float">
            <text:p>0.06233</text:p>
          </table:table-cell>
          <table:table-cell office:value-type="float" office:value="0.4866" calcext:value-type="float">
            <text:p>0.4866</text:p>
          </table:table-cell>
          <table:table-cell office:value-type="float" office:value="1.905" calcext:value-type="float">
            <text:p>1.905</text:p>
          </table:table-cell>
          <table:table-cell office:value-type="float" office:value="2.877" calcext:value-type="float">
            <text:p>2.877</text:p>
          </table:table-cell>
          <table:table-cell office:value-type="float" office:value="34.68" calcext:value-type="float">
            <text:p>34.68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8262" calcext:value-type="float">
            <text:p>0.08262</text:p>
          </table:table-cell>
          <table:table-cell office:value-type="float" office:value="0.08099" calcext:value-type="float">
            <text:p>0.08099</text:p>
          </table:table-cell>
          <table:table-cell office:value-type="float" office:value="0.03487" calcext:value-type="float">
            <text:p>0.03487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0.006517" calcext:value-type="float">
            <text:p>0.006517</text:p>
          </table:table-cell>
          <table:table-cell office:value-type="float" office:value="11.86" calcext:value-type="float">
            <text:p>11.86</text:p>
          </table:table-cell>
          <table:table-cell office:value-type="float" office:value="22.33" calcext:value-type="float">
            <text:p>22.33</text:p>
          </table:table-cell>
          <table:table-cell office:value-type="float" office:value="78.27" calcext:value-type="float">
            <text:p>78.27</text:p>
          </table:table-cell>
          <table:table-cell office:value-type="float" office:value="437.6" calcext:value-type="float">
            <text:p>437.6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09314" calcext:value-type="float">
            <text:p>0.09314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07009" calcext:value-type="float">
            <text:p>0.07009</text:p>
          </table:table-cell>
        </table:table-row>
        <table:table-row table:style-name="ro1">
          <table:table-cell office:value-type="float" office:value="89143601" calcext:value-type="float">
            <text:p>89143601</text:p>
          </table:table-cell>
          <table:table-cell office:value-type="string" calcext:value-type="string">
            <text:p>B</text:p>
          </table:table-cell>
          <table:table-cell office:value-type="float" office:value="11.37" calcext:value-type="float">
            <text:p>11.37</text:p>
          </table:table-cell>
          <table:table-cell office:value-type="float" office:value="18.89" calcext:value-type="float">
            <text:p>18.89</text:p>
          </table:table-cell>
          <table:table-cell office:value-type="float" office:value="72.17" calcext:value-type="float">
            <text:p>72.17</text:p>
          </table:table-cell>
          <table:table-cell office:value-type="float" office:value="396" calcext:value-type="float">
            <text:p>396</text:p>
          </table:table-cell>
          <table:table-cell office:value-type="float" office:value="0.08713" calcext:value-type="float">
            <text:p>0.08713</text:p>
          </table:table-cell>
          <table:table-cell office:value-type="float" office:value="0.05008" calcext:value-type="float">
            <text:p>0.05008</text:p>
          </table:table-cell>
          <table:table-cell office:value-type="float" office:value="0.02399" calcext:value-type="float">
            <text:p>0.02399</text:p>
          </table:table-cell>
          <table:table-cell office:value-type="float" office:value="0.02173" calcext:value-type="float">
            <text:p>0.02173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2656" calcext:value-type="float">
            <text:p>0.2656</text:p>
          </table:table-cell>
          <table:table-cell office:value-type="float" office:value="1.974" calcext:value-type="float">
            <text:p>1.974</text:p>
          </table:table-cell>
          <table:table-cell office:value-type="float" office:value="1.954" calcext:value-type="float">
            <text:p>1.954</text:p>
          </table:table-cell>
          <table:table-cell office:value-type="float" office:value="17.49" calcext:value-type="float">
            <text:p>17.49</text:p>
          </table:table-cell>
          <table:table-cell office:value-type="float" office:value="0.006538" calcext:value-type="float">
            <text:p>0.006538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09924" calcext:value-type="float">
            <text:p>0.009924</text:p>
          </table:table-cell>
          <table:table-cell office:value-type="float" office:value="0.03416" calcext:value-type="float">
            <text:p>0.03416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12.36" calcext:value-type="float">
            <text:p>12.36</text:p>
          </table:table-cell>
          <table:table-cell office:value-type="float" office:value="26.14" calcext:value-type="float">
            <text:p>26.14</text:p>
          </table:table-cell>
          <table:table-cell office:value-type="float" office:value="79.29" calcext:value-type="float">
            <text:p>79.29</text:p>
          </table:table-cell>
          <table:table-cell office:value-type="float" office:value="459.3" calcext:value-type="float">
            <text:p>459.3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09708" calcext:value-type="float">
            <text:p>0.09708</text:p>
          </table:table-cell>
          <table:table-cell office:value-type="float" office:value="0.07529" calcext:value-type="float">
            <text:p>0.07529</text:p>
          </table:table-cell>
          <table:table-cell office:value-type="float" office:value="0.06203" calcext:value-type="float">
            <text:p>0.06203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06994" calcext:value-type="float">
            <text:p>0.06994</text:p>
          </table:table-cell>
        </table:table-row>
        <table:table-row table:style-name="ro1">
          <table:table-cell office:value-type="float" office:value="89143602" calcext:value-type="float">
            <text:p>89143602</text:p>
          </table:table-cell>
          <table:table-cell office:value-type="string" calcext:value-type="string">
            <text:p>B</text:p>
          </table:table-cell>
          <table:table-cell office:value-type="float" office:value="14.41" calcext:value-type="float">
            <text:p>14.41</text:p>
          </table:table-cell>
          <table:table-cell office:value-type="float" office:value="19.73" calcext:value-type="float">
            <text:p>19.73</text:p>
          </table:table-cell>
          <table:table-cell office:value-type="float" office:value="96.03" calcext:value-type="float">
            <text:p>96.03</text:p>
          </table:table-cell>
          <table:table-cell office:value-type="float" office:value="651" calcext:value-type="float">
            <text:p>651</text:p>
          </table:table-cell>
          <table:table-cell office:value-type="float" office:value="0.08757" calcext:value-type="float">
            <text:p>0.08757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06602" calcext:value-type="float">
            <text:p>0.06602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7192" calcext:value-type="float">
            <text:p>0.07192</text:p>
          </table:table-cell>
          <table:table-cell office:value-type="float" office:value="0.8811" calcext:value-type="float">
            <text:p>0.8811</text:p>
          </table:table-cell>
          <table:table-cell office:value-type="float" office:value="1.77" calcext:value-type="float">
            <text:p>1.77</text:p>
          </table:table-cell>
          <table:table-cell office:value-type="float" office:value="4.36" calcext:value-type="float">
            <text:p>4.36</text:p>
          </table:table-cell>
          <table:table-cell office:value-type="float" office:value="77.11" calcext:value-type="float">
            <text:p>77.11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4077" calcext:value-type="float">
            <text:p>0.04077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15.77" calcext:value-type="float">
            <text:p>15.77</text:p>
          </table:table-cell>
          <table:table-cell office:value-type="float" office:value="22.13" calcext:value-type="float">
            <text:p>22.13</text:p>
          </table:table-cell>
          <table:table-cell office:value-type="float" office:value="101.7" calcext:value-type="float">
            <text:p>101.7</text:p>
          </table:table-cell>
          <table:table-cell office:value-type="float" office:value="767.3" calcext:value-type="float">
            <text:p>767.3</text:p>
          </table:table-cell>
          <table:table-cell office:value-type="float" office:value="0.09983" calcext:value-type="float">
            <text:p>0.09983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22" calcext:value-type="float">
            <text:p>0.222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2272" calcext:value-type="float">
            <text:p>0.2272</text:p>
          </table:table-cell>
          <table:table-cell office:value-type="float" office:value="0.08799" calcext:value-type="float">
            <text:p>0.08799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string" calcext:value-type="string">
            <text:p>B</text:p>
          </table:table-cell>
          <table:table-cell office:value-type="float" office:value="14.96" calcext:value-type="float">
            <text:p>14.96</text:p>
          </table:table-cell>
          <table:table-cell office:value-type="float" office:value="19.1" calcext:value-type="float">
            <text:p>19.1</text:p>
          </table:table-cell>
          <table:table-cell office:value-type="float" office:value="97.03" calcext:value-type="float">
            <text:p>97.03</text:p>
          </table:table-cell>
          <table:table-cell office:value-type="float" office:value="687.3" calcext:value-type="float">
            <text:p>687.3</text:p>
          </table:table-cell>
          <table:table-cell office:value-type="float" office:value="0.08992" calcext:value-type="float">
            <text:p>0.08992</text:p>
          </table:table-cell>
          <table:table-cell office:value-type="float" office:value="0.09823" calcext:value-type="float">
            <text:p>0.09823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948" calcext:value-type="float">
            <text:p>0.948</text:p>
          </table:table-cell>
          <table:table-cell office:value-type="float" office:value="2.171" calcext:value-type="float">
            <text:p>2.171</text:p>
          </table:table-cell>
          <table:table-cell office:value-type="float" office:value="24.87" calcext:value-type="float">
            <text:p>24.87</text:p>
          </table:table-cell>
          <table:table-cell office:value-type="float" office:value="0.005332" calcext:value-type="float">
            <text:p>0.005332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16.25" calcext:value-type="float">
            <text:p>16.25</text:p>
          </table:table-cell>
          <table:table-cell office:value-type="float" office:value="26.19" calcext:value-type="float">
            <text:p>26.19</text:p>
          </table:table-cell>
          <table:table-cell office:value-type="float" office:value="109.1" calcext:value-type="float">
            <text:p>109.1</text:p>
          </table:table-cell>
          <table:table-cell office:value-type="float" office:value="809.8" calcext:value-type="float">
            <text:p>809.8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303" calcext:value-type="float">
            <text:p>0.303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08472" calcext:value-type="float">
            <text:p>0.08472</text:p>
          </table:table-cell>
        </table:table-row>
        <table:table-row table:style-name="ro1">
          <table:table-cell office:value-type="float" office:value="891670" calcext:value-type="float">
            <text:p>891670</text:p>
          </table:table-cell>
          <table:table-cell office:value-type="string" calcext:value-type="string">
            <text:p>B</text:p>
          </table:table-cell>
          <table:table-cell office:value-type="float" office:value="12.95" calcext:value-type="float">
            <text:p>12.95</text:p>
          </table:table-cell>
          <table:table-cell office:value-type="float" office:value="16.02" calcext:value-type="float">
            <text:p>16.02</text:p>
          </table:table-cell>
          <table:table-cell office:value-type="float" office:value="83.14" calcext:value-type="float">
            <text:p>83.14</text:p>
          </table:table-cell>
          <table:table-cell office:value-type="float" office:value="513.7" calcext:value-type="float">
            <text:p>513.7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7943" calcext:value-type="float">
            <text:p>0.07943</text:p>
          </table:table-cell>
          <table:table-cell office:value-type="float" office:value="0.06155" calcext:value-type="float">
            <text:p>0.06155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173" calcext:value-type="float">
            <text:p>0.173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2094" calcext:value-type="float">
            <text:p>0.2094</text:p>
          </table:table-cell>
          <table:table-cell office:value-type="float" office:value="0.7636" calcext:value-type="float">
            <text:p>0.7636</text:p>
          </table:table-cell>
          <table:table-cell office:value-type="float" office:value="1.231" calcext:value-type="float">
            <text:p>1.231</text:p>
          </table:table-cell>
          <table:table-cell office:value-type="float" office:value="17.67" calcext:value-type="float">
            <text:p>17.67</text:p>
          </table:table-cell>
          <table:table-cell office:value-type="float" office:value="0.008725" calcext:value-type="float">
            <text:p>0.008725</text:p>
          </table:table-cell>
          <table:table-cell office:value-type="float" office:value="0.02003" calcext:value-type="float">
            <text:p>0.02003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04726" calcext:value-type="float">
            <text:p>0.004726</text:p>
          </table:table-cell>
          <table:table-cell office:value-type="float" office:value="13.74" calcext:value-type="float">
            <text:p>13.74</text:p>
          </table:table-cell>
          <table:table-cell office:value-type="float" office:value="19.93" calcext:value-type="float">
            <text:p>19.93</text:p>
          </table:table-cell>
          <table:table-cell office:value-type="float" office:value="88.81" calcext:value-type="float">
            <text:p>88.81</text:p>
          </table:table-cell>
          <table:table-cell office:value-type="float" office:value="585.4" calcext:value-type="float">
            <text:p>585.4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338" calcext:value-type="float">
            <text:p>0.338</text:p>
          </table:table-cell>
          <table:table-cell office:value-type="float" office:value="0.09584" calcext:value-type="float">
            <text:p>0.09584</text:p>
          </table:table-cell>
        </table:table-row>
        <table:table-row table:style-name="ro1">
          <table:table-cell office:value-type="float" office:value="891703" calcext:value-type="float">
            <text:p>891703</text:p>
          </table:table-cell>
          <table:table-cell office:value-type="string" calcext:value-type="string">
            <text:p>B</text:p>
          </table:table-cell>
          <table:table-cell office:value-type="float" office:value="11.85" calcext:value-type="float">
            <text:p>11.85</text:p>
          </table:table-cell>
          <table:table-cell office:value-type="float" office:value="17.46" calcext:value-type="float">
            <text:p>17.46</text:p>
          </table:table-cell>
          <table:table-cell office:value-type="float" office:value="75.54" calcext:value-type="float">
            <text:p>75.54</text:p>
          </table:table-cell>
          <table:table-cell office:value-type="float" office:value="432.7" calcext:value-type="float">
            <text:p>432.7</text:p>
          </table:table-cell>
          <table:table-cell office:value-type="float" office:value="0.08372" calcext:value-type="float">
            <text:p>0.08372</text:p>
          </table:table-cell>
          <table:table-cell office:value-type="float" office:value="0.05642" calcext:value-type="float">
            <text:p>0.05642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207" calcext:value-type="float">
            <text:p>0.207</text:p>
          </table:table-cell>
          <table:table-cell office:value-type="float" office:value="1.238" calcext:value-type="float">
            <text:p>1.238</text:p>
          </table:table-cell>
          <table:table-cell office:value-type="float" office:value="1.234" calcext:value-type="float">
            <text:p>1.234</text:p>
          </table:table-cell>
          <table:table-cell office:value-type="float" office:value="13.88" calcext:value-type="float">
            <text:p>13.88</text:p>
          </table:table-cell>
          <table:table-cell office:value-type="float" office:value="0.007595" calcext:value-type="float">
            <text:p>0.00759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08578" calcext:value-type="float">
            <text:p>0.008578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13.06" calcext:value-type="float">
            <text:p>13.06</text:p>
          </table:table-cell>
          <table:table-cell office:value-type="float" office:value="25.75" calcext:value-type="float">
            <text:p>25.75</text:p>
          </table:table-cell>
          <table:table-cell office:value-type="float" office:value="84.35" calcext:value-type="float">
            <text:p>84.35</text:p>
          </table:table-cell>
          <table:table-cell office:value-type="float" office:value="517.8" calcext:value-type="float">
            <text:p>517.8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07007" calcext:value-type="float">
            <text:p>0.07007</text:p>
          </table:table-cell>
        </table:table-row>
        <table:table-row table:style-name="ro1">
          <table:table-cell office:value-type="float" office:value="891716" calcext:value-type="float">
            <text:p>891716</text:p>
          </table:table-cell>
          <table:table-cell office:value-type="string" calcext:value-type="string">
            <text:p>B</text:p>
          </table:table-cell>
          <table:table-cell office:value-type="float" office:value="12.72" calcext:value-type="float">
            <text:p>12.72</text:p>
          </table:table-cell>
          <table:table-cell office:value-type="float" office:value="13.78" calcext:value-type="float">
            <text:p>13.78</text:p>
          </table:table-cell>
          <table:table-cell office:value-type="float" office:value="81.78" calcext:value-type="float">
            <text:p>81.78</text:p>
          </table:table-cell>
          <table:table-cell office:value-type="float" office:value="492.1" calcext:value-type="float">
            <text:p>492.1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08393" calcext:value-type="float">
            <text:p>0.08393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6931" calcext:value-type="float">
            <text:p>0.6931</text:p>
          </table:table-cell>
          <table:table-cell office:value-type="float" office:value="1.34" calcext:value-type="float">
            <text:p>1.34</text:p>
          </table:table-cell>
          <table:table-cell office:value-type="float" office:value="13.38" calcext:value-type="float">
            <text:p>13.38</text:p>
          </table:table-cell>
          <table:table-cell office:value-type="float" office:value="0.006064" calcext:value-type="float">
            <text:p>0.006064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.007978" calcext:value-type="float">
            <text:p>0.00797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01392" calcext:value-type="float">
            <text:p>0.001392</text:p>
          </table:table-cell>
          <table:table-cell office:value-type="float" office:value="13.5" calcext:value-type="float">
            <text:p>13.5</text:p>
          </table:table-cell>
          <table:table-cell office:value-type="float" office:value="17.48" calcext:value-type="float">
            <text:p>17.48</text:p>
          </table:table-cell>
          <table:table-cell office:value-type="float" office:value="88.54" calcext:value-type="float">
            <text:p>88.54</text:p>
          </table:table-cell>
          <table:table-cell office:value-type="float" office:value="553.7" calcext:value-type="float">
            <text:p>553.7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05233" calcext:value-type="float">
            <text:p>0.05233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6922" calcext:value-type="float">
            <text:p>0.06922</text:p>
          </table:table-cell>
        </table:table-row>
        <table:table-row table:style-name="ro1">
          <table:table-cell office:value-type="float" office:value="891923" calcext:value-type="float">
            <text:p>891923</text:p>
          </table:table-cell>
          <table:table-cell office:value-type="string" calcext:value-type="string">
            <text:p>B</text:p>
          </table:table-cell>
          <table:table-cell office:value-type="float" office:value="13.77" calcext:value-type="float">
            <text:p>13.77</text:p>
          </table:table-cell>
          <table:table-cell office:value-type="float" office:value="13.27" calcext:value-type="float">
            <text:p>13.27</text:p>
          </table:table-cell>
          <table:table-cell office:value-type="float" office:value="88.06" calcext:value-type="float">
            <text:p>88.06</text:p>
          </table:table-cell>
          <table:table-cell office:value-type="float" office:value="582.7" calcext:value-type="float">
            <text:p>582.7</text:p>
          </table:table-cell>
          <table:table-cell office:value-type="float" office:value="0.09198" calcext:value-type="float">
            <text:p>0.09198</text:p>
          </table:table-cell>
          <table:table-cell office:value-type="float" office:value="0.06221" calcext:value-type="float">
            <text:p>0.06221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05912" calcext:value-type="float">
            <text:p>0.05912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6946" calcext:value-type="float">
            <text:p>0.6946</text:p>
          </table:table-cell>
          <table:table-cell office:value-type="float" office:value="1.479" calcext:value-type="float">
            <text:p>1.479</text:p>
          </table:table-cell>
          <table:table-cell office:value-type="float" office:value="17.74" calcext:value-type="float">
            <text:p>17.74</text:p>
          </table:table-cell>
          <table:table-cell office:value-type="float" office:value="0.004348" calcext:value-type="float">
            <text:p>0.004348</text:p>
          </table:table-cell>
          <table:table-cell office:value-type="float" office:value="0.008153" calcext:value-type="float">
            <text:p>0.008153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14.67" calcext:value-type="float">
            <text:p>14.67</text:p>
          </table:table-cell>
          <table:table-cell office:value-type="float" office:value="16.93" calcext:value-type="float">
            <text:p>16.93</text:p>
          </table:table-cell>
          <table:table-cell office:value-type="float" office:value="94.17" calcext:value-type="float">
            <text:p>94.17</text:p>
          </table:table-cell>
          <table:table-cell office:value-type="float" office:value="661.1" calcext:value-type="float">
            <text:p>661.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.05802" calcext:value-type="float">
            <text:p>0.05802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06794" calcext:value-type="float">
            <text:p>0.06794</text:p>
          </table:table-cell>
        </table:table-row>
        <table:table-row table:style-name="ro1">
          <table:table-cell office:value-type="float" office:value="891936" calcext:value-type="float">
            <text:p>891936</text:p>
          </table:table-cell>
          <table:table-cell office:value-type="string" calcext:value-type="string">
            <text:p>B</text:p>
          </table:table-cell>
          <table:table-cell office:value-type="float" office:value="10.91" calcext:value-type="float">
            <text:p>10.91</text:p>
          </table:table-cell>
          <table:table-cell office:value-type="float" office:value="12.35" calcext:value-type="float">
            <text:p>12.35</text:p>
          </table:table-cell>
          <table:table-cell office:value-type="float" office:value="69.14" calcext:value-type="float">
            <text:p>69.14</text:p>
          </table:table-cell>
          <table:table-cell office:value-type="float" office:value="363.7" calcext:value-type="float">
            <text:p>363.7</text:p>
          </table:table-cell>
          <table:table-cell office:value-type="float" office:value="0.08518" calcext:value-type="float">
            <text:p>0.08518</text:p>
          </table:table-cell>
          <table:table-cell office:value-type="float" office:value="0.04721" calcext:value-type="float">
            <text:p>0.04721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06031" calcext:value-type="float">
            <text:p>0.06031</text:p>
          </table:table-cell>
          <table:table-cell office:value-type="float" office:value="0.1753" calcext:value-type="float">
            <text:p>0.1753</text:p>
          </table:table-cell>
          <table:table-cell office:value-type="float" office:value="1.027" calcext:value-type="float">
            <text:p>1.027</text:p>
          </table:table-cell>
          <table:table-cell office:value-type="float" office:value="1.267" calcext:value-type="float">
            <text:p>1.267</text:p>
          </table:table-cell>
          <table:table-cell office:value-type="float" office:value="11.09" calcext:value-type="float">
            <text:p>11.09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09393" calcext:value-type="float">
            <text:p>0.009393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11.37" calcext:value-type="float">
            <text:p>11.37</text:p>
          </table:table-cell>
          <table:table-cell office:value-type="float" office:value="14.82" calcext:value-type="float">
            <text:p>14.82</text:p>
          </table:table-cell>
          <table:table-cell office:value-type="float" office:value="72.42" calcext:value-type="float">
            <text:p>72.42</text:p>
          </table:table-cell>
          <table:table-cell office:value-type="float" office:value="392.2" calcext:value-type="float">
            <text:p>392.2</text:p>
          </table:table-cell>
          <table:table-cell office:value-type="float" office:value="0.09312" calcext:value-type="float">
            <text:p>0.09312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0.02884" calcext:value-type="float">
            <text:p>0.02884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06643" calcext:value-type="float">
            <text:p>0.06643</text:p>
          </table:table-cell>
        </table:table-row>
        <table:table-row table:style-name="ro1">
          <table:table-cell office:value-type="float" office:value="892189" calcext:value-type="float">
            <text:p>892189</text:p>
          </table:table-cell>
          <table:table-cell office:value-type="string" calcext:value-type="string">
            <text:p>M</text:p>
          </table:table-cell>
          <table:table-cell office:value-type="float" office:value="11.76" calcext:value-type="float">
            <text:p>11.76</text:p>
          </table:table-cell>
          <table:table-cell office:value-type="float" office:value="18.14" calcext:value-type="float">
            <text:p>18.14</text:p>
          </table:table-cell>
          <table:table-cell office:value-type="float" office:value="75" calcext:value-type="float">
            <text:p>75</text:p>
          </table:table-cell>
          <table:table-cell office:value-type="float" office:value="431.1" calcext:value-type="float">
            <text:p>431.1</text:p>
          </table:table-cell>
          <table:table-cell office:value-type="float" office:value="0.09968" calcext:value-type="float">
            <text:p>0.09968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06287" calcext:value-type="float">
            <text:p>0.06287</text:p>
          </table:table-cell>
          <table:table-cell office:value-type="float" office:value="0.645" calcext:value-type="float">
            <text:p>0.645</text:p>
          </table:table-cell>
          <table:table-cell office:value-type="float" office:value="2.105" calcext:value-type="float">
            <text:p>2.105</text:p>
          </table:table-cell>
          <table:table-cell office:value-type="float" office:value="4.138" calcext:value-type="float">
            <text:p>4.138</text:p>
          </table:table-cell>
          <table:table-cell office:value-type="float" office:value="49.11" calcext:value-type="float">
            <text:p>49.11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2758" calcext:value-type="float">
            <text:p>0.002758</text:p>
          </table:table-cell>
          <table:table-cell office:value-type="float" office:value="13.36" calcext:value-type="float">
            <text:p>13.36</text:p>
          </table:table-cell>
          <table:table-cell office:value-type="float" office:value="23.39" calcext:value-type="float">
            <text:p>23.39</text:p>
          </table:table-cell>
          <table:table-cell office:value-type="float" office:value="85.1" calcext:value-type="float">
            <text:p>85.1</text:p>
          </table:table-cell>
          <table:table-cell office:value-type="float" office:value="553.6" calcext:value-type="float">
            <text:p>553.6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7974" calcext:value-type="float">
            <text:p>0.0797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06915" calcext:value-type="float">
            <text:p>0.06915</text:p>
          </table:table-cell>
        </table:table-row>
        <table:table-row table:style-name="ro1">
          <table:table-cell office:value-type="float" office:value="892214" calcext:value-type="float">
            <text:p>892214</text:p>
          </table:table-cell>
          <table:table-cell office:value-type="string" calcext:value-type="string">
            <text:p>B</text:p>
          </table:table-cell>
          <table:table-cell office:value-type="float" office:value="14.26" calcext:value-type="float">
            <text:p>14.26</text:p>
          </table:table-cell>
          <table:table-cell office:value-type="float" office:value="18.17" calcext:value-type="float">
            <text:p>18.17</text:p>
          </table:table-cell>
          <table:table-cell office:value-type="float" office:value="91.22" calcext:value-type="float">
            <text:p>91.22</text:p>
          </table:table-cell>
          <table:table-cell office:value-type="float" office:value="633.1" calcext:value-type="float">
            <text:p>633.1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23" calcext:value-type="float">
            <text:p>0.23</text:p>
          </table:table-cell>
          <table:table-cell office:value-type="float" office:value="0.669" calcext:value-type="float">
            <text:p>0.669</text:p>
          </table:table-cell>
          <table:table-cell office:value-type="float" office:value="1.661" calcext:value-type="float">
            <text:p>1.661</text:p>
          </table:table-cell>
          <table:table-cell office:value-type="float" office:value="20.56" calcext:value-type="float">
            <text:p>20.56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16.22" calcext:value-type="float">
            <text:p>16.22</text:p>
          </table:table-cell>
          <table:table-cell office:value-type="float" office:value="25.26" calcext:value-type="float">
            <text:p>25.26</text:p>
          </table:table-cell>
          <table:table-cell office:value-type="float" office:value="105.8" calcext:value-type="float">
            <text:p>105.8</text:p>
          </table:table-cell>
          <table:table-cell office:value-type="float" office:value="819.7" calcext:value-type="float">
            <text:p>819.7</text:p>
          </table:table-cell>
          <table:table-cell office:value-type="float" office:value="0.09445" calcext:value-type="float">
            <text:p>0.09445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07676" calcext:value-type="float">
            <text:p>0.07676</text:p>
          </table:table-cell>
        </table:table-row>
        <table:table-row table:style-name="ro1">
          <table:table-cell office:value-type="float" office:value="892399" calcext:value-type="float">
            <text:p>892399</text:p>
          </table:table-cell>
          <table:table-cell office:value-type="string" calcext:value-type="string">
            <text:p>B</text:p>
          </table:table-cell>
          <table:table-cell office:value-type="float" office:value="10.51" calcext:value-type="float">
            <text:p>10.51</text:p>
          </table:table-cell>
          <table:table-cell office:value-type="float" office:value="23.09" calcext:value-type="float">
            <text:p>23.09</text:p>
          </table:table-cell>
          <table:table-cell office:value-type="float" office:value="66.85" calcext:value-type="float">
            <text:p>66.85</text:p>
          </table:table-cell>
          <table:table-cell office:value-type="float" office:value="334.2" calcext:value-type="float">
            <text:p>334.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6797" calcext:value-type="float">
            <text:p>0.06797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2868" calcext:value-type="float">
            <text:p>0.2868</text:p>
          </table:table-cell>
          <table:table-cell office:value-type="float" office:value="1.143" calcext:value-type="float">
            <text:p>1.143</text:p>
          </table:table-cell>
          <table:table-cell office:value-type="float" office:value="2.289" calcext:value-type="float">
            <text:p>2.289</text:p>
          </table:table-cell>
          <table:table-cell office:value-type="float" office:value="20.56" calcext:value-type="float">
            <text:p>20.56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3464" calcext:value-type="float">
            <text:p>0.03464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10.93" calcext:value-type="float">
            <text:p>10.93</text:p>
          </table:table-cell>
          <table:table-cell office:value-type="float" office:value="24.22" calcext:value-type="float">
            <text:p>24.22</text:p>
          </table:table-cell>
          <table:table-cell office:value-type="float" office:value="70.1" calcext:value-type="float">
            <text:p>70.1</text:p>
          </table:table-cell>
          <table:table-cell office:value-type="float" office:value="362.7" calcext:value-type="float">
            <text:p>362.7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8614" calcext:value-type="float">
            <text:p>0.08614</text:p>
          </table:table-cell>
          <table:table-cell office:value-type="float" office:value="0.04158" calcext:value-type="float">
            <text:p>0.0415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06777" calcext:value-type="float">
            <text:p>0.06777</text:p>
          </table:table-cell>
        </table:table-row>
        <table:table-row table:style-name="ro1">
          <table:table-cell office:value-type="float" office:value="892438" calcext:value-type="float">
            <text:p>892438</text:p>
          </table:table-cell>
          <table:table-cell office:value-type="string" calcext:value-type="string">
            <text:p>M</text:p>
          </table:table-cell>
          <table:table-cell office:value-type="float" office:value="19.53" calcext:value-type="float">
            <text:p>19.53</text:p>
          </table:table-cell>
          <table:table-cell office:value-type="float" office:value="18.9" calcext:value-type="float">
            <text:p>18.9</text:p>
          </table:table-cell>
          <table:table-cell office:value-type="float" office:value="129.5" calcext:value-type="float">
            <text:p>129.5</text:p>
          </table:table-cell>
          <table:table-cell office:value-type="float" office:value="1217" calcext:value-type="float">
            <text:p>12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1.111" calcext:value-type="float">
            <text:p>1.111</text:p>
          </table:table-cell>
          <table:table-cell office:value-type="float" office:value="1.161" calcext:value-type="float">
            <text:p>1.161</text:p>
          </table:table-cell>
          <table:table-cell office:value-type="float" office:value="7.237" calcext:value-type="float">
            <text:p>7.237</text:p>
          </table:table-cell>
          <table:table-cell office:value-type="float" office:value="133" calcext:value-type="float">
            <text:p>133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.03203" calcext:value-type="float">
            <text:p>0.03203</text:p>
          </table:table-cell>
          <table:table-cell office:value-type="float" office:value="0.05638" calcext:value-type="float">
            <text:p>0.05638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25.93" calcext:value-type="float">
            <text:p>25.93</text:p>
          </table:table-cell>
          <table:table-cell office:value-type="float" office:value="26.24" calcext:value-type="float">
            <text:p>26.24</text:p>
          </table:table-cell>
          <table:table-cell office:value-type="float" office:value="171.1" calcext:value-type="float">
            <text:p>171.1</text:p>
          </table:table-cell>
          <table:table-cell office:value-type="float" office:value="2053" calcext:value-type="float">
            <text:p>2053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09929" calcext:value-type="float">
            <text:p>0.09929</text:p>
          </table:table-cell>
        </table:table-row>
        <table:table-row table:style-name="ro1">
          <table:table-cell office:value-type="float" office:value="892604" calcext:value-type="float">
            <text:p>892604</text:p>
          </table:table-cell>
          <table:table-cell office:value-type="string" calcext:value-type="string">
            <text:p>B</text:p>
          </table:table-cell>
          <table:table-cell office:value-type="float" office:value="12.46" calcext:value-type="float">
            <text:p>12.46</text:p>
          </table:table-cell>
          <table:table-cell office:value-type="float" office:value="19.89" calcext:value-type="float">
            <text:p>19.89</text:p>
          </table:table-cell>
          <table:table-cell office:value-type="float" office:value="80.43" calcext:value-type="float">
            <text:p>80.43</text:p>
          </table:table-cell>
          <table:table-cell office:value-type="float" office:value="471.3" calcext:value-type="float">
            <text:p>471.3</text:p>
          </table:table-cell>
          <table:table-cell office:value-type="float" office:value="0.08451" calcext:value-type="float">
            <text:p>0.08451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3642" calcext:value-type="float">
            <text:p>0.3642</text:p>
          </table:table-cell>
          <table:table-cell office:value-type="float" office:value="1.04" calcext:value-type="float">
            <text:p>1.04</text:p>
          </table:table-cell>
          <table:table-cell office:value-type="float" office:value="2.579" calcext:value-type="float">
            <text:p>2.579</text:p>
          </table:table-cell>
          <table:table-cell office:value-type="float" office:value="28.32" calcext:value-type="float">
            <text:p>28.32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3369" calcext:value-type="float">
            <text:p>0.03369</text:p>
          </table:table-cell>
          <table:table-cell office:value-type="float" office:value="0.04712" calcext:value-type="float">
            <text:p>0.04712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13.46" calcext:value-type="float">
            <text:p>13.46</text:p>
          </table:table-cell>
          <table:table-cell office:value-type="float" office:value="23.07" calcext:value-type="float">
            <text:p>23.07</text:p>
          </table:table-cell>
          <table:table-cell office:value-type="float" office:value="88.13" calcext:value-type="float">
            <text:p>88.13</text:p>
          </table:table-cell>
          <table:table-cell office:value-type="float" office:value="551.3" calcext:value-type="float">
            <text:p>551.3</text:p>
          </table:table-cell>
          <table:table-cell office:value-type="float" office:value="0.105" calcext:value-type="float">
            <text:p>0.105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07764" calcext:value-type="float">
            <text:p>0.07764</text:p>
          </table:table-cell>
        </table:table-row>
        <table:table-row table:style-name="ro1">
          <table:table-cell office:value-type="float" office:value="89263202" calcext:value-type="float">
            <text:p>89263202</text:p>
          </table:table-cell>
          <table:table-cell office:value-type="string" calcext:value-type="string">
            <text:p>M</text:p>
          </table:table-cell>
          <table:table-cell office:value-type="float" office:value="20.09" calcext:value-type="float">
            <text:p>20.09</text:p>
          </table:table-cell>
          <table:table-cell office:value-type="float" office:value="23.86" calcext:value-type="float">
            <text:p>23.86</text:p>
          </table:table-cell>
          <table:table-cell office:value-type="float" office:value="134.7" calcext:value-type="float">
            <text:p>134.7</text:p>
          </table:table-cell>
          <table:table-cell office:value-type="float" office:value="1247" calcext:value-type="float">
            <text:p>124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128" calcext:value-type="float">
            <text:p>0.128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07469" calcext:value-type="float">
            <text:p>0.07469</text:p>
          </table:table-cell>
          <table:table-cell office:value-type="float" office:value="1.072" calcext:value-type="float">
            <text:p>1.072</text:p>
          </table:table-cell>
          <table:table-cell office:value-type="float" office:value="1.743" calcext:value-type="float">
            <text:p>1.743</text:p>
          </table:table-cell>
          <table:table-cell office:value-type="float" office:value="7.804" calcext:value-type="float">
            <text:p>7.804</text:p>
          </table:table-cell>
          <table:table-cell office:value-type="float" office:value="130.8" calcext:value-type="float">
            <text:p>130.8</text:p>
          </table:table-cell>
          <table:table-cell office:value-type="float" office:value="0.007964" calcext:value-type="float">
            <text:p>0.007964</text:p>
          </table:table-cell>
          <table:table-cell office:value-type="float" office:value="0.04732" calcext:value-type="float">
            <text:p>0.04732</text:p>
          </table:table-cell>
          <table:table-cell office:value-type="float" office:value="0.07649" calcext:value-type="float">
            <text:p>0.07649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23.68" calcext:value-type="float">
            <text:p>23.68</text:p>
          </table:table-cell>
          <table:table-cell office:value-type="float" office:value="29.43" calcext:value-type="float">
            <text:p>29.43</text:p>
          </table:table-cell>
          <table:table-cell office:value-type="float" office:value="158.8" calcext:value-type="float">
            <text:p>158.8</text:p>
          </table:table-cell>
          <table:table-cell office:value-type="float" office:value="1696" calcext:value-type="float">
            <text:p>1696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09469" calcext:value-type="float">
            <text:p>0.09469</text:p>
          </table:table-cell>
        </table:table-row>
        <table:table-row table:style-name="ro1">
          <table:table-cell office:value-type="float" office:value="892657" calcext:value-type="float">
            <text:p>892657</text:p>
          </table:table-cell>
          <table:table-cell office:value-type="string" calcext:value-type="string">
            <text:p>B</text:p>
          </table:table-cell>
          <table:table-cell office:value-type="float" office:value="10.49" calcext:value-type="float">
            <text:p>10.49</text:p>
          </table:table-cell>
          <table:table-cell office:value-type="float" office:value="18.61" calcext:value-type="float">
            <text:p>18.61</text:p>
          </table:table-cell>
          <table:table-cell office:value-type="float" office:value="66.86" calcext:value-type="float">
            <text:p>66.86</text:p>
          </table:table-cell>
          <table:table-cell office:value-type="float" office:value="334.3" calcext:value-type="float">
            <text:p>334.3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6678" calcext:value-type="float">
            <text:p>0.066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485" calcext:value-type="float">
            <text:p>0.1485</text:p>
          </table:table-cell>
          <table:table-cell office:value-type="float" office:value="1.563" calcext:value-type="float">
            <text:p>1.563</text:p>
          </table:table-cell>
          <table:table-cell office:value-type="float" office:value="1.035" calcext:value-type="float">
            <text:p>1.035</text:p>
          </table:table-cell>
          <table:table-cell office:value-type="float" office:value="10.08" calcext:value-type="float">
            <text:p>10.08</text:p>
          </table:table-cell>
          <table:table-cell office:value-type="float" office:value="0.008875" calcext:value-type="float">
            <text:p>0.008875</text:p>
          </table:table-cell>
          <table:table-cell office:value-type="float" office:value="0.009362" calcext:value-type="float">
            <text:p>0.009362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09199" calcext:value-type="float">
            <text:p>0.009199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11.06" calcext:value-type="float">
            <text:p>11.06</text:p>
          </table:table-cell>
          <table:table-cell office:value-type="float" office:value="24.54" calcext:value-type="float">
            <text:p>24.54</text:p>
          </table:table-cell>
          <table:table-cell office:value-type="float" office:value="70.76" calcext:value-type="float">
            <text:p>70.76</text:p>
          </table:table-cell>
          <table:table-cell office:value-type="float" office:value="375.4" calcext:value-type="float">
            <text:p>375.4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07842" calcext:value-type="float">
            <text:p>0.07842</text:p>
          </table:table-cell>
        </table:table-row>
        <table:table-row table:style-name="ro1">
          <table:table-cell office:value-type="float" office:value="89296" calcext:value-type="float">
            <text:p>89296</text:p>
          </table:table-cell>
          <table:table-cell office:value-type="string" calcext:value-type="string">
            <text:p>B</text:p>
          </table:table-cell>
          <table:table-cell office:value-type="float" office:value="11.46" calcext:value-type="float">
            <text:p>11.46</text:p>
          </table:table-cell>
          <table:table-cell office:value-type="float" office:value="18.16" calcext:value-type="float">
            <text:p>18.16</text:p>
          </table:table-cell>
          <table:table-cell office:value-type="float" office:value="73.59" calcext:value-type="float">
            <text:p>73.59</text:p>
          </table:table-cell>
          <table:table-cell office:value-type="float" office:value="403.1" calcext:value-type="float">
            <text:p>403.1</text:p>
          </table:table-cell>
          <table:table-cell office:value-type="float" office:value="0.08853" calcext:value-type="float">
            <text:p>0.08853</text:p>
          </table:table-cell>
          <table:table-cell office:value-type="float" office:value="0.07694" calcext:value-type="float">
            <text:p>0.07694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3278" calcext:value-type="float">
            <text:p>0.3278</text:p>
          </table:table-cell>
          <table:table-cell office:value-type="float" office:value="1.059" calcext:value-type="float">
            <text:p>1.059</text:p>
          </table:table-cell>
          <table:table-cell office:value-type="float" office:value="2.475" calcext:value-type="float">
            <text:p>2.475</text:p>
          </table:table-cell>
          <table:table-cell office:value-type="float" office:value="22.93" calcext:value-type="float">
            <text:p>22.93</text:p>
          </table:table-cell>
          <table:table-cell office:value-type="float" office:value="0.006652" calcext:value-type="float">
            <text:p>0.006652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221" calcext:value-type="float">
            <text:p>0.0222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12.68" calcext:value-type="float">
            <text:p>12.68</text:p>
          </table:table-cell>
          <table:table-cell office:value-type="float" office:value="21.61" calcext:value-type="float">
            <text:p>21.61</text:p>
          </table:table-cell>
          <table:table-cell office:value-type="float" office:value="82.69" calcext:value-type="float">
            <text:p>82.69</text:p>
          </table:table-cell>
          <table:table-cell office:value-type="float" office:value="489.8" calcext:value-type="float">
            <text:p>489.8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07638" calcext:value-type="float">
            <text:p>0.07638</text:p>
          </table:table-cell>
        </table:table-row>
        <table:table-row table:style-name="ro1">
          <table:table-cell office:value-type="float" office:value="893061" calcext:value-type="float">
            <text:p>893061</text:p>
          </table:table-cell>
          <table:table-cell office:value-type="string" calcext:value-type="string">
            <text:p>B</text:p>
          </table:table-cell>
          <table:table-cell office:value-type="float" office:value="11.6" calcext:value-type="float">
            <text:p>11.6</text:p>
          </table:table-cell>
          <table:table-cell office:value-type="float" office:value="24.49" calcext:value-type="float">
            <text:p>24.49</text:p>
          </table:table-cell>
          <table:table-cell office:value-type="float" office:value="74.23" calcext:value-type="float">
            <text:p>74.23</text:p>
          </table:table-cell>
          <table:table-cell office:value-type="float" office:value="417.2" calcext:value-type="float">
            <text:p>417.2</text:p>
          </table:table-cell>
          <table:table-cell office:value-type="float" office:value="0.07474" calcext:value-type="float">
            <text:p>0.07474</text:p>
          </table:table-cell>
          <table:table-cell office:value-type="float" office:value="0.05688" calcext:value-type="float">
            <text:p>0.05688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2512" calcext:value-type="float">
            <text:p>0.2512</text:p>
          </table:table-cell>
          <table:table-cell office:value-type="float" office:value="1.786" calcext:value-type="float">
            <text:p>1.786</text:p>
          </table:table-cell>
          <table:table-cell office:value-type="float" office:value="1.961" calcext:value-type="float">
            <text:p>1.961</text:p>
          </table:table-cell>
          <table:table-cell office:value-type="float" office:value="18.21" calcext:value-type="float">
            <text:p>18.21</text:p>
          </table:table-cell>
          <table:table-cell office:value-type="float" office:value="0.006122" calcext:value-type="float">
            <text:p>0.006122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06998" calcext:value-type="float">
            <text:p>0.006998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2.44" calcext:value-type="float">
            <text:p>12.44</text:p>
          </table:table-cell>
          <table:table-cell office:value-type="float" office:value="31.62" calcext:value-type="float">
            <text:p>31.62</text:p>
          </table:table-cell>
          <table:table-cell office:value-type="float" office:value="81.39" calcext:value-type="float">
            <text:p>81.39</text:p>
          </table:table-cell>
          <table:table-cell office:value-type="float" office:value="476.5" calcext:value-type="float">
            <text:p>476.5</text:p>
          </table:table-cell>
          <table:table-cell office:value-type="float" office:value="0.09545" calcext:value-type="float">
            <text:p>0.09545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07239" calcext:value-type="float">
            <text:p>0.07239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06745" calcext:value-type="float">
            <text:p>0.06745</text:p>
          </table:table-cell>
        </table:table-row>
        <table:table-row table:style-name="ro1">
          <table:table-cell office:value-type="float" office:value="89344" calcext:value-type="float">
            <text:p>89344</text:p>
          </table:table-cell>
          <table:table-cell office:value-type="string" calcext:value-type="string">
            <text:p>B</text:p>
          </table:table-cell>
          <table:table-cell office:value-type="float" office:value="13.2" calcext:value-type="float">
            <text:p>13.2</text:p>
          </table:table-cell>
          <table:table-cell office:value-type="float" office:value="15.82" calcext:value-type="float">
            <text:p>15.82</text:p>
          </table:table-cell>
          <table:table-cell office:value-type="float" office:value="84.07" calcext:value-type="float">
            <text:p>84.07</text:p>
          </table:table-cell>
          <table:table-cell office:value-type="float" office:value="537.3" calcext:value-type="float">
            <text:p>537.3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3261" calcext:value-type="float">
            <text:p>0.003261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5894" calcext:value-type="float">
            <text:p>0.05894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5735" calcext:value-type="float">
            <text:p>0.5735</text:p>
          </table:table-cell>
          <table:table-cell office:value-type="float" office:value="1.204" calcext:value-type="float">
            <text:p>1.204</text:p>
          </table:table-cell>
          <table:table-cell office:value-type="float" office:value="15.5" calcext:value-type="float">
            <text:p>15.5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7861" calcext:value-type="float">
            <text:p>0.007861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14.41" calcext:value-type="float">
            <text:p>14.41</text:p>
          </table:table-cell>
          <table:table-cell office:value-type="float" office:value="20.45" calcext:value-type="float">
            <text:p>20.45</text:p>
          </table:table-cell>
          <table:table-cell office:value-type="float" office:value="92" calcext:value-type="float">
            <text:p>92</text:p>
          </table:table-cell>
          <table:table-cell office:value-type="float" office:value="636.9" calcext:value-type="float">
            <text:p>636.9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08385" calcext:value-type="float">
            <text:p>0.08385</text:p>
          </table:table-cell>
        </table:table-row>
        <table:table-row table:style-name="ro1">
          <table:table-cell office:value-type="float" office:value="89346" calcext:value-type="float">
            <text:p>89346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14.4" calcext:value-type="float">
            <text:p>14.4</text:p>
          </table:table-cell>
          <table:table-cell office:value-type="float" office:value="56.36" calcext:value-type="float">
            <text:p>56.36</text:p>
          </table:table-cell>
          <table:table-cell office:value-type="float" office:value="246.3" calcext:value-type="float">
            <text:p>246.3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03116" calcext:value-type="float">
            <text:p>0.03116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06833" calcext:value-type="float">
            <text:p>0.06833</text:p>
          </table:table-cell>
          <table:table-cell office:value-type="float" office:value="0.1746" calcext:value-type="float">
            <text:p>0.1746</text:p>
          </table:table-cell>
          <table:table-cell office:value-type="float" office:value="1.305" calcext:value-type="float">
            <text:p>1.305</text:p>
          </table:table-cell>
          <table:table-cell office:value-type="float" office:value="1.144" calcext:value-type="float">
            <text:p>1.144</text:p>
          </table:table-cell>
          <table:table-cell office:value-type="float" office:value="9.789" calcext:value-type="float">
            <text:p>9.789</text:p>
          </table:table-cell>
          <table:table-cell office:value-type="float" office:value="0.007389" calcext:value-type="float">
            <text:p>0.007389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9.699" calcext:value-type="float">
            <text:p>9.699</text:p>
          </table:table-cell>
          <table:table-cell office:value-type="float" office:value="20.07" calcext:value-type="float">
            <text:p>20.07</text:p>
          </table:table-cell>
          <table:table-cell office:value-type="float" office:value="60.9" calcext:value-type="float">
            <text:p>60.9</text:p>
          </table:table-cell>
          <table:table-cell office:value-type="float" office:value="285.5" calcext:value-type="float">
            <text:p>285.5</text:p>
          </table:table-cell>
          <table:table-cell office:value-type="float" office:value="0.09861" calcext:value-type="float">
            <text:p>0.09861</text:p>
          </table:table-cell>
          <table:table-cell office:value-type="float" office:value="0.05232" calcext:value-type="float">
            <text:p>0.05232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07804" calcext:value-type="float">
            <text:p>0.07804</text:p>
          </table:table-cell>
        </table:table-row>
        <table:table-row table:style-name="ro1">
          <table:table-cell office:value-type="float" office:value="893526" calcext:value-type="float">
            <text:p>893526</text:p>
          </table:table-cell>
          <table:table-cell office:value-type="string" calcext:value-type="string">
            <text:p>B</text:p>
          </table:table-cell>
          <table:table-cell office:value-type="float" office:value="13.5" calcext:value-type="float">
            <text:p>13.5</text:p>
          </table:table-cell>
          <table:table-cell office:value-type="float" office:value="12.71" calcext:value-type="float">
            <text:p>12.71</text:p>
          </table:table-cell>
          <table:table-cell office:value-type="float" office:value="85.69" calcext:value-type="float">
            <text:p>85.69</text:p>
          </table:table-cell>
          <table:table-cell office:value-type="float" office:value="566.2" calcext:value-type="float">
            <text:p>566.2</text:p>
          </table:table-cell>
          <table:table-cell office:value-type="float" office:value="0.07376" calcext:value-type="float">
            <text:p>0.07376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02758" calcext:value-type="float">
            <text:p>0.002758</text:p>
          </table:table-cell>
          <table:table-cell office:value-type="float" office:value="0.004419" calcext:value-type="float">
            <text:p>0.004419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6864" calcext:value-type="float">
            <text:p>0.6864</text:p>
          </table:table-cell>
          <table:table-cell office:value-type="float" office:value="1.509" calcext:value-type="float">
            <text:p>1.509</text:p>
          </table:table-cell>
          <table:table-cell office:value-type="float" office:value="20.39" calcext:value-type="float">
            <text:p>20.39</text:p>
          </table:table-cell>
          <table:table-cell office:value-type="float" office:value="0.003338" calcext:value-type="float">
            <text:p>0.003338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1566" calcext:value-type="float">
            <text:p>0.001566</text:p>
          </table:table-cell>
          <table:table-cell office:value-type="float" office:value="14.97" calcext:value-type="float">
            <text:p>14.97</text:p>
          </table:table-cell>
          <table:table-cell office:value-type="float" office:value="16.94" calcext:value-type="float">
            <text:p>16.94</text:p>
          </table:table-cell>
          <table:table-cell office:value-type="float" office:value="95.48" calcext:value-type="float">
            <text:p>95.48</text:p>
          </table:table-cell>
          <table:table-cell office:value-type="float" office:value="698.7" calcext:value-type="float">
            <text:p>698.7</text:p>
          </table:table-cell>
          <table:table-cell office:value-type="float" office:value="0.09023" calcext:value-type="float">
            <text:p>0.09023</text:p>
          </table:table-cell>
          <table:table-cell office:value-type="float" office:value="0.05836" calcext:value-type="float">
            <text:p>0.05836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06192" calcext:value-type="float">
            <text:p>0.06192</text:p>
          </table:table-cell>
        </table:table-row>
        <table:table-row table:style-name="ro1">
          <table:table-cell office:value-type="float" office:value="893548" calcext:value-type="float">
            <text:p>893548</text:p>
          </table:table-cell>
          <table:table-cell office:value-type="string" calcext:value-type="string">
            <text:p>B</text:p>
          </table:table-cell>
          <table:table-cell office:value-type="float" office:value="13.05" calcext:value-type="float">
            <text:p>13.05</text:p>
          </table:table-cell>
          <table:table-cell office:value-type="float" office:value="13.84" calcext:value-type="float">
            <text:p>13.84</text:p>
          </table:table-cell>
          <table:table-cell office:value-type="float" office:value="82.71" calcext:value-type="float">
            <text:p>82.71</text:p>
          </table:table-cell>
          <table:table-cell office:value-type="float" office:value="530.6" calcext:value-type="float">
            <text:p>530.6</text:p>
          </table:table-cell>
          <table:table-cell office:value-type="float" office:value="0.08352" calcext:value-type="float">
            <text:p>0.08352</text:p>
          </table:table-cell>
          <table:table-cell office:value-type="float" office:value="0.03735" calcext:value-type="float">
            <text:p>0.03735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0.008829" calcext:value-type="float">
            <text:p>0.008829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05518" calcext:value-type="float">
            <text:p>0.05518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8285" calcext:value-type="float">
            <text:p>0.8285</text:p>
          </table:table-cell>
          <table:table-cell office:value-type="float" office:value="2.567" calcext:value-type="float">
            <text:p>2.567</text:p>
          </table:table-cell>
          <table:table-cell office:value-type="float" office:value="33.01" calcext:value-type="float">
            <text:p>33.01</text:p>
          </table:table-cell>
          <table:table-cell office:value-type="float" office:value="0.004148" calcext:value-type="float">
            <text:p>0.004148</text:p>
          </table:table-cell>
          <table:table-cell office:value-type="float" office:value="0.004711" calcext:value-type="float">
            <text:p>0.004711</text:p>
          </table:table-cell>
          <table:table-cell office:value-type="float" office:value="0.002831" calcext:value-type="float">
            <text:p>0.002831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14.73" calcext:value-type="float">
            <text:p>14.73</text:p>
          </table:table-cell>
          <table:table-cell office:value-type="float" office:value="17.4" calcext:value-type="float">
            <text:p>17.4</text:p>
          </table:table-cell>
          <table:table-cell office:value-type="float" office:value="93.96" calcext:value-type="float">
            <text:p>93.96</text:p>
          </table:table-cell>
          <table:table-cell office:value-type="float" office:value="672.4" calcext:value-type="float">
            <text:p>672.4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5847" calcext:value-type="float">
            <text:p>0.05847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3532" calcext:value-type="float">
            <text:p>0.03532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0658" calcext:value-type="float">
            <text:p>0.0658</text:p>
          </table:table-cell>
        </table:table-row>
        <table:table-row table:style-name="ro1">
          <table:table-cell office:value-type="float" office:value="893783" calcext:value-type="float">
            <text:p>893783</text:p>
          </table:table-cell>
          <table:table-cell office:value-type="string" calcext:value-type="string">
            <text:p>B</text:p>
          </table:table-cell>
          <table:table-cell office:value-type="float" office:value="11.7" calcext:value-type="float">
            <text:p>11.7</text:p>
          </table:table-cell>
          <table:table-cell office:value-type="float" office:value="19.11" calcext:value-type="float">
            <text:p>19.11</text:p>
          </table:table-cell>
          <table:table-cell office:value-type="float" office:value="74.33" calcext:value-type="float">
            <text:p>74.33</text:p>
          </table:table-cell>
          <table:table-cell office:value-type="float" office:value="418.7" calcext:value-type="float">
            <text:p>418.7</text:p>
          </table:table-cell>
          <table:table-cell office:value-type="float" office:value="0.08814" calcext:value-type="float">
            <text:p>0.08814</text:p>
          </table:table-cell>
          <table:table-cell office:value-type="float" office:value="0.05253" calcext:value-type="float">
            <text:p>0.05253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1601" calcext:value-type="float">
            <text:p>0.1601</text:p>
          </table:table-cell>
          <table:table-cell office:value-type="float" office:value="1.43" calcext:value-type="float">
            <text:p>1.43</text:p>
          </table:table-cell>
          <table:table-cell office:value-type="float" office:value="1.109" calcext:value-type="float">
            <text:p>1.109</text:p>
          </table:table-cell>
          <table:table-cell office:value-type="float" office:value="11.28" calcext:value-type="float">
            <text:p>11.28</text:p>
          </table:table-cell>
          <table:table-cell office:value-type="float" office:value="0.006064" calcext:value-type="float">
            <text:p>0.006064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0.007638" calcext:value-type="float">
            <text:p>0.007638</text:p>
          </table:table-cell>
          <table:table-cell office:value-type="float" office:value="0.02349" calcext:value-type="float">
            <text:p>0.02349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12.61" calcext:value-type="float">
            <text:p>12.61</text:p>
          </table:table-cell>
          <table:table-cell office:value-type="float" office:value="26.55" calcext:value-type="float">
            <text:p>26.55</text:p>
          </table:table-cell>
          <table:table-cell office:value-type="float" office:value="80.92" calcext:value-type="float">
            <text:p>80.92</text:p>
          </table:table-cell>
          <table:table-cell office:value-type="float" office:value="483.1" calcext:value-type="float">
            <text:p>483.1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7915" calcext:value-type="float">
            <text:p>0.07915</text:p>
          </table:table-cell>
          <table:table-cell office:value-type="float" office:value="0.05741" calcext:value-type="float">
            <text:p>0.05741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06958" calcext:value-type="float">
            <text:p>0.06958</text:p>
          </table:table-cell>
        </table:table-row>
        <table:table-row table:style-name="ro1">
          <table:table-cell office:value-type="float" office:value="89382601" calcext:value-type="float">
            <text:p>89382601</text:p>
          </table:table-cell>
          <table:table-cell office:value-type="string" calcext:value-type="string">
            <text:p>B</text:p>
          </table:table-cell>
          <table:table-cell office:value-type="float" office:value="14.61" calcext:value-type="float">
            <text:p>14.61</text:p>
          </table:table-cell>
          <table:table-cell office:value-type="float" office:value="15.69" calcext:value-type="float">
            <text:p>15.69</text:p>
          </table:table-cell>
          <table:table-cell office:value-type="float" office:value="92.68" calcext:value-type="float">
            <text:p>92.68</text:p>
          </table:table-cell>
          <table:table-cell office:value-type="float" office:value="664.9" calcext:value-type="float">
            <text:p>664.9</text:p>
          </table:table-cell>
          <table:table-cell office:value-type="float" office:value="0.07618" calcext:value-type="float">
            <text:p>0.07618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5255" calcext:value-type="float">
            <text:p>0.05255</text:p>
          </table:table-cell>
          <table:table-cell office:value-type="float" office:value="0.316" calcext:value-type="float">
            <text:p>0.316</text:p>
          </table:table-cell>
          <table:table-cell office:value-type="float" office:value="0.9115" calcext:value-type="float">
            <text:p>0.9115</text:p>
          </table:table-cell>
          <table:table-cell office:value-type="float" office:value="1.954" calcext:value-type="float">
            <text:p>1.954</text:p>
          </table:table-cell>
          <table:table-cell office:value-type="float" office:value="28.9" calcext:value-type="float">
            <text:p>28.9</text:p>
          </table:table-cell>
          <table:table-cell office:value-type="float" office:value="0.005031" calcext:value-type="float">
            <text:p>0.005031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0.005325" calcext:value-type="float">
            <text:p>0.005325</text:p>
          </table:table-cell>
          <table:table-cell office:value-type="float" office:value="0.006324" calcext:value-type="float">
            <text:p>0.006324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008948" calcext:value-type="float">
            <text:p>0.0008948</text:p>
          </table:table-cell>
          <table:table-cell office:value-type="float" office:value="16.46" calcext:value-type="float">
            <text:p>16.46</text:p>
          </table:table-cell>
          <table:table-cell office:value-type="float" office:value="21.75" calcext:value-type="float">
            <text:p>21.75</text:p>
          </table:table-cell>
          <table:table-cell office:value-type="float" office:value="103.7" calcext:value-type="float">
            <text:p>103.7</text:p>
          </table:table-cell>
          <table:table-cell office:value-type="float" office:value="840.8" calcext:value-type="float">
            <text:p>840.8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7087" calcext:value-type="float">
            <text:p>0.07087</text:p>
          </table:table-cell>
          <table:table-cell office:value-type="float" office:value="0.04746" calcext:value-type="float">
            <text:p>0.04746</text:p>
          </table:table-cell>
          <table:table-cell office:value-type="float" office:value="0.05813" calcext:value-type="float">
            <text:p>0.05813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695" calcext:value-type="float">
            <text:p>0.05695</text:p>
          </table:table-cell>
        </table:table-row>
        <table:table-row table:style-name="ro1">
          <table:table-cell office:value-type="float" office:value="89382602" calcext:value-type="float">
            <text:p>89382602</text:p>
          </table:table-cell>
          <table:table-cell office:value-type="string" calcext:value-type="string">
            <text:p>B</text:p>
          </table:table-cell>
          <table:table-cell office:value-type="float" office:value="12.76" calcext:value-type="float">
            <text:p>12.76</text:p>
          </table:table-cell>
          <table:table-cell office:value-type="float" office:value="13.37" calcext:value-type="float">
            <text:p>13.37</text:p>
          </table:table-cell>
          <table:table-cell office:value-type="float" office:value="82.29" calcext:value-type="float">
            <text:p>82.29</text:p>
          </table:table-cell>
          <table:table-cell office:value-type="float" office:value="504.1" calcext:value-type="float">
            <text:p>504.1</text:p>
          </table:table-cell>
          <table:table-cell office:value-type="float" office:value="0.08794" calcext:value-type="float">
            <text:p>0.08794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02548" calcext:value-type="float">
            <text:p>0.02548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6594" calcext:value-type="float">
            <text:p>0.6594</text:p>
          </table:table-cell>
          <table:table-cell office:value-type="float" office:value="2.346" calcext:value-type="float">
            <text:p>2.346</text:p>
          </table:table-cell>
          <table:table-cell office:value-type="float" office:value="25.18" calcext:value-type="float">
            <text:p>25.18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14.19" calcext:value-type="float">
            <text:p>14.19</text:p>
          </table:table-cell>
          <table:table-cell office:value-type="float" office:value="16.4" calcext:value-type="float">
            <text:p>16.4</text:p>
          </table:table-cell>
          <table:table-cell office:value-type="float" office:value="92.04" calcext:value-type="float">
            <text:p>92.04</text:p>
          </table:table-cell>
          <table:table-cell office:value-type="float" office:value="618.8" calcext:value-type="float">
            <text:p>618.8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08411" calcext:value-type="float">
            <text:p>0.08411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08253" calcext:value-type="float">
            <text:p>0.08253</text:p>
          </table:table-cell>
        </table:table-row>
        <table:table-row table:style-name="ro1">
          <table:table-cell office:value-type="float" office:value="893988" calcext:value-type="float">
            <text:p>893988</text:p>
          </table:table-cell>
          <table:table-cell office:value-type="string" calcext:value-type="string">
            <text:p>B</text:p>
          </table:table-cell>
          <table:table-cell office:value-type="float" office:value="11.54" calcext:value-type="float">
            <text:p>11.54</text:p>
          </table:table-cell>
          <table:table-cell office:value-type="float" office:value="10.72" calcext:value-type="float">
            <text:p>10.72</text:p>
          </table:table-cell>
          <table:table-cell office:value-type="float" office:value="73.73" calcext:value-type="float">
            <text:p>73.73</text:p>
          </table:table-cell>
          <table:table-cell office:value-type="float" office:value="409.1" calcext:value-type="float">
            <text:p>409.1</text:p>
          </table:table-cell>
          <table:table-cell office:value-type="float" office:value="0.08597" calcext:value-type="float">
            <text:p>0.08597</text:p>
          </table:table-cell>
          <table:table-cell office:value-type="float" office:value="0.05969" calcext:value-type="float">
            <text:p>0.0596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8907" calcext:value-type="float">
            <text:p>0.008907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061" calcext:value-type="float">
            <text:p>0.061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602" calcext:value-type="float">
            <text:p>0.3602</text:p>
          </table:table-cell>
          <table:table-cell office:value-type="float" office:value="1.107" calcext:value-type="float">
            <text:p>1.107</text:p>
          </table:table-cell>
          <table:table-cell office:value-type="float" office:value="9.438" calcext:value-type="float">
            <text:p>9.438</text:p>
          </table:table-cell>
          <table:table-cell office:value-type="float" office:value="0.004124" calcext:value-type="float">
            <text:p>0.00412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04667" calcext:value-type="float">
            <text:p>0.004667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12.34" calcext:value-type="float">
            <text:p>12.34</text:p>
          </table:table-cell>
          <table:table-cell office:value-type="float" office:value="12.87" calcext:value-type="float">
            <text:p>12.87</text:p>
          </table:table-cell>
          <table:table-cell office:value-type="float" office:value="81.23" calcext:value-type="float">
            <text:p>81.23</text:p>
          </table:table-cell>
          <table:table-cell office:value-type="float" office:value="467.8" calcext:value-type="float">
            <text:p>467.8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08324" calcext:value-type="float">
            <text:p>0.08324</text:p>
          </table:table-cell>
          <table:table-cell office:value-type="float" office:value="0.04715" calcext:value-type="float">
            <text:p>0.04715</text:p>
          </table:table-cell>
          <table:table-cell office:value-type="float" office:value="0.339" calcext:value-type="float">
            <text:p>0.339</text:p>
          </table:table-cell>
          <table:table-cell office:value-type="float" office:value="0.07434" calcext:value-type="float">
            <text:p>0.07434</text:p>
          </table:table-cell>
        </table:table-row>
        <table:table-row table:style-name="ro1">
          <table:table-cell office:value-type="float" office:value="894047" calcext:value-type="float">
            <text:p>894047</text:p>
          </table:table-cell>
          <table:table-cell office:value-type="string" calcext:value-type="string">
            <text:p>B</text:p>
          </table:table-cell>
          <table:table-cell office:value-type="float" office:value="8.597" calcext:value-type="float">
            <text:p>8.597</text:p>
          </table:table-cell>
          <table:table-cell office:value-type="float" office:value="18.6" calcext:value-type="float">
            <text:p>18.6</text:p>
          </table:table-cell>
          <table:table-cell office:value-type="float" office:value="54.09" calcext:value-type="float">
            <text:p>54.09</text:p>
          </table:table-cell>
          <table:table-cell office:value-type="float" office:value="221.2" calcext:value-type="float">
            <text:p>221.2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05847" calcext:value-type="float">
            <text:p>0.0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3" calcext:value-type="float">
            <text:p>0.2163</text:p>
          </table:table-cell>
          <table:table-cell office:value-type="float" office:value="0.07359" calcext:value-type="float">
            <text:p>0.07359</text:p>
          </table:table-cell>
          <table:table-cell office:value-type="float" office:value="0.3368" calcext:value-type="float">
            <text:p>0.3368</text:p>
          </table:table-cell>
          <table:table-cell office:value-type="float" office:value="2.777" calcext:value-type="float">
            <text:p>2.777</text:p>
          </table:table-cell>
          <table:table-cell office:value-type="float" office:value="2.222" calcext:value-type="float">
            <text:p>2.222</text:p>
          </table:table-cell>
          <table:table-cell office:value-type="float" office:value="17.81" calcext:value-type="float">
            <text:p>17.81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1403" calcext:value-type="float">
            <text:p>0.01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8.952" calcext:value-type="float">
            <text:p>8.952</text:p>
          </table:table-cell>
          <table:table-cell office:value-type="float" office:value="22.44" calcext:value-type="float">
            <text:p>22.44</text:p>
          </table:table-cell>
          <table:table-cell office:value-type="float" office:value="56.65" calcext:value-type="float">
            <text:p>56.65</text:p>
          </table:table-cell>
          <table:table-cell office:value-type="float" office:value="240.1" calcext:value-type="float">
            <text:p>240.1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07767" calcext:value-type="float">
            <text:p>0.07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08116" calcext:value-type="float">
            <text:p>0.08116</text:p>
          </table:table-cell>
        </table:table-row>
        <table:table-row table:style-name="ro1">
          <table:table-cell office:value-type="float" office:value="894089" calcext:value-type="float">
            <text:p>894089</text:p>
          </table:table-cell>
          <table:table-cell office:value-type="string" calcext:value-type="string">
            <text:p>B</text:p>
          </table:table-cell>
          <table:table-cell office:value-type="float" office:value="12.49" calcext:value-type="float">
            <text:p>12.49</text:p>
          </table:table-cell>
          <table:table-cell office:value-type="float" office:value="16.85" calcext:value-type="float">
            <text:p>16.85</text:p>
          </table:table-cell>
          <table:table-cell office:value-type="float" office:value="79.19" calcext:value-type="float">
            <text:p>79.19</text:p>
          </table:table-cell>
          <table:table-cell office:value-type="float" office:value="481.6" calcext:value-type="float">
            <text:p>481.6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3834" calcext:value-type="float">
            <text:p>0.03834</text:p>
          </table:table-cell>
          <table:table-cell office:value-type="float" office:value="0.004473" calcext:value-type="float">
            <text:p>0.004473</text:p>
          </table:table-cell>
          <table:table-cell office:value-type="float" office:value="0.006423" calcext:value-type="float">
            <text:p>0.006423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7151" calcext:value-type="float">
            <text:p>0.7151</text:p>
          </table:table-cell>
          <table:table-cell office:value-type="float" office:value="1.047" calcext:value-type="float">
            <text:p>1.047</text:p>
          </table:table-cell>
          <table:table-cell office:value-type="float" office:value="12.69" calcext:value-type="float">
            <text:p>12.69</text:p>
          </table:table-cell>
          <table:table-cell office:value-type="float" office:value="0.004928" calcext:value-type="float">
            <text:p>0.004928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13.34" calcext:value-type="float">
            <text:p>13.34</text:p>
          </table:table-cell>
          <table:table-cell office:value-type="float" office:value="19.71" calcext:value-type="float">
            <text:p>19.71</text:p>
          </table:table-cell>
          <table:table-cell office:value-type="float" office:value="84.48" calcext:value-type="float">
            <text:p>84.48</text:p>
          </table:table-cell>
          <table:table-cell office:value-type="float" office:value="544.2" calcext:value-type="float">
            <text:p>544.2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04953" calcext:value-type="float">
            <text:p>0.04953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2784" calcext:value-type="float">
            <text:p>0.02784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06174" calcext:value-type="float">
            <text:p>0.06174</text:p>
          </table:table-cell>
        </table:table-row>
        <table:table-row table:style-name="ro1">
          <table:table-cell office:value-type="float" office:value="894090" calcext:value-type="float">
            <text:p>894090</text:p>
          </table:table-cell>
          <table:table-cell office:value-type="string" calcext:value-type="string">
            <text:p>B</text:p>
          </table:table-cell>
          <table:table-cell office:value-type="float" office:value="12.18" calcext:value-type="float">
            <text:p>12.18</text:p>
          </table:table-cell>
          <table:table-cell office:value-type="float" office:value="14.08" calcext:value-type="float">
            <text:p>14.08</text:p>
          </table:table-cell>
          <table:table-cell office:value-type="float" office:value="77.25" calcext:value-type="float">
            <text:p>77.25</text:p>
          </table:table-cell>
          <table:table-cell office:value-type="float" office:value="461.4" calcext:value-type="float">
            <text:p>461.4</text:p>
          </table:table-cell>
          <table:table-cell office:value-type="float" office:value="0.07734" calcext:value-type="float">
            <text:p>0.07734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5996" calcext:value-type="float">
            <text:p>0.5996</text:p>
          </table:table-cell>
          <table:table-cell office:value-type="float" office:value="1.438" calcext:value-type="float">
            <text:p>1.438</text:p>
          </table:table-cell>
          <table:table-cell office:value-type="float" office:value="15.82" calcext:value-type="float">
            <text:p>15.82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0009502" calcext:value-type="float">
            <text:p>0.0009502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7" calcext:value-type="float">
            <text:p>16.47</text:p>
          </table:table-cell>
          <table:table-cell office:value-type="float" office:value="81.6" calcext:value-type="float">
            <text:p>81.6</text:p>
          </table:table-cell>
          <table:table-cell office:value-type="float" office:value="513.1" calcext:value-type="float">
            <text:p>513.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4116" calcext:value-type="float">
            <text:p>0.04116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06037" calcext:value-type="float">
            <text:p>0.06037</text:p>
          </table:table-cell>
        </table:table-row>
        <table:table-row table:style-name="ro1">
          <table:table-cell office:value-type="float" office:value="894326" calcext:value-type="float">
            <text:p>894326</text:p>
          </table:table-cell>
          <table:table-cell office:value-type="string" calcext:value-type="string">
            <text:p>M</text:p>
          </table:table-cell>
          <table:table-cell office:value-type="float" office:value="18.22" calcext:value-type="float">
            <text:p>18.22</text:p>
          </table:table-cell>
          <table:table-cell office:value-type="float" office:value="18.87" calcext:value-type="float">
            <text:p>18.87</text:p>
          </table:table-cell>
          <table:table-cell office:value-type="float" office:value="118.7" calcext:value-type="float">
            <text:p>118.7</text:p>
          </table:table-cell>
          <table:table-cell office:value-type="float" office:value="1027" calcext:value-type="float">
            <text:p>1027</text:p>
          </table:table-cell>
          <table:table-cell office:value-type="float" office:value="0.09746" calcext:value-type="float">
            <text:p>0.09746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05664" calcext:value-type="float">
            <text:p>0.05664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5503" calcext:value-type="float">
            <text:p>0.5503</text:p>
          </table:table-cell>
          <table:table-cell office:value-type="float" office:value="2.547" calcext:value-type="float">
            <text:p>2.547</text:p>
          </table:table-cell>
          <table:table-cell office:value-type="float" office:value="48.9" calcext:value-type="float">
            <text:p>48.9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21.84" calcext:value-type="float">
            <text:p>21.84</text:p>
          </table:table-cell>
          <table:table-cell office:value-type="float" office:value="25" calcext:value-type="float">
            <text:p>25</text:p>
          </table:table-cell>
          <table:table-cell office:value-type="float" office:value="140.9" calcext:value-type="float">
            <text:p>140.9</text:p>
          </table:table-cell>
          <table:table-cell office:value-type="float" office:value="1485" calcext:value-type="float">
            <text:p>1485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08198" calcext:value-type="float">
            <text:p>0.08198</text:p>
          </table:table-cell>
        </table:table-row>
        <table:table-row table:style-name="ro1">
          <table:table-cell office:value-type="float" office:value="894329" calcext:value-type="float">
            <text:p>894329</text:p>
          </table:table-cell>
          <table:table-cell office:value-type="string" calcext:value-type="string">
            <text:p>B</text:p>
          </table:table-cell>
          <table:table-cell office:value-type="float" office:value="9.042" calcext:value-type="float">
            <text:p>9.042</text:p>
          </table:table-cell>
          <table:table-cell office:value-type="float" office:value="18.9" calcext:value-type="float">
            <text:p>18.9</text:p>
          </table:table-cell>
          <table:table-cell office:value-type="float" office:value="60.07" calcext:value-type="float">
            <text:p>60.07</text:p>
          </table:table-cell>
          <table:table-cell office:value-type="float" office:value="244.5" calcext:value-type="float">
            <text:p>244.5</text:p>
          </table:table-cell>
          <table:table-cell office:value-type="float" office:value="0.09968" calcext:value-type="float">
            <text:p>0.09968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233" calcext:value-type="float">
            <text:p>0.233</text:p>
          </table:table-cell>
          <table:table-cell office:value-type="float" office:value="0.08743" calcext:value-type="float">
            <text:p>0.08743</text:p>
          </table:table-cell>
          <table:table-cell office:value-type="float" office:value="0.4653" calcext:value-type="float">
            <text:p>0.4653</text:p>
          </table:table-cell>
          <table:table-cell office:value-type="float" office:value="1.911" calcext:value-type="float">
            <text:p>1.911</text:p>
          </table:table-cell>
          <table:table-cell office:value-type="float" office:value="3.769" calcext:value-type="float">
            <text:p>3.769</text:p>
          </table:table-cell>
          <table:table-cell office:value-type="float" office:value="24.2" calcext:value-type="float">
            <text:p>24.2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2527" calcext:value-type="float">
            <text:p>0.02527</text:p>
          </table:table-cell>
          <table:table-cell office:value-type="float" office:value="0.03491" calcext:value-type="float">
            <text:p>0.03491</text:p>
          </table:table-cell>
          <table:table-cell office:value-type="float" office:value="0.007877" calcext:value-type="float">
            <text:p>0.007877</text:p>
          </table:table-cell>
          <table:table-cell office:value-type="float" office:value="10.06" calcext:value-type="float">
            <text:p>10.06</text:p>
          </table:table-cell>
          <table:table-cell office:value-type="float" office:value="23.4" calcext:value-type="float">
            <text:p>23.4</text:p>
          </table:table-cell>
          <table:table-cell office:value-type="float" office:value="68.62" calcext:value-type="float">
            <text:p>68.62</text:p>
          </table:table-cell>
          <table:table-cell office:value-type="float" office:value="297.1" calcext:value-type="float">
            <text:p>297.1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4609" calcext:value-type="float">
            <text:p>0.4609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float" office:value="894335" calcext:value-type="float">
            <text:p>894335</text:p>
          </table:table-cell>
          <table:table-cell office:value-type="string" calcext:value-type="string">
            <text:p>B</text:p>
          </table:table-cell>
          <table:table-cell office:value-type="float" office:value="12.43" calcext:value-type="float">
            <text:p>12.43</text:p>
          </table:table-cell>
          <table:table-cell office:value-type="float" office:value="17" calcext:value-type="float">
            <text:p>17</text:p>
          </table:table-cell>
          <table:table-cell office:value-type="float" office:value="78.6" calcext:value-type="float">
            <text:p>78.6</text:p>
          </table:table-cell>
          <table:table-cell office:value-type="float" office:value="477.3" calcext:value-type="float">
            <text:p>477.3</text:p>
          </table:table-cell>
          <table:table-cell office:value-type="float" office:value="0.07557" calcext:value-type="float">
            <text:p>0.0755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05561" calcext:value-type="float">
            <text:p>0.05561</text:p>
          </table:table-cell>
          <table:table-cell office:value-type="float" office:value="0.3778" calcext:value-type="float">
            <text:p>0.3778</text:p>
          </table:table-cell>
          <table:table-cell office:value-type="float" office:value="2.2" calcext:value-type="float">
            <text:p>2.2</text:p>
          </table:table-cell>
          <table:table-cell office:value-type="float" office:value="2.487" calcext:value-type="float">
            <text:p>2.487</text:p>
          </table:table-cell>
          <table:table-cell office:value-type="float" office:value="31.16" calcext:value-type="float">
            <text:p>31.16</text:p>
          </table:table-cell>
          <table:table-cell office:value-type="float" office:value="0.007357" calcext:value-type="float">
            <text:p>0.007357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12.9" calcext:value-type="float">
            <text:p>12.9</text:p>
          </table:table-cell>
          <table:table-cell office:value-type="float" office:value="20.21" calcext:value-type="float">
            <text:p>20.21</text:p>
          </table:table-cell>
          <table:table-cell office:value-type="float" office:value="81.76" calcext:value-type="float">
            <text:p>81.76</text:p>
          </table:table-cell>
          <table:table-cell office:value-type="float" office:value="515.9" calcext:value-type="float">
            <text:p>515.9</text:p>
          </table:table-cell>
          <table:table-cell office:value-type="float" office:value="0.08409" calcext:value-type="float">
            <text:p>0.08409</text:p>
          </table:table-cell>
          <table:table-cell office:value-type="float" office:value="0.04712" calcext:value-type="float">
            <text:p>0.04712</text:p>
          </table:table-cell>
          <table:table-cell office:value-type="float" office:value="0.02237" calcext:value-type="float">
            <text:p>0.02237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05932" calcext:value-type="float">
            <text:p>0.05932</text:p>
          </table:table-cell>
        </table:table-row>
        <table:table-row table:style-name="ro1">
          <table:table-cell office:value-type="float" office:value="894604" calcext:value-type="float">
            <text:p>894604</text:p>
          </table:table-cell>
          <table:table-cell office:value-type="string" calcext:value-type="string">
            <text:p>B</text:p>
          </table:table-cell>
          <table:table-cell office:value-type="float" office:value="10.25" calcext:value-type="float">
            <text:p>10.25</text:p>
          </table:table-cell>
          <table:table-cell office:value-type="float" office:value="16.18" calcext:value-type="float">
            <text:p>16.18</text:p>
          </table:table-cell>
          <table:table-cell office:value-type="float" office:value="66.52" calcext:value-type="float">
            <text:p>66.52</text:p>
          </table:table-cell>
          <table:table-cell office:value-type="float" office:value="324.2" calcext:value-type="float">
            <text:p>324.2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6726" calcext:value-type="float">
            <text:p>0.06726</text:p>
          </table:table-cell>
          <table:table-cell office:value-type="float" office:value="0.03965" calcext:value-type="float">
            <text:p>0.03965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07279" calcext:value-type="float">
            <text:p>0.07279</text:p>
          </table:table-cell>
          <table:table-cell office:value-type="float" office:value="0.3677" calcext:value-type="float">
            <text:p>0.3677</text:p>
          </table:table-cell>
          <table:table-cell office:value-type="float" office:value="1.471" calcext:value-type="float">
            <text:p>1.471</text:p>
          </table:table-cell>
          <table:table-cell office:value-type="float" office:value="1.597" calcext:value-type="float">
            <text:p>1.597</text:p>
          </table:table-cell>
          <table:table-cell office:value-type="float" office:value="22.68" calcext:value-type="float">
            <text:p>22.68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4265" calcext:value-type="float">
            <text:p>0.04265</text:p>
          </table:table-cell>
          <table:table-cell office:value-type="float" office:value="0.04004" calcext:value-type="float">
            <text:p>0.04004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07596" calcext:value-type="float">
            <text:p>0.007596</text:p>
          </table:table-cell>
          <table:table-cell office:value-type="float" office:value="11.28" calcext:value-type="float">
            <text:p>11.28</text:p>
          </table:table-cell>
          <table:table-cell office:value-type="float" office:value="20.61" calcext:value-type="float">
            <text:p>20.61</text:p>
          </table:table-cell>
          <table:table-cell office:value-type="float" office:value="71.53" calcext:value-type="float">
            <text:p>71.53</text:p>
          </table:table-cell>
          <table:table-cell office:value-type="float" office:value="390.4" calcext:value-type="float">
            <text:p>390.4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236" calcext:value-type="float">
            <text:p>0.236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09744" calcext:value-type="float">
            <text:p>0.09744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09702" calcext:value-type="float">
            <text:p>0.09702</text:p>
          </table:table-cell>
        </table:table-row>
        <table:table-row table:style-name="ro1">
          <table:table-cell office:value-type="float" office:value="894618" calcext:value-type="float">
            <text:p>894618</text:p>
          </table:table-cell>
          <table:table-cell office:value-type="string" calcext:value-type="string">
            <text:p>M</text:p>
          </table:table-cell>
          <table:table-cell office:value-type="float" office:value="20.16" calcext:value-type="float">
            <text:p>20.16</text:p>
          </table:table-cell>
          <table:table-cell office:value-type="float" office:value="19.66" calcext:value-type="float">
            <text:p>19.66</text:p>
          </table:table-cell>
          <table:table-cell office:value-type="float" office:value="131.1" calcext:value-type="float">
            <text:p>131.1</text:p>
          </table:table-cell>
          <table:table-cell office:value-type="float" office:value="1274" calcext:value-type="float">
            <text:p>127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8564" calcext:value-type="float">
            <text:p>0.08564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7726" calcext:value-type="float">
            <text:p>0.0772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05096" calcext:value-type="float">
            <text:p>0.05096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6863" calcext:value-type="float">
            <text:p>0.6863</text:p>
          </table:table-cell>
          <table:table-cell office:value-type="float" office:value="3.868" calcext:value-type="float">
            <text:p>3.868</text:p>
          </table:table-cell>
          <table:table-cell office:value-type="float" office:value="74.85" calcext:value-type="float">
            <text:p>74.85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2193" calcext:value-type="float">
            <text:p>0.02193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23.06" calcext:value-type="float">
            <text:p>23.06</text:p>
          </table:table-cell>
          <table:table-cell office:value-type="float" office:value="23.03" calcext:value-type="float">
            <text:p>23.03</text:p>
          </table:table-cell>
          <table:table-cell office:value-type="float" office:value="150.2" calcext:value-type="float">
            <text:p>150.2</text:p>
          </table:table-cell>
          <table:table-cell office:value-type="float" office:value="1657" calcext:value-type="float">
            <text:p>1657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05933" calcext:value-type="float">
            <text:p>0.05933</text:p>
          </table:table-cell>
        </table:table-row>
        <table:table-row table:style-name="ro1">
          <table:table-cell office:value-type="float" office:value="894855" calcext:value-type="float">
            <text:p>894855</text:p>
          </table:table-cell>
          <table:table-cell office:value-type="string" calcext:value-type="string">
            <text:p>B</text:p>
          </table:table-cell>
          <table:table-cell office:value-type="float" office:value="12.86" calcext:value-type="float">
            <text:p>12.86</text:p>
          </table:table-cell>
          <table:table-cell office:value-type="float" office:value="13.32" calcext:value-type="float">
            <text:p>13.32</text:p>
          </table:table-cell>
          <table:table-cell office:value-type="float" office:value="82.82" calcext:value-type="float">
            <text:p>82.82</text:p>
          </table:table-cell>
          <table:table-cell office:value-type="float" office:value="504.8" calcext:value-type="float">
            <text:p>504.8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8834" calcext:value-type="float">
            <text:p>0.0883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2212" calcext:value-type="float">
            <text:p>0.2212</text:p>
          </table:table-cell>
          <table:table-cell office:value-type="float" office:value="1.042" calcext:value-type="float">
            <text:p>1.042</text:p>
          </table:table-cell>
          <table:table-cell office:value-type="float" office:value="1.614" calcext:value-type="float">
            <text:p>1.614</text:p>
          </table:table-cell>
          <table:table-cell office:value-type="float" office:value="16.57" calcext:value-type="float">
            <text:p>16.5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2016" calcext:value-type="float">
            <text:p>0.02016</text:p>
          </table:table-cell>
          <table:table-cell office:value-type="float" office:value="0.01902" calcext:value-type="float">
            <text:p>0.0190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14.04" calcext:value-type="float">
            <text:p>14.04</text:p>
          </table:table-cell>
          <table:table-cell office:value-type="float" office:value="21.08" calcext:value-type="float">
            <text:p>21.08</text:p>
          </table:table-cell>
          <table:table-cell office:value-type="float" office:value="92.8" calcext:value-type="float">
            <text:p>92.8</text:p>
          </table:table-cell>
          <table:table-cell office:value-type="float" office:value="599.5" calcext:value-type="float">
            <text:p>599.5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08553" calcext:value-type="float">
            <text:p>0.08553</text:p>
          </table:table-cell>
        </table:table-row>
        <table:table-row table:style-name="ro1">
          <table:table-cell office:value-type="float" office:value="895100" calcext:value-type="float">
            <text:p>895100</text:p>
          </table:table-cell>
          <table:table-cell office:value-type="string" calcext:value-type="string">
            <text:p>M</text:p>
          </table:table-cell>
          <table:table-cell office:value-type="float" office:value="20.34" calcext:value-type="float">
            <text:p>20.34</text:p>
          </table:table-cell>
          <table:table-cell office:value-type="float" office:value="21.51" calcext:value-type="float">
            <text:p>21.51</text:p>
          </table:table-cell>
          <table:table-cell office:value-type="float" office:value="135.9" calcext:value-type="float">
            <text:p>135.9</text:p>
          </table:table-cell>
          <table:table-cell office:value-type="float" office:value="1264" calcext:value-type="float">
            <text:p>126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5702" calcext:value-type="float">
            <text:p>0.5702</text:p>
          </table:table-cell>
          <table:table-cell office:value-type="float" office:value="1.023" calcext:value-type="float">
            <text:p>1.023</text:p>
          </table:table-cell>
          <table:table-cell office:value-type="float" office:value="4.012" calcext:value-type="float">
            <text:p>4.012</text:p>
          </table:table-cell>
          <table:table-cell office:value-type="float" office:value="69.06" calcext:value-type="float">
            <text:p>69.06</text:p>
          </table:table-cell>
          <table:table-cell office:value-type="float" office:value="0.005485" calcext:value-type="float">
            <text:p>0.005485</text:p>
          </table:table-cell>
          <table:table-cell office:value-type="float" office:value="0.02431" calcext:value-type="float">
            <text:p>0.0243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25.3" calcext:value-type="float">
            <text:p>25.3</text:p>
          </table:table-cell>
          <table:table-cell office:value-type="float" office:value="31.86" calcext:value-type="float">
            <text:p>31.86</text:p>
          </table:table-cell>
          <table:table-cell office:value-type="float" office:value="171.1" calcext:value-type="float">
            <text:p>171.1</text:p>
          </table:table-cell>
          <table:table-cell office:value-type="float" office:value="1938" calcext:value-type="float">
            <text:p>1938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1024" calcext:value-type="float">
            <text:p>0.1024</text:p>
          </table:table-cell>
        </table:table-row>
        <table:table-row table:style-name="ro1">
          <table:table-cell office:value-type="float" office:value="89511501" calcext:value-type="float">
            <text:p>89511501</text:p>
          </table:table-cell>
          <table:table-cell office:value-type="string" calcext:value-type="string">
            <text:p>B</text:p>
          </table:table-cell>
          <table:table-cell office:value-type="float" office:value="12.2" calcext:value-type="float">
            <text:p>12.2</text:p>
          </table:table-cell>
          <table:table-cell office:value-type="float" office:value="15.21" calcext:value-type="float">
            <text:p>15.21</text:p>
          </table:table-cell>
          <table:table-cell office:value-type="float" office:value="78.01" calcext:value-type="float">
            <text:p>78.01</text:p>
          </table:table-cell>
          <table:table-cell office:value-type="float" office:value="457.9" calcext:value-type="float">
            <text:p>457.9</text:p>
          </table:table-cell>
          <table:table-cell office:value-type="float" office:value="0.08673" calcext:value-type="float">
            <text:p>0.08673</text:p>
          </table:table-cell>
          <table:table-cell office:value-type="float" office:value="0.06545" calcext:value-type="float">
            <text:p>0.06545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8073" calcext:value-type="float">
            <text:p>0.8073</text:p>
          </table:table-cell>
          <table:table-cell office:value-type="float" office:value="1.959" calcext:value-type="float">
            <text:p>1.959</text:p>
          </table:table-cell>
          <table:table-cell office:value-type="float" office:value="19.01" calcext:value-type="float">
            <text:p>19.01</text:p>
          </table:table-cell>
          <table:table-cell office:value-type="float" office:value="0.005403" calcext:value-type="float">
            <text:p>0.005403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05142" calcext:value-type="float">
            <text:p>0.00514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02065" calcext:value-type="float">
            <text:p>0.002065</text:p>
          </table:table-cell>
          <table:table-cell office:value-type="float" office:value="13.75" calcext:value-type="float">
            <text:p>13.75</text:p>
          </table:table-cell>
          <table:table-cell office:value-type="float" office:value="21.38" calcext:value-type="float">
            <text:p>21.38</text:p>
          </table:table-cell>
          <table:table-cell office:value-type="float" office:value="91.11" calcext:value-type="float">
            <text:p>91.11</text:p>
          </table:table-cell>
          <table:table-cell office:value-type="float" office:value="583.1" calcext:value-type="float">
            <text:p>583.1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07961" calcext:value-type="float">
            <text:p>0.07961</text:p>
          </table:table-cell>
        </table:table-row>
        <table:table-row table:style-name="ro1">
          <table:table-cell office:value-type="float" office:value="89511502" calcext:value-type="float">
            <text:p>89511502</text:p>
          </table:table-cell>
          <table:table-cell office:value-type="string" calcext:value-type="string">
            <text:p>B</text:p>
          </table:table-cell>
          <table:table-cell office:value-type="float" office:value="12.67" calcext:value-type="float">
            <text:p>12.67</text:p>
          </table:table-cell>
          <table:table-cell office:value-type="float" office:value="17.3" calcext:value-type="float">
            <text:p>17.3</text:p>
          </table:table-cell>
          <table:table-cell office:value-type="float" office:value="81.25" calcext:value-type="float">
            <text:p>81.25</text:p>
          </table:table-cell>
          <table:table-cell office:value-type="float" office:value="489.9" calcext:value-type="float">
            <text:p>489.9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7664" calcext:value-type="float">
            <text:p>0.07664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107" calcext:value-type="float">
            <text:p>0.02107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21" calcext:value-type="float">
            <text:p>0.21</text:p>
          </table:table-cell>
          <table:table-cell office:value-type="float" office:value="0.9505" calcext:value-type="float">
            <text:p>0.9505</text:p>
          </table:table-cell>
          <table:table-cell office:value-type="float" office:value="1.566" calcext:value-type="float">
            <text:p>1.566</text:p>
          </table:table-cell>
          <table:table-cell office:value-type="float" office:value="17.61" calcext:value-type="float">
            <text:p>17.61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0.009514" calcext:value-type="float">
            <text:p>0.009514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06474" calcext:value-type="float">
            <text:p>0.006474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13.71" calcext:value-type="float">
            <text:p>13.71</text:p>
          </table:table-cell>
          <table:table-cell office:value-type="float" office:value="21.1" calcext:value-type="float">
            <text:p>21.1</text:p>
          </table:table-cell>
          <table:table-cell office:value-type="float" office:value="88.7" calcext:value-type="float">
            <text:p>88.7</text:p>
          </table:table-cell>
          <table:table-cell office:value-type="float" office:value="574.4" calcext:value-type="float">
            <text:p>574.4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602" calcext:value-type="float">
            <text:p>0.05602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06888" calcext:value-type="float">
            <text:p>0.06888</text:p>
          </table:table-cell>
        </table:table-row>
        <table:table-row table:style-name="ro1">
          <table:table-cell office:value-type="float" office:value="89524" calcext:value-type="float">
            <text:p>89524</text:p>
          </table:table-cell>
          <table:table-cell office:value-type="string" calcext:value-type="string">
            <text:p>B</text:p>
          </table:table-cell>
          <table:table-cell office:value-type="float" office:value="14.11" calcext:value-type="float">
            <text:p>14.11</text:p>
          </table:table-cell>
          <table:table-cell office:value-type="float" office:value="12.88" calcext:value-type="float">
            <text:p>12.88</text:p>
          </table:table-cell>
          <table:table-cell office:value-type="float" office:value="90.03" calcext:value-type="float">
            <text:p>90.03</text:p>
          </table:table-cell>
          <table:table-cell office:value-type="float" office:value="616.5" calcext:value-type="float">
            <text:p>616.5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0.05306" calcext:value-type="float">
            <text:p>0.05306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057" calcext:value-type="float">
            <text:p>0.057</text:p>
          </table:table-cell>
          <table:table-cell office:value-type="float" office:value="0.2571" calcext:value-type="float">
            <text:p>0.2571</text:p>
          </table:table-cell>
          <table:table-cell office:value-type="float" office:value="1.081" calcext:value-type="float">
            <text:p>1.081</text:p>
          </table:table-cell>
          <table:table-cell office:value-type="float" office:value="1.558" calcext:value-type="float">
            <text:p>1.558</text:p>
          </table:table-cell>
          <table:table-cell office:value-type="float" office:value="23.92" calcext:value-type="float">
            <text:p>23.92</text:p>
          </table:table-cell>
          <table:table-cell office:value-type="float" office:value="0.006692" calcext:value-type="float">
            <text:p>0.006692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05717" calcext:value-type="float">
            <text:p>0.005717</text:p>
          </table:table-cell>
          <table:table-cell office:value-type="float" office:value="0.006627" calcext:value-type="float">
            <text:p>0.006627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15.53" calcext:value-type="float">
            <text:p>15.53</text:p>
          </table:table-cell>
          <table:table-cell office:value-type="float" office:value="18" calcext:value-type="float">
            <text:p>18</text:p>
          </table:table-cell>
          <table:table-cell office:value-type="float" office:value="98.4" calcext:value-type="float">
            <text:p>98.4</text:p>
          </table:table-cell>
          <table:table-cell office:value-type="float" office:value="749.9" calcext:value-type="float">
            <text:p>749.9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5307" calcext:value-type="float">
            <text:p>0.05307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21" calcext:value-type="float">
            <text:p>0.21</text:p>
          </table:table-cell>
          <table:table-cell office:value-type="float" office:value="0.07083" calcext:value-type="float">
            <text:p>0.07083</text:p>
          </table:table-cell>
        </table:table-row>
        <table:table-row table:style-name="ro1">
          <table:table-cell office:value-type="float" office:value="895299" calcext:value-type="float">
            <text:p>895299</text:p>
          </table:table-cell>
          <table:table-cell office:value-type="string" calcext:value-type="string">
            <text:p>B</text:p>
          </table:table-cell>
          <table:table-cell office:value-type="float" office:value="12.03" calcext:value-type="float">
            <text:p>12.03</text:p>
          </table:table-cell>
          <table:table-cell office:value-type="float" office:value="17.93" calcext:value-type="float">
            <text:p>17.93</text:p>
          </table:table-cell>
          <table:table-cell office:value-type="float" office:value="76.09" calcext:value-type="float">
            <text:p>76.09</text:p>
          </table:table-cell>
          <table:table-cell office:value-type="float" office:value="446" calcext:value-type="float">
            <text:p>446</text:p>
          </table:table-cell>
          <table:table-cell office:value-type="float" office:value="0.07683" calcext:value-type="float">
            <text:p>0.07683</text:p>
          </table:table-cell>
          <table:table-cell office:value-type="float" office:value="0.03892" calcext:value-type="float">
            <text:p>0.03892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005592" calcext:value-type="float">
            <text:p>0.005592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9097" calcext:value-type="float">
            <text:p>0.9097</text:p>
          </table:table-cell>
          <table:table-cell office:value-type="float" office:value="1.466" calcext:value-type="float">
            <text:p>1.466</text:p>
          </table:table-cell>
          <table:table-cell office:value-type="float" office:value="16.97" calcext:value-type="float">
            <text:p>16.97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6887" calcext:value-type="float">
            <text:p>0.006887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13.07" calcext:value-type="float">
            <text:p>13.07</text:p>
          </table:table-cell>
          <table:table-cell office:value-type="float" office:value="22.25" calcext:value-type="float">
            <text:p>22.25</text:p>
          </table:table-cell>
          <table:table-cell office:value-type="float" office:value="82.74" calcext:value-type="float">
            <text:p>82.74</text:p>
          </table:table-cell>
          <table:table-cell office:value-type="float" office:value="523.4" calcext:value-type="float">
            <text:p>523.4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07037" calcext:value-type="float">
            <text:p>0.07037</text:p>
          </table:table-cell>
        </table:table-row>
        <table:table-row table:style-name="ro1">
          <table:table-cell office:value-type="float" office:value="8953902" calcext:value-type="float">
            <text:p>8953902</text:p>
          </table:table-cell>
          <table:table-cell office:value-type="string" calcext:value-type="string">
            <text:p>M</text:p>
          </table:table-cell>
          <table:table-cell office:value-type="float" office:value="16.27" calcext:value-type="float">
            <text:p>16.27</text:p>
          </table:table-cell>
          <table:table-cell office:value-type="float" office:value="20.71" calcext:value-type="float">
            <text:p>20.71</text:p>
          </table:table-cell>
          <table:table-cell office:value-type="float" office:value="106.9" calcext:value-type="float">
            <text:p>106.9</text:p>
          </table:table-cell>
          <table:table-cell office:value-type="float" office:value="813.7" calcext:value-type="float">
            <text:p>813.7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08488" calcext:value-type="float">
            <text:p>0.08488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06277" calcext:value-type="float">
            <text:p>0.06277</text:p>
          </table:table-cell>
          <table:table-cell office:value-type="float" office:value="0.4375" calcext:value-type="float">
            <text:p>0.4375</text:p>
          </table:table-cell>
          <table:table-cell office:value-type="float" office:value="1.232" calcext:value-type="float">
            <text:p>1.232</text:p>
          </table:table-cell>
          <table:table-cell office:value-type="float" office:value="3.27" calcext:value-type="float">
            <text:p>3.27</text:p>
          </table:table-cell>
          <table:table-cell office:value-type="float" office:value="44.41" calcext:value-type="float">
            <text:p>44.41</text:p>
          </table:table-cell>
          <table:table-cell office:value-type="float" office:value="0.006697" calcext:value-type="float">
            <text:p>0.006697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3248" calcext:value-type="float">
            <text:p>0.03248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19.28" calcext:value-type="float">
            <text:p>19.28</text:p>
          </table:table-cell>
          <table:table-cell office:value-type="float" office:value="30.38" calcext:value-type="float">
            <text:p>30.38</text:p>
          </table:table-cell>
          <table:table-cell office:value-type="float" office:value="129.8" calcext:value-type="float">
            <text:p>129.8</text:p>
          </table:table-cell>
          <table:table-cell office:value-type="float" office:value="1121" calcext:value-type="float">
            <text:p>1121</text:p>
          </table:table-cell>
          <table:table-cell office:value-type="float" office:value="0.159" calcext:value-type="float">
            <text:p>0.159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895633" calcext:value-type="float">
            <text:p>895633</text:p>
          </table:table-cell>
          <table:table-cell office:value-type="string" calcext:value-type="string">
            <text:p>M</text:p>
          </table:table-cell>
          <table:table-cell office:value-type="float" office:value="16.26" calcext:value-type="float">
            <text:p>16.26</text:p>
          </table:table-cell>
          <table:table-cell office:value-type="float" office:value="21.88" calcext:value-type="float">
            <text:p>21.88</text:p>
          </table:table-cell>
          <table:table-cell office:value-type="float" office:value="107.5" calcext:value-type="float">
            <text:p>107.5</text:p>
          </table:table-cell>
          <table:table-cell office:value-type="float" office:value="826.8" calcext:value-type="float">
            <text:p>826.8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07981" calcext:value-type="float">
            <text:p>0.07981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5706" calcext:value-type="float">
            <text:p>0.5706</text:p>
          </table:table-cell>
          <table:table-cell office:value-type="float" office:value="1.457" calcext:value-type="float">
            <text:p>1.457</text:p>
          </table:table-cell>
          <table:table-cell office:value-type="float" office:value="2.961" calcext:value-type="float">
            <text:p>2.961</text:p>
          </table:table-cell>
          <table:table-cell office:value-type="float" office:value="57.72" calcext:value-type="float">
            <text:p>57.72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.04022" calcext:value-type="float">
            <text:p>0.04022</text:p>
          </table:table-cell>
          <table:table-cell office:value-type="float" office:value="0.006187" calcext:value-type="float">
            <text:p>0.006187</text:p>
          </table:table-cell>
          <table:table-cell office:value-type="float" office:value="17.73" calcext:value-type="float">
            <text:p>17.73</text:p>
          </table:table-cell>
          <table:table-cell office:value-type="float" office:value="25.21" calcext:value-type="float">
            <text:p>25.21</text:p>
          </table:table-cell>
          <table:table-cell office:value-type="float" office:value="113.7" calcext:value-type="float">
            <text:p>113.7</text:p>
          </table:table-cell>
          <table:table-cell office:value-type="float" office:value="975.2" calcext:value-type="float">
            <text:p>975.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07953" calcext:value-type="float">
            <text:p>0.07953</text:p>
          </table:table-cell>
        </table:table-row>
        <table:table-row table:style-name="ro1">
          <table:table-cell office:value-type="float" office:value="896839" calcext:value-type="float">
            <text:p>896839</text:p>
          </table:table-cell>
          <table:table-cell office:value-type="string" calcext:value-type="string">
            <text:p>M</text:p>
          </table:table-cell>
          <table:table-cell office:value-type="float" office:value="16.03" calcext:value-type="float">
            <text:p>16.03</text:p>
          </table:table-cell>
          <table:table-cell office:value-type="float" office:value="15.51" calcext:value-type="float">
            <text:p>15.51</text:p>
          </table:table-cell>
          <table:table-cell office:value-type="float" office:value="105.8" calcext:value-type="float">
            <text:p>105.8</text:p>
          </table:table-cell>
          <table:table-cell office:value-type="float" office:value="793.2" calcext:value-type="float">
            <text:p>793.2</text:p>
          </table:table-cell>
          <table:table-cell office:value-type="float" office:value="0.09491" calcext:value-type="float">
            <text:p>0.09491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7041" calcext:value-type="float">
            <text:p>0.07041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05976" calcext:value-type="float">
            <text:p>0.05976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7476" calcext:value-type="float">
            <text:p>0.7476</text:p>
          </table:table-cell>
          <table:table-cell office:value-type="float" office:value="2.629" calcext:value-type="float">
            <text:p>2.629</text:p>
          </table:table-cell>
          <table:table-cell office:value-type="float" office:value="33.27" calcext:value-type="float">
            <text:p>33.27</text:p>
          </table:table-cell>
          <table:table-cell office:value-type="float" office:value="0.005839" calcext:value-type="float">
            <text:p>0.005839</text:p>
          </table:table-cell>
          <table:table-cell office:value-type="float" office:value="0.03245" calcext:value-type="float">
            <text:p>0.03245</text:p>
          </table:table-cell>
          <table:table-cell office:value-type="float" office:value="0.03715" calcext:value-type="float">
            <text:p>0.03715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18.76" calcext:value-type="float">
            <text:p>18.76</text:p>
          </table:table-cell>
          <table:table-cell office:value-type="float" office:value="21.98" calcext:value-type="float">
            <text:p>21.98</text:p>
          </table:table-cell>
          <table:table-cell office:value-type="float" office:value="124.3" calcext:value-type="float">
            <text:p>124.3</text:p>
          </table:table-cell>
          <table:table-cell office:value-type="float" office:value="1070" calcext:value-type="float">
            <text:p>1070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09124" calcext:value-type="float">
            <text:p>0.09124</text:p>
          </table:table-cell>
        </table:table-row>
        <table:table-row table:style-name="ro1">
          <table:table-cell office:value-type="float" office:value="896864" calcext:value-type="float">
            <text:p>896864</text:p>
          </table:table-cell>
          <table:table-cell office:value-type="string" calcext:value-type="string">
            <text:p>B</text:p>
          </table:table-cell>
          <table:table-cell office:value-type="float" office:value="12.98" calcext:value-type="float">
            <text:p>12.98</text:p>
          </table:table-cell>
          <table:table-cell office:value-type="float" office:value="19.35" calcext:value-type="float">
            <text:p>19.35</text:p>
          </table:table-cell>
          <table:table-cell office:value-type="float" office:value="84.52" calcext:value-type="float">
            <text:p>84.52</text:p>
          </table:table-cell>
          <table:table-cell office:value-type="float" office:value="514" calcext:value-type="float">
            <text:p>514</text:p>
          </table:table-cell>
          <table:table-cell office:value-type="float" office:value="0.09579" calcext:value-type="float">
            <text:p>0.09579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7107" calcext:value-type="float">
            <text:p>0.0710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5664" calcext:value-type="float">
            <text:p>0.5664</text:p>
          </table:table-cell>
          <table:table-cell office:value-type="float" office:value="2.465" calcext:value-type="float">
            <text:p>2.465</text:p>
          </table:table-cell>
          <table:table-cell office:value-type="float" office:value="20.65" calcext:value-type="float">
            <text:p>20.65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0.009811" calcext:value-type="float">
            <text:p>0.009811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14.42" calcext:value-type="float">
            <text:p>14.42</text:p>
          </table:table-cell>
          <table:table-cell office:value-type="float" office:value="21.95" calcext:value-type="float">
            <text:p>21.95</text:p>
          </table:table-cell>
          <table:table-cell office:value-type="float" office:value="99.21" calcext:value-type="float">
            <text:p>99.21</text:p>
          </table:table-cell>
          <table:table-cell office:value-type="float" office:value="634.3" calcext:value-type="float">
            <text:p>634.3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09858" calcext:value-type="float">
            <text:p>0.09858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09166" calcext:value-type="float">
            <text:p>0.09166</text:p>
          </table:table-cell>
        </table:table-row>
        <table:table-row table:style-name="ro1">
          <table:table-cell office:value-type="float" office:value="897132" calcext:value-type="float">
            <text:p>897132</text:p>
          </table:table-cell>
          <table:table-cell office:value-type="string" calcext:value-type="string">
            <text:p>B</text:p>
          </table:table-cell>
          <table:table-cell office:value-type="float" office:value="11.22" calcext:value-type="float">
            <text:p>11.22</text:p>
          </table:table-cell>
          <table:table-cell office:value-type="float" office:value="19.86" calcext:value-type="float">
            <text:p>19.86</text:p>
          </table:table-cell>
          <table:table-cell office:value-type="float" office:value="71.94" calcext:value-type="float">
            <text:p>71.94</text:p>
          </table:table-cell>
          <table:table-cell office:value-type="float" office:value="387.3" calcext:value-type="float">
            <text:p>387.3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06779" calcext:value-type="float">
            <text:p>0.06779</text:p>
          </table:table-cell>
          <table:table-cell office:value-type="float" office:value="0.005006" calcext:value-type="float">
            <text:p>0.005006</text:p>
          </table:table-cell>
          <table:table-cell office:value-type="float" office:value="0.007583" calcext:value-type="float">
            <text:p>0.007583</text:p>
          </table:table-cell>
          <table:table-cell office:value-type="float" office:value="0.194" calcext:value-type="float">
            <text:p>0.194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2976" calcext:value-type="float">
            <text:p>0.2976</text:p>
          </table:table-cell>
          <table:table-cell office:value-type="float" office:value="1.966" calcext:value-type="float">
            <text:p>1.966</text:p>
          </table:table-cell>
          <table:table-cell office:value-type="float" office:value="1.959" calcext:value-type="float">
            <text:p>1.959</text:p>
          </table:table-cell>
          <table:table-cell office:value-type="float" office:value="19.62" calcext:value-type="float">
            <text:p>19.62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0.004967" calcext:value-type="float">
            <text:p>0.004967</text:p>
          </table:table-cell>
          <table:table-cell office:value-type="float" office:value="0.04243" calcext:value-type="float">
            <text:p>0.04243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11.98" calcext:value-type="float">
            <text:p>11.98</text:p>
          </table:table-cell>
          <table:table-cell office:value-type="float" office:value="25.78" calcext:value-type="float">
            <text:p>25.78</text:p>
          </table:table-cell>
          <table:table-cell office:value-type="float" office:value="76.91" calcext:value-type="float">
            <text:p>76.91</text:p>
          </table:table-cell>
          <table:table-cell office:value-type="float" office:value="436.1" calcext:value-type="float">
            <text:p>436.1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9669" calcext:value-type="float">
            <text:p>0.09669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06522" calcext:value-type="float">
            <text:p>0.06522</text:p>
          </table:table-cell>
        </table:table-row>
        <table:table-row table:style-name="ro1">
          <table:table-cell office:value-type="float" office:value="897137" calcext:value-type="float">
            <text:p>897137</text:p>
          </table:table-cell>
          <table:table-cell office:value-type="string" calcext:value-type="string">
            <text:p>B</text:p>
          </table:table-cell>
          <table:table-cell office:value-type="float" office:value="11.25" calcext:value-type="float">
            <text:p>11.25</text:p>
          </table:table-cell>
          <table:table-cell office:value-type="float" office:value="14.78" calcext:value-type="float">
            <text:p>14.78</text:p>
          </table:table-cell>
          <table:table-cell office:value-type="float" office:value="71.38" calcext:value-type="float">
            <text:p>71.38</text:p>
          </table:table-cell>
          <table:table-cell office:value-type="float" office:value="390" calcext:value-type="float">
            <text:p>390</text:p>
          </table:table-cell>
          <table:table-cell office:value-type="float" office:value="0.08306" calcext:value-type="float">
            <text:p>0.08306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009737" calcext:value-type="float">
            <text:p>0.0009737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9961" calcext:value-type="float">
            <text:p>0.9961</text:p>
          </table:table-cell>
          <table:table-cell office:value-type="float" office:value="1.529" calcext:value-type="float">
            <text:p>1.529</text:p>
          </table:table-cell>
          <table:table-cell office:value-type="float" office:value="15.07" calcext:value-type="float">
            <text:p>15.07</text:p>
          </table:table-cell>
          <table:table-cell office:value-type="float" office:value="0.005617" calcext:value-type="float">
            <text:p>0.005617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09737" calcext:value-type="float">
            <text:p>0.0009737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12.76" calcext:value-type="float">
            <text:p>12.76</text:p>
          </table:table-cell>
          <table:table-cell office:value-type="float" office:value="22.06" calcext:value-type="float">
            <text:p>22.06</text:p>
          </table:table-cell>
          <table:table-cell office:value-type="float" office:value="82.08" calcext:value-type="float">
            <text:p>82.08</text:p>
          </table:table-cell>
          <table:table-cell office:value-type="float" office:value="492.7" calcext:value-type="float">
            <text:p>492.7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9794" calcext:value-type="float">
            <text:p>0.09794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07418" calcext:value-type="float">
            <text:p>0.07418</text:p>
          </table:table-cell>
        </table:table-row>
        <table:table-row table:style-name="ro1">
          <table:table-cell office:value-type="float" office:value="897374" calcext:value-type="float">
            <text:p>897374</text:p>
          </table:table-cell>
          <table:table-cell office:value-type="string" calcext:value-type="string">
            <text:p>B</text:p>
          </table:table-cell>
          <table:table-cell office:value-type="float" office:value="12.3" calcext:value-type="float">
            <text:p>12.3</text:p>
          </table:table-cell>
          <table:table-cell office:value-type="float" office:value="19.02" calcext:value-type="float">
            <text:p>19.02</text:p>
          </table:table-cell>
          <table:table-cell office:value-type="float" office:value="77.88" calcext:value-type="float">
            <text:p>77.88</text:p>
          </table:table-cell>
          <table:table-cell office:value-type="float" office:value="464.4" calcext:value-type="float">
            <text:p>464.4</text:p>
          </table:table-cell>
          <table:table-cell office:value-type="float" office:value="0.08313" calcext:value-type="float">
            <text:p>0.08313</text:p>
          </table:table-cell>
          <table:table-cell office:value-type="float" office:value="0.04202" calcext:value-type="float">
            <text:p>0.04202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0.008535" calcext:value-type="float">
            <text:p>0.008535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5945" calcext:value-type="float">
            <text:p>0.05945</text:p>
          </table:table-cell>
          <table:table-cell office:value-type="float" office:value="0.184" calcext:value-type="float">
            <text:p>0.184</text:p>
          </table:table-cell>
          <table:table-cell office:value-type="float" office:value="1.532" calcext:value-type="float">
            <text:p>1.532</text:p>
          </table:table-cell>
          <table:table-cell office:value-type="float" office:value="1.199" calcext:value-type="float">
            <text:p>1.199</text:p>
          </table:table-cell>
          <table:table-cell office:value-type="float" office:value="13.24" calcext:value-type="float">
            <text:p>13.24</text:p>
          </table:table-cell>
          <table:table-cell office:value-type="float" office:value="0.007881" calcext:value-type="float">
            <text:p>0.007881</text:p>
          </table:table-cell>
          <table:table-cell office:value-type="float" office:value="0.008432" calcext:value-type="float">
            <text:p>0.008432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0.006522" calcext:value-type="float">
            <text:p>0.006522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13.35" calcext:value-type="float">
            <text:p>13.35</text:p>
          </table:table-cell>
          <table:table-cell office:value-type="float" office:value="28.46" calcext:value-type="float">
            <text:p>28.46</text:p>
          </table:table-cell>
          <table:table-cell office:value-type="float" office:value="84.53" calcext:value-type="float">
            <text:p>84.53</text:p>
          </table:table-cell>
          <table:table-cell office:value-type="float" office:value="544.3" calcext:value-type="float">
            <text:p>544.3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3983" calcext:value-type="float">
            <text:p>0.03983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07207" calcext:value-type="float">
            <text:p>0.07207</text:p>
          </table:table-cell>
        </table:table-row>
        <table:table-row table:style-name="ro1">
          <table:table-cell office:value-type="float" office:value="89742801" calcext:value-type="float">
            <text:p>89742801</text:p>
          </table:table-cell>
          <table:table-cell office:value-type="string" calcext:value-type="string">
            <text:p>M</text:p>
          </table:table-cell>
          <table:table-cell office:value-type="float" office:value="17.06" calcext:value-type="float">
            <text:p>17.06</text:p>
          </table:table-cell>
          <table:table-cell office:value-type="float" office:value="21" calcext:value-type="float">
            <text:p>21</text:p>
          </table:table-cell>
          <table:table-cell office:value-type="float" office:value="111.8" calcext:value-type="float">
            <text:p>111.8</text:p>
          </table:table-cell>
          <table:table-cell office:value-type="float" office:value="918.6" calcext:value-type="float">
            <text:p>918.6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09934" calcext:value-type="float">
            <text:p>0.09934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0.8161" calcext:value-type="float">
            <text:p>0.8161</text:p>
          </table:table-cell>
          <table:table-cell office:value-type="float" office:value="2.129" calcext:value-type="float">
            <text:p>2.129</text:p>
          </table:table-cell>
          <table:table-cell office:value-type="float" office:value="6.076" calcext:value-type="float">
            <text:p>6.076</text:p>
          </table:table-cell>
          <table:table-cell office:value-type="float" office:value="87.17" calcext:value-type="float">
            <text:p>87.17</text:p>
          </table:table-cell>
          <table:table-cell office:value-type="float" office:value="0.006455" calcext:value-type="float">
            <text:p>0.006455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4502" calcext:value-type="float">
            <text:p>0.04502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20.99" calcext:value-type="float">
            <text:p>20.99</text:p>
          </table:table-cell>
          <table:table-cell office:value-type="float" office:value="33.15" calcext:value-type="float">
            <text:p>33.15</text:p>
          </table:table-cell>
          <table:table-cell office:value-type="float" office:value="143.2" calcext:value-type="float">
            <text:p>143.2</text:p>
          </table:table-cell>
          <table:table-cell office:value-type="float" office:value="1362" calcext:value-type="float">
            <text:p>1362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392" calcext:value-type="float">
            <text:p>0.392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07599" calcext:value-type="float">
            <text:p>0.07599</text:p>
          </table:table-cell>
        </table:table-row>
        <table:table-row table:style-name="ro1">
          <table:table-cell office:value-type="float" office:value="897604" calcext:value-type="float">
            <text:p>897604</text:p>
          </table:table-cell>
          <table:table-cell office:value-type="string" calcext:value-type="string">
            <text:p>B</text:p>
          </table:table-cell>
          <table:table-cell office:value-type="float" office:value="12.99" calcext:value-type="float">
            <text:p>12.99</text:p>
          </table:table-cell>
          <table:table-cell office:value-type="float" office:value="14.23" calcext:value-type="float">
            <text:p>14.23</text:p>
          </table:table-cell>
          <table:table-cell office:value-type="float" office:value="84.08" calcext:value-type="float">
            <text:p>84.08</text:p>
          </table:table-cell>
          <table:table-cell office:value-type="float" office:value="514.3" calcext:value-type="float">
            <text:p>514.3</text:p>
          </table:table-cell>
          <table:table-cell office:value-type="float" office:value="0.09462" calcext:value-type="float">
            <text:p>0.09462</text:p>
          </table:table-cell>
          <table:table-cell office:value-type="float" office:value="0.09965" calcext:value-type="float">
            <text:p>0.09965</text:p>
          </table:table-cell>
          <table:table-cell office:value-type="float" office:value="0.03738" calcext:value-type="float">
            <text:p>0.03738</text:p>
          </table:table-cell>
          <table:table-cell office:value-type="float" office:value="0.02098" calcext:value-type="float">
            <text:p>0.02098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07238" calcext:value-type="float">
            <text:p>0.07238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9219" calcext:value-type="float">
            <text:p>0.9219</text:p>
          </table:table-cell>
          <table:table-cell office:value-type="float" office:value="14.41" calcext:value-type="float">
            <text:p>14.41</text:p>
          </table:table-cell>
          <table:table-cell office:value-type="float" office:value="0.005231" calcext:value-type="float">
            <text:p>0.005231</text:p>
          </table:table-cell>
          <table:table-cell office:value-type="float" office:value="0.02305" calcext:value-type="float">
            <text:p>0.02305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07315" calcext:value-type="float">
            <text:p>0.00731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13.72" calcext:value-type="float">
            <text:p>13.72</text:p>
          </table:table-cell>
          <table:table-cell office:value-type="float" office:value="16.91" calcext:value-type="float">
            <text:p>16.91</text:p>
          </table:table-cell>
          <table:table-cell office:value-type="float" office:value="87.38" calcext:value-type="float">
            <text:p>87.38</text:p>
          </table:table-cell>
          <table:table-cell office:value-type="float" office:value="576" calcext:value-type="float">
            <text:p>576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009" calcext:value-type="float">
            <text:p>0.1009</text:p>
          </table:table-cell>
        </table:table-row>
        <table:table-row table:style-name="ro1">
          <table:table-cell office:value-type="float" office:value="897630" calcext:value-type="float">
            <text:p>897630</text:p>
          </table:table-cell>
          <table:table-cell office:value-type="string" calcext:value-type="string">
            <text:p>M</text:p>
          </table:table-cell>
          <table:table-cell office:value-type="float" office:value="18.77" calcext:value-type="float">
            <text:p>18.77</text:p>
          </table:table-cell>
          <table:table-cell office:value-type="float" office:value="21.43" calcext:value-type="float">
            <text:p>21.43</text:p>
          </table:table-cell>
          <table:table-cell office:value-type="float" office:value="122.9" calcext:value-type="float">
            <text:p>122.9</text:p>
          </table:table-cell>
          <table:table-cell office:value-type="float" office:value="1092" calcext:value-type="float">
            <text:p>1092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6083" calcext:value-type="float">
            <text:p>0.060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1.53" calcext:value-type="float">
            <text:p>1.53</text:p>
          </table:table-cell>
          <table:table-cell office:value-type="float" office:value="4.369" calcext:value-type="float">
            <text:p>4.369</text:p>
          </table:table-cell>
          <table:table-cell office:value-type="float" office:value="88.25" calcext:value-type="float">
            <text:p>88.25</text:p>
          </table:table-cell>
          <table:table-cell office:value-type="float" office:value="0.007548" calcext:value-type="float">
            <text:p>0.007548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3914" calcext:value-type="float">
            <text:p>0.03914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24.54" calcext:value-type="float">
            <text:p>24.54</text:p>
          </table:table-cell>
          <table:table-cell office:value-type="float" office:value="34.37" calcext:value-type="float">
            <text:p>34.37</text:p>
          </table:table-cell>
          <table:table-cell office:value-type="float" office:value="161.1" calcext:value-type="float">
            <text:p>161.1</text:p>
          </table:table-cell>
          <table:table-cell office:value-type="float" office:value="1873" calcext:value-type="float">
            <text:p>1873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4827" calcext:value-type="float">
            <text:p>0.4827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0987" calcext:value-type="float">
            <text:p>0.0987</text:p>
          </table:table-cell>
        </table:table-row>
        <table:table-row table:style-name="ro1">
          <table:table-cell office:value-type="float" office:value="897880" calcext:value-type="float">
            <text:p>897880</text:p>
          </table:table-cell>
          <table:table-cell office:value-type="string" calcext:value-type="string">
            <text:p>B</text:p>
          </table:table-cell>
          <table:table-cell office:value-type="float" office:value="10.05" calcext:value-type="float">
            <text:p>10.05</text:p>
          </table:table-cell>
          <table:table-cell office:value-type="float" office:value="17.53" calcext:value-type="float">
            <text:p>17.53</text:p>
          </table:table-cell>
          <table:table-cell office:value-type="float" office:value="64.41" calcext:value-type="float">
            <text:p>64.41</text:p>
          </table:table-cell>
          <table:table-cell office:value-type="float" office:value="310.8" calcext:value-type="float">
            <text:p>310.8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7326" calcext:value-type="float">
            <text:p>0.07326</text:p>
          </table:table-cell>
          <table:table-cell office:value-type="float" office:value="0.02511" calcext:value-type="float">
            <text:p>0.02511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189" calcext:value-type="float">
            <text:p>0.189</text:p>
          </table:table-cell>
          <table:table-cell office:value-type="float" office:value="0.06331" calcext:value-type="float">
            <text:p>0.06331</text:p>
          </table:table-cell>
          <table:table-cell office:value-type="float" office:value="0.2619" calcext:value-type="float">
            <text:p>0.2619</text:p>
          </table:table-cell>
          <table:table-cell office:value-type="float" office:value="2.015" calcext:value-type="float">
            <text:p>2.015</text:p>
          </table:table-cell>
          <table:table-cell office:value-type="float" office:value="1.778" calcext:value-type="float">
            <text:p>1.778</text:p>
          </table:table-cell>
          <table:table-cell office:value-type="float" office:value="16.85" calcext:value-type="float">
            <text:p>16.85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8043" calcext:value-type="float">
            <text:p>0.00804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2778" calcext:value-type="float">
            <text:p>0.002778</text:p>
          </table:table-cell>
          <table:table-cell office:value-type="float" office:value="11.16" calcext:value-type="float">
            <text:p>11.16</text:p>
          </table:table-cell>
          <table:table-cell office:value-type="float" office:value="26.84" calcext:value-type="float">
            <text:p>26.84</text:p>
          </table:table-cell>
          <table:table-cell office:value-type="float" office:value="71.98" calcext:value-type="float">
            <text:p>71.98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.1402" calcext:value-type="float">
            <text:p>0.140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6499" calcext:value-type="float">
            <text:p>0.06499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07664" calcext:value-type="float">
            <text:p>0.07664</text:p>
          </table:table-cell>
        </table:table-row>
        <table:table-row table:style-name="ro1">
          <table:table-cell office:value-type="float" office:value="89812" calcext:value-type="float">
            <text:p>89812</text:p>
          </table:table-cell>
          <table:table-cell office:value-type="string" calcext:value-type="string">
            <text:p>M</text:p>
          </table:table-cell>
          <table:table-cell office:value-type="float" office:value="23.51" calcext:value-type="float">
            <text:p>23.51</text:p>
          </table:table-cell>
          <table:table-cell office:value-type="float" office:value="24.27" calcext:value-type="float">
            <text:p>24.27</text:p>
          </table:table-cell>
          <table:table-cell office:value-type="float" office:value="155.1" calcext:value-type="float">
            <text:p>155.1</text:p>
          </table:table-cell>
          <table:table-cell office:value-type="float" office:value="1747" calcext:value-type="float">
            <text:p>1747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05506" calcext:value-type="float">
            <text:p>0.05506</text:p>
          </table:table-cell>
          <table:table-cell office:value-type="float" office:value="1.009" calcext:value-type="float">
            <text:p>1.009</text:p>
          </table:table-cell>
          <table:table-cell office:value-type="float" office:value="0.9245" calcext:value-type="float">
            <text:p>0.9245</text:p>
          </table:table-cell>
          <table:table-cell office:value-type="float" office:value="6.462" calcext:value-type="float">
            <text:p>6.462</text:p>
          </table:table-cell>
          <table:table-cell office:value-type="float" office:value="164.1" calcext:value-type="float">
            <text:p>164.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3582" calcext:value-type="float">
            <text:p>0.03582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30.67" calcext:value-type="float">
            <text:p>30.67</text:p>
          </table:table-cell>
          <table:table-cell office:value-type="float" office:value="30.73" calcext:value-type="float">
            <text:p>30.73</text:p>
          </table:table-cell>
          <table:table-cell office:value-type="float" office:value="202.4" calcext:value-type="float">
            <text:p>202.4</text:p>
          </table:table-cell>
          <table:table-cell office:value-type="float" office:value="2906" calcext:value-type="float">
            <text:p>2906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7738" calcext:value-type="float">
            <text:p>0.07738</text:p>
          </table:table-cell>
        </table:table-row>
        <table:table-row table:style-name="ro1">
          <table:table-cell office:value-type="float" office:value="89813" calcext:value-type="float">
            <text:p>89813</text:p>
          </table:table-cell>
          <table:table-cell office:value-type="string" calcext:value-type="string">
            <text:p>B</text:p>
          </table:table-cell>
          <table:table-cell office:value-type="float" office:value="14.42" calcext:value-type="float">
            <text:p>14.42</text:p>
          </table:table-cell>
          <table:table-cell office:value-type="float" office:value="16.54" calcext:value-type="float">
            <text:p>16.54</text:p>
          </table:table-cell>
          <table:table-cell office:value-type="float" office:value="94.15" calcext:value-type="float">
            <text:p>94.15</text:p>
          </table:table-cell>
          <table:table-cell office:value-type="float" office:value="641.2" calcext:value-type="float">
            <text:p>641.2</text:p>
          </table:table-cell>
          <table:table-cell office:value-type="float" office:value="0.09751" calcext:value-type="float">
            <text:p>0.09751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08007" calcext:value-type="float">
            <text:p>0.08007</text:p>
          </table:table-cell>
          <table:table-cell office:value-type="float" office:value="0.04223" calcext:value-type="float">
            <text:p>0.04223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7706" calcext:value-type="float">
            <text:p>0.7706</text:p>
          </table:table-cell>
          <table:table-cell office:value-type="float" office:value="2.677" calcext:value-type="float">
            <text:p>2.677</text:p>
          </table:table-cell>
          <table:table-cell office:value-type="float" office:value="32.14" calcext:value-type="float">
            <text:p>32.14</text:p>
          </table:table-cell>
          <table:table-cell office:value-type="float" office:value="0.004577" calcext:value-type="float">
            <text:p>0.004577</text:p>
          </table:table-cell>
          <table:table-cell office:value-type="float" office:value="0.03053" calcext:value-type="float">
            <text:p>0.03053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03373" calcext:value-type="float">
            <text:p>0.003373</text:p>
          </table:table-cell>
          <table:table-cell office:value-type="float" office:value="16.67" calcext:value-type="float">
            <text:p>16.67</text:p>
          </table:table-cell>
          <table:table-cell office:value-type="float" office:value="21.51" calcext:value-type="float">
            <text:p>21.51</text:p>
          </table:table-cell>
          <table:table-cell office:value-type="float" office:value="111.4" calcext:value-type="float">
            <text:p>111.4</text:p>
          </table:table-cell>
          <table:table-cell office:value-type="float" office:value="862.1" calcext:value-type="float">
            <text:p>862.1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08764" calcext:value-type="float">
            <text:p>0.08764</text:p>
          </table:table-cell>
        </table:table-row>
        <table:table-row table:style-name="ro1">
          <table:table-cell office:value-type="float" office:value="898143" calcext:value-type="float">
            <text:p>898143</text:p>
          </table:table-cell>
          <table:table-cell office:value-type="string" calcext:value-type="string">
            <text:p>B</text:p>
          </table:table-cell>
          <table:table-cell office:value-type="float" office:value="9.606" calcext:value-type="float">
            <text:p>9.606</text:p>
          </table:table-cell>
          <table:table-cell office:value-type="float" office:value="16.84" calcext:value-type="float">
            <text:p>16.84</text:p>
          </table:table-cell>
          <table:table-cell office:value-type="float" office:value="61.64" calcext:value-type="float">
            <text:p>61.64</text:p>
          </table:table-cell>
          <table:table-cell office:value-type="float" office:value="280.5" calcext:value-type="float">
            <text:p>280.5</text:p>
          </table:table-cell>
          <table:table-cell office:value-type="float" office:value="0.08481" calcext:value-type="float">
            <text:p>0.08481</text:p>
          </table:table-cell>
          <table:table-cell office:value-type="float" office:value="0.09228" calcext:value-type="float">
            <text:p>0.09228</text:p>
          </table:table-cell>
          <table:table-cell office:value-type="float" office:value="0.08422" calcext:value-type="float">
            <text:p>0.08422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9429" calcext:value-type="float">
            <text:p>0.9429</text:p>
          </table:table-cell>
          <table:table-cell office:value-type="float" office:value="1.429" calcext:value-type="float">
            <text:p>1.429</text:p>
          </table:table-cell>
          <table:table-cell office:value-type="float" office:value="12.07" calcext:value-type="float">
            <text:p>12.07</text:p>
          </table:table-cell>
          <table:table-cell office:value-type="float" office:value="0.005954" calcext:value-type="float">
            <text:p>0.005954</text:p>
          </table:table-cell>
          <table:table-cell office:value-type="float" office:value="0.03471" calcext:value-type="float">
            <text:p>0.03471</text:p>
          </table:table-cell>
          <table:table-cell office:value-type="float" office:value="0.05028" calcext:value-type="float">
            <text:p>0.05028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10.75" calcext:value-type="float">
            <text:p>10.75</text:p>
          </table:table-cell>
          <table:table-cell office:value-type="float" office:value="23.07" calcext:value-type="float">
            <text:p>23.07</text:p>
          </table:table-cell>
          <table:table-cell office:value-type="float" office:value="71.25" calcext:value-type="float">
            <text:p>71.25</text:p>
          </table:table-cell>
          <table:table-cell office:value-type="float" office:value="353.6" calcext:value-type="float">
            <text:p>353.6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09825" calcext:value-type="float">
            <text:p>0.09825</text:p>
          </table:table-cell>
        </table:table-row>
        <table:table-row table:style-name="ro1">
          <table:table-cell office:value-type="float" office:value="89827" calcext:value-type="float">
            <text:p>89827</text:p>
          </table:table-cell>
          <table:table-cell office:value-type="string" calcext:value-type="string">
            <text:p>B</text:p>
          </table:table-cell>
          <table:table-cell office:value-type="float" office:value="11.06" calcext:value-type="float">
            <text:p>11.06</text:p>
          </table:table-cell>
          <table:table-cell office:value-type="float" office:value="14.96" calcext:value-type="float">
            <text:p>14.96</text:p>
          </table:table-cell>
          <table:table-cell office:value-type="float" office:value="71.49" calcext:value-type="float">
            <text:p>71.49</text:p>
          </table:table-cell>
          <table:table-cell office:value-type="float" office:value="373.9" calcext:value-type="float">
            <text:p>373.9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09097" calcext:value-type="float">
            <text:p>0.09097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0.03341" calcext:value-type="float">
            <text:p>0.03341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06907" calcext:value-type="float">
            <text:p>0.06907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8225" calcext:value-type="float">
            <text:p>0.8225</text:p>
          </table:table-cell>
          <table:table-cell office:value-type="float" office:value="1.355" calcext:value-type="float">
            <text:p>1.355</text:p>
          </table:table-cell>
          <table:table-cell office:value-type="float" office:value="10.8" calcext:value-type="float">
            <text:p>10.8</text:p>
          </table:table-cell>
          <table:table-cell office:value-type="float" office:value="0.007416" calcext:value-type="float">
            <text:p>0.007416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02917" calcext:value-type="float">
            <text:p>0.002917</text:p>
          </table:table-cell>
          <table:table-cell office:value-type="float" office:value="11.92" calcext:value-type="float">
            <text:p>11.92</text:p>
          </table:table-cell>
          <table:table-cell office:value-type="float" office:value="19.9" calcext:value-type="float">
            <text:p>19.9</text:p>
          </table:table-cell>
          <table:table-cell office:value-type="float" office:value="79.76" calcext:value-type="float">
            <text:p>79.76</text:p>
          </table:table-cell>
          <table:table-cell office:value-type="float" office:value="440" calcext:value-type="float">
            <text:p>440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0908" calcext:value-type="float">
            <text:p>0.0908</text:p>
          </table:table-cell>
        </table:table-row>
        <table:table-row table:style-name="ro1">
          <table:table-cell office:value-type="float" office:value="898431" calcext:value-type="float">
            <text:p>898431</text:p>
          </table:table-cell>
          <table:table-cell office:value-type="string" calcext:value-type="string">
            <text:p>M</text:p>
          </table:table-cell>
          <table:table-cell office:value-type="float" office:value="19.68" calcext:value-type="float">
            <text:p>19.68</text:p>
          </table:table-cell>
          <table:table-cell office:value-type="float" office:value="21.68" calcext:value-type="float">
            <text:p>21.68</text:p>
          </table:table-cell>
          <table:table-cell office:value-type="float" office:value="129.9" calcext:value-type="float">
            <text:p>129.9</text:p>
          </table:table-cell>
          <table:table-cell office:value-type="float" office:value="1194" calcext:value-type="float">
            <text:p>1194</text:p>
          </table:table-cell>
          <table:table-cell office:value-type="float" office:value="0.09797" calcext:value-type="float">
            <text:p>0.09797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6226" calcext:value-type="float">
            <text:p>0.6226</text:p>
          </table:table-cell>
          <table:table-cell office:value-type="float" office:value="2.284" calcext:value-type="float">
            <text:p>2.284</text:p>
          </table:table-cell>
          <table:table-cell office:value-type="float" office:value="5.173" calcext:value-type="float">
            <text:p>5.173</text:p>
          </table:table-cell>
          <table:table-cell office:value-type="float" office:value="67.66" calcext:value-type="float">
            <text:p>67.66</text:p>
          </table:table-cell>
          <table:table-cell office:value-type="float" office:value="0.004756" calcext:value-type="float">
            <text:p>0.004756</text:p>
          </table:table-cell>
          <table:table-cell office:value-type="float" office:value="0.03368" calcext:value-type="float">
            <text:p>0.03368</text:p>
          </table:table-cell>
          <table:table-cell office:value-type="float" office:value="0.04345" calcext:value-type="float">
            <text:p>0.04345</text:p>
          </table:table-cell>
          <table:table-cell office:value-type="float" office:value="0.01806" calcext:value-type="float">
            <text:p>0.01806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003288" calcext:value-type="float">
            <text:p>0.003288</text:p>
          </table:table-cell>
          <table:table-cell office:value-type="float" office:value="22.75" calcext:value-type="float">
            <text:p>22.75</text:p>
          </table:table-cell>
          <table:table-cell office:value-type="float" office:value="34.66" calcext:value-type="float">
            <text:p>34.66</text:p>
          </table:table-cell>
          <table:table-cell office:value-type="float" office:value="157.6" calcext:value-type="float">
            <text:p>157.6</text:p>
          </table:table-cell>
          <table:table-cell office:value-type="float" office:value="1540" calcext:value-type="float">
            <text:p>1540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3458" calcext:value-type="float">
            <text:p>0.3458</text:p>
          </table:table-cell>
          <table:table-cell office:value-type="float" office:value="0.4734" calcext:value-type="float">
            <text:p>0.4734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07918" calcext:value-type="float">
            <text:p>0.07918</text:p>
          </table:table-cell>
        </table:table-row>
        <table:table-row table:style-name="ro1">
          <table:table-cell office:value-type="float" office:value="89864002" calcext:value-type="float">
            <text:p>89864002</text:p>
          </table:table-cell>
          <table:table-cell office:value-type="string" calcext:value-type="string">
            <text:p>B</text:p>
          </table:table-cell>
          <table:table-cell office:value-type="float" office:value="11.71" calcext:value-type="float">
            <text:p>11.71</text:p>
          </table:table-cell>
          <table:table-cell office:value-type="float" office:value="15.45" calcext:value-type="float">
            <text:p>15.45</text:p>
          </table:table-cell>
          <table:table-cell office:value-type="float" office:value="75.03" calcext:value-type="float">
            <text:p>75.03</text:p>
          </table:table-cell>
          <table:table-cell office:value-type="float" office:value="420.3" calcext:value-type="float">
            <text:p>420.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281" calcext:value-type="float">
            <text:p>0.07281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7395" calcext:value-type="float">
            <text:p>0.7395</text:p>
          </table:table-cell>
          <table:table-cell office:value-type="float" office:value="2.355" calcext:value-type="float">
            <text:p>2.355</text:p>
          </table:table-cell>
          <table:table-cell office:value-type="float" office:value="24.53" calcext:value-type="float">
            <text:p>24.53</text:p>
          </table:table-cell>
          <table:table-cell office:value-type="float" office:value="0.009536" calcext:value-type="float">
            <text:p>0.009536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.0031" calcext:value-type="float">
            <text:p>0.0031</text:p>
          </table:table-cell>
          <table:table-cell office:value-type="float" office:value="13.06" calcext:value-type="float">
            <text:p>13.06</text:p>
          </table:table-cell>
          <table:table-cell office:value-type="float" office:value="18.16" calcext:value-type="float">
            <text:p>18.16</text:p>
          </table:table-cell>
          <table:table-cell office:value-type="float" office:value="84.16" calcext:value-type="float">
            <text:p>84.16</text:p>
          </table:table-cell>
          <table:table-cell office:value-type="float" office:value="516.4" calcext:value-type="float">
            <text:p>516.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7864" calcext:value-type="float">
            <text:p>0.07864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07806" calcext:value-type="float">
            <text:p>0.07806</text:p>
          </table:table-cell>
        </table:table-row>
        <table:table-row table:style-name="ro1">
          <table:table-cell office:value-type="float" office:value="898677" calcext:value-type="float">
            <text:p>898677</text:p>
          </table:table-cell>
          <table:table-cell office:value-type="string" calcext:value-type="string">
            <text:p>B</text:p>
          </table:table-cell>
          <table:table-cell office:value-type="float" office:value="10.26" calcext:value-type="float">
            <text:p>10.26</text:p>
          </table:table-cell>
          <table:table-cell office:value-type="float" office:value="14.71" calcext:value-type="float">
            <text:p>14.71</text:p>
          </table:table-cell>
          <table:table-cell office:value-type="float" office:value="66.2" calcext:value-type="float">
            <text:p>66.2</text:p>
          </table:table-cell>
          <table:table-cell office:value-type="float" office:value="321.6" calcext:value-type="float">
            <text:p>321.6</text:p>
          </table:table-cell>
          <table:table-cell office:value-type="float" office:value="0.09882" calcext:value-type="float">
            <text:p>0.09882</text:p>
          </table:table-cell>
          <table:table-cell office:value-type="float" office:value="0.09159" calcext:value-type="float">
            <text:p>0.09159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0.02037" calcext:value-type="float">
            <text:p>0.02037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338" calcext:value-type="float">
            <text:p>0.338</text:p>
          </table:table-cell>
          <table:table-cell office:value-type="float" office:value="2.509" calcext:value-type="float">
            <text:p>2.509</text:p>
          </table:table-cell>
          <table:table-cell office:value-type="float" office:value="2.394" calcext:value-type="float">
            <text:p>2.394</text:p>
          </table:table-cell>
          <table:table-cell office:value-type="float" office:value="19.33" calcext:value-type="float">
            <text:p>19.33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4671" calcext:value-type="float">
            <text:p>0.04671</text:p>
          </table:table-cell>
          <table:table-cell office:value-type="float" office:value="0.02611" calcext:value-type="float">
            <text:p>0.02611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3675" calcext:value-type="float">
            <text:p>0.03675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0.88" calcext:value-type="float">
            <text:p>10.88</text:p>
          </table:table-cell>
          <table:table-cell office:value-type="float" office:value="19.48" calcext:value-type="float">
            <text:p>19.48</text:p>
          </table:table-cell>
          <table:table-cell office:value-type="float" office:value="70.89" calcext:value-type="float">
            <text:p>70.89</text:p>
          </table:table-cell>
          <table:table-cell office:value-type="float" office:value="357.1" calcext:value-type="float">
            <text:p>357.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07162" calcext:value-type="float">
            <text:p>0.07162</text:p>
          </table:table-cell>
          <table:table-cell office:value-type="float" office:value="0.04074" calcext:value-type="float">
            <text:p>0.04074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08488" calcext:value-type="float">
            <text:p>0.08488</text:p>
          </table:table-cell>
        </table:table-row>
        <table:table-row table:style-name="ro1">
          <table:table-cell office:value-type="float" office:value="898678" calcext:value-type="float">
            <text:p>898678</text:p>
          </table:table-cell>
          <table:table-cell office:value-type="string" calcext:value-type="string">
            <text:p>B</text:p>
          </table:table-cell>
          <table:table-cell office:value-type="float" office:value="12.06" calcext:value-type="float">
            <text:p>12.06</text:p>
          </table:table-cell>
          <table:table-cell office:value-type="float" office:value="18.9" calcext:value-type="float">
            <text:p>18.9</text:p>
          </table:table-cell>
          <table:table-cell office:value-type="float" office:value="76.66" calcext:value-type="float">
            <text:p>76.66</text:p>
          </table:table-cell>
          <table:table-cell office:value-type="float" office:value="445.3" calcext:value-type="float">
            <text:p>445.3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05794" calcext:value-type="float">
            <text:p>0.05794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08488" calcext:value-type="float">
            <text:p>0.008488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243" calcext:value-type="float">
            <text:p>0.243</text:p>
          </table:table-cell>
          <table:table-cell office:value-type="float" office:value="1.152" calcext:value-type="float">
            <text:p>1.152</text:p>
          </table:table-cell>
          <table:table-cell office:value-type="float" office:value="1.559" calcext:value-type="float">
            <text:p>1.559</text:p>
          </table:table-cell>
          <table:table-cell office:value-type="float" office:value="18.02" calcext:value-type="float">
            <text:p>18.02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13.64" calcext:value-type="float">
            <text:p>13.64</text:p>
          </table:table-cell>
          <table:table-cell office:value-type="float" office:value="27.06" calcext:value-type="float">
            <text:p>27.06</text:p>
          </table:table-cell>
          <table:table-cell office:value-type="float" office:value="86.54" calcext:value-type="float">
            <text:p>86.54</text:p>
          </table:table-cell>
          <table:table-cell office:value-type="float" office:value="562.6" calcext:value-type="float">
            <text:p>562.6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288" calcext:value-type="float">
            <text:p>0.288</text:p>
          </table:table-cell>
          <table:table-cell office:value-type="float" office:value="0.08083" calcext:value-type="float">
            <text:p>0.08083</text:p>
          </table:table-cell>
        </table:table-row>
        <table:table-row table:style-name="ro1">
          <table:table-cell office:value-type="float" office:value="89869" calcext:value-type="float">
            <text:p>89869</text:p>
          </table:table-cell>
          <table:table-cell office:value-type="string" calcext:value-type="string">
            <text:p>B</text:p>
          </table:table-cell>
          <table:table-cell office:value-type="float" office:value="14.76" calcext:value-type="float">
            <text:p>14.76</text:p>
          </table:table-cell>
          <table:table-cell office:value-type="float" office:value="14.74" calcext:value-type="float">
            <text:p>14.74</text:p>
          </table:table-cell>
          <table:table-cell office:value-type="float" office:value="94.87" calcext:value-type="float">
            <text:p>94.87</text:p>
          </table:table-cell>
          <table:table-cell office:value-type="float" office:value="668.7" calcext:value-type="float">
            <text:p>668.7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4608" calcext:value-type="float">
            <text:p>0.04608</text:p>
          </table:table-cell>
          <table:table-cell office:value-type="float" office:value="0.03528" calcext:value-type="float">
            <text:p>0.03528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05912" calcext:value-type="float">
            <text:p>0.05912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3981" calcext:value-type="float">
            <text:p>0.3981</text:p>
          </table:table-cell>
          <table:table-cell office:value-type="float" office:value="2.537" calcext:value-type="float">
            <text:p>2.537</text:p>
          </table:table-cell>
          <table:table-cell office:value-type="float" office:value="29.06" calcext:value-type="float">
            <text:p>29.06</text:p>
          </table:table-cell>
          <table:table-cell office:value-type="float" office:value="0.004732" calcext:value-type="float">
            <text:p>0.004732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163" calcext:value-type="float">
            <text:p>0.02163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17.27" calcext:value-type="float">
            <text:p>17.27</text:p>
          </table:table-cell>
          <table:table-cell office:value-type="float" office:value="17.93" calcext:value-type="float">
            <text:p>17.93</text:p>
          </table:table-cell>
          <table:table-cell office:value-type="float" office:value="114.2" calcext:value-type="float">
            <text:p>114.2</text:p>
          </table:table-cell>
          <table:table-cell office:value-type="float" office:value="880.8" calcext:value-type="float">
            <text:p>880.8</text:p>
          </table:table-cell>
          <table:table-cell office:value-type="float" office:value="0.122" calcext:value-type="float">
            <text:p>0.122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08187" calcext:value-type="float">
            <text:p>0.08187</text:p>
          </table:table-cell>
        </table:table-row>
        <table:table-row table:style-name="ro1">
          <table:table-cell office:value-type="float" office:value="898690" calcext:value-type="float">
            <text:p>898690</text:p>
          </table:table-cell>
          <table:table-cell office:value-type="string" calcext:value-type="string">
            <text:p>B</text:p>
          </table:table-cell>
          <table:table-cell office:value-type="float" office:value="11.47" calcext:value-type="float">
            <text:p>11.47</text:p>
          </table:table-cell>
          <table:table-cell office:value-type="float" office:value="16.03" calcext:value-type="float">
            <text:p>16.03</text:p>
          </table:table-cell>
          <table:table-cell office:value-type="float" office:value="73.02" calcext:value-type="float">
            <text:p>73.02</text:p>
          </table:table-cell>
          <table:table-cell office:value-type="float" office:value="402.7" calcext:value-type="float">
            <text:p>402.7</text:p>
          </table:table-cell>
          <table:table-cell office:value-type="float" office:value="0.09076" calcext:value-type="float">
            <text:p>0.09076</text:p>
          </table:table-cell>
          <table:table-cell office:value-type="float" office:value="0.05886" calcext:value-type="float">
            <text:p>0.05886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06372" calcext:value-type="float">
            <text:p>0.06372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7615" calcext:value-type="float">
            <text:p>0.7615</text:p>
          </table:table-cell>
          <table:table-cell office:value-type="float" office:value="1.09" calcext:value-type="float">
            <text:p>1.09</text:p>
          </table:table-cell>
          <table:table-cell office:value-type="float" office:value="12.25" calcext:value-type="float">
            <text:p>12.25</text:p>
          </table:table-cell>
          <table:table-cell office:value-type="float" office:value="0.009191" calcext:value-type="float">
            <text:p>0.009191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6315" calcext:value-type="float">
            <text:p>0.006315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12.51" calcext:value-type="float">
            <text:p>12.51</text:p>
          </table:table-cell>
          <table:table-cell office:value-type="float" office:value="20.79" calcext:value-type="float">
            <text:p>20.79</text:p>
          </table:table-cell>
          <table:table-cell office:value-type="float" office:value="79.67" calcext:value-type="float">
            <text:p>79.67</text:p>
          </table:table-cell>
          <table:table-cell office:value-type="float" office:value="475.8" calcext:value-type="float">
            <text:p>475.8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823" calcext:value-type="float">
            <text:p>0.09823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08763" calcext:value-type="float">
            <text:p>0.08763</text:p>
          </table:table-cell>
        </table:table-row>
        <table:table-row table:style-name="ro1">
          <table:table-cell office:value-type="float" office:value="899147" calcext:value-type="float">
            <text:p>899147</text:p>
          </table:table-cell>
          <table:table-cell office:value-type="string" calcext:value-type="string">
            <text:p>B</text:p>
          </table:table-cell>
          <table:table-cell office:value-type="float" office:value="11.95" calcext:value-type="float">
            <text:p>11.95</text:p>
          </table:table-cell>
          <table:table-cell office:value-type="float" office:value="14.96" calcext:value-type="float">
            <text:p>14.96</text:p>
          </table:table-cell>
          <table:table-cell office:value-type="float" office:value="77.23" calcext:value-type="float">
            <text:p>77.23</text:p>
          </table:table-cell>
          <table:table-cell office:value-type="float" office:value="426.7" calcext:value-type="float">
            <text:p>426.7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06581" calcext:value-type="float">
            <text:p>0.06581</text:p>
          </table:table-cell>
          <table:table-cell office:value-type="float" office:value="0.361" calcext:value-type="float">
            <text:p>0.361</text:p>
          </table:table-cell>
          <table:table-cell office:value-type="float" office:value="1.05" calcext:value-type="float">
            <text:p>1.05</text:p>
          </table:table-cell>
          <table:table-cell office:value-type="float" office:value="2.455" calcext:value-type="float">
            <text:p>2.455</text:p>
          </table:table-cell>
          <table:table-cell office:value-type="float" office:value="26.65" calcext:value-type="float">
            <text:p>26.6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07816" calcext:value-type="float">
            <text:p>0.007816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2734" calcext:value-type="float">
            <text:p>0.02734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12.81" calcext:value-type="float">
            <text:p>12.81</text:p>
          </table:table-cell>
          <table:table-cell office:value-type="float" office:value="17.72" calcext:value-type="float">
            <text:p>17.72</text:p>
          </table:table-cell>
          <table:table-cell office:value-type="float" office:value="83.09" calcext:value-type="float">
            <text:p>83.09</text:p>
          </table:table-cell>
          <table:table-cell office:value-type="float" office:value="496.2" calcext:value-type="float">
            <text:p>496.2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4766" calcext:value-type="float">
            <text:p>0.04766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0759" calcext:value-type="float">
            <text:p>0.0759</text:p>
          </table:table-cell>
        </table:table-row>
        <table:table-row table:style-name="ro1">
          <table:table-cell office:value-type="float" office:value="899187" calcext:value-type="float">
            <text:p>899187</text:p>
          </table:table-cell>
          <table:table-cell office:value-type="string" calcext:value-type="string">
            <text:p>B</text:p>
          </table:table-cell>
          <table:table-cell office:value-type="float" office:value="11.66" calcext:value-type="float">
            <text:p>11.66</text:p>
          </table:table-cell>
          <table:table-cell office:value-type="float" office:value="17.07" calcext:value-type="float">
            <text:p>17.07</text:p>
          </table:table-cell>
          <table:table-cell office:value-type="float" office:value="73.7" calcext:value-type="float">
            <text:p>73.7</text:p>
          </table:table-cell>
          <table:table-cell office:value-type="float" office:value="421" calcext:value-type="float">
            <text:p>421</text:p>
          </table:table-cell>
          <table:table-cell office:value-type="float" office:value="0.07561" calcext:value-type="float">
            <text:p>0.0756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08306" calcext:value-type="float">
            <text:p>0.008306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05731" calcext:value-type="float">
            <text:p>0.05731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6724" calcext:value-type="float">
            <text:p>0.6724</text:p>
          </table:table-cell>
          <table:table-cell office:value-type="float" office:value="2.225" calcext:value-type="float">
            <text:p>2.225</text:p>
          </table:table-cell>
          <table:table-cell office:value-type="float" office:value="26.03" calcext:value-type="float">
            <text:p>26.03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0.006991" calcext:value-type="float">
            <text:p>0.006991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02216" calcext:value-type="float">
            <text:p>0.02216</text:p>
          </table:table-cell>
          <table:table-cell office:value-type="float" office:value="0.002668" calcext:value-type="float">
            <text:p>0.002668</text:p>
          </table:table-cell>
          <table:table-cell office:value-type="float" office:value="13.28" calcext:value-type="float">
            <text:p>13.28</text:p>
          </table:table-cell>
          <table:table-cell office:value-type="float" office:value="19.74" calcext:value-type="float">
            <text:p>19.74</text:p>
          </table:table-cell>
          <table:table-cell office:value-type="float" office:value="83.61" calcext:value-type="float">
            <text:p>83.61</text:p>
          </table:table-cell>
          <table:table-cell office:value-type="float" office:value="542.5" calcext:value-type="float">
            <text:p>542.5</text:p>
          </table:table-cell>
          <table:table-cell office:value-type="float" office:value="0.09958" calcext:value-type="float">
            <text:p>0.09958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4262" calcext:value-type="float">
            <text:p>0.04262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06825" calcext:value-type="float">
            <text:p>0.06825</text:p>
          </table:table-cell>
        </table:table-row>
        <table:table-row table:style-name="ro1">
          <table:table-cell office:value-type="float" office:value="899667" calcext:value-type="float">
            <text:p>899667</text:p>
          </table:table-cell>
          <table:table-cell office:value-type="string" calcext:value-type="string">
            <text:p>M</text:p>
          </table:table-cell>
          <table:table-cell office:value-type="float" office:value="15.75" calcext:value-type="float">
            <text:p>15.75</text:p>
          </table:table-cell>
          <table:table-cell office:value-type="float" office:value="19.22" calcext:value-type="float">
            <text:p>19.22</text:p>
          </table:table-cell>
          <table:table-cell office:value-type="float" office:value="107.1" calcext:value-type="float">
            <text:p>107.1</text:p>
          </table:table-cell>
          <table:table-cell office:value-type="float" office:value="758.6" calcext:value-type="float">
            <text:p>758.6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7603" calcext:value-type="float">
            <text:p>0.07603</text:p>
          </table:table-cell>
          <table:table-cell office:value-type="float" office:value="0.5204" calcext:value-type="float">
            <text:p>0.5204</text:p>
          </table:table-cell>
          <table:table-cell office:value-type="float" office:value="1.324" calcext:value-type="float">
            <text:p>1.324</text:p>
          </table:table-cell>
          <table:table-cell office:value-type="float" office:value="3.477" calcext:value-type="float">
            <text:p>3.477</text:p>
          </table:table-cell>
          <table:table-cell office:value-type="float" office:value="51.22" calcext:value-type="float">
            <text:p>51.22</text:p>
          </table:table-cell>
          <table:table-cell office:value-type="float" office:value="0.009329" calcext:value-type="float">
            <text:p>0.009329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9953" calcext:value-type="float">
            <text:p>0.09953</text:p>
          </table:table-cell>
          <table:table-cell office:value-type="float" office:value="0.02283" calcext:value-type="float">
            <text:p>0.02283</text:p>
          </table:table-cell>
          <table:table-cell office:value-type="float" office:value="0.05543" calcext:value-type="float">
            <text:p>0.05543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17.36" calcext:value-type="float">
            <text:p>17.36</text:p>
          </table:table-cell>
          <table:table-cell office:value-type="float" office:value="24.17" calcext:value-type="float">
            <text:p>24.17</text:p>
          </table:table-cell>
          <table:table-cell office:value-type="float" office:value="119.4" calcext:value-type="float">
            <text:p>119.4</text:p>
          </table:table-cell>
          <table:table-cell office:value-type="float" office:value="915.3" calcext:value-type="float">
            <text:p>915.3</text:p>
          </table:table-cell>
          <table:table-cell office:value-type="float" office:value="0.155" calcext:value-type="float">
            <text:p>0.155</text:p>
          </table:table-cell>
          <table:table-cell office:value-type="float" office:value="0.5046" calcext:value-type="float">
            <text:p>0.5046</text:p>
          </table:table-cell>
          <table:table-cell office:value-type="float" office:value="0.6872" calcext:value-type="float">
            <text:p>0.687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899987" calcext:value-type="float">
            <text:p>899987</text:p>
          </table:table-cell>
          <table:table-cell office:value-type="string" calcext:value-type="string">
            <text:p>M</text:p>
          </table:table-cell>
          <table:table-cell office:value-type="float" office:value="25.73" calcext:value-type="float">
            <text:p>25.73</text:p>
          </table:table-cell>
          <table:table-cell office:value-type="float" office:value="17.46" calcext:value-type="float">
            <text:p>17.46</text:p>
          </table:table-cell>
          <table:table-cell office:value-type="float" office:value="174.2" calcext:value-type="float">
            <text:p>174.2</text:p>
          </table:table-cell>
          <table:table-cell office:value-type="float" office:value="2010" calcext:value-type="float">
            <text:p>2010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8509" calcext:value-type="float">
            <text:p>0.8509</text:p>
          </table:table-cell>
          <table:table-cell office:value-type="float" office:value="7.222" calcext:value-type="float">
            <text:p>7.222</text:p>
          </table:table-cell>
          <table:table-cell office:value-type="float" office:value="153.1" calcext:value-type="float">
            <text:p>153.1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.04243" calcext:value-type="float">
            <text:p>0.04243</text:p>
          </table:table-cell>
          <table:table-cell office:value-type="float" office:value="0.04266" calcext:value-type="float">
            <text:p>0.04266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33.13" calcext:value-type="float">
            <text:p>33.13</text:p>
          </table:table-cell>
          <table:table-cell office:value-type="float" office:value="23.58" calcext:value-type="float">
            <text:p>23.58</text:p>
          </table:table-cell>
          <table:table-cell office:value-type="float" office:value="229.3" calcext:value-type="float">
            <text:p>229.3</text:p>
          </table:table-cell>
          <table:table-cell office:value-type="float" office:value="3234" calcext:value-type="float">
            <text:p>3234</text:p>
          </table:table-cell>
          <table:table-cell office:value-type="float" office:value="0.153" calcext:value-type="float">
            <text:p>0.153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69" calcext:value-type="float">
            <text:p>0.369</text:p>
          </table:table-cell>
          <table:table-cell office:value-type="float" office:value="0.08815" calcext:value-type="float">
            <text:p>0.08815</text:p>
          </table:table-cell>
        </table:table-row>
        <table:table-row table:style-name="ro1">
          <table:table-cell office:value-type="float" office:value="9010018" calcext:value-type="float">
            <text:p>9010018</text:p>
          </table:table-cell>
          <table:table-cell office:value-type="string" calcext:value-type="string">
            <text:p>M</text:p>
          </table:table-cell>
          <table:table-cell office:value-type="float" office:value="15.08" calcext:value-type="float">
            <text:p>15.08</text:p>
          </table:table-cell>
          <table:table-cell office:value-type="float" office:value="25.74" calcext:value-type="float">
            <text:p>25.74</text:p>
          </table:table-cell>
          <table:table-cell office:value-type="float" office:value="98" calcext:value-type="float">
            <text:p>98</text:p>
          </table:table-cell>
          <table:table-cell office:value-type="float" office:value="716.6" calcext:value-type="float">
            <text:p>716.6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9769" calcext:value-type="float">
            <text:p>0.09769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6534" calcext:value-type="float">
            <text:p>0.6534</text:p>
          </table:table-cell>
          <table:table-cell office:value-type="float" office:value="1.506" calcext:value-type="float">
            <text:p>1.506</text:p>
          </table:table-cell>
          <table:table-cell office:value-type="float" office:value="4.174" calcext:value-type="float">
            <text:p>4.174</text:p>
          </table:table-cell>
          <table:table-cell office:value-type="float" office:value="63.37" calcext:value-type="float">
            <text:p>63.37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2431" calcext:value-type="float">
            <text:p>0.02431</text:p>
          </table:table-cell>
          <table:table-cell office:value-type="float" office:value="0.04912" calcext:value-type="float">
            <text:p>0.04912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18.51" calcext:value-type="float">
            <text:p>18.51</text:p>
          </table:table-cell>
          <table:table-cell office:value-type="float" office:value="33.22" calcext:value-type="float">
            <text:p>33.22</text:p>
          </table:table-cell>
          <table:table-cell office:value-type="float" office:value="121.2" calcext:value-type="float">
            <text:p>121.2</text:p>
          </table:table-cell>
          <table:table-cell office:value-type="float" office:value="1050" calcext:value-type="float">
            <text:p>10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09438" calcext:value-type="float">
            <text:p>0.09438</text:p>
          </table:table-cell>
        </table:table-row>
        <table:table-row table:style-name="ro1">
          <table:table-cell office:value-type="float" office:value="901011" calcext:value-type="float">
            <text:p>901011</text:p>
          </table:table-cell>
          <table:table-cell office:value-type="string" calcext:value-type="string">
            <text:p>B</text:p>
          </table:table-cell>
          <table:table-cell office:value-type="float" office:value="11.14" calcext:value-type="float">
            <text:p>11.14</text:p>
          </table:table-cell>
          <table:table-cell office:value-type="float" office:value="14.07" calcext:value-type="float">
            <text:p>14.07</text:p>
          </table:table-cell>
          <table:table-cell office:value-type="float" office:value="71.24" calcext:value-type="float">
            <text:p>71.24</text:p>
          </table:table-cell>
          <table:table-cell office:value-type="float" office:value="384.6" calcext:value-type="float">
            <text:p>384.6</text:p>
          </table:table-cell>
          <table:table-cell office:value-type="float" office:value="0.07274" calcext:value-type="float">
            <text:p>0.07274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4505" calcext:value-type="float">
            <text:p>0.04505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6083" calcext:value-type="float">
            <text:p>0.06083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8092" calcext:value-type="float">
            <text:p>0.8092</text:p>
          </table:table-cell>
          <table:table-cell office:value-type="float" office:value="3.33" calcext:value-type="float">
            <text:p>3.33</text:p>
          </table:table-cell>
          <table:table-cell office:value-type="float" office:value="28.84" calcext:value-type="float">
            <text:p>28.84</text:p>
          </table:table-cell>
          <table:table-cell office:value-type="float" office:value="0.005541" calcext:value-type="float">
            <text:p>0.005541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4505" calcext:value-type="float">
            <text:p>0.04505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04831" calcext:value-type="float">
            <text:p>0.004831</text:p>
          </table:table-cell>
          <table:table-cell office:value-type="float" office:value="12.12" calcext:value-type="float">
            <text:p>12.12</text:p>
          </table:table-cell>
          <table:table-cell office:value-type="float" office:value="15.82" calcext:value-type="float">
            <text:p>15.82</text:p>
          </table:table-cell>
          <table:table-cell office:value-type="float" office:value="79.62" calcext:value-type="float">
            <text:p>79.62</text:p>
          </table:table-cell>
          <table:table-cell office:value-type="float" office:value="453.5" calcext:value-type="float">
            <text:p>453.5</text:p>
          </table:table-cell>
          <table:table-cell office:value-type="float" office:value="0.08864" calcext:value-type="float">
            <text:p>0.08864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07018" calcext:value-type="float">
            <text:p>0.07018</text:p>
          </table:table-cell>
        </table:table-row>
        <table:table-row table:style-name="ro1">
          <table:table-cell office:value-type="float" office:value="9010258" calcext:value-type="float">
            <text:p>9010258</text:p>
          </table:table-cell>
          <table:table-cell office:value-type="string" calcext:value-type="string">
            <text:p>B</text:p>
          </table:table-cell>
          <table:table-cell office:value-type="float" office:value="12.56" calcext:value-type="float">
            <text:p>12.56</text:p>
          </table:table-cell>
          <table:table-cell office:value-type="float" office:value="19.07" calcext:value-type="float">
            <text:p>19.07</text:p>
          </table:table-cell>
          <table:table-cell office:value-type="float" office:value="81.92" calcext:value-type="float">
            <text:p>81.92</text:p>
          </table:table-cell>
          <table:table-cell office:value-type="float" office:value="485.8" calcext:value-type="float">
            <text:p>485.8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4391" calcext:value-type="float">
            <text:p>0.04391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3602" calcext:value-type="float">
            <text:p>0.3602</text:p>
          </table:table-cell>
          <table:table-cell office:value-type="float" office:value="1.478" calcext:value-type="float">
            <text:p>1.478</text:p>
          </table:table-cell>
          <table:table-cell office:value-type="float" office:value="3.212" calcext:value-type="float">
            <text:p>3.212</text:p>
          </table:table-cell>
          <table:table-cell office:value-type="float" office:value="27.49" calcext:value-type="float">
            <text:p>27.49</text:p>
          </table:table-cell>
          <table:table-cell office:value-type="float" office:value="0.009853" calcext:value-type="float">
            <text:p>0.009853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6271" calcext:value-type="float">
            <text:p>0.06271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13.37" calcext:value-type="float">
            <text:p>13.37</text:p>
          </table:table-cell>
          <table:table-cell office:value-type="float" office:value="22.43" calcext:value-type="float">
            <text:p>22.43</text:p>
          </table:table-cell>
          <table:table-cell office:value-type="float" office:value="89.02" calcext:value-type="float">
            <text:p>89.02</text:p>
          </table:table-cell>
          <table:table-cell office:value-type="float" office:value="547.4" calcext:value-type="float">
            <text:p>547.4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09265" calcext:value-type="float">
            <text:p>0.0926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07188" calcext:value-type="float">
            <text:p>0.07188</text:p>
          </table:table-cell>
        </table:table-row>
        <table:table-row table:style-name="ro1">
          <table:table-cell office:value-type="float" office:value="9010259" calcext:value-type="float">
            <text:p>9010259</text:p>
          </table:table-cell>
          <table:table-cell office:value-type="string" calcext:value-type="string">
            <text:p>B</text:p>
          </table:table-cell>
          <table:table-cell office:value-type="float" office:value="13.05" calcext:value-type="float">
            <text:p>13.05</text:p>
          </table:table-cell>
          <table:table-cell office:value-type="float" office:value="18.59" calcext:value-type="float">
            <text:p>18.59</text:p>
          </table:table-cell>
          <table:table-cell office:value-type="float" office:value="85.09" calcext:value-type="float">
            <text:p>85.09</text:p>
          </table:table-cell>
          <table:table-cell office:value-type="float" office:value="512" calcext:value-type="float">
            <text:p>512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9603" calcext:value-type="float">
            <text:p>0.09603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06501" calcext:value-type="float">
            <text:p>0.06501</text:p>
          </table:table-cell>
          <table:table-cell office:value-type="float" office:value="0.3106" calcext:value-type="float">
            <text:p>0.3106</text:p>
          </table:table-cell>
          <table:table-cell office:value-type="float" office:value="1.51" calcext:value-type="float">
            <text:p>1.51</text:p>
          </table:table-cell>
          <table:table-cell office:value-type="float" office:value="2.59" calcext:value-type="float">
            <text:p>2.59</text:p>
          </table:table-cell>
          <table:table-cell office:value-type="float" office:value="21.57" calcext:value-type="float">
            <text:p>21.5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03932" calcext:value-type="float">
            <text:p>0.03932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14.19" calcext:value-type="float">
            <text:p>14.19</text:p>
          </table:table-cell>
          <table:table-cell office:value-type="float" office:value="24.85" calcext:value-type="float">
            <text:p>24.85</text:p>
          </table:table-cell>
          <table:table-cell office:value-type="float" office:value="94.22" calcext:value-type="float">
            <text:p>94.22</text:p>
          </table:table-cell>
          <table:table-cell office:value-type="float" office:value="591.2" calcext:value-type="float">
            <text:p>591.2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08317" calcext:value-type="float">
            <text:p>0.08317</text:p>
          </table:table-cell>
        </table:table-row>
        <table:table-row table:style-name="ro1">
          <table:table-cell office:value-type="float" office:value="901028" calcext:value-type="float">
            <text:p>901028</text:p>
          </table:table-cell>
          <table:table-cell office:value-type="string" calcext:value-type="string">
            <text:p>B</text:p>
          </table:table-cell>
          <table:table-cell office:value-type="float" office:value="13.87" calcext:value-type="float">
            <text:p>13.87</text:p>
          </table:table-cell>
          <table:table-cell office:value-type="float" office:value="16.21" calcext:value-type="float">
            <text:p>16.21</text:p>
          </table:table-cell>
          <table:table-cell office:value-type="float" office:value="88.52" calcext:value-type="float">
            <text:p>88.52</text:p>
          </table:table-cell>
          <table:table-cell office:value-type="float" office:value="593.7" calcext:value-type="float">
            <text:p>593.7</text:p>
          </table:table-cell>
          <table:table-cell office:value-type="float" office:value="0.08743" calcext:value-type="float">
            <text:p>0.08743</text:p>
          </table:table-cell>
          <table:table-cell office:value-type="float" office:value="0.05492" calcext:value-type="float">
            <text:p>0.05492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5883" calcext:value-type="float">
            <text:p>0.05883</text:p>
          </table:table-cell>
          <table:table-cell office:value-type="float" office:value="0.2543" calcext:value-type="float">
            <text:p>0.2543</text:p>
          </table:table-cell>
          <table:table-cell office:value-type="float" office:value="1.363" calcext:value-type="float">
            <text:p>1.363</text:p>
          </table:table-cell>
          <table:table-cell office:value-type="float" office:value="1.737" calcext:value-type="float">
            <text:p>1.737</text:p>
          </table:table-cell>
          <table:table-cell office:value-type="float" office:value="20.74" calcext:value-type="float">
            <text:p>20.74</text:p>
          </table:table-cell>
          <table:table-cell office:value-type="float" office:value="0.005638" calcext:value-type="float">
            <text:p>0.005638</text:p>
          </table:table-cell>
          <table:table-cell office:value-type="float" office:value="0.007939" calcext:value-type="float">
            <text:p>0.007939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0.006042" calcext:value-type="float">
            <text:p>0.006042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15.11" calcext:value-type="float">
            <text:p>15.11</text:p>
          </table:table-cell>
          <table:table-cell office:value-type="float" office:value="25.58" calcext:value-type="float">
            <text:p>25.58</text:p>
          </table:table-cell>
          <table:table-cell office:value-type="float" office:value="96.74" calcext:value-type="float">
            <text:p>96.74</text:p>
          </table:table-cell>
          <table:table-cell office:value-type="float" office:value="694.4" calcext:value-type="float">
            <text:p>694.4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07113" calcext:value-type="float">
            <text:p>0.07113</text:p>
          </table:table-cell>
        </table:table-row>
        <table:table-row table:style-name="ro1">
          <table:table-cell office:value-type="float" office:value="9010333" calcext:value-type="float">
            <text:p>9010333</text:p>
          </table:table-cell>
          <table:table-cell office:value-type="string" calcext:value-type="string">
            <text:p>B</text:p>
          </table:table-cell>
          <table:table-cell office:value-type="float" office:value="8.878" calcext:value-type="float">
            <text:p>8.878</text:p>
          </table:table-cell>
          <table:table-cell office:value-type="float" office:value="15.49" calcext:value-type="float">
            <text:p>15.49</text:p>
          </table:table-cell>
          <table:table-cell office:value-type="float" office:value="56.74" calcext:value-type="float">
            <text:p>56.74</text:p>
          </table:table-cell>
          <table:table-cell office:value-type="float" office:value="241" calcext:value-type="float">
            <text:p>241</text:p>
          </table:table-cell>
          <table:table-cell office:value-type="float" office:value="0.08293" calcext:value-type="float">
            <text:p>0.08293</text:p>
          </table:table-cell>
          <table:table-cell office:value-type="float" office:value="0.07698" calcext:value-type="float">
            <text:p>0.07698</text:p>
          </table:table-cell>
          <table:table-cell office:value-type="float" office:value="0.04721" calcext:value-type="float">
            <text:p>0.04721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621" calcext:value-type="float">
            <text:p>0.06621</text:p>
          </table:table-cell>
          <table:table-cell office:value-type="float" office:value="0.5381" calcext:value-type="float">
            <text:p>0.5381</text:p>
          </table:table-cell>
          <table:table-cell office:value-type="float" office:value="1.2" calcext:value-type="float">
            <text:p>1.2</text:p>
          </table:table-cell>
          <table:table-cell office:value-type="float" office:value="4.277" calcext:value-type="float">
            <text:p>4.277</text:p>
          </table:table-cell>
          <table:table-cell office:value-type="float" office:value="30.18" calcext:value-type="float">
            <text:p>30.18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2837" calcext:value-type="float">
            <text:p>0.02837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9.981" calcext:value-type="float">
            <text:p>9.981</text:p>
          </table:table-cell>
          <table:table-cell office:value-type="float" office:value="17.7" calcext:value-type="float">
            <text:p>17.7</text:p>
          </table:table-cell>
          <table:table-cell office:value-type="float" office:value="65.27" calcext:value-type="float">
            <text:p>65.27</text:p>
          </table:table-cell>
          <table:table-cell office:value-type="float" office:value="302" calcext:value-type="float">
            <text:p>30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09441" calcext:value-type="float">
            <text:p>0.09441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07431" calcext:value-type="float">
            <text:p>0.07431</text:p>
          </table:table-cell>
        </table:table-row>
        <table:table-row table:style-name="ro1">
          <table:table-cell office:value-type="float" office:value="901034301" calcext:value-type="float">
            <text:p>901034301</text:p>
          </table:table-cell>
          <table:table-cell office:value-type="string" calcext:value-type="string">
            <text:p>B</text:p>
          </table:table-cell>
          <table:table-cell office:value-type="float" office:value="9.436" calcext:value-type="float">
            <text:p>9.436</text:p>
          </table:table-cell>
          <table:table-cell office:value-type="float" office:value="18.32" calcext:value-type="float">
            <text:p>18.32</text:p>
          </table:table-cell>
          <table:table-cell office:value-type="float" office:value="59.82" calcext:value-type="float">
            <text:p>59.82</text:p>
          </table:table-cell>
          <table:table-cell office:value-type="float" office:value="278.6" calcext:value-type="float">
            <text:p>278.6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5956" calcext:value-type="float">
            <text:p>0.05956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0.5079" calcext:value-type="float">
            <text:p>0.5079</text:p>
          </table:table-cell>
          <table:table-cell office:value-type="float" office:value="1.247" calcext:value-type="float">
            <text:p>1.247</text:p>
          </table:table-cell>
          <table:table-cell office:value-type="float" office:value="3.267" calcext:value-type="float">
            <text:p>3.267</text:p>
          </table:table-cell>
          <table:table-cell office:value-type="float" office:value="30.48" calcext:value-type="float">
            <text:p>30.48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0.008982" calcext:value-type="float">
            <text:p>0.008982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12.02" calcext:value-type="float">
            <text:p>12.02</text:p>
          </table:table-cell>
          <table:table-cell office:value-type="float" office:value="25.02" calcext:value-type="float">
            <text:p>25.02</text:p>
          </table:table-cell>
          <table:table-cell office:value-type="float" office:value="75.79" calcext:value-type="float">
            <text:p>75.79</text:p>
          </table:table-cell>
          <table:table-cell office:value-type="float" office:value="439.6" calcext:value-type="float">
            <text:p>439.6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05052" calcext:value-type="float">
            <text:p>0.05052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08136" calcext:value-type="float">
            <text:p>0.08136</text:p>
          </table:table-cell>
        </table:table-row>
        <table:table-row table:style-name="ro1">
          <table:table-cell office:value-type="float" office:value="901034302" calcext:value-type="float">
            <text:p>901034302</text:p>
          </table:table-cell>
          <table:table-cell office:value-type="string" calcext:value-type="string">
            <text:p>B</text:p>
          </table:table-cell>
          <table:table-cell office:value-type="float" office:value="12.54" calcext:value-type="float">
            <text:p>12.54</text:p>
          </table:table-cell>
          <table:table-cell office:value-type="float" office:value="18.07" calcext:value-type="float">
            <text:p>18.07</text:p>
          </table:table-cell>
          <table:table-cell office:value-type="float" office:value="79.42" calcext:value-type="float">
            <text:p>79.42</text:p>
          </table:table-cell>
          <table:table-cell office:value-type="float" office:value="491.9" calcext:value-type="float">
            <text:p>491.9</text:p>
          </table:table-cell>
          <table:table-cell office:value-type="float" office:value="0.07436" calcext:value-type="float">
            <text:p>0.0743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5449" calcext:value-type="float">
            <text:p>0.005449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05185" calcext:value-type="float">
            <text:p>0.05185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9527" calcext:value-type="float">
            <text:p>0.9527</text:p>
          </table:table-cell>
          <table:table-cell office:value-type="float" office:value="2.329" calcext:value-type="float">
            <text:p>2.329</text:p>
          </table:table-cell>
          <table:table-cell office:value-type="float" office:value="28.3" calcext:value-type="float">
            <text:p>28.3</text:p>
          </table:table-cell>
          <table:table-cell office:value-type="float" office:value="0.005783" calcext:value-type="float">
            <text:p>0.005783</text:p>
          </table:table-cell>
          <table:table-cell office:value-type="float" office:value="0.004693" calcext:value-type="float">
            <text:p>0.004693</text:p>
          </table:table-cell>
          <table:table-cell office:value-type="float" office:value="0.0007929" calcext:value-type="float">
            <text:p>0.0007929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13.72" calcext:value-type="float">
            <text:p>13.72</text:p>
          </table:table-cell>
          <table:table-cell office:value-type="float" office:value="20.98" calcext:value-type="float">
            <text:p>20.98</text:p>
          </table:table-cell>
          <table:table-cell office:value-type="float" office:value="86.82" calcext:value-type="float">
            <text:p>86.82</text:p>
          </table:table-cell>
          <table:table-cell office:value-type="float" office:value="585.7" calcext:value-type="float">
            <text:p>585.7</text:p>
          </table:table-cell>
          <table:table-cell office:value-type="float" office:value="0.09293" calcext:value-type="float">
            <text:p>0.09293</text:p>
          </table:table-cell>
          <table:table-cell office:value-type="float" office:value="0.04327" calcext:value-type="float">
            <text:p>0.04327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05521" calcext:value-type="float">
            <text:p>0.05521</text:p>
          </table:table-cell>
        </table:table-row>
        <table:table-row table:style-name="ro1">
          <table:table-cell office:value-type="float" office:value="901041" calcext:value-type="float">
            <text:p>901041</text:p>
          </table:table-cell>
          <table:table-cell office:value-type="string" calcext:value-type="string">
            <text:p>B</text:p>
          </table:table-cell>
          <table:table-cell office:value-type="float" office:value="13.3" calcext:value-type="float">
            <text:p>13.3</text:p>
          </table:table-cell>
          <table:table-cell office:value-type="float" office:value="21.57" calcext:value-type="float">
            <text:p>21.57</text:p>
          </table:table-cell>
          <table:table-cell office:value-type="float" office:value="85.24" calcext:value-type="float">
            <text:p>85.24</text:p>
          </table:table-cell>
          <table:table-cell office:value-type="float" office:value="546.1" calcext:value-type="float">
            <text:p>546.1</text:p>
          </table:table-cell>
          <table:table-cell office:value-type="float" office:value="0.08582" calcext:value-type="float">
            <text:p>0.08582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2424" calcext:value-type="float">
            <text:p>0.0242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2621" calcext:value-type="float">
            <text:p>0.2621</text:p>
          </table:table-cell>
          <table:table-cell office:value-type="float" office:value="1.539" calcext:value-type="float">
            <text:p>1.539</text:p>
          </table:table-cell>
          <table:table-cell office:value-type="float" office:value="2.028" calcext:value-type="float">
            <text:p>2.028</text:p>
          </table:table-cell>
          <table:table-cell office:value-type="float" office:value="20.98" calcext:value-type="float">
            <text:p>20.98</text:p>
          </table:table-cell>
          <table:table-cell office:value-type="float" office:value="0.005498" calcext:value-type="float">
            <text:p>0.005498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14.2" calcext:value-type="float">
            <text:p>14.2</text:p>
          </table:table-cell>
          <table:table-cell office:value-type="float" office:value="29.2" calcext:value-type="float">
            <text:p>29.2</text:p>
          </table:table-cell>
          <table:table-cell office:value-type="float" office:value="92.94" calcext:value-type="float">
            <text:p>92.94</text:p>
          </table:table-cell>
          <table:table-cell office:value-type="float" office:value="621.2" calcext:value-type="float">
            <text:p>621.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5614" calcext:value-type="float">
            <text:p>0.05614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06658" calcext:value-type="float">
            <text:p>0.06658</text:p>
          </table:table-cell>
        </table:table-row>
        <table:table-row table:style-name="ro1">
          <table:table-cell office:value-type="float" office:value="9010598" calcext:value-type="float">
            <text:p>9010598</text:p>
          </table:table-cell>
          <table:table-cell office:value-type="string" calcext:value-type="string">
            <text:p>B</text:p>
          </table:table-cell>
          <table:table-cell office:value-type="float" office:value="12.76" calcext:value-type="float">
            <text:p>12.76</text:p>
          </table:table-cell>
          <table:table-cell office:value-type="float" office:value="18.84" calcext:value-type="float">
            <text:p>18.84</text:p>
          </table:table-cell>
          <table:table-cell office:value-type="float" office:value="81.87" calcext:value-type="float">
            <text:p>81.87</text:p>
          </table:table-cell>
          <table:table-cell office:value-type="float" office:value="496.6" calcext:value-type="float">
            <text:p>496.6</text:p>
          </table:table-cell>
          <table:table-cell office:value-type="float" office:value="0.09676" calcext:value-type="float">
            <text:p>0.09676</text:p>
          </table:table-cell>
          <table:table-cell office:value-type="float" office:value="0.07952" calcext:value-type="float">
            <text:p>0.07952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2213" calcext:value-type="float">
            <text:p>0.2213</text:p>
          </table:table-cell>
          <table:table-cell office:value-type="float" office:value="1.285" calcext:value-type="float">
            <text:p>1.285</text:p>
          </table:table-cell>
          <table:table-cell office:value-type="float" office:value="1.535" calcext:value-type="float">
            <text:p>1.535</text:p>
          </table:table-cell>
          <table:table-cell office:value-type="float" office:value="17.26" calcext:value-type="float">
            <text:p>17.26</text:p>
          </table:table-cell>
          <table:table-cell office:value-type="float" office:value="0.005608" calcext:value-type="float">
            <text:p>0.005608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13.75" calcext:value-type="float">
            <text:p>13.75</text:p>
          </table:table-cell>
          <table:table-cell office:value-type="float" office:value="25.99" calcext:value-type="float">
            <text:p>25.99</text:p>
          </table:table-cell>
          <table:table-cell office:value-type="float" office:value="87.82" calcext:value-type="float">
            <text:p>87.82</text:p>
          </table:table-cell>
          <table:table-cell office:value-type="float" office:value="579.7" calcext:value-type="float">
            <text:p>579.7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8312" calcext:value-type="float">
            <text:p>0.08312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07238" calcext:value-type="float">
            <text:p>0.07238</text:p>
          </table:table-cell>
        </table:table-row>
        <table:table-row table:style-name="ro1">
          <table:table-cell office:value-type="float" office:value="9010872" calcext:value-type="float">
            <text:p>9010872</text:p>
          </table:table-cell>
          <table:table-cell office:value-type="string" calcext:value-type="string">
            <text:p>B</text:p>
          </table:table-cell>
          <table:table-cell office:value-type="float" office:value="16.5" calcext:value-type="float">
            <text:p>16.5</text:p>
          </table:table-cell>
          <table:table-cell office:value-type="float" office:value="18.29" calcext:value-type="float">
            <text:p>18.29</text:p>
          </table:table-cell>
          <table:table-cell office:value-type="float" office:value="106.6" calcext:value-type="float">
            <text:p>106.6</text:p>
          </table:table-cell>
          <table:table-cell office:value-type="float" office:value="838.1" calcext:value-type="float">
            <text:p>838.1</text:p>
          </table:table-cell>
          <table:table-cell office:value-type="float" office:value="0.09686" calcext:value-type="float">
            <text:p>0.09686</text:p>
          </table:table-cell>
          <table:table-cell office:value-type="float" office:value="0.08468" calcext:value-type="float">
            <text:p>0.08468</text:p>
          </table:table-cell>
          <table:table-cell office:value-type="float" office:value="0.05862" calcext:value-type="float">
            <text:p>0.05862</text:p>
          </table:table-cell>
          <table:table-cell office:value-type="float" office:value="0.04835" calcext:value-type="float">
            <text:p>0.04835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05593" calcext:value-type="float">
            <text:p>0.05593</text:p>
          </table:table-cell>
          <table:table-cell office:value-type="float" office:value="0.3389" calcext:value-type="float">
            <text:p>0.3389</text:p>
          </table:table-cell>
          <table:table-cell office:value-type="float" office:value="1.439" calcext:value-type="float">
            <text:p>1.439</text:p>
          </table:table-cell>
          <table:table-cell office:value-type="float" office:value="2.344" calcext:value-type="float">
            <text:p>2.344</text:p>
          </table:table-cell>
          <table:table-cell office:value-type="float" office:value="33.58" calcext:value-type="float">
            <text:p>33.58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0.01033" calcext:value-type="float">
            <text:p>0.01033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18.13" calcext:value-type="float">
            <text:p>18.13</text:p>
          </table:table-cell>
          <table:table-cell office:value-type="float" office:value="25.45" calcext:value-type="float">
            <text:p>25.45</text:p>
          </table:table-cell>
          <table:table-cell office:value-type="float" office:value="117.2" calcext:value-type="float">
            <text:p>117.2</text:p>
          </table:table-cell>
          <table:table-cell office:value-type="float" office:value="1009" calcext:value-type="float">
            <text:p>1009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09123" calcext:value-type="float">
            <text:p>0.0912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06469" calcext:value-type="float">
            <text:p>0.06469</text:p>
          </table:table-cell>
        </table:table-row>
        <table:table-row table:style-name="ro1">
          <table:table-cell office:value-type="float" office:value="9010877" calcext:value-type="float">
            <text:p>9010877</text:p>
          </table:table-cell>
          <table:table-cell office:value-type="string" calcext:value-type="string">
            <text:p>B</text:p>
          </table:table-cell>
          <table:table-cell office:value-type="float" office:value="13.4" calcext:value-type="float">
            <text:p>13.4</text:p>
          </table:table-cell>
          <table:table-cell office:value-type="float" office:value="16.95" calcext:value-type="float">
            <text:p>16.95</text:p>
          </table:table-cell>
          <table:table-cell office:value-type="float" office:value="85.48" calcext:value-type="float">
            <text:p>85.48</text:p>
          </table:table-cell>
          <table:table-cell office:value-type="float" office:value="552.4" calcext:value-type="float">
            <text:p>552.4</text:p>
          </table:table-cell>
          <table:table-cell office:value-type="float" office:value="0.07937" calcext:value-type="float">
            <text:p>0.0793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701" calcext:value-type="float">
            <text:p>0.0570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6124" calcext:value-type="float">
            <text:p>0.6124</text:p>
          </table:table-cell>
          <table:table-cell office:value-type="float" office:value="1.036" calcext:value-type="float">
            <text:p>1.036</text:p>
          </table:table-cell>
          <table:table-cell office:value-type="float" office:value="13.22" calcext:value-type="float">
            <text:p>13.22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14.73" calcext:value-type="float">
            <text:p>14.73</text:p>
          </table:table-cell>
          <table:table-cell office:value-type="float" office:value="21.7" calcext:value-type="float">
            <text:p>21.7</text:p>
          </table:table-cell>
          <table:table-cell office:value-type="float" office:value="93.76" calcext:value-type="float">
            <text:p>93.76</text:p>
          </table:table-cell>
          <table:table-cell office:value-type="float" office:value="663.5" calcext:value-type="float">
            <text:p>663.5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07582" calcext:value-type="float">
            <text:p>0.07582</text:p>
          </table:table-cell>
        </table:table-row>
        <table:table-row table:style-name="ro1">
          <table:table-cell office:value-type="float" office:value="901088" calcext:value-type="float">
            <text:p>901088</text:p>
          </table:table-cell>
          <table:table-cell office:value-type="string" calcext:value-type="string">
            <text:p>M</text:p>
          </table:table-cell>
          <table:table-cell office:value-type="float" office:value="20.44" calcext:value-type="float">
            <text:p>20.44</text:p>
          </table:table-cell>
          <table:table-cell office:value-type="float" office:value="21.78" calcext:value-type="float">
            <text:p>21.78</text:p>
          </table:table-cell>
          <table:table-cell office:value-type="float" office:value="133.8" calcext:value-type="float">
            <text:p>133.8</text:p>
          </table:table-cell>
          <table:table-cell office:value-type="float" office:value="1293" calcext:value-type="float">
            <text:p>1293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09799" calcext:value-type="float">
            <text:p>0.09799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05557" calcext:value-type="float">
            <text:p>0.05557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9168" calcext:value-type="float">
            <text:p>0.9168</text:p>
          </table:table-cell>
          <table:table-cell office:value-type="float" office:value="4.218" calcext:value-type="float">
            <text:p>4.218</text:p>
          </table:table-cell>
          <table:table-cell office:value-type="float" office:value="72.44" calcext:value-type="float">
            <text:p>72.44</text:p>
          </table:table-cell>
          <table:table-cell office:value-type="float" office:value="0.006208" calcext:value-type="float">
            <text:p>0.006208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24.31" calcext:value-type="float">
            <text:p>24.31</text:p>
          </table:table-cell>
          <table:table-cell office:value-type="float" office:value="26.37" calcext:value-type="float">
            <text:p>26.37</text:p>
          </table:table-cell>
          <table:table-cell office:value-type="float" office:value="161.2" calcext:value-type="float">
            <text:p>161.2</text:p>
          </table:table-cell>
          <table:table-cell office:value-type="float" office:value="1780" calcext:value-type="float">
            <text:p>1780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2702" calcext:value-type="float">
            <text:p>0.2702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06735" calcext:value-type="float">
            <text:p>0.06735</text:p>
          </table:table-cell>
        </table:table-row>
        <table:table-row table:style-name="ro1">
          <table:table-cell office:value-type="float" office:value="9011494" calcext:value-type="float">
            <text:p>9011494</text:p>
          </table:table-cell>
          <table:table-cell office:value-type="string" calcext:value-type="string">
            <text:p>M</text:p>
          </table:table-cell>
          <table:table-cell office:value-type="float" office:value="20.2" calcext:value-type="float">
            <text:p>20.2</text:p>
          </table:table-cell>
          <table:table-cell office:value-type="float" office:value="26.83" calcext:value-type="float">
            <text:p>26.83</text:p>
          </table:table-cell>
          <table:table-cell office:value-type="float" office:value="133.7" calcext:value-type="float">
            <text:p>133.7</text:p>
          </table:table-cell>
          <table:table-cell office:value-type="float" office:value="1234" calcext:value-type="float">
            <text:p>1234</text:p>
          </table:table-cell>
          <table:table-cell office:value-type="float" office:value="0.09905" calcext:value-type="float">
            <text:p>0.09905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9761" calcext:value-type="float">
            <text:p>0.9761</text:p>
          </table:table-cell>
          <table:table-cell office:value-type="float" office:value="1.892" calcext:value-type="float">
            <text:p>1.892</text:p>
          </table:table-cell>
          <table:table-cell office:value-type="float" office:value="7.128" calcext:value-type="float">
            <text:p>7.128</text:p>
          </table:table-cell>
          <table:table-cell office:value-type="float" office:value="103.6" calcext:value-type="float">
            <text:p>103.6</text:p>
          </table:table-cell>
          <table:table-cell office:value-type="float" office:value="0.008439" calcext:value-type="float">
            <text:p>0.008439</text:p>
          </table:table-cell>
          <table:table-cell office:value-type="float" office:value="0.04674" calcext:value-type="float">
            <text:p>0.04674</text:p>
          </table:table-cell>
          <table:table-cell office:value-type="float" office:value="0.05904" calcext:value-type="float">
            <text:p>0.05904</text:p>
          </table:table-cell>
          <table:table-cell office:value-type="float" office:value="0.02536" calcext:value-type="float">
            <text:p>0.02536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24.19" calcext:value-type="float">
            <text:p>24.19</text:p>
          </table:table-cell>
          <table:table-cell office:value-type="float" office:value="33.81" calcext:value-type="float">
            <text:p>33.81</text:p>
          </table:table-cell>
          <table:table-cell office:value-type="float" office:value="160" calcext:value-type="float">
            <text:p>160</text:p>
          </table:table-cell>
          <table:table-cell office:value-type="float" office:value="1671" calcext:value-type="float">
            <text:p>1671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07632" calcext:value-type="float">
            <text:p>0.07632</text:p>
          </table:table-cell>
        </table:table-row>
        <table:table-row table:style-name="ro1">
          <table:table-cell office:value-type="float" office:value="9011495" calcext:value-type="float">
            <text:p>9011495</text:p>
          </table:table-cell>
          <table:table-cell office:value-type="string" calcext:value-type="string">
            <text:p>B</text:p>
          </table:table-cell>
          <table:table-cell office:value-type="float" office:value="12.21" calcext:value-type="float">
            <text:p>12.21</text:p>
          </table:table-cell>
          <table:table-cell office:value-type="float" office:value="18.02" calcext:value-type="float">
            <text:p>18.02</text:p>
          </table:table-cell>
          <table:table-cell office:value-type="float" office:value="78.31" calcext:value-type="float">
            <text:p>78.31</text:p>
          </table:table-cell>
          <table:table-cell office:value-type="float" office:value="458.4" calcext:value-type="float">
            <text:p>458.4</text:p>
          </table:table-cell>
          <table:table-cell office:value-type="float" office:value="0.09231" calcext:value-type="float">
            <text:p>0.09231</text:p>
          </table:table-cell>
          <table:table-cell office:value-type="float" office:value="0.07175" calcext:value-type="float">
            <text:p>0.07175</text:p>
          </table:table-cell>
          <table:table-cell office:value-type="float" office:value="0.04392" calcext:value-type="float">
            <text:p>0.04392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874" calcext:value-type="float">
            <text:p>1.874</text:p>
          </table:table-cell>
          <table:table-cell office:value-type="float" office:value="18.57" calcext:value-type="float">
            <text:p>18.57</text:p>
          </table:table-cell>
          <table:table-cell office:value-type="float" office:value="0.005833" calcext:value-type="float">
            <text:p>0.005833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2" calcext:value-type="float">
            <text:p>0.02</text:p>
          </table:table-cell>
          <table:table-cell office:value-type="float" office:value="0.007087" calcext:value-type="float">
            <text:p>0.007087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14.29" calcext:value-type="float">
            <text:p>14.29</text:p>
          </table:table-cell>
          <table:table-cell office:value-type="float" office:value="24.04" calcext:value-type="float">
            <text:p>24.04</text:p>
          </table:table-cell>
          <table:table-cell office:value-type="float" office:value="93.85" calcext:value-type="float">
            <text:p>93.85</text:p>
          </table:table-cell>
          <table:table-cell office:value-type="float" office:value="624.6" calcext:value-type="float">
            <text:p>624.6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08829" calcext:value-type="float">
            <text:p>0.08829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office:value-type="float" office:value="9011971" calcext:value-type="float">
            <text:p>9011971</text:p>
          </table:table-cell>
          <table:table-cell office:value-type="string" calcext:value-type="string">
            <text:p>M</text:p>
          </table:table-cell>
          <table:table-cell office:value-type="float" office:value="21.71" calcext:value-type="float">
            <text:p>21.71</text:p>
          </table:table-cell>
          <table:table-cell office:value-type="float" office:value="17.25" calcext:value-type="float">
            <text:p>17.25</text:p>
          </table:table-cell>
          <table:table-cell office:value-type="float" office:value="140.9" calcext:value-type="float">
            <text:p>140.9</text:p>
          </table:table-cell>
          <table:table-cell office:value-type="float" office:value="1546" calcext:value-type="float">
            <text:p>1546</text:p>
          </table:table-cell>
          <table:table-cell office:value-type="float" office:value="0.09384" calcext:value-type="float">
            <text:p>0.09384</text:p>
          </table:table-cell>
          <table:table-cell office:value-type="float" office:value="0.08562" calcext:value-type="float">
            <text:p>0.08562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8465" calcext:value-type="float">
            <text:p>0.08465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5054" calcext:value-type="float">
            <text:p>0.05054</text:p>
          </table:table-cell>
          <table:table-cell office:value-type="float" office:value="1.207" calcext:value-type="float">
            <text:p>1.207</text:p>
          </table:table-cell>
          <table:table-cell office:value-type="float" office:value="1.051" calcext:value-type="float">
            <text:p>1.051</text:p>
          </table:table-cell>
          <table:table-cell office:value-type="float" office:value="7.733" calcext:value-type="float">
            <text:p>7.733</text:p>
          </table:table-cell>
          <table:table-cell office:value-type="float" office:value="224.1" calcext:value-type="float">
            <text:p>224.1</text:p>
          </table:table-cell>
          <table:table-cell office:value-type="float" office:value="0.005568" calcext:value-type="float">
            <text:p>0.005568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30.75" calcext:value-type="float">
            <text:p>30.75</text:p>
          </table:table-cell>
          <table:table-cell office:value-type="float" office:value="26.44" calcext:value-type="float">
            <text:p>26.44</text:p>
          </table:table-cell>
          <table:table-cell office:value-type="float" office:value="199.5" calcext:value-type="float">
            <text:p>199.5</text:p>
          </table:table-cell>
          <table:table-cell office:value-type="float" office:value="3143" calcext:value-type="float">
            <text:p>3143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182" calcext:value-type="float">
            <text:p>0.182</text:p>
          </table:table-cell>
          <table:table-cell office:value-type="float" office:value="0.251" calcext:value-type="float">
            <text:p>0.251</text:p>
          </table:table-cell>
          <table:table-cell office:value-type="float" office:value="0.06494" calcext:value-type="float">
            <text:p>0.06494</text:p>
          </table:table-cell>
        </table:table-row>
        <table:table-row table:style-name="ro1">
          <table:table-cell office:value-type="float" office:value="9012000" calcext:value-type="float">
            <text:p>9012000</text:p>
          </table:table-cell>
          <table:table-cell office:value-type="string" calcext:value-type="string">
            <text:p>M</text:p>
          </table:table-cell>
          <table:table-cell office:value-type="float" office:value="22.01" calcext:value-type="float">
            <text:p>22.01</text:p>
          </table:table-cell>
          <table:table-cell office:value-type="float" office:value="21.9" calcext:value-type="float">
            <text:p>21.9</text:p>
          </table:table-cell>
          <table:table-cell office:value-type="float" office:value="147.2" calcext:value-type="float">
            <text:p>147.2</text:p>
          </table:table-cell>
          <table:table-cell office:value-type="float" office:value="1482" calcext:value-type="float">
            <text:p>1482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0614" calcext:value-type="float">
            <text:p>0.0614</text:p>
          </table:table-cell>
          <table:table-cell office:value-type="float" office:value="1.008" calcext:value-type="float">
            <text:p>1.008</text:p>
          </table:table-cell>
          <table:table-cell office:value-type="float" office:value="0.6999" calcext:value-type="float">
            <text:p>0.6999</text:p>
          </table:table-cell>
          <table:table-cell office:value-type="float" office:value="7.561" calcext:value-type="float">
            <text:p>7.561</text:p>
          </table:table-cell>
          <table:table-cell office:value-type="float" office:value="130.2" calcext:value-type="float">
            <text:p>130.2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27.66" calcext:value-type="float">
            <text:p>27.66</text:p>
          </table:table-cell>
          <table:table-cell office:value-type="float" office:value="25.8" calcext:value-type="float">
            <text:p>25.8</text:p>
          </table:table-cell>
          <table:table-cell office:value-type="float" office:value="195" calcext:value-type="float">
            <text:p>195</text:p>
          </table:table-cell>
          <table:table-cell office:value-type="float" office:value="2227" calcext:value-type="float">
            <text:p>2227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08574" calcext:value-type="float">
            <text:p>0.08574</text:p>
          </table:table-cell>
        </table:table-row>
        <table:table-row table:style-name="ro1">
          <table:table-cell office:value-type="float" office:value="9012315" calcext:value-type="float">
            <text:p>9012315</text:p>
          </table:table-cell>
          <table:table-cell office:value-type="string" calcext:value-type="string">
            <text:p>M</text:p>
          </table:table-cell>
          <table:table-cell office:value-type="float" office:value="16.35" calcext:value-type="float">
            <text:p>16.35</text:p>
          </table:table-cell>
          <table:table-cell office:value-type="float" office:value="23.29" calcext:value-type="float">
            <text:p>23.29</text:p>
          </table:table-cell>
          <table:table-cell office:value-type="float" office:value="109" calcext:value-type="float">
            <text:p>109</text:p>
          </table:table-cell>
          <table:table-cell office:value-type="float" office:value="840.4" calcext:value-type="float">
            <text:p>840.4</text:p>
          </table:table-cell>
          <table:table-cell office:value-type="float" office:value="0.09742" calcext:value-type="float">
            <text:p>0.09742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8773" calcext:value-type="float">
            <text:p>0.08773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6218" calcext:value-type="float">
            <text:p>0.06218</text:p>
          </table:table-cell>
          <table:table-cell office:value-type="float" office:value="0.4312" calcext:value-type="float">
            <text:p>0.4312</text:p>
          </table:table-cell>
          <table:table-cell office:value-type="float" office:value="1.022" calcext:value-type="float">
            <text:p>1.022</text:p>
          </table:table-cell>
          <table:table-cell office:value-type="float" office:value="2.972" calcext:value-type="float">
            <text:p>2.972</text:p>
          </table:table-cell>
          <table:table-cell office:value-type="float" office:value="45.5" calcext:value-type="float">
            <text:p>45.5</text:p>
          </table:table-cell>
          <table:table-cell office:value-type="float" office:value="0.005635" calcext:value-type="float">
            <text:p>0.00563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01656" calcext:value-type="float">
            <text:p>0.01656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19.38" calcext:value-type="float">
            <text:p>19.38</text:p>
          </table:table-cell>
          <table:table-cell office:value-type="float" office:value="31.03" calcext:value-type="float">
            <text:p>31.03</text:p>
          </table:table-cell>
          <table:table-cell office:value-type="float" office:value="129.3" calcext:value-type="float">
            <text:p>129.3</text:p>
          </table:table-cell>
          <table:table-cell office:value-type="float" office:value="1165" calcext:value-type="float">
            <text:p>1165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087" calcext:value-type="float">
            <text:p>0.7087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09614" calcext:value-type="float">
            <text:p>0.09614</text:p>
          </table:table-cell>
        </table:table-row>
        <table:table-row table:style-name="ro1">
          <table:table-cell office:value-type="float" office:value="9012568" calcext:value-type="float">
            <text:p>9012568</text:p>
          </table:table-cell>
          <table:table-cell office:value-type="string" calcext:value-type="string">
            <text:p>B</text:p>
          </table:table-cell>
          <table:table-cell office:value-type="float" office:value="15.19" calcext:value-type="float">
            <text:p>15.19</text:p>
          </table:table-cell>
          <table:table-cell office:value-type="float" office:value="13.21" calcext:value-type="float">
            <text:p>13.21</text:p>
          </table:table-cell>
          <table:table-cell office:value-type="float" office:value="97.65" calcext:value-type="float">
            <text:p>97.65</text:p>
          </table:table-cell>
          <table:table-cell office:value-type="float" office:value="711.8" calcext:value-type="float">
            <text:p>711.8</text:p>
          </table:table-cell>
          <table:table-cell office:value-type="float" office:value="0.07963" calcext:value-type="float">
            <text:p>0.07963</text:p>
          </table:table-cell>
          <table:table-cell office:value-type="float" office:value="0.06934" calcext:value-type="float">
            <text:p>0.06934</text:p>
          </table:table-cell>
          <table:table-cell office:value-type="float" office:value="0.03393" calcext:value-type="float">
            <text:p>0.03393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05544" calcext:value-type="float">
            <text:p>0.05544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4125" calcext:value-type="float">
            <text:p>0.4125</text:p>
          </table:table-cell>
          <table:table-cell office:value-type="float" office:value="1.338" calcext:value-type="float">
            <text:p>1.338</text:p>
          </table:table-cell>
          <table:table-cell office:value-type="float" office:value="17.72" calcext:value-type="float">
            <text:p>17.72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9155" calcext:value-type="float">
            <text:p>0.009155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16.2" calcext:value-type="float">
            <text:p>16.2</text:p>
          </table:table-cell>
          <table:table-cell office:value-type="float" office:value="15.73" calcext:value-type="float">
            <text:p>15.73</text:p>
          </table:table-cell>
          <table:table-cell office:value-type="float" office:value="104.5" calcext:value-type="float">
            <text:p>104.5</text:p>
          </table:table-cell>
          <table:table-cell office:value-type="float" office:value="819.1" calcext:value-type="float">
            <text:p>819.1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08178" calcext:value-type="float">
            <text:p>0.08178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06766" calcext:value-type="float">
            <text:p>0.06766</text:p>
          </table:table-cell>
        </table:table-row>
        <table:table-row table:style-name="ro1">
          <table:table-cell office:value-type="float" office:value="9012795" calcext:value-type="float">
            <text:p>9012795</text:p>
          </table:table-cell>
          <table:table-cell office:value-type="string" calcext:value-type="string">
            <text:p>M</text:p>
          </table:table-cell>
          <table:table-cell office:value-type="float" office:value="21.37" calcext:value-type="float">
            <text:p>21.37</text:p>
          </table:table-cell>
          <table:table-cell office:value-type="float" office:value="15.1" calcext:value-type="float">
            <text:p>15.1</text:p>
          </table:table-cell>
          <table:table-cell office:value-type="float" office:value="141.3" calcext:value-type="float">
            <text:p>141.3</text:p>
          </table:table-cell>
          <table:table-cell office:value-type="float" office:value="1386" calcext:value-type="float">
            <text:p>1386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3414" calcext:value-type="float">
            <text:p>0.3414</text:p>
          </table:table-cell>
          <table:table-cell office:value-type="float" office:value="1.309" calcext:value-type="float">
            <text:p>1.309</text:p>
          </table:table-cell>
          <table:table-cell office:value-type="float" office:value="2.407" calcext:value-type="float">
            <text:p>2.407</text:p>
          </table:table-cell>
          <table:table-cell office:value-type="float" office:value="39.06" calcext:value-type="float">
            <text:p>39.06</text:p>
          </table:table-cell>
          <table:table-cell office:value-type="float" office:value="0.004426" calcext:value-type="float">
            <text:p>0.004426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04367" calcext:value-type="float">
            <text:p>0.004367</text:p>
          </table:table-cell>
          <table:table-cell office:value-type="float" office:value="22.69" calcext:value-type="float">
            <text:p>22.69</text:p>
          </table:table-cell>
          <table:table-cell office:value-type="float" office:value="21.84" calcext:value-type="float">
            <text:p>21.84</text:p>
          </table:table-cell>
          <table:table-cell office:value-type="float" office:value="152.1" calcext:value-type="float">
            <text:p>152.1</text:p>
          </table:table-cell>
          <table:table-cell office:value-type="float" office:value="1535" calcext:value-type="float">
            <text:p>1535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284" calcext:value-type="float">
            <text:p>0.284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73" calcext:value-type="float">
            <text:p>0.273</text:p>
          </table:table-cell>
          <table:table-cell office:value-type="float" office:value="0.08666" calcext:value-type="float">
            <text:p>0.08666</text:p>
          </table:table-cell>
        </table:table-row>
        <table:table-row table:style-name="ro1">
          <table:table-cell office:value-type="float" office:value="901288" calcext:value-type="float">
            <text:p>901288</text:p>
          </table:table-cell>
          <table:table-cell office:value-type="string" calcext:value-type="string">
            <text:p>M</text:p>
          </table:table-cell>
          <table:table-cell office:value-type="float" office:value="20.64" calcext:value-type="float">
            <text:p>20.64</text:p>
          </table:table-cell>
          <table:table-cell office:value-type="float" office:value="17.35" calcext:value-type="float">
            <text:p>17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335" calcext:value-type="float">
            <text:p>1335</text:p>
          </table:table-cell>
          <table:table-cell office:value-type="float" office:value="0.09446" calcext:value-type="float">
            <text:p>0.0944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08941" calcext:value-type="float">
            <text:p>0.08941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05478" calcext:value-type="float">
            <text:p>0.05478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575" calcext:value-type="float">
            <text:p>0.6575</text:p>
          </table:table-cell>
          <table:table-cell office:value-type="float" office:value="4.119" calcext:value-type="float">
            <text:p>4.119</text:p>
          </table:table-cell>
          <table:table-cell office:value-type="float" office:value="77.02" calcext:value-type="float">
            <text:p>77.02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0.01895" calcext:value-type="float">
            <text:p>0.01895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25.37" calcext:value-type="float">
            <text:p>25.37</text:p>
          </table:table-cell>
          <table:table-cell office:value-type="float" office:value="23.17" calcext:value-type="float">
            <text:p>23.17</text:p>
          </table:table-cell>
          <table:table-cell office:value-type="float" office:value="166.8" calcext:value-type="float">
            <text:p>166.8</text:p>
          </table:table-cell>
          <table:table-cell office:value-type="float" office:value="1946" calcext:value-type="float">
            <text:p>1946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07055" calcext:value-type="float">
            <text:p>0.07055</text:p>
          </table:table-cell>
        </table:table-row>
        <table:table-row table:style-name="ro1">
          <table:table-cell office:value-type="float" office:value="9013005" calcext:value-type="float">
            <text:p>9013005</text:p>
          </table:table-cell>
          <table:table-cell office:value-type="string" calcext:value-type="string">
            <text:p>B</text:p>
          </table:table-cell>
          <table:table-cell office:value-type="float" office:value="13.69" calcext:value-type="float">
            <text:p>13.69</text:p>
          </table:table-cell>
          <table:table-cell office:value-type="float" office:value="16.07" calcext:value-type="float">
            <text:p>16.07</text:p>
          </table:table-cell>
          <table:table-cell office:value-type="float" office:value="87.84" calcext:value-type="float">
            <text:p>87.84</text:p>
          </table:table-cell>
          <table:table-cell office:value-type="float" office:value="579.1" calcext:value-type="float">
            <text:p>579.1</text:p>
          </table:table-cell>
          <table:table-cell office:value-type="float" office:value="0.08302" calcext:value-type="float">
            <text:p>0.08302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5066" calcext:value-type="float">
            <text:p>0.5066</text:p>
          </table:table-cell>
          <table:table-cell office:value-type="float" office:value="1.372" calcext:value-type="float">
            <text:p>1.372</text:p>
          </table:table-cell>
          <table:table-cell office:value-type="float" office:value="14" calcext:value-type="float">
            <text:p>14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2177" calcext:value-type="float">
            <text:p>0.002177</text:p>
          </table:table-cell>
          <table:table-cell office:value-type="float" office:value="14.84" calcext:value-type="float">
            <text:p>14.84</text:p>
          </table:table-cell>
          <table:table-cell office:value-type="float" office:value="20.21" calcext:value-type="float">
            <text:p>20.21</text:p>
          </table:table-cell>
          <table:table-cell office:value-type="float" office:value="99.16" calcext:value-type="float">
            <text:p>99.16</text:p>
          </table:table-cell>
          <table:table-cell office:value-type="float" office:value="670.6" calcext:value-type="float">
            <text:p>670.6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3323" calcext:value-type="float">
            <text:p>0.3323</text:p>
          </table:table-cell>
          <table:table-cell office:value-type="float" office:value="0.07701" calcext:value-type="float">
            <text:p>0.07701</text:p>
          </table:table-cell>
        </table:table-row>
        <table:table-row table:style-name="ro1">
          <table:table-cell office:value-type="float" office:value="901303" calcext:value-type="float">
            <text:p>901303</text:p>
          </table:table-cell>
          <table:table-cell office:value-type="string" calcext:value-type="string">
            <text:p>B</text:p>
          </table:table-cell>
          <table:table-cell office:value-type="float" office:value="16.17" calcext:value-type="float">
            <text:p>16.17</text:p>
          </table:table-cell>
          <table:table-cell office:value-type="float" office:value="16.07" calcext:value-type="float">
            <text:p>16.07</text:p>
          </table:table-cell>
          <table:table-cell office:value-type="float" office:value="106.3" calcext:value-type="float">
            <text:p>106.3</text:p>
          </table:table-cell>
          <table:table-cell office:value-type="float" office:value="788.5" calcext:value-type="float">
            <text:p>788.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06651" calcext:value-type="float">
            <text:p>0.06651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89" calcext:value-type="float">
            <text:p>0.489</text:p>
          </table:table-cell>
          <table:table-cell office:value-type="float" office:value="1.349" calcext:value-type="float">
            <text:p>1.349</text:p>
          </table:table-cell>
          <table:table-cell office:value-type="float" office:value="14.91" calcext:value-type="float">
            <text:p>14.91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934" calcext:value-type="float">
            <text:p>0.01934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16.97" calcext:value-type="float">
            <text:p>16.97</text:p>
          </table:table-cell>
          <table:table-cell office:value-type="float" office:value="19.14" calcext:value-type="float">
            <text:p>19.14</text:p>
          </table:table-cell>
          <table:table-cell office:value-type="float" office:value="113.1" calcext:value-type="float">
            <text:p>113.1</text:p>
          </table:table-cell>
          <table:table-cell office:value-type="float" office:value="861.5" calcext:value-type="float">
            <text:p>861.5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float" office:value="901315" calcext:value-type="float">
            <text:p>901315</text:p>
          </table:table-cell>
          <table:table-cell office:value-type="string" calcext:value-type="string">
            <text:p>B</text:p>
          </table:table-cell>
          <table:table-cell office:value-type="float" office:value="10.57" calcext:value-type="float">
            <text:p>10.57</text:p>
          </table:table-cell>
          <table:table-cell office:value-type="float" office:value="20.22" calcext:value-type="float">
            <text:p>20.22</text:p>
          </table:table-cell>
          <table:table-cell office:value-type="float" office:value="70.15" calcext:value-type="float">
            <text:p>70.15</text:p>
          </table:table-cell>
          <table:table-cell office:value-type="float" office:value="338.3" calcext:value-type="float">
            <text:p>338.3</text:p>
          </table:table-cell>
          <table:table-cell office:value-type="float" office:value="0.09073" calcext:value-type="float">
            <text:p>0.09073</text:p>
          </table:table-cell>
          <table:table-cell office:value-type="float" office:value="0.166" calcext:value-type="float">
            <text:p>0.166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941" calcext:value-type="float">
            <text:p>0.05941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1115" calcext:value-type="float">
            <text:p>0.1115</text:p>
          </table:table-cell>
          <table:table-cell office:value-type="float" office:value="1.231" calcext:value-type="float">
            <text:p>1.231</text:p>
          </table:table-cell>
          <table:table-cell office:value-type="float" office:value="2.363" calcext:value-type="float">
            <text:p>2.363</text:p>
          </table:table-cell>
          <table:table-cell office:value-type="float" office:value="7.228" calcext:value-type="float">
            <text:p>7.228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7643" calcext:value-type="float">
            <text:p>0.07643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02919" calcext:value-type="float">
            <text:p>0.02919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22" calcext:value-type="float">
            <text:p>0.0122</text:p>
          </table:table-cell>
          <table:table-cell office:value-type="float" office:value="10.85" calcext:value-type="float">
            <text:p>10.85</text:p>
          </table:table-cell>
          <table:table-cell office:value-type="float" office:value="22.82" calcext:value-type="float">
            <text:p>22.82</text:p>
          </table:table-cell>
          <table:table-cell office:value-type="float" office:value="76.51" calcext:value-type="float">
            <text:p>76.51</text:p>
          </table:table-cell>
          <table:table-cell office:value-type="float" office:value="351.9" calcext:value-type="float">
            <text:p>351.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603" calcext:value-type="float">
            <text:p>0.603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013579" calcext:value-type="float">
            <text:p>9013579</text:p>
          </table:table-cell>
          <table:table-cell office:value-type="string" calcext:value-type="string">
            <text:p>B</text:p>
          </table:table-cell>
          <table:table-cell office:value-type="float" office:value="13.46" calcext:value-type="float">
            <text:p>13.46</text:p>
          </table:table-cell>
          <table:table-cell office:value-type="float" office:value="28.21" calcext:value-type="float">
            <text:p>28.21</text:p>
          </table:table-cell>
          <table:table-cell office:value-type="float" office:value="85.89" calcext:value-type="float">
            <text:p>85.89</text:p>
          </table:table-cell>
          <table:table-cell office:value-type="float" office:value="562.1" calcext:value-type="float">
            <text:p>562.1</text:p>
          </table:table-cell>
          <table:table-cell office:value-type="float" office:value="0.07517" calcext:value-type="float">
            <text:p>0.07517</text:p>
          </table:table-cell>
          <table:table-cell office:value-type="float" office:value="0.04726" calcext:value-type="float">
            <text:p>0.04726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05763" calcext:value-type="float">
            <text:p>0.05763</text:p>
          </table:table-cell>
          <table:table-cell office:value-type="float" office:value="0.1689" calcext:value-type="float">
            <text:p>0.1689</text:p>
          </table:table-cell>
          <table:table-cell office:value-type="float" office:value="1.15" calcext:value-type="float">
            <text:p>1.15</text:p>
          </table:table-cell>
          <table:table-cell office:value-type="float" office:value="1.4" calcext:value-type="float">
            <text:p>1.4</text:p>
          </table:table-cell>
          <table:table-cell office:value-type="float" office:value="14.91" calcext:value-type="float">
            <text:p>14.91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14.69" calcext:value-type="float">
            <text:p>14.69</text:p>
          </table:table-cell>
          <table:table-cell office:value-type="float" office:value="35.63" calcext:value-type="float">
            <text:p>35.63</text:p>
          </table:table-cell>
          <table:table-cell office:value-type="float" office:value="97.11" calcext:value-type="float">
            <text:p>97.11</text:p>
          </table:table-cell>
          <table:table-cell office:value-type="float" office:value="680.6" calcext:value-type="float">
            <text:p>680.6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07934" calcext:value-type="float">
            <text:p>0.07934</text:p>
          </table:table-cell>
          <table:table-cell office:value-type="float" office:value="0.05781" calcext:value-type="float">
            <text:p>0.05781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07061" calcext:value-type="float">
            <text:p>0.07061</text:p>
          </table:table-cell>
        </table:table-row>
        <table:table-row table:style-name="ro1">
          <table:table-cell office:value-type="float" office:value="9013594" calcext:value-type="float">
            <text:p>9013594</text:p>
          </table:table-cell>
          <table:table-cell office:value-type="string" calcext:value-type="string">
            <text:p>B</text:p>
          </table:table-cell>
          <table:table-cell office:value-type="float" office:value="13.66" calcext:value-type="float">
            <text:p>13.66</text:p>
          </table:table-cell>
          <table:table-cell office:value-type="float" office:value="15.15" calcext:value-type="float">
            <text:p>15.15</text:p>
          </table:table-cell>
          <table:table-cell office:value-type="float" office:value="88.27" calcext:value-type="float">
            <text:p>88.27</text:p>
          </table:table-cell>
          <table:table-cell office:value-type="float" office:value="580.6" calcext:value-type="float">
            <text:p>580.6</text:p>
          </table:table-cell>
          <table:table-cell office:value-type="float" office:value="0.08268" calcext:value-type="float">
            <text:p>0.08268</text:p>
          </table:table-cell>
          <table:table-cell office:value-type="float" office:value="0.07548" calcext:value-type="float">
            <text:p>0.07548</text:p>
          </table:table-cell>
          <table:table-cell office:value-type="float" office:value="0.04249" calcext:value-type="float">
            <text:p>0.04249</text:p>
          </table:table-cell>
          <table:table-cell office:value-type="float" office:value="0.02471" calcext:value-type="float">
            <text:p>0.02471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05897" calcext:value-type="float">
            <text:p>0.05897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5417" calcext:value-type="float">
            <text:p>0.5417</text:p>
          </table:table-cell>
          <table:table-cell office:value-type="float" office:value="1.101" calcext:value-type="float">
            <text:p>1.101</text:p>
          </table:table-cell>
          <table:table-cell office:value-type="float" office:value="11.35" calcext:value-type="float">
            <text:p>11.35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08356" calcext:value-type="float">
            <text:p>0.008356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14.54" calcext:value-type="float">
            <text:p>14.54</text:p>
          </table:table-cell>
          <table:table-cell office:value-type="float" office:value="19.64" calcext:value-type="float">
            <text:p>19.64</text:p>
          </table:table-cell>
          <table:table-cell office:value-type="float" office:value="97.96" calcext:value-type="float">
            <text:p>97.96</text:p>
          </table:table-cell>
          <table:table-cell office:value-type="float" office:value="657" calcext:value-type="float">
            <text:p>657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09638" calcext:value-type="float">
            <text:p>0.09638</text:p>
          </table:table-cell>
        </table:table-row>
        <table:table-row table:style-name="ro1">
          <table:table-cell office:value-type="float" office:value="9013838" calcext:value-type="float">
            <text:p>9013838</text:p>
          </table:table-cell>
          <table:table-cell office:value-type="string" calcext:value-type="string">
            <text:p>M</text:p>
          </table:table-cell>
          <table:table-cell office:value-type="float" office:value="11.08" calcext:value-type="float">
            <text:p>11.08</text:p>
          </table:table-cell>
          <table:table-cell office:value-type="float" office:value="18.83" calcext:value-type="float">
            <text:p>18.83</text:p>
          </table:table-cell>
          <table:table-cell office:value-type="float" office:value="73.3" calcext:value-type="float">
            <text:p>73.3</text:p>
          </table:table-cell>
          <table:table-cell office:value-type="float" office:value="361.6" calcext:value-type="float">
            <text:p>361.6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06367" calcext:value-type="float">
            <text:p>0.06367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2114" calcext:value-type="float">
            <text:p>0.2114</text:p>
          </table:table-cell>
          <table:table-cell office:value-type="float" office:value="1.027" calcext:value-type="float">
            <text:p>1.027</text:p>
          </table:table-cell>
          <table:table-cell office:value-type="float" office:value="1.719" calcext:value-type="float">
            <text:p>1.719</text:p>
          </table:table-cell>
          <table:table-cell office:value-type="float" office:value="13.99" calcext:value-type="float">
            <text:p>13.99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04549" calcext:value-type="float">
            <text:p>0.04549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0.004435" calcext:value-type="float">
            <text:p>0.004435</text:p>
          </table:table-cell>
          <table:table-cell office:value-type="float" office:value="13.24" calcext:value-type="float">
            <text:p>13.24</text:p>
          </table:table-cell>
          <table:table-cell office:value-type="float" office:value="32.82" calcext:value-type="float">
            <text:p>32.82</text:p>
          </table:table-cell>
          <table:table-cell office:value-type="float" office:value="91.76" calcext:value-type="float">
            <text:p>91.76</text:p>
          </table:table-cell>
          <table:table-cell office:value-type="float" office:value="508.1" calcext:value-type="float">
            <text:p>508.1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1403" calcext:value-type="float">
            <text:p>0.1403</text:p>
          </table:table-cell>
        </table:table-row>
        <table:table-row table:style-name="ro1">
          <table:table-cell office:value-type="float" office:value="901549" calcext:value-type="float">
            <text:p>901549</text:p>
          </table:table-cell>
          <table:table-cell office:value-type="string" calcext:value-type="string">
            <text:p>B</text:p>
          </table:table-cell>
          <table:table-cell office:value-type="float" office:value="11.27" calcext:value-type="float">
            <text:p>11.27</text:p>
          </table:table-cell>
          <table:table-cell office:value-type="float" office:value="12.96" calcext:value-type="float">
            <text:p>12.96</text:p>
          </table:table-cell>
          <table:table-cell office:value-type="float" office:value="73.16" calcext:value-type="float">
            <text:p>73.16</text:p>
          </table:table-cell>
          <table:table-cell office:value-type="float" office:value="386.3" calcext:value-type="float">
            <text:p>386.3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9858" calcext:value-type="float">
            <text:p>0.9858</text:p>
          </table:table-cell>
          <table:table-cell office:value-type="float" office:value="1.809" calcext:value-type="float">
            <text:p>1.809</text:p>
          </table:table-cell>
          <table:table-cell office:value-type="float" office:value="16.04" calcext:value-type="float">
            <text:p>16.04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12.84" calcext:value-type="float">
            <text:p>12.84</text:p>
          </table:table-cell>
          <table:table-cell office:value-type="float" office:value="20.53" calcext:value-type="float">
            <text:p>20.53</text:p>
          </table:table-cell>
          <table:table-cell office:value-type="float" office:value="84.93" calcext:value-type="float">
            <text:p>84.93</text:p>
          </table:table-cell>
          <table:table-cell office:value-type="float" office:value="476.1" calcext:value-type="float">
            <text:p>476.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09215" calcext:value-type="float">
            <text:p>0.09215</text:p>
          </table:table-cell>
        </table:table-row>
        <table:table-row table:style-name="ro1">
          <table:table-cell office:value-type="float" office:value="901836" calcext:value-type="float">
            <text:p>901836</text:p>
          </table:table-cell>
          <table:table-cell office:value-type="string" calcext:value-type="string">
            <text:p>B</text:p>
          </table:table-cell>
          <table:table-cell office:value-type="float" office:value="11.04" calcext:value-type="float">
            <text:p>11.04</text:p>
          </table:table-cell>
          <table:table-cell office:value-type="float" office:value="14.93" calcext:value-type="float">
            <text:p>14.93</text:p>
          </table:table-cell>
          <table:table-cell office:value-type="float" office:value="70.67" calcext:value-type="float">
            <text:p>70.67</text:p>
          </table:table-cell>
          <table:table-cell office:value-type="float" office:value="372.7" calcext:value-type="float">
            <text:p>372.7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7079" calcext:value-type="float">
            <text:p>0.07079</text:p>
          </table:table-cell>
          <table:table-cell office:value-type="float" office:value="0.03546" calcext:value-type="float">
            <text:p>0.03546</text:p>
          </table:table-cell>
          <table:table-cell office:value-type="float" office:value="0.02074" calcext:value-type="float">
            <text:p>0.02074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1642" calcext:value-type="float">
            <text:p>0.1642</text:p>
          </table:table-cell>
          <table:table-cell office:value-type="float" office:value="1.031" calcext:value-type="float">
            <text:p>1.031</text:p>
          </table:table-cell>
          <table:table-cell office:value-type="float" office:value="1.281" calcext:value-type="float">
            <text:p>1.281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5296" calcext:value-type="float">
            <text:p>0.005296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12.09" calcext:value-type="float">
            <text:p>12.09</text:p>
          </table:table-cell>
          <table:table-cell office:value-type="float" office:value="20.83" calcext:value-type="float">
            <text:p>20.83</text:p>
          </table:table-cell>
          <table:table-cell office:value-type="float" office:value="79.73" calcext:value-type="float">
            <text:p>79.73</text:p>
          </table:table-cell>
          <table:table-cell office:value-type="float" office:value="447.1" calcext:value-type="float">
            <text:p>447.1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07287" calcext:value-type="float">
            <text:p>0.07287</text:p>
          </table:table-cell>
        </table:table-row>
        <table:table-row table:style-name="ro1">
          <table:table-cell office:value-type="float" office:value="90250" calcext:value-type="float">
            <text:p>90250</text:p>
          </table:table-cell>
          <table:table-cell office:value-type="string" calcext:value-type="string">
            <text:p>B</text:p>
          </table:table-cell>
          <table:table-cell office:value-type="float" office:value="12.05" calcext:value-type="float">
            <text:p>12.05</text:p>
          </table:table-cell>
          <table:table-cell office:value-type="float" office:value="22.72" calcext:value-type="float">
            <text:p>22.72</text:p>
          </table:table-cell>
          <table:table-cell office:value-type="float" office:value="78.75" calcext:value-type="float">
            <text:p>78.75</text:p>
          </table:table-cell>
          <table:table-cell office:value-type="float" office:value="447.8" calcext:value-type="float">
            <text:p>447.8</text:p>
          </table:table-cell>
          <table:table-cell office:value-type="float" office:value="0.06935" calcext:value-type="float">
            <text:p>0.06935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7943" calcext:value-type="float">
            <text:p>0.07943</text:p>
          </table:table-cell>
          <table:table-cell office:value-type="float" office:value="0.02978" calcext:value-type="float">
            <text:p>0.029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6659" calcext:value-type="float">
            <text:p>0.06659</text:p>
          </table:table-cell>
          <table:table-cell office:value-type="float" office:value="0.1194" calcext:value-type="float">
            <text:p>0.1194</text:p>
          </table:table-cell>
          <table:table-cell office:value-type="float" office:value="1.434" calcext:value-type="float">
            <text:p>1.434</text:p>
          </table:table-cell>
          <table:table-cell office:value-type="float" office:value="1.778" calcext:value-type="float">
            <text:p>1.778</text:p>
          </table:table-cell>
          <table:table-cell office:value-type="float" office:value="9.549" calcext:value-type="float">
            <text:p>9.549</text:p>
          </table:table-cell>
          <table:table-cell office:value-type="float" office:value="0.005042" calcext:value-type="float">
            <text:p>0.005042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4305" calcext:value-type="float">
            <text:p>0.0430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07358" calcext:value-type="float">
            <text:p>0.007358</text:p>
          </table:table-cell>
          <table:table-cell office:value-type="float" office:value="12.57" calcext:value-type="float">
            <text:p>12.57</text:p>
          </table:table-cell>
          <table:table-cell office:value-type="float" office:value="28.71" calcext:value-type="float">
            <text:p>28.71</text:p>
          </table:table-cell>
          <table:table-cell office:value-type="float" office:value="87.36" calcext:value-type="float">
            <text:p>87.36</text:p>
          </table:table-cell>
          <table:table-cell office:value-type="float" office:value="488.4" calcext:value-type="float">
            <text:p>488.4</text:p>
          </table:table-cell>
          <table:table-cell office:value-type="float" office:value="0.08799" calcext:value-type="float">
            <text:p>0.08799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09349" calcext:value-type="float">
            <text:p>0.09349</text:p>
          </table:table-cell>
        </table:table-row>
        <table:table-row table:style-name="ro1">
          <table:table-cell office:value-type="float" office:value="90251" calcext:value-type="float">
            <text:p>90251</text:p>
          </table:table-cell>
          <table:table-cell office:value-type="string" calcext:value-type="string">
            <text:p>B</text:p>
          </table:table-cell>
          <table:table-cell office:value-type="float" office:value="12.39" calcext:value-type="float">
            <text:p>12.39</text:p>
          </table:table-cell>
          <table:table-cell office:value-type="float" office:value="17.48" calcext:value-type="float">
            <text:p>17.48</text:p>
          </table:table-cell>
          <table:table-cell office:value-type="float" office:value="80.64" calcext:value-type="float">
            <text:p>80.64</text:p>
          </table:table-cell>
          <table:table-cell office:value-type="float" office:value="462.9" calcext:value-type="float">
            <text:p>462.9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06588" calcext:value-type="float">
            <text:p>0.06588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873" calcext:value-type="float">
            <text:p>0.873</text:p>
          </table:table-cell>
          <table:table-cell office:value-type="float" office:value="2.117" calcext:value-type="float">
            <text:p>2.117</text:p>
          </table:table-cell>
          <table:table-cell office:value-type="float" office:value="19.2" calcext:value-type="float">
            <text:p>19.2</text:p>
          </table:table-cell>
          <table:table-cell office:value-type="float" office:value="0.006715" calcext:value-type="float">
            <text:p>0.006715</text:p>
          </table:table-cell>
          <table:table-cell office:value-type="float" office:value="0.03705" calcext:value-type="float">
            <text:p>0.03705</text:p>
          </table:table-cell>
          <table:table-cell office:value-type="float" office:value="0.04757" calcext:value-type="float">
            <text:p>0.04757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838" calcext:value-type="float">
            <text:p>0.01838</text:p>
          </table:table-cell>
          <table:table-cell office:value-type="float" office:value="0.006884" calcext:value-type="float">
            <text:p>0.006884</text:p>
          </table:table-cell>
          <table:table-cell office:value-type="float" office:value="14.18" calcext:value-type="float">
            <text:p>14.18</text:p>
          </table:table-cell>
          <table:table-cell office:value-type="float" office:value="23.13" calcext:value-type="float">
            <text:p>23.13</text:p>
          </table:table-cell>
          <table:table-cell office:value-type="float" office:value="95.23" calcext:value-type="float">
            <text:p>95.23</text:p>
          </table:table-cell>
          <table:table-cell office:value-type="float" office:value="600.5" calcext:value-type="float">
            <text:p>600.5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9804" calcext:value-type="float">
            <text:p>0.09804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902727" calcext:value-type="float">
            <text:p>902727</text:p>
          </table:table-cell>
          <table:table-cell office:value-type="string" calcext:value-type="string">
            <text:p>B</text:p>
          </table:table-cell>
          <table:table-cell office:value-type="float" office:value="13.28" calcext:value-type="float">
            <text:p>13.28</text:p>
          </table:table-cell>
          <table:table-cell office:value-type="float" office:value="13.72" calcext:value-type="float">
            <text:p>13.72</text:p>
          </table:table-cell>
          <table:table-cell office:value-type="float" office:value="85.79" calcext:value-type="float">
            <text:p>85.79</text:p>
          </table:table-cell>
          <table:table-cell office:value-type="float" office:value="541.8" calcext:value-type="float">
            <text:p>541.8</text:p>
          </table:table-cell>
          <table:table-cell office:value-type="float" office:value="0.08363" calcext:value-type="float">
            <text:p>0.08363</text:p>
          </table:table-cell>
          <table:table-cell office:value-type="float" office:value="0.08575" calcext:value-type="float">
            <text:p>0.08575</text:p>
          </table:table-cell>
          <table:table-cell office:value-type="float" office:value="0.05077" calcext:value-type="float">
            <text:p>0.05077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05594" calcext:value-type="float">
            <text:p>0.05594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5308" calcext:value-type="float">
            <text:p>0.5308</text:p>
          </table:table-cell>
          <table:table-cell office:value-type="float" office:value="1.592" calcext:value-type="float">
            <text:p>1.592</text:p>
          </table:table-cell>
          <table:table-cell office:value-type="float" office:value="15.26" calcext:value-type="float">
            <text:p>15.26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08468" calcext:value-type="float">
            <text:p>0.008468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02613" calcext:value-type="float">
            <text:p>0.002613</text:p>
          </table:table-cell>
          <table:table-cell office:value-type="float" office:value="14.24" calcext:value-type="float">
            <text:p>14.24</text:p>
          </table:table-cell>
          <table:table-cell office:value-type="float" office:value="17.37" calcext:value-type="float">
            <text:p>17.37</text:p>
          </table:table-cell>
          <table:table-cell office:value-type="float" office:value="96.59" calcext:value-type="float">
            <text:p>96.59</text:p>
          </table:table-cell>
          <table:table-cell office:value-type="float" office:value="623.7" calcext:value-type="float">
            <text:p>623.7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09173" calcext:value-type="float">
            <text:p>0.09173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0732" calcext:value-type="float">
            <text:p>0.0732</text:p>
          </table:table-cell>
        </table:table-row>
        <table:table-row table:style-name="ro1">
          <table:table-cell office:value-type="float" office:value="90291" calcext:value-type="float">
            <text:p>90291</text:p>
          </table:table-cell>
          <table:table-cell office:value-type="string" calcext:value-type="string">
            <text:p>M</text:p>
          </table:table-cell>
          <table:table-cell office:value-type="float" office:value="14.6" calcext:value-type="float">
            <text:p>14.6</text:p>
          </table:table-cell>
          <table:table-cell office:value-type="float" office:value="23.29" calcext:value-type="float">
            <text:p>23.29</text:p>
          </table:table-cell>
          <table:table-cell office:value-type="float" office:value="93.97" calcext:value-type="float">
            <text:p>93.97</text:p>
          </table:table-cell>
          <table:table-cell office:value-type="float" office:value="664.7" calcext:value-type="float">
            <text:p>664.7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06636" calcext:value-type="float">
            <text:p>0.06636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05416" calcext:value-type="float">
            <text:p>0.05416</text:p>
          </table:table-cell>
          <table:table-cell office:value-type="float" office:value="0.4157" calcext:value-type="float">
            <text:p>0.4157</text:p>
          </table:table-cell>
          <table:table-cell office:value-type="float" office:value="1.627" calcext:value-type="float">
            <text:p>1.627</text:p>
          </table:table-cell>
          <table:table-cell office:value-type="float" office:value="2.914" calcext:value-type="float">
            <text:p>2.914</text:p>
          </table:table-cell>
          <table:table-cell office:value-type="float" office:value="33.01" calcext:value-type="float">
            <text:p>33.01</text:p>
          </table:table-cell>
          <table:table-cell office:value-type="float" office:value="0.008312" calcext:value-type="float">
            <text:p>0.008312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3389" calcext:value-type="float">
            <text:p>0.03389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15.79" calcext:value-type="float">
            <text:p>15.79</text:p>
          </table:table-cell>
          <table:table-cell office:value-type="float" office:value="31.71" calcext:value-type="float">
            <text:p>31.71</text:p>
          </table:table-cell>
          <table:table-cell office:value-type="float" office:value="102.2" calcext:value-type="float">
            <text:p>102.2</text:p>
          </table:table-cell>
          <table:table-cell office:value-type="float" office:value="758.2" calcext:value-type="float">
            <text:p>758.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06836" calcext:value-type="float">
            <text:p>0.06836</text:p>
          </table:table-cell>
        </table:table-row>
        <table:table-row table:style-name="ro1">
          <table:table-cell office:value-type="float" office:value="902975" calcext:value-type="float">
            <text:p>902975</text:p>
          </table:table-cell>
          <table:table-cell office:value-type="string" calcext:value-type="string">
            <text:p>B</text:p>
          </table:table-cell>
          <table:table-cell office:value-type="float" office:value="12.21" calcext:value-type="float">
            <text:p>12.21</text:p>
          </table:table-cell>
          <table:table-cell office:value-type="float" office:value="14.09" calcext:value-type="float">
            <text:p>14.09</text:p>
          </table:table-cell>
          <table:table-cell office:value-type="float" office:value="78.78" calcext:value-type="float">
            <text:p>78.78</text:p>
          </table:table-cell>
          <table:table-cell office:value-type="float" office:value="462" calcext:value-type="float">
            <text:p>462</text:p>
          </table:table-cell>
          <table:table-cell office:value-type="float" office:value="0.08108" calcext:value-type="float">
            <text:p>0.08108</text:p>
          </table:table-cell>
          <table:table-cell office:value-type="float" office:value="0.07823" calcext:value-type="float">
            <text:p>0.07823</text:p>
          </table:table-cell>
          <table:table-cell office:value-type="float" office:value="0.06839" calcext:value-type="float">
            <text:p>0.06839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8309" calcext:value-type="float">
            <text:p>0.8309</text:p>
          </table:table-cell>
          <table:table-cell office:value-type="float" office:value="2.097" calcext:value-type="float">
            <text:p>2.097</text:p>
          </table:table-cell>
          <table:table-cell office:value-type="float" office:value="19.96" calcext:value-type="float">
            <text:p>19.96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0.03026" calcext:value-type="float">
            <text:p>0.03026</text:p>
          </table:table-cell>
          <table:table-cell office:value-type="float" office:value="0.04344" calcext:value-type="float">
            <text:p>0.04344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13.13" calcext:value-type="float">
            <text:p>13.13</text:p>
          </table:table-cell>
          <table:table-cell office:value-type="float" office:value="19.29" calcext:value-type="float">
            <text:p>19.29</text:p>
          </table:table-cell>
          <table:table-cell office:value-type="float" office:value="87.65" calcext:value-type="float">
            <text:p>87.65</text:p>
          </table:table-cell>
          <table:table-cell office:value-type="float" office:value="529.9" calcext:value-type="float">
            <text:p>529.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08824" calcext:value-type="float">
            <text:p>0.08824</text:p>
          </table:table-cell>
        </table:table-row>
        <table:table-row table:style-name="ro1">
          <table:table-cell office:value-type="float" office:value="902976" calcext:value-type="float">
            <text:p>902976</text:p>
          </table:table-cell>
          <table:table-cell office:value-type="string" calcext:value-type="string">
            <text:p>B</text:p>
          </table:table-cell>
          <table:table-cell office:value-type="float" office:value="13.88" calcext:value-type="float">
            <text:p>13.88</text:p>
          </table:table-cell>
          <table:table-cell office:value-type="float" office:value="16.16" calcext:value-type="float">
            <text:p>16.16</text:p>
          </table:table-cell>
          <table:table-cell office:value-type="float" office:value="88.37" calcext:value-type="float">
            <text:p>88.37</text:p>
          </table:table-cell>
          <table:table-cell office:value-type="float" office:value="596.6" calcext:value-type="float">
            <text:p>596.6</text:p>
          </table:table-cell>
          <table:table-cell office:value-type="float" office:value="0.07026" calcext:value-type="float">
            <text:p>0.07026</text:p>
          </table:table-cell>
          <table:table-cell office:value-type="float" office:value="0.04831" calcext:value-type="float">
            <text:p>0.04831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8507" calcext:value-type="float">
            <text:p>0.008507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05474" calcext:value-type="float">
            <text:p>0.0547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6218" calcext:value-type="float">
            <text:p>0.6218</text:p>
          </table:table-cell>
          <table:table-cell office:value-type="float" office:value="1.709" calcext:value-type="float">
            <text:p>1.709</text:p>
          </table:table-cell>
          <table:table-cell office:value-type="float" office:value="23.12" calcext:value-type="float">
            <text:p>23.12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07016" calcext:value-type="float">
            <text:p>0.007016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15.51" calcext:value-type="float">
            <text:p>15.51</text:p>
          </table:table-cell>
          <table:table-cell office:value-type="float" office:value="19.97" calcext:value-type="float">
            <text:p>19.97</text:p>
          </table:table-cell>
          <table:table-cell office:value-type="float" office:value="99.66" calcext:value-type="float">
            <text:p>99.66</text:p>
          </table:table-cell>
          <table:table-cell office:value-type="float" office:value="745.3" calcext:value-type="float">
            <text:p>745.3</text:p>
          </table:table-cell>
          <table:table-cell office:value-type="float" office:value="0.08484" calcext:value-type="float">
            <text:p>0.08484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06623" calcext:value-type="float">
            <text:p>0.06623</text:p>
          </table:table-cell>
        </table:table-row>
        <table:table-row table:style-name="ro1">
          <table:table-cell office:value-type="float" office:value="903011" calcext:value-type="float">
            <text:p>903011</text:p>
          </table:table-cell>
          <table:table-cell office:value-type="string" calcext:value-type="string">
            <text:p>B</text:p>
          </table:table-cell>
          <table:table-cell office:value-type="float" office:value="11.27" calcext:value-type="float">
            <text:p>11.27</text:p>
          </table:table-cell>
          <table:table-cell office:value-type="float" office:value="15.5" calcext:value-type="float">
            <text:p>15.5</text:p>
          </table:table-cell>
          <table:table-cell office:value-type="float" office:value="73.38" calcext:value-type="float">
            <text:p>73.38</text:p>
          </table:table-cell>
          <table:table-cell office:value-type="float" office:value="392" calcext:value-type="float">
            <text:p>392</text:p>
          </table:table-cell>
          <table:table-cell office:value-type="float" office:value="0.08365" calcext:value-type="float">
            <text:p>0.08365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181" calcext:value-type="float">
            <text:p>0.181</text:p>
          </table:table-cell>
          <table:table-cell office:value-type="float" office:value="0.07252" calcext:value-type="float">
            <text:p>0.07252</text:p>
          </table:table-cell>
          <table:table-cell office:value-type="float" office:value="0.3305" calcext:value-type="float">
            <text:p>0.3305</text:p>
          </table:table-cell>
          <table:table-cell office:value-type="float" office:value="1.067" calcext:value-type="float">
            <text:p>1.067</text:p>
          </table:table-cell>
          <table:table-cell office:value-type="float" office:value="2.569" calcext:value-type="float">
            <text:p>2.569</text:p>
          </table:table-cell>
          <table:table-cell office:value-type="float" office:value="22.97" calcext:value-type="float">
            <text:p>22.97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9472" calcext:value-type="float">
            <text:p>0.09472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12.04" calcext:value-type="float">
            <text:p>12.04</text:p>
          </table:table-cell>
          <table:table-cell office:value-type="float" office:value="18.93" calcext:value-type="float">
            <text:p>18.93</text:p>
          </table:table-cell>
          <table:table-cell office:value-type="float" office:value="79.73" calcext:value-type="float">
            <text:p>79.73</text:p>
          </table:table-cell>
          <table:table-cell office:value-type="float" office:value="450" calcext:value-type="float">
            <text:p>450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08272" calcext:value-type="float">
            <text:p>0.08272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1043" calcext:value-type="float">
            <text:p>0.1043</text:p>
          </table:table-cell>
        </table:table-row>
        <table:table-row table:style-name="ro1">
          <table:table-cell office:value-type="float" office:value="90312" calcext:value-type="float">
            <text:p>90312</text:p>
          </table:table-cell>
          <table:table-cell office:value-type="string" calcext:value-type="string">
            <text:p>M</text:p>
          </table:table-cell>
          <table:table-cell office:value-type="float" office:value="19.55" calcext:value-type="float">
            <text:p>19.55</text:p>
          </table:table-cell>
          <table:table-cell office:value-type="float" office:value="23.21" calcext:value-type="float">
            <text:p>23.21</text:p>
          </table:table-cell>
          <table:table-cell office:value-type="float" office:value="128.9" calcext:value-type="float">
            <text:p>128.9</text:p>
          </table:table-cell>
          <table:table-cell office:value-type="float" office:value="1174" calcext:value-type="float">
            <text:p>117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6107" calcext:value-type="float">
            <text:p>0.6107</text:p>
          </table:table-cell>
          <table:table-cell office:value-type="float" office:value="2.836" calcext:value-type="float">
            <text:p>2.836</text:p>
          </table:table-cell>
          <table:table-cell office:value-type="float" office:value="5.383" calcext:value-type="float">
            <text:p>5.383</text:p>
          </table:table-cell>
          <table:table-cell office:value-type="float" office:value="70.1" calcext:value-type="float">
            <text:p>70.1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4097" calcext:value-type="float">
            <text:p>0.04097</text:p>
          </table:table-cell>
          <table:table-cell office:value-type="float" office:value="0.07469" calcext:value-type="float">
            <text:p>0.07469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20.82" calcext:value-type="float">
            <text:p>20.82</text:p>
          </table:table-cell>
          <table:table-cell office:value-type="float" office:value="30.44" calcext:value-type="float">
            <text:p>30.44</text:p>
          </table:table-cell>
          <table:table-cell office:value-type="float" office:value="142" calcext:value-type="float">
            <text:p>142</text:p>
          </table:table-cell>
          <table:table-cell office:value-type="float" office:value="1313" calcext:value-type="float">
            <text:p>1313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07602" calcext:value-type="float">
            <text:p>0.07602</text:p>
          </table:table-cell>
        </table:table-row>
        <table:table-row table:style-name="ro1">
          <table:table-cell office:value-type="float" office:value="90317302" calcext:value-type="float">
            <text:p>90317302</text:p>
          </table:table-cell>
          <table:table-cell office:value-type="string" calcext:value-type="string">
            <text:p>B</text:p>
          </table:table-cell>
          <table:table-cell office:value-type="float" office:value="10.26" calcext:value-type="float">
            <text:p>10.26</text:p>
          </table:table-cell>
          <table:table-cell office:value-type="float" office:value="12.22" calcext:value-type="float">
            <text:p>12.22</text:p>
          </table:table-cell>
          <table:table-cell office:value-type="float" office:value="65.75" calcext:value-type="float">
            <text:p>65.75</text:p>
          </table:table-cell>
          <table:table-cell office:value-type="float" office:value="321.6" calcext:value-type="float">
            <text:p>321.6</text:p>
          </table:table-cell>
          <table:table-cell office:value-type="float" office:value="0.09996" calcext:value-type="float">
            <text:p>0.09996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0.01923" calcext:value-type="float">
            <text:p>0.01923</text:p>
          </table:table-cell>
          <table:table-cell office:value-type="float" office:value="0.01968" calcext:value-type="float">
            <text:p>0.01968</text:p>
          </table:table-cell>
          <table:table-cell office:value-type="float" office:value="0.18" calcext:value-type="float">
            <text:p>0.18</text:p>
          </table:table-cell>
          <table:table-cell office:value-type="float" office:value="0.06569" calcext:value-type="float">
            <text:p>0.06569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5477" calcext:value-type="float">
            <text:p>0.5477</text:p>
          </table:table-cell>
          <table:table-cell office:value-type="float" office:value="1.348" calcext:value-type="float">
            <text:p>1.348</text:p>
          </table:table-cell>
          <table:table-cell office:value-type="float" office:value="11.88" calcext:value-type="float">
            <text:p>11.88</text:p>
          </table:table-cell>
          <table:table-cell office:value-type="float" office:value="0.005682" calcext:value-type="float">
            <text:p>0.005682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8496" calcext:value-type="float">
            <text:p>0.008496</text:p>
          </table:table-cell>
          <table:table-cell office:value-type="float" office:value="0.006929" calcext:value-type="float">
            <text:p>0.006929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02371" calcext:value-type="float">
            <text:p>0.002371</text:p>
          </table:table-cell>
          <table:table-cell office:value-type="float" office:value="11.38" calcext:value-type="float">
            <text:p>11.38</text:p>
          </table:table-cell>
          <table:table-cell office:value-type="float" office:value="15.65" calcext:value-type="float">
            <text:p>15.65</text:p>
          </table:table-cell>
          <table:table-cell office:value-type="float" office:value="73.23" calcext:value-type="float">
            <text:p>73.23</text:p>
          </table:table-cell>
          <table:table-cell office:value-type="float" office:value="394.5" calcext:value-type="float">
            <text:p>394.5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07722" calcext:value-type="float">
            <text:p>0.07722</text:p>
          </table:table-cell>
        </table:table-row>
        <table:table-row table:style-name="ro1">
          <table:table-cell office:value-type="float" office:value="903483" calcext:value-type="float">
            <text:p>903483</text:p>
          </table:table-cell>
          <table:table-cell office:value-type="string" calcext:value-type="string">
            <text:p>B</text:p>
          </table:table-cell>
          <table:table-cell office:value-type="float" office:value="8.734" calcext:value-type="float">
            <text:p>8.734</text:p>
          </table:table-cell>
          <table:table-cell office:value-type="float" office:value="16.84" calcext:value-type="float">
            <text:p>16.84</text:p>
          </table:table-cell>
          <table:table-cell office:value-type="float" office:value="55.27" calcext:value-type="float">
            <text:p>55.27</text:p>
          </table:table-cell>
          <table:table-cell office:value-type="float" office:value="234.3" calcext:value-type="float">
            <text:p>234.3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7428" calcext:value-type="float">
            <text:p>0.0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07098" calcext:value-type="float">
            <text:p>0.07098</text:p>
          </table:table-cell>
          <table:table-cell office:value-type="float" office:value="0.5169" calcext:value-type="float">
            <text:p>0.5169</text:p>
          </table:table-cell>
          <table:table-cell office:value-type="float" office:value="2.079" calcext:value-type="float">
            <text:p>2.079</text:p>
          </table:table-cell>
          <table:table-cell office:value-type="float" office:value="3.167" calcext:value-type="float">
            <text:p>3.167</text:p>
          </table:table-cell>
          <table:table-cell office:value-type="float" office:value="28.85" calcext:value-type="float">
            <text:p>28.85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966" calcext:value-type="float">
            <text:p>0.0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06736" calcext:value-type="float">
            <text:p>0.006736</text:p>
          </table:table-cell>
          <table:table-cell office:value-type="float" office:value="10.17" calcext:value-type="float">
            <text:p>10.17</text:p>
          </table:table-cell>
          <table:table-cell office:value-type="float" office:value="22.8" calcext:value-type="float">
            <text:p>22.8</text:p>
          </table:table-cell>
          <table:table-cell office:value-type="float" office:value="64.01" calcext:value-type="float">
            <text:p>64.01</text:p>
          </table:table-cell>
          <table:table-cell office:value-type="float" office:value="317" calcext:value-type="float">
            <text:p>31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08865" calcext:value-type="float">
            <text:p>0.08865</text:p>
          </table:table-cell>
        </table:table-row>
        <table:table-row table:style-name="ro1">
          <table:table-cell office:value-type="float" office:value="903507" calcext:value-type="float">
            <text:p>903507</text:p>
          </table:table-cell>
          <table:table-cell office:value-type="string" calcext:value-type="string">
            <text:p>M</text:p>
          </table:table-cell>
          <table:table-cell office:value-type="float" office:value="15.49" calcext:value-type="float">
            <text:p>15.49</text:p>
          </table:table-cell>
          <table:table-cell office:value-type="float" office:value="19.97" calcext:value-type="float">
            <text:p>19.97</text:p>
          </table:table-cell>
          <table:table-cell office:value-type="float" office:value="102.4" calcext:value-type="float">
            <text:p>102.4</text:p>
          </table:table-cell>
          <table:table-cell office:value-type="float" office:value="744.7" calcext:value-type="float">
            <text:p>744.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09113" calcext:value-type="float">
            <text:p>0.09113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0.647" calcext:value-type="float">
            <text:p>0.647</text:p>
          </table:table-cell>
          <table:table-cell office:value-type="float" office:value="1.331" calcext:value-type="float">
            <text:p>1.331</text:p>
          </table:table-cell>
          <table:table-cell office:value-type="float" office:value="4.675" calcext:value-type="float">
            <text:p>4.675</text:p>
          </table:table-cell>
          <table:table-cell office:value-type="float" office:value="66.91" calcext:value-type="float">
            <text:p>66.91</text:p>
          </table:table-cell>
          <table:table-cell office:value-type="float" office:value="0.007269" calcext:value-type="float">
            <text:p>0.007269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0.04972" calcext:value-type="float">
            <text:p>0.04972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04232" calcext:value-type="float">
            <text:p>0.004232</text:p>
          </table:table-cell>
          <table:table-cell office:value-type="float" office:value="21.2" calcext:value-type="float">
            <text:p>21.2</text:p>
          </table:table-cell>
          <table:table-cell office:value-type="float" office:value="29.41" calcext:value-type="float">
            <text:p>29.41</text:p>
          </table:table-cell>
          <table:table-cell office:value-type="float" office:value="142.1" calcext:value-type="float">
            <text:p>142.1</text:p>
          </table:table-cell>
          <table:table-cell office:value-type="float" office:value="1359" calcext:value-type="float">
            <text:p>1359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1019" calcext:value-type="float">
            <text:p>0.1019</text:p>
          </table:table-cell>
        </table:table-row>
        <table:table-row table:style-name="ro1">
          <table:table-cell office:value-type="float" office:value="903516" calcext:value-type="float">
            <text:p>903516</text:p>
          </table:table-cell>
          <table:table-cell office:value-type="string" calcext:value-type="string">
            <text:p>M</text:p>
          </table:table-cell>
          <table:table-cell office:value-type="float" office:value="21.61" calcext:value-type="float">
            <text:p>21.61</text:p>
          </table:table-cell>
          <table:table-cell office:value-type="float" office:value="22.28" calcext:value-type="float">
            <text:p>22.28</text:p>
          </table:table-cell>
          <table:table-cell office:value-type="float" office:value="144.4" calcext:value-type="float">
            <text:p>144.4</text:p>
          </table:table-cell>
          <table:table-cell office:value-type="float" office:value="1407" calcext:value-type="float">
            <text:p>1407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281" calcext:value-type="float">
            <text:p>0.28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06606" calcext:value-type="float">
            <text:p>0.06606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9209" calcext:value-type="float">
            <text:p>0.9209</text:p>
          </table:table-cell>
          <table:table-cell office:value-type="float" office:value="4.158" calcext:value-type="float">
            <text:p>4.158</text:p>
          </table:table-cell>
          <table:table-cell office:value-type="float" office:value="80.99" calcext:value-type="float">
            <text:p>80.99</text:p>
          </table:table-cell>
          <table:table-cell office:value-type="float" office:value="0.005215" calcext:value-type="float">
            <text:p>0.005215</text:p>
          </table:table-cell>
          <table:table-cell office:value-type="float" office:value="0.03726" calcext:value-type="float">
            <text:p>0.03726</text:p>
          </table:table-cell>
          <table:table-cell office:value-type="float" office:value="0.04718" calcext:value-type="float">
            <text:p>0.04718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26.23" calcext:value-type="float">
            <text:p>26.23</text:p>
          </table:table-cell>
          <table:table-cell office:value-type="float" office:value="28.74" calcext:value-type="float">
            <text:p>28.74</text:p>
          </table:table-cell>
          <table:table-cell office:value-type="float" office:value="172" calcext:value-type="float">
            <text:p>172</text:p>
          </table:table-cell>
          <table:table-cell office:value-type="float" office:value="2081" calcext:value-type="float">
            <text:p>2081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1007" calcext:value-type="float">
            <text:p>0.1007</text:p>
          </table:table-cell>
        </table:table-row>
        <table:table-row table:style-name="ro1">
          <table:table-cell office:value-type="float" office:value="903554" calcext:value-type="float">
            <text:p>903554</text:p>
          </table:table-cell>
          <table:table-cell office:value-type="string" calcext:value-type="string">
            <text:p>B</text:p>
          </table:table-cell>
          <table:table-cell office:value-type="float" office:value="12.1" calcext:value-type="float">
            <text:p>12.1</text:p>
          </table:table-cell>
          <table:table-cell office:value-type="float" office:value="17.72" calcext:value-type="float">
            <text:p>17.72</text:p>
          </table:table-cell>
          <table:table-cell office:value-type="float" office:value="78.07" calcext:value-type="float">
            <text:p>78.07</text:p>
          </table:table-cell>
          <table:table-cell office:value-type="float" office:value="446.2" calcext:value-type="float">
            <text:p>446.2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9758" calcext:value-type="float">
            <text:p>0.09758</text:p>
          </table:table-cell>
          <table:table-cell office:value-type="float" office:value="0.04783" calcext:value-type="float">
            <text:p>0.04783</text:p>
          </table:table-cell>
          <table:table-cell office:value-type="float" office:value="0.03326" calcext:value-type="float">
            <text:p>0.03326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06161" calcext:value-type="float">
            <text:p>0.06161</text:p>
          </table:table-cell>
          <table:table-cell office:value-type="float" office:value="0.2841" calcext:value-type="float">
            <text:p>0.2841</text:p>
          </table:table-cell>
          <table:table-cell office:value-type="float" office:value="1.652" calcext:value-type="float">
            <text:p>1.652</text:p>
          </table:table-cell>
          <table:table-cell office:value-type="float" office:value="1.869" calcext:value-type="float">
            <text:p>1.869</text:p>
          </table:table-cell>
          <table:table-cell office:value-type="float" office:value="22.22" calcext:value-type="float">
            <text:p>22.22</text:p>
          </table:table-cell>
          <table:table-cell office:value-type="float" office:value="0.008146" calcext:value-type="float">
            <text:p>0.008146</text:p>
          </table:table-cell>
          <table:table-cell office:value-type="float" office:value="0.01631" calcext:value-type="float">
            <text:p>0.01631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13.56" calcext:value-type="float">
            <text:p>13.56</text:p>
          </table:table-cell>
          <table:table-cell office:value-type="float" office:value="25.8" calcext:value-type="float">
            <text:p>25.8</text:p>
          </table:table-cell>
          <table:table-cell office:value-type="float" office:value="88.33" calcext:value-type="float">
            <text:p>88.33</text:p>
          </table:table-cell>
          <table:table-cell office:value-type="float" office:value="559.5" calcext:value-type="float">
            <text:p>559.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06266" calcext:value-type="float">
            <text:p>0.06266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07081" calcext:value-type="float">
            <text:p>0.07081</text:p>
          </table:table-cell>
        </table:table-row>
        <table:table-row table:style-name="ro1">
          <table:table-cell office:value-type="float" office:value="903811" calcext:value-type="float">
            <text:p>903811</text:p>
          </table:table-cell>
          <table:table-cell office:value-type="string" calcext:value-type="string">
            <text:p>B</text:p>
          </table:table-cell>
          <table:table-cell office:value-type="float" office:value="14.06" calcext:value-type="float">
            <text:p>14.06</text:p>
          </table:table-cell>
          <table:table-cell office:value-type="float" office:value="17.18" calcext:value-type="float">
            <text:p>17.18</text:p>
          </table:table-cell>
          <table:table-cell office:value-type="float" office:value="89.75" calcext:value-type="float">
            <text:p>89.75</text:p>
          </table:table-cell>
          <table:table-cell office:value-type="float" office:value="609.1" calcext:value-type="float">
            <text:p>609.1</text:p>
          </table:table-cell>
          <table:table-cell office:value-type="float" office:value="0.08045" calcext:value-type="float">
            <text:p>0.08045</text:p>
          </table:table-cell>
          <table:table-cell office:value-type="float" office:value="0.05361" calcext:value-type="float">
            <text:p>0.05361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3251" calcext:value-type="float">
            <text:p>0.03251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05764" calcext:value-type="float">
            <text:p>0.05764</text:p>
          </table:table-cell>
          <table:table-cell office:value-type="float" office:value="0.1504" calcext:value-type="float">
            <text:p>0.1504</text:p>
          </table:table-cell>
          <table:table-cell office:value-type="float" office:value="1.685" calcext:value-type="float">
            <text:p>1.685</text:p>
          </table:table-cell>
          <table:table-cell office:value-type="float" office:value="1.237" calcext:value-type="float">
            <text:p>1.237</text:p>
          </table:table-cell>
          <table:table-cell office:value-type="float" office:value="12.67" calcext:value-type="float">
            <text:p>12.67</text:p>
          </table:table-cell>
          <table:table-cell office:value-type="float" office:value="0.005371" calcext:value-type="float">
            <text:p>0.005371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09155" calcext:value-type="float">
            <text:p>0.009155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14.92" calcext:value-type="float">
            <text:p>14.92</text:p>
          </table:table-cell>
          <table:table-cell office:value-type="float" office:value="25.34" calcext:value-type="float">
            <text:p>25.34</text:p>
          </table:table-cell>
          <table:table-cell office:value-type="float" office:value="96.42" calcext:value-type="float">
            <text:p>96.42</text:p>
          </table:table-cell>
          <table:table-cell office:value-type="float" office:value="684.5" calcext:value-type="float">
            <text:p>684.5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911" calcext:value-type="float">
            <text:p>0.07911</text:p>
          </table:table-cell>
          <table:table-cell office:value-type="float" office:value="0.2523" calcext:value-type="float">
            <text:p>0.2523</text:p>
          </table:table-cell>
          <table:table-cell office:value-type="float" office:value="0.06609" calcext:value-type="float">
            <text:p>0.06609</text:p>
          </table:table-cell>
        </table:table-row>
        <table:table-row table:style-name="ro1">
          <table:table-cell office:value-type="float" office:value="90401601" calcext:value-type="float">
            <text:p>90401601</text:p>
          </table:table-cell>
          <table:table-cell office:value-type="string" calcext:value-type="string">
            <text:p>B</text:p>
          </table:table-cell>
          <table:table-cell office:value-type="float" office:value="13.51" calcext:value-type="float">
            <text:p>13.51</text:p>
          </table:table-cell>
          <table:table-cell office:value-type="float" office:value="18.89" calcext:value-type="float">
            <text:p>18.89</text:p>
          </table:table-cell>
          <table:table-cell office:value-type="float" office:value="88.1" calcext:value-type="float">
            <text:p>88.1</text:p>
          </table:table-cell>
          <table:table-cell office:value-type="float" office:value="558.1" calcext:value-type="float">
            <text:p>558.1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5381" calcext:value-type="float">
            <text:p>0.05381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2136" calcext:value-type="float">
            <text:p>0.2136</text:p>
          </table:table-cell>
          <table:table-cell office:value-type="float" office:value="1.332" calcext:value-type="float">
            <text:p>1.332</text:p>
          </table:table-cell>
          <table:table-cell office:value-type="float" office:value="1.513" calcext:value-type="float">
            <text:p>1.513</text:p>
          </table:table-cell>
          <table:table-cell office:value-type="float" office:value="19.29" calcext:value-type="float">
            <text:p>19.29</text:p>
          </table:table-cell>
          <table:table-cell office:value-type="float" office:value="0.005442" calcext:value-type="float">
            <text:p>0.005442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3304" calcext:value-type="float">
            <text:p>0.03304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14.8" calcext:value-type="float">
            <text:p>14.8</text:p>
          </table:table-cell>
          <table:table-cell office:value-type="float" office:value="27.2" calcext:value-type="float">
            <text:p>27.2</text:p>
          </table:table-cell>
          <table:table-cell office:value-type="float" office:value="97.33" calcext:value-type="float">
            <text:p>97.33</text:p>
          </table:table-cell>
          <table:table-cell office:value-type="float" office:value="675.2" calcext:value-type="float">
            <text:p>675.2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57" calcext:value-type="float">
            <text:p>0.257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07686" calcext:value-type="float">
            <text:p>0.07686</text:p>
          </table:table-cell>
        </table:table-row>
        <table:table-row table:style-name="ro1">
          <table:table-cell office:value-type="float" office:value="90401602" calcext:value-type="float">
            <text:p>90401602</text:p>
          </table:table-cell>
          <table:table-cell office:value-type="string" calcext:value-type="string">
            <text:p>B</text:p>
          </table:table-cell>
          <table:table-cell office:value-type="float" office:value="12.8" calcext:value-type="float">
            <text:p>12.8</text:p>
          </table:table-cell>
          <table:table-cell office:value-type="float" office:value="17.46" calcext:value-type="float">
            <text:p>17.46</text:p>
          </table:table-cell>
          <table:table-cell office:value-type="float" office:value="83.05" calcext:value-type="float">
            <text:p>83.05</text:p>
          </table:table-cell>
          <table:table-cell office:value-type="float" office:value="508.3" calcext:value-type="float">
            <text:p>508.3</text:p>
          </table:table-cell>
          <table:table-cell office:value-type="float" office:value="0.08044" calcext:value-type="float">
            <text:p>0.08044</text:p>
          </table:table-cell>
          <table:table-cell office:value-type="float" office:value="0.08895" calcext:value-type="float">
            <text:p>0.0889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4083" calcext:value-type="float">
            <text:p>0.04083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639" calcext:value-type="float">
            <text:p>0.3639</text:p>
          </table:table-cell>
          <table:table-cell office:value-type="float" office:value="1.265" calcext:value-type="float">
            <text:p>1.265</text:p>
          </table:table-cell>
          <table:table-cell office:value-type="float" office:value="2.668" calcext:value-type="float">
            <text:p>2.668</text:p>
          </table:table-cell>
          <table:table-cell office:value-type="float" office:value="30.57" calcext:value-type="float">
            <text:p>30.57</text:p>
          </table:table-cell>
          <table:table-cell office:value-type="float" office:value="0.005421" calcext:value-type="float">
            <text:p>0.005421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869" calcext:value-type="float">
            <text:p>0.01869</text:p>
          </table:table-cell>
          <table:table-cell office:value-type="float" office:value="0.004067" calcext:value-type="float">
            <text:p>0.004067</text:p>
          </table:table-cell>
          <table:table-cell office:value-type="float" office:value="13.74" calcext:value-type="float">
            <text:p>13.74</text:p>
          </table:table-cell>
          <table:table-cell office:value-type="float" office:value="21.06" calcext:value-type="float">
            <text:p>21.06</text:p>
          </table:table-cell>
          <table:table-cell office:value-type="float" office:value="90.72" calcext:value-type="float">
            <text:p>90.72</text:p>
          </table:table-cell>
          <table:table-cell office:value-type="float" office:value="591" calcext:value-type="float">
            <text:p>591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08296" calcext:value-type="float">
            <text:p>0.08296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07053" calcext:value-type="float">
            <text:p>0.07053</text:p>
          </table:table-cell>
        </table:table-row>
        <table:table-row table:style-name="ro1">
          <table:table-cell office:value-type="float" office:value="904302" calcext:value-type="float">
            <text:p>904302</text:p>
          </table:table-cell>
          <table:table-cell office:value-type="string" calcext:value-type="string">
            <text:p>B</text:p>
          </table:table-cell>
          <table:table-cell office:value-type="float" office:value="11.06" calcext:value-type="float">
            <text:p>11.06</text:p>
          </table:table-cell>
          <table:table-cell office:value-type="float" office:value="14.83" calcext:value-type="float">
            <text:p>14.83</text:p>
          </table:table-cell>
          <table:table-cell office:value-type="float" office:value="70.31" calcext:value-type="float">
            <text:p>70.31</text:p>
          </table:table-cell>
          <table:table-cell office:value-type="float" office:value="378.2" calcext:value-type="float">
            <text:p>378.2</text:p>
          </table:table-cell>
          <table:table-cell office:value-type="float" office:value="0.07741" calcext:value-type="float">
            <text:p>0.07741</text:p>
          </table:table-cell>
          <table:table-cell office:value-type="float" office:value="0.04768" calcext:value-type="float">
            <text:p>0.04768</text:p>
          </table:table-cell>
          <table:table-cell office:value-type="float" office:value="0.02712" calcext:value-type="float">
            <text:p>0.02712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6881" calcext:value-type="float">
            <text:p>0.6881</text:p>
          </table:table-cell>
          <table:table-cell office:value-type="float" office:value="1.263" calcext:value-type="float">
            <text:p>1.263</text:p>
          </table:table-cell>
          <table:table-cell office:value-type="float" office:value="12.98" calcext:value-type="float">
            <text:p>12.98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12.68" calcext:value-type="float">
            <text:p>12.68</text:p>
          </table:table-cell>
          <table:table-cell office:value-type="float" office:value="20.35" calcext:value-type="float">
            <text:p>20.35</text:p>
          </table:table-cell>
          <table:table-cell office:value-type="float" office:value="80.79" calcext:value-type="float">
            <text:p>80.79</text:p>
          </table:table-cell>
          <table:table-cell office:value-type="float" office:value="496.7" calcext:value-type="float">
            <text:p>496.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259" calcext:value-type="float">
            <text:p>0.259</text:p>
          </table:table-cell>
          <table:table-cell office:value-type="float" office:value="0.09158" calcext:value-type="float">
            <text:p>0.09158</text:p>
          </table:table-cell>
        </table:table-row>
        <table:table-row table:style-name="ro1">
          <table:table-cell office:value-type="float" office:value="904357" calcext:value-type="float">
            <text:p>904357</text:p>
          </table:table-cell>
          <table:table-cell office:value-type="string" calcext:value-type="string">
            <text:p>B</text:p>
          </table:table-cell>
          <table:table-cell office:value-type="float" office:value="11.8" calcext:value-type="float">
            <text:p>11.8</text:p>
          </table:table-cell>
          <table:table-cell office:value-type="float" office:value="17.26" calcext:value-type="float">
            <text:p>17.26</text:p>
          </table:table-cell>
          <table:table-cell office:value-type="float" office:value="75.26" calcext:value-type="float">
            <text:p>75.26</text:p>
          </table:table-cell>
          <table:table-cell office:value-type="float" office:value="431.9" calcext:value-type="float">
            <text:p>431.9</text:p>
          </table:table-cell>
          <table:table-cell office:value-type="float" office:value="0.09087" calcext:value-type="float">
            <text:p>0.09087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02853" calcext:value-type="float">
            <text:p>0.0285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3438" calcext:value-type="float">
            <text:p>0.3438</text:p>
          </table:table-cell>
          <table:table-cell office:value-type="float" office:value="1.14" calcext:value-type="float">
            <text:p>1.14</text:p>
          </table:table-cell>
          <table:table-cell office:value-type="float" office:value="2.225" calcext:value-type="float">
            <text:p>2.225</text:p>
          </table:table-cell>
          <table:table-cell office:value-type="float" office:value="25.06" calcext:value-type="float">
            <text:p>25.06</text:p>
          </table:table-cell>
          <table:table-cell office:value-type="float" office:value="0.005463" calcext:value-type="float">
            <text:p>0.005463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05398" calcext:value-type="float">
            <text:p>0.005398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13.45" calcext:value-type="float">
            <text:p>13.45</text:p>
          </table:table-cell>
          <table:table-cell office:value-type="float" office:value="24.49" calcext:value-type="float">
            <text:p>24.49</text:p>
          </table:table-cell>
          <table:table-cell office:value-type="float" office:value="86" calcext:value-type="float">
            <text:p>86</text:p>
          </table:table-cell>
          <table:table-cell office:value-type="float" office:value="562" calcext:value-type="float">
            <text:p>562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05356" calcext:value-type="float">
            <text:p>0.05356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08121" calcext:value-type="float">
            <text:p>0.08121</text:p>
          </table:table-cell>
        </table:table-row>
        <table:table-row table:style-name="ro1">
          <table:table-cell office:value-type="float" office:value="90439701" calcext:value-type="float">
            <text:p>90439701</text:p>
          </table:table-cell>
          <table:table-cell office:value-type="string" calcext:value-type="string">
            <text:p>M</text:p>
          </table:table-cell>
          <table:table-cell office:value-type="float" office:value="17.91" calcext:value-type="float">
            <text:p>17.91</text:p>
          </table:table-cell>
          <table:table-cell office:value-type="float" office:value="21.02" calcext:value-type="float">
            <text:p>21.02</text:p>
          </table:table-cell>
          <table:table-cell office:value-type="float" office:value="124.4" calcext:value-type="float">
            <text:p>124.4</text:p>
          </table:table-cell>
          <table:table-cell office:value-type="float" office:value="994" calcext:value-type="float">
            <text:p>994</text:p>
          </table:table-cell>
          <table:table-cell office:value-type="float" office:value="0.123" calcext:value-type="float">
            <text:p>0.123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3189" calcext:value-type="float">
            <text:p>0.318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07115" calcext:value-type="float">
            <text:p>0.0711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747" calcext:value-type="float">
            <text:p>0.7747</text:p>
          </table:table-cell>
          <table:table-cell office:value-type="float" office:value="3.123" calcext:value-type="float">
            <text:p>3.123</text:p>
          </table:table-cell>
          <table:table-cell office:value-type="float" office:value="41.51" calcext:value-type="float">
            <text:p>41.51</text:p>
          </table:table-cell>
          <table:table-cell office:value-type="float" office:value="0.007159" calcext:value-type="float">
            <text:p>0.007159</text:p>
          </table:table-cell>
          <table:table-cell office:value-type="float" office:value="0.03718" calcext:value-type="float">
            <text:p>0.03718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20.8" calcext:value-type="float">
            <text:p>20.8</text:p>
          </table:table-cell>
          <table:table-cell office:value-type="float" office:value="27.78" calcext:value-type="float">
            <text:p>27.78</text:p>
          </table:table-cell>
          <table:table-cell office:value-type="float" office:value="149.6" calcext:value-type="float">
            <text:p>149.6</text:p>
          </table:table-cell>
          <table:table-cell office:value-type="float" office:value="1304" calcext:value-type="float">
            <text:p>1304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1198" calcext:value-type="float">
            <text:p>0.1198</text:p>
          </table:table-cell>
        </table:table-row>
        <table:table-row table:style-name="ro1">
          <table:table-cell office:value-type="float" office:value="904647" calcext:value-type="float">
            <text:p>904647</text:p>
          </table:table-cell>
          <table:table-cell office:value-type="string" calcext:value-type="string">
            <text:p>B</text:p>
          </table:table-cell>
          <table:table-cell office:value-type="float" office:value="11.93" calcext:value-type="float">
            <text:p>11.93</text:p>
          </table:table-cell>
          <table:table-cell office:value-type="float" office:value="10.91" calcext:value-type="float">
            <text:p>10.91</text:p>
          </table:table-cell>
          <table:table-cell office:value-type="float" office:value="76.14" calcext:value-type="float">
            <text:p>76.14</text:p>
          </table:table-cell>
          <table:table-cell office:value-type="float" office:value="442.7" calcext:value-type="float">
            <text:p>442.7</text:p>
          </table:table-cell>
          <table:table-cell office:value-type="float" office:value="0.08872" calcext:value-type="float">
            <text:p>0.08872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2606" calcext:value-type="float">
            <text:p>0.02606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5541" calcext:value-type="float">
            <text:p>0.05541</text:p>
          </table:table-cell>
          <table:table-cell office:value-type="float" office:value="0.2522" calcext:value-type="float">
            <text:p>0.2522</text:p>
          </table:table-cell>
          <table:table-cell office:value-type="float" office:value="1.045" calcext:value-type="float">
            <text:p>1.045</text:p>
          </table:table-cell>
          <table:table-cell office:value-type="float" office:value="1.649" calcext:value-type="float">
            <text:p>1.649</text:p>
          </table:table-cell>
          <table:table-cell office:value-type="float" office:value="18.95" calcext:value-type="float">
            <text:p>18.9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1857" calcext:value-type="float">
            <text:p>0.001857</text:p>
          </table:table-cell>
          <table:table-cell office:value-type="float" office:value="13.8" calcext:value-type="float">
            <text:p>13.8</text:p>
          </table:table-cell>
          <table:table-cell office:value-type="float" office:value="20.14" calcext:value-type="float">
            <text:p>20.14</text:p>
          </table:table-cell>
          <table:table-cell office:value-type="float" office:value="87.64" calcext:value-type="float">
            <text:p>87.64</text:p>
          </table:table-cell>
          <table:table-cell office:value-type="float" office:value="589.5" calcext:value-type="float">
            <text:p>589.5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06876" calcext:value-type="float">
            <text:p>0.06876</text:p>
          </table:table-cell>
          <table:table-cell office:value-type="float" office:value="0.246" calcext:value-type="float">
            <text:p>0.246</text:p>
          </table:table-cell>
          <table:table-cell office:value-type="float" office:value="0.07262" calcext:value-type="float">
            <text:p>0.07262</text:p>
          </table:table-cell>
        </table:table-row>
        <table:table-row table:style-name="ro1">
          <table:table-cell office:value-type="float" office:value="904689" calcext:value-type="float">
            <text:p>904689</text:p>
          </table:table-cell>
          <table:table-cell office:value-type="string" calcext:value-type="string">
            <text:p>B</text:p>
          </table:table-cell>
          <table:table-cell office:value-type="float" office:value="12.96" calcext:value-type="float">
            <text:p>12.96</text:p>
          </table:table-cell>
          <table:table-cell office:value-type="float" office:value="18.29" calcext:value-type="float">
            <text:p>18.29</text:p>
          </table:table-cell>
          <table:table-cell office:value-type="float" office:value="84.18" calcext:value-type="float">
            <text:p>84.18</text:p>
          </table:table-cell>
          <table:table-cell office:value-type="float" office:value="525.2" calcext:value-type="float">
            <text:p>525.2</text:p>
          </table:table-cell>
          <table:table-cell office:value-type="float" office:value="0.07351" calcext:value-type="float">
            <text:p>0.07351</text:p>
          </table:table-cell>
          <table:table-cell office:value-type="float" office:value="0.07899" calcext:value-type="float">
            <text:p>0.07899</text:p>
          </table:table-cell>
          <table:table-cell office:value-type="float" office:value="0.04057" calcext:value-type="float">
            <text:p>0.04057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05899" calcext:value-type="float">
            <text:p>0.05899</text:p>
          </table:table-cell>
          <table:table-cell office:value-type="float" office:value="0.2357" calcext:value-type="float">
            <text:p>0.2357</text:p>
          </table:table-cell>
          <table:table-cell office:value-type="float" office:value="1.299" calcext:value-type="float">
            <text:p>1.299</text:p>
          </table:table-cell>
          <table:table-cell office:value-type="float" office:value="2.397" calcext:value-type="float">
            <text:p>2.397</text:p>
          </table:table-cell>
          <table:table-cell office:value-type="float" office:value="20.21" calcext:value-type="float">
            <text:p>20.21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3713" calcext:value-type="float">
            <text:p>0.03713</text:p>
          </table:table-cell>
          <table:table-cell office:value-type="float" office:value="0.03452" calcext:value-type="float">
            <text:p>0.03452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14.13" calcext:value-type="float">
            <text:p>14.13</text:p>
          </table:table-cell>
          <table:table-cell office:value-type="float" office:value="24.61" calcext:value-type="float">
            <text:p>24.61</text:p>
          </table:table-cell>
          <table:table-cell office:value-type="float" office:value="96.31" calcext:value-type="float">
            <text:p>96.31</text:p>
          </table:table-cell>
          <table:table-cell office:value-type="float" office:value="621.9" calcext:value-type="float">
            <text:p>621.9</text:p>
          </table:table-cell>
          <table:table-cell office:value-type="float" office:value="0.09329" calcext:value-type="float">
            <text:p>0.09329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07247" calcext:value-type="float">
            <text:p>0.07247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B</text:p>
          </table:table-cell>
          <table:table-cell office:value-type="float" office:value="12.94" calcext:value-type="float">
            <text:p>12.94</text:p>
          </table:table-cell>
          <table:table-cell office:value-type="float" office:value="16.17" calcext:value-type="float">
            <text:p>16.17</text:p>
          </table:table-cell>
          <table:table-cell office:value-type="float" office:value="83.18" calcext:value-type="float">
            <text:p>83.18</text:p>
          </table:table-cell>
          <table:table-cell office:value-type="float" office:value="507.6" calcext:value-type="float">
            <text:p>507.6</text:p>
          </table:table-cell>
          <table:table-cell office:value-type="float" office:value="0.09879" calcext:value-type="float">
            <text:p>0.09879</text:p>
          </table:table-cell>
          <table:table-cell office:value-type="float" office:value="0.08836" calcext:value-type="float">
            <text:p>0.08836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905" calcext:value-type="float">
            <text:p>0.905</text:p>
          </table:table-cell>
          <table:table-cell office:value-type="float" office:value="0.9975" calcext:value-type="float">
            <text:p>0.9975</text:p>
          </table:table-cell>
          <table:table-cell office:value-type="float" office:value="11.36" calcext:value-type="float">
            <text:p>11.36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7308" calcext:value-type="float">
            <text:p>0.007308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13.86" calcext:value-type="float">
            <text:p>13.86</text:p>
          </table:table-cell>
          <table:table-cell office:value-type="float" office:value="23.02" calcext:value-type="float">
            <text:p>23.02</text:p>
          </table:table-cell>
          <table:table-cell office:value-type="float" office:value="89.69" calcext:value-type="float">
            <text:p>89.69</text:p>
          </table:table-cell>
          <table:table-cell office:value-type="float" office:value="580.9" calcext:value-type="float">
            <text:p>580.9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81" calcext:value-type="float">
            <text:p>0.181</text:p>
          </table:table-cell>
          <table:table-cell office:value-type="float" office:value="0.08388" calcext:value-type="float">
            <text:p>0.08388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07834" calcext:value-type="float">
            <text:p>0.07834</text:p>
          </table:table-cell>
        </table:table-row>
        <table:table-row table:style-name="ro1">
          <table:table-cell office:value-type="float" office:value="904969" calcext:value-type="float">
            <text:p>904969</text:p>
          </table:table-cell>
          <table:table-cell office:value-type="string" calcext:value-type="string">
            <text:p>B</text:p>
          </table:table-cell>
          <table:table-cell office:value-type="float" office:value="12.34" calcext:value-type="float">
            <text:p>12.34</text:p>
          </table:table-cell>
          <table:table-cell office:value-type="float" office:value="14.95" calcext:value-type="float">
            <text:p>14.95</text:p>
          </table:table-cell>
          <table:table-cell office:value-type="float" office:value="78.29" calcext:value-type="float">
            <text:p>78.29</text:p>
          </table:table-cell>
          <table:table-cell office:value-type="float" office:value="469.1" calcext:value-type="float">
            <text:p>469.1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04571" calcext:value-type="float">
            <text:p>0.04571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05708" calcext:value-type="float">
            <text:p>0.0570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9078" calcext:value-type="float">
            <text:p>0.9078</text:p>
          </table:table-cell>
          <table:table-cell office:value-type="float" office:value="2.602" calcext:value-type="float">
            <text:p>2.602</text:p>
          </table:table-cell>
          <table:table-cell office:value-type="float" office:value="30.15" calcext:value-type="float">
            <text:p>30.15</text:p>
          </table:table-cell>
          <table:table-cell office:value-type="float" office:value="0.007702" calcext:value-type="float">
            <text:p>0.007702</text:p>
          </table:table-cell>
          <table:table-cell office:value-type="float" office:value="0.008491" calcext:value-type="float">
            <text:p>0.008491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13.18" calcext:value-type="float">
            <text:p>13.18</text:p>
          </table:table-cell>
          <table:table-cell office:value-type="float" office:value="16.85" calcext:value-type="float">
            <text:p>16.85</text:p>
          </table:table-cell>
          <table:table-cell office:value-type="float" office:value="84.11" calcext:value-type="float">
            <text:p>84.11</text:p>
          </table:table-cell>
          <table:table-cell office:value-type="float" office:value="533.1" calcext:value-type="float">
            <text:p>533.1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0.04921" calcext:value-type="float">
            <text:p>0.04921</text:p>
          </table:table-cell>
          <table:table-cell office:value-type="float" office:value="0.04793" calcext:value-type="float">
            <text:p>0.04793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05974" calcext:value-type="float">
            <text:p>0.05974</text:p>
          </table:table-cell>
        </table:table-row>
        <table:table-row table:style-name="ro1">
          <table:table-cell office:value-type="float" office:value="904971" calcext:value-type="float">
            <text:p>904971</text:p>
          </table:table-cell>
          <table:table-cell office:value-type="string" calcext:value-type="string">
            <text:p>B</text:p>
          </table:table-cell>
          <table:table-cell office:value-type="float" office:value="10.94" calcext:value-type="float">
            <text:p>10.94</text:p>
          </table:table-cell>
          <table:table-cell office:value-type="float" office:value="18.59" calcext:value-type="float">
            <text:p>18.59</text:p>
          </table:table-cell>
          <table:table-cell office:value-type="float" office:value="70.39" calcext:value-type="float">
            <text:p>70.39</text:p>
          </table:table-cell>
          <table:table-cell office:value-type="float" office:value="370" calcext:value-type="float">
            <text:p>370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3796" calcext:value-type="float">
            <text:p>0.3796</text:p>
          </table:table-cell>
          <table:table-cell office:value-type="float" office:value="1.743" calcext:value-type="float">
            <text:p>1.743</text:p>
          </table:table-cell>
          <table:table-cell office:value-type="float" office:value="3.018" calcext:value-type="float">
            <text:p>3.018</text:p>
          </table:table-cell>
          <table:table-cell office:value-type="float" office:value="25.78" calcext:value-type="float">
            <text:p>25.78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02701" calcext:value-type="float">
            <text:p>0.002701</text:p>
          </table:table-cell>
          <table:table-cell office:value-type="float" office:value="12.4" calcext:value-type="float">
            <text:p>12.4</text:p>
          </table:table-cell>
          <table:table-cell office:value-type="float" office:value="25.58" calcext:value-type="float">
            <text:p>25.58</text:p>
          </table:table-cell>
          <table:table-cell office:value-type="float" office:value="82.76" calcext:value-type="float">
            <text:p>82.76</text:p>
          </table:table-cell>
          <table:table-cell office:value-type="float" office:value="472.4" calcext:value-type="float">
            <text:p>472.4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07887" calcext:value-type="float">
            <text:p>0.07887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07732" calcext:value-type="float">
            <text:p>0.07732</text:p>
          </table:table-cell>
        </table:table-row>
        <table:table-row table:style-name="ro1">
          <table:table-cell office:value-type="float" office:value="905189" calcext:value-type="float">
            <text:p>905189</text:p>
          </table:table-cell>
          <table:table-cell office:value-type="string" calcext:value-type="string">
            <text:p>B</text:p>
          </table:table-cell>
          <table:table-cell office:value-type="float" office:value="16.14" calcext:value-type="float">
            <text:p>16.14</text:p>
          </table:table-cell>
          <table:table-cell office:value-type="float" office:value="14.86" calcext:value-type="float">
            <text:p>14.86</text:p>
          </table:table-cell>
          <table:table-cell office:value-type="float" office:value="104.3" calcext:value-type="float">
            <text:p>104.3</text:p>
          </table:table-cell>
          <table:table-cell office:value-type="float" office:value="800" calcext:value-type="float">
            <text:p>800</text:p>
          </table:table-cell>
          <table:table-cell office:value-type="float" office:value="0.09495" calcext:value-type="float">
            <text:p>0.09495</text:p>
          </table:table-cell>
          <table:table-cell office:value-type="float" office:value="0.08501" calcext:value-type="float">
            <text:p>0.085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28" calcext:value-type="float">
            <text:p>0.0452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6372" calcext:value-type="float">
            <text:p>0.6372</text:p>
          </table:table-cell>
          <table:table-cell office:value-type="float" office:value="1.729" calcext:value-type="float">
            <text:p>1.729</text:p>
          </table:table-cell>
          <table:table-cell office:value-type="float" office:value="21.83" calcext:value-type="float">
            <text:p>21.83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08747" calcext:value-type="float">
            <text:p>0.00874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17.71" calcext:value-type="float">
            <text:p>17.71</text:p>
          </table:table-cell>
          <table:table-cell office:value-type="float" office:value="19.58" calcext:value-type="float">
            <text:p>19.58</text:p>
          </table:table-cell>
          <table:table-cell office:value-type="float" office:value="115.9" calcext:value-type="float">
            <text:p>115.9</text:p>
          </table:table-cell>
          <table:table-cell office:value-type="float" office:value="947.9" calcext:value-type="float">
            <text:p>947.9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07012" calcext:value-type="float">
            <text:p>0.07012</text:p>
          </table:table-cell>
        </table:table-row>
        <table:table-row table:style-name="ro1">
          <table:table-cell office:value-type="float" office:value="905190" calcext:value-type="float">
            <text:p>905190</text:p>
          </table:table-cell>
          <table:table-cell office:value-type="string" calcext:value-type="string">
            <text:p>B</text:p>
          </table:table-cell>
          <table:table-cell office:value-type="float" office:value="12.85" calcext:value-type="float">
            <text:p>12.85</text:p>
          </table:table-cell>
          <table:table-cell office:value-type="float" office:value="21.37" calcext:value-type="float">
            <text:p>21.37</text:p>
          </table:table-cell>
          <table:table-cell office:value-type="float" office:value="82.63" calcext:value-type="float">
            <text:p>82.63</text:p>
          </table:table-cell>
          <table:table-cell office:value-type="float" office:value="514.5" calcext:value-type="float">
            <text:p>514.5</text:p>
          </table:table-cell>
          <table:table-cell office:value-type="float" office:value="0.07551" calcext:value-type="float">
            <text:p>0.07551</text:p>
          </table:table-cell>
          <table:table-cell office:value-type="float" office:value="0.08316" calcext:value-type="float">
            <text:p>0.08316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158" calcext:value-type="float">
            <text:p>0.158</text:p>
          </table:table-cell>
          <table:table-cell office:value-type="float" office:value="0.06114" calcext:value-type="float">
            <text:p>0.06114</text:p>
          </table:table-cell>
          <table:table-cell office:value-type="float" office:value="0.4993" calcext:value-type="float">
            <text:p>0.4993</text:p>
          </table:table-cell>
          <table:table-cell office:value-type="float" office:value="1.798" calcext:value-type="float">
            <text:p>1.798</text:p>
          </table:table-cell>
          <table:table-cell office:value-type="float" office:value="2.552" calcext:value-type="float">
            <text:p>2.552</text:p>
          </table:table-cell>
          <table:table-cell office:value-type="float" office:value="41.24" calcext:value-type="float">
            <text:p>41.24</text:p>
          </table:table-cell>
          <table:table-cell office:value-type="float" office:value="0.006011" calcext:value-type="float">
            <text:p>0.00601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175" calcext:value-type="float">
            <text:p>0.05175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4.4" calcext:value-type="float">
            <text:p>14.4</text:p>
          </table:table-cell>
          <table:table-cell office:value-type="float" office:value="27.01" calcext:value-type="float">
            <text:p>27.01</text:p>
          </table:table-cell>
          <table:table-cell office:value-type="float" office:value="91.63" calcext:value-type="float">
            <text:p>91.63</text:p>
          </table:table-cell>
          <table:table-cell office:value-type="float" office:value="645.8" calcext:value-type="float">
            <text:p>645.8</text:p>
          </table:table-cell>
          <table:table-cell office:value-type="float" office:value="0.09402" calcext:value-type="float">
            <text:p>0.09402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05601" calcext:value-type="float">
            <text:p>0.05601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08151" calcext:value-type="float">
            <text:p>0.08151</text:p>
          </table:table-cell>
        </table:table-row>
        <table:table-row table:style-name="ro1">
          <table:table-cell office:value-type="float" office:value="90524101" calcext:value-type="float">
            <text:p>90524101</text:p>
          </table:table-cell>
          <table:table-cell office:value-type="string" calcext:value-type="string">
            <text:p>M</text:p>
          </table:table-cell>
          <table:table-cell office:value-type="float" office:value="17.99" calcext:value-type="float">
            <text:p>17.99</text:p>
          </table:table-cell>
          <table:table-cell office:value-type="float" office:value="20.66" calcext:value-type="float">
            <text:p>20.66</text:p>
          </table:table-cell>
          <table:table-cell office:value-type="float" office:value="117.8" calcext:value-type="float">
            <text:p>117.8</text:p>
          </table:table-cell>
          <table:table-cell office:value-type="float" office:value="991.7" calcext:value-type="float">
            <text:p>991.7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08824" calcext:value-type="float">
            <text:p>0.08824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06069" calcext:value-type="float">
            <text:p>0.06069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8733" calcext:value-type="float">
            <text:p>0.8733</text:p>
          </table:table-cell>
          <table:table-cell office:value-type="float" office:value="3.061" calcext:value-type="float">
            <text:p>3.061</text:p>
          </table:table-cell>
          <table:table-cell office:value-type="float" office:value="49.81" calcext:value-type="float">
            <text:p>49.81</text:p>
          </table:table-cell>
          <table:table-cell office:value-type="float" office:value="0.007231" calcext:value-type="float">
            <text:p>0.007231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21.08" calcext:value-type="float">
            <text:p>21.08</text:p>
          </table:table-cell>
          <table:table-cell office:value-type="float" office:value="25.41" calcext:value-type="float">
            <text:p>25.41</text:p>
          </table:table-cell>
          <table:table-cell office:value-type="float" office:value="138.1" calcext:value-type="float">
            <text:p>138.1</text:p>
          </table:table-cell>
          <table:table-cell office:value-type="float" office:value="1349" calcext:value-type="float">
            <text:p>1349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08503" calcext:value-type="float">
            <text:p>0.08503</text:p>
          </table:table-cell>
        </table:table-row>
        <table:table-row table:style-name="ro1">
          <table:table-cell office:value-type="float" office:value="905501" calcext:value-type="float">
            <text:p>905501</text:p>
          </table:table-cell>
          <table:table-cell office:value-type="string" calcext:value-type="string">
            <text:p>B</text:p>
          </table:table-cell>
          <table:table-cell office:value-type="float" office:value="12.27" calcext:value-type="float">
            <text:p>12.27</text:p>
          </table:table-cell>
          <table:table-cell office:value-type="float" office:value="17.92" calcext:value-type="float">
            <text:p>17.92</text:p>
          </table:table-cell>
          <table:table-cell office:value-type="float" office:value="78.41" calcext:value-type="float">
            <text:p>78.41</text:p>
          </table:table-cell>
          <table:table-cell office:value-type="float" office:value="466.1" calcext:value-type="float">
            <text:p>466.1</text:p>
          </table:table-cell>
          <table:table-cell office:value-type="float" office:value="0.08685" calcext:value-type="float">
            <text:p>0.08685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05597" calcext:value-type="float">
            <text:p>0.05597</text:p>
          </table:table-cell>
          <table:table-cell office:value-type="float" office:value="0.3342" calcext:value-type="float">
            <text:p>0.3342</text:p>
          </table:table-cell>
          <table:table-cell office:value-type="float" office:value="1.781" calcext:value-type="float">
            <text:p>1.781</text:p>
          </table:table-cell>
          <table:table-cell office:value-type="float" office:value="2.079" calcext:value-type="float">
            <text:p>2.079</text:p>
          </table:table-cell>
          <table:table-cell office:value-type="float" office:value="25.79" calcext:value-type="float">
            <text:p>25.79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002267" calcext:value-type="float">
            <text:p>0.002267</text:p>
          </table:table-cell>
          <table:table-cell office:value-type="float" office:value="14.1" calcext:value-type="float">
            <text:p>14.1</text:p>
          </table:table-cell>
          <table:table-cell office:value-type="float" office:value="28.88" calcext:value-type="float">
            <text:p>28.88</text:p>
          </table:table-cell>
          <table:table-cell office:value-type="float" office:value="89" calcext:value-type="float">
            <text:p>89</text:p>
          </table:table-cell>
          <table:table-cell office:value-type="float" office:value="610.2" calcext:value-type="float">
            <text:p>610.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09532" calcext:value-type="float">
            <text:p>0.09532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06896" calcext:value-type="float">
            <text:p>0.06896</text:p>
          </table:table-cell>
        </table:table-row>
        <table:table-row table:style-name="ro1">
          <table:table-cell office:value-type="float" office:value="905502" calcext:value-type="float">
            <text:p>905502</text:p>
          </table:table-cell>
          <table:table-cell office:value-type="string" calcext:value-type="string">
            <text:p>B</text:p>
          </table:table-cell>
          <table:table-cell office:value-type="float" office:value="11.36" calcext:value-type="float">
            <text:p>11.36</text:p>
          </table:table-cell>
          <table:table-cell office:value-type="float" office:value="17.57" calcext:value-type="float">
            <text:p>17.57</text:p>
          </table:table-cell>
          <table:table-cell office:value-type="float" office:value="72.49" calcext:value-type="float">
            <text:p>72.49</text:p>
          </table:table-cell>
          <table:table-cell office:value-type="float" office:value="399.8" calcext:value-type="float">
            <text:p>399.8</text:p>
          </table:table-cell>
          <table:table-cell office:value-type="float" office:value="0.08858" calcext:value-type="float">
            <text:p>0.08858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1" calcext:value-type="float">
            <text:p>0.021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1916" calcext:value-type="float">
            <text:p>0.1916</text:p>
          </table:table-cell>
          <table:table-cell office:value-type="float" office:value="1.555" calcext:value-type="float">
            <text:p>1.555</text:p>
          </table:table-cell>
          <table:table-cell office:value-type="float" office:value="1.359" calcext:value-type="float">
            <text:p>1.359</text:p>
          </table:table-cell>
          <table:table-cell office:value-type="float" office:value="13.66" calcext:value-type="float">
            <text:p>13.66</text:p>
          </table:table-cell>
          <table:table-cell office:value-type="float" office:value="0.005391" calcext:value-type="float">
            <text:p>0.005391</text:p>
          </table:table-cell>
          <table:table-cell office:value-type="float" office:value="0.009947" calcext:value-type="float">
            <text:p>0.009947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05872" calcext:value-type="float">
            <text:p>0.005872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1659" calcext:value-type="float">
            <text:p>0.001659</text:p>
          </table:table-cell>
          <table:table-cell office:value-type="float" office:value="13.05" calcext:value-type="float">
            <text:p>13.05</text:p>
          </table:table-cell>
          <table:table-cell office:value-type="float" office:value="36.32" calcext:value-type="float">
            <text:p>36.32</text:p>
          </table:table-cell>
          <table:table-cell office:value-type="float" office:value="85.07" calcext:value-type="float">
            <text:p>85.07</text:p>
          </table:table-cell>
          <table:table-cell office:value-type="float" office:value="521.3" calcext:value-type="float">
            <text:p>521.3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8698" calcext:value-type="float">
            <text:p>0.08698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07745" calcext:value-type="float">
            <text:p>0.07745</text:p>
          </table:table-cell>
        </table:table-row>
        <table:table-row table:style-name="ro1">
          <table:table-cell office:value-type="float" office:value="905520" calcext:value-type="float">
            <text:p>905520</text:p>
          </table:table-cell>
          <table:table-cell office:value-type="string" calcext:value-type="string">
            <text:p>B</text:p>
          </table:table-cell>
          <table:table-cell office:value-type="float" office:value="11.04" calcext:value-type="float">
            <text:p>11.04</text:p>
          </table:table-cell>
          <table:table-cell office:value-type="float" office:value="16.83" calcext:value-type="float">
            <text:p>16.83</text:p>
          </table:table-cell>
          <table:table-cell office:value-type="float" office:value="70.92" calcext:value-type="float">
            <text:p>70.92</text:p>
          </table:table-cell>
          <table:table-cell office:value-type="float" office:value="373.2" calcext:value-type="float">
            <text:p>373.2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07804" calcext:value-type="float">
            <text:p>0.07804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1967" calcext:value-type="float">
            <text:p>0.1967</text:p>
          </table:table-cell>
          <table:table-cell office:value-type="float" office:value="1.387" calcext:value-type="float">
            <text:p>1.387</text:p>
          </table:table-cell>
          <table:table-cell office:value-type="float" office:value="1.342" calcext:value-type="float">
            <text:p>1.342</text:p>
          </table:table-cell>
          <table:table-cell office:value-type="float" office:value="13.54" calcext:value-type="float">
            <text:p>13.54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0.009355" calcext:value-type="float">
            <text:p>0.009355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02198" calcext:value-type="float">
            <text:p>0.002198</text:p>
          </table:table-cell>
          <table:table-cell office:value-type="float" office:value="12.41" calcext:value-type="float">
            <text:p>12.41</text:p>
          </table:table-cell>
          <table:table-cell office:value-type="float" office:value="26.44" calcext:value-type="float">
            <text:p>26.44</text:p>
          </table:table-cell>
          <table:table-cell office:value-type="float" office:value="79.93" calcext:value-type="float">
            <text:p>79.93</text:p>
          </table:table-cell>
          <table:table-cell office:value-type="float" office:value="471.4" calcext:value-type="float">
            <text:p>471.4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07881" calcext:value-type="float">
            <text:p>0.07881</text:p>
          </table:table-cell>
        </table:table-row>
        <table:table-row table:style-name="ro1">
          <table:table-cell office:value-type="float" office:value="905539" calcext:value-type="float">
            <text:p>905539</text:p>
          </table:table-cell>
          <table:table-cell office:value-type="string" calcext:value-type="string">
            <text:p>B</text:p>
          </table:table-cell>
          <table:table-cell office:value-type="float" office:value="9.397" calcext:value-type="float">
            <text:p>9.397</text:p>
          </table:table-cell>
          <table:table-cell office:value-type="float" office:value="21.68" calcext:value-type="float">
            <text:p>21.68</text:p>
          </table:table-cell>
          <table:table-cell office:value-type="float" office:value="59.75" calcext:value-type="float">
            <text:p>59.75</text:p>
          </table:table-cell>
          <table:table-cell office:value-type="float" office:value="268.8" calcext:value-type="float">
            <text:p>268.8</text:p>
          </table:table-cell>
          <table:table-cell office:value-type="float" office:value="0.07969" calcext:value-type="float">
            <text:p>0.07969</text:p>
          </table:table-cell>
          <table:table-cell office:value-type="float" office:value="0.06053" calcext:value-type="float">
            <text:p>0.06053</text:p>
          </table:table-cell>
          <table:table-cell office:value-type="float" office:value="0.03735" calcext:value-type="float">
            <text:p>0.03735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1186" calcext:value-type="float">
            <text:p>0.1186</text:p>
          </table:table-cell>
          <table:table-cell office:value-type="float" office:value="1.182" calcext:value-type="float">
            <text:p>1.182</text:p>
          </table:table-cell>
          <table:table-cell office:value-type="float" office:value="1.174" calcext:value-type="float">
            <text:p>1.174</text:p>
          </table:table-cell>
          <table:table-cell office:value-type="float" office:value="6.802" calcext:value-type="float">
            <text:p>6.802</text:p>
          </table:table-cell>
          <table:table-cell office:value-type="float" office:value="0.005515" calcext:value-type="float">
            <text:p>0.005515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3735" calcext:value-type="float">
            <text:p>0.03735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04583" calcext:value-type="float">
            <text:p>0.004583</text:p>
          </table:table-cell>
          <table:table-cell office:value-type="float" office:value="9.965" calcext:value-type="float">
            <text:p>9.965</text:p>
          </table:table-cell>
          <table:table-cell office:value-type="float" office:value="27.99" calcext:value-type="float">
            <text:p>27.99</text:p>
          </table:table-cell>
          <table:table-cell office:value-type="float" office:value="66.61" calcext:value-type="float">
            <text:p>66.61</text:p>
          </table:table-cell>
          <table:table-cell office:value-type="float" office:value="301" calcext:value-type="float">
            <text:p>301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09206" calcext:value-type="float">
            <text:p>0.09206</text:p>
          </table:table-cell>
        </table:table-row>
        <table:table-row table:style-name="ro1">
          <table:table-cell office:value-type="float" office:value="905557" calcext:value-type="float">
            <text:p>905557</text:p>
          </table:table-cell>
          <table:table-cell office:value-type="string" calcext:value-type="string">
            <text:p>B</text:p>
          </table:table-cell>
          <table:table-cell office:value-type="float" office:value="14.99" calcext:value-type="float">
            <text:p>14.99</text:p>
          </table:table-cell>
          <table:table-cell office:value-type="float" office:value="22.11" calcext:value-type="float">
            <text:p>22.11</text:p>
          </table:table-cell>
          <table:table-cell office:value-type="float" office:value="97.53" calcext:value-type="float">
            <text:p>97.53</text:p>
          </table:table-cell>
          <table:table-cell office:value-type="float" office:value="693.7" calcext:value-type="float">
            <text:p>693.7</text:p>
          </table:table-cell>
          <table:table-cell office:value-type="float" office:value="0.08515" calcext:value-type="float">
            <text:p>0.0851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6859" calcext:value-type="float">
            <text:p>0.06859</text:p>
          </table:table-cell>
          <table:table-cell office:value-type="float" office:value="0.03876" calcext:value-type="float">
            <text:p>0.03876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3186" calcext:value-type="float">
            <text:p>0.3186</text:p>
          </table:table-cell>
          <table:table-cell office:value-type="float" office:value="1.336" calcext:value-type="float">
            <text:p>1.336</text:p>
          </table:table-cell>
          <table:table-cell office:value-type="float" office:value="2.31" calcext:value-type="float">
            <text:p>2.31</text:p>
          </table:table-cell>
          <table:table-cell office:value-type="float" office:value="28.51" calcext:value-type="float">
            <text:p>28.51</text:p>
          </table:table-cell>
          <table:table-cell office:value-type="float" office:value="0.004449" calcext:value-type="float">
            <text:p>0.004449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16.76" calcext:value-type="float">
            <text:p>16.76</text:p>
          </table:table-cell>
          <table:table-cell office:value-type="float" office:value="31.55" calcext:value-type="float">
            <text:p>31.55</text:p>
          </table:table-cell>
          <table:table-cell office:value-type="float" office:value="110.2" calcext:value-type="float">
            <text:p>110.2</text:p>
          </table:table-cell>
          <table:table-cell office:value-type="float" office:value="867.1" calcext:value-type="float">
            <text:p>867.1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09251" calcext:value-type="float">
            <text:p>0.09251</text:p>
          </table:table-cell>
        </table:table-row>
        <table:table-row table:style-name="ro1">
          <table:table-cell office:value-type="float" office:value="905680" calcext:value-type="float">
            <text:p>905680</text:p>
          </table:table-cell>
          <table:table-cell office:value-type="string" calcext:value-type="string">
            <text:p>M</text:p>
          </table:table-cell>
          <table:table-cell office:value-type="float" office:value="15.13" calcext:value-type="float">
            <text:p>15.13</text:p>
          </table:table-cell>
          <table:table-cell office:value-type="float" office:value="29.81" calcext:value-type="float">
            <text:p>29.81</text:p>
          </table:table-cell>
          <table:table-cell office:value-type="float" office:value="96.71" calcext:value-type="float">
            <text:p>96.71</text:p>
          </table:table-cell>
          <table:table-cell office:value-type="float" office:value="719.5" calcext:value-type="float">
            <text:p>719.5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4605" calcext:value-type="float">
            <text:p>0.04605</text:p>
          </table:table-cell>
          <table:table-cell office:value-type="float" office:value="0.04686" calcext:value-type="float">
            <text:p>0.04686</text:p>
          </table:table-cell>
          <table:table-cell office:value-type="float" office:value="0.02739" calcext:value-type="float">
            <text:p>0.02739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05294" calcext:value-type="float">
            <text:p>0.05294</text:p>
          </table:table-cell>
          <table:table-cell office:value-type="float" office:value="0.4681" calcext:value-type="float">
            <text:p>0.4681</text:p>
          </table:table-cell>
          <table:table-cell office:value-type="float" office:value="1.627" calcext:value-type="float">
            <text:p>1.627</text:p>
          </table:table-cell>
          <table:table-cell office:value-type="float" office:value="3.043" calcext:value-type="float">
            <text:p>3.043</text:p>
          </table:table-cell>
          <table:table-cell office:value-type="float" office:value="45.38" calcext:value-type="float">
            <text:p>45.38</text:p>
          </table:table-cell>
          <table:table-cell office:value-type="float" office:value="0.006831" calcext:value-type="float">
            <text:p>0.006831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2489" calcext:value-type="float">
            <text:p>0.02489</text:p>
          </table:table-cell>
          <table:table-cell office:value-type="float" office:value="0.009087" calcext:value-type="float">
            <text:p>0.009087</text:p>
          </table:table-cell>
          <table:table-cell office:value-type="float" office:value="0.03151" calcext:value-type="float">
            <text:p>0.0315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17.26" calcext:value-type="float">
            <text:p>17.26</text:p>
          </table:table-cell>
          <table:table-cell office:value-type="float" office:value="36.91" calcext:value-type="float">
            <text:p>36.91</text:p>
          </table:table-cell>
          <table:table-cell office:value-type="float" office:value="110.1" calcext:value-type="float">
            <text:p>110.1</text:p>
          </table:table-cell>
          <table:table-cell office:value-type="float" office:value="931.4" calcext:value-type="float">
            <text:p>931.4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09866" calcext:value-type="float">
            <text:p>0.09866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06575" calcext:value-type="float">
            <text:p>0.06575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06165" calcext:value-type="float">
            <text:p>0.06165</text:p>
          </table:table-cell>
        </table:table-row>
        <table:table-row table:style-name="ro1">
          <table:table-cell office:value-type="float" office:value="905686" calcext:value-type="float">
            <text:p>905686</text:p>
          </table:table-cell>
          <table:table-cell office:value-type="string" calcext:value-type="string">
            <text:p>B</text:p>
          </table:table-cell>
          <table:table-cell office:value-type="float" office:value="11.89" calcext:value-type="float">
            <text:p>11.89</text:p>
          </table:table-cell>
          <table:table-cell office:value-type="float" office:value="21.17" calcext:value-type="float">
            <text:p>21.17</text:p>
          </table:table-cell>
          <table:table-cell office:value-type="float" office:value="76.39" calcext:value-type="float">
            <text:p>76.39</text:p>
          </table:table-cell>
          <table:table-cell office:value-type="float" office:value="433.8" calcext:value-type="float">
            <text:p>433.8</text:p>
          </table:table-cell>
          <table:table-cell office:value-type="float" office:value="0.09773" calcext:value-type="float">
            <text:p>0.09773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2747" calcext:value-type="float">
            <text:p>0.2747</text:p>
          </table:table-cell>
          <table:table-cell office:value-type="float" office:value="1.203" calcext:value-type="float">
            <text:p>1.203</text:p>
          </table:table-cell>
          <table:table-cell office:value-type="float" office:value="1.93" calcext:value-type="float">
            <text:p>1.93</text:p>
          </table:table-cell>
          <table:table-cell office:value-type="float" office:value="19.53" calcext:value-type="float">
            <text:p>19.53</text:p>
          </table:table-cell>
          <table:table-cell office:value-type="float" office:value="0.009895" calcext:value-type="float">
            <text:p>0.009895</text:p>
          </table:table-cell>
          <table:table-cell office:value-type="float" office:value="0.03053" calcext:value-type="float">
            <text:p>0.0305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9276" calcext:value-type="float">
            <text:p>0.009276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02272" calcext:value-type="float">
            <text:p>0.002272</text:p>
          </table:table-cell>
          <table:table-cell office:value-type="float" office:value="13.05" calcext:value-type="float">
            <text:p>13.05</text:p>
          </table:table-cell>
          <table:table-cell office:value-type="float" office:value="27.21" calcext:value-type="float">
            <text:p>27.21</text:p>
          </table:table-cell>
          <table:table-cell office:value-type="float" office:value="85.09" calcext:value-type="float">
            <text:p>85.09</text:p>
          </table:table-cell>
          <table:table-cell office:value-type="float" office:value="522.9" calcext:value-type="float">
            <text:p>522.9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8263" calcext:value-type="float">
            <text:p>0.08263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7351" calcext:value-type="float">
            <text:p>0.07351</text:p>
          </table:table-cell>
        </table:table-row>
        <table:table-row table:style-name="ro1">
          <table:table-cell office:value-type="float" office:value="905978" calcext:value-type="float">
            <text:p>905978</text:p>
          </table:table-cell>
          <table:table-cell office:value-type="string" calcext:value-type="string">
            <text:p>B</text:p>
          </table:table-cell>
          <table:table-cell office:value-type="float" office:value="9.405" calcext:value-type="float">
            <text:p>9.405</text:p>
          </table:table-cell>
          <table:table-cell office:value-type="float" office:value="21.7" calcext:value-type="float">
            <text:p>21.7</text:p>
          </table:table-cell>
          <table:table-cell office:value-type="float" office:value="59.6" calcext:value-type="float">
            <text:p>59.6</text:p>
          </table:table-cell>
          <table:table-cell office:value-type="float" office:value="271.2" calcext:value-type="float">
            <text:p>271.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6159" calcext:value-type="float">
            <text:p>0.06159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6601" calcext:value-type="float">
            <text:p>0.06601</text:p>
          </table:table-cell>
          <table:table-cell office:value-type="float" office:value="0.4302" calcext:value-type="float">
            <text:p>0.4302</text:p>
          </table:table-cell>
          <table:table-cell office:value-type="float" office:value="2.878" calcext:value-type="float">
            <text:p>2.878</text:p>
          </table:table-cell>
          <table:table-cell office:value-type="float" office:value="2.759" calcext:value-type="float">
            <text:p>2.759</text:p>
          </table:table-cell>
          <table:table-cell office:value-type="float" office:value="25.17" calcext:value-type="float">
            <text:p>25.17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8674" calcext:value-type="float">
            <text:p>0.008674</text:p>
          </table:table-cell>
          <table:table-cell office:value-type="float" office:value="0.03044" calcext:value-type="float">
            <text:p>0.03044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10.85" calcext:value-type="float">
            <text:p>10.85</text:p>
          </table:table-cell>
          <table:table-cell office:value-type="float" office:value="31.24" calcext:value-type="float">
            <text:p>31.24</text:p>
          </table:table-cell>
          <table:table-cell office:value-type="float" office:value="68.73" calcext:value-type="float">
            <text:p>68.73</text:p>
          </table:table-cell>
          <table:table-cell office:value-type="float" office:value="359.4" calcext:value-type="float">
            <text:p>359.4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06141" calcext:value-type="float">
            <text:p>0.06141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08304" calcext:value-type="float">
            <text:p>0.08304</text:p>
          </table:table-cell>
        </table:table-row>
        <table:table-row table:style-name="ro1">
          <table:table-cell office:value-type="float" office:value="90602302" calcext:value-type="float">
            <text:p>90602302</text:p>
          </table:table-cell>
          <table:table-cell office:value-type="string" calcext:value-type="string">
            <text:p>M</text:p>
          </table:table-cell>
          <table:table-cell office:value-type="float" office:value="15.5" calcext:value-type="float">
            <text:p>15.5</text:p>
          </table:table-cell>
          <table:table-cell office:value-type="float" office:value="21.08" calcext:value-type="float">
            <text:p>21.08</text:p>
          </table:table-cell>
          <table:table-cell office:value-type="float" office:value="102.9" calcext:value-type="float">
            <text:p>102.9</text:p>
          </table:table-cell>
          <table:table-cell office:value-type="float" office:value="803.1" calcext:value-type="float">
            <text:p>803.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08481" calcext:value-type="float">
            <text:p>0.0848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06864" calcext:value-type="float">
            <text:p>0.06864</text:p>
          </table:table-cell>
          <table:table-cell office:value-type="float" office:value="1.37" calcext:value-type="float">
            <text:p>1.37</text:p>
          </table:table-cell>
          <table:table-cell office:value-type="float" office:value="1.213" calcext:value-type="float">
            <text:p>1.213</text:p>
          </table:table-cell>
          <table:table-cell office:value-type="float" office:value="9.424" calcext:value-type="float">
            <text:p>9.424</text:p>
          </table:table-cell>
          <table:table-cell office:value-type="float" office:value="176.5" calcext:value-type="float">
            <text:p>176.5</text:p>
          </table:table-cell>
          <table:table-cell office:value-type="float" office:value="0.008198" calcext:value-type="float">
            <text:p>0.008198</text:p>
          </table:table-cell>
          <table:table-cell office:value-type="float" office:value="0.03889" calcext:value-type="float">
            <text:p>0.03889</text:p>
          </table:table-cell>
          <table:table-cell office:value-type="float" office:value="0.04493" calcext:value-type="float">
            <text:p>0.04493</text:p>
          </table:table-cell>
          <table:table-cell office:value-type="float" office:value="0.02139" calcext:value-type="float">
            <text:p>0.02139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05815" calcext:value-type="float">
            <text:p>0.005815</text:p>
          </table:table-cell>
          <table:table-cell office:value-type="float" office:value="23.17" calcext:value-type="float">
            <text:p>23.17</text:p>
          </table:table-cell>
          <table:table-cell office:value-type="float" office:value="27.65" calcext:value-type="float">
            <text:p>27.65</text:p>
          </table:table-cell>
          <table:table-cell office:value-type="float" office:value="157.1" calcext:value-type="float">
            <text:p>157.1</text:p>
          </table:table-cell>
          <table:table-cell office:value-type="float" office:value="1748" calcext:value-type="float">
            <text:p>1748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1048" calcext:value-type="float">
            <text:p>0.1048</text:p>
          </table:table-cell>
        </table:table-row>
        <table:table-row table:style-name="ro1">
          <table:table-cell office:value-type="float" office:value="906024" calcext:value-type="float">
            <text:p>906024</text:p>
          </table:table-cell>
          <table:table-cell office:value-type="string" calcext:value-type="string">
            <text:p>B</text:p>
          </table:table-cell>
          <table:table-cell office:value-type="float" office:value="12.7" calcext:value-type="float">
            <text:p>12.7</text:p>
          </table:table-cell>
          <table:table-cell office:value-type="float" office:value="12.17" calcext:value-type="float">
            <text:p>12.17</text:p>
          </table:table-cell>
          <table:table-cell office:value-type="float" office:value="80.88" calcext:value-type="float">
            <text:p>80.88</text:p>
          </table:table-cell>
          <table:table-cell office:value-type="float" office:value="495" calcext:value-type="float">
            <text:p>495</text:p>
          </table:table-cell>
          <table:table-cell office:value-type="float" office:value="0.08785" calcext:value-type="float">
            <text:p>0.08785</text:p>
          </table:table-cell>
          <table:table-cell office:value-type="float" office:value="0.05794" calcext:value-type="float">
            <text:p>0.05794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02" calcext:value-type="float">
            <text:p>0.02402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06275" calcext:value-type="float">
            <text:p>0.06275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6457" calcext:value-type="float">
            <text:p>0.6457</text:p>
          </table:table-cell>
          <table:table-cell office:value-type="float" office:value="1.527" calcext:value-type="float">
            <text:p>1.527</text:p>
          </table:table-cell>
          <table:table-cell office:value-type="float" office:value="17.37" calcext:value-type="float">
            <text:p>17.37</text:p>
          </table:table-cell>
          <table:table-cell office:value-type="float" office:value="0.006131" calcext:value-type="float">
            <text:p>0.006131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9075" calcext:value-type="float">
            <text:p>0.009075</text:p>
          </table:table-cell>
          <table:table-cell office:value-type="float" office:value="0.008231" calcext:value-type="float">
            <text:p>0.008231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04414" calcext:value-type="float">
            <text:p>0.004414</text:p>
          </table:table-cell>
          <table:table-cell office:value-type="float" office:value="13.65" calcext:value-type="float">
            <text:p>13.65</text:p>
          </table:table-cell>
          <table:table-cell office:value-type="float" office:value="16.92" calcext:value-type="float">
            <text:p>16.92</text:p>
          </table:table-cell>
          <table:table-cell office:value-type="float" office:value="88.12" calcext:value-type="float">
            <text:p>88.12</text:p>
          </table:table-cell>
          <table:table-cell office:value-type="float" office:value="566.9" calcext:value-type="float">
            <text:p>566.9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09385" calcext:value-type="float">
            <text:p>0.09385</text:p>
          </table:table-cell>
          <table:table-cell office:value-type="float" office:value="0.08224" calcext:value-type="float">
            <text:p>0.08224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9464" calcext:value-type="float">
            <text:p>0.09464</text:p>
          </table:table-cell>
        </table:table-row>
        <table:table-row table:style-name="ro1">
          <table:table-cell office:value-type="float" office:value="906290" calcext:value-type="float">
            <text:p>906290</text:p>
          </table:table-cell>
          <table:table-cell office:value-type="string" calcext:value-type="string">
            <text:p>B</text:p>
          </table:table-cell>
          <table:table-cell office:value-type="float" office:value="11.16" calcext:value-type="float">
            <text:p>11.16</text:p>
          </table:table-cell>
          <table:table-cell office:value-type="float" office:value="21.41" calcext:value-type="float">
            <text:p>21.41</text:p>
          </table:table-cell>
          <table:table-cell office:value-type="float" office:value="70.95" calcext:value-type="float">
            <text:p>70.95</text:p>
          </table:table-cell>
          <table:table-cell office:value-type="float" office:value="380.3" calcext:value-type="float">
            <text:p>380.3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5978" calcext:value-type="float">
            <text:p>0.05978</text:p>
          </table:table-cell>
          <table:table-cell office:value-type="float" office:value="0.008955" calcext:value-type="float">
            <text:p>0.008955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06144" calcext:value-type="float">
            <text:p>0.06144</text:p>
          </table:table-cell>
          <table:table-cell office:value-type="float" office:value="0.2865" calcext:value-type="float">
            <text:p>0.2865</text:p>
          </table:table-cell>
          <table:table-cell office:value-type="float" office:value="1.678" calcext:value-type="float">
            <text:p>1.678</text:p>
          </table:table-cell>
          <table:table-cell office:value-type="float" office:value="1.968" calcext:value-type="float">
            <text:p>1.968</text:p>
          </table:table-cell>
          <table:table-cell office:value-type="float" office:value="18.99" calcext:value-type="float">
            <text:p>18.99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0.009442" calcext:value-type="float">
            <text:p>0.009442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0.006159" calcext:value-type="float">
            <text:p>0.006159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12.36" calcext:value-type="float">
            <text:p>12.36</text:p>
          </table:table-cell>
          <table:table-cell office:value-type="float" office:value="28.92" calcext:value-type="float">
            <text:p>28.92</text:p>
          </table:table-cell>
          <table:table-cell office:value-type="float" office:value="79.26" calcext:value-type="float">
            <text:p>79.26</text:p>
          </table:table-cell>
          <table:table-cell office:value-type="float" office:value="458" calcext:value-type="float">
            <text:p>458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3582" calcext:value-type="float">
            <text:p>0.03582</text:p>
          </table:table-cell>
          <table:table-cell office:value-type="float" office:value="0.04306" calcext:value-type="float">
            <text:p>0.04306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07123" calcext:value-type="float">
            <text:p>0.07123</text:p>
          </table:table-cell>
        </table:table-row>
        <table:table-row table:style-name="ro1">
          <table:table-cell office:value-type="float" office:value="906539" calcext:value-type="float">
            <text:p>906539</text:p>
          </table:table-cell>
          <table:table-cell office:value-type="string" calcext:value-type="string">
            <text:p>B</text:p>
          </table:table-cell>
          <table:table-cell office:value-type="float" office:value="11.57" calcext:value-type="float">
            <text:p>11.57</text:p>
          </table:table-cell>
          <table:table-cell office:value-type="float" office:value="19.04" calcext:value-type="float">
            <text:p>19.04</text:p>
          </table:table-cell>
          <table:table-cell office:value-type="float" office:value="74.2" calcext:value-type="float">
            <text:p>74.2</text:p>
          </table:table-cell>
          <table:table-cell office:value-type="float" office:value="409.7" calcext:value-type="float">
            <text:p>409.7</text:p>
          </table:table-cell>
          <table:table-cell office:value-type="float" office:value="0.08546" calcext:value-type="float">
            <text:p>0.08546</text:p>
          </table:table-cell>
          <table:table-cell office:value-type="float" office:value="0.07722" calcext:value-type="float">
            <text:p>0.07722</text:p>
          </table:table-cell>
          <table:table-cell office:value-type="float" office:value="0.05485" calcext:value-type="float">
            <text:p>0.05485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2864" calcext:value-type="float">
            <text:p>0.2864</text:p>
          </table:table-cell>
          <table:table-cell office:value-type="float" office:value="1.44" calcext:value-type="float">
            <text:p>1.44</text:p>
          </table:table-cell>
          <table:table-cell office:value-type="float" office:value="2.206" calcext:value-type="float">
            <text:p>2.206</text:p>
          </table:table-cell>
          <table:table-cell office:value-type="float" office:value="20.3" calcext:value-type="float">
            <text:p>20.3</text:p>
          </table:table-cell>
          <table:table-cell office:value-type="float" office:value="0.007278" calcext:value-type="float">
            <text:p>0.007278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4447" calcext:value-type="float">
            <text:p>0.04447</text:p>
          </table:table-cell>
          <table:table-cell office:value-type="float" office:value="0.008799" calcext:value-type="float">
            <text:p>0.008799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03339" calcext:value-type="float">
            <text:p>0.003339</text:p>
          </table:table-cell>
          <table:table-cell office:value-type="float" office:value="13.07" calcext:value-type="float">
            <text:p>13.07</text:p>
          </table:table-cell>
          <table:table-cell office:value-type="float" office:value="26.98" calcext:value-type="float">
            <text:p>26.98</text:p>
          </table:table-cell>
          <table:table-cell office:value-type="float" office:value="86.43" calcext:value-type="float">
            <text:p>86.43</text:p>
          </table:table-cell>
          <table:table-cell office:value-type="float" office:value="520.5" calcext:value-type="float">
            <text:p>520.5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06664" calcext:value-type="float">
            <text:p>0.06664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08284" calcext:value-type="float">
            <text:p>0.08284</text:p>
          </table:table-cell>
        </table:table-row>
        <table:table-row table:style-name="ro1">
          <table:table-cell office:value-type="float" office:value="906564" calcext:value-type="float">
            <text:p>906564</text:p>
          </table:table-cell>
          <table:table-cell office:value-type="string" calcext:value-type="string">
            <text:p>B</text:p>
          </table:table-cell>
          <table:table-cell office:value-type="float" office:value="14.69" calcext:value-type="float">
            <text:p>14.69</text:p>
          </table:table-cell>
          <table:table-cell office:value-type="float" office:value="13.98" calcext:value-type="float">
            <text:p>13.98</text:p>
          </table:table-cell>
          <table:table-cell office:value-type="float" office:value="98.22" calcext:value-type="float">
            <text:p>98.22</text:p>
          </table:table-cell>
          <table:table-cell office:value-type="float" office:value="656.1" calcext:value-type="float">
            <text:p>656.1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63" calcext:value-type="float">
            <text:p>0.063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07406" calcext:value-type="float">
            <text:p>0.07406</text:p>
          </table:table-cell>
          <table:table-cell office:value-type="float" office:value="0.5462" calcext:value-type="float">
            <text:p>0.5462</text:p>
          </table:table-cell>
          <table:table-cell office:value-type="float" office:value="1.511" calcext:value-type="float">
            <text:p>1.511</text:p>
          </table:table-cell>
          <table:table-cell office:value-type="float" office:value="4.795" calcext:value-type="float">
            <text:p>4.795</text:p>
          </table:table-cell>
          <table:table-cell office:value-type="float" office:value="49.45" calcext:value-type="float">
            <text:p>49.45</text:p>
          </table:table-cell>
          <table:table-cell office:value-type="float" office:value="0.009976" calcext:value-type="float">
            <text:p>0.009976</text:p>
          </table:table-cell>
          <table:table-cell office:value-type="float" office:value="0.05244" calcext:value-type="float">
            <text:p>0.05244</text:p>
          </table:table-cell>
          <table:table-cell office:value-type="float" office:value="0.05278" calcext:value-type="float">
            <text:p>0.05278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16.46" calcext:value-type="float">
            <text:p>16.46</text:p>
          </table:table-cell>
          <table:table-cell office:value-type="float" office:value="18.34" calcext:value-type="float">
            <text:p>18.34</text:p>
          </table:table-cell>
          <table:table-cell office:value-type="float" office:value="114.1" calcext:value-type="float">
            <text:p>114.1</text:p>
          </table:table-cell>
          <table:table-cell office:value-type="float" office:value="809.2" calcext:value-type="float">
            <text:p>809.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09208" calcext:value-type="float">
            <text:p>0.09208</text:p>
          </table:table-cell>
        </table:table-row>
        <table:table-row table:style-name="ro1">
          <table:table-cell office:value-type="float" office:value="906616" calcext:value-type="float">
            <text:p>906616</text:p>
          </table:table-cell>
          <table:table-cell office:value-type="string" calcext:value-type="string">
            <text:p>B</text:p>
          </table:table-cell>
          <table:table-cell office:value-type="float" office:value="11.61" calcext:value-type="float">
            <text:p>11.61</text:p>
          </table:table-cell>
          <table:table-cell office:value-type="float" office:value="16.02" calcext:value-type="float">
            <text:p>16.02</text:p>
          </table:table-cell>
          <table:table-cell office:value-type="float" office:value="75.46" calcext:value-type="float">
            <text:p>75.46</text:p>
          </table:table-cell>
          <table:table-cell office:value-type="float" office:value="408.2" calcext:value-type="float">
            <text:p>408.2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7097" calcext:value-type="float">
            <text:p>0.07097</text:p>
          </table:table-cell>
          <table:table-cell office:value-type="float" office:value="0.04497" calcext:value-type="float">
            <text:p>0.04497</text:p>
          </table:table-cell>
          <table:table-cell office:value-type="float" office:value="0.1886" calcext:value-type="float">
            <text:p>0.1886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7339" calcext:value-type="float">
            <text:p>0.7339</text:p>
          </table:table-cell>
          <table:table-cell office:value-type="float" office:value="1.667" calcext:value-type="float">
            <text:p>1.667</text:p>
          </table:table-cell>
          <table:table-cell office:value-type="float" office:value="15.89" calcext:value-type="float">
            <text:p>15.89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12.64" calcext:value-type="float">
            <text:p>12.64</text:p>
          </table:table-cell>
          <table:table-cell office:value-type="float" office:value="19.67" calcext:value-type="float">
            <text:p>19.67</text:p>
          </table:table-cell>
          <table:table-cell office:value-type="float" office:value="81.93" calcext:value-type="float">
            <text:p>81.93</text:p>
          </table:table-cell>
          <table:table-cell office:value-type="float" office:value="475.7" calcext:value-type="float">
            <text:p>475.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07427" calcext:value-type="float">
            <text:p>0.07427</text:p>
          </table:table-cell>
        </table:table-row>
        <table:table-row table:style-name="ro1">
          <table:table-cell office:value-type="float" office:value="906878" calcext:value-type="float">
            <text:p>906878</text:p>
          </table:table-cell>
          <table:table-cell office:value-type="string" calcext:value-type="string">
            <text:p>B</text:p>
          </table:table-cell>
          <table:table-cell office:value-type="float" office:value="13.66" calcext:value-type="float">
            <text:p>13.66</text:p>
          </table:table-cell>
          <table:table-cell office:value-type="float" office:value="19.13" calcext:value-type="float">
            <text:p>19.13</text:p>
          </table:table-cell>
          <table:table-cell office:value-type="float" office:value="89.46" calcext:value-type="float">
            <text:p>89.46</text:p>
          </table:table-cell>
          <table:table-cell office:value-type="float" office:value="575.3" calcext:value-type="float">
            <text:p>575.3</text:p>
          </table:table-cell>
          <table:table-cell office:value-type="float" office:value="0.09057" calcext:value-type="float">
            <text:p>0.09057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9657" calcext:value-type="float">
            <text:p>0.09657</text:p>
          </table:table-cell>
          <table:table-cell office:value-type="float" office:value="0.04812" calcext:value-type="float">
            <text:p>0.04812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06181" calcext:value-type="float">
            <text:p>0.06181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895" calcext:value-type="float">
            <text:p>0.895</text:p>
          </table:table-cell>
          <table:table-cell office:value-type="float" office:value="1.804" calcext:value-type="float">
            <text:p>1.804</text:p>
          </table:table-cell>
          <table:table-cell office:value-type="float" office:value="19.36" calcext:value-type="float">
            <text:p>19.36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15.14" calcext:value-type="float">
            <text:p>15.14</text:p>
          </table:table-cell>
          <table:table-cell office:value-type="float" office:value="25.5" calcext:value-type="float">
            <text:p>25.5</text:p>
          </table:table-cell>
          <table:table-cell office:value-type="float" office:value="101.4" calcext:value-type="float">
            <text:p>101.4</text:p>
          </table:table-cell>
          <table:table-cell office:value-type="float" office:value="708.8" calcext:value-type="float">
            <text:p>708.8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66" calcext:value-type="float">
            <text:p>0.366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08839" calcext:value-type="float">
            <text:p>0.08839</text:p>
          </table:table-cell>
        </table:table-row>
        <table:table-row table:style-name="ro1">
          <table:table-cell office:value-type="float" office:value="907145" calcext:value-type="float">
            <text:p>907145</text:p>
          </table:table-cell>
          <table:table-cell office:value-type="string" calcext:value-type="string">
            <text:p>B</text:p>
          </table:table-cell>
          <table:table-cell office:value-type="float" office:value="9.742" calcext:value-type="float">
            <text:p>9.742</text:p>
          </table:table-cell>
          <table:table-cell office:value-type="float" office:value="19.12" calcext:value-type="float">
            <text:p>19.12</text:p>
          </table:table-cell>
          <table:table-cell office:value-type="float" office:value="61.93" calcext:value-type="float">
            <text:p>61.93</text:p>
          </table:table-cell>
          <table:table-cell office:value-type="float" office:value="289.7" calcext:value-type="float">
            <text:p>289.7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008934" calcext:value-type="float">
            <text:p>0.008934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07029" calcext:value-type="float">
            <text:p>0.07029</text:p>
          </table:table-cell>
          <table:table-cell office:value-type="float" office:value="0.6965" calcext:value-type="float">
            <text:p>0.6965</text:p>
          </table:table-cell>
          <table:table-cell office:value-type="float" office:value="1.747" calcext:value-type="float">
            <text:p>1.747</text:p>
          </table:table-cell>
          <table:table-cell office:value-type="float" office:value="4.607" calcext:value-type="float">
            <text:p>4.607</text:p>
          </table:table-cell>
          <table:table-cell office:value-type="float" office:value="43.52" calcext:value-type="float">
            <text:p>43.52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11.21" calcext:value-type="float">
            <text:p>11.21</text:p>
          </table:table-cell>
          <table:table-cell office:value-type="float" office:value="23.17" calcext:value-type="float">
            <text:p>23.17</text:p>
          </table:table-cell>
          <table:table-cell office:value-type="float" office:value="71.79" calcext:value-type="float">
            <text:p>71.79</text:p>
          </table:table-cell>
          <table:table-cell office:value-type="float" office:value="380.9" calcext:value-type="float">
            <text:p>380.9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4589" calcext:value-type="float">
            <text:p>0.04589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08009" calcext:value-type="float">
            <text:p>0.08009</text:p>
          </table:table-cell>
        </table:table-row>
        <table:table-row table:style-name="ro1">
          <table:table-cell office:value-type="float" office:value="907367" calcext:value-type="float">
            <text:p>907367</text:p>
          </table:table-cell>
          <table:table-cell office:value-type="string" calcext:value-type="string">
            <text:p>B</text:p>
          </table:table-cell>
          <table:table-cell office:value-type="float" office:value="10.03" calcext:value-type="float">
            <text:p>10.03</text:p>
          </table:table-cell>
          <table:table-cell office:value-type="float" office:value="21.28" calcext:value-type="float">
            <text:p>21.28</text:p>
          </table:table-cell>
          <table:table-cell office:value-type="float" office:value="63.19" calcext:value-type="float">
            <text:p>63.19</text:p>
          </table:table-cell>
          <table:table-cell office:value-type="float" office:value="307.3" calcext:value-type="float">
            <text:p>307.3</text:p>
          </table:table-cell>
          <table:table-cell office:value-type="float" office:value="0.08117" calcext:value-type="float">
            <text:p>0.08117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159" calcext:value-type="float">
            <text:p>0.0051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439" calcext:value-type="float">
            <text:p>0.06439</text:p>
          </table:table-cell>
          <table:table-cell office:value-type="float" office:value="0.1851" calcext:value-type="float">
            <text:p>0.1851</text:p>
          </table:table-cell>
          <table:table-cell office:value-type="float" office:value="1.341" calcext:value-type="float">
            <text:p>1.341</text:p>
          </table:table-cell>
          <table:table-cell office:value-type="float" office:value="1.184" calcext:value-type="float">
            <text:p>1.184</text:p>
          </table:table-cell>
          <table:table-cell office:value-type="float" office:value="11.6" calcext:value-type="float">
            <text:p>11.6</text:p>
          </table:table-cell>
          <table:table-cell office:value-type="float" office:value="0.005724" calcext:value-type="float">
            <text:p>0.005724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11.11" calcext:value-type="float">
            <text:p>11.11</text:p>
          </table:table-cell>
          <table:table-cell office:value-type="float" office:value="28.94" calcext:value-type="float">
            <text:p>28.94</text:p>
          </table:table-cell>
          <table:table-cell office:value-type="float" office:value="69.92" calcext:value-type="float">
            <text:p>69.92</text:p>
          </table:table-cell>
          <table:table-cell office:value-type="float" office:value="376.3" calcext:value-type="float">
            <text:p>376.3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7094" calcext:value-type="float">
            <text:p>0.07094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08061" calcext:value-type="float">
            <text:p>0.08061</text:p>
          </table:table-cell>
        </table:table-row>
        <table:table-row table:style-name="ro1">
          <table:table-cell office:value-type="float" office:value="907409" calcext:value-type="float">
            <text:p>907409</text:p>
          </table:table-cell>
          <table:table-cell office:value-type="string" calcext:value-type="string">
            <text:p>B</text:p>
          </table:table-cell>
          <table:table-cell office:value-type="float" office:value="10.48" calcext:value-type="float">
            <text:p>10.48</text:p>
          </table:table-cell>
          <table:table-cell office:value-type="float" office:value="14.98" calcext:value-type="float">
            <text:p>14.98</text:p>
          </table:table-cell>
          <table:table-cell office:value-type="float" office:value="67.49" calcext:value-type="float">
            <text:p>67.49</text:p>
          </table:table-cell>
          <table:table-cell office:value-type="float" office:value="333.6" calcext:value-type="float">
            <text:p>333.6</text:p>
          </table:table-cell>
          <table:table-cell office:value-type="float" office:value="0.09816" calcext:value-type="float">
            <text:p>0.0981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02218" calcext:value-type="float">
            <text:p>0.02218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3276" calcext:value-type="float">
            <text:p>0.3276</text:p>
          </table:table-cell>
          <table:table-cell office:value-type="float" office:value="1.127" calcext:value-type="float">
            <text:p>1.127</text:p>
          </table:table-cell>
          <table:table-cell office:value-type="float" office:value="2.564" calcext:value-type="float">
            <text:p>2.564</text:p>
          </table:table-cell>
          <table:table-cell office:value-type="float" office:value="20.77" calcext:value-type="float">
            <text:p>20.77</text:p>
          </table:table-cell>
          <table:table-cell office:value-type="float" office:value="0.007364" calcext:value-type="float">
            <text:p>0.007364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2161" calcext:value-type="float">
            <text:p>0.02161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12.13" calcext:value-type="float">
            <text:p>12.13</text:p>
          </table:table-cell>
          <table:table-cell office:value-type="float" office:value="21.57" calcext:value-type="float">
            <text:p>21.57</text:p>
          </table:table-cell>
          <table:table-cell office:value-type="float" office:value="81.41" calcext:value-type="float">
            <text:p>81.41</text:p>
          </table:table-cell>
          <table:table-cell office:value-type="float" office:value="440.4" calcext:value-type="float">
            <text:p>440.4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302" calcext:value-type="float">
            <text:p>0.302</text:p>
          </table:table-cell>
          <table:table-cell office:value-type="float" office:value="0.09646" calcext:value-type="float">
            <text:p>0.09646</text:p>
          </table:table-cell>
        </table:table-row>
        <table:table-row table:style-name="ro1">
          <table:table-cell office:value-type="float" office:value="90745" calcext:value-type="float">
            <text:p>90745</text:p>
          </table:table-cell>
          <table:table-cell office:value-type="string" calcext:value-type="string">
            <text:p>B</text:p>
          </table:table-cell>
          <table:table-cell office:value-type="float" office:value="10.8" calcext:value-type="float">
            <text:p>10.8</text:p>
          </table:table-cell>
          <table:table-cell office:value-type="float" office:value="21.98" calcext:value-type="float">
            <text:p>21.98</text:p>
          </table:table-cell>
          <table:table-cell office:value-type="float" office:value="68.79" calcext:value-type="float">
            <text:p>68.79</text:p>
          </table:table-cell>
          <table:table-cell office:value-type="float" office:value="359.9" calcext:value-type="float">
            <text:p>359.9</text:p>
          </table:table-cell>
          <table:table-cell office:value-type="float" office:value="0.08801" calcext:value-type="float">
            <text:p>0.08801</text:p>
          </table:table-cell>
          <table:table-cell office:value-type="float" office:value="0.05743" calcext:value-type="float">
            <text:p>0.05743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05977" calcext:value-type="float">
            <text:p>0.05977</text:p>
          </table:table-cell>
          <table:table-cell office:value-type="float" office:value="0.3077" calcext:value-type="float">
            <text:p>0.3077</text:p>
          </table:table-cell>
          <table:table-cell office:value-type="float" office:value="1.621" calcext:value-type="float">
            <text:p>1.621</text:p>
          </table:table-cell>
          <table:table-cell office:value-type="float" office:value="2.24" calcext:value-type="float">
            <text:p>2.24</text:p>
          </table:table-cell>
          <table:table-cell office:value-type="float" office:value="20.2" calcext:value-type="float">
            <text:p>20.2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12.76" calcext:value-type="float">
            <text:p>12.76</text:p>
          </table:table-cell>
          <table:table-cell office:value-type="float" office:value="32.04" calcext:value-type="float">
            <text:p>32.04</text:p>
          </table:table-cell>
          <table:table-cell office:value-type="float" office:value="83.69" calcext:value-type="float">
            <text:p>83.69</text:p>
          </table:table-cell>
          <table:table-cell office:value-type="float" office:value="489.5" calcext:value-type="float">
            <text:p>489.5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07662" calcext:value-type="float">
            <text:p>0.07662</text:p>
          </table:table-cell>
        </table:table-row>
        <table:table-row table:style-name="ro1">
          <table:table-cell office:value-type="float" office:value="90769601" calcext:value-type="float">
            <text:p>90769601</text:p>
          </table:table-cell>
          <table:table-cell office:value-type="string" calcext:value-type="string">
            <text:p>B</text:p>
          </table:table-cell>
          <table:table-cell office:value-type="float" office:value="11.13" calcext:value-type="float">
            <text:p>11.13</text:p>
          </table:table-cell>
          <table:table-cell office:value-type="float" office:value="16.62" calcext:value-type="float">
            <text:p>16.62</text:p>
          </table:table-cell>
          <table:table-cell office:value-type="float" office:value="70.47" calcext:value-type="float">
            <text:p>70.47</text:p>
          </table:table-cell>
          <table:table-cell office:value-type="float" office:value="381.1" calcext:value-type="float">
            <text:p>381.1</text:p>
          </table:table-cell>
          <table:table-cell office:value-type="float" office:value="0.08151" calcext:value-type="float">
            <text:p>0.08151</text:p>
          </table:table-cell>
          <table:table-cell office:value-type="float" office:value="0.03834" calcext:value-type="float">
            <text:p>0.03834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06148" calcext:value-type="float">
            <text:p>0.06148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68" calcext:value-type="float">
            <text:p>0.968</text:p>
          </table:table-cell>
          <table:table-cell office:value-type="float" office:value="9.704" calcext:value-type="float">
            <text:p>9.704</text:p>
          </table:table-cell>
          <table:table-cell office:value-type="float" office:value="0.005883" calcext:value-type="float">
            <text:p>0.005883</text:p>
          </table:table-cell>
          <table:table-cell office:value-type="float" office:value="0.006263" calcext:value-type="float">
            <text:p>0.006263</text:p>
          </table:table-cell>
          <table:table-cell office:value-type="float" office:value="0.009398" calcext:value-type="float">
            <text:p>0.009398</text:p>
          </table:table-cell>
          <table:table-cell office:value-type="float" office:value="0.006189" calcext:value-type="float">
            <text:p>0.006189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11.68" calcext:value-type="float">
            <text:p>11.68</text:p>
          </table:table-cell>
          <table:table-cell office:value-type="float" office:value="20.29" calcext:value-type="float">
            <text:p>20.29</text:p>
          </table:table-cell>
          <table:table-cell office:value-type="float" office:value="74.35" calcext:value-type="float">
            <text:p>74.35</text:p>
          </table:table-cell>
          <table:table-cell office:value-type="float" office:value="421.1" calcext:value-type="float">
            <text:p>421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219" calcext:value-type="float">
            <text:p>0.06219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044" calcext:value-type="float">
            <text:p>0.04044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07083" calcext:value-type="float">
            <text:p>0.07083</text:p>
          </table:table-cell>
        </table:table-row>
        <table:table-row table:style-name="ro1">
          <table:table-cell office:value-type="float" office:value="90769602" calcext:value-type="float">
            <text:p>90769602</text:p>
          </table:table-cell>
          <table:table-cell office:value-type="string" calcext:value-type="string">
            <text:p>B</text:p>
          </table:table-cell>
          <table:table-cell office:value-type="float" office:value="12.72" calcext:value-type="float">
            <text:p>12.72</text:p>
          </table:table-cell>
          <table:table-cell office:value-type="float" office:value="17.67" calcext:value-type="float">
            <text:p>17.67</text:p>
          </table:table-cell>
          <table:table-cell office:value-type="float" office:value="80.98" calcext:value-type="float">
            <text:p>80.98</text:p>
          </table:table-cell>
          <table:table-cell office:value-type="float" office:value="501.3" calcext:value-type="float">
            <text:p>501.3</text:p>
          </table:table-cell>
          <table:table-cell office:value-type="float" office:value="0.07896" calcext:value-type="float">
            <text:p>0.07896</text:p>
          </table:table-cell>
          <table:table-cell office:value-type="float" office:value="0.04522" calcext:value-type="float">
            <text:p>0.04522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05544" calcext:value-type="float">
            <text:p>0.05544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8836" calcext:value-type="float">
            <text:p>0.8836</text:p>
          </table:table-cell>
          <table:table-cell office:value-type="float" office:value="2.109" calcext:value-type="float">
            <text:p>2.109</text:p>
          </table:table-cell>
          <table:table-cell office:value-type="float" office:value="23.24" calcext:value-type="float">
            <text:p>23.24</text:p>
          </table:table-cell>
          <table:table-cell office:value-type="float" office:value="0.007337" calcext:value-type="float">
            <text:p>0.007337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0.005623" calcext:value-type="float">
            <text:p>0.005623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13.82" calcext:value-type="float">
            <text:p>13.82</text:p>
          </table:table-cell>
          <table:table-cell office:value-type="float" office:value="20.96" calcext:value-type="float">
            <text:p>20.96</text:p>
          </table:table-cell>
          <table:table-cell office:value-type="float" office:value="88.87" calcext:value-type="float">
            <text:p>88.87</text:p>
          </table:table-cell>
          <table:table-cell office:value-type="float" office:value="586.8" calcext:value-type="float">
            <text:p>586.8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9605" calcext:value-type="float">
            <text:p>0.09605</text:p>
          </table:table-cell>
          <table:table-cell office:value-type="float" office:value="0.03469" calcext:value-type="float">
            <text:p>0.03469</text:p>
          </table:table-cell>
          <table:table-cell office:value-type="float" office:value="0.03612" calcext:value-type="float">
            <text:p>0.03612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06025" calcext:value-type="float">
            <text:p>0.06025</text:p>
          </table:table-cell>
        </table:table-row>
        <table:table-row table:style-name="ro1">
          <table:table-cell office:value-type="float" office:value="907914" calcext:value-type="float">
            <text:p>907914</text:p>
          </table:table-cell>
          <table:table-cell office:value-type="string" calcext:value-type="string">
            <text:p>M</text:p>
          </table:table-cell>
          <table:table-cell office:value-type="float" office:value="14.9" calcext:value-type="float">
            <text:p>14.9</text:p>
          </table:table-cell>
          <table:table-cell office:value-type="float" office:value="22.53" calcext:value-type="float">
            <text:p>22.53</text:p>
          </table:table-cell>
          <table:table-cell office:value-type="float" office:value="102.1" calcext:value-type="float">
            <text:p>102.1</text:p>
          </table:table-cell>
          <table:table-cell office:value-type="float" office:value="685" calcext:value-type="float">
            <text:p>685</text:p>
          </table:table-cell>
          <table:table-cell office:value-type="float" office:value="0.09947" calcext:value-type="float">
            <text:p>0.09947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09711" calcext:value-type="float">
            <text:p>0.09711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253" calcext:value-type="float">
            <text:p>0.253</text:p>
          </table:table-cell>
          <table:table-cell office:value-type="float" office:value="0.8749" calcext:value-type="float">
            <text:p>0.8749</text:p>
          </table:table-cell>
          <table:table-cell office:value-type="float" office:value="3.466" calcext:value-type="float">
            <text:p>3.466</text:p>
          </table:table-cell>
          <table:table-cell office:value-type="float" office:value="24.19" calcext:value-type="float">
            <text:p>24.19</text:p>
          </table:table-cell>
          <table:table-cell office:value-type="float" office:value="0.006965" calcext:value-type="float">
            <text:p>0.006965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02234" calcext:value-type="float">
            <text:p>0.02234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05784" calcext:value-type="float">
            <text:p>0.005784</text:p>
          </table:table-cell>
          <table:table-cell office:value-type="float" office:value="16.35" calcext:value-type="float">
            <text:p>16.35</text:p>
          </table:table-cell>
          <table:table-cell office:value-type="float" office:value="27.57" calcext:value-type="float">
            <text:p>27.57</text:p>
          </table:table-cell>
          <table:table-cell office:value-type="float" office:value="125.4" calcext:value-type="float">
            <text:p>125.4</text:p>
          </table:table-cell>
          <table:table-cell office:value-type="float" office:value="832.7" calcext:value-type="float">
            <text:p>832.7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709" calcext:value-type="float">
            <text:p>0.709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907915" calcext:value-type="float">
            <text:p>907915</text:p>
          </table:table-cell>
          <table:table-cell office:value-type="string" calcext:value-type="string">
            <text:p>B</text:p>
          </table:table-cell>
          <table:table-cell office:value-type="float" office:value="12.4" calcext:value-type="float">
            <text:p>12.4</text:p>
          </table:table-cell>
          <table:table-cell office:value-type="float" office:value="17.68" calcext:value-type="float">
            <text:p>17.68</text:p>
          </table:table-cell>
          <table:table-cell office:value-type="float" office:value="81.47" calcext:value-type="float">
            <text:p>81.47</text:p>
          </table:table-cell>
          <table:table-cell office:value-type="float" office:value="467.8" calcext:value-type="float">
            <text:p>467.8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7741" calcext:value-type="float">
            <text:p>0.07741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7102" calcext:value-type="float">
            <text:p>0.07102</text:p>
          </table:table-cell>
          <table:table-cell office:value-type="float" office:value="0.1767" calcext:value-type="float">
            <text:p>0.1767</text:p>
          </table:table-cell>
          <table:table-cell office:value-type="float" office:value="1.46" calcext:value-type="float">
            <text:p>1.46</text:p>
          </table:table-cell>
          <table:table-cell office:value-type="float" office:value="2.204" calcext:value-type="float">
            <text:p>2.204</text:p>
          </table:table-cell>
          <table:table-cell office:value-type="float" office:value="15.43" calcext:value-type="float">
            <text:p>15.43</text:p>
          </table:table-cell>
          <table:table-cell office:value-type="float" office:value="0.01" calcext:value-type="float">
            <text:p>0.01</text:p>
          </table:table-cell>
          <table:table-cell office:value-type="float" office:value="0.03295" calcext:value-type="float">
            <text:p>0.03295</text:p>
          </table:table-cell>
          <table:table-cell office:value-type="float" office:value="0.04861" calcext:value-type="float">
            <text:p>0.04861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.006005" calcext:value-type="float">
            <text:p>0.006005</text:p>
          </table:table-cell>
          <table:table-cell office:value-type="float" office:value="12.88" calcext:value-type="float">
            <text:p>12.88</text:p>
          </table:table-cell>
          <table:table-cell office:value-type="float" office:value="22.91" calcext:value-type="float">
            <text:p>22.91</text:p>
          </table:table-cell>
          <table:table-cell office:value-type="float" office:value="89.61" calcext:value-type="float">
            <text:p>89.61</text:p>
          </table:table-cell>
          <table:table-cell office:value-type="float" office:value="515.8" calcext:value-type="float">
            <text:p>515.8</text:p>
          </table:table-cell>
          <table:table-cell office:value-type="float" office:value="0.145" calcext:value-type="float">
            <text:p>0.145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09359" calcext:value-type="float">
            <text:p>0.09359</text:p>
          </table:table-cell>
        </table:table-row>
        <table:table-row table:style-name="ro1">
          <table:table-cell office:value-type="float" office:value="908194" calcext:value-type="float">
            <text:p>908194</text:p>
          </table:table-cell>
          <table:table-cell office:value-type="string" calcext:value-type="string">
            <text:p>M</text:p>
          </table:table-cell>
          <table:table-cell office:value-type="float" office:value="20.18" calcext:value-type="float">
            <text:p>20.18</text:p>
          </table:table-cell>
          <table:table-cell office:value-type="float" office:value="19.54" calcext:value-type="float">
            <text:p>19.54</text:p>
          </table:table-cell>
          <table:table-cell office:value-type="float" office:value="133.8" calcext:value-type="float">
            <text:p>133.8</text:p>
          </table:table-cell>
          <table:table-cell office:value-type="float" office:value="1250" calcext:value-type="float">
            <text:p>1250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06053" calcext:value-type="float">
            <text:p>0.06053</text:p>
          </table:table-cell>
          <table:table-cell office:value-type="float" office:value="0.4331" calcext:value-type="float">
            <text:p>0.4331</text:p>
          </table:table-cell>
          <table:table-cell office:value-type="float" office:value="1.001" calcext:value-type="float">
            <text:p>1.001</text:p>
          </table:table-cell>
          <table:table-cell office:value-type="float" office:value="3.008" calcext:value-type="float">
            <text:p>3.008</text:p>
          </table:table-cell>
          <table:table-cell office:value-type="float" office:value="52.49" calcext:value-type="float">
            <text:p>52.49</text:p>
          </table:table-cell>
          <table:table-cell office:value-type="float" office:value="0.009087" calcext:value-type="float">
            <text:p>0.009087</text:p>
          </table:table-cell>
          <table:table-cell office:value-type="float" office:value="0.02715" calcext:value-type="float">
            <text:p>0.02715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22.03" calcext:value-type="float">
            <text:p>22.03</text:p>
          </table:table-cell>
          <table:table-cell office:value-type="float" office:value="25.07" calcext:value-type="float">
            <text:p>25.07</text:p>
          </table:table-cell>
          <table:table-cell office:value-type="float" office:value="146" calcext:value-type="float">
            <text:p>146</text:p>
          </table:table-cell>
          <table:table-cell office:value-type="float" office:value="1479" calcext:value-type="float">
            <text:p>1479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908445" calcext:value-type="float">
            <text:p>908445</text:p>
          </table:table-cell>
          <table:table-cell office:value-type="string" calcext:value-type="string">
            <text:p>M</text:p>
          </table:table-cell>
          <table:table-cell office:value-type="float" office:value="18.82" calcext:value-type="float">
            <text:p>18.82</text:p>
          </table:table-cell>
          <table:table-cell office:value-type="float" office:value="21.97" calcext:value-type="float">
            <text:p>21.97</text:p>
          </table:table-cell>
          <table:table-cell office:value-type="float" office:value="123.7" calcext:value-type="float">
            <text:p>123.7</text:p>
          </table:table-cell>
          <table:table-cell office:value-type="float" office:value="1110" calcext:value-type="float">
            <text:p>1110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08744" calcext:value-type="float">
            <text:p>0.08744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0.8191" calcext:value-type="float">
            <text:p>0.8191</text:p>
          </table:table-cell>
          <table:table-cell office:value-type="float" office:value="1.931" calcext:value-type="float">
            <text:p>1.931</text:p>
          </table:table-cell>
          <table:table-cell office:value-type="float" office:value="4.493" calcext:value-type="float">
            <text:p>4.493</text:p>
          </table:table-cell>
          <table:table-cell office:value-type="float" office:value="103.9" calcext:value-type="float">
            <text:p>103.9</text:p>
          </table:table-cell>
          <table:table-cell office:value-type="float" office:value="0.008074" calcext:value-type="float">
            <text:p>0.008074</text:p>
          </table:table-cell>
          <table:table-cell office:value-type="float" office:value="0.04088" calcext:value-type="float">
            <text:p>0.04088</text:p>
          </table:table-cell>
          <table:table-cell office:value-type="float" office:value="0.05321" calcext:value-type="float">
            <text:p>0.05321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22.66" calcext:value-type="float">
            <text:p>22.66</text:p>
          </table:table-cell>
          <table:table-cell office:value-type="float" office:value="30.93" calcext:value-type="float">
            <text:p>30.93</text:p>
          </table:table-cell>
          <table:table-cell office:value-type="float" office:value="145.3" calcext:value-type="float">
            <text:p>145.3</text:p>
          </table:table-cell>
          <table:table-cell office:value-type="float" office:value="1603" calcext:value-type="float">
            <text:p>16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08314" calcext:value-type="float">
            <text:p>0.08314</text:p>
          </table:table-cell>
        </table:table-row>
        <table:table-row table:style-name="ro1">
          <table:table-cell office:value-type="float" office:value="908469" calcext:value-type="float">
            <text:p>908469</text:p>
          </table:table-cell>
          <table:table-cell office:value-type="string" calcext:value-type="string">
            <text:p>B</text:p>
          </table:table-cell>
          <table:table-cell office:value-type="float" office:value="14.86" calcext:value-type="float">
            <text:p>14.86</text:p>
          </table:table-cell>
          <table:table-cell office:value-type="float" office:value="16.94" calcext:value-type="float">
            <text:p>16.94</text:p>
          </table:table-cell>
          <table:table-cell office:value-type="float" office:value="94.89" calcext:value-type="float">
            <text:p>94.89</text:p>
          </table:table-cell>
          <table:table-cell office:value-type="float" office:value="673.7" calcext:value-type="float">
            <text:p>673.7</text:p>
          </table:table-cell>
          <table:table-cell office:value-type="float" office:value="0.08924" calcext:value-type="float">
            <text:p>0.08924</text:p>
          </table:table-cell>
          <table:table-cell office:value-type="float" office:value="0.07074" calcext:value-type="float">
            <text:p>0.07074</text:p>
          </table:table-cell>
          <table:table-cell office:value-type="float" office:value="0.03346" calcext:value-type="float">
            <text:p>0.03346</text:p>
          </table:table-cell>
          <table:table-cell office:value-type="float" office:value="0.02877" calcext:value-type="float">
            <text:p>0.02877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05703" calcext:value-type="float">
            <text:p>0.05703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683" calcext:value-type="float">
            <text:p>0.6683</text:p>
          </table:table-cell>
          <table:table-cell office:value-type="float" office:value="1.612" calcext:value-type="float">
            <text:p>1.612</text:p>
          </table:table-cell>
          <table:table-cell office:value-type="float" office:value="23.92" calcext:value-type="float">
            <text:p>23.92</text:p>
          </table:table-cell>
          <table:table-cell office:value-type="float" office:value="0.005756" calcext:value-type="float">
            <text:p>0.00575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08281" calcext:value-type="float">
            <text:p>0.008281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16.31" calcext:value-type="float">
            <text:p>16.31</text:p>
          </table:table-cell>
          <table:table-cell office:value-type="float" office:value="20.54" calcext:value-type="float">
            <text:p>20.54</text:p>
          </table:table-cell>
          <table:table-cell office:value-type="float" office:value="102.3" calcext:value-type="float">
            <text:p>102.3</text:p>
          </table:table-cell>
          <table:table-cell office:value-type="float" office:value="777.5" calcext:value-type="float">
            <text:p>777.5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971" calcext:value-type="float">
            <text:p>0.07971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6827" calcext:value-type="float">
            <text:p>0.06827</text:p>
          </table:table-cell>
        </table:table-row>
        <table:table-row table:style-name="ro1">
          <table:table-cell office:value-type="float" office:value="908489" calcext:value-type="float">
            <text:p>908489</text:p>
          </table:table-cell>
          <table:table-cell office:value-type="string" calcext:value-type="string">
            <text:p>M</text:p>
          </table:table-cell>
          <table:table-cell office:value-type="float" office:value="13.98" calcext:value-type="float">
            <text:p>13.98</text:p>
          </table:table-cell>
          <table:table-cell office:value-type="float" office:value="19.62" calcext:value-type="float">
            <text:p>19.62</text:p>
          </table:table-cell>
          <table:table-cell office:value-type="float" office:value="91.12" calcext:value-type="float">
            <text:p>91.12</text:p>
          </table:table-cell>
          <table:table-cell office:value-type="float" office:value="599.5" calcext:value-type="float">
            <text:p>599.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9533" calcext:value-type="float">
            <text:p>0.9533</text:p>
          </table:table-cell>
          <table:table-cell office:value-type="float" office:value="1.602" calcext:value-type="float">
            <text:p>1.602</text:p>
          </table:table-cell>
          <table:table-cell office:value-type="float" office:value="18.85" calcext:value-type="float">
            <text:p>18.85</text:p>
          </table:table-cell>
          <table:table-cell office:value-type="float" office:value="0.005314" calcext:value-type="float">
            <text:p>0.005314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0.009567" calcext:value-type="float">
            <text:p>0.009567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02846" calcext:value-type="float">
            <text:p>0.002846</text:p>
          </table:table-cell>
          <table:table-cell office:value-type="float" office:value="17.04" calcext:value-type="float">
            <text:p>17.04</text:p>
          </table:table-cell>
          <table:table-cell office:value-type="float" office:value="30.8" calcext:value-type="float">
            <text:p>30.8</text:p>
          </table:table-cell>
          <table:table-cell office:value-type="float" office:value="113.9" calcext:value-type="float">
            <text:p>113.9</text:p>
          </table:table-cell>
          <table:table-cell office:value-type="float" office:value="869.3" calcext:value-type="float">
            <text:p>869.3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float" office:value="908916" calcext:value-type="float">
            <text:p>908916</text:p>
          </table:table-cell>
          <table:table-cell office:value-type="string" calcext:value-type="string">
            <text:p>B</text:p>
          </table:table-cell>
          <table:table-cell office:value-type="float" office:value="12.87" calcext:value-type="float">
            <text:p>12.87</text:p>
          </table:table-cell>
          <table:table-cell office:value-type="float" office:value="19.54" calcext:value-type="float">
            <text:p>19.54</text:p>
          </table:table-cell>
          <table:table-cell office:value-type="float" office:value="82.67" calcext:value-type="float">
            <text:p>82.67</text:p>
          </table:table-cell>
          <table:table-cell office:value-type="float" office:value="509.2" calcext:value-type="float">
            <text:p>509.2</text:p>
          </table:table-cell>
          <table:table-cell office:value-type="float" office:value="0.09136" calcext:value-type="float">
            <text:p>0.09136</text:p>
          </table:table-cell>
          <table:table-cell office:value-type="float" office:value="0.07883" calcext:value-type="float">
            <text:p>0.07883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7693" calcext:value-type="float">
            <text:p>0.7693</text:p>
          </table:table-cell>
          <table:table-cell office:value-type="float" office:value="2.597" calcext:value-type="float">
            <text:p>2.597</text:p>
          </table:table-cell>
          <table:table-cell office:value-type="float" office:value="26.5" calcext:value-type="float">
            <text:p>26.5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0.006502" calcext:value-type="float">
            <text:p>0.006502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0.002378" calcext:value-type="float">
            <text:p>0.002378</text:p>
          </table:table-cell>
          <table:table-cell office:value-type="float" office:value="14.45" calcext:value-type="float">
            <text:p>14.45</text:p>
          </table:table-cell>
          <table:table-cell office:value-type="float" office:value="24.38" calcext:value-type="float">
            <text:p>24.38</text:p>
          </table:table-cell>
          <table:table-cell office:value-type="float" office:value="95.14" calcext:value-type="float">
            <text:p>95.14</text:p>
          </table:table-cell>
          <table:table-cell office:value-type="float" office:value="626.9" calcext:value-type="float">
            <text:p>626.9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07127" calcext:value-type="float">
            <text:p>0.0712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07735" calcext:value-type="float">
            <text:p>0.07735</text:p>
          </table:table-cell>
        </table:table-row>
        <table:table-row table:style-name="ro1">
          <table:table-cell office:value-type="float" office:value="909220" calcext:value-type="float">
            <text:p>909220</text:p>
          </table:table-cell>
          <table:table-cell office:value-type="string" calcext:value-type="string">
            <text:p>B</text:p>
          </table:table-cell>
          <table:table-cell office:value-type="float" office:value="14.04" calcext:value-type="float">
            <text:p>14.04</text:p>
          </table:table-cell>
          <table:table-cell office:value-type="float" office:value="15.98" calcext:value-type="float">
            <text:p>15.98</text:p>
          </table:table-cell>
          <table:table-cell office:value-type="float" office:value="89.78" calcext:value-type="float">
            <text:p>89.78</text:p>
          </table:table-cell>
          <table:table-cell office:value-type="float" office:value="611.2" calcext:value-type="float">
            <text:p>611.2</text:p>
          </table:table-cell>
          <table:table-cell office:value-type="float" office:value="0.08458" calcext:value-type="float">
            <text:p>0.08458</text:p>
          </table:table-cell>
          <table:table-cell office:value-type="float" office:value="0.05895" calcext:value-type="float">
            <text:p>0.05895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5898" calcext:value-type="float">
            <text:p>0.05898</text:p>
          </table:table-cell>
          <table:table-cell office:value-type="float" office:value="0.3892" calcext:value-type="float">
            <text:p>0.3892</text:p>
          </table:table-cell>
          <table:table-cell office:value-type="float" office:value="1.046" calcext:value-type="float">
            <text:p>1.046</text:p>
          </table:table-cell>
          <table:table-cell office:value-type="float" office:value="2.644" calcext:value-type="float">
            <text:p>2.644</text:p>
          </table:table-cell>
          <table:table-cell office:value-type="float" office:value="32.74" calcext:value-type="float">
            <text:p>32.74</text:p>
          </table:table-cell>
          <table:table-cell office:value-type="float" office:value="0.007976" calcext:value-type="float">
            <text:p>0.007976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9046" calcext:value-type="float">
            <text:p>0.009046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15.66" calcext:value-type="float">
            <text:p>15.66</text:p>
          </table:table-cell>
          <table:table-cell office:value-type="float" office:value="21.58" calcext:value-type="float">
            <text:p>21.58</text:p>
          </table:table-cell>
          <table:table-cell office:value-type="float" office:value="101.2" calcext:value-type="float">
            <text:p>101.2</text:p>
          </table:table-cell>
          <table:table-cell office:value-type="float" office:value="750" calcext:value-type="float">
            <text:p>750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7453" calcext:value-type="float">
            <text:p>0.07453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07234" calcext:value-type="float">
            <text:p>0.07234</text:p>
          </table:table-cell>
        </table:table-row>
        <table:table-row table:style-name="ro1">
          <table:table-cell office:value-type="float" office:value="909231" calcext:value-type="float">
            <text:p>909231</text:p>
          </table:table-cell>
          <table:table-cell office:value-type="string" calcext:value-type="string">
            <text:p>B</text:p>
          </table:table-cell>
          <table:table-cell office:value-type="float" office:value="13.85" calcext:value-type="float">
            <text:p>13.85</text:p>
          </table:table-cell>
          <table:table-cell office:value-type="float" office:value="19.6" calcext:value-type="float">
            <text:p>19.6</text:p>
          </table:table-cell>
          <table:table-cell office:value-type="float" office:value="88.68" calcext:value-type="float">
            <text:p>88.68</text:p>
          </table:table-cell>
          <table:table-cell office:value-type="float" office:value="592.6" calcext:value-type="float">
            <text:p>592.6</text:p>
          </table:table-cell>
          <table:table-cell office:value-type="float" office:value="0.08684" calcext:value-type="float">
            <text:p>0.08684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0.3419" calcext:value-type="float">
            <text:p>0.3419</text:p>
          </table:table-cell>
          <table:table-cell office:value-type="float" office:value="1.678" calcext:value-type="float">
            <text:p>1.678</text:p>
          </table:table-cell>
          <table:table-cell office:value-type="float" office:value="2.331" calcext:value-type="float">
            <text:p>2.331</text:p>
          </table:table-cell>
          <table:table-cell office:value-type="float" office:value="29.63" calcext:value-type="float">
            <text:p>29.63</text:p>
          </table:table-cell>
          <table:table-cell office:value-type="float" office:value="0.005836" calcext:value-type="float">
            <text:p>0.00583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5812" calcext:value-type="float">
            <text:p>0.005812</text:p>
          </table:table-cell>
          <table:table-cell office:value-type="float" office:value="0.007039" calcext:value-type="float">
            <text:p>0.007039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15.63" calcext:value-type="float">
            <text:p>15.63</text:p>
          </table:table-cell>
          <table:table-cell office:value-type="float" office:value="28.01" calcext:value-type="float">
            <text:p>28.01</text:p>
          </table:table-cell>
          <table:table-cell office:value-type="float" office:value="100.9" calcext:value-type="float">
            <text:p>100.9</text:p>
          </table:table-cell>
          <table:table-cell office:value-type="float" office:value="749.1" calcext:value-type="float">
            <text:p>749.1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04753" calcext:value-type="float">
            <text:p>0.04753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06911" calcext:value-type="float">
            <text:p>0.06911</text:p>
          </table:table-cell>
        </table:table-row>
        <table:table-row table:style-name="ro1">
          <table:table-cell office:value-type="float" office:value="909410" calcext:value-type="float">
            <text:p>909410</text:p>
          </table:table-cell>
          <table:table-cell office:value-type="string" calcext:value-type="string">
            <text:p>B</text:p>
          </table:table-cell>
          <table:table-cell office:value-type="float" office:value="14.02" calcext:value-type="float">
            <text:p>14.02</text:p>
          </table:table-cell>
          <table:table-cell office:value-type="float" office:value="15.66" calcext:value-type="float">
            <text:p>15.66</text:p>
          </table:table-cell>
          <table:table-cell office:value-type="float" office:value="89.59" calcext:value-type="float">
            <text:p>89.59</text:p>
          </table:table-cell>
          <table:table-cell office:value-type="float" office:value="606.5" calcext:value-type="float">
            <text:p>606.5</text:p>
          </table:table-cell>
          <table:table-cell office:value-type="float" office:value="0.07966" calcext:value-type="float">
            <text:p>0.07966</text:p>
          </table:table-cell>
          <table:table-cell office:value-type="float" office:value="0.05581" calcext:value-type="float">
            <text:p>0.05581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6549" calcext:value-type="float">
            <text:p>0.6549</text:p>
          </table:table-cell>
          <table:table-cell office:value-type="float" office:value="1.606" calcext:value-type="float">
            <text:p>1.606</text:p>
          </table:table-cell>
          <table:table-cell office:value-type="float" office:value="19.25" calcext:value-type="float">
            <text:p>19.25</text:p>
          </table:table-cell>
          <table:table-cell office:value-type="float" office:value="0.004837" calcext:value-type="float">
            <text:p>0.004837</text:p>
          </table:table-cell>
          <table:table-cell office:value-type="float" office:value="0.009238" calcext:value-type="float">
            <text:p>0.009238</text:p>
          </table:table-cell>
          <table:table-cell office:value-type="float" office:value="0.009213" calcext:value-type="float">
            <text:p>0.009213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14.91" calcext:value-type="float">
            <text:p>14.91</text:p>
          </table:table-cell>
          <table:table-cell office:value-type="float" office:value="19.31" calcext:value-type="float">
            <text:p>19.31</text:p>
          </table:table-cell>
          <table:table-cell office:value-type="float" office:value="96.53" calcext:value-type="float">
            <text:p>96.53</text:p>
          </table:table-cell>
          <table:table-cell office:value-type="float" office:value="688.9" calcext:value-type="float">
            <text:p>688.9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8216" calcext:value-type="float">
            <text:p>0.08216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 office:value-type="float" office:value="909411" calcext:value-type="float">
            <text:p>909411</text:p>
          </table:table-cell>
          <table:table-cell office:value-type="string" calcext:value-type="string">
            <text:p>B</text:p>
          </table:table-cell>
          <table:table-cell office:value-type="float" office:value="10.97" calcext:value-type="float">
            <text:p>10.97</text:p>
          </table:table-cell>
          <table:table-cell office:value-type="float" office:value="17.2" calcext:value-type="float">
            <text:p>17.2</text:p>
          </table:table-cell>
          <table:table-cell office:value-type="float" office:value="71.73" calcext:value-type="float">
            <text:p>71.73</text:p>
          </table:table-cell>
          <table:table-cell office:value-type="float" office:value="371.5" calcext:value-type="float">
            <text:p>371.5</text:p>
          </table:table-cell>
          <table:table-cell office:value-type="float" office:value="0.08915" calcext:value-type="float">
            <text:p>0.08915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9457" calcext:value-type="float">
            <text:p>0.09457</text:p>
          </table:table-cell>
          <table:table-cell office:value-type="float" office:value="0.03613" calcext:value-type="float">
            <text:p>0.03613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2574" calcext:value-type="float">
            <text:p>0.2574</text:p>
          </table:table-cell>
          <table:table-cell office:value-type="float" office:value="1.376" calcext:value-type="float">
            <text:p>1.376</text:p>
          </table:table-cell>
          <table:table-cell office:value-type="float" office:value="2.806" calcext:value-type="float">
            <text:p>2.806</text:p>
          </table:table-cell>
          <table:table-cell office:value-type="float" office:value="18.15" calcext:value-type="float">
            <text:p>18.15</text:p>
          </table:table-cell>
          <table:table-cell office:value-type="float" office:value="0.008565" calcext:value-type="float">
            <text:p>0.008565</text:p>
          </table:table-cell>
          <table:table-cell office:value-type="float" office:value="0.04638" calcext:value-type="float">
            <text:p>0.04638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4976" calcext:value-type="float">
            <text:p>0.004976</text:p>
          </table:table-cell>
          <table:table-cell office:value-type="float" office:value="12.36" calcext:value-type="float">
            <text:p>12.36</text:p>
          </table:table-cell>
          <table:table-cell office:value-type="float" office:value="26.87" calcext:value-type="float">
            <text:p>26.87</text:p>
          </table:table-cell>
          <table:table-cell office:value-type="float" office:value="90.14" calcext:value-type="float">
            <text:p>90.14</text:p>
          </table:table-cell>
          <table:table-cell office:value-type="float" office:value="476.4" calcext:value-type="float">
            <text:p>476.4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254" calcext:value-type="float">
            <text:p>0.254</text:p>
          </table:table-cell>
          <table:table-cell office:value-type="float" office:value="0.09532" calcext:value-type="float">
            <text:p>0.09532</text:p>
          </table:table-cell>
        </table:table-row>
        <table:table-row table:style-name="ro1">
          <table:table-cell office:value-type="float" office:value="909445" calcext:value-type="float">
            <text:p>909445</text:p>
          </table:table-cell>
          <table:table-cell office:value-type="string" calcext:value-type="string">
            <text:p>M</text:p>
          </table:table-cell>
          <table:table-cell office:value-type="float" office:value="17.27" calcext:value-type="float">
            <text:p>17.27</text:p>
          </table:table-cell>
          <table:table-cell office:value-type="float" office:value="25.42" calcext:value-type="float">
            <text:p>25.42</text:p>
          </table:table-cell>
          <table:table-cell office:value-type="float" office:value="112.4" calcext:value-type="float">
            <text:p>112.4</text:p>
          </table:table-cell>
          <table:table-cell office:value-type="float" office:value="928.8" calcext:value-type="float">
            <text:p>928.8</text:p>
          </table:table-cell>
          <table:table-cell office:value-type="float" office:value="0.08331" calcext:value-type="float">
            <text:p>0.08331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5736" calcext:value-type="float">
            <text:p>0.05736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5407" calcext:value-type="float">
            <text:p>0.05407</text:p>
          </table:table-cell>
          <table:table-cell office:value-type="float" office:value="0.51" calcext:value-type="float">
            <text:p>0.51</text:p>
          </table:table-cell>
          <table:table-cell office:value-type="float" office:value="1.679" calcext:value-type="float">
            <text:p>1.679</text:p>
          </table:table-cell>
          <table:table-cell office:value-type="float" office:value="3.283" calcext:value-type="float">
            <text:p>3.283</text:p>
          </table:table-cell>
          <table:table-cell office:value-type="float" office:value="58.38" calcext:value-type="float">
            <text:p>58.38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.04308" calcext:value-type="float">
            <text:p>0.04308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20.38" calcext:value-type="float">
            <text:p>20.38</text:p>
          </table:table-cell>
          <table:table-cell office:value-type="float" office:value="35.46" calcext:value-type="float">
            <text:p>35.46</text:p>
          </table:table-cell>
          <table:table-cell office:value-type="float" office:value="132.8" calcext:value-type="float">
            <text:p>132.8</text:p>
          </table:table-cell>
          <table:table-cell office:value-type="float" office:value="1284" calcext:value-type="float">
            <text:p>1284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25" calcext:value-type="float">
            <text:p>0.25</text:p>
          </table:table-cell>
          <table:table-cell office:value-type="float" office:value="0.07944" calcext:value-type="float">
            <text:p>0.07944</text:p>
          </table:table-cell>
        </table:table-row>
        <table:table-row table:style-name="ro1">
          <table:table-cell office:value-type="float" office:value="90944601" calcext:value-type="float">
            <text:p>90944601</text:p>
          </table:table-cell>
          <table:table-cell office:value-type="string" calcext:value-type="string">
            <text:p>B</text:p>
          </table:table-cell>
          <table:table-cell office:value-type="float" office:value="13.78" calcext:value-type="float">
            <text:p>13.78</text:p>
          </table:table-cell>
          <table:table-cell office:value-type="float" office:value="15.79" calcext:value-type="float">
            <text:p>15.79</text:p>
          </table:table-cell>
          <table:table-cell office:value-type="float" office:value="88.37" calcext:value-type="float">
            <text:p>88.37</text:p>
          </table:table-cell>
          <table:table-cell office:value-type="float" office:value="585.9" calcext:value-type="float">
            <text:p>585.9</text:p>
          </table:table-cell>
          <table:table-cell office:value-type="float" office:value="0.08817" calcext:value-type="float">
            <text:p>0.08817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09937" calcext:value-type="float">
            <text:p>0.009937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05848" calcext:value-type="float">
            <text:p>0.05848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4833" calcext:value-type="float">
            <text:p>0.4833</text:p>
          </table:table-cell>
          <table:table-cell office:value-type="float" office:value="2.235" calcext:value-type="float">
            <text:p>2.235</text:p>
          </table:table-cell>
          <table:table-cell office:value-type="float" office:value="29.34" calcext:value-type="float">
            <text:p>29.34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007741" calcext:value-type="float">
            <text:p>0.007741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15.27" calcext:value-type="float">
            <text:p>15.27</text:p>
          </table:table-cell>
          <table:table-cell office:value-type="float" office:value="17.5" calcext:value-type="float">
            <text:p>17.5</text:p>
          </table:table-cell>
          <table:table-cell office:value-type="float" office:value="97.9" calcext:value-type="float">
            <text:p>97.9</text:p>
          </table:table-cell>
          <table:table-cell office:value-type="float" office:value="706.6" calcext:value-type="float">
            <text:p>706.6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681" calcext:value-type="float">
            <text:p>0.0681</text:p>
          </table:table-cell>
        </table:table-row>
        <table:table-row table:style-name="ro1">
          <table:table-cell office:value-type="float" office:value="909777" calcext:value-type="float">
            <text:p>909777</text:p>
          </table:table-cell>
          <table:table-cell office:value-type="string" calcext:value-type="string">
            <text:p>B</text:p>
          </table:table-cell>
          <table:table-cell office:value-type="float" office:value="10.57" calcext:value-type="float">
            <text:p>10.57</text:p>
          </table:table-cell>
          <table:table-cell office:value-type="float" office:value="18.32" calcext:value-type="float">
            <text:p>18.32</text:p>
          </table:table-cell>
          <table:table-cell office:value-type="float" office:value="66.82" calcext:value-type="float">
            <text:p>66.82</text:p>
          </table:table-cell>
          <table:table-cell office:value-type="float" office:value="340.9" calcext:value-type="float">
            <text:p>340.9</text:p>
          </table:table-cell>
          <table:table-cell office:value-type="float" office:value="0.08142" calcext:value-type="float">
            <text:p>0.08142</text:p>
          </table:table-cell>
          <table:table-cell office:value-type="float" office:value="0.04462" calcext:value-type="float">
            <text:p>0.04462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05768" calcext:value-type="float">
            <text:p>0.05768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542" calcext:value-type="float">
            <text:p>2.542</text:p>
          </table:table-cell>
          <table:table-cell office:value-type="float" office:value="1.277" calcext:value-type="float">
            <text:p>1.277</text:p>
          </table:table-cell>
          <table:table-cell office:value-type="float" office:value="13.12" calcext:value-type="float">
            <text:p>13.12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04492" calcext:value-type="float">
            <text:p>0.004492</text:p>
          </table:table-cell>
          <table:table-cell office:value-type="float" office:value="10.94" calcext:value-type="float">
            <text:p>10.94</text:p>
          </table:table-cell>
          <table:table-cell office:value-type="float" office:value="23.31" calcext:value-type="float">
            <text:p>23.31</text:p>
          </table:table-cell>
          <table:table-cell office:value-type="float" office:value="69.35" calcext:value-type="float">
            <text:p>69.35</text:p>
          </table:table-cell>
          <table:table-cell office:value-type="float" office:value="366.3" calcext:value-type="float">
            <text:p>366.3</text:p>
          </table:table-cell>
          <table:table-cell office:value-type="float" office:value="0.09794" calcext:value-type="float">
            <text:p>0.09794</text:p>
          </table:table-cell>
          <table:table-cell office:value-type="float" office:value="0.06542" calcext:value-type="float">
            <text:p>0.06542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06736" calcext:value-type="float">
            <text:p>0.06736</text:p>
          </table:table-cell>
        </table:table-row>
        <table:table-row table:style-name="ro1">
          <table:table-cell office:value-type="float" office:value="9110127" calcext:value-type="float">
            <text:p>9110127</text:p>
          </table:table-cell>
          <table:table-cell office:value-type="string" calcext:value-type="string">
            <text:p>M</text:p>
          </table:table-cell>
          <table:table-cell office:value-type="float" office:value="18.03" calcext:value-type="float">
            <text:p>18.03</text:p>
          </table:table-cell>
          <table:table-cell office:value-type="float" office:value="16.85" calcext:value-type="float">
            <text:p>16.85</text:p>
          </table:table-cell>
          <table:table-cell office:value-type="float" office:value="117.5" calcext:value-type="float">
            <text:p>117.5</text:p>
          </table:table-cell>
          <table:table-cell office:value-type="float" office:value="990" calcext:value-type="float">
            <text:p>990</text:p>
          </table:table-cell>
          <table:table-cell office:value-type="float" office:value="0.08947" calcext:value-type="float">
            <text:p>0.08947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254" calcext:value-type="float">
            <text:p>0.06254</text:p>
          </table:table-cell>
          <table:table-cell office:value-type="float" office:value="0.172" calcext:value-type="float">
            <text:p>0.172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5906" calcext:value-type="float">
            <text:p>0.5906</text:p>
          </table:table-cell>
          <table:table-cell office:value-type="float" office:value="1.921" calcext:value-type="float">
            <text:p>1.921</text:p>
          </table:table-cell>
          <table:table-cell office:value-type="float" office:value="35.77" calcext:value-type="float">
            <text:p>35.77</text:p>
          </table:table-cell>
          <table:table-cell office:value-type="float" office:value="0.004117" calcext:value-type="float">
            <text:p>0.00411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20.38" calcext:value-type="float">
            <text:p>20.38</text:p>
          </table:table-cell>
          <table:table-cell office:value-type="float" office:value="22.02" calcext:value-type="float">
            <text:p>22.02</text:p>
          </table:table-cell>
          <table:table-cell office:value-type="float" office:value="133.3" calcext:value-type="float">
            <text:p>133.3</text:p>
          </table:table-cell>
          <table:table-cell office:value-type="float" office:value="1292" calcext:value-type="float">
            <text:p>1292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429" calcext:value-type="float">
            <text:p>0.429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08225" calcext:value-type="float">
            <text:p>0.08225</text:p>
          </table:table-cell>
        </table:table-row>
        <table:table-row table:style-name="ro1">
          <table:table-cell office:value-type="float" office:value="9110720" calcext:value-type="float">
            <text:p>9110720</text:p>
          </table:table-cell>
          <table:table-cell office:value-type="string" calcext:value-type="string">
            <text:p>B</text:p>
          </table:table-cell>
          <table:table-cell office:value-type="float" office:value="11.99" calcext:value-type="float">
            <text:p>11.99</text:p>
          </table:table-cell>
          <table:table-cell office:value-type="float" office:value="24.89" calcext:value-type="float">
            <text:p>24.89</text:p>
          </table:table-cell>
          <table:table-cell office:value-type="float" office:value="77.61" calcext:value-type="float">
            <text:p>77.61</text:p>
          </table:table-cell>
          <table:table-cell office:value-type="float" office:value="441.3" calcext:value-type="float">
            <text:p>441.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18" calcext:value-type="float">
            <text:p>0.09218</text:p>
          </table:table-cell>
          <table:table-cell office:value-type="float" office:value="0.05441" calcext:value-type="float">
            <text:p>0.05441</text:p>
          </table:table-cell>
          <table:table-cell office:value-type="float" office:value="0.04274" calcext:value-type="float">
            <text:p>0.04274</text:p>
          </table:table-cell>
          <table:table-cell office:value-type="float" office:value="0.182" calcext:value-type="float">
            <text:p>0.182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2623" calcext:value-type="float">
            <text:p>0.2623</text:p>
          </table:table-cell>
          <table:table-cell office:value-type="float" office:value="1.204" calcext:value-type="float">
            <text:p>1.204</text:p>
          </table:table-cell>
          <table:table-cell office:value-type="float" office:value="1.865" calcext:value-type="float">
            <text:p>1.865</text:p>
          </table:table-cell>
          <table:table-cell office:value-type="float" office:value="19.39" calcext:value-type="float">
            <text:p>19.39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2334" calcext:value-type="float">
            <text:p>0.02334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2094" calcext:value-type="float">
            <text:p>0.02094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12.98" calcext:value-type="float">
            <text:p>12.98</text:p>
          </table:table-cell>
          <table:table-cell office:value-type="float" office:value="30.36" calcext:value-type="float">
            <text:p>30.36</text:p>
          </table:table-cell>
          <table:table-cell office:value-type="float" office:value="84.48" calcext:value-type="float">
            <text:p>84.48</text:p>
          </table:table-cell>
          <table:table-cell office:value-type="float" office:value="513.9" calcext:value-type="float">
            <text:p>513.9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08251" calcext:value-type="float">
            <text:p>0.08251</text:p>
          </table:table-cell>
        </table:table-row>
        <table:table-row table:style-name="ro1">
          <table:table-cell office:value-type="float" office:value="9110732" calcext:value-type="float">
            <text:p>9110732</text:p>
          </table:table-cell>
          <table:table-cell office:value-type="string" calcext:value-type="string">
            <text:p>M</text:p>
          </table:table-cell>
          <table:table-cell office:value-type="float" office:value="17.75" calcext:value-type="float">
            <text:p>17.75</text:p>
          </table:table-cell>
          <table:table-cell office:value-type="float" office:value="28.03" calcext:value-type="float">
            <text:p>28.03</text:p>
          </table:table-cell>
          <table:table-cell office:value-type="float" office:value="117.3" calcext:value-type="float">
            <text:p>117.3</text:p>
          </table:table-cell>
          <table:table-cell office:value-type="float" office:value="981.6" calcext:value-type="float">
            <text:p>981.6</text:p>
          </table:table-cell>
          <table:table-cell office:value-type="float" office:value="0.09997" calcext:value-type="float">
            <text:p>0.09997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08293" calcext:value-type="float">
            <text:p>0.08293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3897" calcext:value-type="float">
            <text:p>0.3897</text:p>
          </table:table-cell>
          <table:table-cell office:value-type="float" office:value="1.077" calcext:value-type="float">
            <text:p>1.077</text:p>
          </table:table-cell>
          <table:table-cell office:value-type="float" office:value="2.873" calcext:value-type="float">
            <text:p>2.873</text:p>
          </table:table-cell>
          <table:table-cell office:value-type="float" office:value="43.95" calcext:value-type="float">
            <text:p>43.95</text:p>
          </table:table-cell>
          <table:table-cell office:value-type="float" office:value="0.004714" calcext:value-type="float">
            <text:p>0.004714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3697" calcext:value-type="float">
            <text:p>0.0369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21.53" calcext:value-type="float">
            <text:p>21.53</text:p>
          </table:table-cell>
          <table:table-cell office:value-type="float" office:value="38.54" calcext:value-type="float">
            <text:p>38.54</text:p>
          </table:table-cell>
          <table:table-cell office:value-type="float" office:value="145.4" calcext:value-type="float">
            <text:p>145.4</text:p>
          </table:table-cell>
          <table:table-cell office:value-type="float" office:value="1437" calcext:value-type="float">
            <text:p>1437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9110944" calcext:value-type="float">
            <text:p>9110944</text:p>
          </table:table-cell>
          <table:table-cell office:value-type="string" calcext:value-type="string">
            <text:p>B</text:p>
          </table:table-cell>
          <table:table-cell office:value-type="float" office:value="14.8" calcext:value-type="float">
            <text:p>14.8</text:p>
          </table:table-cell>
          <table:table-cell office:value-type="float" office:value="17.66" calcext:value-type="float">
            <text:p>17.66</text:p>
          </table:table-cell>
          <table:table-cell office:value-type="float" office:value="95.88" calcext:value-type="float">
            <text:p>95.88</text:p>
          </table:table-cell>
          <table:table-cell office:value-type="float" office:value="674.8" calcext:value-type="float">
            <text:p>674.8</text:p>
          </table:table-cell>
          <table:table-cell office:value-type="float" office:value="0.09179" calcext:value-type="float">
            <text:p>0.09179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4069" calcext:value-type="float">
            <text:p>0.0406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5886" calcext:value-type="float">
            <text:p>0.05886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6221" calcext:value-type="float">
            <text:p>0.6221</text:p>
          </table:table-cell>
          <table:table-cell office:value-type="float" office:value="1.482" calcext:value-type="float">
            <text:p>1.482</text:p>
          </table:table-cell>
          <table:table-cell office:value-type="float" office:value="19.75" calcext:value-type="float">
            <text:p>19.75</text:p>
          </table:table-cell>
          <table:table-cell office:value-type="float" office:value="0.004796" calcext:value-type="float">
            <text:p>0.004796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06897" calcext:value-type="float">
            <text:p>0.006897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16.43" calcext:value-type="float">
            <text:p>16.43</text:p>
          </table:table-cell>
          <table:table-cell office:value-type="float" office:value="22.74" calcext:value-type="float">
            <text:p>22.74</text:p>
          </table:table-cell>
          <table:table-cell office:value-type="float" office:value="105.9" calcext:value-type="float">
            <text:p>105.9</text:p>
          </table:table-cell>
          <table:table-cell office:value-type="float" office:value="829.5" calcext:value-type="float">
            <text:p>829.5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308" calcext:value-type="float">
            <text:p>0.08308</text:p>
          </table:table-cell>
          <table:table-cell office:value-type="float" office:value="0.36" calcext:value-type="float">
            <text:p>0.36</text:p>
          </table:table-cell>
          <table:table-cell office:value-type="float" office:value="0.07285" calcext:value-type="float">
            <text:p>0.07285</text:p>
          </table:table-cell>
        </table:table-row>
        <table:table-row table:style-name="ro1">
          <table:table-cell office:value-type="float" office:value="911150" calcext:value-type="float">
            <text:p>911150</text:p>
          </table:table-cell>
          <table:table-cell office:value-type="string" calcext:value-type="string">
            <text:p>B</text:p>
          </table:table-cell>
          <table:table-cell office:value-type="float" office:value="14.53" calcext:value-type="float">
            <text:p>14.53</text:p>
          </table:table-cell>
          <table:table-cell office:value-type="float" office:value="19.34" calcext:value-type="float">
            <text:p>19.34</text:p>
          </table:table-cell>
          <table:table-cell office:value-type="float" office:value="94.25" calcext:value-type="float">
            <text:p>94.25</text:p>
          </table:table-cell>
          <table:table-cell office:value-type="float" office:value="659.7" calcext:value-type="float">
            <text:p>659.7</text:p>
          </table:table-cell>
          <table:table-cell office:value-type="float" office:value="0.08388" calcext:value-type="float">
            <text:p>0.0838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817" calcext:value-type="float">
            <text:p>0.08817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05746" calcext:value-type="float">
            <text:p>0.05746</text:p>
          </table:table-cell>
          <table:table-cell office:value-type="float" office:value="0.2535" calcext:value-type="float">
            <text:p>0.2535</text:p>
          </table:table-cell>
          <table:table-cell office:value-type="float" office:value="1.354" calcext:value-type="float">
            <text:p>1.354</text:p>
          </table:table-cell>
          <table:table-cell office:value-type="float" office:value="1.994" calcext:value-type="float">
            <text:p>1.994</text:p>
          </table:table-cell>
          <table:table-cell office:value-type="float" office:value="23.04" calcext:value-type="float">
            <text:p>23.04</text:p>
          </table:table-cell>
          <table:table-cell office:value-type="float" office:value="0.004147" calcext:value-type="float">
            <text:p>0.004147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0.03379" calcext:value-type="float">
            <text:p>0.03379</text:p>
          </table:table-cell>
          <table:table-cell office:value-type="float" office:value="0.008848" calcext:value-type="float">
            <text:p>0.008848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16.3" calcext:value-type="float">
            <text:p>16.3</text:p>
          </table:table-cell>
          <table:table-cell office:value-type="float" office:value="28.39" calcext:value-type="float">
            <text:p>28.39</text:p>
          </table:table-cell>
          <table:table-cell office:value-type="float" office:value="108.1" calcext:value-type="float">
            <text:p>108.1</text:p>
          </table:table-cell>
          <table:table-cell office:value-type="float" office:value="830.5" calcext:value-type="float">
            <text:p>830.5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09594" calcext:value-type="float">
            <text:p>0.09594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07463" calcext:value-type="float">
            <text:p>0.07463</text:p>
          </table:table-cell>
        </table:table-row>
        <table:table-row table:style-name="ro1">
          <table:table-cell office:value-type="float" office:value="911157302" calcext:value-type="float">
            <text:p>911157302</text:p>
          </table:table-cell>
          <table:table-cell office:value-type="string" calcext:value-type="string">
            <text:p>M</text:p>
          </table:table-cell>
          <table:table-cell office:value-type="float" office:value="21.1" calcext:value-type="float">
            <text:p>21.1</text:p>
          </table:table-cell>
          <table:table-cell office:value-type="float" office:value="20.52" calcext:value-type="float">
            <text:p>20.52</text:p>
          </table:table-cell>
          <table:table-cell office:value-type="float" office:value="138.1" calcext:value-type="float">
            <text:p>138.1</text:p>
          </table:table-cell>
          <table:table-cell office:value-type="float" office:value="1384" calcext:value-type="float">
            <text:p>1384</text:p>
          </table:table-cell>
          <table:table-cell office:value-type="float" office:value="0.09684" calcext:value-type="float">
            <text:p>0.09684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5661" calcext:value-type="float">
            <text:p>0.05661</text:p>
          </table:table-cell>
          <table:table-cell office:value-type="float" office:value="0.6643" calcext:value-type="float">
            <text:p>0.6643</text:p>
          </table:table-cell>
          <table:table-cell office:value-type="float" office:value="1.361" calcext:value-type="float">
            <text:p>1.361</text:p>
          </table:table-cell>
          <table:table-cell office:value-type="float" office:value="4.542" calcext:value-type="float">
            <text:p>4.542</text:p>
          </table:table-cell>
          <table:table-cell office:value-type="float" office:value="81.89" calcext:value-type="float">
            <text:p>81.89</text:p>
          </table:table-cell>
          <table:table-cell office:value-type="float" office:value="0.005467" calcext:value-type="float">
            <text:p>0.005467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25.68" calcext:value-type="float">
            <text:p>25.68</text:p>
          </table:table-cell>
          <table:table-cell office:value-type="float" office:value="32.07" calcext:value-type="float">
            <text:p>32.07</text:p>
          </table:table-cell>
          <table:table-cell office:value-type="float" office:value="168.2" calcext:value-type="float">
            <text:p>168.2</text:p>
          </table:table-cell>
          <table:table-cell office:value-type="float" office:value="2022" calcext:value-type="float">
            <text:p>2022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07425" calcext:value-type="float">
            <text:p>0.07425</text:p>
          </table:table-cell>
        </table:table-row>
        <table:table-row table:style-name="ro1">
          <table:table-cell office:value-type="float" office:value="9111596" calcext:value-type="float">
            <text:p>9111596</text:p>
          </table:table-cell>
          <table:table-cell office:value-type="string" calcext:value-type="string">
            <text:p>B</text:p>
          </table:table-cell>
          <table:table-cell office:value-type="float" office:value="11.87" calcext:value-type="float">
            <text:p>11.87</text:p>
          </table:table-cell>
          <table:table-cell office:value-type="float" office:value="21.54" calcext:value-type="float">
            <text:p>21.54</text:p>
          </table:table-cell>
          <table:table-cell office:value-type="float" office:value="76.83" calcext:value-type="float">
            <text:p>76.83</text:p>
          </table:table-cell>
          <table:table-cell office:value-type="float" office:value="432" calcext:value-type="float">
            <text:p>432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777" calcext:value-type="float">
            <text:p>0.08777</text:p>
          </table:table-cell>
          <table:table-cell office:value-type="float" office:value="0.02386" calcext:value-type="float">
            <text:p>0.02386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06612" calcext:value-type="float">
            <text:p>0.06612</text:p>
          </table:table-cell>
          <table:table-cell office:value-type="float" office:value="0.256" calcext:value-type="float">
            <text:p>0.256</text:p>
          </table:table-cell>
          <table:table-cell office:value-type="float" office:value="1.554" calcext:value-type="float">
            <text:p>1.554</text:p>
          </table:table-cell>
          <table:table-cell office:value-type="float" office:value="1.955" calcext:value-type="float">
            <text:p>1.955</text:p>
          </table:table-cell>
          <table:table-cell office:value-type="float" office:value="20.24" calcext:value-type="float">
            <text:p>20.24</text:p>
          </table:table-cell>
          <table:table-cell office:value-type="float" office:value="0.006854" calcext:value-type="float">
            <text:p>0.006854</text:p>
          </table:table-cell>
          <table:table-cell office:value-type="float" office:value="0.06063" calcext:value-type="float">
            <text:p>0.06063</text:p>
          </table:table-cell>
          <table:table-cell office:value-type="float" office:value="0.06663" calcext:value-type="float">
            <text:p>0.06663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12.79" calcext:value-type="float">
            <text:p>12.79</text:p>
          </table:table-cell>
          <table:table-cell office:value-type="float" office:value="28.18" calcext:value-type="float">
            <text:p>28.18</text:p>
          </table:table-cell>
          <table:table-cell office:value-type="float" office:value="83.51" calcext:value-type="float">
            <text:p>83.51</text:p>
          </table:table-cell>
          <table:table-cell office:value-type="float" office:value="507.2" calcext:value-type="float">
            <text:p>507.2</text:p>
          </table:table-cell>
          <table:table-cell office:value-type="float" office:value="0.09457" calcext:value-type="float">
            <text:p>0.09457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09952" calcext:value-type="float">
            <text:p>0.09952</text:p>
          </table:table-cell>
        </table:table-row>
        <table:table-row table:style-name="ro1">
          <table:table-cell office:value-type="float" office:value="9111805" calcext:value-type="float">
            <text:p>9111805</text:p>
          </table:table-cell>
          <table:table-cell office:value-type="string" calcext:value-type="string">
            <text:p>M</text:p>
          </table:table-cell>
          <table:table-cell office:value-type="float" office:value="19.59" calcext:value-type="float">
            <text:p>19.59</text:p>
          </table:table-cell>
          <table:table-cell office:value-type="float" office:value="25" calcext:value-type="float">
            <text:p>25</text:p>
          </table:table-cell>
          <table:table-cell office:value-type="float" office:value="127.7" calcext:value-type="float">
            <text:p>127.7</text:p>
          </table:table-cell>
          <table:table-cell office:value-type="float" office:value="1191" calcext:value-type="float">
            <text:p>1191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9871" calcext:value-type="float">
            <text:p>0.09871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09063" calcext:value-type="float">
            <text:p>0.09063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05391" calcext:value-type="float">
            <text:p>0.05391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375" calcext:value-type="float">
            <text:p>1.375</text:p>
          </table:table-cell>
          <table:table-cell office:value-type="float" office:value="2.916" calcext:value-type="float">
            <text:p>2.916</text:p>
          </table:table-cell>
          <table:table-cell office:value-type="float" office:value="56.18" calcext:value-type="float">
            <text:p>56.1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0.04907" calcext:value-type="float">
            <text:p>0.04907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21.44" calcext:value-type="float">
            <text:p>21.44</text:p>
          </table:table-cell>
          <table:table-cell office:value-type="float" office:value="30.96" calcext:value-type="float">
            <text:p>30.96</text:p>
          </table:table-cell>
          <table:table-cell office:value-type="float" office:value="139.8" calcext:value-type="float">
            <text:p>139.8</text:p>
          </table:table-cell>
          <table:table-cell office:value-type="float" office:value="1421" calcext:value-type="float">
            <text:p>1421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06091" calcext:value-type="float">
            <text:p>0.06091</text:p>
          </table:table-cell>
        </table:table-row>
        <table:table-row table:style-name="ro1">
          <table:table-cell office:value-type="float" office:value="9111843" calcext:value-type="float">
            <text:p>9111843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28.23" calcext:value-type="float">
            <text:p>28.23</text:p>
          </table:table-cell>
          <table:table-cell office:value-type="float" office:value="76.77" calcext:value-type="float">
            <text:p>76.77</text:p>
          </table:table-cell>
          <table:table-cell office:value-type="float" office:value="442.5" calcext:value-type="float">
            <text:p>442.5</text:p>
          </table:table-cell>
          <table:table-cell office:value-type="float" office:value="0.08437" calcext:value-type="float">
            <text:p>0.08437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06104" calcext:value-type="float">
            <text:p>0.06104</text:p>
          </table:table-cell>
          <table:table-cell office:value-type="float" office:value="0.1912" calcext:value-type="float">
            <text:p>0.1912</text:p>
          </table:table-cell>
          <table:table-cell office:value-type="float" office:value="1.705" calcext:value-type="float">
            <text:p>1.705</text:p>
          </table:table-cell>
          <table:table-cell office:value-type="float" office:value="1.516" calcext:value-type="float">
            <text:p>1.516</text:p>
          </table:table-cell>
          <table:table-cell office:value-type="float" office:value="13.86" calcext:value-type="float">
            <text:p>13.86</text:p>
          </table:table-cell>
          <table:table-cell office:value-type="float" office:value="0.007334" calcext:value-type="float">
            <text:p>0.007334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09166" calcext:value-type="float">
            <text:p>0.009166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4302" calcext:value-type="float">
            <text:p>0.004302</text:p>
          </table:table-cell>
          <table:table-cell office:value-type="float" office:value="13.09" calcext:value-type="float">
            <text:p>13.09</text:p>
          </table:table-cell>
          <table:table-cell office:value-type="float" office:value="37.88" calcext:value-type="float">
            <text:p>37.88</text:p>
          </table:table-cell>
          <table:table-cell office:value-type="float" office:value="85.07" calcext:value-type="float">
            <text:p>85.07</text:p>
          </table:table-cell>
          <table:table-cell office:value-type="float" office:value="523.7" calcext:value-type="float">
            <text:p>523.7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08194" calcext:value-type="float">
            <text:p>0.08194</text:p>
          </table:table-cell>
        </table:table-row>
        <table:table-row table:style-name="ro1">
          <table:table-cell office:value-type="float" office:value="911201" calcext:value-type="float">
            <text:p>911201</text:p>
          </table:table-cell>
          <table:table-cell office:value-type="string" calcext:value-type="string">
            <text:p>B</text:p>
          </table:table-cell>
          <table:table-cell office:value-type="float" office:value="14.53" calcext:value-type="float">
            <text:p>14.53</text:p>
          </table:table-cell>
          <table:table-cell office:value-type="float" office:value="13.98" calcext:value-type="float">
            <text:p>13.98</text:p>
          </table:table-cell>
          <table:table-cell office:value-type="float" office:value="93.86" calcext:value-type="float">
            <text:p>93.86</text:p>
          </table:table-cell>
          <table:table-cell office:value-type="float" office:value="644.2" calcext:value-type="float">
            <text:p>644.2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9242" calcext:value-type="float">
            <text:p>0.09242</text:p>
          </table:table-cell>
          <table:table-cell office:value-type="float" office:value="0.06895" calcext:value-type="float">
            <text:p>0.06895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306" calcext:value-type="float">
            <text:p>0.306</text:p>
          </table:table-cell>
          <table:table-cell office:value-type="float" office:value="0.7213" calcext:value-type="float">
            <text:p>0.7213</text:p>
          </table:table-cell>
          <table:table-cell office:value-type="float" office:value="2.143" calcext:value-type="float">
            <text:p>2.143</text:p>
          </table:table-cell>
          <table:table-cell office:value-type="float" office:value="25.7" calcext:value-type="float">
            <text:p>25.7</text:p>
          </table:table-cell>
          <table:table-cell office:value-type="float" office:value="0.006133" calcext:value-type="float">
            <text:p>0.006133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15.8" calcext:value-type="float">
            <text:p>15.8</text:p>
          </table:table-cell>
          <table:table-cell office:value-type="float" office:value="16.93" calcext:value-type="float">
            <text:p>16.93</text:p>
          </table:table-cell>
          <table:table-cell office:value-type="float" office:value="103.1" calcext:value-type="float">
            <text:p>103.1</text:p>
          </table:table-cell>
          <table:table-cell office:value-type="float" office:value="749.9" calcext:value-type="float">
            <text:p>749.9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0781" calcext:value-type="float">
            <text:p>0.0781</text:p>
          </table:table-cell>
        </table:table-row>
        <table:table-row table:style-name="ro1">
          <table:table-cell office:value-type="float" office:value="911202" calcext:value-type="float">
            <text:p>911202</text:p>
          </table:table-cell>
          <table:table-cell office:value-type="string" calcext:value-type="string">
            <text:p>B</text:p>
          </table:table-cell>
          <table:table-cell office:value-type="float" office:value="12.62" calcext:value-type="float">
            <text:p>12.62</text:p>
          </table:table-cell>
          <table:table-cell office:value-type="float" office:value="17.15" calcext:value-type="float">
            <text:p>17.15</text:p>
          </table:table-cell>
          <table:table-cell office:value-type="float" office:value="80.62" calcext:value-type="float">
            <text:p>80.62</text:p>
          </table:table-cell>
          <table:table-cell office:value-type="float" office:value="492.9" calcext:value-type="float">
            <text:p>492.9</text:p>
          </table:table-cell>
          <table:table-cell office:value-type="float" office:value="0.08583" calcext:value-type="float">
            <text:p>0.08583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05826" calcext:value-type="float">
            <text:p>0.05826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6674" calcext:value-type="float">
            <text:p>0.6674</text:p>
          </table:table-cell>
          <table:table-cell office:value-type="float" office:value="1.116" calcext:value-type="float">
            <text:p>1.116</text:p>
          </table:table-cell>
          <table:table-cell office:value-type="float" office:value="13.32" calcext:value-type="float">
            <text:p>13.32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8539" calcext:value-type="float">
            <text:p>0.008539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06888" calcext:value-type="float">
            <text:p>0.00688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14.34" calcext:value-type="float">
            <text:p>14.34</text:p>
          </table:table-cell>
          <table:table-cell office:value-type="float" office:value="22.15" calcext:value-type="float">
            <text:p>22.15</text:p>
          </table:table-cell>
          <table:table-cell office:value-type="float" office:value="91.62" calcext:value-type="float">
            <text:p>91.62</text:p>
          </table:table-cell>
          <table:table-cell office:value-type="float" office:value="633.5" calcext:value-type="float">
            <text:p>633.5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09851" calcext:value-type="float">
            <text:p>0.0985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733" calcext:value-type="float">
            <text:p>0.0733</text:p>
          </table:table-cell>
        </table:table-row>
        <table:table-row table:style-name="ro1">
          <table:table-cell office:value-type="float" office:value="9112085" calcext:value-type="float">
            <text:p>9112085</text:p>
          </table:table-cell>
          <table:table-cell office:value-type="string" calcext:value-type="string">
            <text:p>B</text:p>
          </table:table-cell>
          <table:table-cell office:value-type="float" office:value="13.38" calcext:value-type="float">
            <text:p>13.38</text:p>
          </table:table-cell>
          <table:table-cell office:value-type="float" office:value="30.72" calcext:value-type="float">
            <text:p>30.72</text:p>
          </table:table-cell>
          <table:table-cell office:value-type="float" office:value="86.34" calcext:value-type="float">
            <text:p>86.34</text:p>
          </table:table-cell>
          <table:table-cell office:value-type="float" office:value="557.2" calcext:value-type="float">
            <text:p>557.2</text:p>
          </table:table-cell>
          <table:table-cell office:value-type="float" office:value="0.09245" calcext:value-type="float">
            <text:p>0.09245</text:p>
          </table:table-cell>
          <table:table-cell office:value-type="float" office:value="0.07426" calcext:value-type="float">
            <text:p>0.07426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6016" calcext:value-type="float">
            <text:p>0.06016</text:p>
          </table:table-cell>
          <table:table-cell office:value-type="float" office:value="0.3408" calcext:value-type="float">
            <text:p>0.3408</text:p>
          </table:table-cell>
          <table:table-cell office:value-type="float" office:value="1.924" calcext:value-type="float">
            <text:p>1.924</text:p>
          </table:table-cell>
          <table:table-cell office:value-type="float" office:value="2.287" calcext:value-type="float">
            <text:p>2.287</text:p>
          </table:table-cell>
          <table:table-cell office:value-type="float" office:value="28.93" calcext:value-type="float">
            <text:p>28.93</text:p>
          </table:table-cell>
          <table:table-cell office:value-type="float" office:value="0.005841" calcext:value-type="float">
            <text:p>0.005841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07936" calcext:value-type="float">
            <text:p>0.007936</text:p>
          </table:table-cell>
          <table:table-cell office:value-type="float" office:value="0.009128" calcext:value-type="float">
            <text:p>0.009128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15.05" calcext:value-type="float">
            <text:p>15.05</text:p>
          </table:table-cell>
          <table:table-cell office:value-type="float" office:value="41.61" calcext:value-type="float">
            <text:p>41.61</text:p>
          </table:table-cell>
          <table:table-cell office:value-type="float" office:value="96.69" calcext:value-type="float">
            <text:p>96.69</text:p>
          </table:table-cell>
          <table:table-cell office:value-type="float" office:value="705.6" calcext:value-type="float">
            <text:p>705.6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07003" calcext:value-type="float">
            <text:p>0.07003</text:p>
          </table:table-cell>
          <table:table-cell office:value-type="float" office:value="0.07763" calcext:value-type="float">
            <text:p>0.07763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7675" calcext:value-type="float">
            <text:p>0.07675</text:p>
          </table:table-cell>
        </table:table-row>
        <table:table-row table:style-name="ro1">
          <table:table-cell office:value-type="float" office:value="9112366" calcext:value-type="float">
            <text:p>9112366</text:p>
          </table:table-cell>
          <table:table-cell office:value-type="string" calcext:value-type="string">
            <text:p>B</text:p>
          </table:table-cell>
          <table:table-cell office:value-type="float" office:value="11.63" calcext:value-type="float">
            <text:p>11.63</text:p>
          </table:table-cell>
          <table:table-cell office:value-type="float" office:value="29.29" calcext:value-type="float">
            <text:p>29.29</text:p>
          </table:table-cell>
          <table:table-cell office:value-type="float" office:value="74.87" calcext:value-type="float">
            <text:p>74.87</text:p>
          </table:table-cell>
          <table:table-cell office:value-type="float" office:value="415.1" calcext:value-type="float">
            <text:p>415.1</text:p>
          </table:table-cell>
          <table:table-cell office:value-type="float" office:value="0.09357" calcext:value-type="float">
            <text:p>0.09357</text:p>
          </table:table-cell>
          <table:table-cell office:value-type="float" office:value="0.08574" calcext:value-type="float">
            <text:p>0.08574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06166" calcext:value-type="float">
            <text:p>0.06166</text:p>
          </table:table-cell>
          <table:table-cell office:value-type="float" office:value="0.3135" calcext:value-type="float">
            <text:p>0.3135</text:p>
          </table:table-cell>
          <table:table-cell office:value-type="float" office:value="2.426" calcext:value-type="float">
            <text:p>2.426</text:p>
          </table:table-cell>
          <table:table-cell office:value-type="float" office:value="2.15" calcext:value-type="float">
            <text:p>2.15</text:p>
          </table:table-cell>
          <table:table-cell office:value-type="float" office:value="23.13" calcext:value-type="float">
            <text:p>23.13</text:p>
          </table:table-cell>
          <table:table-cell office:value-type="float" office:value="0.009861" calcext:value-type="float">
            <text:p>0.009861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4275" calcext:value-type="float">
            <text:p>0.04275</text:p>
          </table:table-cell>
          <table:table-cell office:value-type="float" office:value="0.009215" calcext:value-type="float">
            <text:p>0.009215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13.12" calcext:value-type="float">
            <text:p>13.12</text:p>
          </table:table-cell>
          <table:table-cell office:value-type="float" office:value="38.81" calcext:value-type="float">
            <text:p>38.81</text:p>
          </table:table-cell>
          <table:table-cell office:value-type="float" office:value="86.04" calcext:value-type="float">
            <text:p>86.04</text:p>
          </table:table-cell>
          <table:table-cell office:value-type="float" office:value="527.8" calcext:value-type="float">
            <text:p>527.8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9112367" calcext:value-type="float">
            <text:p>9112367</text:p>
          </table:table-cell>
          <table:table-cell office:value-type="string" calcext:value-type="string">
            <text:p>B</text:p>
          </table:table-cell>
          <table:table-cell office:value-type="float" office:value="13.21" calcext:value-type="float">
            <text:p>13.21</text:p>
          </table:table-cell>
          <table:table-cell office:value-type="float" office:value="25.25" calcext:value-type="float">
            <text:p>25.25</text:p>
          </table:table-cell>
          <table:table-cell office:value-type="float" office:value="84.1" calcext:value-type="float">
            <text:p>84.1</text:p>
          </table:table-cell>
          <table:table-cell office:value-type="float" office:value="537.9" calcext:value-type="float">
            <text:p>537.9</text:p>
          </table:table-cell>
          <table:table-cell office:value-type="float" office:value="0.08791" calcext:value-type="float">
            <text:p>0.08791</text:p>
          </table:table-cell>
          <table:table-cell office:value-type="float" office:value="0.05205" calcext:value-type="float">
            <text:p>0.05205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05584" calcext:value-type="float">
            <text:p>0.05584</text:p>
          </table:table-cell>
          <table:table-cell office:value-type="float" office:value="0.2084" calcext:value-type="float">
            <text:p>0.2084</text:p>
          </table:table-cell>
          <table:table-cell office:value-type="float" office:value="1.35" calcext:value-type="float">
            <text:p>1.35</text:p>
          </table:table-cell>
          <table:table-cell office:value-type="float" office:value="1.314" calcext:value-type="float">
            <text:p>1.314</text:p>
          </table:table-cell>
          <table:table-cell office:value-type="float" office:value="17.58" calcext:value-type="float">
            <text:p>17.58</text:p>
          </table:table-cell>
          <table:table-cell office:value-type="float" office:value="0.005768" calcext:value-type="float">
            <text:p>0.005768</text:p>
          </table:table-cell>
          <table:table-cell office:value-type="float" office:value="0.008082" calcext:value-type="float">
            <text:p>0.00808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01828" calcext:value-type="float">
            <text:p>0.001828</text:p>
          </table:table-cell>
          <table:table-cell office:value-type="float" office:value="14.35" calcext:value-type="float">
            <text:p>14.35</text:p>
          </table:table-cell>
          <table:table-cell office:value-type="float" office:value="34.23" calcext:value-type="float">
            <text:p>34.23</text:p>
          </table:table-cell>
          <table:table-cell office:value-type="float" office:value="91.29" calcext:value-type="float">
            <text:p>91.29</text:p>
          </table:table-cell>
          <table:table-cell office:value-type="float" office:value="632.9" calcext:value-type="float">
            <text:p>632.9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6005" calcext:value-type="float">
            <text:p>0.0600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06788" calcext:value-type="float">
            <text:p>0.06788</text:p>
          </table:table-cell>
        </table:table-row>
        <table:table-row table:style-name="ro1">
          <table:table-cell office:value-type="float" office:value="9112594" calcext:value-type="float">
            <text:p>9112594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25.13" calcext:value-type="float">
            <text:p>25.13</text:p>
          </table:table-cell>
          <table:table-cell office:value-type="float" office:value="82.61" calcext:value-type="float">
            <text:p>82.61</text:p>
          </table:table-cell>
          <table:table-cell office:value-type="float" office:value="520.2" calcext:value-type="float">
            <text:p>520.2</text:p>
          </table:table-cell>
          <table:table-cell office:value-type="float" office:value="0.08369" calcext:value-type="float">
            <text:p>0.08369</text:p>
          </table:table-cell>
          <table:table-cell office:value-type="float" office:value="0.05073" calcext:value-type="float">
            <text:p>0.05073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5449" calcext:value-type="float">
            <text:p>0.05449</text:p>
          </table:table-cell>
          <table:table-cell office:value-type="float" office:value="0.2621" calcext:value-type="float">
            <text:p>0.2621</text:p>
          </table:table-cell>
          <table:table-cell office:value-type="float" office:value="1.232" calcext:value-type="float">
            <text:p>1.232</text:p>
          </table:table-cell>
          <table:table-cell office:value-type="float" office:value="1.657" calcext:value-type="float">
            <text:p>1.657</text:p>
          </table:table-cell>
          <table:table-cell office:value-type="float" office:value="21.19" calcext:value-type="float">
            <text:p>21.19</text:p>
          </table:table-cell>
          <table:table-cell office:value-type="float" office:value="0.006054" calcext:value-type="float">
            <text:p>0.006054</text:p>
          </table:table-cell>
          <table:table-cell office:value-type="float" office:value="0.008974" calcext:value-type="float">
            <text:p>0.008974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.006336" calcext:value-type="float">
            <text:p>0.00633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14.34" calcext:value-type="float">
            <text:p>14.34</text:p>
          </table:table-cell>
          <table:table-cell office:value-type="float" office:value="31.88" calcext:value-type="float">
            <text:p>31.88</text:p>
          </table:table-cell>
          <table:table-cell office:value-type="float" office:value="91.06" calcext:value-type="float">
            <text:p>91.06</text:p>
          </table:table-cell>
          <table:table-cell office:value-type="float" office:value="628.5" calcext:value-type="float">
            <text:p>628.5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04462" calcext:value-type="float">
            <text:p>0.04462</text:p>
          </table:table-cell>
          <table:table-cell office:value-type="float" office:value="0.05921" calcext:value-type="float">
            <text:p>0.05921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06291" calcext:value-type="float">
            <text:p>0.06291</text:p>
          </table:table-cell>
        </table:table-row>
        <table:table-row table:style-name="ro1">
          <table:table-cell office:value-type="float" office:value="9112712" calcext:value-type="float">
            <text:p>9112712</text:p>
          </table:table-cell>
          <table:table-cell office:value-type="string" calcext:value-type="string">
            <text:p>B</text:p>
          </table:table-cell>
          <table:table-cell office:value-type="float" office:value="9.755" calcext:value-type="float">
            <text:p>9.755</text:p>
          </table:table-cell>
          <table:table-cell office:value-type="float" office:value="28.2" calcext:value-type="float">
            <text:p>28.2</text:p>
          </table:table-cell>
          <table:table-cell office:value-type="float" office:value="61.68" calcext:value-type="float">
            <text:p>61.68</text:p>
          </table:table-cell>
          <table:table-cell office:value-type="float" office:value="290.9" calcext:value-type="float">
            <text:p>290.9</text:p>
          </table:table-cell>
          <table:table-cell office:value-type="float" office:value="0.07984" calcext:value-type="float">
            <text:p>0.07984</text:p>
          </table:table-cell>
          <table:table-cell office:value-type="float" office:value="0.04626" calcext:value-type="float">
            <text:p>0.04626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05952" calcext:value-type="float">
            <text:p>0.05952</text:p>
          </table:table-cell>
          <table:table-cell office:value-type="float" office:value="0.1781" calcext:value-type="float">
            <text:p>0.1781</text:p>
          </table:table-cell>
          <table:table-cell office:value-type="float" office:value="1.687" calcext:value-type="float">
            <text:p>1.687</text:p>
          </table:table-cell>
          <table:table-cell office:value-type="float" office:value="1.243" calcext:value-type="float">
            <text:p>1.243</text:p>
          </table:table-cell>
          <table:table-cell office:value-type="float" office:value="11.28" calcext:value-type="float">
            <text:p>11.28</text:p>
          </table:table-cell>
          <table:table-cell office:value-type="float" office:value="0.006588" calcext:value-type="float">
            <text:p>0.006588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6104" calcext:value-type="float">
            <text:p>0.006104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2268" calcext:value-type="float">
            <text:p>0.002268</text:p>
          </table:table-cell>
          <table:table-cell office:value-type="float" office:value="10.67" calcext:value-type="float">
            <text:p>10.67</text:p>
          </table:table-cell>
          <table:table-cell office:value-type="float" office:value="36.92" calcext:value-type="float">
            <text:p>36.92</text:p>
          </table:table-cell>
          <table:table-cell office:value-type="float" office:value="68.03" calcext:value-type="float">
            <text:p>68.03</text:p>
          </table:table-cell>
          <table:table-cell office:value-type="float" office:value="349.9" calcext:value-type="float">
            <text:p>349.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4866" calcext:value-type="float">
            <text:p>0.04866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07211" calcext:value-type="float">
            <text:p>0.07211</text:p>
          </table:table-cell>
        </table:table-row>
        <table:table-row table:style-name="ro1">
          <table:table-cell office:value-type="float" office:value="911296201" calcext:value-type="float">
            <text:p>911296201</text:p>
          </table:table-cell>
          <table:table-cell office:value-type="string" calcext:value-type="string">
            <text:p>M</text:p>
          </table:table-cell>
          <table:table-cell office:value-type="float" office:value="17.08" calcext:value-type="float">
            <text:p>17.08</text:p>
          </table:table-cell>
          <table:table-cell office:value-type="float" office:value="27.15" calcext:value-type="float">
            <text:p>27.15</text:p>
          </table:table-cell>
          <table:table-cell office:value-type="float" office:value="111.2" calcext:value-type="float">
            <text:p>111.2</text:p>
          </table:table-cell>
          <table:table-cell office:value-type="float" office:value="930.9" calcext:value-type="float">
            <text:p>930.9</text:p>
          </table:table-cell>
          <table:table-cell office:value-type="float" office:value="0.09898" calcext:value-type="float">
            <text:p>0.098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152" calcext:value-type="float">
            <text:p>1.152</text:p>
          </table:table-cell>
          <table:table-cell office:value-type="float" office:value="6.051" calcext:value-type="float">
            <text:p>6.051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04417" calcext:value-type="float">
            <text:p>0.004417</text:p>
          </table:table-cell>
          <table:table-cell office:value-type="float" office:value="22.96" calcext:value-type="float">
            <text:p>22.96</text:p>
          </table:table-cell>
          <table:table-cell office:value-type="float" office:value="34.49" calcext:value-type="float">
            <text:p>34.49</text:p>
          </table:table-cell>
          <table:table-cell office:value-type="float" office:value="152.1" calcext:value-type="float">
            <text:p>152.1</text:p>
          </table:table-cell>
          <table:table-cell office:value-type="float" office:value="1648" calcext:value-type="float">
            <text:p>1648</text:p>
          </table:table-cell>
          <table:table-cell office:value-type="float" office:value="0.16" calcext:value-type="float">
            <text:p>0.16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0906" calcext:value-type="float">
            <text:p>0.0906</text:p>
          </table:table-cell>
        </table:table-row>
        <table:table-row table:style-name="ro1">
          <table:table-cell office:value-type="float" office:value="911296202" calcext:value-type="float">
            <text:p>911296202</text:p>
          </table:table-cell>
          <table:table-cell office:value-type="string" calcext:value-type="string">
            <text:p>M</text:p>
          </table:table-cell>
          <table:table-cell office:value-type="float" office:value="27.42" calcext:value-type="float">
            <text:p>27.42</text:p>
          </table:table-cell>
          <table:table-cell office:value-type="float" office:value="26.27" calcext:value-type="float">
            <text:p>26.27</text:p>
          </table:table-cell>
          <table:table-cell office:value-type="float" office:value="186.9" calcext:value-type="float">
            <text:p>186.9</text:p>
          </table:table-cell>
          <table:table-cell office:value-type="float" office:value="2501" calcext:value-type="float">
            <text:p>2501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05623" calcext:value-type="float">
            <text:p>0.05623</text:p>
          </table:table-cell>
          <table:table-cell office:value-type="float" office:value="2.547" calcext:value-type="float">
            <text:p>2.547</text:p>
          </table:table-cell>
          <table:table-cell office:value-type="float" office:value="1.306" calcext:value-type="float">
            <text:p>1.306</text:p>
          </table:table-cell>
          <table:table-cell office:value-type="float" office:value="18.65" calcext:value-type="float">
            <text:p>18.65</text:p>
          </table:table-cell>
          <table:table-cell office:value-type="float" office:value="542.2" calcext:value-type="float">
            <text:p>542.2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5374" calcext:value-type="float">
            <text:p>0.05374</text:p>
          </table:table-cell>
          <table:table-cell office:value-type="float" office:value="0.08055" calcext:value-type="float">
            <text:p>0.08055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04558" calcext:value-type="float">
            <text:p>0.004558</text:p>
          </table:table-cell>
          <table:table-cell office:value-type="float" office:value="36.04" calcext:value-type="float">
            <text:p>36.04</text:p>
          </table:table-cell>
          <table:table-cell office:value-type="float" office:value="31.37" calcext:value-type="float">
            <text:p>31.37</text:p>
          </table:table-cell>
          <table:table-cell office:value-type="float" office:value="251.2" calcext:value-type="float">
            <text:p>251.2</text:p>
          </table:table-cell>
          <table:table-cell office:value-type="float" office:value="4254" calcext:value-type="float">
            <text:p>4254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6833" calcext:value-type="float">
            <text:p>0.6833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07427" calcext:value-type="float">
            <text:p>0.07427</text:p>
          </table:table-cell>
        </table:table-row>
        <table:table-row table:style-name="ro1">
          <table:table-cell office:value-type="float" office:value="9113156" calcext:value-type="float">
            <text:p>9113156</text:p>
          </table:table-cell>
          <table:table-cell office:value-type="string" calcext:value-type="string">
            <text:p>B</text:p>
          </table:table-cell>
          <table:table-cell office:value-type="float" office:value="14.4" calcext:value-type="float">
            <text:p>14.4</text:p>
          </table:table-cell>
          <table:table-cell office:value-type="float" office:value="26.99" calcext:value-type="float">
            <text:p>26.99</text:p>
          </table:table-cell>
          <table:table-cell office:value-type="float" office:value="92.25" calcext:value-type="float">
            <text:p>92.25</text:p>
          </table:table-cell>
          <table:table-cell office:value-type="float" office:value="646.1" calcext:value-type="float">
            <text:p>646.1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05433" calcext:value-type="float">
            <text:p>0.05433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9112" calcext:value-type="float">
            <text:p>0.9112</text:p>
          </table:table-cell>
          <table:table-cell office:value-type="float" office:value="1.727" calcext:value-type="float">
            <text:p>1.727</text:p>
          </table:table-cell>
          <table:table-cell office:value-type="float" office:value="20.52" calcext:value-type="float">
            <text:p>20.52</text:p>
          </table:table-cell>
          <table:table-cell office:value-type="float" office:value="0.005356" calcext:value-type="float">
            <text:p>0.005356</text:p>
          </table:table-cell>
          <table:table-cell office:value-type="float" office:value="0.01679" calcext:value-type="float">
            <text:p>0.01679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15.4" calcext:value-type="float">
            <text:p>15.4</text:p>
          </table:table-cell>
          <table:table-cell office:value-type="float" office:value="31.98" calcext:value-type="float">
            <text:p>31.98</text:p>
          </table:table-cell>
          <table:table-cell office:value-type="float" office:value="100.4" calcext:value-type="float">
            <text:p>100.4</text:p>
          </table:table-cell>
          <table:table-cell office:value-type="float" office:value="734.6" calcext:value-type="float">
            <text:p>734.6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05563" calcext:value-type="float">
            <text:p>0.05563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06464" calcext:value-type="float">
            <text:p>0.06464</text:p>
          </table:table-cell>
        </table:table-row>
        <table:table-row table:style-name="ro1">
          <table:table-cell office:value-type="float" office:value="911320501" calcext:value-type="float">
            <text:p>911320501</text:p>
          </table:table-cell>
          <table:table-cell office:value-type="string" calcext:value-type="string">
            <text:p>B</text:p>
          </table:table-cell>
          <table:table-cell office:value-type="float" office:value="11.6" calcext:value-type="float">
            <text:p>11.6</text:p>
          </table:table-cell>
          <table:table-cell office:value-type="float" office:value="18.36" calcext:value-type="float">
            <text:p>18.36</text:p>
          </table:table-cell>
          <table:table-cell office:value-type="float" office:value="73.88" calcext:value-type="float">
            <text:p>73.88</text:p>
          </table:table-cell>
          <table:table-cell office:value-type="float" office:value="412.7" calcext:value-type="float">
            <text:p>412.7</text:p>
          </table:table-cell>
          <table:table-cell office:value-type="float" office:value="0.08508" calcext:value-type="float">
            <text:p>0.08508</text:p>
          </table:table-cell>
          <table:table-cell office:value-type="float" office:value="0.05855" calcext:value-type="float">
            <text:p>0.05855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05859" calcext:value-type="float">
            <text:p>0.05859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7656" calcext:value-type="float">
            <text:p>0.7656</text:p>
          </table:table-cell>
          <table:table-cell office:value-type="float" office:value="1.303" calcext:value-type="float">
            <text:p>1.303</text:p>
          </table:table-cell>
          <table:table-cell office:value-type="float" office:value="12.89" calcext:value-type="float">
            <text:p>12.89</text:p>
          </table:table-cell>
          <table:table-cell office:value-type="float" office:value="0.006709" calcext:value-type="float">
            <text:p>0.006709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12.77" calcext:value-type="float">
            <text:p>12.77</text:p>
          </table:table-cell>
          <table:table-cell office:value-type="float" office:value="24.02" calcext:value-type="float">
            <text:p>24.02</text:p>
          </table:table-cell>
          <table:table-cell office:value-type="float" office:value="82.68" calcext:value-type="float">
            <text:p>82.68</text:p>
          </table:table-cell>
          <table:table-cell office:value-type="float" office:value="495.1" calcext:value-type="float">
            <text:p>495.1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186" calcext:value-type="float">
            <text:p>0.186</text:p>
          </table:table-cell>
          <table:table-cell office:value-type="float" office:value="0.08288" calcext:value-type="float">
            <text:p>0.0828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911320502" calcext:value-type="float">
            <text:p>911320502</text:p>
          </table:table-cell>
          <table:table-cell office:value-type="string" calcext:value-type="string">
            <text:p>B</text:p>
          </table:table-cell>
          <table:table-cell office:value-type="float" office:value="13.17" calcext:value-type="float">
            <text:p>13.17</text:p>
          </table:table-cell>
          <table:table-cell office:value-type="float" office:value="18.22" calcext:value-type="float">
            <text:p>18.22</text:p>
          </table:table-cell>
          <table:table-cell office:value-type="float" office:value="84.28" calcext:value-type="float">
            <text:p>84.28</text:p>
          </table:table-cell>
          <table:table-cell office:value-type="float" office:value="537.3" calcext:value-type="float">
            <text:p>537.3</text:p>
          </table:table-cell>
          <table:table-cell office:value-type="float" office:value="0.07466" calcext:value-type="float">
            <text:p>0.07466</text:p>
          </table:table-cell>
          <table:table-cell office:value-type="float" office:value="0.05994" calcext:value-type="float">
            <text:p>0.05994</text:p>
          </table:table-cell>
          <table:table-cell office:value-type="float" office:value="0.04859" calcext:value-type="float">
            <text:p>0.048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05549" calcext:value-type="float">
            <text:p>0.0554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685" calcext:value-type="float">
            <text:p>0.685</text:p>
          </table:table-cell>
          <table:table-cell office:value-type="float" office:value="1.236" calcext:value-type="float">
            <text:p>1.236</text:p>
          </table:table-cell>
          <table:table-cell office:value-type="float" office:value="16.89" calcext:value-type="float">
            <text:p>16.89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8463" calcext:value-type="float">
            <text:p>0.008463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14.9" calcext:value-type="float">
            <text:p>14.9</text:p>
          </table:table-cell>
          <table:table-cell office:value-type="float" office:value="23.89" calcext:value-type="float">
            <text:p>23.89</text:p>
          </table:table-cell>
          <table:table-cell office:value-type="float" office:value="95.1" calcext:value-type="float">
            <text:p>95.1</text:p>
          </table:table-cell>
          <table:table-cell office:value-type="float" office:value="687.6" calcext:value-type="float">
            <text:p>687.6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06925" calcext:value-type="float">
            <text:p>0.06925</text:p>
          </table:table-cell>
        </table:table-row>
        <table:table-row table:style-name="ro1">
          <table:table-cell office:value-type="float" office:value="9113239" calcext:value-type="float">
            <text:p>9113239</text:p>
          </table:table-cell>
          <table:table-cell office:value-type="string" calcext:value-type="string">
            <text:p>B</text:p>
          </table:table-cell>
          <table:table-cell office:value-type="float" office:value="13.24" calcext:value-type="float">
            <text:p>13.24</text:p>
          </table:table-cell>
          <table:table-cell office:value-type="float" office:value="20.13" calcext:value-type="float">
            <text:p>20.13</text:p>
          </table:table-cell>
          <table:table-cell office:value-type="float" office:value="86.87" calcext:value-type="float">
            <text:p>86.87</text:p>
          </table:table-cell>
          <table:table-cell office:value-type="float" office:value="542.9" calcext:value-type="float">
            <text:p>542.9</text:p>
          </table:table-cell>
          <table:table-cell office:value-type="float" office:value="0.08284" calcext:value-type="float">
            <text:p>0.08284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833" calcext:value-type="float">
            <text:p>0.02833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281" calcext:value-type="float">
            <text:p>0.281</text:p>
          </table:table-cell>
          <table:table-cell office:value-type="float" office:value="0.8135" calcext:value-type="float">
            <text:p>0.8135</text:p>
          </table:table-cell>
          <table:table-cell office:value-type="float" office:value="3.369" calcext:value-type="float">
            <text:p>3.369</text:p>
          </table:table-cell>
          <table:table-cell office:value-type="float" office:value="23.81" calcext:value-type="float">
            <text:p>23.81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06657" calcext:value-type="float">
            <text:p>0.06657</text:p>
          </table:table-cell>
          <table:table-cell office:value-type="float" office:value="0.07683" calcext:value-type="float">
            <text:p>0.0768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08133" calcext:value-type="float">
            <text:p>0.008133</text:p>
          </table:table-cell>
          <table:table-cell office:value-type="float" office:value="15.44" calcext:value-type="float">
            <text:p>15.44</text:p>
          </table:table-cell>
          <table:table-cell office:value-type="float" office:value="25.5" calcext:value-type="float">
            <text:p>25.5</text:p>
          </table:table-cell>
          <table:table-cell office:value-type="float" office:value="115" calcext:value-type="float">
            <text:p>115</text:p>
          </table:table-cell>
          <table:table-cell office:value-type="float" office:value="733.5" calcext:value-type="float">
            <text:p>733.5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1249" calcext:value-type="float">
            <text:p>0.1249</text:p>
          </table:table-cell>
        </table:table-row>
        <table:table-row table:style-name="ro1">
          <table:table-cell office:value-type="float" office:value="9113455" calcext:value-type="float">
            <text:p>9113455</text:p>
          </table:table-cell>
          <table:table-cell office:value-type="string" calcext:value-type="string">
            <text:p>B</text:p>
          </table:table-cell>
          <table:table-cell office:value-type="float" office:value="13.14" calcext:value-type="float">
            <text:p>13.14</text:p>
          </table:table-cell>
          <table:table-cell office:value-type="float" office:value="20.74" calcext:value-type="float">
            <text:p>20.74</text:p>
          </table:table-cell>
          <table:table-cell office:value-type="float" office:value="85.98" calcext:value-type="float">
            <text:p>85.98</text:p>
          </table:table-cell>
          <table:table-cell office:value-type="float" office:value="536.9" calcext:value-type="float">
            <text:p>536.9</text:p>
          </table:table-cell>
          <table:table-cell office:value-type="float" office:value="0.08675" calcext:value-type="float">
            <text:p>0.08675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7884" calcext:value-type="float">
            <text:p>0.7884</text:p>
          </table:table-cell>
          <table:table-cell office:value-type="float" office:value="2.312" calcext:value-type="float">
            <text:p>2.312</text:p>
          </table:table-cell>
          <table:table-cell office:value-type="float" office:value="27.4" calcext:value-type="float">
            <text:p>27.4</text:p>
          </table:table-cell>
          <table:table-cell office:value-type="float" office:value="0.007295" calcext:value-type="float">
            <text:p>0.007295</text:p>
          </table:table-cell>
          <table:table-cell office:value-type="float" office:value="0.03179" calcext:value-type="float">
            <text:p>0.03179</text:p>
          </table:table-cell>
          <table:table-cell office:value-type="float" office:value="0.04615" calcext:value-type="float">
            <text:p>0.04615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14.8" calcext:value-type="float">
            <text:p>14.8</text:p>
          </table:table-cell>
          <table:table-cell office:value-type="float" office:value="25.46" calcext:value-type="float">
            <text:p>25.46</text:p>
          </table:table-cell>
          <table:table-cell office:value-type="float" office:value="100.9" calcext:value-type="float">
            <text:p>100.9</text:p>
          </table:table-cell>
          <table:table-cell office:value-type="float" office:value="689.1" calcext:value-type="float">
            <text:p>689.1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08174" calcext:value-type="float">
            <text:p>0.08174</text:p>
          </table:table-cell>
        </table:table-row>
        <table:table-row table:style-name="ro1">
          <table:table-cell office:value-type="float" office:value="9113514" calcext:value-type="float">
            <text:p>9113514</text:p>
          </table:table-cell>
          <table:table-cell office:value-type="string" calcext:value-type="string">
            <text:p>B</text:p>
          </table:table-cell>
          <table:table-cell office:value-type="float" office:value="9.668" calcext:value-type="float">
            <text:p>9.668</text:p>
          </table:table-cell>
          <table:table-cell office:value-type="float" office:value="18.1" calcext:value-type="float">
            <text:p>18.1</text:p>
          </table:table-cell>
          <table:table-cell office:value-type="float" office:value="61.06" calcext:value-type="float">
            <text:p>61.06</text:p>
          </table:table-cell>
          <table:table-cell office:value-type="float" office:value="286.3" calcext:value-type="float">
            <text:p>286.3</text:p>
          </table:table-cell>
          <table:table-cell office:value-type="float" office:value="0.08311" calcext:value-type="float">
            <text:p>0.08311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05769" calcext:value-type="float">
            <text:p>0.0057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3416" calcext:value-type="float">
            <text:p>0.3416</text:p>
          </table:table-cell>
          <table:table-cell office:value-type="float" office:value="1.312" calcext:value-type="float">
            <text:p>1.312</text:p>
          </table:table-cell>
          <table:table-cell office:value-type="float" office:value="2.275" calcext:value-type="float">
            <text:p>2.275</text:p>
          </table:table-cell>
          <table:table-cell office:value-type="float" office:value="20.98" calcext:value-type="float">
            <text:p>20.98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002979" calcext:value-type="float">
            <text:p>0.002979</text:p>
          </table:table-cell>
          <table:table-cell office:value-type="float" office:value="11.15" calcext:value-type="float">
            <text:p>11.15</text:p>
          </table:table-cell>
          <table:table-cell office:value-type="float" office:value="24.62" calcext:value-type="float">
            <text:p>24.62</text:p>
          </table:table-cell>
          <table:table-cell office:value-type="float" office:value="71.11" calcext:value-type="float">
            <text:p>71.11</text:p>
          </table:table-cell>
          <table:table-cell office:value-type="float" office:value="380.2" calcext:value-type="float">
            <text:p>380.2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07875" calcext:value-type="float">
            <text:p>0.07875</text:p>
          </table:table-cell>
        </table:table-row>
        <table:table-row table:style-name="ro1">
          <table:table-cell office:value-type="float" office:value="9113538" calcext:value-type="float">
            <text:p>9113538</text:p>
          </table:table-cell>
          <table:table-cell office:value-type="string" calcext:value-type="string">
            <text:p>M</text:p>
          </table:table-cell>
          <table:table-cell office:value-type="float" office:value="17.6" calcext:value-type="float">
            <text:p>17.6</text:p>
          </table:table-cell>
          <table:table-cell office:value-type="float" office:value="23.33" calcext:value-type="float">
            <text:p>23.33</text:p>
          </table:table-cell>
          <table:table-cell office:value-type="float" office:value="119" calcext:value-type="float">
            <text:p>119</text:p>
          </table:table-cell>
          <table:table-cell office:value-type="float" office:value="980.5" calcext:value-type="float">
            <text:p>980.5</text:p>
          </table:table-cell>
          <table:table-cell office:value-type="float" office:value="0.09289" calcext:value-type="float">
            <text:p>0.09289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07369" calcext:value-type="float">
            <text:p>0.07369</text:p>
          </table:table-cell>
          <table:table-cell office:value-type="float" office:value="0.9289" calcext:value-type="float">
            <text:p>0.9289</text:p>
          </table:table-cell>
          <table:table-cell office:value-type="float" office:value="1.465" calcext:value-type="float">
            <text:p>1.465</text:p>
          </table:table-cell>
          <table:table-cell office:value-type="float" office:value="5.801" calcext:value-type="float">
            <text:p>5.801</text:p>
          </table:table-cell>
          <table:table-cell office:value-type="float" office:value="104.9" calcext:value-type="float">
            <text:p>104.9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0.06591" calcext:value-type="float">
            <text:p>0.06591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13" calcext:value-type="float">
            <text:p>0.0113</text:p>
          </table:table-cell>
          <table:table-cell office:value-type="float" office:value="21.57" calcext:value-type="float">
            <text:p>21.57</text:p>
          </table:table-cell>
          <table:table-cell office:value-type="float" office:value="28.87" calcext:value-type="float">
            <text:p>28.87</text:p>
          </table:table-cell>
          <table:table-cell office:value-type="float" office:value="143.6" calcext:value-type="float">
            <text:p>143.6</text:p>
          </table:table-cell>
          <table:table-cell office:value-type="float" office:value="1437" calcext:value-type="float">
            <text:p>1437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1224" calcext:value-type="float">
            <text:p>0.1224</text:p>
          </table:table-cell>
        </table:table-row>
        <table:table-row table:style-name="ro1">
          <table:table-cell office:value-type="float" office:value="911366" calcext:value-type="float">
            <text:p>911366</text:p>
          </table:table-cell>
          <table:table-cell office:value-type="string" calcext:value-type="string">
            <text:p>B</text:p>
          </table:table-cell>
          <table:table-cell office:value-type="float" office:value="11.62" calcext:value-type="float">
            <text:p>11.62</text:p>
          </table:table-cell>
          <table:table-cell office:value-type="float" office:value="18.18" calcext:value-type="float">
            <text:p>18.18</text:p>
          </table:table-cell>
          <table:table-cell office:value-type="float" office:value="76.38" calcext:value-type="float">
            <text:p>76.38</text:p>
          </table:table-cell>
          <table:table-cell office:value-type="float" office:value="408.8" calcext:value-type="float">
            <text:p>408.8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564" calcext:value-type="float">
            <text:p>0.0556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0.4101" calcext:value-type="float">
            <text:p>0.4101</text:p>
          </table:table-cell>
          <table:table-cell office:value-type="float" office:value="1.74" calcext:value-type="float">
            <text:p>1.74</text:p>
          </table:table-cell>
          <table:table-cell office:value-type="float" office:value="3.027" calcext:value-type="float">
            <text:p>3.027</text:p>
          </table:table-cell>
          <table:table-cell office:value-type="float" office:value="27.85" calcext:value-type="float">
            <text:p>27.85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1807" calcext:value-type="float">
            <text:p>0.01807</text:p>
          </table:table-cell>
          <table:table-cell office:value-type="float" office:value="0.005217" calcext:value-type="float">
            <text:p>0.005217</text:p>
          </table:table-cell>
          <table:table-cell office:value-type="float" office:value="13.36" calcext:value-type="float">
            <text:p>13.36</text:p>
          </table:table-cell>
          <table:table-cell office:value-type="float" office:value="25.4" calcext:value-type="float">
            <text:p>25.4</text:p>
          </table:table-cell>
          <table:table-cell office:value-type="float" office:value="88.14" calcext:value-type="float">
            <text:p>88.14</text:p>
          </table:table-cell>
          <table:table-cell office:value-type="float" office:value="528.1" calcext:value-type="float">
            <text:p>528.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0927" calcext:value-type="float">
            <text:p>0.0927</text:p>
          </table:table-cell>
        </table:table-row>
        <table:table-row table:style-name="ro1">
          <table:table-cell office:value-type="float" office:value="9113778" calcext:value-type="float">
            <text:p>9113778</text:p>
          </table:table-cell>
          <table:table-cell office:value-type="string" calcext:value-type="string">
            <text:p>B</text:p>
          </table:table-cell>
          <table:table-cell office:value-type="float" office:value="9.667" calcext:value-type="float">
            <text:p>9.667</text:p>
          </table:table-cell>
          <table:table-cell office:value-type="float" office:value="18.49" calcext:value-type="float">
            <text:p>18.49</text:p>
          </table:table-cell>
          <table:table-cell office:value-type="float" office:value="61.49" calcext:value-type="float">
            <text:p>61.49</text:p>
          </table:table-cell>
          <table:table-cell office:value-type="float" office:value="289.1" calcext:value-type="float">
            <text:p>289.1</text:p>
          </table:table-cell>
          <table:table-cell office:value-type="float" office:value="0.08946" calcext:value-type="float">
            <text:p>0.08946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3776" calcext:value-type="float">
            <text:p>0.3776</text:p>
          </table:table-cell>
          <table:table-cell office:value-type="float" office:value="1.35" calcext:value-type="float">
            <text:p>1.35</text:p>
          </table:table-cell>
          <table:table-cell office:value-type="float" office:value="2.569" calcext:value-type="float">
            <text:p>2.569</text:p>
          </table:table-cell>
          <table:table-cell office:value-type="float" office:value="22.73" calcext:value-type="float">
            <text:p>22.73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009883" calcext:value-type="float">
            <text:p>0.009883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11.14" calcext:value-type="float">
            <text:p>11.14</text:p>
          </table:table-cell>
          <table:table-cell office:value-type="float" office:value="25.62" calcext:value-type="float">
            <text:p>25.62</text:p>
          </table:table-cell>
          <table:table-cell office:value-type="float" office:value="70.88" calcext:value-type="float">
            <text:p>70.88</text:p>
          </table:table-cell>
          <table:table-cell office:value-type="float" office:value="385.2" calcext:value-type="float">
            <text:p>385.2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08524" calcext:value-type="float">
            <text:p>0.08524</text:p>
          </table:table-cell>
        </table:table-row>
        <table:table-row table:style-name="ro1">
          <table:table-cell office:value-type="float" office:value="9113816" calcext:value-type="float">
            <text:p>9113816</text:p>
          </table:table-cell>
          <table:table-cell office:value-type="string" calcext:value-type="string">
            <text:p>B</text:p>
          </table:table-cell>
          <table:table-cell office:value-type="float" office:value="12.04" calcext:value-type="float">
            <text:p>12.04</text:p>
          </table:table-cell>
          <table:table-cell office:value-type="float" office:value="28.14" calcext:value-type="float">
            <text:p>28.14</text:p>
          </table:table-cell>
          <table:table-cell office:value-type="float" office:value="76.85" calcext:value-type="float">
            <text:p>76.85</text:p>
          </table:table-cell>
          <table:table-cell office:value-type="float" office:value="449.9" calcext:value-type="float">
            <text:p>449.9</text:p>
          </table:table-cell>
          <table:table-cell office:value-type="float" office:value="0.08752" calcext:value-type="float">
            <text:p>0.08752</text:p>
          </table:table-cell>
          <table:table-cell office:value-type="float" office:value="0.06" calcext:value-type="float">
            <text:p>0.06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6061" calcext:value-type="float">
            <text:p>0.6061</text:p>
          </table:table-cell>
          <table:table-cell office:value-type="float" office:value="2.643" calcext:value-type="float">
            <text:p>2.643</text:p>
          </table:table-cell>
          <table:table-cell office:value-type="float" office:value="4.099" calcext:value-type="float">
            <text:p>4.099</text:p>
          </table:table-cell>
          <table:table-cell office:value-type="float" office:value="44.96" calcext:value-type="float">
            <text:p>44.96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13.6" calcext:value-type="float">
            <text:p>13.6</text:p>
          </table:table-cell>
          <table:table-cell office:value-type="float" office:value="33.33" calcext:value-type="float">
            <text:p>33.33</text:p>
          </table:table-cell>
          <table:table-cell office:value-type="float" office:value="87.24" calcext:value-type="float">
            <text:p>87.24</text:p>
          </table:table-cell>
          <table:table-cell office:value-type="float" office:value="567.6" calcext:value-type="float">
            <text:p>567.6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0.05524" calcext:value-type="float">
            <text:p>0.05524</text:p>
          </table:table-cell>
          <table:table-cell office:value-type="float" office:value="0.05547" calcext:value-type="float">
            <text:p>0.05547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06639" calcext:value-type="float">
            <text:p>0.06639</text:p>
          </table:table-cell>
        </table:table-row>
        <table:table-row table:style-name="ro1">
          <table:table-cell office:value-type="float" office:value="911384" calcext:value-type="float">
            <text:p>911384</text:p>
          </table:table-cell>
          <table:table-cell office:value-type="string" calcext:value-type="string">
            <text:p>B</text:p>
          </table:table-cell>
          <table:table-cell office:value-type="float" office:value="14.92" calcext:value-type="float">
            <text:p>14.92</text:p>
          </table:table-cell>
          <table:table-cell office:value-type="float" office:value="14.93" calcext:value-type="float">
            <text:p>14.93</text:p>
          </table:table-cell>
          <table:table-cell office:value-type="float" office:value="96.45" calcext:value-type="float">
            <text:p>96.45</text:p>
          </table:table-cell>
          <table:table-cell office:value-type="float" office:value="686.9" calcext:value-type="float">
            <text:p>686.9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08549" calcext:value-type="float">
            <text:p>0.08549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4334" calcext:value-type="float">
            <text:p>0.4334</text:p>
          </table:table-cell>
          <table:table-cell office:value-type="float" office:value="1.826" calcext:value-type="float">
            <text:p>1.826</text:p>
          </table:table-cell>
          <table:table-cell office:value-type="float" office:value="23.31" calcext:value-type="float">
            <text:p>23.31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8399" calcext:value-type="float">
            <text:p>0.008399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17.18" calcext:value-type="float">
            <text:p>17.18</text:p>
          </table:table-cell>
          <table:table-cell office:value-type="float" office:value="18.22" calcext:value-type="float">
            <text:p>18.22</text:p>
          </table:table-cell>
          <table:table-cell office:value-type="float" office:value="112" calcext:value-type="float">
            <text:p>112</text:p>
          </table:table-cell>
          <table:table-cell office:value-type="float" office:value="906.6" calcext:value-type="float">
            <text:p>906.6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08273" calcext:value-type="float">
            <text:p>0.08273</text:p>
          </table:table-cell>
        </table:table-row>
        <table:table-row table:style-name="ro1">
          <table:table-cell office:value-type="float" office:value="9113846" calcext:value-type="float">
            <text:p>9113846</text:p>
          </table:table-cell>
          <table:table-cell office:value-type="string" calcext:value-type="string">
            <text:p>B</text:p>
          </table:table-cell>
          <table:table-cell office:value-type="float" office:value="12.27" calcext:value-type="float">
            <text:p>12.27</text:p>
          </table:table-cell>
          <table:table-cell office:value-type="float" office:value="29.97" calcext:value-type="float">
            <text:p>29.97</text:p>
          </table:table-cell>
          <table:table-cell office:value-type="float" office:value="77.42" calcext:value-type="float">
            <text:p>77.42</text:p>
          </table:table-cell>
          <table:table-cell office:value-type="float" office:value="465.4" calcext:value-type="float">
            <text:p>465.4</text:p>
          </table:table-cell>
          <table:table-cell office:value-type="float" office:value="0.07699" calcext:value-type="float">
            <text:p>0.07699</text:p>
          </table:table-cell>
          <table:table-cell office:value-type="float" office:value="0.03398" calcext:value-type="float">
            <text:p>0.0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4455" calcext:value-type="float">
            <text:p>0.4455</text:p>
          </table:table-cell>
          <table:table-cell office:value-type="float" office:value="3.647" calcext:value-type="float">
            <text:p>3.647</text:p>
          </table:table-cell>
          <table:table-cell office:value-type="float" office:value="2.884" calcext:value-type="float">
            <text:p>2.884</text:p>
          </table:table-cell>
          <table:table-cell office:value-type="float" office:value="35.13" calcext:value-type="float">
            <text:p>35.13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0.008243" calcext:value-type="float">
            <text:p>0.008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13.45" calcext:value-type="float">
            <text:p>13.45</text:p>
          </table:table-cell>
          <table:table-cell office:value-type="float" office:value="38.05" calcext:value-type="float">
            <text:p>38.05</text:p>
          </table:table-cell>
          <table:table-cell office:value-type="float" office:value="85.08" calcext:value-type="float">
            <text:p>85.08</text:p>
          </table:table-cell>
          <table:table-cell office:value-type="float" office:value="558.9" calcext:value-type="float">
            <text:p>558.9</text:p>
          </table:table-cell>
          <table:table-cell office:value-type="float" office:value="0.09422" calcext:value-type="float">
            <text:p>0.09422</text:p>
          </table:table-cell>
          <table:table-cell office:value-type="float" office:value="0.05213" calcext:value-type="float">
            <text:p>0.05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06743" calcext:value-type="float">
            <text:p>0.06743</text:p>
          </table:table-cell>
        </table:table-row>
        <table:table-row table:style-name="ro1">
          <table:table-cell office:value-type="float" office:value="911391" calcext:value-type="float">
            <text:p>911391</text:p>
          </table:table-cell>
          <table:table-cell office:value-type="string" calcext:value-type="string">
            <text:p>B</text:p>
          </table:table-cell>
          <table:table-cell office:value-type="float" office:value="10.88" calcext:value-type="float">
            <text:p>10.88</text:p>
          </table:table-cell>
          <table:table-cell office:value-type="float" office:value="15.62" calcext:value-type="float">
            <text:p>15.62</text:p>
          </table:table-cell>
          <table:table-cell office:value-type="float" office:value="70.41" calcext:value-type="float">
            <text:p>70.41</text:p>
          </table:table-cell>
          <table:table-cell office:value-type="float" office:value="358.9" calcext:value-type="float">
            <text:p>358.9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5115" calcext:value-type="float">
            <text:p>0.05115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06837" calcext:value-type="float">
            <text:p>0.06837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538" calcext:value-type="float">
            <text:p>0.538</text:p>
          </table:table-cell>
          <table:table-cell office:value-type="float" office:value="1.301" calcext:value-type="float">
            <text:p>1.301</text:p>
          </table:table-cell>
          <table:table-cell office:value-type="float" office:value="9.597" calcext:value-type="float">
            <text:p>9.597</text:p>
          </table:table-cell>
          <table:table-cell office:value-type="float" office:value="0.004474" calcext:value-type="float">
            <text:p>0.004474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4672" calcext:value-type="float">
            <text:p>0.004672</text:p>
          </table:table-cell>
          <table:table-cell office:value-type="float" office:value="11.94" calcext:value-type="float">
            <text:p>11.94</text:p>
          </table:table-cell>
          <table:table-cell office:value-type="float" office:value="19.35" calcext:value-type="float">
            <text:p>19.35</text:p>
          </table:table-cell>
          <table:table-cell office:value-type="float" office:value="80.78" calcext:value-type="float">
            <text:p>80.78</text:p>
          </table:table-cell>
          <table:table-cell office:value-type="float" office:value="433.1" calcext:value-type="float">
            <text:p>433.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07966" calcext:value-type="float">
            <text:p>0.07966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911408" calcext:value-type="float">
            <text:p>911408</text:p>
          </table:table-cell>
          <table:table-cell office:value-type="string" calcext:value-type="string">
            <text:p>B</text:p>
          </table:table-cell>
          <table:table-cell office:value-type="float" office:value="12.83" calcext:value-type="float">
            <text:p>12.83</text:p>
          </table:table-cell>
          <table:table-cell office:value-type="float" office:value="15.73" calcext:value-type="float">
            <text:p>15.73</text:p>
          </table:table-cell>
          <table:table-cell office:value-type="float" office:value="82.89" calcext:value-type="float">
            <text:p>82.89</text:p>
          </table:table-cell>
          <table:table-cell office:value-type="float" office:value="506.9" calcext:value-type="float">
            <text:p>506.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8269" calcext:value-type="float">
            <text:p>0.08269</text:p>
          </table:table-cell>
          <table:table-cell office:value-type="float" office:value="0.05835" calcext:value-type="float">
            <text:p>0.05835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4875" calcext:value-type="float">
            <text:p>0.4875</text:p>
          </table:table-cell>
          <table:table-cell office:value-type="float" office:value="1.195" calcext:value-type="float">
            <text:p>1.195</text:p>
          </table:table-cell>
          <table:table-cell office:value-type="float" office:value="11.64" calcext:value-type="float">
            <text:p>11.64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3318" calcext:value-type="float">
            <text:p>0.03318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2289" calcext:value-type="float">
            <text:p>0.002289</text:p>
          </table:table-cell>
          <table:table-cell office:value-type="float" office:value="14.09" calcext:value-type="float">
            <text:p>14.09</text:p>
          </table:table-cell>
          <table:table-cell office:value-type="float" office:value="19.35" calcext:value-type="float">
            <text:p>19.35</text:p>
          </table:table-cell>
          <table:table-cell office:value-type="float" office:value="93.22" calcext:value-type="float">
            <text:p>93.22</text:p>
          </table:table-cell>
          <table:table-cell office:value-type="float" office:value="605.8" calcext:value-type="float">
            <text:p>605.8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261" calcext:value-type="float">
            <text:p>0.261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09783" calcext:value-type="float">
            <text:p>0.09783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07802" calcext:value-type="float">
            <text:p>0.07802</text:p>
          </table:table-cell>
        </table:table-row>
        <table:table-row table:style-name="ro1">
          <table:table-cell office:value-type="float" office:value="911654" calcext:value-type="float">
            <text:p>911654</text:p>
          </table:table-cell>
          <table:table-cell office:value-type="string" calcext:value-type="string">
            <text:p>B</text:p>
          </table:table-cell>
          <table:table-cell office:value-type="float" office:value="14.2" calcext:value-type="float">
            <text:p>14.2</text:p>
          </table:table-cell>
          <table:table-cell office:value-type="float" office:value="20.53" calcext:value-type="float">
            <text:p>20.53</text:p>
          </table:table-cell>
          <table:table-cell office:value-type="float" office:value="92.41" calcext:value-type="float">
            <text:p>92.41</text:p>
          </table:table-cell>
          <table:table-cell office:value-type="float" office:value="618.4" calcext:value-type="float">
            <text:p>618.4</text:p>
          </table:table-cell>
          <table:table-cell office:value-type="float" office:value="0.08931" calcext:value-type="float">
            <text:p>0.08931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6009" calcext:value-type="float">
            <text:p>0.06009</text:p>
          </table:table-cell>
          <table:table-cell office:value-type="float" office:value="0.3478" calcext:value-type="float">
            <text:p>0.3478</text:p>
          </table:table-cell>
          <table:table-cell office:value-type="float" office:value="1.018" calcext:value-type="float">
            <text:p>1.018</text:p>
          </table:table-cell>
          <table:table-cell office:value-type="float" office:value="2.749" calcext:value-type="float">
            <text:p>2.749</text:p>
          </table:table-cell>
          <table:table-cell office:value-type="float" office:value="31.01" calcext:value-type="float">
            <text:p>31.01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.03288" calcext:value-type="float">
            <text:p>0.03288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16.45" calcext:value-type="float">
            <text:p>16.45</text:p>
          </table:table-cell>
          <table:table-cell office:value-type="float" office:value="27.26" calcext:value-type="float">
            <text:p>27.26</text:p>
          </table:table-cell>
          <table:table-cell office:value-type="float" office:value="112.1" calcext:value-type="float">
            <text:p>112.1</text:p>
          </table:table-cell>
          <table:table-cell office:value-type="float" office:value="828.5" calcext:value-type="float">
            <text:p>828.5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07858" calcext:value-type="float">
            <text:p>0.07858</text:p>
          </table:table-cell>
        </table:table-row>
        <table:table-row table:style-name="ro1">
          <table:table-cell office:value-type="float" office:value="911673" calcext:value-type="float">
            <text:p>911673</text:p>
          </table:table-cell>
          <table:table-cell office:value-type="string" calcext:value-type="string">
            <text:p>B</text:p>
          </table:table-cell>
          <table:table-cell office:value-type="float" office:value="13.9" calcext:value-type="float">
            <text:p>13.9</text:p>
          </table:table-cell>
          <table:table-cell office:value-type="float" office:value="16.62" calcext:value-type="float">
            <text:p>16.62</text:p>
          </table:table-cell>
          <table:table-cell office:value-type="float" office:value="88.97" calcext:value-type="float">
            <text:p>88.97</text:p>
          </table:table-cell>
          <table:table-cell office:value-type="float" office:value="599.4" calcext:value-type="float">
            <text:p>599.4</text:p>
          </table:table-cell>
          <table:table-cell office:value-type="float" office:value="0.06828" calcext:value-type="float">
            <text:p>0.06828</text:p>
          </table:table-cell>
          <table:table-cell office:value-type="float" office:value="0.05319" calcext:value-type="float">
            <text:p>0.05319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05536" calcext:value-type="float">
            <text:p>0.05536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5762" calcext:value-type="float">
            <text:p>0.5762</text:p>
          </table:table-cell>
          <table:table-cell office:value-type="float" office:value="1.392" calcext:value-type="float">
            <text:p>1.392</text:p>
          </table:table-cell>
          <table:table-cell office:value-type="float" office:value="14.03" calcext:value-type="float">
            <text:p>14.03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09904" calcext:value-type="float">
            <text:p>0.009904</text:p>
          </table:table-cell>
          <table:table-cell office:value-type="float" office:value="0.004832" calcext:value-type="float">
            <text:p>0.004832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15.14" calcext:value-type="float">
            <text:p>15.14</text:p>
          </table:table-cell>
          <table:table-cell office:value-type="float" office:value="21.8" calcext:value-type="float">
            <text:p>21.8</text:p>
          </table:table-cell>
          <table:table-cell office:value-type="float" office:value="101.2" calcext:value-type="float">
            <text:p>101.2</text:p>
          </table:table-cell>
          <table:table-cell office:value-type="float" office:value="718.9" calcext:value-type="float">
            <text:p>718.9</text:p>
          </table:table-cell>
          <table:table-cell office:value-type="float" office:value="0.09384" calcext:value-type="float">
            <text:p>0.09384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06222" calcext:value-type="float">
            <text:p>0.06222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07698" calcext:value-type="float">
            <text:p>0.07698</text:p>
          </table:table-cell>
        </table:table-row>
        <table:table-row table:style-name="ro1">
          <table:table-cell office:value-type="float" office:value="911685" calcext:value-type="float">
            <text:p>911685</text:p>
          </table:table-cell>
          <table:table-cell office:value-type="string" calcext:value-type="string">
            <text:p>B</text:p>
          </table:table-cell>
          <table:table-cell office:value-type="float" office:value="11.49" calcext:value-type="float">
            <text:p>11.49</text:p>
          </table:table-cell>
          <table:table-cell office:value-type="float" office:value="14.59" calcext:value-type="float">
            <text:p>14.59</text:p>
          </table:table-cell>
          <table:table-cell office:value-type="float" office:value="73.99" calcext:value-type="float">
            <text:p>73.99</text:p>
          </table:table-cell>
          <table:table-cell office:value-type="float" office:value="404.9" calcext:value-type="float">
            <text:p>404.9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8228" calcext:value-type="float">
            <text:p>0.08228</text:p>
          </table:table-cell>
          <table:table-cell office:value-type="float" office:value="0.05308" calcext:value-type="float">
            <text:p>0.05308</text:p>
          </table:table-cell>
          <table:table-cell office:value-type="float" office:value="0.01969" calcext:value-type="float">
            <text:p>0.01969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2034" calcext:value-type="float">
            <text:p>0.2034</text:p>
          </table:table-cell>
          <table:table-cell office:value-type="float" office:value="1.166" calcext:value-type="float">
            <text:p>1.166</text:p>
          </table:table-cell>
          <table:table-cell office:value-type="float" office:value="1.567" calcext:value-type="float">
            <text:p>1.567</text:p>
          </table:table-cell>
          <table:table-cell office:value-type="float" office:value="14.34" calcext:value-type="float">
            <text:p>14.34</text:p>
          </table:table-cell>
          <table:table-cell office:value-type="float" office:value="0.004957" calcext:value-type="float">
            <text:p>0.004957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008038" calcext:value-type="float">
            <text:p>0.008038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12.4" calcext:value-type="float">
            <text:p>12.4</text:p>
          </table:table-cell>
          <table:table-cell office:value-type="float" office:value="21.9" calcext:value-type="float">
            <text:p>21.9</text:p>
          </table:table-cell>
          <table:table-cell office:value-type="float" office:value="82.04" calcext:value-type="float">
            <text:p>82.04</text:p>
          </table:table-cell>
          <table:table-cell office:value-type="float" office:value="467.6" calcext:value-type="float">
            <text:p>467.6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0918" calcext:value-type="float">
            <text:p>0.0918</text:p>
          </table:table-cell>
        </table:table-row>
        <table:table-row table:style-name="ro1">
          <table:table-cell office:value-type="float" office:value="911916" calcext:value-type="float">
            <text:p>911916</text:p>
          </table:table-cell>
          <table:table-cell office:value-type="string" calcext:value-type="string">
            <text:p>M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1" calcext:value-type="float">
            <text:p>19.51</text:p>
          </table:table-cell>
          <table:table-cell office:value-type="float" office:value="109.8" calcext:value-type="float">
            <text:p>109.8</text:p>
          </table:table-cell>
          <table:table-cell office:value-type="float" office:value="815.8" calcext:value-type="float">
            <text:p>815.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09194" calcext:value-type="float">
            <text:p>0.09194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06578" calcext:value-type="float">
            <text:p>0.06578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9857" calcext:value-type="float">
            <text:p>0.9857</text:p>
          </table:table-cell>
          <table:table-cell office:value-type="float" office:value="3.07" calcext:value-type="float">
            <text:p>3.07</text:p>
          </table:table-cell>
          <table:table-cell office:value-type="float" office:value="33.12" calcext:value-type="float">
            <text:p>33.12</text:p>
          </table:table-cell>
          <table:table-cell office:value-type="float" office:value="0.009197" calcext:value-type="float">
            <text:p>0.009197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8079" calcext:value-type="float">
            <text:p>0.08079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17.39" calcext:value-type="float">
            <text:p>17.39</text:p>
          </table:table-cell>
          <table:table-cell office:value-type="float" office:value="23.05" calcext:value-type="float">
            <text:p>23.05</text:p>
          </table:table-cell>
          <table:table-cell office:value-type="float" office:value="122.1" calcext:value-type="float">
            <text:p>122.1</text:p>
          </table:table-cell>
          <table:table-cell office:value-type="float" office:value="939.7" calcext:value-type="float">
            <text:p>939.7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09136" calcext:value-type="float">
            <text:p>0.09136</text:p>
          </table:table-cell>
        </table:table-row>
        <table:table-row table:style-name="ro1">
          <table:table-cell office:value-type="float" office:value="912193" calcext:value-type="float">
            <text:p>912193</text:p>
          </table:table-cell>
          <table:table-cell office:value-type="string" calcext:value-type="string">
            <text:p>B</text:p>
          </table:table-cell>
          <table:table-cell office:value-type="float" office:value="12.16" calcext:value-type="float">
            <text:p>12.16</text:p>
          </table:table-cell>
          <table:table-cell office:value-type="float" office:value="18.03" calcext:value-type="float">
            <text:p>18.03</text:p>
          </table:table-cell>
          <table:table-cell office:value-type="float" office:value="78.29" calcext:value-type="float">
            <text:p>78.29</text:p>
          </table:table-cell>
          <table:table-cell office:value-type="float" office:value="455.3" calcext:value-type="float">
            <text:p>455.3</text:p>
          </table:table-cell>
          <table:table-cell office:value-type="float" office:value="0.09087" calcext:value-type="float">
            <text:p>0.09087</text:p>
          </table:table-cell>
          <table:table-cell office:value-type="float" office:value="0.07838" calcext:value-type="float">
            <text:p>0.07838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2194" calcext:value-type="float">
            <text:p>0.2194</text:p>
          </table:table-cell>
          <table:table-cell office:value-type="float" office:value="1.19" calcext:value-type="float">
            <text:p>1.19</text:p>
          </table:table-cell>
          <table:table-cell office:value-type="float" office:value="1.678" calcext:value-type="float">
            <text:p>1.678</text:p>
          </table:table-cell>
          <table:table-cell office:value-type="float" office:value="16.26" calcext:value-type="float">
            <text:p>16.26</text:p>
          </table:table-cell>
          <table:table-cell office:value-type="float" office:value="0.004911" calcext:value-type="float">
            <text:p>0.004911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13.34" calcext:value-type="float">
            <text:p>13.34</text:p>
          </table:table-cell>
          <table:table-cell office:value-type="float" office:value="27.87" calcext:value-type="float">
            <text:p>27.87</text:p>
          </table:table-cell>
          <table:table-cell office:value-type="float" office:value="88.83" calcext:value-type="float">
            <text:p>88.83</text:p>
          </table:table-cell>
          <table:table-cell office:value-type="float" office:value="547.4" calcext:value-type="float">
            <text:p>547.4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07729" calcext:value-type="float">
            <text:p>0.07729</text:p>
          </table:table-cell>
        </table:table-row>
        <table:table-row table:style-name="ro1">
          <table:table-cell office:value-type="float" office:value="91227" calcext:value-type="float">
            <text:p>91227</text:p>
          </table:table-cell>
          <table:table-cell office:value-type="string" calcext:value-type="string">
            <text:p>B</text:p>
          </table:table-cell>
          <table:table-cell office:value-type="float" office:value="13.9" calcext:value-type="float">
            <text:p>13.9</text:p>
          </table:table-cell>
          <table:table-cell office:value-type="float" office:value="19.24" calcext:value-type="float">
            <text:p>19.24</text:p>
          </table:table-cell>
          <table:table-cell office:value-type="float" office:value="88.73" calcext:value-type="float">
            <text:p>88.73</text:p>
          </table:table-cell>
          <table:table-cell office:value-type="float" office:value="602.9" calcext:value-type="float">
            <text:p>602.9</text:p>
          </table:table-cell>
          <table:table-cell office:value-type="float" office:value="0.07991" calcext:value-type="float">
            <text:p>0.07991</text:p>
          </table:table-cell>
          <table:table-cell office:value-type="float" office:value="0.05326" calcext:value-type="float">
            <text:p>0.05326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05594" calcext:value-type="float">
            <text:p>0.05594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9264" calcext:value-type="float">
            <text:p>0.9264</text:p>
          </table:table-cell>
          <table:table-cell office:value-type="float" office:value="2.056" calcext:value-type="float">
            <text:p>2.056</text:p>
          </table:table-cell>
          <table:table-cell office:value-type="float" office:value="28.41" calcext:value-type="float">
            <text:p>28.41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16.41" calcext:value-type="float">
            <text:p>16.41</text:p>
          </table:table-cell>
          <table:table-cell office:value-type="float" office:value="26.42" calcext:value-type="float">
            <text:p>26.42</text:p>
          </table:table-cell>
          <table:table-cell office:value-type="float" office:value="104.4" calcext:value-type="float">
            <text:p>104.4</text:p>
          </table:table-cell>
          <table:table-cell office:value-type="float" office:value="830.5" calcext:value-type="float">
            <text:p>830.5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07603" calcext:value-type="float">
            <text:p>0.07603</text:p>
          </table:table-cell>
        </table:table-row>
        <table:table-row table:style-name="ro1">
          <table:table-cell office:value-type="float" office:value="912519" calcext:value-type="float">
            <text:p>912519</text:p>
          </table:table-cell>
          <table:table-cell office:value-type="string" calcext:value-type="string">
            <text:p>B</text:p>
          </table:table-cell>
          <table:table-cell office:value-type="float" office:value="13.47" calcext:value-type="float">
            <text:p>13.47</text:p>
          </table:table-cell>
          <table:table-cell office:value-type="float" office:value="14.06" calcext:value-type="float">
            <text:p>14.06</text:p>
          </table:table-cell>
          <table:table-cell office:value-type="float" office:value="87.32" calcext:value-type="float">
            <text:p>87.32</text:p>
          </table:table-cell>
          <table:table-cell office:value-type="float" office:value="546.3" calcext:value-type="float">
            <text:p>546.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05266" calcext:value-type="float">
            <text:p>0.05266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5733" calcext:value-type="float">
            <text:p>0.5733</text:p>
          </table:table-cell>
          <table:table-cell office:value-type="float" office:value="1.102" calcext:value-type="float">
            <text:p>1.102</text:p>
          </table:table-cell>
          <table:table-cell office:value-type="float" office:value="12.84" calcext:value-type="float">
            <text:p>12.84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08791" calcext:value-type="float">
            <text:p>0.008791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14.83" calcext:value-type="float">
            <text:p>14.83</text:p>
          </table:table-cell>
          <table:table-cell office:value-type="float" office:value="18.32" calcext:value-type="float">
            <text:p>18.32</text:p>
          </table:table-cell>
          <table:table-cell office:value-type="float" office:value="94.94" calcext:value-type="float">
            <text:p>94.94</text:p>
          </table:table-cell>
          <table:table-cell office:value-type="float" office:value="660.2" calcext:value-type="float">
            <text:p>660.2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09326" calcext:value-type="float">
            <text:p>0.09326</text:p>
          </table:table-cell>
        </table:table-row>
        <table:table-row table:style-name="ro1">
          <table:table-cell office:value-type="float" office:value="912558" calcext:value-type="float">
            <text:p>912558</text:p>
          </table:table-cell>
          <table:table-cell office:value-type="string" calcext:value-type="string">
            <text:p>B</text:p>
          </table:table-cell>
          <table:table-cell office:value-type="float" office:value="13.7" calcext:value-type="float">
            <text:p>13.7</text:p>
          </table:table-cell>
          <table:table-cell office:value-type="float" office:value="17.64" calcext:value-type="float">
            <text:p>17.64</text:p>
          </table:table-cell>
          <table:table-cell office:value-type="float" office:value="87.76" calcext:value-type="float">
            <text:p>87.76</text:p>
          </table:table-cell>
          <table:table-cell office:value-type="float" office:value="571.1" calcext:value-type="float">
            <text:p>571.1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7957" calcext:value-type="float">
            <text:p>0.07957</text:p>
          </table:table-cell>
          <table:table-cell office:value-type="float" office:value="0.04548" calcext:value-type="float">
            <text:p>0.04548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06088" calcext:value-type="float">
            <text:p>0.06088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9462" calcext:value-type="float">
            <text:p>0.9462</text:p>
          </table:table-cell>
          <table:table-cell office:value-type="float" office:value="1.564" calcext:value-type="float">
            <text:p>1.564</text:p>
          </table:table-cell>
          <table:table-cell office:value-type="float" office:value="20.64" calcext:value-type="float">
            <text:p>20.64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0.008186" calcext:value-type="float">
            <text:p>0.008186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09233" calcext:value-type="float">
            <text:p>0.009233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14.96" calcext:value-type="float">
            <text:p>14.96</text:p>
          </table:table-cell>
          <table:table-cell office:value-type="float" office:value="23.53" calcext:value-type="float">
            <text:p>23.53</text:p>
          </table:table-cell>
          <table:table-cell office:value-type="float" office:value="95.78" calcext:value-type="float">
            <text:p>95.78</text:p>
          </table:table-cell>
          <table:table-cell office:value-type="float" office:value="686.5" calcext:value-type="float">
            <text:p>686.5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09077" calcext:value-type="float">
            <text:p>0.09077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float" office:value="912600" calcext:value-type="float">
            <text:p>912600</text:p>
          </table:table-cell>
          <table:table-cell office:value-type="string" calcext:value-type="string">
            <text:p>B</text:p>
          </table:table-cell>
          <table:table-cell office:value-type="float" office:value="15.73" calcext:value-type="float">
            <text:p>15.73</text:p>
          </table:table-cell>
          <table:table-cell office:value-type="float" office:value="11.28" calcext:value-type="float">
            <text:p>11.28</text:p>
          </table:table-cell>
          <table:table-cell office:value-type="float" office:value="102.8" calcext:value-type="float">
            <text:p>102.8</text:p>
          </table:table-cell>
          <table:table-cell office:value-type="float" office:value="747.2" calcext:value-type="float">
            <text:p>747.2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71" calcext:value-type="float">
            <text:p>0.3871</text:p>
          </table:table-cell>
          <table:table-cell office:value-type="float" office:value="1.143" calcext:value-type="float">
            <text:p>1.143</text:p>
          </table:table-cell>
          <table:table-cell office:value-type="float" office:value="13.87" calcext:value-type="float">
            <text:p>13.87</text:p>
          </table:table-cell>
          <table:table-cell office:value-type="float" office:value="0.006034" calcext:value-type="float">
            <text:p>0.00603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17.01" calcext:value-type="float">
            <text:p>17.01</text:p>
          </table:table-cell>
          <table:table-cell office:value-type="float" office:value="14.2" calcext:value-type="float">
            <text:p>14.2</text:p>
          </table:table-cell>
          <table:table-cell office:value-type="float" office:value="112.5" calcext:value-type="float">
            <text:p>112.5</text:p>
          </table:table-cell>
          <table:table-cell office:value-type="float" office:value="854.3" calcext:value-type="float">
            <text:p>854.3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08181" calcext:value-type="float">
            <text:p>0.08181</text:p>
          </table:table-cell>
        </table:table-row>
        <table:table-row table:style-name="ro1">
          <table:table-cell office:value-type="float" office:value="913063" calcext:value-type="float">
            <text:p>913063</text:p>
          </table:table-cell>
          <table:table-cell office:value-type="string" calcext:value-type="string">
            <text:p>B</text:p>
          </table:table-cell>
          <table:table-cell office:value-type="float" office:value="12.45" calcext:value-type="float">
            <text:p>12.45</text:p>
          </table:table-cell>
          <table:table-cell office:value-type="float" office:value="16.41" calcext:value-type="float">
            <text:p>16.41</text:p>
          </table:table-cell>
          <table:table-cell office:value-type="float" office:value="82.85" calcext:value-type="float">
            <text:p>82.85</text:p>
          </table:table-cell>
          <table:table-cell office:value-type="float" office:value="476.7" calcext:value-type="float">
            <text:p>476.7</text:p>
          </table:table-cell>
          <table:table-cell office:value-type="float" office:value="0.09514" calcext:value-type="float">
            <text:p>0.09514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4846" calcext:value-type="float">
            <text:p>0.04846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3921" calcext:value-type="float">
            <text:p>0.3921</text:p>
          </table:table-cell>
          <table:table-cell office:value-type="float" office:value="1.207" calcext:value-type="float">
            <text:p>1.207</text:p>
          </table:table-cell>
          <table:table-cell office:value-type="float" office:value="5.004" calcext:value-type="float">
            <text:p>5.004</text:p>
          </table:table-cell>
          <table:table-cell office:value-type="float" office:value="30.19" calcext:value-type="float">
            <text:p>30.19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0.07471" calcext:value-type="float">
            <text:p>0.07471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3232" calcext:value-type="float">
            <text:p>0.03232</text:p>
          </table:table-cell>
          <table:table-cell office:value-type="float" office:value="0.009627" calcext:value-type="float">
            <text:p>0.009627</text:p>
          </table:table-cell>
          <table:table-cell office:value-type="float" office:value="13.78" calcext:value-type="float">
            <text:p>13.78</text:p>
          </table:table-cell>
          <table:table-cell office:value-type="float" office:value="21.03" calcext:value-type="float">
            <text:p>21.03</text:p>
          </table:table-cell>
          <table:table-cell office:value-type="float" office:value="97.82" calcext:value-type="float">
            <text:p>97.82</text:p>
          </table:table-cell>
          <table:table-cell office:value-type="float" office:value="580.6" calcext:value-type="float">
            <text:p>580.6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034" calcext:value-type="float">
            <text:p>0.1034</text:p>
          </table:table-cell>
        </table:table-row>
        <table:table-row table:style-name="ro1">
          <table:table-cell office:value-type="float" office:value="913102" calcext:value-type="float">
            <text:p>913102</text:p>
          </table:table-cell>
          <table:table-cell office:value-type="string" calcext:value-type="string">
            <text:p>B</text:p>
          </table:table-cell>
          <table:table-cell office:value-type="float" office:value="14.64" calcext:value-type="float">
            <text:p>14.64</text:p>
          </table:table-cell>
          <table:table-cell office:value-type="float" office:value="16.85" calcext:value-type="float">
            <text:p>16.85</text:p>
          </table:table-cell>
          <table:table-cell office:value-type="float" office:value="94.21" calcext:value-type="float">
            <text:p>94.21</text:p>
          </table:table-cell>
          <table:table-cell office:value-type="float" office:value="666" calcext:value-type="float">
            <text:p>666</text:p>
          </table:table-cell>
          <table:table-cell office:value-type="float" office:value="0.08641" calcext:value-type="float">
            <text:p>0.08641</text:p>
          </table:table-cell>
          <table:table-cell office:value-type="float" office:value="0.06698" calcext:value-type="float">
            <text:p>0.06698</text:p>
          </table:table-cell>
          <table:table-cell office:value-type="float" office:value="0.05192" calcext:value-type="float">
            <text:p>0.05192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2204" calcext:value-type="float">
            <text:p>0.2204</text:p>
          </table:table-cell>
          <table:table-cell office:value-type="float" office:value="1.006" calcext:value-type="float">
            <text:p>1.006</text:p>
          </table:table-cell>
          <table:table-cell office:value-type="float" office:value="1.471" calcext:value-type="float">
            <text:p>1.471</text:p>
          </table:table-cell>
          <table:table-cell office:value-type="float" office:value="19.98" calcext:value-type="float">
            <text:p>19.98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1219" calcext:value-type="float">
            <text:p>0.001219</text:p>
          </table:table-cell>
          <table:table-cell office:value-type="float" office:value="16.46" calcext:value-type="float">
            <text:p>16.46</text:p>
          </table:table-cell>
          <table:table-cell office:value-type="float" office:value="25.44" calcext:value-type="float">
            <text:p>25.44</text:p>
          </table:table-cell>
          <table:table-cell office:value-type="float" office:value="106" calcext:value-type="float">
            <text:p>106</text:p>
          </table:table-cell>
          <table:table-cell office:value-type="float" office:value="831" calcext:value-type="float">
            <text:p>831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07828" calcext:value-type="float">
            <text:p>0.07828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06596" calcext:value-type="float">
            <text:p>0.06596</text:p>
          </table:table-cell>
        </table:table-row>
        <table:table-row table:style-name="ro1">
          <table:table-cell office:value-type="float" office:value="913505" calcext:value-type="float">
            <text:p>913505</text:p>
          </table:table-cell>
          <table:table-cell office:value-type="string" calcext:value-type="string">
            <text:p>M</text:p>
          </table:table-cell>
          <table:table-cell office:value-type="float" office:value="19.44" calcext:value-type="float">
            <text:p>19.44</text:p>
          </table:table-cell>
          <table:table-cell office:value-type="float" office:value="18.82" calcext:value-type="float">
            <text:p>18.82</text:p>
          </table:table-cell>
          <table:table-cell office:value-type="float" office:value="128.1" calcext:value-type="float">
            <text:p>128.1</text:p>
          </table:table-cell>
          <table:table-cell office:value-type="float" office:value="1167" calcext:value-type="float">
            <text:p>1167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5659" calcext:value-type="float">
            <text:p>0.5659</text:p>
          </table:table-cell>
          <table:table-cell office:value-type="float" office:value="1.408" calcext:value-type="float">
            <text:p>1.408</text:p>
          </table:table-cell>
          <table:table-cell office:value-type="float" office:value="3.631" calcext:value-type="float">
            <text:p>3.631</text:p>
          </table:table-cell>
          <table:table-cell office:value-type="float" office:value="67.74" calcext:value-type="float">
            <text:p>67.74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0.02833" calcext:value-type="float">
            <text:p>0.02833</text:p>
          </table:table-cell>
          <table:table-cell office:value-type="float" office:value="0.04256" calcext:value-type="float">
            <text:p>0.04256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23.96" calcext:value-type="float">
            <text:p>23.96</text:p>
          </table:table-cell>
          <table:table-cell office:value-type="float" office:value="30.39" calcext:value-type="float">
            <text:p>30.39</text:p>
          </table:table-cell>
          <table:table-cell office:value-type="float" office:value="153.9" calcext:value-type="float">
            <text:p>153.9</text:p>
          </table:table-cell>
          <table:table-cell office:value-type="float" office:value="1740" calcext:value-type="float">
            <text:p>1740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206" calcext:value-type="float">
            <text:p>0.206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09009" calcext:value-type="float">
            <text:p>0.09009</text:p>
          </table:table-cell>
        </table:table-row>
        <table:table-row table:style-name="ro1">
          <table:table-cell office:value-type="float" office:value="913512" calcext:value-type="float">
            <text:p>913512</text:p>
          </table:table-cell>
          <table:table-cell office:value-type="string" calcext:value-type="string">
            <text:p>B</text:p>
          </table:table-cell>
          <table:table-cell office:value-type="float" office:value="11.68" calcext:value-type="float">
            <text:p>11.68</text:p>
          </table:table-cell>
          <table:table-cell office:value-type="float" office:value="16.17" calcext:value-type="float">
            <text:p>16.17</text:p>
          </table:table-cell>
          <table:table-cell office:value-type="float" office:value="75.49" calcext:value-type="float">
            <text:p>75.49</text:p>
          </table:table-cell>
          <table:table-cell office:value-type="float" office:value="420.5" calcext:value-type="float">
            <text:p>420.5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09263" calcext:value-type="float">
            <text:p>0.09263</text:p>
          </table:table-cell>
          <table:table-cell office:value-type="float" office:value="0.04279" calcext:value-type="float">
            <text:p>0.04279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1853" calcext:value-type="float">
            <text:p>0.1853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3713" calcext:value-type="float">
            <text:p>0.3713</text:p>
          </table:table-cell>
          <table:table-cell office:value-type="float" office:value="1.154" calcext:value-type="float">
            <text:p>1.154</text:p>
          </table:table-cell>
          <table:table-cell office:value-type="float" office:value="2.554" calcext:value-type="float">
            <text:p>2.554</text:p>
          </table:table-cell>
          <table:table-cell office:value-type="float" office:value="27.57" calcext:value-type="float">
            <text:p>27.57</text:p>
          </table:table-cell>
          <table:table-cell office:value-type="float" office:value="0.008998" calcext:value-type="float">
            <text:p>0.008998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2152" calcext:value-type="float">
            <text:p>0.02152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13.32" calcext:value-type="float">
            <text:p>13.32</text:p>
          </table:table-cell>
          <table:table-cell office:value-type="float" office:value="21.59" calcext:value-type="float">
            <text:p>21.59</text:p>
          </table:table-cell>
          <table:table-cell office:value-type="float" office:value="86.57" calcext:value-type="float">
            <text:p>86.57</text:p>
          </table:table-cell>
          <table:table-cell office:value-type="float" office:value="549.8" calcext:value-type="float">
            <text:p>549.8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815" calcext:value-type="float">
            <text:p>0.09815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08024" calcext:value-type="float">
            <text:p>0.08024</text:p>
          </table:table-cell>
        </table:table-row>
        <table:table-row table:style-name="ro1">
          <table:table-cell office:value-type="float" office:value="913535" calcext:value-type="float">
            <text:p>913535</text:p>
          </table:table-cell>
          <table:table-cell office:value-type="string" calcext:value-type="string">
            <text:p>M</text:p>
          </table:table-cell>
          <table:table-cell office:value-type="float" office:value="16.69" calcext:value-type="float">
            <text:p>16.69</text:p>
          </table:table-cell>
          <table:table-cell office:value-type="float" office:value="20.2" calcext:value-type="float">
            <text:p>20.2</text:p>
          </table:table-cell>
          <table:table-cell office:value-type="float" office:value="107.1" calcext:value-type="float">
            <text:p>107.1</text:p>
          </table:table-cell>
          <table:table-cell office:value-type="float" office:value="857.6" calcext:value-type="float">
            <text:p>857.6</text:p>
          </table:table-cell>
          <table:table-cell office:value-type="float" office:value="0.07497" calcext:value-type="float">
            <text:p>0.07497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3649" calcext:value-type="float">
            <text:p>0.03649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05325" calcext:value-type="float">
            <text:p>0.05325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5679" calcext:value-type="float">
            <text:p>0.5679</text:p>
          </table:table-cell>
          <table:table-cell office:value-type="float" office:value="1.775" calcext:value-type="float">
            <text:p>1.775</text:p>
          </table:table-cell>
          <table:table-cell office:value-type="float" office:value="22.95" calcext:value-type="float">
            <text:p>22.95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05297" calcext:value-type="float">
            <text:p>0.005297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19.18" calcext:value-type="float">
            <text:p>19.18</text:p>
          </table:table-cell>
          <table:table-cell office:value-type="float" office:value="26.56" calcext:value-type="float">
            <text:p>26.56</text:p>
          </table:table-cell>
          <table:table-cell office:value-type="float" office:value="127.3" calcext:value-type="float">
            <text:p>127.3</text:p>
          </table:table-cell>
          <table:table-cell office:value-type="float" office:value="1084" calcext:value-type="float">
            <text:p>1084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08737" calcext:value-type="float">
            <text:p>0.08737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07623" calcext:value-type="float">
            <text:p>0.07623</text:p>
          </table:table-cell>
        </table:table-row>
        <table:table-row table:style-name="ro1">
          <table:table-cell office:value-type="float" office:value="91376701" calcext:value-type="float">
            <text:p>91376701</text:p>
          </table:table-cell>
          <table:table-cell office:value-type="string" calcext:value-type="string">
            <text:p>B</text:p>
          </table:table-cell>
          <table:table-cell office:value-type="float" office:value="12.25" calcext:value-type="float">
            <text:p>12.25</text:p>
          </table:table-cell>
          <table:table-cell office:value-type="float" office:value="22.44" calcext:value-type="float">
            <text:p>22.44</text:p>
          </table:table-cell>
          <table:table-cell office:value-type="float" office:value="78.18" calcext:value-type="float">
            <text:p>78.18</text:p>
          </table:table-cell>
          <table:table-cell office:value-type="float" office:value="466.5" calcext:value-type="float">
            <text:p>466.5</text:p>
          </table:table-cell>
          <table:table-cell office:value-type="float" office:value="0.08192" calcext:value-type="float">
            <text:p>0.081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5976" calcext:value-type="float">
            <text:p>0.05976</text:p>
          </table:table-cell>
          <table:table-cell office:value-type="float" office:value="0.2239" calcext:value-type="float">
            <text:p>0.2239</text:p>
          </table:table-cell>
          <table:table-cell office:value-type="float" office:value="1.139" calcext:value-type="float">
            <text:p>1.139</text:p>
          </table:table-cell>
          <table:table-cell office:value-type="float" office:value="1.577" calcext:value-type="float">
            <text:p>1.577</text:p>
          </table:table-cell>
          <table:table-cell office:value-type="float" office:value="18.04" calcext:value-type="float">
            <text:p>18.04</text:p>
          </table:table-cell>
          <table:table-cell office:value-type="float" office:value="0.005096" calcext:value-type="float">
            <text:p>0.005096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941" calcext:value-type="float">
            <text:p>0.00941</text:p>
          </table:table-cell>
          <table:table-cell office:value-type="float" office:value="0.004551" calcext:value-type="float">
            <text:p>0.004551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14.17" calcext:value-type="float">
            <text:p>14.17</text:p>
          </table:table-cell>
          <table:table-cell office:value-type="float" office:value="31.99" calcext:value-type="float">
            <text:p>31.99</text:p>
          </table:table-cell>
          <table:table-cell office:value-type="float" office:value="92.74" calcext:value-type="float">
            <text:p>92.74</text:p>
          </table:table-cell>
          <table:table-cell office:value-type="float" office:value="622.9" calcext:value-type="float">
            <text:p>622.9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31" calcext:value-type="float">
            <text:p>0.31</text:p>
          </table:table-cell>
          <table:table-cell office:value-type="float" office:value="0.08203" calcext:value-type="float">
            <text:p>0.08203</text:p>
          </table:table-cell>
        </table:table-row>
        <table:table-row table:style-name="ro1">
          <table:table-cell office:value-type="float" office:value="91376702" calcext:value-type="float">
            <text:p>91376702</text:p>
          </table:table-cell>
          <table:table-cell office:value-type="string" calcext:value-type="string">
            <text:p>B</text:p>
          </table:table-cell>
          <table:table-cell office:value-type="float" office:value="17.85" calcext:value-type="float">
            <text:p>17.85</text:p>
          </table:table-cell>
          <table:table-cell office:value-type="float" office:value="13.23" calcext:value-type="float">
            <text:p>13.23</text:p>
          </table:table-cell>
          <table:table-cell office:value-type="float" office:value="114.6" calcext:value-type="float">
            <text:p>114.6</text:p>
          </table:table-cell>
          <table:table-cell office:value-type="float" office:value="992.1" calcext:value-type="float">
            <text:p>992.1</text:p>
          </table:table-cell>
          <table:table-cell office:value-type="float" office:value="0.07838" calcext:value-type="float">
            <text:p>0.07838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04445" calcext:value-type="float">
            <text:p>0.04445</text:p>
          </table:table-cell>
          <table:table-cell office:value-type="float" office:value="0.04178" calcext:value-type="float">
            <text:p>0.04178</text:p>
          </table:table-cell>
          <table:table-cell office:value-type="float" office:value="0.122" calcext:value-type="float">
            <text:p>0.122</text:p>
          </table:table-cell>
          <table:table-cell office:value-type="float" office:value="0.05243" calcext:value-type="float">
            <text:p>0.05243</text:p>
          </table:table-cell>
          <table:table-cell office:value-type="float" office:value="0.4834" calcext:value-type="float">
            <text:p>0.4834</text:p>
          </table:table-cell>
          <table:table-cell office:value-type="float" office:value="1.046" calcext:value-type="float">
            <text:p>1.046</text:p>
          </table:table-cell>
          <table:table-cell office:value-type="float" office:value="3.163" calcext:value-type="float">
            <text:p>3.163</text:p>
          </table:table-cell>
          <table:table-cell office:value-type="float" office:value="50.95" calcext:value-type="float">
            <text:p>50.95</text:p>
          </table:table-cell>
          <table:table-cell office:value-type="float" office:value="0.004369" calcext:value-type="float">
            <text:p>0.004369</text:p>
          </table:table-cell>
          <table:table-cell office:value-type="float" office:value="0.008274" calcext:value-type="float">
            <text:p>0.008274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01309" calcext:value-type="float">
            <text:p>0.001309</text:p>
          </table:table-cell>
          <table:table-cell office:value-type="float" office:value="19.82" calcext:value-type="float">
            <text:p>19.82</text:p>
          </table:table-cell>
          <table:table-cell office:value-type="float" office:value="18.42" calcext:value-type="float">
            <text:p>18.42</text:p>
          </table:table-cell>
          <table:table-cell office:value-type="float" office:value="127.1" calcext:value-type="float">
            <text:p>127.1</text:p>
          </table:table-cell>
          <table:table-cell office:value-type="float" office:value="1210" calcext:value-type="float">
            <text:p>1210</text:p>
          </table:table-cell>
          <table:table-cell office:value-type="float" office:value="0.09862" calcext:value-type="float">
            <text:p>0.09862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08341" calcext:value-type="float">
            <text:p>0.08341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05871" calcext:value-type="float">
            <text:p>0.05871</text:p>
          </table:table-cell>
        </table:table-row>
        <table:table-row table:style-name="ro1">
          <table:table-cell office:value-type="float" office:value="914062" calcext:value-type="float">
            <text:p>914062</text:p>
          </table:table-cell>
          <table:table-cell office:value-type="string" calcext:value-type="string">
            <text:p>M</text:p>
          </table:table-cell>
          <table:table-cell office:value-type="float" office:value="18.01" calcext:value-type="float">
            <text:p>18.01</text:p>
          </table:table-cell>
          <table:table-cell office:value-type="float" office:value="20.56" calcext:value-type="float">
            <text:p>20.56</text:p>
          </table:table-cell>
          <table:table-cell office:value-type="float" office:value="118.4" calcext:value-type="float">
            <text:p>118.4</text:p>
          </table:table-cell>
          <table:table-cell office:value-type="float" office:value="1007" calcext:value-type="float">
            <text:p>1007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762" calcext:value-type="float">
            <text:p>0.0776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6077" calcext:value-type="float">
            <text:p>0.06077</text:p>
          </table:table-cell>
          <table:table-cell office:value-type="float" office:value="0.7548" calcext:value-type="float">
            <text:p>0.7548</text:p>
          </table:table-cell>
          <table:table-cell office:value-type="float" office:value="1.288" calcext:value-type="float">
            <text:p>1.288</text:p>
          </table:table-cell>
          <table:table-cell office:value-type="float" office:value="5.353" calcext:value-type="float">
            <text:p>5.353</text:p>
          </table:table-cell>
          <table:table-cell office:value-type="float" office:value="89.74" calcext:value-type="float">
            <text:p>89.74</text:p>
          </table:table-cell>
          <table:table-cell office:value-type="float" office:value="0.007997" calcext:value-type="float">
            <text:p>0.00799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897" calcext:value-type="float">
            <text:p>0.02897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21.53" calcext:value-type="float">
            <text:p>21.53</text:p>
          </table:table-cell>
          <table:table-cell office:value-type="float" office:value="26.06" calcext:value-type="float">
            <text:p>26.06</text:p>
          </table:table-cell>
          <table:table-cell office:value-type="float" office:value="143.4" calcext:value-type="float">
            <text:p>143.4</text:p>
          </table:table-cell>
          <table:table-cell office:value-type="float" office:value="1426" calcext:value-type="float">
            <text:p>1426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07625" calcext:value-type="float">
            <text:p>0.07625</text:p>
          </table:table-cell>
        </table:table-row>
        <table:table-row table:style-name="ro1">
          <table:table-cell office:value-type="float" office:value="914101" calcext:value-type="float">
            <text:p>914101</text:p>
          </table:table-cell>
          <table:table-cell office:value-type="string" calcext:value-type="string">
            <text:p>B</text:p>
          </table:table-cell>
          <table:table-cell office:value-type="float" office:value="12.46" calcext:value-type="float">
            <text:p>12.46</text:p>
          </table:table-cell>
          <table:table-cell office:value-type="float" office:value="12.83" calcext:value-type="float">
            <text:p>12.83</text:p>
          </table:table-cell>
          <table:table-cell office:value-type="float" office:value="78.83" calcext:value-type="float">
            <text:p>78.83</text:p>
          </table:table-cell>
          <table:table-cell office:value-type="float" office:value="477.3" calcext:value-type="float">
            <text:p>477.3</text:p>
          </table:table-cell>
          <table:table-cell office:value-type="float" office:value="0.07372" calcext:value-type="float">
            <text:p>0.07372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0.007173" calcext:value-type="float">
            <text:p>0.007173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3276" calcext:value-type="float">
            <text:p>0.3276</text:p>
          </table:table-cell>
          <table:table-cell office:value-type="float" office:value="1.486" calcext:value-type="float">
            <text:p>1.486</text:p>
          </table:table-cell>
          <table:table-cell office:value-type="float" office:value="2.108" calcext:value-type="float">
            <text:p>2.108</text:p>
          </table:table-cell>
          <table:table-cell office:value-type="float" office:value="24.6" calcext:value-type="float">
            <text:p>24.6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06416" calcext:value-type="float">
            <text:p>0.006416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0.02869" calcext:value-type="float">
            <text:p>0.02869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13.19" calcext:value-type="float">
            <text:p>13.19</text:p>
          </table:table-cell>
          <table:table-cell office:value-type="float" office:value="16.36" calcext:value-type="float">
            <text:p>16.36</text:p>
          </table:table-cell>
          <table:table-cell office:value-type="float" office:value="83.24" calcext:value-type="float">
            <text:p>83.24</text:p>
          </table:table-cell>
          <table:table-cell office:value-type="float" office:value="534" calcext:value-type="float">
            <text:p>534</text:p>
          </table:table-cell>
          <table:table-cell office:value-type="float" office:value="0.09439" calcext:value-type="float">
            <text:p>0.09439</text:p>
          </table:table-cell>
          <table:table-cell office:value-type="float" office:value="0.06477" calcext:value-type="float">
            <text:p>0.06477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07028" calcext:value-type="float">
            <text:p>0.07028</text:p>
          </table:table-cell>
        </table:table-row>
        <table:table-row table:style-name="ro1">
          <table:table-cell office:value-type="float" office:value="914102" calcext:value-type="float">
            <text:p>914102</text:p>
          </table:table-cell>
          <table:table-cell office:value-type="string" calcext:value-type="string">
            <text:p>B</text:p>
          </table:table-cell>
          <table:table-cell office:value-type="float" office:value="13.16" calcext:value-type="float">
            <text:p>13.16</text:p>
          </table:table-cell>
          <table:table-cell office:value-type="float" office:value="20.54" calcext:value-type="float">
            <text:p>20.54</text:p>
          </table:table-cell>
          <table:table-cell office:value-type="float" office:value="84.06" calcext:value-type="float">
            <text:p>84.06</text:p>
          </table:table-cell>
          <table:table-cell office:value-type="float" office:value="538.7" calcext:value-type="float">
            <text:p>538.7</text:p>
          </table:table-cell>
          <table:table-cell office:value-type="float" office:value="0.07335" calcext:value-type="float">
            <text:p>0.07335</text:p>
          </table:table-cell>
          <table:table-cell office:value-type="float" office:value="0.05275" calcext:value-type="float">
            <text:p>0.0527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05888" calcext:value-type="float">
            <text:p>0.05888</text:p>
          </table:table-cell>
          <table:table-cell office:value-type="float" office:value="0.3237" calcext:value-type="float">
            <text:p>0.3237</text:p>
          </table:table-cell>
          <table:table-cell office:value-type="float" office:value="1.473" calcext:value-type="float">
            <text:p>1.473</text:p>
          </table:table-cell>
          <table:table-cell office:value-type="float" office:value="2.326" calcext:value-type="float">
            <text:p>2.326</text:p>
          </table:table-cell>
          <table:table-cell office:value-type="float" office:value="26.07" calcext:value-type="float">
            <text:p>26.07</text:p>
          </table:table-cell>
          <table:table-cell office:value-type="float" office:value="0.007802" calcext:value-type="float">
            <text:p>0.007802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5564" calcext:value-type="float">
            <text:p>0.005564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02701" calcext:value-type="float">
            <text:p>0.002701</text:p>
          </table:table-cell>
          <table:table-cell office:value-type="float" office:value="14.5" calcext:value-type="float">
            <text:p>14.5</text:p>
          </table:table-cell>
          <table:table-cell office:value-type="float" office:value="28.46" calcext:value-type="float">
            <text:p>28.46</text:p>
          </table:table-cell>
          <table:table-cell office:value-type="float" office:value="95.29" calcext:value-type="float">
            <text:p>95.29</text:p>
          </table:table-cell>
          <table:table-cell office:value-type="float" office:value="648.3" calcext:value-type="float">
            <text:p>648.3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07698" calcext:value-type="float">
            <text:p>0.07698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07429" calcext:value-type="float">
            <text:p>0.07429</text:p>
          </table:table-cell>
        </table:table-row>
        <table:table-row table:style-name="ro1">
          <table:table-cell office:value-type="float" office:value="914333" calcext:value-type="float">
            <text:p>914333</text:p>
          </table:table-cell>
          <table:table-cell office:value-type="string" calcext:value-type="string">
            <text:p>B</text:p>
          </table:table-cell>
          <table:table-cell office:value-type="float" office:value="14.87" calcext:value-type="float">
            <text:p>14.87</text:p>
          </table:table-cell>
          <table:table-cell office:value-type="float" office:value="20.21" calcext:value-type="float">
            <text:p>20.21</text:p>
          </table:table-cell>
          <table:table-cell office:value-type="float" office:value="96.12" calcext:value-type="float">
            <text:p>96.12</text:p>
          </table:table-cell>
          <table:table-cell office:value-type="float" office:value="680.9" calcext:value-type="float">
            <text:p>680.9</text:p>
          </table:table-cell>
          <table:table-cell office:value-type="float" office:value="0.09587" calcext:value-type="float">
            <text:p>0.09587</text:p>
          </table:table-cell>
          <table:table-cell office:value-type="float" office:value="0.08345" calcext:value-type="float">
            <text:p>0.08345</text:p>
          </table:table-cell>
          <table:table-cell office:value-type="float" office:value="0.06824" calcext:value-type="float">
            <text:p>0.06824</text:p>
          </table:table-cell>
          <table:table-cell office:value-type="float" office:value="0.04951" calcext:value-type="float">
            <text:p>0.04951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05748" calcext:value-type="float">
            <text:p>0.05748</text:p>
          </table:table-cell>
          <table:table-cell office:value-type="float" office:value="0.2323" calcext:value-type="float">
            <text:p>0.2323</text:p>
          </table:table-cell>
          <table:table-cell office:value-type="float" office:value="1.636" calcext:value-type="float">
            <text:p>1.636</text:p>
          </table:table-cell>
          <table:table-cell office:value-type="float" office:value="1.596" calcext:value-type="float">
            <text:p>1.596</text:p>
          </table:table-cell>
          <table:table-cell office:value-type="float" office:value="21.84" calcext:value-type="float">
            <text:p>21.84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2153" calcext:value-type="float">
            <text:p>0.02153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1959" calcext:value-type="float">
            <text:p>0.01959</text:p>
          </table:table-cell>
          <table:table-cell office:value-type="float" office:value="0.001812" calcext:value-type="float">
            <text:p>0.001812</text:p>
          </table:table-cell>
          <table:table-cell office:value-type="float" office:value="16.01" calcext:value-type="float">
            <text:p>16.01</text:p>
          </table:table-cell>
          <table:table-cell office:value-type="float" office:value="28.48" calcext:value-type="float">
            <text:p>28.48</text:p>
          </table:table-cell>
          <table:table-cell office:value-type="float" office:value="103.9" calcext:value-type="float">
            <text:p>103.9</text:p>
          </table:table-cell>
          <table:table-cell office:value-type="float" office:value="783.6" calcext:value-type="float">
            <text:p>783.6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7" calcext:value-type="float">
            <text:p>0.17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6599" calcext:value-type="float">
            <text:p>0.06599</text:p>
          </table:table-cell>
        </table:table-row>
        <table:table-row table:style-name="ro1">
          <table:table-cell office:value-type="float" office:value="914366" calcext:value-type="float">
            <text:p>914366</text:p>
          </table:table-cell>
          <table:table-cell office:value-type="string" calcext:value-type="string">
            <text:p>B</text:p>
          </table:table-cell>
          <table:table-cell office:value-type="float" office:value="12.65" calcext:value-type="float">
            <text:p>12.65</text:p>
          </table:table-cell>
          <table:table-cell office:value-type="float" office:value="18.17" calcext:value-type="float">
            <text:p>18.17</text:p>
          </table:table-cell>
          <table:table-cell office:value-type="float" office:value="82.69" calcext:value-type="float">
            <text:p>82.69</text:p>
          </table:table-cell>
          <table:table-cell office:value-type="float" office:value="485.6" calcext:value-type="float">
            <text:p>485.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08017" calcext:value-type="float">
            <text:p>0.08017</text:p>
          </table:table-cell>
          <table:table-cell office:value-type="float" office:value="0.05074" calcext:value-type="float">
            <text:p>0.05074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06854" calcext:value-type="float">
            <text:p>0.06854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6332" calcext:value-type="float">
            <text:p>0.6332</text:p>
          </table:table-cell>
          <table:table-cell office:value-type="float" office:value="1.696" calcext:value-type="float">
            <text:p>1.696</text:p>
          </table:table-cell>
          <table:table-cell office:value-type="float" office:value="18.4" calcext:value-type="float">
            <text:p>18.4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0.02502" calcext:value-type="float">
            <text:p>0.02502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14.38" calcext:value-type="float">
            <text:p>14.38</text:p>
          </table:table-cell>
          <table:table-cell office:value-type="float" office:value="22.15" calcext:value-type="float">
            <text:p>22.15</text:p>
          </table:table-cell>
          <table:table-cell office:value-type="float" office:value="95.29" calcext:value-type="float">
            <text:p>95.29</text:p>
          </table:table-cell>
          <table:table-cell office:value-type="float" office:value="633.7" calcext:value-type="float">
            <text:p>633.7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323" calcext:value-type="float">
            <text:p>0.323</text:p>
          </table:table-cell>
          <table:table-cell office:value-type="float" office:value="0.1033" calcext:value-type="float">
            <text:p>0.1033</text:p>
          </table:table-cell>
        </table:table-row>
        <table:table-row table:style-name="ro1">
          <table:table-cell office:value-type="float" office:value="914580" calcext:value-type="float">
            <text:p>914580</text:p>
          </table:table-cell>
          <table:table-cell office:value-type="string" calcext:value-type="string">
            <text:p>B</text:p>
          </table:table-cell>
          <table:table-cell office:value-type="float" office:value="12.47" calcext:value-type="float">
            <text:p>12.47</text:p>
          </table:table-cell>
          <table:table-cell office:value-type="float" office:value="17.31" calcext:value-type="float">
            <text:p>17.31</text:p>
          </table:table-cell>
          <table:table-cell office:value-type="float" office:value="80.45" calcext:value-type="float">
            <text:p>80.45</text:p>
          </table:table-cell>
          <table:table-cell office:value-type="float" office:value="480.1" calcext:value-type="float">
            <text:p>480.1</text:p>
          </table:table-cell>
          <table:table-cell office:value-type="float" office:value="0.08928" calcext:value-type="float">
            <text:p>0.08928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3609" calcext:value-type="float">
            <text:p>0.03609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06046" calcext:value-type="float">
            <text:p>0.06046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781" calcext:value-type="float">
            <text:p>0.781</text:p>
          </table:table-cell>
          <table:table-cell office:value-type="float" office:value="1.253" calcext:value-type="float">
            <text:p>1.253</text:p>
          </table:table-cell>
          <table:table-cell office:value-type="float" office:value="11.91" calcext:value-type="float">
            <text:p>11.91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14.06" calcext:value-type="float">
            <text:p>14.06</text:p>
          </table:table-cell>
          <table:table-cell office:value-type="float" office:value="24.34" calcext:value-type="float">
            <text:p>24.34</text:p>
          </table:table-cell>
          <table:table-cell office:value-type="float" office:value="92.82" calcext:value-type="float">
            <text:p>92.82</text:p>
          </table:table-cell>
          <table:table-cell office:value-type="float" office:value="607.3" calcext:value-type="float">
            <text:p>607.3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07661" calcext:value-type="float">
            <text:p>0.07661</text:p>
          </table:table-cell>
        </table:table-row>
        <table:table-row table:style-name="ro1">
          <table:table-cell office:value-type="float" office:value="914769" calcext:value-type="float">
            <text:p>914769</text:p>
          </table:table-cell>
          <table:table-cell office:value-type="string" calcext:value-type="string">
            <text:p>M</text:p>
          </table:table-cell>
          <table:table-cell office:value-type="float" office:value="18.49" calcext:value-type="float">
            <text:p>18.49</text:p>
          </table:table-cell>
          <table:table-cell office:value-type="float" office:value="17.52" calcext:value-type="float">
            <text:p>17.52</text:p>
          </table:table-cell>
          <table:table-cell office:value-type="float" office:value="121.3" calcext:value-type="float">
            <text:p>121.3</text:p>
          </table:table-cell>
          <table:table-cell office:value-type="float" office:value="1068" calcext:value-type="float">
            <text:p>1068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06697" calcext:value-type="float">
            <text:p>0.06697</text:p>
          </table:table-cell>
          <table:table-cell office:value-type="float" office:value="0.7923" calcext:value-type="float">
            <text:p>0.7923</text:p>
          </table:table-cell>
          <table:table-cell office:value-type="float" office:value="1.045" calcext:value-type="float">
            <text:p>1.045</text:p>
          </table:table-cell>
          <table:table-cell office:value-type="float" office:value="4.851" calcext:value-type="float">
            <text:p>4.851</text:p>
          </table:table-cell>
          <table:table-cell office:value-type="float" office:value="95.77" calcext:value-type="float">
            <text:p>95.77</text:p>
          </table:table-cell>
          <table:table-cell office:value-type="float" office:value="0.007974" calcext:value-type="float">
            <text:p>0.007974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4435" calcext:value-type="float">
            <text:p>0.04435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22.75" calcext:value-type="float">
            <text:p>22.75</text:p>
          </table:table-cell>
          <table:table-cell office:value-type="float" office:value="22.88" calcext:value-type="float">
            <text:p>22.88</text:p>
          </table:table-cell>
          <table:table-cell office:value-type="float" office:value="146.4" calcext:value-type="float">
            <text:p>146.4</text:p>
          </table:table-cell>
          <table:table-cell office:value-type="float" office:value="1600" calcext:value-type="float">
            <text:p>1600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9445" calcext:value-type="float">
            <text:p>0.09445</text:p>
          </table:table-cell>
        </table:table-row>
        <table:table-row table:style-name="ro1">
          <table:table-cell office:value-type="float" office:value="91485" calcext:value-type="float">
            <text:p>91485</text:p>
          </table:table-cell>
          <table:table-cell office:value-type="string" calcext:value-type="string">
            <text:p>M</text:p>
          </table:table-cell>
          <table:table-cell office:value-type="float" office:value="20.59" calcext:value-type="float">
            <text:p>20.59</text:p>
          </table:table-cell>
          <table:table-cell office:value-type="float" office:value="21.24" calcext:value-type="float">
            <text:p>21.24</text:p>
          </table:table-cell>
          <table:table-cell office:value-type="float" office:value="137.8" calcext:value-type="float">
            <text:p>137.8</text:p>
          </table:table-cell>
          <table:table-cell office:value-type="float" office:value="1320" calcext:value-type="float">
            <text:p>1320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06222" calcext:value-type="float">
            <text:p>0.06222</text:p>
          </table:table-cell>
          <table:table-cell office:value-type="float" office:value="0.5904" calcext:value-type="float">
            <text:p>0.5904</text:p>
          </table:table-cell>
          <table:table-cell office:value-type="float" office:value="1.216" calcext:value-type="float">
            <text:p>1.216</text:p>
          </table:table-cell>
          <table:table-cell office:value-type="float" office:value="4.206" calcext:value-type="float">
            <text:p>4.206</text:p>
          </table:table-cell>
          <table:table-cell office:value-type="float" office:value="75.09" calcext:value-type="float">
            <text:p>75.09</text:p>
          </table:table-cell>
          <table:table-cell office:value-type="float" office:value="0.006666" calcext:value-type="float">
            <text:p>0.006666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4062" calcext:value-type="float">
            <text:p>0.04062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23.86" calcext:value-type="float">
            <text:p>23.86</text:p>
          </table:table-cell>
          <table:table-cell office:value-type="float" office:value="30.76" calcext:value-type="float">
            <text:p>30.76</text:p>
          </table:table-cell>
          <table:table-cell office:value-type="float" office:value="163.2" calcext:value-type="float">
            <text:p>163.2</text:p>
          </table:table-cell>
          <table:table-cell office:value-type="float" office:value="1760" calcext:value-type="float">
            <text:p>1760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5179" calcext:value-type="float">
            <text:p>0.5179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8999" calcext:value-type="float">
            <text:p>0.08999</text:p>
          </table:table-cell>
        </table:table-row>
        <table:table-row table:style-name="ro1">
          <table:table-cell office:value-type="float" office:value="914862" calcext:value-type="float">
            <text:p>914862</text:p>
          </table:table-cell>
          <table:table-cell office:value-type="string" calcext:value-type="string">
            <text:p>B</text:p>
          </table:table-cell>
          <table:table-cell office:value-type="float" office:value="15.04" calcext:value-type="float">
            <text:p>15.04</text:p>
          </table:table-cell>
          <table:table-cell office:value-type="float" office:value="16.74" calcext:value-type="float">
            <text:p>16.74</text:p>
          </table:table-cell>
          <table:table-cell office:value-type="float" office:value="98.73" calcext:value-type="float">
            <text:p>98.73</text:p>
          </table:table-cell>
          <table:table-cell office:value-type="float" office:value="689.4" calcext:value-type="float">
            <text:p>689.4</text:p>
          </table:table-cell>
          <table:table-cell office:value-type="float" office:value="0.09883" calcext:value-type="float">
            <text:p>0.09883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7721" calcext:value-type="float">
            <text:p>0.07721</text:p>
          </table:table-cell>
          <table:table-cell office:value-type="float" office:value="0.06142" calcext:value-type="float">
            <text:p>0.06142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06869" calcext:value-type="float">
            <text:p>0.06869</text:p>
          </table:table-cell>
          <table:table-cell office:value-type="float" office:value="0.372" calcext:value-type="float">
            <text:p>0.372</text:p>
          </table:table-cell>
          <table:table-cell office:value-type="float" office:value="0.8423" calcext:value-type="float">
            <text:p>0.8423</text:p>
          </table:table-cell>
          <table:table-cell office:value-type="float" office:value="2.304" calcext:value-type="float">
            <text:p>2.304</text:p>
          </table:table-cell>
          <table:table-cell office:value-type="float" office:value="34.84" calcext:value-type="float">
            <text:p>34.84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16.76" calcext:value-type="float">
            <text:p>16.76</text:p>
          </table:table-cell>
          <table:table-cell office:value-type="float" office:value="20.43" calcext:value-type="float">
            <text:p>20.43</text:p>
          </table:table-cell>
          <table:table-cell office:value-type="float" office:value="109.7" calcext:value-type="float">
            <text:p>109.7</text:p>
          </table:table-cell>
          <table:table-cell office:value-type="float" office:value="856.9" calcext:value-type="float">
            <text:p>856.9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2177" calcext:value-type="float">
            <text:p>0.2177</text:p>
          </table:table-cell>
          <table:table-cell office:value-type="float" office:value="0.08549" calcext:value-type="float">
            <text:p>0.08549</text:p>
          </table:table-cell>
        </table:table-row>
        <table:table-row table:style-name="ro1">
          <table:table-cell office:value-type="float" office:value="91504" calcext:value-type="float">
            <text:p>91504</text:p>
          </table:table-cell>
          <table:table-cell office:value-type="string" calcext:value-type="string">
            <text:p>M</text:p>
          </table:table-cell>
          <table:table-cell office:value-type="float" office:value="13.82" calcext:value-type="float">
            <text:p>13.82</text:p>
          </table:table-cell>
          <table:table-cell office:value-type="float" office:value="24.49" calcext:value-type="float">
            <text:p>24.49</text:p>
          </table:table-cell>
          <table:table-cell office:value-type="float" office:value="92.33" calcext:value-type="float">
            <text:p>92.33</text:p>
          </table:table-cell>
          <table:table-cell office:value-type="float" office:value="595.9" calcext:value-type="float">
            <text:p>595.9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4751" calcext:value-type="float">
            <text:p>0.4751</text:p>
          </table:table-cell>
          <table:table-cell office:value-type="float" office:value="1.528" calcext:value-type="float">
            <text:p>1.528</text:p>
          </table:table-cell>
          <table:table-cell office:value-type="float" office:value="2.974" calcext:value-type="float">
            <text:p>2.974</text:p>
          </table:table-cell>
          <table:table-cell office:value-type="float" office:value="39.05" calcext:value-type="float">
            <text:p>39.05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16.01" calcext:value-type="float">
            <text:p>16.01</text:p>
          </table:table-cell>
          <table:table-cell office:value-type="float" office:value="32.94" calcext:value-type="float">
            <text:p>32.94</text:p>
          </table:table-cell>
          <table:table-cell office:value-type="float" office:value="106" calcext:value-type="float">
            <text:p>106</text:p>
          </table:table-cell>
          <table:table-cell office:value-type="float" office:value="788" calcext:value-type="float">
            <text:p>788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1183" calcext:value-type="float">
            <text:p>0.1183</text:p>
          </table:table-cell>
        </table:table-row>
        <table:table-row table:style-name="ro1">
          <table:table-cell office:value-type="float" office:value="91505" calcext:value-type="float">
            <text:p>91505</text:p>
          </table:table-cell>
          <table:table-cell office:value-type="string" calcext:value-type="string">
            <text:p>B</text:p>
          </table:table-cell>
          <table:table-cell office:value-type="float" office:value="12.54" calcext:value-type="float">
            <text:p>12.54</text:p>
          </table:table-cell>
          <table:table-cell office:value-type="float" office:value="16.32" calcext:value-type="float">
            <text:p>16.32</text:p>
          </table:table-cell>
          <table:table-cell office:value-type="float" office:value="81.25" calcext:value-type="float">
            <text:p>81.25</text:p>
          </table:table-cell>
          <table:table-cell office:value-type="float" office:value="476.3" calcext:value-type="float">
            <text:p>476.3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5928" calcext:value-type="float">
            <text:p>0.05928</text:p>
          </table:table-cell>
          <table:table-cell office:value-type="float" office:value="0.03279" calcext:value-type="float">
            <text:p>0.03279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6612" calcext:value-type="float">
            <text:p>0.06612</text:p>
          </table:table-cell>
          <table:table-cell office:value-type="float" office:value="0.2577" calcext:value-type="float">
            <text:p>0.2577</text:p>
          </table:table-cell>
          <table:table-cell office:value-type="float" office:value="1.095" calcext:value-type="float">
            <text:p>1.095</text:p>
          </table:table-cell>
          <table:table-cell office:value-type="float" office:value="1.566" calcext:value-type="float">
            <text:p>1.566</text:p>
          </table:table-cell>
          <table:table-cell office:value-type="float" office:value="18.49" calcext:value-type="float">
            <text:p>18.49</text:p>
          </table:table-cell>
          <table:table-cell office:value-type="float" office:value="0.009702" calcext:value-type="float">
            <text:p>0.00970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13.57" calcext:value-type="float">
            <text:p>13.57</text:p>
          </table:table-cell>
          <table:table-cell office:value-type="float" office:value="21.4" calcext:value-type="float">
            <text:p>21.4</text:p>
          </table:table-cell>
          <table:table-cell office:value-type="float" office:value="86.67" calcext:value-type="float">
            <text:p>86.67</text:p>
          </table:table-cell>
          <table:table-cell office:value-type="float" office:value="552" calcext:value-type="float">
            <text:p>55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08411" calcext:value-type="float">
            <text:p>0.08411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07538" calcext:value-type="float">
            <text:p>0.07538</text:p>
          </table:table-cell>
        </table:table-row>
        <table:table-row table:style-name="ro1">
          <table:table-cell office:value-type="float" office:value="915143" calcext:value-type="float">
            <text:p>915143</text:p>
          </table:table-cell>
          <table:table-cell office:value-type="string" calcext:value-type="string">
            <text:p>M</text:p>
          </table:table-cell>
          <table:table-cell office:value-type="float" office:value="23.09" calcext:value-type="float">
            <text:p>23.09</text:p>
          </table:table-cell>
          <table:table-cell office:value-type="float" office:value="19.83" calcext:value-type="float">
            <text:p>19.83</text:p>
          </table:table-cell>
          <table:table-cell office:value-type="float" office:value="152.1" calcext:value-type="float">
            <text:p>152.1</text:p>
          </table:table-cell>
          <table:table-cell office:value-type="float" office:value="1682" calcext:value-type="float">
            <text:p>1682</text:p>
          </table:table-cell>
          <table:table-cell office:value-type="float" office:value="0.09342" calcext:value-type="float">
            <text:p>0.09342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05484" calcext:value-type="float">
            <text:p>0.05484</text:p>
          </table:table-cell>
          <table:table-cell office:value-type="float" office:value="1.291" calcext:value-type="float">
            <text:p>1.291</text:p>
          </table:table-cell>
          <table:table-cell office:value-type="float" office:value="0.7452" calcext:value-type="float">
            <text:p>0.7452</text:p>
          </table:table-cell>
          <table:table-cell office:value-type="float" office:value="9.635" calcext:value-type="float">
            <text:p>9.635</text:p>
          </table:table-cell>
          <table:table-cell office:value-type="float" office:value="180.2" calcext:value-type="float">
            <text:p>180.2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3976" calcext:value-type="float">
            <text:p>0.03976</text:p>
          </table:table-cell>
          <table:table-cell office:value-type="float" office:value="0.02156" calcext:value-type="float">
            <text:p>0.0215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30.79" calcext:value-type="float">
            <text:p>30.79</text:p>
          </table:table-cell>
          <table:table-cell office:value-type="float" office:value="23.87" calcext:value-type="float">
            <text:p>23.87</text:p>
          </table:table-cell>
          <table:table-cell office:value-type="float" office:value="211.5" calcext:value-type="float">
            <text:p>211.5</text:p>
          </table:table-cell>
          <table:table-cell office:value-type="float" office:value="2782" calcext:value-type="float">
            <text:p>2782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7277" calcext:value-type="float">
            <text:p>0.07277</text:p>
          </table:table-cell>
        </table:table-row>
        <table:table-row table:style-name="ro1">
          <table:table-cell office:value-type="float" office:value="915186" calcext:value-type="float">
            <text:p>915186</text:p>
          </table:table-cell>
          <table:table-cell office:value-type="string" calcext:value-type="string">
            <text:p>B</text:p>
          </table:table-cell>
          <table:table-cell office:value-type="float" office:value="9.268" calcext:value-type="float">
            <text:p>9.268</text:p>
          </table:table-cell>
          <table:table-cell office:value-type="float" office:value="12.87" calcext:value-type="float">
            <text:p>12.87</text:p>
          </table:table-cell>
          <table:table-cell office:value-type="float" office:value="61.49" calcext:value-type="float">
            <text:p>61.49</text:p>
          </table:table-cell>
          <table:table-cell office:value-type="float" office:value="248.7" calcext:value-type="float">
            <text:p>248.7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2239" calcext:value-type="float">
            <text:p>0.2239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05252" calcext:value-type="float">
            <text:p>0.05252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9502" calcext:value-type="float">
            <text:p>0.09502</text:p>
          </table:table-cell>
          <table:table-cell office:value-type="float" office:value="0.4076" calcext:value-type="float">
            <text:p>0.4076</text:p>
          </table:table-cell>
          <table:table-cell office:value-type="float" office:value="1.093" calcext:value-type="float">
            <text:p>1.093</text:p>
          </table:table-cell>
          <table:table-cell office:value-type="float" office:value="3.014" calcext:value-type="float">
            <text:p>3.014</text:p>
          </table:table-cell>
          <table:table-cell office:value-type="float" office:value="20.04" calcext:value-type="float">
            <text:p>20.04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0.04542" calcext:value-type="float">
            <text:p>0.04542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10.28" calcext:value-type="float">
            <text:p>10.28</text:p>
          </table:table-cell>
          <table:table-cell office:value-type="float" office:value="16.38" calcext:value-type="float">
            <text:p>16.38</text:p>
          </table:table-cell>
          <table:table-cell office:value-type="float" office:value="69.05" calcext:value-type="float">
            <text:p>69.05</text:p>
          </table:table-cell>
          <table:table-cell office:value-type="float" office:value="300.2" calcext:value-type="float">
            <text:p>300.2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1252" calcext:value-type="float">
            <text:p>0.1252</text:p>
          </table:table-cell>
        </table:table-row>
        <table:table-row table:style-name="ro1">
          <table:table-cell office:value-type="float" office:value="915276" calcext:value-type="float">
            <text:p>915276</text:p>
          </table:table-cell>
          <table:table-cell office:value-type="string" calcext:value-type="string">
            <text:p>B</text:p>
          </table:table-cell>
          <table:table-cell office:value-type="float" office:value="9.676" calcext:value-type="float">
            <text:p>9.676</text:p>
          </table:table-cell>
          <table:table-cell office:value-type="float" office:value="13.14" calcext:value-type="float">
            <text:p>13.14</text:p>
          </table:table-cell>
          <table:table-cell office:value-type="float" office:value="64.12" calcext:value-type="float">
            <text:p>64.12</text:p>
          </table:table-cell>
          <table:table-cell office:value-type="float" office:value="272.5" calcext:value-type="float">
            <text:p>272.5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7038" calcext:value-type="float">
            <text:p>0.07038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09575" calcext:value-type="float">
            <text:p>0.09575</text:p>
          </table:table-cell>
          <table:table-cell office:value-type="float" office:value="0.2744" calcext:value-type="float">
            <text:p>0.2744</text:p>
          </table:table-cell>
          <table:table-cell office:value-type="float" office:value="1.39" calcext:value-type="float">
            <text:p>1.39</text:p>
          </table:table-cell>
          <table:table-cell office:value-type="float" office:value="1.787" calcext:value-type="float">
            <text:p>1.787</text:p>
          </table:table-cell>
          <table:table-cell office:value-type="float" office:value="17.67" calcext:value-type="float">
            <text:p>17.67</text:p>
          </table:table-cell>
          <table:table-cell office:value-type="float" office:value="0.02177" calcext:value-type="float">
            <text:p>0.02177</text:p>
          </table:table-cell>
          <table:table-cell office:value-type="float" office:value="0.04888" calcext:value-type="float">
            <text:p>0.04888</text:p>
          </table:table-cell>
          <table:table-cell office:value-type="float" office:value="0.05189" calcext:value-type="float">
            <text:p>0.0518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10.6" calcext:value-type="float">
            <text:p>10.6</text:p>
          </table:table-cell>
          <table:table-cell office:value-type="float" office:value="18.04" calcext:value-type="float">
            <text:p>18.04</text:p>
          </table:table-cell>
          <table:table-cell office:value-type="float" office:value="69.47" calcext:value-type="float">
            <text:p>69.47</text:p>
          </table:table-cell>
          <table:table-cell office:value-type="float" office:value="328.1" calcext:value-type="float">
            <text:p>328.1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1364" calcext:value-type="float">
            <text:p>0.1364</text:p>
          </table:table-cell>
        </table:table-row>
        <table:table-row table:style-name="ro1">
          <table:table-cell office:value-type="float" office:value="91544001" calcext:value-type="float">
            <text:p>91544001</text:p>
          </table:table-cell>
          <table:table-cell office:value-type="string" calcext:value-type="string">
            <text:p>B</text:p>
          </table:table-cell>
          <table:table-cell office:value-type="float" office:value="12.22" calcext:value-type="float">
            <text:p>12.22</text:p>
          </table:table-cell>
          <table:table-cell office:value-type="float" office:value="20.04" calcext:value-type="float">
            <text:p>20.04</text:p>
          </table:table-cell>
          <table:table-cell office:value-type="float" office:value="79.47" calcext:value-type="float">
            <text:p>79.47</text:p>
          </table:table-cell>
          <table:table-cell office:value-type="float" office:value="453.1" calcext:value-type="float">
            <text:p>453.1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06894" calcext:value-type="float">
            <text:p>0.06894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9857" calcext:value-type="float">
            <text:p>0.9857</text:p>
          </table:table-cell>
          <table:table-cell office:value-type="float" office:value="12.58" calcext:value-type="float">
            <text:p>12.58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966" calcext:value-type="float">
            <text:p>0.03966</text:p>
          </table:table-cell>
          <table:table-cell office:value-type="float" office:value="0.009894" calcext:value-type="float">
            <text:p>0.00989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13.16" calcext:value-type="float">
            <text:p>13.16</text:p>
          </table:table-cell>
          <table:table-cell office:value-type="float" office:value="24.17" calcext:value-type="float">
            <text:p>24.17</text:p>
          </table:table-cell>
          <table:table-cell office:value-type="float" office:value="85.13" calcext:value-type="float">
            <text:p>85.13</text:p>
          </table:table-cell>
          <table:table-cell office:value-type="float" office:value="515.3" calcext:value-type="float">
            <text:p>515.3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08088" calcext:value-type="float">
            <text:p>0.08088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08839" calcext:value-type="float">
            <text:p>0.08839</text:p>
          </table:table-cell>
        </table:table-row>
        <table:table-row table:style-name="ro1">
          <table:table-cell office:value-type="float" office:value="91544002" calcext:value-type="float">
            <text:p>91544002</text:p>
          </table:table-cell>
          <table:table-cell office:value-type="string" calcext:value-type="string">
            <text:p>B</text:p>
          </table:table-cell>
          <table:table-cell office:value-type="float" office:value="11.06" calcext:value-type="float">
            <text:p>11.06</text:p>
          </table:table-cell>
          <table:table-cell office:value-type="float" office:value="17.12" calcext:value-type="float">
            <text:p>17.12</text:p>
          </table:table-cell>
          <table:table-cell office:value-type="float" office:value="71.25" calcext:value-type="float">
            <text:p>71.25</text:p>
          </table:table-cell>
          <table:table-cell office:value-type="float" office:value="366.5" calcext:value-type="float">
            <text:p>366.5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4063" calcext:value-type="float">
            <text:p>0.04063</text:p>
          </table:table-cell>
          <table:table-cell office:value-type="float" office:value="0.04268" calcext:value-type="float">
            <text:p>0.04268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7976" calcext:value-type="float">
            <text:p>0.07976</text:p>
          </table:table-cell>
          <table:table-cell office:value-type="float" office:value="0.1779" calcext:value-type="float">
            <text:p>0.1779</text:p>
          </table:table-cell>
          <table:table-cell office:value-type="float" office:value="1.03" calcext:value-type="float">
            <text:p>1.03</text:p>
          </table:table-cell>
          <table:table-cell office:value-type="float" office:value="1.318" calcext:value-type="float">
            <text:p>1.318</text:p>
          </table:table-cell>
          <table:table-cell office:value-type="float" office:value="12.3" calcext:value-type="float">
            <text:p>12.3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.69" calcext:value-type="float">
            <text:p>11.69</text:p>
          </table:table-cell>
          <table:table-cell office:value-type="float" office:value="20.74" calcext:value-type="float">
            <text:p>20.74</text:p>
          </table:table-cell>
          <table:table-cell office:value-type="float" office:value="76.08" calcext:value-type="float">
            <text:p>76.08</text:p>
          </table:table-cell>
          <table:table-cell office:value-type="float" office:value="411.1" calcext:value-type="float">
            <text:p>411.1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9514" calcext:value-type="float">
            <text:p>0.09514</text:p>
          </table:table-cell>
          <table:table-cell office:value-type="float" office:value="0.278" calcext:value-type="float">
            <text:p>0.278</text:p>
          </table:table-cell>
          <table:table-cell office:value-type="float" office:value="0.1168" calcext:value-type="float">
            <text:p>0.1168</text:p>
          </table:table-cell>
        </table:table-row>
        <table:table-row table:style-name="ro1">
          <table:table-cell office:value-type="float" office:value="915452" calcext:value-type="float">
            <text:p>915452</text:p>
          </table:table-cell>
          <table:table-cell office:value-type="string" calcext:value-type="string">
            <text:p>B</text:p>
          </table:table-cell>
          <table:table-cell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104.7" calcext:value-type="float">
            <text:p>104.7</text:p>
          </table:table-cell>
          <table:table-cell office:value-type="float" office:value="819.8" calcext:value-type="float">
            <text:p>819.8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06712" calcext:value-type="float">
            <text:p>0.06712</text:p>
          </table:table-cell>
          <table:table-cell office:value-type="float" office:value="0.05526" calcext:value-type="float">
            <text:p>0.05526</text:p>
          </table:table-cell>
          <table:table-cell office:value-type="float" office:value="0.04563" calcext:value-type="float">
            <text:p>0.04563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05657" calcext:value-type="float">
            <text:p>0.05657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4706" calcext:value-type="float">
            <text:p>0.4706</text:p>
          </table:table-cell>
          <table:table-cell office:value-type="float" office:value="1.146" calcext:value-type="float">
            <text:p>1.146</text:p>
          </table:table-cell>
          <table:table-cell office:value-type="float" office:value="20.67" calcext:value-type="float">
            <text:p>20.67</text:p>
          </table:table-cell>
          <table:table-cell office:value-type="float" office:value="0.007394" calcext:value-type="float">
            <text:p>0.007394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02569" calcext:value-type="float">
            <text:p>0.002569</text:p>
          </table:table-cell>
          <table:table-cell office:value-type="float" office:value="17.32" calcext:value-type="float">
            <text:p>17.32</text:p>
          </table:table-cell>
          <table:table-cell office:value-type="float" office:value="17.76" calcext:value-type="float">
            <text:p>17.76</text:p>
          </table:table-cell>
          <table:table-cell office:value-type="float" office:value="109.8" calcext:value-type="float">
            <text:p>109.8</text:p>
          </table:table-cell>
          <table:table-cell office:value-type="float" office:value="928.2" calcext:value-type="float">
            <text:p>928.2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23" calcext:value-type="float">
            <text:p>0.23</text:p>
          </table:table-cell>
          <table:table-cell office:value-type="float" office:value="0.0723" calcext:value-type="float">
            <text:p>0.0723</text:p>
          </table:table-cell>
        </table:table-row>
        <table:table-row table:style-name="ro1">
          <table:table-cell office:value-type="float" office:value="915460" calcext:value-type="float">
            <text:p>915460</text:p>
          </table:table-cell>
          <table:table-cell office:value-type="string" calcext:value-type="string">
            <text:p>M</text:p>
          </table:table-cell>
          <table:table-cell office:value-type="float" office:value="15.46" calcext:value-type="float">
            <text:p>15.46</text:p>
          </table:table-cell>
          <table:table-cell office:value-type="float" office:value="23.95" calcext:value-type="float">
            <text:p>23.95</text:p>
          </table:table-cell>
          <table:table-cell office:value-type="float" office:value="103.8" calcext:value-type="float">
            <text:p>103.8</text:p>
          </table:table-cell>
          <table:table-cell office:value-type="float" office:value="731.3" calcext:value-type="float">
            <text:p>731.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07083" calcext:value-type="float">
            <text:p>0.07083</text:p>
          </table:table-cell>
          <table:table-cell office:value-type="float" office:value="0.3331" calcext:value-type="float">
            <text:p>0.3331</text:p>
          </table:table-cell>
          <table:table-cell office:value-type="float" office:value="1.961" calcext:value-type="float">
            <text:p>1.961</text:p>
          </table:table-cell>
          <table:table-cell office:value-type="float" office:value="2.937" calcext:value-type="float">
            <text:p>2.937</text:p>
          </table:table-cell>
          <table:table-cell office:value-type="float" office:value="32.52" calcext:value-type="float">
            <text:p>32.52</text:p>
          </table:table-cell>
          <table:table-cell office:value-type="float" office:value="0.009538" calcext:value-type="float">
            <text:p>0.009538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06" calcext:value-type="float">
            <text:p>0.006</text:p>
          </table:table-cell>
          <table:table-cell office:value-type="float" office:value="17.11" calcext:value-type="float">
            <text:p>17.11</text:p>
          </table:table-cell>
          <table:table-cell office:value-type="float" office:value="36.33" calcext:value-type="float">
            <text:p>36.33</text:p>
          </table:table-cell>
          <table:table-cell office:value-type="float" office:value="117.7" calcext:value-type="float">
            <text:p>117.7</text:p>
          </table:table-cell>
          <table:table-cell office:value-type="float" office:value="909.4" calcext:value-type="float">
            <text:p>909.4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2163" calcext:value-type="float">
            <text:p>0.2163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1067" calcext:value-type="float">
            <text:p>0.1067</text:p>
          </table:table-cell>
        </table:table-row>
        <table:table-row table:style-name="ro1">
          <table:table-cell office:value-type="float" office:value="91550" calcext:value-type="float">
            <text:p>91550</text:p>
          </table:table-cell>
          <table:table-cell office:value-type="string" calcext:value-type="string">
            <text:p>B</text:p>
          </table:table-cell>
          <table:table-cell office:value-type="float" office:value="11.74" calcext:value-type="float">
            <text:p>11.74</text:p>
          </table:table-cell>
          <table:table-cell office:value-type="float" office:value="14.69" calcext:value-type="float">
            <text:p>14.69</text:p>
          </table:table-cell>
          <table:table-cell office:value-type="float" office:value="76.31" calcext:value-type="float">
            <text:p>76.31</text:p>
          </table:table-cell>
          <table:table-cell office:value-type="float" office:value="426" calcext:value-type="float">
            <text:p>426</text:p>
          </table:table-cell>
          <table:table-cell office:value-type="float" office:value="0.08099" calcext:value-type="float">
            <text:p>0.08099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0.06726" calcext:value-type="float">
            <text:p>0.06726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417" calcext:value-type="float">
            <text:p>0.6417</text:p>
          </table:table-cell>
          <table:table-cell office:value-type="float" office:value="1.345" calcext:value-type="float">
            <text:p>1.345</text:p>
          </table:table-cell>
          <table:table-cell office:value-type="float" office:value="13.04" calcext:value-type="float">
            <text:p>13.04</text:p>
          </table:table-cell>
          <table:table-cell office:value-type="float" office:value="0.006982" calcext:value-type="float">
            <text:p>0.006982</text:p>
          </table:table-cell>
          <table:table-cell office:value-type="float" office:value="0.03916" calcext:value-type="float">
            <text:p>0.03916</text:p>
          </table:table-cell>
          <table:table-cell office:value-type="float" office:value="0.04017" calcext:value-type="float">
            <text:p>0.0401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06822" calcext:value-type="float">
            <text:p>0.006822</text:p>
          </table:table-cell>
          <table:table-cell office:value-type="float" office:value="12.45" calcext:value-type="float">
            <text:p>12.45</text:p>
          </table:table-cell>
          <table:table-cell office:value-type="float" office:value="17.6" calcext:value-type="float">
            <text:p>17.6</text:p>
          </table:table-cell>
          <table:table-cell office:value-type="float" office:value="81.25" calcext:value-type="float">
            <text:p>81.25</text:p>
          </table:table-cell>
          <table:table-cell office:value-type="float" office:value="473.8" calcext:value-type="float">
            <text:p>473.8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269" calcext:value-type="float">
            <text:p>0.269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09879" calcext:value-type="float">
            <text:p>0.09879</text:p>
          </table:table-cell>
        </table:table-row>
        <table:table-row table:style-name="ro1">
          <table:table-cell office:value-type="float" office:value="915664" calcext:value-type="float">
            <text:p>915664</text:p>
          </table:table-cell>
          <table:table-cell office:value-type="string" calcext:value-type="string">
            <text:p>B</text:p>
          </table:table-cell>
          <table:table-cell office:value-type="float" office:value="14.81" calcext:value-type="float">
            <text:p>14.81</text:p>
          </table:table-cell>
          <table:table-cell office:value-type="float" office:value="14.7" calcext:value-type="float">
            <text:p>14.7</text:p>
          </table:table-cell>
          <table:table-cell office:value-type="float" office:value="94.66" calcext:value-type="float">
            <text:p>94.66</text:p>
          </table:table-cell>
          <table:table-cell office:value-type="float" office:value="680.7" calcext:value-type="float">
            <text:p>680.7</text:p>
          </table:table-cell>
          <table:table-cell office:value-type="float" office:value="0.08472" calcext:value-type="float">
            <text:p>0.08472</text:p>
          </table:table-cell>
          <table:table-cell office:value-type="float" office:value="0.05016" calcext:value-type="float">
            <text:p>0.05016</text:p>
          </table:table-cell>
          <table:table-cell office:value-type="float" office:value="0.03416" calcext:value-type="float">
            <text:p>0.03416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05348" calcext:value-type="float">
            <text:p>0.05348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6232" calcext:value-type="float">
            <text:p>0.6232</text:p>
          </table:table-cell>
          <table:table-cell office:value-type="float" office:value="1.677" calcext:value-type="float">
            <text:p>1.677</text:p>
          </table:table-cell>
          <table:table-cell office:value-type="float" office:value="20.72" calcext:value-type="float">
            <text:p>20.72</text:p>
          </table:table-cell>
          <table:table-cell office:value-type="float" office:value="0.006708" calcext:value-type="float">
            <text:p>0.006708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15.61" calcext:value-type="float">
            <text:p>15.61</text:p>
          </table:table-cell>
          <table:table-cell office:value-type="float" office:value="17.58" calcext:value-type="float">
            <text:p>17.58</text:p>
          </table:table-cell>
          <table:table-cell office:value-type="float" office:value="101.7" calcext:value-type="float">
            <text:p>101.7</text:p>
          </table:table-cell>
          <table:table-cell office:value-type="float" office:value="760.2" calcext:value-type="float">
            <text:p>760.2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07955" calcext:value-type="float">
            <text:p>0.0795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06142" calcext:value-type="float">
            <text:p>0.06142</text:p>
          </table:table-cell>
        </table:table-row>
        <table:table-row table:style-name="ro1">
          <table:table-cell office:value-type="float" office:value="915691" calcext:value-type="float">
            <text:p>915691</text:p>
          </table:table-cell>
          <table:table-cell office:value-type="string" calcext:value-type="string">
            <text:p>M</text:p>
          </table:table-cell>
          <table:table-cell office:value-type="float" office:value="13.4" calcext:value-type="float">
            <text:p>13.4</text:p>
          </table:table-cell>
          <table:table-cell office:value-type="float" office:value="20.52" calcext:value-type="float">
            <text:p>20.52</text:p>
          </table:table-cell>
          <table:table-cell office:value-type="float" office:value="88.64" calcext:value-type="float">
            <text:p>88.64</text:p>
          </table:table-cell>
          <table:table-cell office:value-type="float" office:value="556.7" calcext:value-type="float">
            <text:p>556.7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08172" calcext:value-type="float">
            <text:p>0.0817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9306" calcext:value-type="float">
            <text:p>0.9306</text:p>
          </table:table-cell>
          <table:table-cell office:value-type="float" office:value="3.093" calcext:value-type="float">
            <text:p>3.093</text:p>
          </table:table-cell>
          <table:table-cell office:value-type="float" office:value="33.67" calcext:value-type="float">
            <text:p>33.67</text:p>
          </table:table-cell>
          <table:table-cell office:value-type="float" office:value="0.005414" calcext:value-type="float">
            <text:p>0.005414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0.03452" calcext:value-type="float">
            <text:p>0.03452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16.41" calcext:value-type="float">
            <text:p>16.41</text:p>
          </table:table-cell>
          <table:table-cell office:value-type="float" office:value="29.66" calcext:value-type="float">
            <text:p>29.66</text:p>
          </table:table-cell>
          <table:table-cell office:value-type="float" office:value="113.3" calcext:value-type="float">
            <text:p>113.3</text:p>
          </table:table-cell>
          <table:table-cell office:value-type="float" office:value="844.4" calcext:value-type="float">
            <text:p>844.4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915940" calcext:value-type="float">
            <text:p>915940</text:p>
          </table:table-cell>
          <table:table-cell office:value-type="string" calcext:value-type="string">
            <text:p>B</text:p>
          </table:table-cell>
          <table:table-cell office:value-type="float" office:value="14.58" calcext:value-type="float">
            <text:p>14.58</text:p>
          </table:table-cell>
          <table:table-cell office:value-type="float" office:value="13.66" calcext:value-type="float">
            <text:p>13.66</text:p>
          </table:table-cell>
          <table:table-cell office:value-type="float" office:value="94.29" calcext:value-type="float">
            <text:p>94.29</text:p>
          </table:table-cell>
          <table:table-cell office:value-type="float" office:value="658.8" calcext:value-type="float">
            <text:p>658.8</text:p>
          </table:table-cell>
          <table:table-cell office:value-type="float" office:value="0.09832" calcext:value-type="float">
            <text:p>0.09832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0.08222" calcext:value-type="float">
            <text:p>0.08222</text:p>
          </table:table-cell>
          <table:table-cell office:value-type="float" office:value="0.04349" calcext:value-type="float">
            <text:p>0.04349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6237" calcext:value-type="float">
            <text:p>0.6237</text:p>
          </table:table-cell>
          <table:table-cell office:value-type="float" office:value="2.561" calcext:value-type="float">
            <text:p>2.561</text:p>
          </table:table-cell>
          <table:table-cell office:value-type="float" office:value="37.11" calcext:value-type="float">
            <text:p>37.11</text:p>
          </table:table-cell>
          <table:table-cell office:value-type="float" office:value="0.004953" calcext:value-type="float">
            <text:p>0.004953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08648" calcext:value-type="float">
            <text:p>0.008648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16.76" calcext:value-type="float">
            <text:p>16.76</text:p>
          </table:table-cell>
          <table:table-cell office:value-type="float" office:value="17.24" calcext:value-type="float">
            <text:p>17.24</text:p>
          </table:table-cell>
          <table:table-cell office:value-type="float" office:value="108.5" calcext:value-type="float">
            <text:p>108.5</text:p>
          </table:table-cell>
          <table:table-cell office:value-type="float" office:value="862" calcext:value-type="float">
            <text:p>862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09186" calcext:value-type="float">
            <text:p>0.09186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07048" calcext:value-type="float">
            <text:p>0.07048</text:p>
          </table:table-cell>
        </table:table-row>
        <table:table-row table:style-name="ro1">
          <table:table-cell office:value-type="float" office:value="91594602" calcext:value-type="float">
            <text:p>91594602</text:p>
          </table:table-cell>
          <table:table-cell office:value-type="string" calcext:value-type="string">
            <text:p>M</text:p>
          </table:table-cell>
          <table:table-cell office:value-type="float" office:value="15.05" calcext:value-type="float">
            <text:p>15.05</text:p>
          </table:table-cell>
          <table:table-cell office:value-type="float" office:value="19.07" calcext:value-type="float">
            <text:p>19.07</text:p>
          </table:table-cell>
          <table:table-cell office:value-type="float" office:value="97.26" calcext:value-type="float">
            <text:p>97.26</text:p>
          </table:table-cell>
          <table:table-cell office:value-type="float" office:value="701.9" calcext:value-type="float">
            <text:p>701.9</text:p>
          </table:table-cell>
          <table:table-cell office:value-type="float" office:value="0.09215" calcext:value-type="float">
            <text:p>0.09215</text:p>
          </table:table-cell>
          <table:table-cell office:value-type="float" office:value="0.08597" calcext:value-type="float">
            <text:p>0.08597</text:p>
          </table:table-cell>
          <table:table-cell office:value-type="float" office:value="0.07486" calcext:value-type="float">
            <text:p>0.07486</text:p>
          </table:table-cell>
          <table:table-cell office:value-type="float" office:value="0.04335" calcext:value-type="float">
            <text:p>0.04335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05915" calcext:value-type="float">
            <text:p>0.05915</text:p>
          </table:table-cell>
          <table:table-cell office:value-type="float" office:value="0.386" calcext:value-type="float">
            <text:p>0.386</text:p>
          </table:table-cell>
          <table:table-cell office:value-type="float" office:value="1.198" calcext:value-type="float">
            <text:p>1.198</text:p>
          </table:table-cell>
          <table:table-cell office:value-type="float" office:value="2.63" calcext:value-type="float">
            <text:p>2.63</text:p>
          </table:table-cell>
          <table:table-cell office:value-type="float" office:value="38.49" calcext:value-type="float">
            <text:p>38.49</text:p>
          </table:table-cell>
          <table:table-cell office:value-type="float" office:value="0.004952" calcext:value-type="float">
            <text:p>0.00495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009423" calcext:value-type="float">
            <text:p>0.009423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17.58" calcext:value-type="float">
            <text:p>17.58</text:p>
          </table:table-cell>
          <table:table-cell office:value-type="float" office:value="28.06" calcext:value-type="float">
            <text:p>28.06</text:p>
          </table:table-cell>
          <table:table-cell office:value-type="float" office:value="113.8" calcext:value-type="float">
            <text:p>113.8</text:p>
          </table:table-cell>
          <table:table-cell office:value-type="float" office:value="967" calcext:value-type="float">
            <text:p>967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282" calcext:value-type="float">
            <text:p>0.2282</text:p>
          </table:table-cell>
          <table:table-cell office:value-type="float" office:value="0.06954" calcext:value-type="float">
            <text:p>0.06954</text:p>
          </table:table-cell>
        </table:table-row>
        <table:table-row table:style-name="ro1">
          <table:table-cell office:value-type="float" office:value="916221" calcext:value-type="float">
            <text:p>916221</text:p>
          </table:table-cell>
          <table:table-cell office:value-type="string" calcext:value-type="string">
            <text:p>B</text:p>
          </table:table-cell>
          <table:table-cell office:value-type="float" office:value="11.34" calcext:value-type="float">
            <text:p>11.34</text:p>
          </table:table-cell>
          <table:table-cell office:value-type="float" office:value="18.61" calcext:value-type="float">
            <text:p>18.61</text:p>
          </table:table-cell>
          <table:table-cell office:value-type="float" office:value="72.76" calcext:value-type="float">
            <text:p>72.76</text:p>
          </table:table-cell>
          <table:table-cell office:value-type="float" office:value="391.2" calcext:value-type="float">
            <text:p>391.2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8499" calcext:value-type="float">
            <text:p>0.08499</text:p>
          </table:table-cell>
          <table:table-cell office:value-type="float" office:value="0.04302" calcext:value-type="float">
            <text:p>0.04302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243" calcext:value-type="float">
            <text:p>0.243</text:p>
          </table:table-cell>
          <table:table-cell office:value-type="float" office:value="1.01" calcext:value-type="float">
            <text:p>1.01</text:p>
          </table:table-cell>
          <table:table-cell office:value-type="float" office:value="1.491" calcext:value-type="float">
            <text:p>1.491</text:p>
          </table:table-cell>
          <table:table-cell office:value-type="float" office:value="18.19" calcext:value-type="float">
            <text:p>18.19</text:p>
          </table:table-cell>
          <table:table-cell office:value-type="float" office:value="0.008577" calcext:value-type="float">
            <text:p>0.008577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0.01107" calcext:value-type="float">
            <text:p>0.01107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12.47" calcext:value-type="float">
            <text:p>12.47</text:p>
          </table:table-cell>
          <table:table-cell office:value-type="float" office:value="23.03" calcext:value-type="float">
            <text:p>23.03</text:p>
          </table:table-cell>
          <table:table-cell office:value-type="float" office:value="79.15" calcext:value-type="float">
            <text:p>79.15</text:p>
          </table:table-cell>
          <table:table-cell office:value-type="float" office:value="478.6" calcext:value-type="float">
            <text:p>478.6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08542" calcext:value-type="float">
            <text:p>0.08542</text:p>
          </table:table-cell>
          <table:table-cell office:value-type="float" office:value="0.306" calcext:value-type="float">
            <text:p>0.306</text:p>
          </table:table-cell>
          <table:table-cell office:value-type="float" office:value="0.06783" calcext:value-type="float">
            <text:p>0.06783</text:p>
          </table:table-cell>
        </table:table-row>
        <table:table-row table:style-name="ro1">
          <table:table-cell office:value-type="float" office:value="916799" calcext:value-type="float">
            <text:p>916799</text:p>
          </table:table-cell>
          <table:table-cell office:value-type="string" calcext:value-type="string">
            <text:p>M</text:p>
          </table:table-cell>
          <table:table-cell office:value-type="float" office:value="18.31" calcext:value-type="float">
            <text:p>18.31</text:p>
          </table:table-cell>
          <table:table-cell office:value-type="float" office:value="20.58" calcext:value-type="float">
            <text:p>20.58</text:p>
          </table:table-cell>
          <table:table-cell office:value-type="float" office:value="120.8" calcext:value-type="float">
            <text:p>120.8</text:p>
          </table:table-cell>
          <table:table-cell office:value-type="float" office:value="1052" calcext:value-type="float">
            <text:p>1052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09451" calcext:value-type="float">
            <text:p>0.09451</text:p>
          </table:table-cell>
          <table:table-cell office:value-type="float" office:value="0.186" calcext:value-type="float">
            <text:p>0.186</text:p>
          </table:table-cell>
          <table:table-cell office:value-type="float" office:value="0.05941" calcext:value-type="float">
            <text:p>0.0594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9225" calcext:value-type="float">
            <text:p>0.9225</text:p>
          </table:table-cell>
          <table:table-cell office:value-type="float" office:value="3.218" calcext:value-type="float">
            <text:p>3.218</text:p>
          </table:table-cell>
          <table:table-cell office:value-type="float" office:value="67.36" calcext:value-type="float">
            <text:p>67.36</text:p>
          </table:table-cell>
          <table:table-cell office:value-type="float" office:value="0.006176" calcext:value-type="float">
            <text:p>0.006176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21.86" calcext:value-type="float">
            <text:p>21.86</text:p>
          </table:table-cell>
          <table:table-cell office:value-type="float" office:value="26.2" calcext:value-type="float">
            <text:p>26.2</text:p>
          </table:table-cell>
          <table:table-cell office:value-type="float" office:value="142.2" calcext:value-type="float">
            <text:p>142.2</text:p>
          </table:table-cell>
          <table:table-cell office:value-type="float" office:value="1493" calcext:value-type="float">
            <text:p>1493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151" calcext:value-type="float">
            <text:p>0.151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916838" calcext:value-type="float">
            <text:p>916838</text:p>
          </table:table-cell>
          <table:table-cell office:value-type="string" calcext:value-type="string">
            <text:p>M</text:p>
          </table:table-cell>
          <table:table-cell office:value-type="float" office:value="19.89" calcext:value-type="float">
            <text:p>19.89</text:p>
          </table:table-cell>
          <table:table-cell office:value-type="float" office:value="20.26" calcext:value-type="float">
            <text:p>20.26</text:p>
          </table:table-cell>
          <table:table-cell office:value-type="float" office:value="130.5" calcext:value-type="float">
            <text:p>130.5</text:p>
          </table:table-cell>
          <table:table-cell office:value-type="float" office:value="1214" calcext:value-type="float">
            <text:p>1214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09431" calcext:value-type="float">
            <text:p>0.09431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06188" calcext:value-type="float">
            <text:p>0.06188</text:p>
          </table:table-cell>
          <table:table-cell office:value-type="float" office:value="0.5079" calcext:value-type="float">
            <text:p>0.5079</text:p>
          </table:table-cell>
          <table:table-cell office:value-type="float" office:value="0.8737" calcext:value-type="float">
            <text:p>0.8737</text:p>
          </table:table-cell>
          <table:table-cell office:value-type="float" office:value="3.654" calcext:value-type="float">
            <text:p>3.654</text:p>
          </table:table-cell>
          <table:table-cell office:value-type="float" office:value="59.7" calcext:value-type="float">
            <text:p>59.7</text:p>
          </table:table-cell>
          <table:table-cell office:value-type="float" office:value="0.005089" calcext:value-type="float">
            <text:p>0.005089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057" calcext:value-type="float">
            <text:p>0.01057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23.73" calcext:value-type="float">
            <text:p>23.73</text:p>
          </table:table-cell>
          <table:table-cell office:value-type="float" office:value="25.23" calcext:value-type="float">
            <text:p>25.23</text:p>
          </table:table-cell>
          <table:table-cell office:value-type="float" office:value="160.5" calcext:value-type="float">
            <text:p>160.5</text:p>
          </table:table-cell>
          <table:table-cell office:value-type="float" office:value="1646" calcext:value-type="float">
            <text:p>1646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4185" calcext:value-type="float">
            <text:p>0.4185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09136" calcext:value-type="float">
            <text:p>0.09136</text:p>
          </table:table-cell>
        </table:table-row>
        <table:table-row table:style-name="ro1">
          <table:table-cell office:value-type="float" office:value="917062" calcext:value-type="float">
            <text:p>917062</text:p>
          </table:table-cell>
          <table:table-cell office:value-type="string" calcext:value-type="string">
            <text:p>B</text:p>
          </table:table-cell>
          <table:table-cell office:value-type="float" office:value="12.88" calcext:value-type="float">
            <text:p>12.88</text:p>
          </table:table-cell>
          <table:table-cell office:value-type="float" office:value="18.22" calcext:value-type="float">
            <text:p>18.22</text:p>
          </table:table-cell>
          <table:table-cell office:value-type="float" office:value="84.45" calcext:value-type="float">
            <text:p>84.45</text:p>
          </table:table-cell>
          <table:table-cell office:value-type="float" office:value="493.1" calcext:value-type="float">
            <text:p>493.1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0.05303" calcext:value-type="float">
            <text:p>0.05303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07253" calcext:value-type="float">
            <text:p>0.07253</text:p>
          </table:table-cell>
          <table:table-cell office:value-type="float" office:value="0.4426" calcext:value-type="float">
            <text:p>0.4426</text:p>
          </table:table-cell>
          <table:table-cell office:value-type="float" office:value="1.169" calcext:value-type="float">
            <text:p>1.169</text:p>
          </table:table-cell>
          <table:table-cell office:value-type="float" office:value="3.176" calcext:value-type="float">
            <text:p>3.176</text:p>
          </table:table-cell>
          <table:table-cell office:value-type="float" office:value="34.37" calcext:value-type="float">
            <text:p>34.37</text:p>
          </table:table-cell>
          <table:table-cell office:value-type="float" office:value="0.005273" calcext:value-type="float">
            <text:p>0.005273</text:p>
          </table:table-cell>
          <table:table-cell office:value-type="float" office:value="0.02329" calcext:value-type="float">
            <text:p>0.02329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03299" calcext:value-type="float">
            <text:p>0.003299</text:p>
          </table:table-cell>
          <table:table-cell office:value-type="float" office:value="15.05" calcext:value-type="float">
            <text:p>15.05</text:p>
          </table:table-cell>
          <table:table-cell office:value-type="float" office:value="24.37" calcext:value-type="float">
            <text:p>24.37</text:p>
          </table:table-cell>
          <table:table-cell office:value-type="float" office:value="99.31" calcext:value-type="float">
            <text:p>99.31</text:p>
          </table:table-cell>
          <table:table-cell office:value-type="float" office:value="674.7" calcext:value-type="float">
            <text:p>674.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08893" calcext:value-type="float">
            <text:p>0.08893</text:p>
          </table:table-cell>
        </table:table-row>
        <table:table-row table:style-name="ro1">
          <table:table-cell office:value-type="float" office:value="917080" calcext:value-type="float">
            <text:p>917080</text:p>
          </table:table-cell>
          <table:table-cell office:value-type="string" calcext:value-type="string">
            <text:p>B</text:p>
          </table:table-cell>
          <table:table-cell office:value-type="float" office:value="12.75" calcext:value-type="float">
            <text:p>12.75</text:p>
          </table:table-cell>
          <table:table-cell office:value-type="float" office:value="16.7" calcext:value-type="float">
            <text:p>16.7</text:p>
          </table:table-cell>
          <table:table-cell office:value-type="float" office:value="82.51" calcext:value-type="float">
            <text:p>82.51</text:p>
          </table:table-cell>
          <table:table-cell office:value-type="float" office:value="493.8" calcext:value-type="float">
            <text:p>493.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3834" calcext:value-type="float">
            <text:p>0.3834</text:p>
          </table:table-cell>
          <table:table-cell office:value-type="float" office:value="1.003" calcext:value-type="float">
            <text:p>1.003</text:p>
          </table:table-cell>
          <table:table-cell office:value-type="float" office:value="2.495" calcext:value-type="float">
            <text:p>2.495</text:p>
          </table:table-cell>
          <table:table-cell office:value-type="float" office:value="28.62" calcext:value-type="float">
            <text:p>28.62</text:p>
          </table:table-cell>
          <table:table-cell office:value-type="float" office:value="0.007509" calcext:value-type="float">
            <text:p>0.007509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009199" calcext:value-type="float">
            <text:p>0.009199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14.45" calcext:value-type="float">
            <text:p>14.45</text:p>
          </table:table-cell>
          <table:table-cell office:value-type="float" office:value="21.74" calcext:value-type="float">
            <text:p>21.74</text:p>
          </table:table-cell>
          <table:table-cell office:value-type="float" office:value="93.63" calcext:value-type="float">
            <text:p>93.63</text:p>
          </table:table-cell>
          <table:table-cell office:value-type="float" office:value="624.1" calcext:value-type="float">
            <text:p>624.1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08045" calcext:value-type="float">
            <text:p>0.08045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08557" calcext:value-type="float">
            <text:p>0.08557</text:p>
          </table:table-cell>
        </table:table-row>
        <table:table-row table:style-name="ro1">
          <table:table-cell office:value-type="float" office:value="917092" calcext:value-type="float">
            <text:p>917092</text:p>
          </table:table-cell>
          <table:table-cell office:value-type="string" calcext:value-type="string">
            <text:p>B</text:p>
          </table:table-cell>
          <table:table-cell office:value-type="float" office:value="9.295" calcext:value-type="float">
            <text:p>9.295</text:p>
          </table:table-cell>
          <table:table-cell office:value-type="float" office:value="13.9" calcext:value-type="float">
            <text:p>13.9</text:p>
          </table:table-cell>
          <table:table-cell office:value-type="float" office:value="59.96" calcext:value-type="float">
            <text:p>59.96</text:p>
          </table:table-cell>
          <table:table-cell office:value-type="float" office:value="257.8" calcext:value-type="float">
            <text:p>257.8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07696" calcext:value-type="float">
            <text:p>0.07696</text:p>
          </table:table-cell>
          <table:table-cell office:value-type="float" office:value="0.3538" calcext:value-type="float">
            <text:p>0.3538</text:p>
          </table:table-cell>
          <table:table-cell office:value-type="float" office:value="1.13" calcext:value-type="float">
            <text:p>1.13</text:p>
          </table:table-cell>
          <table:table-cell office:value-type="float" office:value="2.388" calcext:value-type="float">
            <text:p>2.388</text:p>
          </table:table-cell>
          <table:table-cell office:value-type="float" office:value="19.63" calcext:value-type="float">
            <text:p>19.63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197" calcext:value-type="float">
            <text:p>0.02197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3997" calcext:value-type="float">
            <text:p>0.03997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10.57" calcext:value-type="float">
            <text:p>10.57</text:p>
          </table:table-cell>
          <table:table-cell office:value-type="float" office:value="17.84" calcext:value-type="float">
            <text:p>17.84</text:p>
          </table:table-cell>
          <table:table-cell office:value-type="float" office:value="67.84" calcext:value-type="float">
            <text:p>67.84</text:p>
          </table:table-cell>
          <table:table-cell office:value-type="float" office:value="326.6" calcext:value-type="float">
            <text:p>326.6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09996" calcext:value-type="float">
            <text:p>0.09996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08982" calcext:value-type="float">
            <text:p>0.08982</text:p>
          </table:table-cell>
        </table:table-row>
        <table:table-row table:style-name="ro1">
          <table:table-cell office:value-type="float" office:value="91762702" calcext:value-type="float">
            <text:p>91762702</text:p>
          </table:table-cell>
          <table:table-cell office:value-type="string" calcext:value-type="string">
            <text:p>M</text:p>
          </table:table-cell>
          <table:table-cell office:value-type="float" office:value="24.63" calcext:value-type="float">
            <text:p>24.63</text:p>
          </table:table-cell>
          <table:table-cell office:value-type="float" office:value="21.6" calcext:value-type="float">
            <text:p>21.6</text:p>
          </table:table-cell>
          <table:table-cell office:value-type="float" office:value="165.5" calcext:value-type="float">
            <text:p>165.5</text:p>
          </table:table-cell>
          <table:table-cell office:value-type="float" office:value="1841" calcext:value-type="float">
            <text:p>1841</text:p>
          </table:table-cell>
          <table:table-cell office:value-type="float" office:value="0.103" calcext:value-type="float">
            <text:p>0.103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231" calcext:value-type="float">
            <text:p>0.231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06739" calcext:value-type="float">
            <text:p>0.06739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004" calcext:value-type="float">
            <text:p>0.9004</text:p>
          </table:table-cell>
          <table:table-cell office:value-type="float" office:value="7.05" calcext:value-type="float">
            <text:p>7.05</text:p>
          </table:table-cell>
          <table:table-cell office:value-type="float" office:value="139.9" calcext:value-type="float">
            <text:p>139.9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29.92" calcext:value-type="float">
            <text:p>29.92</text:p>
          </table:table-cell>
          <table:table-cell office:value-type="float" office:value="26.93" calcext:value-type="float">
            <text:p>26.93</text:p>
          </table:table-cell>
          <table:table-cell office:value-type="float" office:value="205.7" calcext:value-type="float">
            <text:p>205.7</text:p>
          </table:table-cell>
          <table:table-cell office:value-type="float" office:value="2642" calcext:value-type="float">
            <text:p>2642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09671" calcext:value-type="float">
            <text:p>0.09671</text:p>
          </table:table-cell>
        </table:table-row>
        <table:table-row table:style-name="ro1">
          <table:table-cell office:value-type="float" office:value="91789" calcext:value-type="float">
            <text:p>91789</text:p>
          </table:table-cell>
          <table:table-cell office:value-type="string" calcext:value-type="string">
            <text:p>B</text:p>
          </table:table-cell>
          <table:table-cell office:value-type="float" office:value="11.26" calcext:value-type="float">
            <text:p>11.26</text:p>
          </table:table-cell>
          <table:table-cell office:value-type="float" office:value="19.83" calcext:value-type="float">
            <text:p>19.83</text:p>
          </table:table-cell>
          <table:table-cell office:value-type="float" office:value="71.3" calcext:value-type="float">
            <text:p>71.3</text:p>
          </table:table-cell>
          <table:table-cell office:value-type="float" office:value="388.1" calcext:value-type="float">
            <text:p>388.1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4413" calcext:value-type="float">
            <text:p>0.04413</text:p>
          </table:table-cell>
          <table:table-cell office:value-type="float" office:value="0.005067" calcext:value-type="float">
            <text:p>0.005067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0.1344" calcext:value-type="float">
            <text:p>0.1344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12" calcext:value-type="float">
            <text:p>0.9812</text:p>
          </table:table-cell>
          <table:table-cell office:value-type="float" office:value="9.332" calcext:value-type="float">
            <text:p>9.3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4065" calcext:value-type="float">
            <text:p>0.004065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11.93" calcext:value-type="float">
            <text:p>11.93</text:p>
          </table:table-cell>
          <table:table-cell office:value-type="float" office:value="26.43" calcext:value-type="float">
            <text:p>26.43</text:p>
          </table:table-cell>
          <table:table-cell office:value-type="float" office:value="76.38" calcext:value-type="float">
            <text:p>76.38</text:p>
          </table:table-cell>
          <table:table-cell office:value-type="float" office:value="435.9" calcext:value-type="float">
            <text:p>435.9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7723" calcext:value-type="float">
            <text:p>0.07723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07613" calcext:value-type="float">
            <text:p>0.07613</text:p>
          </table:table-cell>
        </table:table-row>
        <table:table-row table:style-name="ro1">
          <table:table-cell office:value-type="float" office:value="917896" calcext:value-type="float">
            <text:p>917896</text:p>
          </table:table-cell>
          <table:table-cell office:value-type="string" calcext:value-type="string">
            <text:p>B</text:p>
          </table:table-cell>
          <table:table-cell office:value-type="float" office:value="13.71" calcext:value-type="float">
            <text:p>13.71</text:p>
          </table:table-cell>
          <table:table-cell office:value-type="float" office:value="18.68" calcext:value-type="float">
            <text:p>18.68</text:p>
          </table:table-cell>
          <table:table-cell office:value-type="float" office:value="88.73" calcext:value-type="float">
            <text:p>88.73</text:p>
          </table:table-cell>
          <table:table-cell office:value-type="float" office:value="571" calcext:value-type="float">
            <text:p>571</text:p>
          </table:table-cell>
          <table:table-cell office:value-type="float" office:value="0.09916" calcext:value-type="float">
            <text:p>0.099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5385" calcext:value-type="float">
            <text:p>0.05385</text:p>
          </table:table-cell>
          <table:table-cell office:value-type="float" office:value="0.03783" calcext:value-type="float">
            <text:p>0.0378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6843" calcext:value-type="float">
            <text:p>0.06843</text:p>
          </table:table-cell>
          <table:table-cell office:value-type="float" office:value="0.3191" calcext:value-type="float">
            <text:p>0.3191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4" calcext:value-type="float">
            <text:p>2.284</text:p>
          </table:table-cell>
          <table:table-cell office:value-type="float" office:value="26.45" calcext:value-type="float">
            <text:p>26.45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0.02251" calcext:value-type="float">
            <text:p>0.02251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15.11" calcext:value-type="float">
            <text:p>15.11</text:p>
          </table:table-cell>
          <table:table-cell office:value-type="float" office:value="25.63" calcext:value-type="float">
            <text:p>25.63</text:p>
          </table:table-cell>
          <table:table-cell office:value-type="float" office:value="99.43" calcext:value-type="float">
            <text:p>99.43</text:p>
          </table:table-cell>
          <table:table-cell office:value-type="float" office:value="701.9" calcext:value-type="float">
            <text:p>701.9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09031" calcext:value-type="float">
            <text:p>0.09031</text:p>
          </table:table-cell>
        </table:table-row>
        <table:table-row table:style-name="ro1">
          <table:table-cell office:value-type="float" office:value="917897" calcext:value-type="float">
            <text:p>917897</text:p>
          </table:table-cell>
          <table:table-cell office:value-type="string" calcext:value-type="string">
            <text:p>B</text:p>
          </table:table-cell>
          <table:table-cell office:value-type="float" office:value="9.847" calcext:value-type="float">
            <text:p>9.847</text:p>
          </table:table-cell>
          <table:table-cell office:value-type="float" office:value="15.68" calcext:value-type="float">
            <text:p>15.68</text:p>
          </table:table-cell>
          <table:table-cell office:value-type="float" office:value="63" calcext:value-type="float">
            <text:p>63</text:p>
          </table:table-cell>
          <table:table-cell office:value-type="float" office:value="293.2" calcext:value-type="float">
            <text:p>293.2</text:p>
          </table:table-cell>
          <table:table-cell office:value-type="float" office:value="0.09492" calcext:value-type="float">
            <text:p>0.09492</text:p>
          </table:table-cell>
          <table:table-cell office:value-type="float" office:value="0.08419" calcext:value-type="float">
            <text:p>0.08419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416" calcext:value-type="float">
            <text:p>0.02416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06891" calcext:value-type="float">
            <text:p>0.06891</text:p>
          </table:table-cell>
          <table:table-cell office:value-type="float" office:value="0.2498" calcext:value-type="float">
            <text:p>0.2498</text:p>
          </table:table-cell>
          <table:table-cell office:value-type="float" office:value="1.216" calcext:value-type="float">
            <text:p>1.216</text:p>
          </table:table-cell>
          <table:table-cell office:value-type="float" office:value="1.976" calcext:value-type="float">
            <text:p>1.976</text:p>
          </table:table-cell>
          <table:table-cell office:value-type="float" office:value="15.24" calcext:value-type="float">
            <text:p>15.24</text:p>
          </table:table-cell>
          <table:table-cell office:value-type="float" office:value="0.008732" calcext:value-type="float">
            <text:p>0.008732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06801" calcext:value-type="float">
            <text:p>0.00680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11.24" calcext:value-type="float">
            <text:p>11.24</text:p>
          </table:table-cell>
          <table:table-cell office:value-type="float" office:value="22.99" calcext:value-type="float">
            <text:p>22.99</text:p>
          </table:table-cell>
          <table:table-cell office:value-type="float" office:value="74.32" calcext:value-type="float">
            <text:p>74.32</text:p>
          </table:table-cell>
          <table:table-cell office:value-type="float" office:value="376.5" calcext:value-type="float">
            <text:p>376.5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09209" calcext:value-type="float">
            <text:p>0.09209</text:p>
          </table:table-cell>
        </table:table-row>
        <table:table-row table:style-name="ro1">
          <table:table-cell office:value-type="float" office:value="91805" calcext:value-type="float">
            <text:p>91805</text:p>
          </table:table-cell>
          <table:table-cell office:value-type="string" calcext:value-type="string">
            <text:p>B</text:p>
          </table:table-cell>
          <table:table-cell office:value-type="float" office:value="8.571" calcext:value-type="float">
            <text:p>8.571</text:p>
          </table:table-cell>
          <table:table-cell office:value-type="float" office:value="13.1" calcext:value-type="float">
            <text:p>13.1</text:p>
          </table:table-cell>
          <table:table-cell office:value-type="float" office:value="54.53" calcext:value-type="float">
            <text:p>54.53</text:p>
          </table:table-cell>
          <table:table-cell office:value-type="float" office:value="221.3" calcext:value-type="float">
            <text:p>221.3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7632" calcext:value-type="float">
            <text:p>0.07632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07126" calcext:value-type="float">
            <text:p>0.07126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6793" calcext:value-type="float">
            <text:p>0.6793</text:p>
          </table:table-cell>
          <table:table-cell office:value-type="float" office:value="1.069" calcext:value-type="float">
            <text:p>1.069</text:p>
          </table:table-cell>
          <table:table-cell office:value-type="float" office:value="7.254" calcext:value-type="float">
            <text:p>7.254</text:p>
          </table:table-cell>
          <table:table-cell office:value-type="float" office:value="0.007897" calcext:value-type="float">
            <text:p>0.007897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9.473" calcext:value-type="float">
            <text:p>9.473</text:p>
          </table:table-cell>
          <table:table-cell office:value-type="float" office:value="18.45" calcext:value-type="float">
            <text:p>18.45</text:p>
          </table:table-cell>
          <table:table-cell office:value-type="float" office:value="63.3" calcext:value-type="float">
            <text:p>63.3</text:p>
          </table:table-cell>
          <table:table-cell office:value-type="float" office:value="275.6" calcext:value-type="float">
            <text:p>275.6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08512" calcext:value-type="float">
            <text:p>0.0851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1049" calcext:value-type="float">
            <text:p>0.1049</text:p>
          </table:table-cell>
        </table:table-row>
        <table:table-row table:style-name="ro1">
          <table:table-cell office:value-type="float" office:value="91813701" calcext:value-type="float">
            <text:p>91813701</text:p>
          </table:table-cell>
          <table:table-cell office:value-type="string" calcext:value-type="string">
            <text:p>B</text:p>
          </table:table-cell>
          <table:table-cell office:value-type="float" office:value="13.46" calcext:value-type="float">
            <text:p>13.46</text:p>
          </table:table-cell>
          <table:table-cell office:value-type="float" office:value="18.75" calcext:value-type="float">
            <text:p>18.75</text:p>
          </table:table-cell>
          <table:table-cell office:value-type="float" office:value="87.44" calcext:value-type="float">
            <text:p>87.44</text:p>
          </table:table-cell>
          <table:table-cell office:value-type="float" office:value="551.1" calcext:value-type="float">
            <text:p>551.1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3152" calcext:value-type="float">
            <text:p>0.03152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06317" calcext:value-type="float">
            <text:p>0.06317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068" calcext:value-type="float">
            <text:p>0.6068</text:p>
          </table:table-cell>
          <table:table-cell office:value-type="float" office:value="1.443" calcext:value-type="float">
            <text:p>1.443</text:p>
          </table:table-cell>
          <table:table-cell office:value-type="float" office:value="16.07" calcext:value-type="float">
            <text:p>16.07</text:p>
          </table:table-cell>
          <table:table-cell office:value-type="float" office:value="0.004413" calcext:value-type="float">
            <text:p>0.004413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07369" calcext:value-type="float">
            <text:p>0.007369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15.35" calcext:value-type="float">
            <text:p>15.35</text:p>
          </table:table-cell>
          <table:table-cell office:value-type="float" office:value="25.16" calcext:value-type="float">
            <text:p>25.16</text:p>
          </table:table-cell>
          <table:table-cell office:value-type="float" office:value="101.9" calcext:value-type="float">
            <text:p>101.9</text:p>
          </table:table-cell>
          <table:table-cell office:value-type="float" office:value="719.8" calcext:value-type="float">
            <text:p>719.8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08665" calcext:value-type="float">
            <text:p>0.08665</text:p>
          </table:table-cell>
        </table:table-row>
        <table:table-row table:style-name="ro1">
          <table:table-cell office:value-type="float" office:value="91813702" calcext:value-type="float">
            <text:p>91813702</text:p>
          </table:table-cell>
          <table:table-cell office:value-type="string" calcext:value-type="string">
            <text:p>B</text:p>
          </table:table-cell>
          <table:table-cell office:value-type="float" office:value="12.34" calcext:value-type="float">
            <text:p>12.34</text:p>
          </table:table-cell>
          <table:table-cell office:value-type="float" office:value="12.27" calcext:value-type="float">
            <text:p>12.27</text:p>
          </table:table-cell>
          <table:table-cell office:value-type="float" office:value="78.94" calcext:value-type="float">
            <text:p>78.94</text:p>
          </table:table-cell>
          <table:table-cell office:value-type="float" office:value="468.5" calcext:value-type="float">
            <text:p>468.5</text:p>
          </table:table-cell>
          <table:table-cell office:value-type="float" office:value="0.09003" calcext:value-type="float">
            <text:p>0.09003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05808" calcext:value-type="float">
            <text:p>0.05808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7714" calcext:value-type="float">
            <text:p>0.7714</text:p>
          </table:table-cell>
          <table:table-cell office:value-type="float" office:value="8.955" calcext:value-type="float">
            <text:p>8.955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0.008732" calcext:value-type="float">
            <text:p>0.008732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13.61" calcext:value-type="float">
            <text:p>13.61</text:p>
          </table:table-cell>
          <table:table-cell office:value-type="float" office:value="19.27" calcext:value-type="float">
            <text:p>19.27</text:p>
          </table:table-cell>
          <table:table-cell office:value-type="float" office:value="87.22" calcext:value-type="float">
            <text:p>87.22</text:p>
          </table:table-cell>
          <table:table-cell office:value-type="float" office:value="564.9" calcext:value-type="float">
            <text:p>564.9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7592" calcext:value-type="float">
            <text:p>0.07592</text:p>
          </table:table-cell>
        </table:table-row>
        <table:table-row table:style-name="ro1">
          <table:table-cell office:value-type="float" office:value="918192" calcext:value-type="float">
            <text:p>918192</text:p>
          </table:table-cell>
          <table:table-cell office:value-type="string" calcext:value-type="string">
            <text:p>B</text:p>
          </table:table-cell>
          <table:table-cell office:value-type="float" office:value="13.94" calcext:value-type="float">
            <text:p>13.94</text:p>
          </table:table-cell>
          <table:table-cell office:value-type="float" office:value="13.17" calcext:value-type="float">
            <text:p>13.17</text:p>
          </table:table-cell>
          <table:table-cell office:value-type="float" office:value="90.31" calcext:value-type="float">
            <text:p>90.31</text:p>
          </table:table-cell>
          <table:table-cell office:value-type="float" office:value="594.2" calcext:value-type="float">
            <text:p>594.2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5461" calcext:value-type="float">
            <text:p>0.5461</text:p>
          </table:table-cell>
          <table:table-cell office:value-type="float" office:value="2.635" calcext:value-type="float">
            <text:p>2.635</text:p>
          </table:table-cell>
          <table:table-cell office:value-type="float" office:value="4.091" calcext:value-type="float">
            <text:p>4.091</text:p>
          </table:table-cell>
          <table:table-cell office:value-type="float" office:value="44.74" calcext:value-type="float">
            <text:p>44.74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3247" calcext:value-type="float">
            <text:p>0.03247</text:p>
          </table:table-cell>
          <table:table-cell office:value-type="float" office:value="0.04763" calcext:value-type="float">
            <text:p>0.04763</text:p>
          </table:table-cell>
          <table:table-cell office:value-type="float" office:value="0.02853" calcext:value-type="float">
            <text:p>0.02853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05528" calcext:value-type="float">
            <text:p>0.005528</text:p>
          </table:table-cell>
          <table:table-cell office:value-type="float" office:value="14.62" calcext:value-type="float">
            <text:p>14.62</text:p>
          </table:table-cell>
          <table:table-cell office:value-type="float" office:value="15.38" calcext:value-type="float">
            <text:p>15.38</text:p>
          </table:table-cell>
          <table:table-cell office:value-type="float" office:value="94.52" calcext:value-type="float">
            <text:p>94.52</text:p>
          </table:table-cell>
          <table:table-cell office:value-type="float" office:value="653.3" calcext:value-type="float">
            <text:p>653.3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7253" calcext:value-type="float">
            <text:p>0.07253</text:p>
          </table:table-cell>
        </table:table-row>
        <table:table-row table:style-name="ro1">
          <table:table-cell office:value-type="float" office:value="918465" calcext:value-type="float">
            <text:p>918465</text:p>
          </table:table-cell>
          <table:table-cell office:value-type="string" calcext:value-type="string">
            <text:p>B</text:p>
          </table:table-cell>
          <table:table-cell office:value-type="float" office:value="12.07" calcext:value-type="float">
            <text:p>12.07</text:p>
          </table:table-cell>
          <table:table-cell office:value-type="float" office:value="13.44" calcext:value-type="float">
            <text:p>13.44</text:p>
          </table:table-cell>
          <table:table-cell office:value-type="float" office:value="77.83" calcext:value-type="float">
            <text:p>77.83</text:p>
          </table:table-cell>
          <table:table-cell office:value-type="float" office:value="445.2" calcext:value-type="float">
            <text:p>445.2</text:p>
          </table:table-cell>
          <table:table-cell office:value-type="float" office:value="0.11" calcext:value-type="float">
            <text:p>0.11</text:p>
          </table:table-cell>
          <table:table-cell office:value-type="float" office:value="0.09009" calcext:value-type="float">
            <text:p>0.09009</text:p>
          </table:table-cell>
          <table:table-cell office:value-type="float" office:value="0.03781" calcext:value-type="float">
            <text:p>0.03781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504" calcext:value-type="float">
            <text:p>0.504</text:p>
          </table:table-cell>
          <table:table-cell office:value-type="float" office:value="1.714" calcext:value-type="float">
            <text:p>1.714</text:p>
          </table:table-cell>
          <table:table-cell office:value-type="float" office:value="18.54" calcext:value-type="float">
            <text:p>18.54</text:p>
          </table:table-cell>
          <table:table-cell office:value-type="float" office:value="0.007327" calcext:value-type="float">
            <text:p>0.00732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002234" calcext:value-type="float">
            <text:p>0.002234</text:p>
          </table:table-cell>
          <table:table-cell office:value-type="float" office:value="13.45" calcext:value-type="float">
            <text:p>13.45</text:p>
          </table:table-cell>
          <table:table-cell office:value-type="float" office:value="15.77" calcext:value-type="float">
            <text:p>15.77</text:p>
          </table:table-cell>
          <table:table-cell office:value-type="float" office:value="86.92" calcext:value-type="float">
            <text:p>86.92</text:p>
          </table:table-cell>
          <table:table-cell office:value-type="float" office:value="549.9" calcext:value-type="float">
            <text:p>549.9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07393" calcext:value-type="float">
            <text:p>0.07393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8052" calcext:value-type="float">
            <text:p>0.08052</text:p>
          </table:table-cell>
        </table:table-row>
        <table:table-row table:style-name="ro1">
          <table:table-cell office:value-type="float" office:value="91858" calcext:value-type="float">
            <text:p>91858</text:p>
          </table:table-cell>
          <table:table-cell office:value-type="string" calcext:value-type="string">
            <text:p>B</text:p>
          </table:table-cell>
          <table:table-cell office:value-type="float" office:value="11.75" calcext:value-type="float">
            <text:p>11.75</text:p>
          </table:table-cell>
          <table:table-cell office:value-type="float" office:value="17.56" calcext:value-type="float">
            <text:p>17.56</text:p>
          </table:table-cell>
          <table:table-cell office:value-type="float" office:value="75.89" calcext:value-type="float">
            <text:p>75.89</text:p>
          </table:table-cell>
          <table:table-cell office:value-type="float" office:value="422.9" calcext:value-type="float">
            <text:p>422.9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9713" calcext:value-type="float">
            <text:p>0.09713</text:p>
          </table:table-cell>
          <table:table-cell office:value-type="float" office:value="0.05282" calcext:value-type="float">
            <text:p>0.0528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0.4384" calcext:value-type="float">
            <text:p>0.4384</text:p>
          </table:table-cell>
          <table:table-cell office:value-type="float" office:value="1.907" calcext:value-type="float">
            <text:p>1.907</text:p>
          </table:table-cell>
          <table:table-cell office:value-type="float" office:value="3.149" calcext:value-type="float">
            <text:p>3.149</text:p>
          </table:table-cell>
          <table:table-cell office:value-type="float" office:value="30.66" calcext:value-type="float">
            <text:p>30.66</text:p>
          </table:table-cell>
          <table:table-cell office:value-type="float" office:value="0.006587" calcext:value-type="float">
            <text:p>0.00658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13.5" calcext:value-type="float">
            <text:p>13.5</text:p>
          </table:table-cell>
          <table:table-cell office:value-type="float" office:value="27.98" calcext:value-type="float">
            <text:p>27.98</text:p>
          </table:table-cell>
          <table:table-cell office:value-type="float" office:value="88.52" calcext:value-type="float">
            <text:p>88.52</text:p>
          </table:table-cell>
          <table:table-cell office:value-type="float" office:value="552.3" calcext:value-type="float">
            <text:p>552.3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07757" calcext:value-type="float">
            <text:p>0.07757</text:p>
          </table:table-cell>
        </table:table-row>
        <table:table-row table:style-name="ro1">
          <table:table-cell office:value-type="float" office:value="91903901" calcext:value-type="float">
            <text:p>91903901</text:p>
          </table:table-cell>
          <table:table-cell office:value-type="string" calcext:value-type="string">
            <text:p>B</text:p>
          </table:table-cell>
          <table:table-cell office:value-type="float" office:value="11.67" calcext:value-type="float">
            <text:p>11.67</text:p>
          </table:table-cell>
          <table:table-cell office:value-type="float" office:value="20.02" calcext:value-type="float">
            <text:p>20.02</text:p>
          </table:table-cell>
          <table:table-cell office:value-type="float" office:value="75.21" calcext:value-type="float">
            <text:p>75.21</text:p>
          </table:table-cell>
          <table:table-cell office:value-type="float" office:value="416.2" calcext:value-type="float">
            <text:p>416.2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9453" calcext:value-type="float">
            <text:p>0.0945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8745" calcext:value-type="float">
            <text:p>0.8745</text:p>
          </table:table-cell>
          <table:table-cell office:value-type="float" office:value="1.393" calcext:value-type="float">
            <text:p>1.393</text:p>
          </table:table-cell>
          <table:table-cell office:value-type="float" office:value="15.34" calcext:value-type="float">
            <text:p>15.34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02671" calcext:value-type="float">
            <text:p>0.002671</text:p>
          </table:table-cell>
          <table:table-cell office:value-type="float" office:value="13.35" calcext:value-type="float">
            <text:p>13.35</text:p>
          </table:table-cell>
          <table:table-cell office:value-type="float" office:value="28.81" calcext:value-type="float">
            <text:p>28.81</text:p>
          </table:table-cell>
          <table:table-cell office:value-type="float" office:value="87" calcext:value-type="float">
            <text:p>87</text:p>
          </table:table-cell>
          <table:table-cell office:value-type="float" office:value="550.6" calcext:value-type="float">
            <text:p>550.6</text:p>
          </table:table-cell>
          <table:table-cell office:value-type="float" office:value="0.155" calcext:value-type="float">
            <text:p>0.155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91903902" calcext:value-type="float">
            <text:p>91903902</text:p>
          </table:table-cell>
          <table:table-cell office:value-type="string" calcext:value-type="string">
            <text:p>B</text:p>
          </table:table-cell>
          <table:table-cell office:value-type="float" office:value="13.68" calcext:value-type="float">
            <text:p>13.68</text:p>
          </table:table-cell>
          <table:table-cell office:value-type="float" office:value="16.33" calcext:value-type="float">
            <text:p>16.33</text:p>
          </table:table-cell>
          <table:table-cell office:value-type="float" office:value="87.76" calcext:value-type="float">
            <text:p>87.76</text:p>
          </table:table-cell>
          <table:table-cell office:value-type="float" office:value="575.5" calcext:value-type="float">
            <text:p>575.5</text:p>
          </table:table-cell>
          <table:table-cell office:value-type="float" office:value="0.09277" calcext:value-type="float">
            <text:p>0.09277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06155" calcext:value-type="float">
            <text:p>0.06155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4801" calcext:value-type="float">
            <text:p>0.4801</text:p>
          </table:table-cell>
          <table:table-cell office:value-type="float" office:value="1.373" calcext:value-type="float">
            <text:p>1.373</text:p>
          </table:table-cell>
          <table:table-cell office:value-type="float" office:value="17.25" calcext:value-type="float">
            <text:p>17.25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0.007228" calcext:value-type="float">
            <text:p>0.007228</text:p>
          </table:table-cell>
          <table:table-cell office:value-type="float" office:value="0.007078" calcext:value-type="float">
            <text:p>0.007078</text:p>
          </table:table-cell>
          <table:table-cell office:value-type="float" office:value="0.005077" calcext:value-type="float">
            <text:p>0.005077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15.85" calcext:value-type="float">
            <text:p>15.85</text:p>
          </table:table-cell>
          <table:table-cell office:value-type="float" office:value="20.2" calcext:value-type="float">
            <text:p>20.2</text:p>
          </table:table-cell>
          <table:table-cell office:value-type="float" office:value="101.6" calcext:value-type="float">
            <text:p>101.6</text:p>
          </table:table-cell>
          <table:table-cell office:value-type="float" office:value="773.4" calcext:value-type="float">
            <text:p>773.4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08704" calcext:value-type="float">
            <text:p>0.0870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07782" calcext:value-type="float">
            <text:p>0.07782</text:p>
          </table:table-cell>
        </table:table-row>
        <table:table-row table:style-name="ro1">
          <table:table-cell office:value-type="float" office:value="91930402" calcext:value-type="float">
            <text:p>91930402</text:p>
          </table:table-cell>
          <table:table-cell office:value-type="string" calcext:value-type="string">
            <text:p>M</text:p>
          </table:table-cell>
          <table:table-cell office:value-type="float" office:value="20.47" calcext:value-type="float">
            <text:p>20.47</text:p>
          </table:table-cell>
          <table:table-cell office:value-type="float" office:value="20.67" calcext:value-type="float">
            <text:p>20.67</text:p>
          </table:table-cell>
          <table:table-cell office:value-type="float" office:value="134.7" calcext:value-type="float">
            <text:p>134.7</text:p>
          </table:table-cell>
          <table:table-cell office:value-type="float" office:value="1299" calcext:value-type="float">
            <text:p>1299</text:p>
          </table:table-cell>
          <table:table-cell office:value-type="float" office:value="0.09156" calcext:value-type="float">
            <text:p>0.091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05419" calcext:value-type="float">
            <text:p>0.05419</text:p>
          </table:table-cell>
          <table:table-cell office:value-type="float" office:value="0.8336" calcext:value-type="float">
            <text:p>0.8336</text:p>
          </table:table-cell>
          <table:table-cell office:value-type="float" office:value="1.736" calcext:value-type="float">
            <text:p>1.736</text:p>
          </table:table-cell>
          <table:table-cell office:value-type="float" office:value="5.168" calcext:value-type="float">
            <text:p>5.168</text:p>
          </table:table-cell>
          <table:table-cell office:value-type="float" office:value="100.4" calcext:value-type="float">
            <text:p>100.4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04093" calcext:value-type="float">
            <text:p>0.04093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23.23" calcext:value-type="float">
            <text:p>23.23</text:p>
          </table:table-cell>
          <table:table-cell office:value-type="float" office:value="27.15" calcext:value-type="float">
            <text:p>27.15</text:p>
          </table:table-cell>
          <table:table-cell office:value-type="float" office:value="152" calcext:value-type="float">
            <text:p>152</text:p>
          </table:table-cell>
          <table:table-cell office:value-type="float" office:value="1645" calcext:value-type="float">
            <text:p>1645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22" calcext:value-type="float">
            <text:p>0.322</text:p>
          </table:table-cell>
          <table:table-cell office:value-type="float" office:value="0.06386" calcext:value-type="float">
            <text:p>0.06386</text:p>
          </table:table-cell>
        </table:table-row>
        <table:table-row table:style-name="ro1">
          <table:table-cell office:value-type="float" office:value="919537" calcext:value-type="float">
            <text:p>919537</text:p>
          </table:table-cell>
          <table:table-cell office:value-type="string" calcext:value-type="string">
            <text:p>B</text:p>
          </table:table-cell>
          <table:table-cell office:value-type="float" office:value="10.96" calcext:value-type="float">
            <text:p>10.96</text:p>
          </table:table-cell>
          <table:table-cell office:value-type="float" office:value="17.62" calcext:value-type="float">
            <text:p>17.62</text:p>
          </table:table-cell>
          <table:table-cell office:value-type="float" office:value="70.79" calcext:value-type="float">
            <text:p>70.79</text:p>
          </table:table-cell>
          <table:table-cell office:value-type="float" office:value="365.6" calcext:value-type="float">
            <text:p>365.6</text:p>
          </table:table-cell>
          <table:table-cell office:value-type="float" office:value="0.09687" calcext:value-type="float">
            <text:p>0.09687</text:p>
          </table:table-cell>
          <table:table-cell office:value-type="float" office:value="0.09752" calcext:value-type="float">
            <text:p>0.09752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06408" calcext:value-type="float">
            <text:p>0.06408</text:p>
          </table:table-cell>
          <table:table-cell office:value-type="float" office:value="0.1507" calcext:value-type="float">
            <text:p>0.1507</text:p>
          </table:table-cell>
          <table:table-cell office:value-type="float" office:value="1.583" calcext:value-type="float">
            <text:p>1.583</text:p>
          </table:table-cell>
          <table:table-cell office:value-type="float" office:value="1.165" calcext:value-type="float">
            <text:p>1.165</text:p>
          </table:table-cell>
          <table:table-cell office:value-type="float" office:value="10.09" calcext:value-type="float">
            <text:p>10.09</text:p>
          </table:table-cell>
          <table:table-cell office:value-type="float" office:value="0.009501" calcext:value-type="float">
            <text:p>0.009501</text:p>
          </table:table-cell>
          <table:table-cell office:value-type="float" office:value="0.03378" calcext:value-type="float">
            <text:p>0.03378</text:p>
          </table:table-cell>
          <table:table-cell office:value-type="float" office:value="0.04401" calcext:value-type="float">
            <text:p>0.04401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11.62" calcext:value-type="float">
            <text:p>11.62</text:p>
          </table:table-cell>
          <table:table-cell office:value-type="float" office:value="26.51" calcext:value-type="float">
            <text:p>26.51</text:p>
          </table:table-cell>
          <table:table-cell office:value-type="float" office:value="76.43" calcext:value-type="float">
            <text:p>76.43</text:p>
          </table:table-cell>
          <table:table-cell office:value-type="float" office:value="407.5" calcext:value-type="float">
            <text:p>407.5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09861" calcext:value-type="float">
            <text:p>0.09861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08278" calcext:value-type="float">
            <text:p>0.08278</text:p>
          </table:table-cell>
        </table:table-row>
        <table:table-row table:style-name="ro1">
          <table:table-cell office:value-type="float" office:value="919555" calcext:value-type="float">
            <text:p>919555</text:p>
          </table:table-cell>
          <table:table-cell office:value-type="string" calcext:value-type="string">
            <text:p>M</text:p>
          </table:table-cell>
          <table:table-cell office:value-type="float" office:value="20.55" calcext:value-type="float">
            <text:p>20.55</text:p>
          </table:table-cell>
          <table:table-cell office:value-type="float" office:value="20.86" calcext:value-type="float">
            <text:p>20.86</text:p>
          </table:table-cell>
          <table:table-cell office:value-type="float" office:value="137.8" calcext:value-type="float">
            <text:p>137.8</text:p>
          </table:table-cell>
          <table:table-cell office:value-type="float" office:value="1308" calcext:value-type="float">
            <text:p>1308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9901" calcext:value-type="float">
            <text:p>0.9901</text:p>
          </table:table-cell>
          <table:table-cell office:value-type="float" office:value="4.706" calcext:value-type="float">
            <text:p>4.706</text:p>
          </table:table-cell>
          <table:table-cell office:value-type="float" office:value="87.78" calcext:value-type="float">
            <text:p>87.78</text:p>
          </table:table-cell>
          <table:table-cell office:value-type="float" office:value="0.004578" calcext:value-type="float">
            <text:p>0.004578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0.04005" calcext:value-type="float">
            <text:p>0.04005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24.3" calcext:value-type="float">
            <text:p>24.3</text:p>
          </table:table-cell>
          <table:table-cell office:value-type="float" office:value="25.48" calcext:value-type="float">
            <text:p>25.48</text:p>
          </table:table-cell>
          <table:table-cell office:value-type="float" office:value="160.2" calcext:value-type="float">
            <text:p>160.2</text:p>
          </table:table-cell>
          <table:table-cell office:value-type="float" office:value="1809" calcext:value-type="float">
            <text:p>1809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07569" calcext:value-type="float">
            <text:p>0.07569</text:p>
          </table:table-cell>
        </table:table-row>
        <table:table-row table:style-name="ro1">
          <table:table-cell office:value-type="float" office:value="91979701" calcext:value-type="float">
            <text:p>91979701</text:p>
          </table:table-cell>
          <table:table-cell office:value-type="string" calcext:value-type="string">
            <text:p>M</text:p>
          </table:table-cell>
          <table:table-cell office:value-type="float" office:value="14.27" calcext:value-type="float">
            <text:p>14.27</text:p>
          </table:table-cell>
          <table:table-cell office:value-type="float" office:value="22.55" calcext:value-type="float">
            <text:p>22.55</text:p>
          </table:table-cell>
          <table:table-cell office:value-type="float" office:value="93.77" calcext:value-type="float">
            <text:p>93.77</text:p>
          </table:table-cell>
          <table:table-cell office:value-type="float" office:value="629.8" calcext:value-type="float">
            <text:p>629.8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06139" calcext:value-type="float">
            <text:p>0.06139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05982" calcext:value-type="float">
            <text:p>0.05982</text:p>
          </table:table-cell>
          <table:table-cell office:value-type="float" office:value="0.2027" calcext:value-type="float">
            <text:p>0.2027</text:p>
          </table:table-cell>
          <table:table-cell office:value-type="float" office:value="1.851" calcext:value-type="float">
            <text:p>1.851</text:p>
          </table:table-cell>
          <table:table-cell office:value-type="float" office:value="1.895" calcext:value-type="float">
            <text:p>1.895</text:p>
          </table:table-cell>
          <table:table-cell office:value-type="float" office:value="18.54" calcext:value-type="float">
            <text:p>18.54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0.02583" calcext:value-type="float">
            <text:p>0.02583</text:p>
          </table:table-cell>
          <table:table-cell office:value-type="float" office:value="0.04645" calcext:value-type="float">
            <text:p>0.04645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15.29" calcext:value-type="float">
            <text:p>15.29</text:p>
          </table:table-cell>
          <table:table-cell office:value-type="float" office:value="34.27" calcext:value-type="float">
            <text:p>34.27</text:p>
          </table:table-cell>
          <table:table-cell office:value-type="float" office:value="104.3" calcext:value-type="float">
            <text:p>104.3</text:p>
          </table:table-cell>
          <table:table-cell office:value-type="float" office:value="728.3" calcext:value-type="float">
            <text:p>728.3</text:p>
          </table:table-cell>
          <table:table-cell office:value-type="float" office:value="0.138" calcext:value-type="float">
            <text:p>0.138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08351" calcext:value-type="float">
            <text:p>0.08351</text:p>
          </table:table-cell>
        </table:table-row>
        <table:table-row table:style-name="ro1">
          <table:table-cell office:value-type="float" office:value="919812" calcext:value-type="float">
            <text:p>919812</text:p>
          </table:table-cell>
          <table:table-cell office:value-type="string" calcext:value-type="string">
            <text:p>B</text:p>
          </table:table-cell>
          <table:table-cell office:value-type="float" office:value="11.69" calcext:value-type="float">
            <text:p>11.69</text:p>
          </table:table-cell>
          <table:table-cell office:value-type="float" office:value="24.44" calcext:value-type="float">
            <text:p>24.44</text:p>
          </table:table-cell>
          <table:table-cell office:value-type="float" office:value="76.37" calcext:value-type="float">
            <text:p>76.37</text:p>
          </table:table-cell>
          <table:table-cell office:value-type="float" office:value="406.4" calcext:value-type="float">
            <text:p>406.4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04515" calcext:value-type="float">
            <text:p>0.0451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7405" calcext:value-type="float">
            <text:p>0.07405</text:p>
          </table:table-cell>
          <table:table-cell office:value-type="float" office:value="0.2957" calcext:value-type="float">
            <text:p>0.2957</text:p>
          </table:table-cell>
          <table:table-cell office:value-type="float" office:value="1.978" calcext:value-type="float">
            <text:p>1.978</text:p>
          </table:table-cell>
          <table:table-cell office:value-type="float" office:value="2.158" calcext:value-type="float">
            <text:p>2.158</text:p>
          </table:table-cell>
          <table:table-cell office:value-type="float" office:value="20.95" calcext:value-type="float">
            <text:p>20.95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5824" calcext:value-type="float">
            <text:p>0.005824</text:p>
          </table:table-cell>
          <table:table-cell office:value-type="float" office:value="12.98" calcext:value-type="float">
            <text:p>12.98</text:p>
          </table:table-cell>
          <table:table-cell office:value-type="float" office:value="32.19" calcext:value-type="float">
            <text:p>32.19</text:p>
          </table:table-cell>
          <table:table-cell office:value-type="float" office:value="86.12" calcext:value-type="float">
            <text:p>86.12</text:p>
          </table:table-cell>
          <table:table-cell office:value-type="float" office:value="487.7" calcext:value-type="float">
            <text:p>487.7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0997" calcext:value-type="float">
            <text:p>0.0997</text:p>
          </table:table-cell>
        </table:table-row>
        <table:table-row table:style-name="ro1">
          <table:table-cell office:value-type="float" office:value="921092" calcext:value-type="float">
            <text:p>921092</text:p>
          </table:table-cell>
          <table:table-cell office:value-type="string" calcext:value-type="string">
            <text:p>B</text:p>
          </table:table-cell>
          <table:table-cell office:value-type="float" office:value="7.729" calcext:value-type="float">
            <text:p>7.729</text:p>
          </table:table-cell>
          <table:table-cell office:value-type="float" office:value="25.49" calcext:value-type="float">
            <text:p>25.49</text:p>
          </table:table-cell>
          <table:table-cell office:value-type="float" office:value="47.98" calcext:value-type="float">
            <text:p>47.98</text:p>
          </table:table-cell>
          <table:table-cell office:value-type="float" office:value="178.8" calcext:value-type="float">
            <text:p>178.8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04878" calcext:value-type="float">
            <text:p>0.0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7285" calcext:value-type="float">
            <text:p>0.07285</text:p>
          </table:table-cell>
          <table:table-cell office:value-type="float" office:value="0.3777" calcext:value-type="float">
            <text:p>0.3777</text:p>
          </table:table-cell>
          <table:table-cell office:value-type="float" office:value="1.462" calcext:value-type="float">
            <text:p>1.462</text:p>
          </table:table-cell>
          <table:table-cell office:value-type="float" office:value="2.492" calcext:value-type="float">
            <text:p>2.492</text:p>
          </table:table-cell>
          <table:table-cell office:value-type="float" office:value="19.14" calcext:value-type="float">
            <text:p>19.14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09692" calcext:value-type="float">
            <text:p>0.009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06872" calcext:value-type="float">
            <text:p>0.006872</text:p>
          </table:table-cell>
          <table:table-cell office:value-type="float" office:value="9.077" calcext:value-type="float">
            <text:p>9.077</text:p>
          </table:table-cell>
          <table:table-cell office:value-type="float" office:value="30.92" calcext:value-type="float">
            <text:p>30.92</text:p>
          </table:table-cell>
          <table:table-cell office:value-type="float" office:value="57.17" calcext:value-type="float">
            <text:p>57.17</text:p>
          </table:table-cell>
          <table:table-cell office:value-type="float" office:value="248" calcext:value-type="float">
            <text:p>248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834" calcext:value-type="float">
            <text:p>0.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09938" calcext:value-type="float">
            <text:p>0.09938</text:p>
          </table:table-cell>
        </table:table-row>
        <table:table-row table:style-name="ro1">
          <table:table-cell office:value-type="float" office:value="921362" calcext:value-type="float">
            <text:p>921362</text:p>
          </table:table-cell>
          <table:table-cell office:value-type="string" calcext:value-type="string">
            <text:p>B</text:p>
          </table:table-cell>
          <table:table-cell office:value-type="float" office:value="7.691" calcext:value-type="float">
            <text:p>7.691</text:p>
          </table:table-cell>
          <table:table-cell office:value-type="float" office:value="25.44" calcext:value-type="float">
            <text:p>25.44</text:p>
          </table:table-cell>
          <table:table-cell office:value-type="float" office:value="48.34" calcext:value-type="float">
            <text:p>48.34</text:p>
          </table:table-cell>
          <table:table-cell office:value-type="float" office:value="170.4" calcext:value-type="float">
            <text:p>170.4</text:p>
          </table:table-cell>
          <table:table-cell office:value-type="float" office:value="0.08668" calcext:value-type="float">
            <text:p>0.0866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9252" calcext:value-type="float">
            <text:p>0.09252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07751" calcext:value-type="float">
            <text:p>0.07751</text:p>
          </table:table-cell>
          <table:table-cell office:value-type="float" office:value="0.2196" calcext:value-type="float">
            <text:p>0.2196</text:p>
          </table:table-cell>
          <table:table-cell office:value-type="float" office:value="1.479" calcext:value-type="float">
            <text:p>1.479</text:p>
          </table:table-cell>
          <table:table-cell office:value-type="float" office:value="1.445" calcext:value-type="float">
            <text:p>1.445</text:p>
          </table:table-cell>
          <table:table-cell office:value-type="float" office:value="11.73" calcext:value-type="float">
            <text:p>11.7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09252" calcext:value-type="float">
            <text:p>0.09252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0.007551" calcext:value-type="float">
            <text:p>0.007551</text:p>
          </table:table-cell>
          <table:table-cell office:value-type="float" office:value="8.678" calcext:value-type="float">
            <text:p>8.678</text:p>
          </table:table-cell>
          <table:table-cell office:value-type="float" office:value="31.89" calcext:value-type="float">
            <text:p>31.89</text:p>
          </table:table-cell>
          <table:table-cell office:value-type="float" office:value="54.49" calcext:value-type="float">
            <text:p>54.49</text:p>
          </table:table-cell>
          <table:table-cell office:value-type="float" office:value="223.6" calcext:value-type="float">
            <text:p>223.6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05" calcext:value-type="float">
            <text:p>0.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1066" calcext:value-type="float">
            <text:p>0.1066</text:p>
          </table:table-cell>
        </table:table-row>
        <table:table-row table:style-name="ro1">
          <table:table-cell office:value-type="float" office:value="921385" calcext:value-type="float">
            <text:p>921385</text:p>
          </table:table-cell>
          <table:table-cell office:value-type="string" calcext:value-type="string">
            <text:p>B</text:p>
          </table:table-cell>
          <table:table-cell office:value-type="float" office:value="11.54" calcext:value-type="float">
            <text:p>11.54</text:p>
          </table:table-cell>
          <table:table-cell office:value-type="float" office:value="14.44" calcext:value-type="float">
            <text:p>14.44</text:p>
          </table:table-cell>
          <table:table-cell office:value-type="float" office:value="74.65" calcext:value-type="float">
            <text:p>74.65</text:p>
          </table:table-cell>
          <table:table-cell office:value-type="float" office:value="402.9" calcext:value-type="float">
            <text:p>402.9</text:p>
          </table:table-cell>
          <table:table-cell office:value-type="float" office:value="0.09984" calcext:value-type="float">
            <text:p>0.0998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737" calcext:value-type="float">
            <text:p>0.06737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2784" calcext:value-type="float">
            <text:p>0.2784</text:p>
          </table:table-cell>
          <table:table-cell office:value-type="float" office:value="1.768" calcext:value-type="float">
            <text:p>1.768</text:p>
          </table:table-cell>
          <table:table-cell office:value-type="float" office:value="1.628" calcext:value-type="float">
            <text:p>1.628</text:p>
          </table:table-cell>
          <table:table-cell office:value-type="float" office:value="20.86" calcext:value-type="float">
            <text:p>20.8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4112" calcext:value-type="float">
            <text:p>0.04112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05512" calcext:value-type="float">
            <text:p>0.005512</text:p>
          </table:table-cell>
          <table:table-cell office:value-type="float" office:value="12.26" calcext:value-type="float">
            <text:p>12.26</text:p>
          </table:table-cell>
          <table:table-cell office:value-type="float" office:value="19.68" calcext:value-type="float">
            <text:p>19.68</text:p>
          </table:table-cell>
          <table:table-cell office:value-type="float" office:value="78.78" calcext:value-type="float">
            <text:p>78.78</text:p>
          </table:table-cell>
          <table:table-cell office:value-type="float" office:value="457.8" calcext:value-type="float">
            <text:p>457.8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06918" calcext:value-type="float">
            <text:p>0.06918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08134" calcext:value-type="float">
            <text:p>0.08134</text:p>
          </table:table-cell>
        </table:table-row>
        <table:table-row table:style-name="ro1">
          <table:table-cell office:value-type="float" office:value="921386" calcext:value-type="float">
            <text:p>921386</text:p>
          </table:table-cell>
          <table:table-cell office:value-type="string" calcext:value-type="string">
            <text:p>B</text:p>
          </table:table-cell>
          <table:table-cell office:value-type="float" office:value="14.47" calcext:value-type="float">
            <text:p>14.47</text:p>
          </table:table-cell>
          <table:table-cell office:value-type="float" office:value="24.99" calcext:value-type="float">
            <text:p>24.99</text:p>
          </table:table-cell>
          <table:table-cell office:value-type="float" office:value="95.81" calcext:value-type="float">
            <text:p>95.81</text:p>
          </table:table-cell>
          <table:table-cell office:value-type="float" office:value="656.4" calcext:value-type="float">
            <text:p>656.4</text:p>
          </table:table-cell>
          <table:table-cell office:value-type="float" office:value="0.08837" calcext:value-type="float">
            <text:p>0.0883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06341" calcext:value-type="float">
            <text:p>0.06341</text:p>
          </table:table-cell>
          <table:table-cell office:value-type="float" office:value="0.2542" calcext:value-type="float">
            <text:p>0.2542</text:p>
          </table:table-cell>
          <table:table-cell office:value-type="float" office:value="1.079" calcext:value-type="float">
            <text:p>1.079</text:p>
          </table:table-cell>
          <table:table-cell office:value-type="float" office:value="2.615" calcext:value-type="float">
            <text:p>2.615</text:p>
          </table:table-cell>
          <table:table-cell office:value-type="float" office:value="23.11" calcext:value-type="float">
            <text:p>23.11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0.04653" calcext:value-type="float">
            <text:p>0.04653</text:p>
          </table:table-cell>
          <table:table-cell office:value-type="float" office:value="0.03829" calcext:value-type="float">
            <text:p>0.03829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06111" calcext:value-type="float">
            <text:p>0.006111</text:p>
          </table:table-cell>
          <table:table-cell office:value-type="float" office:value="16.22" calcext:value-type="float">
            <text:p>16.22</text:p>
          </table:table-cell>
          <table:table-cell office:value-type="float" office:value="31.73" calcext:value-type="float">
            <text:p>31.73</text:p>
          </table:table-cell>
          <table:table-cell office:value-type="float" office:value="113.5" calcext:value-type="float">
            <text:p>113.5</text:p>
          </table:table-cell>
          <table:table-cell office:value-type="float" office:value="808.9" calcext:value-type="float">
            <text:p>808.9</text:p>
          </table:table-cell>
          <table:table-cell office:value-type="float" office:value="0.134" calcext:value-type="float">
            <text:p>0.134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4" calcext:value-type="float">
            <text:p>0.404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1023" calcext:value-type="float">
            <text:p>0.1023</text:p>
          </table:table-cell>
        </table:table-row>
        <table:table-row table:style-name="ro1">
          <table:table-cell office:value-type="float" office:value="921644" calcext:value-type="float">
            <text:p>921644</text:p>
          </table:table-cell>
          <table:table-cell office:value-type="string" calcext:value-type="string">
            <text:p>B</text:p>
          </table:table-cell>
          <table:table-cell office:value-type="float" office:value="14.74" calcext:value-type="float">
            <text:p>14.74</text:p>
          </table:table-cell>
          <table:table-cell office:value-type="float" office:value="25.42" calcext:value-type="float">
            <text:p>25.42</text:p>
          </table:table-cell>
          <table:table-cell office:value-type="float" office:value="94.7" calcext:value-type="float">
            <text:p>94.7</text:p>
          </table:table-cell>
          <table:table-cell office:value-type="float" office:value="668.6" calcext:value-type="float">
            <text:p>668.6</text:p>
          </table:table-cell>
          <table:table-cell office:value-type="float" office:value="0.08275" calcext:value-type="float">
            <text:p>0.08275</text:p>
          </table:table-cell>
          <table:table-cell office:value-type="float" office:value="0.07214" calcext:value-type="float">
            <text:p>0.07214</text:p>
          </table:table-cell>
          <table:table-cell office:value-type="float" office:value="0.04105" calcext:value-type="float">
            <text:p>0.04105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184" calcext:value-type="float">
            <text:p>0.184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3031" calcext:value-type="float">
            <text:p>0.3031</text:p>
          </table:table-cell>
          <table:table-cell office:value-type="float" office:value="1.385" calcext:value-type="float">
            <text:p>1.385</text:p>
          </table:table-cell>
          <table:table-cell office:value-type="float" office:value="2.177" calcext:value-type="float">
            <text:p>2.177</text:p>
          </table:table-cell>
          <table:table-cell office:value-type="float" office:value="27.41" calcext:value-type="float">
            <text:p>27.41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16.51" calcext:value-type="float">
            <text:p>16.51</text:p>
          </table:table-cell>
          <table:table-cell office:value-type="float" office:value="32.29" calcext:value-type="float">
            <text:p>32.29</text:p>
          </table:table-cell>
          <table:table-cell office:value-type="float" office:value="107.4" calcext:value-type="float">
            <text:p>107.4</text:p>
          </table:table-cell>
          <table:table-cell office:value-type="float" office:value="826.4" calcext:value-type="float">
            <text:p>826.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2722" calcext:value-type="float">
            <text:p>0.2722</text:p>
          </table:table-cell>
          <table:table-cell office:value-type="float" office:value="0.06956" calcext:value-type="float">
            <text:p>0.06956</text:p>
          </table:table-cell>
        </table:table-row>
        <table:table-row table:style-name="ro1">
          <table:table-cell office:value-type="float" office:value="922296" calcext:value-type="float">
            <text:p>922296</text:p>
          </table:table-cell>
          <table:table-cell office:value-type="string" calcext:value-type="string">
            <text:p>B</text:p>
          </table:table-cell>
          <table:table-cell office:value-type="float" office:value="13.21" calcext:value-type="float">
            <text:p>13.21</text:p>
          </table:table-cell>
          <table:table-cell office:value-type="float" office:value="28.06" calcext:value-type="float">
            <text:p>28.06</text:p>
          </table:table-cell>
          <table:table-cell office:value-type="float" office:value="84.88" calcext:value-type="float">
            <text:p>84.88</text:p>
          </table:table-cell>
          <table:table-cell office:value-type="float" office:value="538.4" calcext:value-type="float">
            <text:p>538.4</text:p>
          </table:table-cell>
          <table:table-cell office:value-type="float" office:value="0.08671" calcext:value-type="float">
            <text:p>0.08671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05781" calcext:value-type="float">
            <text:p>0.05781</text:p>
          </table:table-cell>
          <table:table-cell office:value-type="float" office:value="0.2351" calcext:value-type="float">
            <text:p>0.2351</text:p>
          </table:table-cell>
          <table:table-cell office:value-type="float" office:value="1.597" calcext:value-type="float">
            <text:p>1.597</text:p>
          </table:table-cell>
          <table:table-cell office:value-type="float" office:value="1.539" calcext:value-type="float">
            <text:p>1.539</text:p>
          </table:table-cell>
          <table:table-cell office:value-type="float" office:value="17.85" calcext:value-type="float">
            <text:p>17.85</text:p>
          </table:table-cell>
          <table:table-cell office:value-type="float" office:value="0.004973" calcext:value-type="float">
            <text:p>0.004973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9117" calcext:value-type="float">
            <text:p>0.009117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01343" calcext:value-type="float">
            <text:p>0.001343</text:p>
          </table:table-cell>
          <table:table-cell office:value-type="float" office:value="14.37" calcext:value-type="float">
            <text:p>14.37</text:p>
          </table:table-cell>
          <table:table-cell office:value-type="float" office:value="37.17" calcext:value-type="float">
            <text:p>37.17</text:p>
          </table:table-cell>
          <table:table-cell office:value-type="float" office:value="92.48" calcext:value-type="float">
            <text:p>92.48</text:p>
          </table:table-cell>
          <table:table-cell office:value-type="float" office:value="629.6" calcext:value-type="float">
            <text:p>629.6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06443" calcext:value-type="float">
            <text:p>0.06443</text:p>
          </table:table-cell>
        </table:table-row>
        <table:table-row table:style-name="ro1">
          <table:table-cell office:value-type="float" office:value="922297" calcext:value-type="float">
            <text:p>922297</text:p>
          </table:table-cell>
          <table:table-cell office:value-type="string" calcext:value-type="string">
            <text:p>B</text:p>
          </table:table-cell>
          <table:table-cell office:value-type="float" office:value="13.87" calcext:value-type="float">
            <text:p>13.87</text:p>
          </table:table-cell>
          <table:table-cell office:value-type="float" office:value="20.7" calcext:value-type="float">
            <text:p>20.7</text:p>
          </table:table-cell>
          <table:table-cell office:value-type="float" office:value="89.77" calcext:value-type="float">
            <text:p>89.77</text:p>
          </table:table-cell>
          <table:table-cell office:value-type="float" office:value="584.8" calcext:value-type="float">
            <text:p>584.8</text:p>
          </table:table-cell>
          <table:table-cell office:value-type="float" office:value="0.09578" calcext:value-type="float">
            <text:p>0.09578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0.162" calcext:value-type="float">
            <text:p>0.162</text:p>
          </table:table-cell>
          <table:table-cell office:value-type="float" office:value="0.06688" calcext:value-type="float">
            <text:p>0.06688</text:p>
          </table:table-cell>
          <table:table-cell office:value-type="float" office:value="0.272" calcext:value-type="float">
            <text:p>0.272</text:p>
          </table:table-cell>
          <table:table-cell office:value-type="float" office:value="1.047" calcext:value-type="float">
            <text:p>1.047</text:p>
          </table:table-cell>
          <table:table-cell office:value-type="float" office:value="2.076" calcext:value-type="float">
            <text:p>2.076</text:p>
          </table:table-cell>
          <table:table-cell office:value-type="float" office:value="23.12" calcext:value-type="float">
            <text:p>23.12</text:p>
          </table:table-cell>
          <table:table-cell office:value-type="float" office:value="0.006298" calcext:value-type="float">
            <text:p>0.006298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09061" calcext:value-type="float">
            <text:p>0.00906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15.05" calcext:value-type="float">
            <text:p>15.05</text:p>
          </table:table-cell>
          <table:table-cell office:value-type="float" office:value="24.75" calcext:value-type="float">
            <text:p>24.75</text:p>
          </table:table-cell>
          <table:table-cell office:value-type="float" office:value="99.17" calcext:value-type="float">
            <text:p>99.17</text:p>
          </table:table-cell>
          <table:table-cell office:value-type="float" office:value="688.6" calcext:value-type="float">
            <text:p>688.6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06845" calcext:value-type="float">
            <text:p>0.0684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08492" calcext:value-type="float">
            <text:p>0.08492</text:p>
          </table:table-cell>
        </table:table-row>
        <table:table-row table:style-name="ro1">
          <table:table-cell office:value-type="float" office:value="922576" calcext:value-type="float">
            <text:p>922576</text:p>
          </table:table-cell>
          <table:table-cell office:value-type="string" calcext:value-type="string">
            <text:p>B</text:p>
          </table:table-cell>
          <table:table-cell office:value-type="float" office:value="13.62" calcext:value-type="float">
            <text:p>13.62</text:p>
          </table:table-cell>
          <table:table-cell office:value-type="float" office:value="23.23" calcext:value-type="float">
            <text:p>23.23</text:p>
          </table:table-cell>
          <table:table-cell office:value-type="float" office:value="87.19" calcext:value-type="float">
            <text:p>87.19</text:p>
          </table:table-cell>
          <table:table-cell office:value-type="float" office:value="573.2" calcext:value-type="float">
            <text:p>573.2</text:p>
          </table:table-cell>
          <table:table-cell office:value-type="float" office:value="0.09246" calcext:value-type="float">
            <text:p>0.09246</text:p>
          </table:table-cell>
          <table:table-cell office:value-type="float" office:value="0.06747" calcext:value-type="float">
            <text:p>0.06747</text:p>
          </table:table-cell>
          <table:table-cell office:value-type="float" office:value="0.02974" calcext:value-type="float">
            <text:p>0.02974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05801" calcext:value-type="float">
            <text:p>0.05801</text:p>
          </table:table-cell>
          <table:table-cell office:value-type="float" office:value="0.346" calcext:value-type="float">
            <text:p>0.346</text:p>
          </table:table-cell>
          <table:table-cell office:value-type="float" office:value="1.336" calcext:value-type="float">
            <text:p>1.336</text:p>
          </table:table-cell>
          <table:table-cell office:value-type="float" office:value="2.066" calcext:value-type="float">
            <text:p>2.066</text:p>
          </table:table-cell>
          <table:table-cell office:value-type="float" office:value="31.24" calcext:value-type="float">
            <text:p>31.24</text:p>
          </table:table-cell>
          <table:table-cell office:value-type="float" office:value="0.005868" calcext:value-type="float">
            <text:p>0.005868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09064" calcext:value-type="float">
            <text:p>0.009064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15.35" calcext:value-type="float">
            <text:p>15.35</text:p>
          </table:table-cell>
          <table:table-cell office:value-type="float" office:value="29.09" calcext:value-type="float">
            <text:p>29.09</text:p>
          </table:table-cell>
          <table:table-cell office:value-type="float" office:value="97.58" calcext:value-type="float">
            <text:p>97.58</text:p>
          </table:table-cell>
          <table:table-cell office:value-type="float" office:value="729.8" calcext:value-type="float">
            <text:p>729.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7174" calcext:value-type="float">
            <text:p>0.07174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06953" calcext:value-type="float">
            <text:p>0.06953</text:p>
          </table:table-cell>
        </table:table-row>
        <table:table-row table:style-name="ro1">
          <table:table-cell office:value-type="float" office:value="922577" calcext:value-type="float">
            <text:p>922577</text:p>
          </table:table-cell>
          <table:table-cell office:value-type="string" calcext:value-type="string">
            <text:p>B</text:p>
          </table:table-cell>
          <table:table-cell office:value-type="float" office:value="10.32" calcext:value-type="float">
            <text:p>10.32</text:p>
          </table:table-cell>
          <table:table-cell office:value-type="float" office:value="16.35" calcext:value-type="float">
            <text:p>16.35</text:p>
          </table:table-cell>
          <table:table-cell office:value-type="float" office:value="65.31" calcext:value-type="float">
            <text:p>65.31</text:p>
          </table:table-cell>
          <table:table-cell office:value-type="float" office:value="324.9" calcext:value-type="float">
            <text:p>324.9</text:p>
          </table:table-cell>
          <table:table-cell office:value-type="float" office:value="0.09434" calcext:value-type="float">
            <text:p>0.09434</text:p>
          </table:table-cell>
          <table:table-cell office:value-type="float" office:value="0.04994" calcext:value-type="float">
            <text:p>0.04994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967" calcext:value-type="float">
            <text:p>0.967</text:p>
          </table:table-cell>
          <table:table-cell office:value-type="float" office:value="1.356" calcext:value-type="float">
            <text:p>1.356</text:p>
          </table:table-cell>
          <table:table-cell office:value-type="float" office:value="12.97" calcext:value-type="float">
            <text:p>12.97</text:p>
          </table:table-cell>
          <table:table-cell office:value-type="float" office:value="0.007086" calcext:value-type="float">
            <text:p>0.007086</text:p>
          </table:table-cell>
          <table:table-cell office:value-type="float" office:value="0.007247" calcext:value-type="float">
            <text:p>0.007247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2606" calcext:value-type="float">
            <text:p>0.002606</text:p>
          </table:table-cell>
          <table:table-cell office:value-type="float" office:value="11.25" calcext:value-type="float">
            <text:p>11.25</text:p>
          </table:table-cell>
          <table:table-cell office:value-type="float" office:value="21.77" calcext:value-type="float">
            <text:p>21.77</text:p>
          </table:table-cell>
          <table:table-cell office:value-type="float" office:value="71.12" calcext:value-type="float">
            <text:p>71.12</text:p>
          </table:table-cell>
          <table:table-cell office:value-type="float" office:value="384.9" calcext:value-type="float">
            <text:p>384.9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08842" calcext:value-type="float">
            <text:p>0.08842</text:p>
          </table:table-cell>
          <table:table-cell office:value-type="float" office:value="0.04384" calcext:value-type="float">
            <text:p>0.04384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07399" calcext:value-type="float">
            <text:p>0.07399</text:p>
          </table:table-cell>
        </table:table-row>
        <table:table-row table:style-name="ro1">
          <table:table-cell office:value-type="float" office:value="922840" calcext:value-type="float">
            <text:p>922840</text:p>
          </table:table-cell>
          <table:table-cell office:value-type="string" calcext:value-type="string">
            <text:p>B</text:p>
          </table:table-cell>
          <table:table-cell office:value-type="float" office:value="10.26" calcext:value-type="float">
            <text:p>10.26</text:p>
          </table:table-cell>
          <table:table-cell office:value-type="float" office:value="16.58" calcext:value-type="float">
            <text:p>16.58</text:p>
          </table:table-cell>
          <table:table-cell office:value-type="float" office:value="65.85" calcext:value-type="float">
            <text:p>65.85</text:p>
          </table:table-cell>
          <table:table-cell office:value-type="float" office:value="320.8" calcext:value-type="float">
            <text:p>320.8</text:p>
          </table:table-cell>
          <table:table-cell office:value-type="float" office:value="0.08877" calcext:value-type="float">
            <text:p>0.08877</text:p>
          </table:table-cell>
          <table:table-cell office:value-type="float" office:value="0.08066" calcext:value-type="float">
            <text:p>0.08066</text:p>
          </table:table-cell>
          <table:table-cell office:value-type="float" office:value="0.04358" calcext:value-type="float">
            <text:p>0.04358</text:p>
          </table:table-cell>
          <table:table-cell office:value-type="float" office:value="0.02438" calcext:value-type="float">
            <text:p>0.02438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06714" calcext:value-type="float">
            <text:p>0.06714</text:p>
          </table:table-cell>
          <table:table-cell office:value-type="float" office:value="0.1144" calcext:value-type="float">
            <text:p>0.1144</text:p>
          </table:table-cell>
          <table:table-cell office:value-type="float" office:value="1.023" calcext:value-type="float">
            <text:p>1.023</text:p>
          </table:table-cell>
          <table:table-cell office:value-type="float" office:value="0.9887" calcext:value-type="float">
            <text:p>0.9887</text:p>
          </table:table-cell>
          <table:table-cell office:value-type="float" office:value="7.326" calcext:value-type="float">
            <text:p>7.326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10.83" calcext:value-type="float">
            <text:p>10.83</text:p>
          </table:table-cell>
          <table:table-cell office:value-type="float" office:value="22.04" calcext:value-type="float">
            <text:p>22.04</text:p>
          </table:table-cell>
          <table:table-cell office:value-type="float" office:value="71.08" calcext:value-type="float">
            <text:p>71.08</text:p>
          </table:table-cell>
          <table:table-cell office:value-type="float" office:value="357.4" calcext:value-type="float">
            <text:p>357.4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09479" calcext:value-type="float">
            <text:p>0.09479</text:p>
          </table:table-cell>
        </table:table-row>
        <table:table-row table:style-name="ro1">
          <table:table-cell office:value-type="float" office:value="923169" calcext:value-type="float">
            <text:p>923169</text:p>
          </table:table-cell>
          <table:table-cell office:value-type="string" calcext:value-type="string">
            <text:p>B</text:p>
          </table:table-cell>
          <table:table-cell office:value-type="float" office:value="9.683" calcext:value-type="float">
            <text:p>9.683</text:p>
          </table:table-cell>
          <table:table-cell office:value-type="float" office:value="19.34" calcext:value-type="float">
            <text:p>19.34</text:p>
          </table:table-cell>
          <table:table-cell office:value-type="float" office:value="61.05" calcext:value-type="float">
            <text:p>61.05</text:p>
          </table:table-cell>
          <table:table-cell office:value-type="float" office:value="285.7" calcext:value-type="float">
            <text:p>285.7</text:p>
          </table:table-cell>
          <table:table-cell office:value-type="float" office:value="0.08491" calcext:value-type="float">
            <text:p>0.08491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158" calcext:value-type="float">
            <text:p>0.158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2957" calcext:value-type="float">
            <text:p>0.2957</text:p>
          </table:table-cell>
          <table:table-cell office:value-type="float" office:value="1.363" calcext:value-type="float">
            <text:p>1.363</text:p>
          </table:table-cell>
          <table:table-cell office:value-type="float" office:value="2.054" calcext:value-type="float">
            <text:p>2.054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04154" calcext:value-type="float">
            <text:p>0.004154</text:p>
          </table:table-cell>
          <table:table-cell office:value-type="float" office:value="10.93" calcext:value-type="float">
            <text:p>10.93</text:p>
          </table:table-cell>
          <table:table-cell office:value-type="float" office:value="25.59" calcext:value-type="float">
            <text:p>25.59</text:p>
          </table:table-cell>
          <table:table-cell office:value-type="float" office:value="69.1" calcext:value-type="float">
            <text:p>69.1</text:p>
          </table:table-cell>
          <table:table-cell office:value-type="float" office:value="364.2" calcext:value-type="float">
            <text:p>364.2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9546" calcext:value-type="float">
            <text:p>0.09546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0792" calcext:value-type="float">
            <text:p>0.0792</text:p>
          </table:table-cell>
        </table:table-row>
        <table:table-row table:style-name="ro1">
          <table:table-cell office:value-type="float" office:value="923465" calcext:value-type="float">
            <text:p>923465</text:p>
          </table:table-cell>
          <table:table-cell office:value-type="string" calcext:value-type="string">
            <text:p>B</text:p>
          </table:table-cell>
          <table:table-cell office:value-type="float" office:value="10.82" calcext:value-type="float">
            <text:p>10.82</text:p>
          </table:table-cell>
          <table:table-cell office:value-type="float" office:value="24.21" calcext:value-type="float">
            <text:p>24.21</text:p>
          </table:table-cell>
          <table:table-cell office:value-type="float" office:value="68.89" calcext:value-type="float">
            <text:p>68.89</text:p>
          </table:table-cell>
          <table:table-cell office:value-type="float" office:value="361.6" calcext:value-type="float">
            <text:p>361.6</text:p>
          </table:table-cell>
          <table:table-cell office:value-type="float" office:value="0.08192" calcext:value-type="float">
            <text:p>0.08192</text:p>
          </table:table-cell>
          <table:table-cell office:value-type="float" office:value="0.06602" calcext:value-type="float">
            <text:p>0.06602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06328" calcext:value-type="float">
            <text:p>0.06328</text:p>
          </table:table-cell>
          <table:table-cell office:value-type="float" office:value="0.5196" calcext:value-type="float">
            <text:p>0.5196</text:p>
          </table:table-cell>
          <table:table-cell office:value-type="float" office:value="1.918" calcext:value-type="float">
            <text:p>1.918</text:p>
          </table:table-cell>
          <table:table-cell office:value-type="float" office:value="3.564" calcext:value-type="float">
            <text:p>3.564</text:p>
          </table:table-cell>
          <table:table-cell office:value-type="float" office:value="33" calcext:value-type="float">
            <text:p>33</text:p>
          </table:table-cell>
          <table:table-cell office:value-type="float" office:value="0.008263" calcext:value-type="float">
            <text:p>0.008263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13.03" calcext:value-type="float">
            <text:p>13.03</text:p>
          </table:table-cell>
          <table:table-cell office:value-type="float" office:value="31.45" calcext:value-type="float">
            <text:p>31.45</text:p>
          </table:table-cell>
          <table:table-cell office:value-type="float" office:value="83.9" calcext:value-type="float">
            <text:p>83.9</text:p>
          </table:table-cell>
          <table:table-cell office:value-type="float" office:value="505.6" calcext:value-type="float">
            <text:p>505.6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07626" calcext:value-type="float">
            <text:p>0.07626</text:p>
          </table:table-cell>
        </table:table-row>
        <table:table-row table:style-name="ro1">
          <table:table-cell office:value-type="float" office:value="923748" calcext:value-type="float">
            <text:p>923748</text:p>
          </table:table-cell>
          <table:table-cell office:value-type="string" calcext:value-type="string">
            <text:p>B</text:p>
          </table:table-cell>
          <table:table-cell office:value-type="float" office:value="10.86" calcext:value-type="float">
            <text:p>10.86</text:p>
          </table:table-cell>
          <table:table-cell office:value-type="float" office:value="21.48" calcext:value-type="float">
            <text:p>21.48</text:p>
          </table:table-cell>
          <table:table-cell office:value-type="float" office:value="68.51" calcext:value-type="float">
            <text:p>68.51</text:p>
          </table:table-cell>
          <table:table-cell office:value-type="float" office:value="360.5" calcext:value-type="float">
            <text:p>360.5</text:p>
          </table:table-cell>
          <table:table-cell office:value-type="float" office:value="0.07431" calcext:value-type="float">
            <text:p>0.07431</text:p>
          </table:table-cell>
          <table:table-cell office:value-type="float" office:value="0.04227" calcext:value-type="float">
            <text:p>0.0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5948" calcext:value-type="float">
            <text:p>0.05948</text:p>
          </table:table-cell>
          <table:table-cell office:value-type="float" office:value="0.3163" calcext:value-type="float">
            <text:p>0.3163</text:p>
          </table:table-cell>
          <table:table-cell office:value-type="float" office:value="1.304" calcext:value-type="float">
            <text:p>1.304</text:p>
          </table:table-cell>
          <table:table-cell office:value-type="float" office:value="2.115" calcext:value-type="float">
            <text:p>2.115</text:p>
          </table:table-cell>
          <table:table-cell office:value-type="float" office:value="20.67" calcext:value-type="float">
            <text:p>20.67</text:p>
          </table:table-cell>
          <table:table-cell office:value-type="float" office:value="0.009579" calcext:value-type="float">
            <text:p>0.009579</text:p>
          </table:table-cell>
          <table:table-cell office:value-type="float" office:value="0.01104" calcext:value-type="float">
            <text:p>0.0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4" calcext:value-type="float">
            <text:p>0.03004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11.66" calcext:value-type="float">
            <text:p>11.66</text:p>
          </table:table-cell>
          <table:table-cell office:value-type="float" office:value="24.77" calcext:value-type="float">
            <text:p>24.77</text:p>
          </table:table-cell>
          <table:table-cell office:value-type="float" office:value="74.08" calcext:value-type="float">
            <text:p>74.08</text:p>
          </table:table-cell>
          <table:table-cell office:value-type="float" office:value="412.3" calcext:value-type="float">
            <text:p>412.3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348" calcext:value-type="float">
            <text:p>0.07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06592" calcext:value-type="float">
            <text:p>0.06592</text:p>
          </table:table-cell>
        </table:table-row>
        <table:table-row table:style-name="ro1">
          <table:table-cell office:value-type="float" office:value="923780" calcext:value-type="float">
            <text:p>923780</text:p>
          </table:table-cell>
          <table:table-cell office:value-type="string" calcext:value-type="string">
            <text:p>B</text:p>
          </table:table-cell>
          <table:table-cell office:value-type="float" office:value="11.13" calcext:value-type="float">
            <text:p>11.13</text:p>
          </table:table-cell>
          <table:table-cell office:value-type="float" office:value="22.44" calcext:value-type="float">
            <text:p>22.44</text:p>
          </table:table-cell>
          <table:table-cell office:value-type="float" office:value="71.49" calcext:value-type="float">
            <text:p>71.49</text:p>
          </table:table-cell>
          <table:table-cell office:value-type="float" office:value="378.4" calcext:value-type="float">
            <text:p>378.4</text:p>
          </table:table-cell>
          <table:table-cell office:value-type="float" office:value="0.09566" calcext:value-type="float">
            <text:p>0.09566</text:p>
          </table:table-cell>
          <table:table-cell office:value-type="float" office:value="0.08194" calcext:value-type="float">
            <text:p>0.08194</text:p>
          </table:table-cell>
          <table:table-cell office:value-type="float" office:value="0.04824" calcext:value-type="float">
            <text:p>0.04824</text:p>
          </table:table-cell>
          <table:table-cell office:value-type="float" office:value="0.02257" calcext:value-type="float">
            <text:p>0.02257</text:p>
          </table:table-cell>
          <table:table-cell office:value-type="float" office:value="0.203" calcext:value-type="float">
            <text:p>0.203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28" calcext:value-type="float">
            <text:p>0.28</text:p>
          </table:table-cell>
          <table:table-cell office:value-type="float" office:value="1.467" calcext:value-type="float">
            <text:p>1.467</text:p>
          </table:table-cell>
          <table:table-cell office:value-type="float" office:value="1.994" calcext:value-type="float">
            <text:p>1.994</text:p>
          </table:table-cell>
          <table:table-cell office:value-type="float" office:value="17.85" calcext:value-type="float">
            <text:p>17.85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3051" calcext:value-type="float">
            <text:p>0.03051</text:p>
          </table:table-cell>
          <table:table-cell office:value-type="float" office:value="0.03445" calcext:value-type="float">
            <text:p>0.03445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004723" calcext:value-type="float">
            <text:p>0.004723</text:p>
          </table:table-cell>
          <table:table-cell office:value-type="float" office:value="12.02" calcext:value-type="float">
            <text:p>12.02</text:p>
          </table:table-cell>
          <table:table-cell office:value-type="float" office:value="28.26" calcext:value-type="float">
            <text:p>28.26</text:p>
          </table:table-cell>
          <table:table-cell office:value-type="float" office:value="77.8" calcext:value-type="float">
            <text:p>77.8</text:p>
          </table:table-cell>
          <table:table-cell office:value-type="float" office:value="436.6" calcext:value-type="float">
            <text:p>436.6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08032" calcext:value-type="float">
            <text:p>0.08032</text:p>
          </table:table-cell>
        </table:table-row>
        <table:table-row table:style-name="ro1">
          <table:table-cell office:value-type="float" office:value="924084" calcext:value-type="float">
            <text:p>924084</text:p>
          </table:table-cell>
          <table:table-cell office:value-type="string" calcext:value-type="string">
            <text:p>B</text:p>
          </table:table-cell>
          <table:table-cell office:value-type="float" office:value="12.77" calcext:value-type="float">
            <text:p>12.77</text:p>
          </table:table-cell>
          <table:table-cell office:value-type="float" office:value="29.43" calcext:value-type="float">
            <text:p>29.43</text:p>
          </table:table-cell>
          <table:table-cell office:value-type="float" office:value="81.35" calcext:value-type="float">
            <text:p>81.35</text:p>
          </table:table-cell>
          <table:table-cell office:value-type="float" office:value="507.9" calcext:value-type="float">
            <text:p>507.9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04234" calcext:value-type="float">
            <text:p>0.04234</text:p>
          </table:table-cell>
          <table:table-cell office:value-type="float" office:value="0.01997" calcext:value-type="float">
            <text:p>0.01997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5637" calcext:value-type="float">
            <text:p>0.05637</text:p>
          </table:table-cell>
          <table:table-cell office:value-type="float" office:value="0.2409" calcext:value-type="float">
            <text:p>0.2409</text:p>
          </table:table-cell>
          <table:table-cell office:value-type="float" office:value="1.367" calcext:value-type="float">
            <text:p>1.367</text:p>
          </table:table-cell>
          <table:table-cell office:value-type="float" office:value="1.477" calcext:value-type="float">
            <text:p>1.477</text:p>
          </table:table-cell>
          <table:table-cell office:value-type="float" office:value="18.76" calcext:value-type="float">
            <text:p>18.7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09305" calcext:value-type="float">
            <text:p>0.009305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13.87" calcext:value-type="float">
            <text:p>13.87</text:p>
          </table:table-cell>
          <table:table-cell office:value-type="float" office:value="36" calcext:value-type="float">
            <text:p>36</text:p>
          </table:table-cell>
          <table:table-cell office:value-type="float" office:value="88.1" calcext:value-type="float">
            <text:p>88.1</text:p>
          </table:table-cell>
          <table:table-cell office:value-type="float" office:value="594.7" calcext:value-type="float">
            <text:p>594.7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653" calcext:value-type="float">
            <text:p>0.08653</text:p>
          </table:table-cell>
          <table:table-cell office:value-type="float" office:value="0.06498" calcext:value-type="float">
            <text:p>0.06498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06484" calcext:value-type="float">
            <text:p>0.06484</text:p>
          </table:table-cell>
        </table:table-row>
        <table:table-row table:style-name="ro1">
          <table:table-cell office:value-type="float" office:value="924342" calcext:value-type="float">
            <text:p>924342</text:p>
          </table:table-cell>
          <table:table-cell office:value-type="string" calcext:value-type="string">
            <text:p>B</text:p>
          </table:table-cell>
          <table:table-cell office:value-type="float" office:value="9.333" calcext:value-type="float">
            <text:p>9.333</text:p>
          </table:table-cell>
          <table:table-cell office:value-type="float" office:value="21.94" calcext:value-type="float">
            <text:p>21.94</text:p>
          </table:table-cell>
          <table:table-cell office:value-type="float" office:value="59.01" calcext:value-type="float">
            <text:p>59.01</text:p>
          </table:table-cell>
          <table:table-cell office:value-type="float" office:value="264" calcext:value-type="float">
            <text:p>264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5605" calcext:value-type="float">
            <text:p>0.05605</text:p>
          </table:table-cell>
          <table:table-cell office:value-type="float" office:value="0.03996" calcext:value-type="float">
            <text:p>0.0399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3013" calcext:value-type="float">
            <text:p>0.3013</text:p>
          </table:table-cell>
          <table:table-cell office:value-type="float" office:value="1.879" calcext:value-type="float">
            <text:p>1.879</text:p>
          </table:table-cell>
          <table:table-cell office:value-type="float" office:value="2.121" calcext:value-type="float">
            <text:p>2.121</text:p>
          </table:table-cell>
          <table:table-cell office:value-type="float" office:value="17.86" calcext:value-type="float">
            <text:p>17.86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3996" calcext:value-type="float">
            <text:p>0.0399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3759" calcext:value-type="float">
            <text:p>0.03759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9.845" calcext:value-type="float">
            <text:p>9.845</text:p>
          </table:table-cell>
          <table:table-cell office:value-type="float" office:value="25.05" calcext:value-type="float">
            <text:p>25.05</text:p>
          </table:table-cell>
          <table:table-cell office:value-type="float" office:value="62.86" calcext:value-type="float">
            <text:p>62.86</text:p>
          </table:table-cell>
          <table:table-cell office:value-type="float" office:value="295.8" calcext:value-type="float">
            <text:p>295.8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8298" calcext:value-type="float">
            <text:p>0.08298</text:p>
          </table:table-cell>
          <table:table-cell office:value-type="float" office:value="0.07993" calcext:value-type="float">
            <text:p>0.07993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07393" calcext:value-type="float">
            <text:p>0.07393</text:p>
          </table:table-cell>
        </table:table-row>
        <table:table-row table:style-name="ro1">
          <table:table-cell office:value-type="float" office:value="924632" calcext:value-type="float">
            <text:p>924632</text:p>
          </table:table-cell>
          <table:table-cell office:value-type="string" calcext:value-type="string">
            <text:p>B</text:p>
          </table:table-cell>
          <table:table-cell office:value-type="float" office:value="12.88" calcext:value-type="float">
            <text:p>12.88</text:p>
          </table:table-cell>
          <table:table-cell office:value-type="float" office:value="28.92" calcext:value-type="float">
            <text:p>28.92</text:p>
          </table:table-cell>
          <table:table-cell office:value-type="float" office:value="82.5" calcext:value-type="float">
            <text:p>82.5</text:p>
          </table:table-cell>
          <table:table-cell office:value-type="float" office:value="514.3" calcext:value-type="float">
            <text:p>514.3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.05824" calcext:value-type="float">
            <text:p>0.05824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5708" calcext:value-type="float">
            <text:p>0.05708</text:p>
          </table:table-cell>
          <table:table-cell office:value-type="float" office:value="0.2116" calcext:value-type="float">
            <text:p>0.2116</text:p>
          </table:table-cell>
          <table:table-cell office:value-type="float" office:value="1.36" calcext:value-type="float">
            <text:p>1.36</text:p>
          </table:table-cell>
          <table:table-cell office:value-type="float" office:value="1.502" calcext:value-type="float">
            <text:p>1.502</text:p>
          </table:table-cell>
          <table:table-cell office:value-type="float" office:value="16.83" calcext:value-type="float">
            <text:p>16.83</text:p>
          </table:table-cell>
          <table:table-cell office:value-type="float" office:value="0.008412" calcext:value-type="float">
            <text:p>0.008412</text:p>
          </table:table-cell>
          <table:table-cell office:value-type="float" office:value="0.02153" calcext:value-type="float">
            <text:p>0.02153</text:p>
          </table:table-cell>
          <table:table-cell office:value-type="float" office:value="0.03898" calcext:value-type="float">
            <text:p>0.03898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13.89" calcext:value-type="float">
            <text:p>13.89</text:p>
          </table:table-cell>
          <table:table-cell office:value-type="float" office:value="35.74" calcext:value-type="float">
            <text:p>35.74</text:p>
          </table:table-cell>
          <table:table-cell office:value-type="float" office:value="88.84" calcext:value-type="float">
            <text:p>88.84</text:p>
          </table:table-cell>
          <table:table-cell office:value-type="float" office:value="595.7" calcext:value-type="float">
            <text:p>595.7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62" calcext:value-type="float">
            <text:p>0.16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07242" calcext:value-type="float">
            <text:p>0.07242</text:p>
          </table:table-cell>
        </table:table-row>
        <table:table-row table:style-name="ro1">
          <table:table-cell office:value-type="float" office:value="924934" calcext:value-type="float">
            <text:p>924934</text:p>
          </table:table-cell>
          <table:table-cell office:value-type="string" calcext:value-type="string">
            <text:p>B</text:p>
          </table:table-cell>
          <table:table-cell office:value-type="float" office:value="10.29" calcext:value-type="float">
            <text:p>10.29</text:p>
          </table:table-cell>
          <table:table-cell office:value-type="float" office:value="27.61" calcext:value-type="float">
            <text:p>27.61</text:p>
          </table:table-cell>
          <table:table-cell office:value-type="float" office:value="65.67" calcext:value-type="float">
            <text:p>65.67</text:p>
          </table:table-cell>
          <table:table-cell office:value-type="float" office:value="321.4" calcext:value-type="float">
            <text:p>321.4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7658" calcext:value-type="float">
            <text:p>0.07658</text:p>
          </table:table-cell>
          <table:table-cell office:value-type="float" office:value="0.05999" calcext:value-type="float">
            <text:p>0.05999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2199" calcext:value-type="float">
            <text:p>0.2199</text:p>
          </table:table-cell>
          <table:table-cell office:value-type="float" office:value="2.239" calcext:value-type="float">
            <text:p>2.239</text:p>
          </table:table-cell>
          <table:table-cell office:value-type="float" office:value="1.437" calcext:value-type="float">
            <text:p>1.437</text:p>
          </table:table-cell>
          <table:table-cell office:value-type="float" office:value="14.46" calcext:value-type="float">
            <text:p>14.46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4804" calcext:value-type="float">
            <text:p>0.04804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10.84" calcext:value-type="float">
            <text:p>10.84</text:p>
          </table:table-cell>
          <table:table-cell office:value-type="float" office:value="34.91" calcext:value-type="float">
            <text:p>34.91</text:p>
          </table:table-cell>
          <table:table-cell office:value-type="float" office:value="69.57" calcext:value-type="float">
            <text:p>69.57</text:p>
          </table:table-cell>
          <table:table-cell office:value-type="float" office:value="357.6" calcext:value-type="float">
            <text:p>357.6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171" calcext:value-type="float">
            <text:p>0.171</text:p>
          </table:table-cell>
          <table:table-cell office:value-type="float" office:value="0.2" calcext:value-type="float">
            <text:p>0.2</text:p>
          </table:table-cell>
          <table:table-cell office:value-type="float" office:value="0.09127" calcext:value-type="float">
            <text:p>0.09127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8283" calcext:value-type="float">
            <text:p>0.08283</text:p>
          </table:table-cell>
        </table:table-row>
        <table:table-row table:style-name="ro1">
          <table:table-cell office:value-type="float" office:value="924964" calcext:value-type="float">
            <text:p>924964</text:p>
          </table:table-cell>
          <table:table-cell office:value-type="string" calcext:value-type="string">
            <text:p>B</text:p>
          </table:table-cell>
          <table:table-cell office:value-type="float" office:value="10.16" calcext:value-type="float">
            <text:p>10.16</text:p>
          </table:table-cell>
          <table:table-cell office:value-type="float" office:value="19.59" calcext:value-type="float">
            <text:p>19.59</text:p>
          </table:table-cell>
          <table:table-cell office:value-type="float" office:value="64.73" calcext:value-type="float">
            <text:p>64.73</text:p>
          </table:table-cell>
          <table:table-cell office:value-type="float" office:value="311.7" calcext:value-type="float">
            <text:p>311.7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7504" calcext:value-type="float">
            <text:p>0.07504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06331" calcext:value-type="float">
            <text:p>0.06331</text:p>
          </table:table-cell>
          <table:table-cell office:value-type="float" office:value="0.2441" calcext:value-type="float">
            <text:p>0.2441</text:p>
          </table:table-cell>
          <table:table-cell office:value-type="float" office:value="2.09" calcext:value-type="float">
            <text:p>2.09</text:p>
          </table:table-cell>
          <table:table-cell office:value-type="float" office:value="1.648" calcext:value-type="float">
            <text:p>1.648</text:p>
          </table:table-cell>
          <table:table-cell office:value-type="float" office:value="16.8" calcext:value-type="float">
            <text:p>16.8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02278" calcext:value-type="float">
            <text:p>0.002278</text:p>
          </table:table-cell>
          <table:table-cell office:value-type="float" office:value="10.65" calcext:value-type="float">
            <text:p>10.65</text:p>
          </table:table-cell>
          <table:table-cell office:value-type="float" office:value="22.88" calcext:value-type="float">
            <text:p>22.88</text:p>
          </table:table-cell>
          <table:table-cell office:value-type="float" office:value="67.88" calcext:value-type="float">
            <text:p>67.88</text:p>
          </table:table-cell>
          <table:table-cell office:value-type="float" office:value="347.3" calcext:value-type="float">
            <text:p>347.3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2" calcext:value-type="float">
            <text:p>0.12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2232" calcext:value-type="float">
            <text:p>0.0223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06742" calcext:value-type="float">
            <text:p>0.06742</text:p>
          </table:table-cell>
        </table:table-row>
        <table:table-row table:style-name="ro1">
          <table:table-cell office:value-type="float" office:value="925236" calcext:value-type="float">
            <text:p>925236</text:p>
          </table:table-cell>
          <table:table-cell office:value-type="string" calcext:value-type="string">
            <text:p>B</text:p>
          </table:table-cell>
          <table:table-cell office:value-type="float" office:value="9.423" calcext:value-type="float">
            <text:p>9.423</text:p>
          </table:table-cell>
          <table:table-cell office:value-type="float" office:value="27.88" calcext:value-type="float">
            <text:p>27.88</text:p>
          </table:table-cell>
          <table:table-cell office:value-type="float" office:value="59.26" calcext:value-type="float">
            <text:p>59.26</text:p>
          </table:table-cell>
          <table:table-cell office:value-type="float" office:value="271.3" calcext:value-type="float">
            <text:p>271.3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.04971" calcext:value-type="float">
            <text:p>0.04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5375" calcext:value-type="float">
            <text:p>0.5375</text:p>
          </table:table-cell>
          <table:table-cell office:value-type="float" office:value="2.927" calcext:value-type="float">
            <text:p>2.927</text:p>
          </table:table-cell>
          <table:table-cell office:value-type="float" office:value="3.618" calcext:value-type="float">
            <text:p>3.618</text:p>
          </table:table-cell>
          <table:table-cell office:value-type="float" office:value="29.11" calcext:value-type="float">
            <text:p>29.1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1124" calcext:value-type="float">
            <text:p>0.01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4" calcext:value-type="float">
            <text:p>0.03004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10.49" calcext:value-type="float">
            <text:p>10.49</text:p>
          </table:table-cell>
          <table:table-cell office:value-type="float" office:value="34.24" calcext:value-type="float">
            <text:p>34.24</text:p>
          </table:table-cell>
          <table:table-cell office:value-type="float" office:value="66.5" calcext:value-type="float">
            <text:p>66.5</text:p>
          </table:table-cell>
          <table:table-cell office:value-type="float" office:value="330.6" calcext:value-type="float">
            <text:p>330.6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7158" calcext:value-type="float">
            <text:p>0.07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6969" calcext:value-type="float">
            <text:p>0.06969</text:p>
          </table:table-cell>
        </table:table-row>
        <table:table-row table:style-name="ro1">
          <table:table-cell office:value-type="float" office:value="925277" calcext:value-type="float">
            <text:p>925277</text:p>
          </table:table-cell>
          <table:table-cell office:value-type="string" calcext:value-type="string">
            <text:p>B</text:p>
          </table:table-cell>
          <table:table-cell office:value-type="float" office:value="14.59" calcext:value-type="float">
            <text:p>14.59</text:p>
          </table:table-cell>
          <table:table-cell office:value-type="float" office:value="22.68" calcext:value-type="float">
            <text:p>22.68</text:p>
          </table:table-cell>
          <table:table-cell office:value-type="float" office:value="96.39" calcext:value-type="float">
            <text:p>96.39</text:p>
          </table:table-cell>
          <table:table-cell office:value-type="float" office:value="657.1" calcext:value-type="float">
            <text:p>657.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06147" calcext:value-type="float">
            <text:p>0.06147</text:p>
          </table:table-cell>
          <table:table-cell office:value-type="float" office:value="0.2254" calcext:value-type="float">
            <text:p>0.2254</text:p>
          </table:table-cell>
          <table:table-cell office:value-type="float" office:value="1.108" calcext:value-type="float">
            <text:p>1.108</text:p>
          </table:table-cell>
          <table:table-cell office:value-type="float" office:value="2.224" calcext:value-type="float">
            <text:p>2.224</text:p>
          </table:table-cell>
          <table:table-cell office:value-type="float" office:value="19.54" calcext:value-type="float">
            <text:p>19.54</text:p>
          </table:table-cell>
          <table:table-cell office:value-type="float" office:value="0.004242" calcext:value-type="float">
            <text:p>0.004242</text:p>
          </table:table-cell>
          <table:table-cell office:value-type="float" office:value="0.04639" calcext:value-type="float">
            <text:p>0.04639</text:p>
          </table:table-cell>
          <table:table-cell office:value-type="float" office:value="0.06578" calcext:value-type="float">
            <text:p>0.06578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15.48" calcext:value-type="float">
            <text:p>15.48</text:p>
          </table:table-cell>
          <table:table-cell office:value-type="float" office:value="27.27" calcext:value-type="float">
            <text:p>27.27</text:p>
          </table:table-cell>
          <table:table-cell office:value-type="float" office:value="105.9" calcext:value-type="float">
            <text:p>105.9</text:p>
          </table:table-cell>
          <table:table-cell office:value-type="float" office:value="733.5" calcext:value-type="float">
            <text:p>733.5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8004" calcext:value-type="float">
            <text:p>0.08004</text:p>
          </table:table-cell>
        </table:table-row>
        <table:table-row table:style-name="ro1">
          <table:table-cell office:value-type="float" office:value="925291" calcext:value-type="float">
            <text:p>925291</text:p>
          </table:table-cell>
          <table:table-cell office:value-type="string" calcext:value-type="string">
            <text:p>B</text:p>
          </table:table-cell>
          <table:table-cell office:value-type="float" office:value="11.51" calcext:value-type="float">
            <text:p>11.51</text:p>
          </table:table-cell>
          <table:table-cell office:value-type="float" office:value="23.93" calcext:value-type="float">
            <text:p>23.93</text:p>
          </table:table-cell>
          <table:table-cell office:value-type="float" office:value="74.52" calcext:value-type="float">
            <text:p>74.52</text:p>
          </table:table-cell>
          <table:table-cell office:value-type="float" office:value="403.5" calcext:value-type="float">
            <text:p>403.5</text:p>
          </table:table-cell>
          <table:table-cell office:value-type="float" office:value="0.09261" calcext:value-type="float">
            <text:p>0.09261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04105" calcext:value-type="float">
            <text:p>0.04105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2388" calcext:value-type="float">
            <text:p>0.2388</text:p>
          </table:table-cell>
          <table:table-cell office:value-type="float" office:value="2.904" calcext:value-type="float">
            <text:p>2.904</text:p>
          </table:table-cell>
          <table:table-cell office:value-type="float" office:value="1.936" calcext:value-type="float">
            <text:p>1.936</text:p>
          </table:table-cell>
          <table:table-cell office:value-type="float" office:value="16.97" calcext:value-type="float">
            <text:p>16.97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5738" calcext:value-type="float">
            <text:p>0.05738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04738" calcext:value-type="float">
            <text:p>0.004738</text:p>
          </table:table-cell>
          <table:table-cell office:value-type="float" office:value="12.48" calcext:value-type="float">
            <text:p>12.48</text:p>
          </table:table-cell>
          <table:table-cell office:value-type="float" office:value="37.16" calcext:value-type="float">
            <text:p>37.16</text:p>
          </table:table-cell>
          <table:table-cell office:value-type="float" office:value="82.28" calcext:value-type="float">
            <text:p>82.28</text:p>
          </table:table-cell>
          <table:table-cell office:value-type="float" office:value="474.2" calcext:value-type="float">
            <text:p>474.2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653" calcext:value-type="float">
            <text:p>0.09653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08732" calcext:value-type="float">
            <text:p>0.08732</text:p>
          </table:table-cell>
        </table:table-row>
        <table:table-row table:style-name="ro1">
          <table:table-cell office:value-type="float" office:value="925292" calcext:value-type="float">
            <text:p>925292</text:p>
          </table:table-cell>
          <table:table-cell office:value-type="string" calcext:value-type="string">
            <text:p>B</text:p>
          </table:table-cell>
          <table:table-cell office:value-type="float" office:value="14.05" calcext:value-type="float">
            <text:p>14.05</text:p>
          </table:table-cell>
          <table:table-cell office:value-type="float" office:value="27.15" calcext:value-type="float">
            <text:p>27.15</text:p>
          </table:table-cell>
          <table:table-cell office:value-type="float" office:value="91.38" calcext:value-type="float">
            <text:p>91.38</text:p>
          </table:table-cell>
          <table:table-cell office:value-type="float" office:value="600.4" calcext:value-type="float">
            <text:p>600.4</text:p>
          </table:table-cell>
          <table:table-cell office:value-type="float" office:value="0.09929" calcext:value-type="float">
            <text:p>0.09929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4462" calcext:value-type="float">
            <text:p>0.04462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06171" calcext:value-type="float">
            <text:p>0.06171</text:p>
          </table:table-cell>
          <table:table-cell office:value-type="float" office:value="0.3645" calcext:value-type="float">
            <text:p>0.3645</text:p>
          </table:table-cell>
          <table:table-cell office:value-type="float" office:value="1.492" calcext:value-type="float">
            <text:p>1.492</text:p>
          </table:table-cell>
          <table:table-cell office:value-type="float" office:value="2.888" calcext:value-type="float">
            <text:p>2.888</text:p>
          </table:table-cell>
          <table:table-cell office:value-type="float" office:value="29.84" calcext:value-type="float">
            <text:p>29.84</text:p>
          </table:table-cell>
          <table:table-cell office:value-type="float" office:value="0.007256" calcext:value-type="float">
            <text:p>0.007256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05304" calcext:value-type="float">
            <text:p>0.005304</text:p>
          </table:table-cell>
          <table:table-cell office:value-type="float" office:value="15.3" calcext:value-type="float">
            <text:p>15.3</text:p>
          </table:table-cell>
          <table:table-cell office:value-type="float" office:value="33.17" calcext:value-type="float">
            <text:p>33.17</text:p>
          </table:table-cell>
          <table:table-cell office:value-type="float" office:value="100.2" calcext:value-type="float">
            <text:p>100.2</text:p>
          </table:table-cell>
          <table:table-cell office:value-type="float" office:value="706.7" calcext:value-type="float">
            <text:p>706.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225" calcext:value-type="float">
            <text:p>0.225</text:p>
          </table:table-cell>
          <table:table-cell office:value-type="float" office:value="0.08321" calcext:value-type="float">
            <text:p>0.08321</text:p>
          </table:table-cell>
        </table:table-row>
        <table:table-row table:style-name="ro1">
          <table:table-cell office:value-type="float" office:value="925311" calcext:value-type="float">
            <text:p>925311</text:p>
          </table:table-cell>
          <table:table-cell office:value-type="string" calcext:value-type="string">
            <text:p>B</text:p>
          </table:table-cell>
          <table:table-cell office:value-type="float" office:value="11.2" calcext:value-type="float">
            <text:p>11.2</text:p>
          </table:table-cell>
          <table:table-cell office:value-type="float" office:value="29.37" calcext:value-type="float">
            <text:p>29.37</text:p>
          </table:table-cell>
          <table:table-cell office:value-type="float" office:value="70.67" calcext:value-type="float">
            <text:p>70.67</text:p>
          </table:table-cell>
          <table:table-cell office:value-type="float" office:value="386" calcext:value-type="float">
            <text:p>386</text:p>
          </table:table-cell>
          <table:table-cell office:value-type="float" office:value="0.07449" calcext:value-type="float">
            <text:p>0.07449</text:p>
          </table:table-cell>
          <table:table-cell office:value-type="float" office:value="0.03558" calcext:value-type="float">
            <text:p>0.0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5502" calcext:value-type="float">
            <text:p>0.05502</text:p>
          </table:table-cell>
          <table:table-cell office:value-type="float" office:value="0.3141" calcext:value-type="float">
            <text:p>0.3141</text:p>
          </table:table-cell>
          <table:table-cell office:value-type="float" office:value="3.896" calcext:value-type="float">
            <text:p>3.896</text:p>
          </table:table-cell>
          <table:table-cell office:value-type="float" office:value="2.041" calcext:value-type="float">
            <text:p>2.041</text:p>
          </table:table-cell>
          <table:table-cell office:value-type="float" office:value="22.81" calcext:value-type="float">
            <text:p>22.81</text:p>
          </table:table-cell>
          <table:table-cell office:value-type="float" office:value="0.007594" calcext:value-type="float">
            <text:p>0.007594</text:p>
          </table:table-cell>
          <table:table-cell office:value-type="float" office:value="0.008878" calcext:value-type="float">
            <text:p>0.008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11.92" calcext:value-type="float">
            <text:p>11.92</text:p>
          </table:table-cell>
          <table:table-cell office:value-type="float" office:value="38.3" calcext:value-type="float">
            <text:p>38.3</text:p>
          </table:table-cell>
          <table:table-cell office:value-type="float" office:value="75.19" calcext:value-type="float">
            <text:p>75.19</text:p>
          </table:table-cell>
          <table:table-cell office:value-type="float" office:value="439.6" calcext:value-type="float">
            <text:p>439.6</text:p>
          </table:table-cell>
          <table:table-cell office:value-type="float" office:value="0.09267" calcext:value-type="float">
            <text:p>0.09267</text:p>
          </table:table-cell>
          <table:table-cell office:value-type="float" office:value="0.05494" calcext:value-type="float">
            <text:p>0.05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5905" calcext:value-type="float">
            <text:p>0.05905</text:p>
          </table:table-cell>
        </table:table-row>
        <table:table-row table:style-name="ro1">
          <table:table-cell office:value-type="float" office:value="925622" calcext:value-type="float">
            <text:p>925622</text:p>
          </table:table-cell>
          <table:table-cell office:value-type="string" calcext:value-type="string">
            <text:p>M</text:p>
          </table:table-cell>
          <table:table-cell office:value-type="float" office:value="15.22" calcext:value-type="float">
            <text:p>15.22</text:p>
          </table:table-cell>
          <table:table-cell office:value-type="float" office:value="30.62" calcext:value-type="float">
            <text:p>30.62</text:p>
          </table:table-cell>
          <table:table-cell office:value-type="float" office:value="103.4" calcext:value-type="float">
            <text:p>103.4</text:p>
          </table:table-cell>
          <table:table-cell office:value-type="float" office:value="716.9" calcext:value-type="float">
            <text:p>716.9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429" calcext:value-type="float">
            <text:p>0.09429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7152" calcext:value-type="float">
            <text:p>0.07152</text:p>
          </table:table-cell>
          <table:table-cell office:value-type="float" office:value="0.2602" calcext:value-type="float">
            <text:p>0.2602</text:p>
          </table:table-cell>
          <table:table-cell office:value-type="float" office:value="1.205" calcext:value-type="float">
            <text:p>1.205</text:p>
          </table:table-cell>
          <table:table-cell office:value-type="float" office:value="2.362" calcext:value-type="float">
            <text:p>2.362</text:p>
          </table:table-cell>
          <table:table-cell office:value-type="float" office:value="22.65" calcext:value-type="float">
            <text:p>22.65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0.04844" calcext:value-type="float">
            <text:p>0.04844</text:p>
          </table:table-cell>
          <table:table-cell office:value-type="float" office:value="0.07359" calcext:value-type="float">
            <text:p>0.07359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06142" calcext:value-type="float">
            <text:p>0.006142</text:p>
          </table:table-cell>
          <table:table-cell office:value-type="float" office:value="17.52" calcext:value-type="float">
            <text:p>17.52</text:p>
          </table:table-cell>
          <table:table-cell office:value-type="float" office:value="42.79" calcext:value-type="float">
            <text:p>42.79</text:p>
          </table:table-cell>
          <table:table-cell office:value-type="float" office:value="128.7" calcext:value-type="float">
            <text:p>128.7</text:p>
          </table:table-cell>
          <table:table-cell office:value-type="float" office:value="915" calcext:value-type="float">
            <text:p>915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7917" calcext:value-type="float">
            <text:p>0.7917</text:p>
          </table:table-cell>
          <table:table-cell office:value-type="float" office:value="1.17" calcext:value-type="float">
            <text:p>1.17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1409" calcext:value-type="float">
            <text:p>0.1409</text:p>
          </table:table-cell>
        </table:table-row>
        <table:table-row table:style-name="ro1">
          <table:table-cell office:value-type="float" office:value="926125" calcext:value-type="float">
            <text:p>926125</text:p>
          </table:table-cell>
          <table:table-cell office:value-type="string" calcext:value-type="string">
            <text:p>M</text:p>
          </table:table-cell>
          <table:table-cell office:value-type="float" office:value="20.92" calcext:value-type="float">
            <text:p>20.92</text:p>
          </table:table-cell>
          <table:table-cell office:value-type="float" office:value="25.09" calcext:value-type="float">
            <text:p>25.09</text:p>
          </table:table-cell>
          <table:table-cell office:value-type="float" office:value="143" calcext:value-type="float">
            <text:p>143</text:p>
          </table:table-cell>
          <table:table-cell office:value-type="float" office:value="1347" calcext:value-type="float">
            <text:p>134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06879" calcext:value-type="float">
            <text:p>0.06879</text:p>
          </table:table-cell>
          <table:table-cell office:value-type="float" office:value="0.9622" calcext:value-type="float">
            <text:p>0.9622</text:p>
          </table:table-cell>
          <table:table-cell office:value-type="float" office:value="1.026" calcext:value-type="float">
            <text:p>1.026</text:p>
          </table:table-cell>
          <table:table-cell office:value-type="float" office:value="8.758" calcext:value-type="float">
            <text:p>8.758</text:p>
          </table:table-cell>
          <table:table-cell office:value-type="float" office:value="118.8" calcext:value-type="float">
            <text:p>118.8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7845" calcext:value-type="float">
            <text:p>0.07845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6213" calcext:value-type="float">
            <text:p>0.006213</text:p>
          </table:table-cell>
          <table:table-cell office:value-type="float" office:value="24.29" calcext:value-type="float">
            <text:p>24.29</text:p>
          </table:table-cell>
          <table:table-cell office:value-type="float" office:value="29.41" calcext:value-type="float">
            <text:p>29.41</text:p>
          </table:table-cell>
          <table:table-cell office:value-type="float" office:value="179.1" calcext:value-type="float">
            <text:p>179.1</text:p>
          </table:table-cell>
          <table:table-cell office:value-type="float" office:value="1819" calcext:value-type="float">
            <text:p>1819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186" calcext:value-type="float">
            <text:p>0.4186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09873" calcext:value-type="float">
            <text:p>0.09873</text:p>
          </table:table-cell>
        </table:table-row>
        <table:table-row table:style-name="ro1">
          <table:table-cell office:value-type="float" office:value="926424" calcext:value-type="float">
            <text:p>926424</text:p>
          </table:table-cell>
          <table:table-cell office:value-type="string" calcext:value-type="string">
            <text:p>M</text:p>
          </table:table-cell>
          <table:table-cell office:value-type="float" office:value="21.56" calcext:value-type="float">
            <text:p>21.56</text:p>
          </table:table-cell>
          <table:table-cell office:value-type="float" office:value="22.39" calcext:value-type="float">
            <text:p>22.39</text:p>
          </table:table-cell>
          <table:table-cell office:value-type="float" office:value="142" calcext:value-type="float">
            <text:p>142</text:p>
          </table:table-cell>
          <table:table-cell office:value-type="float" office:value="1479" calcext:value-type="float">
            <text:p>147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05623" calcext:value-type="float">
            <text:p>0.05623</text:p>
          </table:table-cell>
          <table:table-cell office:value-type="float" office:value="1.176" calcext:value-type="float">
            <text:p>1.176</text:p>
          </table:table-cell>
          <table:table-cell office:value-type="float" office:value="1.256" calcext:value-type="float">
            <text:p>1.256</text:p>
          </table:table-cell>
          <table:table-cell office:value-type="float" office:value="7.673" calcext:value-type="float">
            <text:p>7.673</text:p>
          </table:table-cell>
          <table:table-cell office:value-type="float" office:value="158.7" calcext:value-type="float">
            <text:p>158.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2891" calcext:value-type="float">
            <text:p>0.02891</text:p>
          </table:table-cell>
          <table:table-cell office:value-type="float" office:value="0.05198" calcext:value-type="float">
            <text:p>0.05198</text:p>
          </table:table-cell>
          <table:table-cell office:value-type="float" office:value="0.02454" calcext:value-type="float">
            <text:p>0.02454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25.45" calcext:value-type="float">
            <text:p>25.45</text:p>
          </table:table-cell>
          <table:table-cell office:value-type="float" office:value="26.4" calcext:value-type="float">
            <text:p>26.4</text:p>
          </table:table-cell>
          <table:table-cell office:value-type="float" office:value="166.1" calcext:value-type="float">
            <text:p>166.1</text:p>
          </table:table-cell>
          <table:table-cell office:value-type="float" office:value="2027" calcext:value-type="float">
            <text:p>2027</text:p>
          </table:table-cell>
          <table:table-cell office:value-type="float" office:value="0.141" calcext:value-type="float">
            <text:p>0.141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7115" calcext:value-type="float">
            <text:p>0.07115</text:p>
          </table:table-cell>
        </table:table-row>
        <table:table-row table:style-name="ro1">
          <table:table-cell office:value-type="float" office:value="926682" calcext:value-type="float">
            <text:p>926682</text:p>
          </table:table-cell>
          <table:table-cell office:value-type="string" calcext:value-type="string">
            <text:p>M</text:p>
          </table:table-cell>
          <table:table-cell office:value-type="float" office:value="20.13" calcext:value-type="float">
            <text:p>20.13</text:p>
          </table:table-cell>
          <table:table-cell office:value-type="float" office:value="28.25" calcext:value-type="float">
            <text:p>28.25</text:p>
          </table:table-cell>
          <table:table-cell office:value-type="float" office:value="131.2" calcext:value-type="float">
            <text:p>131.2</text:p>
          </table:table-cell>
          <table:table-cell office:value-type="float" office:value="1261" calcext:value-type="float">
            <text:p>1261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44" calcext:value-type="float">
            <text:p>0.144</text:p>
          </table:table-cell>
          <table:table-cell office:value-type="float" office:value="0.09791" calcext:value-type="float">
            <text:p>0.09791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05533" calcext:value-type="float">
            <text:p>0.05533</text:p>
          </table:table-cell>
          <table:table-cell office:value-type="float" office:value="0.7655" calcext:value-type="float">
            <text:p>0.7655</text:p>
          </table:table-cell>
          <table:table-cell office:value-type="float" office:value="2.463" calcext:value-type="float">
            <text:p>2.463</text:p>
          </table:table-cell>
          <table:table-cell office:value-type="float" office:value="5.203" calcext:value-type="float">
            <text:p>5.203</text:p>
          </table:table-cell>
          <table:table-cell office:value-type="float" office:value="99.04" calcext:value-type="float">
            <text:p>99.04</text:p>
          </table:table-cell>
          <table:table-cell office:value-type="float" office:value="0.005769" calcext:value-type="float">
            <text:p>0.005769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23.69" calcext:value-type="float">
            <text:p>23.69</text:p>
          </table:table-cell>
          <table:table-cell office:value-type="float" office:value="38.25" calcext:value-type="float">
            <text:p>38.25</text:p>
          </table:table-cell>
          <table:table-cell office:value-type="float" office:value="155" calcext:value-type="float">
            <text:p>155</text:p>
          </table:table-cell>
          <table:table-cell office:value-type="float" office:value="1731" calcext:value-type="float">
            <text:p>1731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06637" calcext:value-type="float">
            <text:p>0.06637</text:p>
          </table:table-cell>
        </table:table-row>
        <table:table-row table:style-name="ro1">
          <table:table-cell office:value-type="float" office:value="926954" calcext:value-type="float">
            <text:p>926954</text:p>
          </table:table-cell>
          <table:table-cell office:value-type="string" calcext:value-type="string">
            <text:p>M</text:p>
          </table:table-cell>
          <table:table-cell office:value-type="float" office:value="16.6" calcext:value-type="float">
            <text:p>16.6</text:p>
          </table:table-cell>
          <table:table-cell office:value-type="float" office:value="28.08" calcext:value-type="float">
            <text:p>28.08</text:p>
          </table:table-cell>
          <table:table-cell office:value-type="float" office:value="108.3" calcext:value-type="float">
            <text:p>108.3</text:p>
          </table:table-cell>
          <table:table-cell office:value-type="float" office:value="858.1" calcext:value-type="float">
            <text:p>858.1</text:p>
          </table:table-cell>
          <table:table-cell office:value-type="float" office:value="0.08455" calcext:value-type="float">
            <text:p>0.08455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05302" calcext:value-type="float">
            <text:p>0.05302</text:p>
          </table:table-cell>
          <table:table-cell office:value-type="float" office:value="0.159" calcext:value-type="float">
            <text:p>0.159</text:p>
          </table:table-cell>
          <table:table-cell office:value-type="float" office:value="0.05648" calcext:value-type="float">
            <text:p>0.05648</text:p>
          </table:table-cell>
          <table:table-cell office:value-type="float" office:value="0.4564" calcext:value-type="float">
            <text:p>0.4564</text:p>
          </table:table-cell>
          <table:table-cell office:value-type="float" office:value="1.075" calcext:value-type="float">
            <text:p>1.075</text:p>
          </table:table-cell>
          <table:table-cell office:value-type="float" office:value="3.425" calcext:value-type="float">
            <text:p>3.425</text:p>
          </table:table-cell>
          <table:table-cell office:value-type="float" office:value="48.55" calcext:value-type="float">
            <text:p>48.55</text:p>
          </table:table-cell>
          <table:table-cell office:value-type="float" office:value="0.005903" calcext:value-type="float">
            <text:p>0.005903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18.98" calcext:value-type="float">
            <text:p>18.98</text:p>
          </table:table-cell>
          <table:table-cell office:value-type="float" office:value="34.12" calcext:value-type="float">
            <text:p>34.12</text:p>
          </table:table-cell>
          <table:table-cell office:value-type="float" office:value="126.7" calcext:value-type="float">
            <text:p>126.7</text:p>
          </table:table-cell>
          <table:table-cell office:value-type="float" office:value="1124" calcext:value-type="float">
            <text:p>1124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float" office:value="927241" calcext:value-type="float">
            <text:p>927241</text:p>
          </table:table-cell>
          <table:table-cell office:value-type="string" calcext:value-type="string">
            <text:p>M</text:p>
          </table:table-cell>
          <table:table-cell office:value-type="float" office:value="20.6" calcext:value-type="float">
            <text:p>20.6</text:p>
          </table:table-cell>
          <table:table-cell office:value-type="float" office:value="29.33" calcext:value-type="float">
            <text:p>29.33</text:p>
          </table:table-cell>
          <table:table-cell office:value-type="float" office:value="140.1" calcext:value-type="float">
            <text:p>140.1</text:p>
          </table:table-cell>
          <table:table-cell office:value-type="float" office:value="1265" calcext:value-type="float">
            <text:p>1265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152" calcext:value-type="float">
            <text:p>0.152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07016" calcext:value-type="float">
            <text:p>0.07016</text:p>
          </table:table-cell>
          <table:table-cell office:value-type="float" office:value="0.726" calcext:value-type="float">
            <text:p>0.726</text:p>
          </table:table-cell>
          <table:table-cell office:value-type="float" office:value="1.595" calcext:value-type="float">
            <text:p>1.595</text:p>
          </table:table-cell>
          <table:table-cell office:value-type="float" office:value="5.772" calcext:value-type="float">
            <text:p>5.772</text:p>
          </table:table-cell>
          <table:table-cell office:value-type="float" office:value="86.22" calcext:value-type="float">
            <text:p>86.22</text:p>
          </table:table-cell>
          <table:table-cell office:value-type="float" office:value="0.006522" calcext:value-type="float">
            <text:p>0.006522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07117" calcext:value-type="float">
            <text:p>0.07117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06185" calcext:value-type="float">
            <text:p>0.006185</text:p>
          </table:table-cell>
          <table:table-cell office:value-type="float" office:value="25.74" calcext:value-type="float">
            <text:p>25.74</text:p>
          </table:table-cell>
          <table:table-cell office:value-type="float" office:value="39.42" calcext:value-type="float">
            <text:p>39.42</text:p>
          </table:table-cell>
          <table:table-cell office:value-type="float" office:value="184.6" calcext:value-type="float">
            <text:p>184.6</text:p>
          </table:table-cell>
          <table:table-cell office:value-type="float" office:value="1821" calcext:value-type="float">
            <text:p>1821</text:p>
          </table:table-cell>
          <table:table-cell office:value-type="float" office:value="0.165" calcext:value-type="float">
            <text:p>0.16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92751" calcext:value-type="float">
            <text:p>92751</text:p>
          </table:table-cell>
          <table:table-cell office:value-type="string" calcext:value-type="string">
            <text:p>B</text:p>
          </table:table-cell>
          <table:table-cell office:value-type="float" office:value="7.76" calcext:value-type="float">
            <text:p>7.76</text:p>
          </table:table-cell>
          <table:table-cell office:value-type="float" office:value="24.54" calcext:value-type="float">
            <text:p>24.54</text:p>
          </table:table-cell>
          <table:table-cell office:value-type="float" office:value="47.92" calcext:value-type="float">
            <text:p>47.92</text:p>
          </table:table-cell>
          <table:table-cell office:value-type="float" office:value="181" calcext:value-type="float">
            <text:p>181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4362" calcext:value-type="float">
            <text:p>0.0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3857" calcext:value-type="float">
            <text:p>0.3857</text:p>
          </table:table-cell>
          <table:table-cell office:value-type="float" office:value="1.428" calcext:value-type="float">
            <text:p>1.428</text:p>
          </table:table-cell>
          <table:table-cell office:value-type="float" office:value="2.548" calcext:value-type="float">
            <text:p>2.548</text:p>
          </table:table-cell>
          <table:table-cell office:value-type="float" office:value="19.15" calcext:value-type="float">
            <text:p>19.15</text:p>
          </table:table-cell>
          <table:table-cell office:value-type="float" office:value="0.007189" calcext:value-type="float">
            <text:p>0.007189</text:p>
          </table:table-cell>
          <table:table-cell office:value-type="float" office:value="0.00466" calcext:value-type="float">
            <text:p>0.0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9.456" calcext:value-type="float">
            <text:p>9.456</text:p>
          </table:table-cell>
          <table:table-cell office:value-type="float" office:value="30.37" calcext:value-type="float">
            <text:p>30.37</text:p>
          </table:table-cell>
          <table:table-cell office:value-type="float" office:value="59.16" calcext:value-type="float">
            <text:p>59.16</text:p>
          </table:table-cell>
          <table:table-cell office:value-type="float" office:value="268.6" calcext:value-type="float">
            <text:p>268.6</text:p>
          </table:table-cell>
          <table:table-cell office:value-type="float" office:value="0.08996" calcext:value-type="float">
            <text:p>0.08996</text:p>
          </table:table-cell>
          <table:table-cell office:value-type="float" office:value="0.06444" calcext:value-type="float">
            <text:p>0.06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07039" calcext:value-type="float">
            <text:p>0.0703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formula="of:=AVERAGE( [.C2:.C570])" office:value-type="float" office:value="14.1272917398946" calcext:value-type="float">
            <text:p>14.127291739894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table:formula="of:=STDEV( [.C2:.C570])" office:value-type="float" office:value="3.52404882621208" calcext:value-type="float">
            <text:p>3.52404882621208</text:p>
          </table:table-cell>
          <table:table-cell table:number-columns-repeated="29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mean_radius</text:p>
          </table:table-cell>
          <table:table-cell table:number-columns-repeated="29"/>
        </table:table-row>
        <table:table-row table:style-name="ro1">
          <table:table-cell office:value-type="float" office:value="842302" calcext:value-type="float">
            <text:p>842302</text:p>
          </table:table-cell>
          <table:table-cell office:value-type="string" calcext:value-type="string">
            <text:p>M</text:p>
          </table:table-cell>
          <table:table-cell table:formula="of:=([.C2]-[.$C$572])/[.$C$573]" office:value-type="float" office:value="1.09609952943171" calcext:value-type="float">
            <text:p>1.09609952943171</text:p>
          </table:table-cell>
          <table:table-cell table:number-columns-repeated="29"/>
        </table:table-row>
        <table:table-row table:style-name="ro1">
          <table:table-cell office:value-type="float" office:value="842517" calcext:value-type="float">
            <text:p>842517</text:p>
          </table:table-cell>
          <table:table-cell office:value-type="string" calcext:value-type="string">
            <text:p>M</text:p>
          </table:table-cell>
          <table:table-cell table:formula="of:=([.C3]-[.$C$572])/[.$C$573]" office:value-type="float" office:value="1.82821197373436" calcext:value-type="float">
            <text:p>1.82821197373436</text:p>
          </table:table-cell>
          <table:table-cell table:number-columns-repeated="29"/>
        </table:table-row>
        <table:table-row table:style-name="ro1">
          <table:table-cell office:value-type="float" office:value="84300903" calcext:value-type="float">
            <text:p>84300903</text:p>
          </table:table-cell>
          <table:table-cell office:value-type="string" calcext:value-type="string">
            <text:p>M</text:p>
          </table:table-cell>
          <table:table-cell table:formula="of:=([.C4]-[.$C$572])/[.$C$573]" office:value-type="float" office:value="1.57849920203423" calcext:value-type="float">
            <text:p>1.57849920203423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8T21:00:59.408492540</dc:date>
    <meta:editing-duration>PT24M10S</meta:editing-duration>
    <meta:editing-cycles>3</meta:editing-cycles>
    <meta:generator>LibreOffice/24.2.0.3$Linux_X86_64 LibreOffice_project/a9077e3fef0a06cb428c7a740a03f33bf70ac6ee</meta:generator>
    <meta:document-statistic meta:table-count="1" meta:cell-count="18256" meta:object-count="0"/>
  </office:meta>
</office:document-meta>
</file>